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2.71991666666667cm"/>
    </style:style>
    <style:style style:name="co3" style:family="table-column">
      <style:table-column-properties fo:break-before="auto" style:column-width="1.3652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0.497416666666667cm"/>
    </style:style>
    <style:style style:name="co6" style:family="table-column">
      <style:table-column-properties fo:break-before="auto" style:column-width="2.25425cm"/>
    </style:style>
    <style:style style:name="co7" style:family="table-column">
      <style:table-column-properties fo:break-before="auto" style:column-width="1.94733333333333cm"/>
    </style:style>
    <style:style style:name="ro1" style:family="table-row">
      <style:table-row-properties style:row-height="12.8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" table:style-name="ta1">
        <table:shapes>
          <draw:frame draw:z-index="1" draw:id="id0" draw:style-name="a0" draw:name="Chart 1" svg:x="5.08675in" svg:y="0.26854in" svg:width="5.88409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7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rinting</text:p>
          </table:table-cell>
          <table:table-cell office:value-type="string" table:style-name="ce2">
            <text:p>linked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log(r)</text:p>
          </table:table-cell>
          <table:table-cell table:style-name="ce1"/>
          <table:table-cell office:value-type="string" table:style-name="ce1">
            <text:p>log(F(r)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/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list</text:p>
          </table:table-cell>
          <table:table-cell office:value-type="string" table:style-name="ce2">
            <text:p>size=247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the</text:p>
          </table:table-cell>
          <table:table-cell office:value-type="float" office:value="1121" table:style-name="ce1">
            <text:p>1121</text:p>
          </table:table-cell>
          <table:table-cell office:value-type="float" office:value="0" table:formula="of:=LOG10([.A7])" table:style-name="ce1">
            <text:p>0</text:p>
          </table:table-cell>
          <table:table-cell table:style-name="ce1"/>
          <table:table-cell office:value-type="float" office:value="3.0496056125949731" table:formula="of:=LOG10([.C7])" table:style-name="ce1">
            <text:p>3.049605613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2">
            <text:p>to</text:p>
          </table:table-cell>
          <table:table-cell office:value-type="float" office:value="830" table:style-name="ce1">
            <text:p>830</text:p>
          </table:table-cell>
          <table:table-cell office:value-type="float" office:value="0.3010299956639812" table:formula="of:=LOG10([.A8])" table:style-name="ce1">
            <text:p>0.301029996</text:p>
          </table:table-cell>
          <table:table-cell table:style-name="ce1"/>
          <table:table-cell office:value-type="float" office:value="2.9190780923760737" table:formula="of:=LOG10([.C8])" table:style-name="ce1">
            <text:p>2.919078092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2">
            <text:p>you</text:p>
          </table:table-cell>
          <table:table-cell office:value-type="float" office:value="667" table:style-name="ce1">
            <text:p>667</text:p>
          </table:table-cell>
          <table:table-cell office:value-type="float" office:value="0.47712125471966244" table:formula="of:=LOG10([.A9])" table:style-name="ce1">
            <text:p>0.477121255</text:p>
          </table:table-cell>
          <table:table-cell table:style-name="ce1"/>
          <table:table-cell office:value-type="float" office:value="2.8241258339165491" table:formula="of:=LOG10([.C9])" table:style-name="ce1">
            <text:p>2.824125834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2">
            <text:p>of</text:p>
          </table:table-cell>
          <table:table-cell office:value-type="float" office:value="559" table:style-name="ce1">
            <text:p>559</text:p>
          </table:table-cell>
          <table:table-cell office:value-type="float" office:value="0.6020599913279624" table:formula="of:=LOG10([.A10])" table:style-name="ce1">
            <text:p>0.602059991</text:p>
          </table:table-cell>
          <table:table-cell table:style-name="ce1"/>
          <table:table-cell office:value-type="float" office:value="2.7474118078864231" table:formula="of:=LOG10([.C10])" table:style-name="ce1">
            <text:p>2.747411808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2">
            <text:p>or</text:p>
          </table:table-cell>
          <table:table-cell office:value-type="float" office:value="544" table:style-name="ce1">
            <text:p>544</text:p>
          </table:table-cell>
          <table:table-cell office:value-type="float" office:value="0.69897000433601886" table:formula="of:=LOG10([.A11])" table:style-name="ce1">
            <text:p>0.698970004</text:p>
          </table:table-cell>
          <table:table-cell table:style-name="ce1"/>
          <table:table-cell office:value-type="float" office:value="2.7355988996981799" table:formula="of:=LOG10([.C11])" table:style-name="ce1">
            <text:p>2.7355989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">
            <text:p>your</text:p>
          </table:table-cell>
          <table:table-cell office:value-type="float" office:value="528" table:style-name="ce1">
            <text:p>528</text:p>
          </table:table-cell>
          <table:table-cell office:value-type="float" office:value="0.77815125038364363" table:formula="of:=LOG10([.A12])" table:style-name="ce1">
            <text:p>0.77815125</text:p>
          </table:table-cell>
          <table:table-cell table:style-name="ce1"/>
          <table:table-cell office:value-type="float" office:value="2.7226339225338121" table:formula="of:=LOG10([.C12])" table:style-name="ce1">
            <text:p>2.722633923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2">
            <text:p>and</text:p>
          </table:table-cell>
          <table:table-cell office:value-type="float" office:value="464" table:style-name="ce1">
            <text:p>464</text:p>
          </table:table-cell>
          <table:table-cell office:value-type="float" office:value="0.84509804001425681" table:formula="of:=LOG10([.A13])" table:style-name="ce1">
            <text:p>0.84509804</text:p>
          </table:table-cell>
          <table:table-cell table:style-name="ce1"/>
          <table:table-cell office:value-type="float" office:value="2.6665179805548807" table:formula="of:=LOG10([.C13])" table:style-name="ce1">
            <text:p>2.66651798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2">
            <text:p>a</text:p>
          </table:table-cell>
          <table:table-cell office:value-type="float" office:value="459" table:style-name="ce1">
            <text:p>459</text:p>
          </table:table-cell>
          <table:table-cell office:value-type="float" office:value="0.90308998699194354" table:formula="of:=LOG10([.A14])" table:style-name="ce1">
            <text:p>0.903089987</text:p>
          </table:table-cell>
          <table:table-cell table:style-name="ce1"/>
          <table:table-cell office:value-type="float" office:value="2.661812685537261" table:formula="of:=LOG10([.C14])" table:style-name="ce1">
            <text:p>2.661812686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2">
            <text:p>paypal</text:p>
          </table:table-cell>
          <table:table-cell office:value-type="float" office:value="418" table:style-name="ce1">
            <text:p>418</text:p>
          </table:table-cell>
          <table:table-cell office:value-type="float" office:value="0.95424250943932487" table:formula="of:=LOG10([.A15])" table:style-name="ce1">
            <text:p>0.954242509</text:p>
          </table:table-cell>
          <table:table-cell table:style-name="ce1"/>
          <table:table-cell office:value-type="float" office:value="2.621176281775035" table:formula="of:=LOG10([.C15])" table:style-name="ce1">
            <text:p>2.62117628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2">
            <text:p>in</text:p>
          </table:table-cell>
          <table:table-cell office:value-type="float" office:value="397" table:style-name="ce1">
            <text:p>397</text:p>
          </table:table-cell>
          <table:table-cell office:value-type="float" office:value="1" table:formula="of:=LOG10([.A16])" table:style-name="ce1">
            <text:p>1</text:p>
          </table:table-cell>
          <table:table-cell table:style-name="ce1"/>
          <table:table-cell office:value-type="float" office:value="2.5987905067631152" table:formula="of:=LOG10([.C16])" table:style-name="ce1">
            <text:p>2.598790507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2">
            <text:p>account</text:p>
          </table:table-cell>
          <table:table-cell office:value-type="float" office:value="322" table:style-name="ce1">
            <text:p>322</text:p>
          </table:table-cell>
          <table:table-cell office:value-type="float" office:value="1.0413926851582251" table:formula="of:=LOG10([.A17])" table:style-name="ce1">
            <text:p>1.041392685</text:p>
          </table:table-cell>
          <table:table-cell table:style-name="ce1"/>
          <table:table-cell office:value-type="float" office:value="2.5078558716958308" table:formula="of:=LOG10([.C17])" table:style-name="ce1">
            <text:p>2.507855872</text:p>
          </table:table-cell>
          <table:table-cell table:number-columns-repeated="16378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">
            <text:p>we</text:p>
          </table:table-cell>
          <table:table-cell office:value-type="float" office:value="304" table:style-name="ce1">
            <text:p>304</text:p>
          </table:table-cell>
          <table:table-cell office:value-type="float" office:value="1.0791812460476249" table:formula="of:=LOG10([.A18])" table:style-name="ce1">
            <text:p>1.079181246</text:p>
          </table:table-cell>
          <table:table-cell table:style-name="ce1"/>
          <table:table-cell office:value-type="float" office:value="2.4828735836087539" table:formula="of:=LOG10([.C18])" table:style-name="ce1">
            <text:p>2.482873584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2">
            <text:p>payment</text:p>
          </table:table-cell>
          <table:table-cell office:value-type="float" office:value="304" table:style-name="ce1">
            <text:p>304</text:p>
          </table:table-cell>
          <table:table-cell office:value-type="float" office:value="1.1139433523068367" table:formula="of:=LOG10([.A19])" table:style-name="ce1">
            <text:p>1.113943352</text:p>
          </table:table-cell>
          <table:table-cell table:style-name="ce1"/>
          <table:table-cell office:value-type="float" office:value="2.4828735836087539" table:formula="of:=LOG10([.C19])" table:style-name="ce1">
            <text:p>2.482873584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2">
            <text:p>for</text:p>
          </table:table-cell>
          <table:table-cell office:value-type="float" office:value="297" table:style-name="ce1">
            <text:p>297</text:p>
          </table:table-cell>
          <table:table-cell office:value-type="float" office:value="1.146128035678238" table:formula="of:=LOG10([.A20])" table:style-name="ce1">
            <text:p>1.146128036</text:p>
          </table:table-cell>
          <table:table-cell table:style-name="ce1"/>
          <table:table-cell office:value-type="float" office:value="2.4727564493172123" table:formula="of:=LOG10([.C20])" table:style-name="ce1">
            <text:p>2.472756449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2">
            <text:p>any</text:p>
          </table:table-cell>
          <table:table-cell office:value-type="float" office:value="286" table:style-name="ce1">
            <text:p>286</text:p>
          </table:table-cell>
          <table:table-cell office:value-type="float" office:value="1.1760912590556813" table:formula="of:=LOG10([.A21])" table:style-name="ce1">
            <text:p>1.176091259</text:p>
          </table:table-cell>
          <table:table-cell table:style-name="ce1"/>
          <table:table-cell office:value-type="float" office:value="2.4563660331290431" table:formula="of:=LOG10([.C21])" table:style-name="ce1">
            <text:p>2.456366033</text:p>
          </table:table-cell>
          <table:table-cell table:number-columns-repeated="16378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2">
            <text:p>may</text:p>
          </table:table-cell>
          <table:table-cell office:value-type="float" office:value="231" table:style-name="ce1">
            <text:p>231</text:p>
          </table:table-cell>
          <table:table-cell office:value-type="float" office:value="1.2041199826559248" table:formula="of:=LOG10([.A22])" table:style-name="ce1">
            <text:p>1.204119983</text:p>
          </table:table-cell>
          <table:table-cell table:style-name="ce1"/>
          <table:table-cell office:value-type="float" office:value="2.3636119798921444" table:formula="of:=LOG10([.C22])" table:style-name="ce1">
            <text:p>2.36361198</text:p>
          </table:table-cell>
          <table:table-cell table:number-columns-repeated="16378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2">
            <text:p>that</text:p>
          </table:table-cell>
          <table:table-cell office:value-type="float" office:value="223" table:style-name="ce1">
            <text:p>223</text:p>
          </table:table-cell>
          <table:table-cell office:value-type="float" office:value="1.2304489213782739" table:formula="of:=LOG10([.A23])" table:style-name="ce1">
            <text:p>1.230448921</text:p>
          </table:table-cell>
          <table:table-cell table:style-name="ce1"/>
          <table:table-cell office:value-type="float" office:value="2.3483048630481607" table:formula="of:=LOG10([.C23])" table:style-name="ce1">
            <text:p>2.348304863</text:p>
          </table:table-cell>
          <table:table-cell table:number-columns-repeated="2" table:style-name="ce1"/>
          <table:table-cell office:value-type="string" table:style-name="ce1">
            <text:p>log(F(r)) = log(c) – a log(r)</text:p>
          </table:table-cell>
          <table:table-cell table:number-columns-repeated="16375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2">
            <text:p>us</text:p>
          </table:table-cell>
          <table:table-cell office:value-type="float" office:value="196" table:style-name="ce1">
            <text:p>196</text:p>
          </table:table-cell>
          <table:table-cell office:value-type="float" office:value="1.255272505103306" table:formula="of:=LOG10([.A24])" table:style-name="ce1">
            <text:p>1.255272505</text:p>
          </table:table-cell>
          <table:table-cell table:style-name="ce1"/>
          <table:table-cell office:value-type="float" office:value="2.2922560713564759" table:formula="of:=LOG10([.C24])" table:style-name="ce1">
            <text:p>2.292256071</text:p>
          </table:table-cell>
          <table:table-cell table:number-columns-repeated="16378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2">
            <text:p>is</text:p>
          </table:table-cell>
          <table:table-cell office:value-type="float" office:value="188" table:style-name="ce1">
            <text:p>188</text:p>
          </table:table-cell>
          <table:table-cell office:value-type="float" office:value="1.2787536009528289" table:formula="of:=LOG10([.A25])" table:style-name="ce1">
            <text:p>1.278753601</text:p>
          </table:table-cell>
          <table:table-cell table:style-name="ce1"/>
          <table:table-cell office:value-type="float" office:value="2.27415784926368" table:formula="of:=LOG10([.C25])" table:style-name="ce1">
            <text:p>2.274157849</text:p>
          </table:table-cell>
          <table:table-cell table:number-columns-repeated="2" table:style-name="ce1"/>
          <table:table-cell office:value-type="string" table:style-name="ce1">
            <text:p>log(c) = 3.5</text:p>
          </table:table-cell>
          <table:table-cell table:number-columns-repeated="16375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2">
            <text:p>this</text:p>
          </table:table-cell>
          <table:table-cell office:value-type="float" office:value="176" table:style-name="ce1">
            <text:p>176</text:p>
          </table:table-cell>
          <table:table-cell office:value-type="float" office:value="1.3010299956639813" table:formula="of:=LOG10([.A26])" table:style-name="ce1">
            <text:p>1.301029996</text:p>
          </table:table-cell>
          <table:table-cell table:style-name="ce1"/>
          <table:table-cell office:value-type="float" office:value="2.2455126678141499" table:formula="of:=LOG10([.C26])" table:style-name="ce1">
            <text:p>2.245512668</text:p>
          </table:table-cell>
          <table:table-cell table:number-columns-repeated="2" table:style-name="ce1"/>
          <table:table-cell office:value-type="string" table:style-name="ce1">
            <text:p>a = 1</text:p>
          </table:table-cell>
          <table:table-cell table:number-columns-repeated="16375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2">
            <text:p>our</text:p>
          </table:table-cell>
          <table:table-cell office:value-type="float" office:value="175" table:style-name="ce1">
            <text:p>175</text:p>
          </table:table-cell>
          <table:table-cell office:value-type="float" office:value="1.3222192947339193" table:formula="of:=LOG10([.A27])" table:style-name="ce1">
            <text:p>1.322219295</text:p>
          </table:table-cell>
          <table:table-cell table:style-name="ce1"/>
          <table:table-cell office:value-type="float" office:value="2.2430380486862944" table:formula="of:=LOG10([.C27])" table:style-name="ce1">
            <text:p>2.243038049</text:p>
          </table:table-cell>
          <table:table-cell table:number-columns-repeated="16378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2">
            <text:p>by</text:p>
          </table:table-cell>
          <table:table-cell office:value-type="float" office:value="175" table:style-name="ce1">
            <text:p>175</text:p>
          </table:table-cell>
          <table:table-cell office:value-type="float" office:value="1.3424226808222062" table:formula="of:=LOG10([.A28])" table:style-name="ce1">
            <text:p>1.342422681</text:p>
          </table:table-cell>
          <table:table-cell table:style-name="ce1"/>
          <table:table-cell office:value-type="float" office:value="2.2430380486862944" table:formula="of:=LOG10([.C28])" table:style-name="ce1">
            <text:p>2.243038049</text:p>
          </table:table-cell>
          <table:table-cell table:number-columns-repeated="16378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2">
            <text:p>if</text:p>
          </table:table-cell>
          <table:table-cell office:value-type="float" office:value="168" table:style-name="ce1">
            <text:p>168</text:p>
          </table:table-cell>
          <table:table-cell office:value-type="float" office:value="1.3617278360175928" table:formula="of:=LOG10([.A29])" table:style-name="ce1">
            <text:p>1.361727836</text:p>
          </table:table-cell>
          <table:table-cell table:style-name="ce1"/>
          <table:table-cell office:value-type="float" office:value="2.2253092817258628" table:formula="of:=LOG10([.C29])" table:style-name="ce1">
            <text:p>2.225309282</text:p>
          </table:table-cell>
          <table:table-cell table:number-columns-repeated="16378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2">
            <text:p>as</text:p>
          </table:table-cell>
          <table:table-cell office:value-type="float" office:value="161" table:style-name="ce1">
            <text:p>161</text:p>
          </table:table-cell>
          <table:table-cell office:value-type="float" office:value="1.3802112417116059" table:formula="of:=LOG10([.A30])" table:style-name="ce1">
            <text:p>1.380211242</text:p>
          </table:table-cell>
          <table:table-cell table:style-name="ce1"/>
          <table:table-cell office:value-type="float" office:value="2.2068258760318495" table:formula="of:=LOG10([.C30])" table:style-name="ce1">
            <text:p>2.206825876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">
            <text:p>on</text:p>
          </table:table-cell>
          <table:table-cell office:value-type="float" office:value="153" table:style-name="ce1">
            <text:p>153</text:p>
          </table:table-cell>
          <table:table-cell office:value-type="float" office:value="1.3979400086720377" table:formula="of:=LOG10([.A31])" table:style-name="ce1">
            <text:p>1.397940009</text:p>
          </table:table-cell>
          <table:table-cell table:style-name="ce1"/>
          <table:table-cell office:value-type="float" office:value="2.1846914308175989" table:formula="of:=LOG10([.C31])" table:style-name="ce1">
            <text:p>2.184691431</text:p>
          </table:table-cell>
          <table:table-cell table:number-columns-repeated="16378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2">
            <text:p>with</text:p>
          </table:table-cell>
          <table:table-cell office:value-type="float" office:value="148" table:style-name="ce1">
            <text:p>148</text:p>
          </table:table-cell>
          <table:table-cell office:value-type="float" office:value="1.414973347970818" table:formula="of:=LOG10([.A32])" table:style-name="ce1">
            <text:p>1.414973348</text:p>
          </table:table-cell>
          <table:table-cell table:style-name="ce1"/>
          <table:table-cell office:value-type="float" office:value="2.1702617153949575" table:formula="of:=LOG10([.C32])" table:style-name="ce1">
            <text:p>2.170261715</text:p>
          </table:table-cell>
          <table:table-cell table:number-columns-repeated="16378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2">
            <text:p>not</text:p>
          </table:table-cell>
          <table:table-cell office:value-type="float" office:value="138" table:style-name="ce1">
            <text:p>138</text:p>
          </table:table-cell>
          <table:table-cell office:value-type="float" office:value="1.4313637641589874" table:formula="of:=LOG10([.A33])" table:style-name="ce1">
            <text:p>1.431363764</text:p>
          </table:table-cell>
          <table:table-cell table:style-name="ce1"/>
          <table:table-cell office:value-type="float" office:value="2.1398790864012365" table:formula="of:=LOG10([.C33])" table:style-name="ce1">
            <text:p>2.139879086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2">
            <text:p>from</text:p>
          </table:table-cell>
          <table:table-cell office:value-type="float" office:value="136" table:style-name="ce1">
            <text:p>136</text:p>
          </table:table-cell>
          <table:table-cell office:value-type="float" office:value="1.4471580313422192" table:formula="of:=LOG10([.A34])" table:style-name="ce1">
            <text:p>1.447158031</text:p>
          </table:table-cell>
          <table:table-cell table:style-name="ce1"/>
          <table:table-cell office:value-type="float" office:value="2.1335389083702174" table:formula="of:=LOG10([.C34])" table:style-name="ce1">
            <text:p>2.133538908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2">
            <text:p>will</text:p>
          </table:table-cell>
          <table:table-cell office:value-type="float" office:value="130" table:style-name="ce1">
            <text:p>130</text:p>
          </table:table-cell>
          <table:table-cell office:value-type="float" office:value="1.4623979978989561" table:formula="of:=LOG10([.A35])" table:style-name="ce1">
            <text:p>1.462397998</text:p>
          </table:table-cell>
          <table:table-cell table:style-name="ce1"/>
          <table:table-cell office:value-type="float" office:value="2.1139433523068369" table:formula="of:=LOG10([.C35])" table:style-name="ce1">
            <text:p>2.113943352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2">
            <text:p>currency</text:p>
          </table:table-cell>
          <table:table-cell office:value-type="float" office:value="129" table:style-name="ce1">
            <text:p>129</text:p>
          </table:table-cell>
          <table:table-cell office:value-type="float" office:value="1.4771212547196624" table:formula="of:=LOG10([.A36])" table:style-name="ce1">
            <text:p>1.477121255</text:p>
          </table:table-cell>
          <table:table-cell table:style-name="ce1"/>
          <table:table-cell office:value-type="float" office:value="2.1105897102992488" table:formula="of:=LOG10([.C36])" table:style-name="ce1">
            <text:p>2.11058971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transaction</text:p>
          </table:table-cell>
          <table:table-cell office:value-type="float" office:value="126" table:style-name="ce1">
            <text:p>126</text:p>
          </table:table-cell>
          <table:table-cell office:value-type="float" office:value="1.4913616938342726" table:formula="of:=LOG10([.A37])" table:style-name="ce1">
            <text:p>1.491361694</text:p>
          </table:table-cell>
          <table:table-cell table:style-name="ce1"/>
          <table:table-cell office:value-type="float" office:value="2.1003705451175629" table:formula="of:=LOG10([.C37])" table:style-name="ce1">
            <text:p>2.100370545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fee</text:p>
          </table:table-cell>
          <table:table-cell office:value-type="float" office:value="125" table:style-name="ce1">
            <text:p>125</text:p>
          </table:table-cell>
          <table:table-cell office:value-type="float" office:value="1.505149978319906" table:formula="of:=LOG10([.A38])" table:style-name="ce1">
            <text:p>1.505149978</text:p>
          </table:table-cell>
          <table:table-cell table:style-name="ce1"/>
          <table:table-cell office:value-type="float" office:value="2.0969100130080562" table:formula="of:=LOG10([.C38])" table:style-name="ce1">
            <text:p>2.096910013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greement</text:p>
          </table:table-cell>
          <table:table-cell office:value-type="float" office:value="122" table:style-name="ce1">
            <text:p>122</text:p>
          </table:table-cell>
          <table:table-cell office:value-type="float" office:value="1.5185139398778875" table:formula="of:=LOG10([.A39])" table:style-name="ce1">
            <text:p>1.51851394</text:p>
          </table:table-cell>
          <table:table-cell table:style-name="ce1"/>
          <table:table-cell office:value-type="float" office:value="2.0863598306747484" table:formula="of:=LOG10([.C39])" table:style-name="ce1">
            <text:p>2.086359831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services</text:p>
          </table:table-cell>
          <table:table-cell office:value-type="float" office:value="115" table:style-name="ce1">
            <text:p>115</text:p>
          </table:table-cell>
          <table:table-cell office:value-type="float" office:value="1.5314789170422551" table:formula="of:=LOG10([.A40])" table:style-name="ce1">
            <text:p>1.531478917</text:p>
          </table:table-cell>
          <table:table-cell table:style-name="ce1"/>
          <table:table-cell office:value-type="float" office:value="2.0606978403536118" table:formula="of:=LOG10([.C40])" table:style-name="ce1">
            <text:p>2.06069784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be</text:p>
          </table:table-cell>
          <table:table-cell office:value-type="float" office:value="114" table:style-name="ce1">
            <text:p>114</text:p>
          </table:table-cell>
          <table:table-cell office:value-type="float" office:value="1.5440680443502757" table:formula="of:=LOG10([.A41])" table:style-name="ce1">
            <text:p>1.544068044</text:p>
          </table:table-cell>
          <table:table-cell table:style-name="ce1"/>
          <table:table-cell office:value-type="float" office:value="2.0569048513364727" table:formula="of:=LOG10([.C41])" table:style-name="ce1">
            <text:p>2.056904851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are</text:p>
          </table:table-cell>
          <table:table-cell office:value-type="float" office:value="112" table:style-name="ce1">
            <text:p>112</text:p>
          </table:table-cell>
          <table:table-cell office:value-type="float" office:value="1.5563025007672873" table:formula="of:=LOG10([.A42])" table:style-name="ce1">
            <text:p>1.556302501</text:p>
          </table:table-cell>
          <table:table-cell table:style-name="ce1"/>
          <table:table-cell office:value-type="float" office:value="2.0492180226701815" table:formula="of:=LOG10([.C42])" table:style-name="ce1">
            <text:p>2.049218023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other</text:p>
          </table:table-cell>
          <table:table-cell office:value-type="float" office:value="110" table:style-name="ce1">
            <text:p>110</text:p>
          </table:table-cell>
          <table:table-cell office:value-type="float" office:value="1.568201724066995" table:formula="of:=LOG10([.A43])" table:style-name="ce1">
            <text:p>1.568201724</text:p>
          </table:table-cell>
          <table:table-cell table:style-name="ce1"/>
          <table:table-cell office:value-type="float" office:value="2.0413926851582249" table:formula="of:=LOG10([.C43])" table:style-name="ce1">
            <text:p>2.041392685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payments</text:p>
          </table:table-cell>
          <table:table-cell office:value-type="float" office:value="110" table:style-name="ce1">
            <text:p>110</text:p>
          </table:table-cell>
          <table:table-cell office:value-type="float" office:value="1.5797835966168101" table:formula="of:=LOG10([.A44])" table:style-name="ce1">
            <text:p>1.579783597</text:p>
          </table:table-cell>
          <table:table-cell table:style-name="ce1"/>
          <table:table-cell office:value-type="float" office:value="2.0413926851582249" table:formula="of:=LOG10([.C44])" table:style-name="ce1">
            <text:p>2.041392685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use</text:p>
          </table:table-cell>
          <table:table-cell office:value-type="float" office:value="109" table:style-name="ce1">
            <text:p>109</text:p>
          </table:table-cell>
          <table:table-cell office:value-type="float" office:value="1.5910646070264991" table:formula="of:=LOG10([.A45])" table:style-name="ce1">
            <text:p>1.591064607</text:p>
          </table:table-cell>
          <table:table-cell table:style-name="ce1"/>
          <table:table-cell office:value-type="float" office:value="2.0374264979406238" table:formula="of:=LOG10([.C45])" table:style-name="ce1">
            <text:p>2.037426498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ser</text:p>
          </table:table-cell>
          <table:table-cell office:value-type="float" office:value="103" table:style-name="ce1">
            <text:p>103</text:p>
          </table:table-cell>
          <table:table-cell office:value-type="float" office:value="1.6020599913279623" table:formula="of:=LOG10([.A46])" table:style-name="ce1">
            <text:p>1.602059991</text:p>
          </table:table-cell>
          <table:table-cell table:style-name="ce1"/>
          <table:table-cell office:value-type="float" office:value="2.012837224705172" table:formula="of:=LOG10([.C46])" table:style-name="ce1">
            <text:p>2.012837225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mount</text:p>
          </table:table-cell>
          <table:table-cell office:value-type="float" office:value="89" table:style-name="ce1">
            <text:p>89</text:p>
          </table:table-cell>
          <table:table-cell office:value-type="float" office:value="1.6127838567197355" table:formula="of:=LOG10([.A47])" table:style-name="ce1">
            <text:p>1.612783857</text:p>
          </table:table-cell>
          <table:table-cell table:style-name="ce1"/>
          <table:table-cell office:value-type="float" office:value="1.9493900066449128" table:formula="of:=LOG10([.C47])" table:style-name="ce1">
            <text:p>1.949390007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money</text:p>
          </table:table-cell>
          <table:table-cell office:value-type="float" office:value="87" table:style-name="ce1">
            <text:p>87</text:p>
          </table:table-cell>
          <table:table-cell office:value-type="float" office:value="1.6232492903979006" table:formula="of:=LOG10([.A48])" table:style-name="ce1">
            <text:p>1.62324929</text:p>
          </table:table-cell>
          <table:table-cell table:style-name="ce1"/>
          <table:table-cell office:value-type="float" office:value="1.9395192526186185" table:formula="of:=LOG10([.C48])" table:style-name="ce1">
            <text:p>1.939519253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have</text:p>
          </table:table-cell>
          <table:table-cell office:value-type="float" office:value="84" table:style-name="ce1">
            <text:p>84</text:p>
          </table:table-cell>
          <table:table-cell office:value-type="float" office:value="1.6334684555795864" table:formula="of:=LOG10([.A49])" table:style-name="ce1">
            <text:p>1.633468456</text:p>
          </table:table-cell>
          <table:table-cell table:style-name="ce1"/>
          <table:table-cell office:value-type="float" office:value="1.9242792860618816" table:formula="of:=LOG10([.C49])" table:style-name="ce1">
            <text:p>1.924279286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information</text:p>
          </table:table-cell>
          <table:table-cell office:value-type="float" office:value="81" table:style-name="ce1">
            <text:p>81</text:p>
          </table:table-cell>
          <table:table-cell office:value-type="float" office:value="1.6434526764861874" table:formula="of:=LOG10([.A50])" table:style-name="ce1">
            <text:p>1.643452676</text:p>
          </table:table-cell>
          <table:table-cell table:style-name="ce1"/>
          <table:table-cell office:value-type="float" office:value="1.9084850188786497" table:formula="of:=LOG10([.C50])" table:style-name="ce1">
            <text:p>1.90848501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t</text:p>
          </table:table-cell>
          <table:table-cell office:value-type="float" office:value="80" table:style-name="ce1">
            <text:p>80</text:p>
          </table:table-cell>
          <table:table-cell office:value-type="float" office:value="1.6532125137753437" table:formula="of:=LOG10([.A51])" table:style-name="ce1">
            <text:p>1.653212514</text:p>
          </table:table-cell>
          <table:table-cell table:style-name="ce1"/>
          <table:table-cell office:value-type="float" office:value="1.9030899869919435" table:formula="of:=LOG10([.C51])" table:style-name="ce1">
            <text:p>1.903089987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time</text:p>
          </table:table-cell>
          <table:table-cell office:value-type="float" office:value="78" table:style-name="ce1">
            <text:p>78</text:p>
          </table:table-cell>
          <table:table-cell office:value-type="float" office:value="1.6627578316815741" table:formula="of:=LOG10([.A52])" table:style-name="ce1">
            <text:p>1.662757832</text:p>
          </table:table-cell>
          <table:table-cell table:style-name="ce1"/>
          <table:table-cell office:value-type="float" office:value="1.8920946026904804" table:formula="of:=LOG10([.C52])" table:style-name="ce1">
            <text:p>1.892094603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which</text:p>
          </table:table-cell>
          <table:table-cell office:value-type="float" office:value="75" table:style-name="ce1">
            <text:p>75</text:p>
          </table:table-cell>
          <table:table-cell office:value-type="float" office:value="1.6720978579357175" table:formula="of:=LOG10([.A53])" table:style-name="ce1">
            <text:p>1.672097858</text:p>
          </table:table-cell>
          <table:table-cell table:style-name="ce1"/>
          <table:table-cell office:value-type="float" office:value="1.8750612633917001" table:formula="of:=LOG10([.C53])" table:style-name="ce1">
            <text:p>1.875061263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dollar</text:p>
          </table:table-cell>
          <table:table-cell office:value-type="float" office:value="75" table:style-name="ce1">
            <text:p>75</text:p>
          </table:table-cell>
          <table:table-cell office:value-type="float" office:value="1.6812412373755872" table:formula="of:=LOG10([.A54])" table:style-name="ce1">
            <text:p>1.681241237</text:p>
          </table:table-cell>
          <table:table-cell table:style-name="ce1"/>
          <table:table-cell office:value-type="float" office:value="1.8750612633917001" table:formula="of:=LOG10([.C54])" table:style-name="ce1">
            <text:p>1.875061263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can</text:p>
          </table:table-cell>
          <table:table-cell office:value-type="float" office:value="71" table:style-name="ce1">
            <text:p>71</text:p>
          </table:table-cell>
          <table:table-cell office:value-type="float" office:value="1.6901960800285136" table:formula="of:=LOG10([.A55])" table:style-name="ce1">
            <text:p>1.69019608</text:p>
          </table:table-cell>
          <table:table-cell table:style-name="ce1"/>
          <table:table-cell office:value-type="float" office:value="1.8512583487190752" table:formula="of:=LOG10([.C55])" table:style-name="ce1">
            <text:p>1.851258349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funding</text:p>
          </table:table-cell>
          <table:table-cell office:value-type="float" office:value="71" table:style-name="ce1">
            <text:p>71</text:p>
          </table:table-cell>
          <table:table-cell office:value-type="float" office:value="1.6989700043360187" table:formula="of:=LOG10([.A56])" table:style-name="ce1">
            <text:p>1.698970004</text:p>
          </table:table-cell>
          <table:table-cell table:style-name="ce1"/>
          <table:table-cell office:value-type="float" office:value="1.8512583487190752" table:formula="of:=LOG10([.C56])" table:style-name="ce1">
            <text:p>1.851258349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rate</text:p>
          </table:table-cell>
          <table:table-cell office:value-type="float" office:value="69" table:style-name="ce1">
            <text:p>69</text:p>
          </table:table-cell>
          <table:table-cell office:value-type="float" office:value="1.7075701760979363" table:formula="of:=LOG10([.A57])" table:style-name="ce1">
            <text:p>1.707570176</text:p>
          </table:table-cell>
          <table:table-cell table:style-name="ce1"/>
          <table:table-cell office:value-type="float" office:value="1.8388490907372552" table:formula="of:=LOG10([.C57])" table:style-name="ce1">
            <text:p>1.838849091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when</text:p>
          </table:table-cell>
          <table:table-cell office:value-type="float" office:value="68" table:style-name="ce1">
            <text:p>68</text:p>
          </table:table-cell>
          <table:table-cell office:value-type="float" office:value="1.7160033436347992" table:formula="of:=LOG10([.A58])" table:style-name="ce1">
            <text:p>1.716003344</text:p>
          </table:table-cell>
          <table:table-cell table:style-name="ce1"/>
          <table:table-cell office:value-type="float" office:value="1.8325089127062364" table:formula="of:=LOG10([.C58])" table:style-name="ce1">
            <text:p>1.832508913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card</text:p>
          </table:table-cell>
          <table:table-cell office:value-type="float" office:value="67" table:style-name="ce1">
            <text:p>67</text:p>
          </table:table-cell>
          <table:table-cell office:value-type="float" office:value="1.7242758696007889" table:formula="of:=LOG10([.A59])" table:style-name="ce1">
            <text:p>1.72427587</text:p>
          </table:table-cell>
          <table:table-cell table:style-name="ce1"/>
          <table:table-cell office:value-type="float" office:value="1.8260748027008264" table:formula="of:=LOG10([.C59])" table:style-name="ce1">
            <text:p>1.826074803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including</text:p>
          </table:table-cell>
          <table:table-cell office:value-type="float" office:value="66" table:style-name="ce1">
            <text:p>66</text:p>
          </table:table-cell>
          <table:table-cell office:value-type="float" office:value="1.7323937598229686" table:formula="of:=LOG10([.A60])" table:style-name="ce1">
            <text:p>1.73239376</text:p>
          </table:table-cell>
          <table:table-cell table:style-name="ce1"/>
          <table:table-cell office:value-type="float" office:value="1.8195439355418688" table:formula="of:=LOG10([.C60])" table:style-name="ce1">
            <text:p>1.81954393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ll</text:p>
          </table:table-cell>
          <table:table-cell office:value-type="float" office:value="65" table:style-name="ce1">
            <text:p>65</text:p>
          </table:table-cell>
          <table:table-cell office:value-type="float" office:value="1.7403626894942439" table:formula="of:=LOG10([.A61])" table:style-name="ce1">
            <text:p>1.740362689</text:p>
          </table:table-cell>
          <table:table-cell table:style-name="ce1"/>
          <table:table-cell office:value-type="float" office:value="1.8129133566428555" table:formula="of:=LOG10([.C61])" table:style-name="ce1">
            <text:p>1.812913357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conversion</text:p>
          </table:table-cell>
          <table:table-cell office:value-type="float" office:value="64" table:style-name="ce1">
            <text:p>64</text:p>
          </table:table-cell>
          <table:table-cell office:value-type="float" office:value="1.7481880270062005" table:formula="of:=LOG10([.A62])" table:style-name="ce1">
            <text:p>1.748188027</text:p>
          </table:table-cell>
          <table:table-cell table:style-name="ce1"/>
          <table:table-cell office:value-type="float" office:value="1.8061799739838871" table:formula="of:=LOG10([.C62])" table:style-name="ce1">
            <text:p>1.806179974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it</text:p>
          </table:table-cell>
          <table:table-cell office:value-type="float" office:value="62" table:style-name="ce1">
            <text:p>62</text:p>
          </table:table-cell>
          <table:table-cell office:value-type="float" office:value="1.7558748556724915" table:formula="of:=LOG10([.A63])" table:style-name="ce1">
            <text:p>1.755874856</text:p>
          </table:table-cell>
          <table:table-cell table:style-name="ce1"/>
          <table:table-cell office:value-type="float" office:value="1.7923916894982539" table:formula="of:=LOG10([.C63])" table:style-name="ce1">
            <text:p>1.792391689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an</text:p>
          </table:table-cell>
          <table:table-cell office:value-type="float" office:value="62" table:style-name="ce1">
            <text:p>62</text:p>
          </table:table-cell>
          <table:table-cell office:value-type="float" office:value="1.7634279935629373" table:formula="of:=LOG10([.A64])" table:style-name="ce1">
            <text:p>1.763427994</text:p>
          </table:table-cell>
          <table:table-cell table:style-name="ce1"/>
          <table:table-cell office:value-type="float" office:value="1.7923916894982539" table:formula="of:=LOG10([.C64])" table:style-name="ce1">
            <text:p>1.792391689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fees</text:p>
          </table:table-cell>
          <table:table-cell office:value-type="float" office:value="60" table:style-name="ce1">
            <text:p>60</text:p>
          </table:table-cell>
          <table:table-cell office:value-type="float" office:value="1.7708520116421442" table:formula="of:=LOG10([.A65])" table:style-name="ce1">
            <text:p>1.770852012</text:p>
          </table:table-cell>
          <table:table-cell table:style-name="ce1"/>
          <table:table-cell office:value-type="float" office:value="1.7781512503836436" table:formula="of:=LOG10([.C65])" table:style-name="ce1">
            <text:p>1.77815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balance</text:p>
          </table:table-cell>
          <table:table-cell office:value-type="float" office:value="57" table:style-name="ce1">
            <text:p>57</text:p>
          </table:table-cell>
          <table:table-cell office:value-type="float" office:value="1.7781512503836436" table:formula="of:=LOG10([.A66])" table:style-name="ce1">
            <text:p>1.77815125</text:p>
          </table:table-cell>
          <table:table-cell table:style-name="ce1"/>
          <table:table-cell office:value-type="float" office:value="1.7558748556724915" table:formula="of:=LOG10([.C66])" table:style-name="ce1">
            <text:p>1.755874856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third</text:p>
          </table:table-cell>
          <table:table-cell office:value-type="float" office:value="55" table:style-name="ce1">
            <text:p>55</text:p>
          </table:table-cell>
          <table:table-cell office:value-type="float" office:value="1.7853298350107671" table:formula="of:=LOG10([.A67])" table:style-name="ce1">
            <text:p>1.785329835</text:p>
          </table:table-cell>
          <table:table-cell table:style-name="ce1"/>
          <table:table-cell office:value-type="float" office:value="1.7403626894942439" table:formula="of:=LOG10([.C67])" table:style-name="ce1">
            <text:p>1.740362689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service</text:p>
          </table:table-cell>
          <table:table-cell office:value-type="float" office:value="51" table:style-name="ce1">
            <text:p>51</text:p>
          </table:table-cell>
          <table:table-cell office:value-type="float" office:value="1.7923916894982539" table:formula="of:=LOG10([.A68])" table:style-name="ce1">
            <text:p>1.792391689</text:p>
          </table:table-cell>
          <table:table-cell table:style-name="ce1"/>
          <table:table-cell office:value-type="float" office:value="1.7075701760979363" table:formula="of:=LOG10([.C68])" table:style-name="ce1">
            <text:p>1.707570176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source</text:p>
          </table:table-cell>
          <table:table-cell office:value-type="float" office:value="50" table:style-name="ce1">
            <text:p>50</text:p>
          </table:table-cell>
          <table:table-cell office:value-type="float" office:value="1.7993405494535817" table:formula="of:=LOG10([.A69])" table:style-name="ce1">
            <text:p>1.799340549</text:p>
          </table:table-cell>
          <table:table-cell table:style-name="ce1"/>
          <table:table-cell office:value-type="float" office:value="1.6989700043360187" table:formula="of:=LOG10([.C69])" table:style-name="ce1">
            <text:p>1.698970004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new</text:p>
          </table:table-cell>
          <table:table-cell office:value-type="float" office:value="48" table:style-name="ce1">
            <text:p>48</text:p>
          </table:table-cell>
          <table:table-cell office:value-type="float" office:value="1.8061799739838871" table:formula="of:=LOG10([.A70])" table:style-name="ce1">
            <text:p>1.806179974</text:p>
          </table:table-cell>
          <table:table-cell table:style-name="ce1"/>
          <table:table-cell office:value-type="float" office:value="1.6812412373755872" table:formula="of:=LOG10([.C70])" table:style-name="ce1">
            <text:p>1.68124123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pply</text:p>
          </table:table-cell>
          <table:table-cell office:value-type="float" office:value="47" table:style-name="ce1">
            <text:p>47</text:p>
          </table:table-cell>
          <table:table-cell office:value-type="float" office:value="1.8129133566428555" table:formula="of:=LOG10([.A71])" table:style-name="ce1">
            <text:p>1.812913357</text:p>
          </table:table-cell>
          <table:table-cell table:style-name="ce1"/>
          <table:table-cell office:value-type="float" office:value="1.6720978579357175" table:formula="of:=LOG10([.C71])" table:style-name="ce1">
            <text:p>1.672097858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provide</text:p>
          </table:table-cell>
          <table:table-cell office:value-type="float" office:value="47" table:style-name="ce1">
            <text:p>47</text:p>
          </table:table-cell>
          <table:table-cell office:value-type="float" office:value="1.8195439355418688" table:formula="of:=LOG10([.A72])" table:style-name="ce1">
            <text:p>1.819543936</text:p>
          </table:table-cell>
          <table:table-cell table:style-name="ce1"/>
          <table:table-cell office:value-type="float" office:value="1.6720978579357175" table:formula="of:=LOG10([.C72])" table:style-name="ce1">
            <text:p>1.672097858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such</text:p>
          </table:table-cell>
          <table:table-cell office:value-type="float" office:value="47" table:style-name="ce1">
            <text:p>47</text:p>
          </table:table-cell>
          <table:table-cell office:value-type="float" office:value="1.8260748027008264" table:formula="of:=LOG10([.A73])" table:style-name="ce1">
            <text:p>1.826074803</text:p>
          </table:table-cell>
          <table:table-cell table:style-name="ce1"/>
          <table:table-cell office:value-type="float" office:value="1.6720978579357175" table:formula="of:=LOG10([.C73])" table:style-name="ce1">
            <text:p>1.672097858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about</text:p>
          </table:table-cell>
          <table:table-cell office:value-type="float" office:value="45" table:style-name="ce1">
            <text:p>45</text:p>
          </table:table-cell>
          <table:table-cell office:value-type="float" office:value="1.8325089127062364" table:formula="of:=LOG10([.A74])" table:style-name="ce1">
            <text:p>1.832508913</text:p>
          </table:table-cell>
          <table:table-cell table:style-name="ce1"/>
          <table:table-cell office:value-type="float" office:value="1.6532125137753437" table:formula="of:=LOG10([.C74])" table:style-name="ce1">
            <text:p>1.653212514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do</text:p>
          </table:table-cell>
          <table:table-cell office:value-type="float" office:value="44" table:style-name="ce1">
            <text:p>44</text:p>
          </table:table-cell>
          <table:table-cell office:value-type="float" office:value="1.8388490907372552" table:formula="of:=LOG10([.A75])" table:style-name="ce1">
            <text:p>1.838849091</text:p>
          </table:table-cell>
          <table:table-cell table:style-name="ce1"/>
          <table:table-cell office:value-type="float" office:value="1.6434526764861874" table:formula="of:=LOG10([.C75])" table:style-name="ce1">
            <text:p>1.64345267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bank</text:p>
          </table:table-cell>
          <table:table-cell office:value-type="float" office:value="44" table:style-name="ce1">
            <text:p>44</text:p>
          </table:table-cell>
          <table:table-cell office:value-type="float" office:value="1.8450980400142569" table:formula="of:=LOG10([.A76])" table:style-name="ce1">
            <text:p>1.84509804</text:p>
          </table:table-cell>
          <table:table-cell table:style-name="ce1"/>
          <table:table-cell office:value-type="float" office:value="1.6434526764861874" table:formula="of:=LOG10([.C76])" table:style-name="ce1">
            <text:p>1.643452676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business</text:p>
          </table:table-cell>
          <table:table-cell office:value-type="float" office:value="43" table:style-name="ce1">
            <text:p>43</text:p>
          </table:table-cell>
          <table:table-cell office:value-type="float" office:value="1.8512583487190752" table:formula="of:=LOG10([.A77])" table:style-name="ce1">
            <text:p>1.851258349</text:p>
          </table:table-cell>
          <table:table-cell table:style-name="ce1"/>
          <table:table-cell office:value-type="float" office:value="1.6334684555795864" table:formula="of:=LOG10([.C77])" table:style-name="ce1">
            <text:p>1.633468456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receive</text:p>
          </table:table-cell>
          <table:table-cell office:value-type="float" office:value="43" table:style-name="ce1">
            <text:p>43</text:p>
          </table:table-cell>
          <table:table-cell office:value-type="float" office:value="1.8573324964312685" table:formula="of:=LOG10([.A78])" table:style-name="ce1">
            <text:p>1.857332496</text:p>
          </table:table-cell>
          <table:table-cell table:style-name="ce1"/>
          <table:table-cell office:value-type="float" office:value="1.6334684555795864" table:formula="of:=LOG10([.C78])" table:style-name="ce1">
            <text:p>1.633468456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under</text:p>
          </table:table-cell>
          <table:table-cell office:value-type="float" office:value="43" table:style-name="ce1">
            <text:p>43</text:p>
          </table:table-cell>
          <table:table-cell office:value-type="float" office:value="1.8633228601204559" table:formula="of:=LOG10([.A79])" table:style-name="ce1">
            <text:p>1.86332286</text:p>
          </table:table-cell>
          <table:table-cell table:style-name="ce1"/>
          <table:table-cell office:value-type="float" office:value="1.6334684555795864" table:formula="of:=LOG10([.C79])" table:style-name="ce1">
            <text:p>1.633468456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into</text:p>
          </table:table-cell>
          <table:table-cell office:value-type="float" office:value="42" table:style-name="ce1">
            <text:p>42</text:p>
          </table:table-cell>
          <table:table-cell office:value-type="float" office:value="1.8692317197309762" table:formula="of:=LOG10([.A80])" table:style-name="ce1">
            <text:p>1.86923172</text:p>
          </table:table-cell>
          <table:table-cell table:style-name="ce1"/>
          <table:table-cell office:value-type="float" office:value="1.6232492903979006" table:formula="of:=LOG10([.C80])" table:style-name="ce1">
            <text:p>1.62324929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where</text:p>
          </table:table-cell>
          <table:table-cell office:value-type="float" office:value="42" table:style-name="ce1">
            <text:p>42</text:p>
          </table:table-cell>
          <table:table-cell office:value-type="float" office:value="1.8750612633917001" table:formula="of:=LOG10([.A81])" table:style-name="ce1">
            <text:p>1.875061263</text:p>
          </table:table-cell>
          <table:table-cell table:style-name="ce1"/>
          <table:table-cell office:value-type="float" office:value="1.6232492903979006" table:formula="of:=LOG10([.C81])" table:style-name="ce1">
            <text:p>1.62324929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made</text:p>
          </table:table-cell>
          <table:table-cell office:value-type="float" office:value="41" table:style-name="ce1">
            <text:p>41</text:p>
          </table:table-cell>
          <table:table-cell office:value-type="float" office:value="1.8808135922807914" table:formula="of:=LOG10([.A82])" table:style-name="ce1">
            <text:p>1.880813592</text:p>
          </table:table-cell>
          <table:table-cell table:style-name="ce1"/>
          <table:table-cell office:value-type="float" office:value="1.6127838567197355" table:formula="of:=LOG10([.C82])" table:style-name="ce1">
            <text:p>1.612783857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risk</text:p>
          </table:table-cell>
          <table:table-cell office:value-type="float" office:value="40" table:style-name="ce1">
            <text:p>40</text:p>
          </table:table-cell>
          <table:table-cell office:value-type="float" office:value="1.8864907251724818" table:formula="of:=LOG10([.A83])" table:style-name="ce1">
            <text:p>1.886490725</text:p>
          </table:table-cell>
          <table:table-cell table:style-name="ce1"/>
          <table:table-cell office:value-type="float" office:value="1.6020599913279623" table:formula="of:=LOG10([.C83])" table:style-name="ce1">
            <text:p>1.602059991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section</text:p>
          </table:table-cell>
          <table:table-cell office:value-type="float" office:value="40" table:style-name="ce1">
            <text:p>40</text:p>
          </table:table-cell>
          <table:table-cell office:value-type="float" office:value="1.8920946026904804" table:formula="of:=LOG10([.A84])" table:style-name="ce1">
            <text:p>1.892094603</text:p>
          </table:table-cell>
          <table:table-cell table:style-name="ce1"/>
          <table:table-cell office:value-type="float" office:value="1.6020599913279623" table:formula="of:=LOG10([.C84])" table:style-name="ce1">
            <text:p>1.602059991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personal</text:p>
          </table:table-cell>
          <table:table-cell office:value-type="float" office:value="38" table:style-name="ce1">
            <text:p>38</text:p>
          </table:table-cell>
          <table:table-cell office:value-type="float" office:value="1.8976270912904414" table:formula="of:=LOG10([.A85])" table:style-name="ce1">
            <text:p>1.897627091</text:p>
          </table:table-cell>
          <table:table-cell table:style-name="ce1"/>
          <table:table-cell office:value-type="float" office:value="1.5797835966168101" table:formula="of:=LOG10([.C85])" table:style-name="ce1">
            <text:p>1.579783597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commercial</text:p>
          </table:table-cell>
          <table:table-cell office:value-type="float" office:value="38" table:style-name="ce1">
            <text:p>38</text:p>
          </table:table-cell>
          <table:table-cell office:value-type="float" office:value="1.9030899869919435" table:formula="of:=LOG10([.A86])" table:style-name="ce1">
            <text:p>1.903089987</text:p>
          </table:table-cell>
          <table:table-cell table:style-name="ce1"/>
          <table:table-cell office:value-type="float" office:value="1.5797835966168101" table:formula="of:=LOG10([.C86])" table:style-name="ce1">
            <text:p>1.579783597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buyer</text:p>
          </table:table-cell>
          <table:table-cell office:value-type="float" office:value="38" table:style-name="ce1">
            <text:p>38</text:p>
          </table:table-cell>
          <table:table-cell office:value-type="float" office:value="1.9084850188786497" table:formula="of:=LOG10([.A87])" table:style-name="ce1">
            <text:p>1.908485019</text:p>
          </table:table-cell>
          <table:table-cell table:style-name="ce1"/>
          <table:table-cell office:value-type="float" office:value="1.5797835966168101" table:formula="of:=LOG10([.C87])" table:style-name="ce1">
            <text:p>1.579783597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sers</text:p>
          </table:table-cell>
          <table:table-cell office:value-type="float" office:value="37" table:style-name="ce1">
            <text:p>37</text:p>
          </table:table-cell>
          <table:table-cell office:value-type="float" office:value="1.9138138523837167" table:formula="of:=LOG10([.A88])" table:style-name="ce1">
            <text:p>1.913813852</text:p>
          </table:table-cell>
          <table:table-cell table:style-name="ce1"/>
          <table:table-cell office:value-type="float" office:value="1.568201724066995" table:formula="of:=LOG10([.C88])" table:style-name="ce1">
            <text:p>1.568201724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fter</text:p>
          </table:table-cell>
          <table:table-cell office:value-type="float" office:value="37" table:style-name="ce1">
            <text:p>37</text:p>
          </table:table-cell>
          <table:table-cell office:value-type="float" office:value="1.919078092376074" table:formula="of:=LOG10([.A89])" table:style-name="ce1">
            <text:p>1.919078092</text:p>
          </table:table-cell>
          <table:table-cell table:style-name="ce1"/>
          <table:table-cell office:value-type="float" office:value="1.568201724066995" table:formula="of:=LOG10([.C89])" table:style-name="ce1">
            <text:p>1.568201724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send</text:p>
          </table:table-cell>
          <table:table-cell office:value-type="float" office:value="37" table:style-name="ce1">
            <text:p>37</text:p>
          </table:table-cell>
          <table:table-cell office:value-type="float" office:value="1.9242792860618816" table:formula="of:=LOG10([.A90])" table:style-name="ce1">
            <text:p>1.924279286</text:p>
          </table:table-cell>
          <table:table-cell table:style-name="ce1"/>
          <table:table-cell office:value-type="float" office:value="1.568201724066995" table:formula="of:=LOG10([.C90])" table:style-name="ce1">
            <text:p>1.568201724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registered</text:p>
          </table:table-cell>
          <table:table-cell office:value-type="float" office:value="36" table:style-name="ce1">
            <text:p>36</text:p>
          </table:table-cell>
          <table:table-cell office:value-type="float" office:value="1.9294189257142926" table:formula="of:=LOG10([.A91])" table:style-name="ce1">
            <text:p>1.929418926</text:p>
          </table:table-cell>
          <table:table-cell table:style-name="ce1"/>
          <table:table-cell office:value-type="float" office:value="1.5563025007672873" table:formula="of:=LOG10([.C91])" table:style-name="ce1">
            <text:p>1.556302501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problem</text:p>
          </table:table-cell>
          <table:table-cell office:value-type="float" office:value="36" table:style-name="ce1">
            <text:p>36</text:p>
          </table:table-cell>
          <table:table-cell office:value-type="float" office:value="1.9344984512435677" table:formula="of:=LOG10([.A92])" table:style-name="ce1">
            <text:p>1.934498451</text:p>
          </table:table-cell>
          <table:table-cell table:style-name="ce1"/>
          <table:table-cell office:value-type="float" office:value="1.5563025007672873" table:formula="of:=LOG10([.C92])" table:style-name="ce1">
            <text:p>1.556302501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see</text:p>
          </table:table-cell>
          <table:table-cell office:value-type="float" office:value="35" table:style-name="ce1">
            <text:p>35</text:p>
          </table:table-cell>
          <table:table-cell office:value-type="float" office:value="1.9395192526186185" table:formula="of:=LOG10([.A93])" table:style-name="ce1">
            <text:p>1.939519253</text:p>
          </table:table-cell>
          <table:table-cell table:style-name="ce1"/>
          <table:table-cell office:value-type="float" office:value="1.5440680443502757" table:formula="of:=LOG10([.C93])" table:style-name="ce1">
            <text:p>1.544068044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without</text:p>
          </table:table-cell>
          <table:table-cell office:value-type="float" office:value="35" table:style-name="ce1">
            <text:p>35</text:p>
          </table:table-cell>
          <table:table-cell office:value-type="float" office:value="1.9444826721501687" table:formula="of:=LOG10([.A94])" table:style-name="ce1">
            <text:p>1.944482672</text:p>
          </table:table-cell>
          <table:table-cell table:style-name="ce1"/>
          <table:table-cell office:value-type="float" office:value="1.5440680443502757" table:formula="of:=LOG10([.C94])" table:style-name="ce1">
            <text:p>1.544068044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party</text:p>
          </table:table-cell>
          <table:table-cell office:value-type="float" office:value="34" table:style-name="ce1">
            <text:p>34</text:p>
          </table:table-cell>
          <table:table-cell office:value-type="float" office:value="1.9493900066449128" table:formula="of:=LOG10([.A95])" table:style-name="ce1">
            <text:p>1.949390007</text:p>
          </table:table-cell>
          <table:table-cell table:style-name="ce1"/>
          <table:table-cell office:value-type="float" office:value="1.5314789170422551" table:formula="of:=LOG10([.C95])" table:style-name="ce1">
            <text:p>1.531478917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protection</text:p>
          </table:table-cell>
          <table:table-cell office:value-type="float" office:value="34" table:style-name="ce1">
            <text:p>34</text:p>
          </table:table-cell>
          <table:table-cell office:value-type="float" office:value="1.954242509439325" table:formula="of:=LOG10([.A96])" table:style-name="ce1">
            <text:p>1.954242509</text:p>
          </table:table-cell>
          <table:table-cell table:style-name="ce1"/>
          <table:table-cell office:value-type="float" office:value="1.5314789170422551" table:formula="of:=LOG10([.C96])" table:style-name="ce1">
            <text:p>1.531478917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received</text:p>
          </table:table-cell>
          <table:table-cell office:value-type="float" office:value="34" table:style-name="ce1">
            <text:p>34</text:p>
          </table:table-cell>
          <table:table-cell office:value-type="float" office:value="1.9590413923210936" table:formula="of:=LOG10([.A97])" table:style-name="ce1">
            <text:p>1.959041392</text:p>
          </table:table-cell>
          <table:table-cell table:style-name="ce1"/>
          <table:table-cell office:value-type="float" office:value="1.5314789170422551" table:formula="of:=LOG10([.C97])" table:style-name="ce1">
            <text:p>1.531478917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fixed</text:p>
          </table:table-cell>
          <table:table-cell office:value-type="float" office:value="34" table:style-name="ce1">
            <text:p>34</text:p>
          </table:table-cell>
          <table:table-cell office:value-type="float" office:value="1.9637878273455553" table:formula="of:=LOG10([.A98])" table:style-name="ce1">
            <text:p>1.963787827</text:p>
          </table:table-cell>
          <table:table-cell table:style-name="ce1"/>
          <table:table-cell office:value-type="float" office:value="1.5314789170422551" table:formula="of:=LOG10([.C98])" table:style-name="ce1">
            <text:p>1.531478917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funds</text:p>
          </table:table-cell>
          <table:table-cell office:value-type="float" office:value="33" table:style-name="ce1">
            <text:p>33</text:p>
          </table:table-cell>
          <table:table-cell office:value-type="float" office:value="1.968482948553935" table:formula="of:=LOG10([.A99])" table:style-name="ce1">
            <text:p>1.968482949</text:p>
          </table:table-cell>
          <table:table-cell table:style-name="ce1"/>
          <table:table-cell office:value-type="float" office:value="1.5185139398778875" table:formula="of:=LOG10([.C99])" table:style-name="ce1">
            <text:p>1.51851394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software</text:p>
          </table:table-cell>
          <table:table-cell office:value-type="float" office:value="33" table:style-name="ce1">
            <text:p>33</text:p>
          </table:table-cell>
          <table:table-cell office:value-type="float" office:value="1.9731278535996986" table:formula="of:=LOG10([.A100])" table:style-name="ce1">
            <text:p>1.973127854</text:p>
          </table:table-cell>
          <table:table-cell table:style-name="ce1"/>
          <table:table-cell office:value-type="float" office:value="1.5185139398778875" table:formula="of:=LOG10([.C100])" table:style-name="ce1">
            <text:p>1.51851394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recipient</text:p>
          </table:table-cell>
          <table:table-cell office:value-type="float" office:value="33" table:style-name="ce1">
            <text:p>33</text:p>
          </table:table-cell>
          <table:table-cell office:value-type="float" office:value="1.9777236052888478" table:formula="of:=LOG10([.A101])" table:style-name="ce1">
            <text:p>1.977723605</text:p>
          </table:table-cell>
          <table:table-cell table:style-name="ce1"/>
          <table:table-cell office:value-type="float" office:value="1.5185139398778875" table:formula="of:=LOG10([.C101])" table:style-name="ce1">
            <text:p>1.51851394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exchange</text:p>
          </table:table-cell>
          <table:table-cell office:value-type="float" office:value="33" table:style-name="ce1">
            <text:p>33</text:p>
          </table:table-cell>
          <table:table-cell office:value-type="float" office:value="1.9822712330395684" table:formula="of:=LOG10([.A102])" table:style-name="ce1">
            <text:p>1.982271233</text:p>
          </table:table-cell>
          <table:table-cell table:style-name="ce1"/>
          <table:table-cell office:value-type="float" office:value="1.5185139398778875" table:formula="of:=LOG10([.C102])" table:style-name="ce1">
            <text:p>1.51851394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seller</text:p>
          </table:table-cell>
          <table:table-cell office:value-type="float" office:value="33" table:style-name="ce1">
            <text:p>33</text:p>
          </table:table-cell>
          <table:table-cell office:value-type="float" office:value="1.9867717342662448" table:formula="of:=LOG10([.A103])" table:style-name="ce1">
            <text:p>1.986771734</text:p>
          </table:table-cell>
          <table:table-cell table:style-name="ce1"/>
          <table:table-cell office:value-type="float" office:value="1.5185139398778875" table:formula="of:=LOG10([.C103])" table:style-name="ce1">
            <text:p>1.51851394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liability</text:p>
          </table:table-cell>
          <table:table-cell office:value-type="float" office:value="32" table:style-name="ce1">
            <text:p>32</text:p>
          </table:table-cell>
          <table:table-cell office:value-type="float" office:value="1.9912260756924949" table:formula="of:=LOG10([.A104])" table:style-name="ce1">
            <text:p>1.991226076</text:p>
          </table:table-cell>
          <table:table-cell table:style-name="ce1"/>
          <table:table-cell office:value-type="float" office:value="1.505149978319906" table:formula="of:=LOG10([.C104])" table:style-name="ce1">
            <text:p>1.505149978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make</text:p>
          </table:table-cell>
          <table:table-cell office:value-type="float" office:value="32" table:style-name="ce1">
            <text:p>32</text:p>
          </table:table-cell>
          <table:table-cell office:value-type="float" office:value="1.9956351945975499" table:formula="of:=LOG10([.A105])" table:style-name="ce1">
            <text:p>1.995635195</text:p>
          </table:table-cell>
          <table:table-cell table:style-name="ce1"/>
          <table:table-cell office:value-type="float" office:value="1.505149978319906" table:formula="of:=LOG10([.C105])" table:style-name="ce1">
            <text:p>1.505149978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than</text:p>
          </table:table-cell>
          <table:table-cell office:value-type="float" office:value="32" table:style-name="ce1">
            <text:p>32</text:p>
          </table:table-cell>
          <table:table-cell office:value-type="float" office:value="2" table:formula="of:=LOG10([.A106])" table:style-name="ce1">
            <text:p>2</text:p>
          </table:table-cell>
          <table:table-cell table:style-name="ce1"/>
          <table:table-cell office:value-type="float" office:value="1.505149978319906" table:formula="of:=LOG10([.C106])" table:style-name="ce1">
            <text:p>1.505149978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must</text:p>
          </table:table-cell>
          <table:table-cell office:value-type="float" office:value="31" table:style-name="ce1">
            <text:p>31</text:p>
          </table:table-cell>
          <table:table-cell office:value-type="float" office:value="2.0043213737826426" table:formula="of:=LOG10([.A107])" table:style-name="ce1">
            <text:p>2.004321374</text:p>
          </table:table-cell>
          <table:table-cell table:style-name="ce1"/>
          <table:table-cell office:value-type="float" office:value="1.4913616938342726" table:formula="of:=LOG10([.C107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otherwise</text:p>
          </table:table-cell>
          <table:table-cell office:value-type="float" office:value="31" table:style-name="ce1">
            <text:p>31</text:p>
          </table:table-cell>
          <table:table-cell office:value-type="float" office:value="2.0086001717619175" table:formula="of:=LOG10([.A108])" table:style-name="ce1">
            <text:p>2.008600172</text:p>
          </table:table-cell>
          <table:table-cell table:style-name="ce1"/>
          <table:table-cell office:value-type="float" office:value="1.4913616938342726" table:formula="of:=LOG10([.C108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take</text:p>
          </table:table-cell>
          <table:table-cell office:value-type="float" office:value="31" table:style-name="ce1">
            <text:p>31</text:p>
          </table:table-cell>
          <table:table-cell office:value-type="float" office:value="2.012837224705172" table:formula="of:=LOG10([.A109])" table:style-name="ce1">
            <text:p>2.012837225</text:p>
          </table:table-cell>
          <table:table-cell table:style-name="ce1"/>
          <table:table-cell office:value-type="float" office:value="1.4913616938342726" table:formula="of:=LOG10([.C109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available</text:p>
          </table:table-cell>
          <table:table-cell office:value-type="float" office:value="31" table:style-name="ce1">
            <text:p>31</text:p>
          </table:table-cell>
          <table:table-cell office:value-type="float" office:value="2.0170333392987803" table:formula="of:=LOG10([.A110])" table:style-name="ce1">
            <text:p>2.017033339</text:p>
          </table:table-cell>
          <table:table-cell table:style-name="ce1"/>
          <table:table-cell office:value-type="float" office:value="1.4913616938342726" table:formula="of:=LOG10([.C110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subject</text:p>
          </table:table-cell>
          <table:table-cell office:value-type="float" office:value="31" table:style-name="ce1">
            <text:p>31</text:p>
          </table:table-cell>
          <table:table-cell office:value-type="float" office:value="2.0211892990699383" table:formula="of:=LOG10([.A111])" table:style-name="ce1">
            <text:p>2.021189299</text:p>
          </table:table-cell>
          <table:table-cell table:style-name="ce1"/>
          <table:table-cell office:value-type="float" office:value="1.4913616938342726" table:formula="of:=LOG10([.C111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sed</text:p>
          </table:table-cell>
          <table:table-cell office:value-type="float" office:value="31" table:style-name="ce1">
            <text:p>31</text:p>
          </table:table-cell>
          <table:table-cell office:value-type="float" office:value="2.0253058652647704" table:formula="of:=LOG10([.A112])" table:style-name="ce1">
            <text:p>2.025305865</text:p>
          </table:table-cell>
          <table:table-cell table:style-name="ce1"/>
          <table:table-cell office:value-type="float" office:value="1.4913616938342726" table:formula="of:=LOG10([.C112])" table:style-name="ce1">
            <text:p>1.491361694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bove</text:p>
          </table:table-cell>
          <table:table-cell office:value-type="float" office:value="30" table:style-name="ce1">
            <text:p>30</text:p>
          </table:table-cell>
          <table:table-cell office:value-type="float" office:value="2.0293837776852097" table:formula="of:=LOG10([.A113])" table:style-name="ce1">
            <text:p>2.029383778</text:p>
          </table:table-cell>
          <table:table-cell table:style-name="ce1"/>
          <table:table-cell office:value-type="float" office:value="1.4771212547196624" table:formula="of:=LOG10([.C113])" table:style-name="ce1">
            <text:p>1.477121255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sing</text:p>
          </table:table-cell>
          <table:table-cell office:value-type="float" office:value="30" table:style-name="ce1">
            <text:p>30</text:p>
          </table:table-cell>
          <table:table-cell office:value-type="float" office:value="2.0334237554869499" table:formula="of:=LOG10([.A114])" table:style-name="ce1">
            <text:p>2.033423755</text:p>
          </table:table-cell>
          <table:table-cell table:style-name="ce1"/>
          <table:table-cell office:value-type="float" office:value="1.4771212547196624" table:formula="of:=LOG10([.C114])" table:style-name="ce1">
            <text:p>1.477121255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llow</text:p>
          </table:table-cell>
          <table:table-cell office:value-type="float" office:value="30" table:style-name="ce1">
            <text:p>30</text:p>
          </table:table-cell>
          <table:table-cell office:value-type="float" office:value="2.0374264979406238" table:formula="of:=LOG10([.A115])" table:style-name="ce1">
            <text:p>2.037426498</text:p>
          </table:table-cell>
          <table:table-cell table:style-name="ce1"/>
          <table:table-cell office:value-type="float" office:value="1.4771212547196624" table:formula="of:=LOG10([.C115])" table:style-name="ce1">
            <text:p>1.477121255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set</text:p>
          </table:table-cell>
          <table:table-cell office:value-type="float" office:value="30" table:style-name="ce1">
            <text:p>30</text:p>
          </table:table-cell>
          <table:table-cell office:value-type="float" office:value="2.0413926851582249" table:formula="of:=LOG10([.A116])" table:style-name="ce1">
            <text:p>2.041392685</text:p>
          </table:table-cell>
          <table:table-cell table:style-name="ce1"/>
          <table:table-cell office:value-type="float" office:value="1.4771212547196624" table:formula="of:=LOG10([.C116])" table:style-name="ce1">
            <text:p>1.477121255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terms</text:p>
          </table:table-cell>
          <table:table-cell office:value-type="float" office:value="29" table:style-name="ce1">
            <text:p>29</text:p>
          </table:table-cell>
          <table:table-cell office:value-type="float" office:value="2.0453229787866576" table:formula="of:=LOG10([.A117])" table:style-name="ce1">
            <text:p>2.045322979</text:p>
          </table:table-cell>
          <table:table-cell table:style-name="ce1"/>
          <table:table-cell office:value-type="float" office:value="1.4623979978989561" table:formula="of:=LOG10([.C117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only</text:p>
          </table:table-cell>
          <table:table-cell office:value-type="float" office:value="29" table:style-name="ce1">
            <text:p>29</text:p>
          </table:table-cell>
          <table:table-cell office:value-type="float" office:value="2.0492180226701815" table:formula="of:=LOG10([.A118])" table:style-name="ce1">
            <text:p>2.049218023</text:p>
          </table:table-cell>
          <table:table-cell table:style-name="ce1"/>
          <table:table-cell office:value-type="float" office:value="1.4623979978989561" table:formula="of:=LOG10([.C118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legal</text:p>
          </table:table-cell>
          <table:table-cell office:value-type="float" office:value="29" table:style-name="ce1">
            <text:p>29</text:p>
          </table:table-cell>
          <table:table-cell office:value-type="float" office:value="2.0530784434834195" table:formula="of:=LOG10([.A119])" table:style-name="ce1">
            <text:p>2.053078443</text:p>
          </table:table-cell>
          <table:table-cell table:style-name="ce1"/>
          <table:table-cell office:value-type="float" office:value="1.4623979978989561" table:formula="of:=LOG10([.C119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out</text:p>
          </table:table-cell>
          <table:table-cell office:value-type="float" office:value="29" table:style-name="ce1">
            <text:p>29</text:p>
          </table:table-cell>
          <table:table-cell office:value-type="float" office:value="2.0569048513364727" table:formula="of:=LOG10([.A120])" table:style-name="ce1">
            <text:p>2.056904851</text:p>
          </table:table-cell>
          <table:table-cell table:style-name="ce1"/>
          <table:table-cell office:value-type="float" office:value="1.4623979978989561" table:formula="of:=LOG10([.C120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has</text:p>
          </table:table-cell>
          <table:table-cell office:value-type="float" office:value="29" table:style-name="ce1">
            <text:p>29</text:p>
          </table:table-cell>
          <table:table-cell office:value-type="float" office:value="2.0606978403536118" table:formula="of:=LOG10([.A121])" table:style-name="ce1">
            <text:p>2.06069784</text:p>
          </table:table-cell>
          <table:table-cell table:style-name="ce1"/>
          <table:table-cell office:value-type="float" office:value="1.4623979978989561" table:formula="of:=LOG10([.C121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reserve</text:p>
          </table:table-cell>
          <table:table-cell office:value-type="float" office:value="29" table:style-name="ce1">
            <text:p>29</text:p>
          </table:table-cell>
          <table:table-cell office:value-type="float" office:value="2.0644579892269186" table:formula="of:=LOG10([.A122])" table:style-name="ce1">
            <text:p>2.064457989</text:p>
          </table:table-cell>
          <table:table-cell table:style-name="ce1"/>
          <table:table-cell office:value-type="float" office:value="1.4623979978989561" table:formula="of:=LOG10([.C122])" table:style-name="ce1">
            <text:p>1.462397998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uk</text:p>
          </table:table-cell>
          <table:table-cell office:value-type="float" office:value="28" table:style-name="ce1">
            <text:p>28</text:p>
          </table:table-cell>
          <table:table-cell office:value-type="float" office:value="2.0681858617461617" table:formula="of:=LOG10([.A123])" table:style-name="ce1">
            <text:p>2.068185862</text:p>
          </table:table-cell>
          <table:table-cell table:style-name="ce1"/>
          <table:table-cell office:value-type="float" office:value="1.4471580313422192" table:formula="of:=LOG10([.C123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agree</text:p>
          </table:table-cell>
          <table:table-cell office:value-type="float" office:value="28" table:style-name="ce1">
            <text:p>28</text:p>
          </table:table-cell>
          <table:table-cell office:value-type="float" office:value="2.0718820073061255" table:formula="of:=LOG10([.A124])" table:style-name="ce1">
            <text:p>2.071882007</text:p>
          </table:table-cell>
          <table:table-cell table:style-name="ce1"/>
          <table:table-cell office:value-type="float" office:value="1.4471580313422192" table:formula="of:=LOG10([.C124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rights</text:p>
          </table:table-cell>
          <table:table-cell office:value-type="float" office:value="28" table:style-name="ce1">
            <text:p>28</text:p>
          </table:table-cell>
          <table:table-cell office:value-type="float" office:value="2.0755469613925306" table:formula="of:=LOG10([.A125])" table:style-name="ce1">
            <text:p>2.075546961</text:p>
          </table:table-cell>
          <table:table-cell table:style-name="ce1"/>
          <table:table-cell office:value-type="float" office:value="1.4471580313422192" table:formula="of:=LOG10([.C125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policy</text:p>
          </table:table-cell>
          <table:table-cell office:value-type="float" office:value="28" table:style-name="ce1">
            <text:p>28</text:p>
          </table:table-cell>
          <table:table-cell office:value-type="float" office:value="2.0791812460476247" table:formula="of:=LOG10([.A126])" table:style-name="ce1">
            <text:p>2.079181246</text:p>
          </table:table-cell>
          <table:table-cell table:style-name="ce1"/>
          <table:table-cell office:value-type="float" office:value="1.4471580313422192" table:formula="of:=LOG10([.C126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nd/or</text:p>
          </table:table-cell>
          <table:table-cell office:value-type="float" office:value="28" table:style-name="ce1">
            <text:p>28</text:p>
          </table:table-cell>
          <table:table-cell office:value-type="float" office:value="2.0827853703164503" table:formula="of:=LOG10([.A127])" table:style-name="ce1">
            <text:p>2.08278537</text:p>
          </table:table-cell>
          <table:table-cell table:style-name="ce1"/>
          <table:table-cell office:value-type="float" office:value="1.4471580313422192" table:formula="of:=LOG10([.C127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credit</text:p>
          </table:table-cell>
          <table:table-cell office:value-type="float" office:value="28" table:style-name="ce1">
            <text:p>28</text:p>
          </table:table-cell>
          <table:table-cell office:value-type="float" office:value="2.0863598306747484" table:formula="of:=LOG10([.A128])" table:style-name="ce1">
            <text:p>2.086359831</text:p>
          </table:table-cell>
          <table:table-cell table:style-name="ce1"/>
          <table:table-cell office:value-type="float" office:value="1.4471580313422192" table:formula="of:=LOG10([.C128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eur</text:p>
          </table:table-cell>
          <table:table-cell office:value-type="float" office:value="28" table:style-name="ce1">
            <text:p>28</text:p>
          </table:table-cell>
          <table:table-cell office:value-type="float" office:value="2.0899051114393981" table:formula="of:=LOG10([.A129])" table:style-name="ce1">
            <text:p>2.089905111</text:p>
          </table:table-cell>
          <table:table-cell table:style-name="ce1"/>
          <table:table-cell office:value-type="float" office:value="1.4471580313422192" table:formula="of:=LOG10([.C129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merchant</text:p>
          </table:table-cell>
          <table:table-cell office:value-type="float" office:value="28" table:style-name="ce1">
            <text:p>28</text:p>
          </table:table-cell>
          <table:table-cell office:value-type="float" office:value="2.0934216851622351" table:formula="of:=LOG10([.A130])" table:style-name="ce1">
            <text:p>2.093421685</text:p>
          </table:table-cell>
          <table:table-cell table:style-name="ce1"/>
          <table:table-cell office:value-type="float" office:value="1.4471580313422192" table:formula="of:=LOG10([.C130])" table:style-name="ce1">
            <text:p>1.44715803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ccess</text:p>
          </table:table-cell>
          <table:table-cell office:value-type="float" office:value="27" table:style-name="ce1">
            <text:p>27</text:p>
          </table:table-cell>
          <table:table-cell office:value-type="float" office:value="2.0969100130080562" table:formula="of:=LOG10([.A131])" table:style-name="ce1">
            <text:p>2.096910013</text:p>
          </table:table-cell>
          <table:table-cell table:style-name="ce1"/>
          <table:table-cell office:value-type="float" office:value="1.4313637641589874" table:formula="of:=LOG10([.C131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so</text:p>
          </table:table-cell>
          <table:table-cell office:value-type="float" office:value="27" table:style-name="ce1">
            <text:p>27</text:p>
          </table:table-cell>
          <table:table-cell office:value-type="float" office:value="2.1003705451175629" table:formula="of:=LOG10([.A132])" table:style-name="ce1">
            <text:p>2.100370545</text:p>
          </table:table-cell>
          <table:table-cell table:style-name="ce1"/>
          <table:table-cell office:value-type="float" office:value="1.4313637641589874" table:formula="of:=LOG10([.C132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mounts</text:p>
          </table:table-cell>
          <table:table-cell office:value-type="float" office:value="27" table:style-name="ce1">
            <text:p>27</text:p>
          </table:table-cell>
          <table:table-cell office:value-type="float" office:value="2.1038037209559568" table:formula="of:=LOG10([.A133])" table:style-name="ce1">
            <text:p>2.103803721</text:p>
          </table:table-cell>
          <table:table-cell table:style-name="ce1"/>
          <table:table-cell office:value-type="float" office:value="1.4313637641589874" table:formula="of:=LOG10([.C133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there</text:p>
          </table:table-cell>
          <table:table-cell office:value-type="float" office:value="27" table:style-name="ce1">
            <text:p>27</text:p>
          </table:table-cell>
          <table:table-cell office:value-type="float" office:value="2.1072099696478683" table:formula="of:=LOG10([.A134])" table:style-name="ce1">
            <text:p>2.10720997</text:p>
          </table:table-cell>
          <table:table-cell table:style-name="ce1"/>
          <table:table-cell office:value-type="float" office:value="1.4313637641589874" table:formula="of:=LOG10([.C134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no</text:p>
          </table:table-cell>
          <table:table-cell office:value-type="float" office:value="27" table:style-name="ce1">
            <text:p>27</text:p>
          </table:table-cell>
          <table:table-cell office:value-type="float" office:value="2.1105897102992488" table:formula="of:=LOG10([.A135])" table:style-name="ce1">
            <text:p>2.11058971</text:p>
          </table:table-cell>
          <table:table-cell table:style-name="ce1"/>
          <table:table-cell office:value-type="float" office:value="1.4313637641589874" table:formula="of:=LOG10([.C135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billing</text:p>
          </table:table-cell>
          <table:table-cell office:value-type="float" office:value="27" table:style-name="ce1">
            <text:p>27</text:p>
          </table:table-cell>
          <table:table-cell office:value-type="float" office:value="2.1139433523068369" table:formula="of:=LOG10([.A136])" table:style-name="ce1">
            <text:p>2.113943352</text:p>
          </table:table-cell>
          <table:table-cell table:style-name="ce1"/>
          <table:table-cell office:value-type="float" office:value="1.4313637641589874" table:formula="of:=LOG10([.C136])" table:style-name="ce1">
            <text:p>1.431363764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lso</text:p>
          </table:table-cell>
          <table:table-cell office:value-type="float" office:value="26" table:style-name="ce1">
            <text:p>26</text:p>
          </table:table-cell>
          <table:table-cell office:value-type="float" office:value="2.1172712956557644" table:formula="of:=LOG10([.A137])" table:style-name="ce1">
            <text:p>2.117271296</text:p>
          </table:table-cell>
          <table:table-cell table:style-name="ce1"/>
          <table:table-cell office:value-type="float" office:value="1.414973347970818" table:formula="of:=LOG10([.C137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electronic</text:p>
          </table:table-cell>
          <table:table-cell office:value-type="float" office:value="26" table:style-name="ce1">
            <text:p>26</text:p>
          </table:table-cell>
          <table:table-cell office:value-type="float" office:value="2.12057393120585" table:formula="of:=LOG10([.A138])" table:style-name="ce1">
            <text:p>2.120573931</text:p>
          </table:table-cell>
          <table:table-cell table:style-name="ce1"/>
          <table:table-cell office:value-type="float" office:value="1.414973347970818" table:formula="of:=LOG10([.C138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further</text:p>
          </table:table-cell>
          <table:table-cell office:value-type="float" office:value="26" table:style-name="ce1">
            <text:p>26</text:p>
          </table:table-cell>
          <table:table-cell office:value-type="float" office:value="2.1238516409670858" table:formula="of:=LOG10([.A139])" table:style-name="ce1">
            <text:p>2.123851641</text:p>
          </table:table-cell>
          <table:table-cell table:style-name="ce1"/>
          <table:table-cell office:value-type="float" office:value="1.414973347970818" table:formula="of:=LOG10([.C139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another</text:p>
          </table:table-cell>
          <table:table-cell office:value-type="float" office:value="26" table:style-name="ce1">
            <text:p>26</text:p>
          </table:table-cell>
          <table:table-cell office:value-type="float" office:value="2.1271047983648077" table:formula="of:=LOG10([.A140])" table:style-name="ce1">
            <text:p>2.127104798</text:p>
          </table:table-cell>
          <table:table-cell table:style-name="ce1"/>
          <table:table-cell office:value-type="float" office:value="1.414973347970818" table:formula="of:=LOG10([.C140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claim</text:p>
          </table:table-cell>
          <table:table-cell office:value-type="float" office:value="26" table:style-name="ce1">
            <text:p>26</text:p>
          </table:table-cell>
          <table:table-cell office:value-type="float" office:value="2.1303337684950061" table:formula="of:=LOG10([.A141])" table:style-name="ce1">
            <text:p>2.130333768</text:p>
          </table:table-cell>
          <table:table-cell table:style-name="ce1"/>
          <table:table-cell office:value-type="float" office:value="1.414973347970818" table:formula="of:=LOG10([.C141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.1335389083702174" table:formula="of:=LOG10([.A142])" table:style-name="ce1">
            <text:p>2.133538908</text:p>
          </table:table-cell>
          <table:table-cell table:style-name="ce1"/>
          <table:table-cell office:value-type="float" office:value="1.414973347970818" table:formula="of:=LOG10([.C142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" table:style-name="ce2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.1367205671564067" table:formula="of:=LOG10([.A143])" table:style-name="ce1">
            <text:p>2.136720567</text:p>
          </table:table-cell>
          <table:table-cell table:style-name="ce1"/>
          <table:table-cell office:value-type="float" office:value="1.414973347970818" table:formula="of:=LOG10([.C143])" table:style-name="ce1">
            <text:p>1.414973348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accounts</text:p>
          </table:table-cell>
          <table:table-cell office:value-type="float" office:value="25" table:style-name="ce1">
            <text:p>25</text:p>
          </table:table-cell>
          <table:table-cell office:value-type="float" office:value="2.1398790864012365" table:formula="of:=LOG10([.A144])" table:style-name="ce1">
            <text:p>2.139879086</text:p>
          </table:table-cell>
          <table:table-cell table:style-name="ce1"/>
          <table:table-cell office:value-type="float" office:value="1.3979400086720377" table:formula="of:=LOG10([.C144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certain</text:p>
          </table:table-cell>
          <table:table-cell office:value-type="float" office:value="25" table:style-name="ce1">
            <text:p>25</text:p>
          </table:table-cell>
          <table:table-cell office:value-type="float" office:value="2.143014800254095" table:formula="of:=LOG10([.A145])" table:style-name="ce1">
            <text:p>2.1430148</text:p>
          </table:table-cell>
          <table:table-cell table:style-name="ce1"/>
          <table:table-cell office:value-type="float" office:value="1.3979400086720377" table:formula="of:=LOG10([.C145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instruction</text:p>
          </table:table-cell>
          <table:table-cell office:value-type="float" office:value="25" table:style-name="ce1">
            <text:p>25</text:p>
          </table:table-cell>
          <table:table-cell office:value-type="float" office:value="2.1461280356782382" table:formula="of:=LOG10([.A146])" table:style-name="ce1">
            <text:p>2.146128036</text:p>
          </table:table-cell>
          <table:table-cell table:style-name="ce1"/>
          <table:table-cell office:value-type="float" office:value="1.3979400086720377" table:formula="of:=LOG10([.C146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hold</text:p>
          </table:table-cell>
          <table:table-cell office:value-type="float" office:value="25" table:style-name="ce1">
            <text:p>25</text:p>
          </table:table-cell>
          <table:table-cell office:value-type="float" office:value="2.1492191126553797" table:formula="of:=LOG10([.A147])" table:style-name="ce1">
            <text:p>2.149219113</text:p>
          </table:table-cell>
          <table:table-cell table:style-name="ce1"/>
          <table:table-cell office:value-type="float" office:value="1.3979400086720377" table:formula="of:=LOG10([.C147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withdrawal</text:p>
          </table:table-cell>
          <table:table-cell office:value-type="float" office:value="25" table:style-name="ce1">
            <text:p>25</text:p>
          </table:table-cell>
          <table:table-cell office:value-type="float" office:value="2.1522883443830563" table:formula="of:=LOG10([.A148])" table:style-name="ce1">
            <text:p>2.152288344</text:p>
          </table:table-cell>
          <table:table-cell table:style-name="ce1"/>
          <table:table-cell office:value-type="float" office:value="1.3979400086720377" table:formula="of:=LOG10([.C148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payer</text:p>
          </table:table-cell>
          <table:table-cell office:value-type="float" office:value="25" table:style-name="ce1">
            <text:p>25</text:p>
          </table:table-cell>
          <table:table-cell office:value-type="float" office:value="2.1553360374650619" table:formula="of:=LOG10([.A149])" table:style-name="ce1">
            <text:p>2.155336037</text:p>
          </table:table-cell>
          <table:table-cell table:style-name="ce1"/>
          <table:table-cell office:value-type="float" office:value="1.3979400086720377" table:formula="of:=LOG10([.C149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peso</text:p>
          </table:table-cell>
          <table:table-cell office:value-type="float" office:value="25" table:style-name="ce1">
            <text:p>25</text:p>
          </table:table-cell>
          <table:table-cell office:value-type="float" office:value="2.1583624920952498" table:formula="of:=LOG10([.A150])" table:style-name="ce1">
            <text:p>2.158362492</text:p>
          </table:table-cell>
          <table:table-cell table:style-name="ce1"/>
          <table:table-cell office:value-type="float" office:value="1.3979400086720377" table:formula="of:=LOG10([.C150])" table:style-name="ce1">
            <text:p>1.397940009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behalf</text:p>
          </table:table-cell>
          <table:table-cell office:value-type="float" office:value="24" table:style-name="ce1">
            <text:p>24</text:p>
          </table:table-cell>
          <table:table-cell office:value-type="float" office:value="2.1613680022349748" table:formula="of:=LOG10([.A151])" table:style-name="ce1">
            <text:p>2.161368002</text:p>
          </table:table-cell>
          <table:table-cell table:style-name="ce1"/>
          <table:table-cell office:value-type="float" office:value="1.3802112417116059" table:formula="of:=LOG10([.C151])" table:style-name="ce1">
            <text:p>1.380211242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country</text:p>
          </table:table-cell>
          <table:table-cell office:value-type="float" office:value="24" table:style-name="ce1">
            <text:p>24</text:p>
          </table:table-cell>
          <table:table-cell office:value-type="float" office:value="2.1643528557844371" table:formula="of:=LOG10([.A152])" table:style-name="ce1">
            <text:p>2.164352856</text:p>
          </table:table-cell>
          <table:table-cell table:style-name="ce1"/>
          <table:table-cell office:value-type="float" office:value="1.3802112417116059" table:formula="of:=LOG10([.C152])" table:style-name="ce1">
            <text:p>1.380211242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czk</text:p>
          </table:table-cell>
          <table:table-cell office:value-type="float" office:value="24" table:style-name="ce1">
            <text:p>24</text:p>
          </table:table-cell>
          <table:table-cell office:value-type="float" office:value="2.167317334748176" table:formula="of:=LOG10([.A153])" table:style-name="ce1">
            <text:p>2.167317335</text:p>
          </table:table-cell>
          <table:table-cell table:style-name="ce1"/>
          <table:table-cell office:value-type="float" office:value="1.3802112417116059" table:formula="of:=LOG10([.C153])" table:style-name="ce1">
            <text:p>1.380211242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huf</text:p>
          </table:table-cell>
          <table:table-cell office:value-type="float" office:value="24" table:style-name="ce1">
            <text:p>24</text:p>
          </table:table-cell>
          <table:table-cell office:value-type="float" office:value="2.1702617153949575" table:formula="of:=LOG10([.A154])" table:style-name="ce1">
            <text:p>2.170261715</text:p>
          </table:table-cell>
          <table:table-cell table:style-name="ce1"/>
          <table:table-cell office:value-type="float" office:value="1.3802112417116059" table:formula="of:=LOG10([.C154])" table:style-name="ce1">
            <text:p>1.380211242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gbp</text:p>
          </table:table-cell>
          <table:table-cell office:value-type="float" office:value="24" table:style-name="ce1">
            <text:p>24</text:p>
          </table:table-cell>
          <table:table-cell office:value-type="float" office:value="2.173186268412274" table:formula="of:=LOG10([.A155])" table:style-name="ce1">
            <text:p>2.173186268</text:p>
          </table:table-cell>
          <table:table-cell table:style-name="ce1"/>
          <table:table-cell office:value-type="float" office:value="1.3802112417116059" table:formula="of:=LOG10([.C155])" table:style-name="ce1">
            <text:p>1.380211242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through</text:p>
          </table:table-cell>
          <table:table-cell office:value-type="float" office:value="23" table:style-name="ce1">
            <text:p>23</text:p>
          </table:table-cell>
          <table:table-cell office:value-type="float" office:value="2.1760912590556813" table:formula="of:=LOG10([.A156])" table:style-name="ce1">
            <text:p>2.176091259</text:p>
          </table:table-cell>
          <table:table-cell table:style-name="ce1"/>
          <table:table-cell office:value-type="float" office:value="1.3617278360175928" table:formula="of:=LOG10([.C156])" table:style-name="ce1">
            <text:p>1.361727836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been</text:p>
          </table:table-cell>
          <table:table-cell office:value-type="float" office:value="23" table:style-name="ce1">
            <text:p>23</text:p>
          </table:table-cell>
          <table:table-cell office:value-type="float" office:value="2.1789769472931693" table:formula="of:=LOG10([.A157])" table:style-name="ce1">
            <text:p>2.178976947</text:p>
          </table:table-cell>
          <table:table-cell table:style-name="ce1"/>
          <table:table-cell office:value-type="float" office:value="1.3617278360175928" table:formula="of:=LOG10([.C157])" table:style-name="ce1">
            <text:p>1.361727836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debit</text:p>
          </table:table-cell>
          <table:table-cell office:value-type="float" office:value="23" table:style-name="ce1">
            <text:p>23</text:p>
          </table:table-cell>
          <table:table-cell office:value-type="float" office:value="2.1818435879447726" table:formula="of:=LOG10([.A158])" table:style-name="ce1">
            <text:p>2.181843588</text:p>
          </table:table-cell>
          <table:table-cell table:style-name="ce1"/>
          <table:table-cell office:value-type="float" office:value="1.3617278360175928" table:formula="of:=LOG10([.C158])" table:style-name="ce1">
            <text:p>1.361727836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original</text:p>
          </table:table-cell>
          <table:table-cell office:value-type="float" office:value="23" table:style-name="ce1">
            <text:p>23</text:p>
          </table:table-cell>
          <table:table-cell office:value-type="float" office:value="2.1846914308175989" table:formula="of:=LOG10([.A159])" table:style-name="ce1">
            <text:p>2.184691431</text:p>
          </table:table-cell>
          <table:table-cell table:style-name="ce1"/>
          <table:table-cell office:value-type="float" office:value="1.3617278360175928" table:formula="of:=LOG10([.C159])" table:style-name="ce1">
            <text:p>1.361727836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between</text:p>
          </table:table-cell>
          <table:table-cell office:value-type="float" office:value="22" table:style-name="ce1">
            <text:p>22</text:p>
          </table:table-cell>
          <table:table-cell office:value-type="float" office:value="2.1875207208364631" table:formula="of:=LOG10([.A160])" table:style-name="ce1">
            <text:p>2.187520721</text:p>
          </table:table-cell>
          <table:table-cell table:style-name="ce1"/>
          <table:table-cell office:value-type="float" office:value="1.3424226808222062" table:formula="of:=LOG10([.C160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request</text:p>
          </table:table-cell>
          <table:table-cell office:value-type="float" office:value="22" table:style-name="ce1">
            <text:p>22</text:p>
          </table:table-cell>
          <table:table-cell office:value-type="float" office:value="2.1903316981702914" table:formula="of:=LOG10([.A161])" table:style-name="ce1">
            <text:p>2.190331698</text:p>
          </table:table-cell>
          <table:table-cell table:style-name="ce1"/>
          <table:table-cell office:value-type="float" office:value="1.3424226808222062" table:formula="of:=LOG10([.C161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applicable</text:p>
          </table:table-cell>
          <table:table-cell office:value-type="float" office:value="22" table:style-name="ce1">
            <text:p>22</text:p>
          </table:table-cell>
          <table:table-cell office:value-type="float" office:value="2.1931245983544616" table:formula="of:=LOG10([.A162])" table:style-name="ce1">
            <text:p>2.193124598</text:p>
          </table:table-cell>
          <table:table-cell table:style-name="ce1"/>
          <table:table-cell office:value-type="float" office:value="1.3424226808222062" table:formula="of:=LOG10([.C162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ctions</text:p>
          </table:table-cell>
          <table:table-cell office:value-type="float" office:value="22" table:style-name="ce1">
            <text:p>22</text:p>
          </table:table-cell>
          <table:table-cell office:value-type="float" office:value="2.1958996524092336" table:formula="of:=LOG10([.A163])" table:style-name="ce1">
            <text:p>2.195899652</text:p>
          </table:table-cell>
          <table:table-cell table:style-name="ce1"/>
          <table:table-cell office:value-type="float" office:value="1.3424226808222062" table:formula="of:=LOG10([.C163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cross</text:p>
          </table:table-cell>
          <table:table-cell office:value-type="float" office:value="22" table:style-name="ce1">
            <text:p>22</text:p>
          </table:table-cell>
          <table:table-cell office:value-type="float" office:value="2.1986570869544226" table:formula="of:=LOG10([.A164])" table:style-name="ce1">
            <text:p>2.198657087</text:p>
          </table:table-cell>
          <table:table-cell table:style-name="ce1"/>
          <table:table-cell office:value-type="float" office:value="1.3424226808222062" table:formula="of:=LOG10([.C164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border</text:p>
          </table:table-cell>
          <table:table-cell office:value-type="float" office:value="22" table:style-name="ce1">
            <text:p>22</text:p>
          </table:table-cell>
          <table:table-cell office:value-type="float" office:value="2.2013971243204513" table:formula="of:=LOG10([.A165])" table:style-name="ce1">
            <text:p>2.201397124</text:p>
          </table:table-cell>
          <table:table-cell table:style-name="ce1"/>
          <table:table-cell office:value-type="float" office:value="1.3424226808222062" table:formula="of:=LOG10([.C165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chf</text:p>
          </table:table-cell>
          <table:table-cell office:value-type="float" office:value="22" table:style-name="ce1">
            <text:p>22</text:p>
          </table:table-cell>
          <table:table-cell office:value-type="float" office:value="2.2041199826559246" table:formula="of:=LOG10([.A166])" table:style-name="ce1">
            <text:p>2.204119983</text:p>
          </table:table-cell>
          <table:table-cell table:style-name="ce1"/>
          <table:table-cell office:value-type="float" office:value="1.3424226808222062" table:formula="of:=LOG10([.C166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.75" table:style-name="ce2">
            <text:p>3.75</text:p>
          </table:table-cell>
          <table:table-cell office:value-type="float" office:value="22" table:style-name="ce1">
            <text:p>22</text:p>
          </table:table-cell>
          <table:table-cell office:value-type="float" office:value="2.2068258760318495" table:formula="of:=LOG10([.A167])" table:style-name="ce1">
            <text:p>2.206825876</text:p>
          </table:table-cell>
          <table:table-cell table:style-name="ce1"/>
          <table:table-cell office:value-type="float" office:value="1.3424226808222062" table:formula="of:=LOG10([.C167])" table:style-name="ce1">
            <text:p>1.34242268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notice</text:p>
          </table:table-cell>
          <table:table-cell office:value-type="float" office:value="21" table:style-name="ce1">
            <text:p>21</text:p>
          </table:table-cell>
          <table:table-cell office:value-type="float" office:value="2.2095150145426308" table:formula="of:=LOG10([.A168])" table:style-name="ce1">
            <text:p>2.209515015</text:p>
          </table:table-cell>
          <table:table-cell table:style-name="ce1"/>
          <table:table-cell office:value-type="float" office:value="1.3222192947339193" table:formula="of:=LOG10([.C168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paypal’s</text:p>
          </table:table-cell>
          <table:table-cell office:value-type="float" office:value="21" table:style-name="ce1">
            <text:p>21</text:p>
          </table:table-cell>
          <table:table-cell office:value-type="float" office:value="2.2121876044039577" table:formula="of:=LOG10([.A169])" table:style-name="ce1">
            <text:p>2.212187604</text:p>
          </table:table-cell>
          <table:table-cell table:style-name="ce1"/>
          <table:table-cell office:value-type="float" office:value="1.3222192947339193" table:formula="of:=LOG10([.C169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activity</text:p>
          </table:table-cell>
          <table:table-cell office:value-type="float" office:value="21" table:style-name="ce1">
            <text:p>21</text:p>
          </table:table-cell>
          <table:table-cell office:value-type="float" office:value="2.214843848047698" table:formula="of:=LOG10([.A170])" table:style-name="ce1">
            <text:p>2.214843848</text:p>
          </table:table-cell>
          <table:table-cell table:style-name="ce1"/>
          <table:table-cell office:value-type="float" office:value="1.3222192947339193" table:formula="of:=LOG10([.C170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parties</text:p>
          </table:table-cell>
          <table:table-cell office:value-type="float" office:value="21" table:style-name="ce1">
            <text:p>21</text:p>
          </table:table-cell>
          <table:table-cell office:value-type="float" office:value="2.2174839442139063" table:formula="of:=LOG10([.A171])" table:style-name="ce1">
            <text:p>2.217483944</text:p>
          </table:table-cell>
          <table:table-cell table:style-name="ce1"/>
          <table:table-cell office:value-type="float" office:value="1.3222192947339193" table:formula="of:=LOG10([.C171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websites</text:p>
          </table:table-cell>
          <table:table-cell office:value-type="float" office:value="21" table:style-name="ce1">
            <text:p>21</text:p>
          </table:table-cell>
          <table:table-cell office:value-type="float" office:value="2.220108088040055" table:formula="of:=LOG10([.A172])" table:style-name="ce1">
            <text:p>2.220108088</text:p>
          </table:table-cell>
          <table:table-cell table:style-name="ce1"/>
          <table:table-cell office:value-type="float" office:value="1.3222192947339193" table:formula="of:=LOG10([.C172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limitation</text:p>
          </table:table-cell>
          <table:table-cell office:value-type="float" office:value="21" table:style-name="ce1">
            <text:p>21</text:p>
          </table:table-cell>
          <table:table-cell office:value-type="float" office:value="2.2227164711475833" table:formula="of:=LOG10([.A173])" table:style-name="ce1">
            <text:p>2.222716471</text:p>
          </table:table-cell>
          <table:table-cell table:style-name="ce1"/>
          <table:table-cell office:value-type="float" office:value="1.3222192947339193" table:formula="of:=LOG10([.C173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receiving</text:p>
          </table:table-cell>
          <table:table-cell office:value-type="float" office:value="21" table:style-name="ce1">
            <text:p>21</text:p>
          </table:table-cell>
          <table:table-cell office:value-type="float" office:value="2.2253092817258628" table:formula="of:=LOG10([.A174])" table:style-name="ce1">
            <text:p>2.225309282</text:p>
          </table:table-cell>
          <table:table-cell table:style-name="ce1"/>
          <table:table-cell office:value-type="float" office:value="1.3222192947339193" table:formula="of:=LOG10([.C174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checkout</text:p>
          </table:table-cell>
          <table:table-cell office:value-type="float" office:value="21" table:style-name="ce1">
            <text:p>21</text:p>
          </table:table-cell>
          <table:table-cell office:value-type="float" office:value="2.2278867046136734" table:formula="of:=LOG10([.A175])" table:style-name="ce1">
            <text:p>2.227886705</text:p>
          </table:table-cell>
          <table:table-cell table:style-name="ce1"/>
          <table:table-cell office:value-type="float" office:value="1.3222192947339193" table:formula="of:=LOG10([.C175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sending</text:p>
          </table:table-cell>
          <table:table-cell office:value-type="float" office:value="21" table:style-name="ce1">
            <text:p>21</text:p>
          </table:table-cell>
          <table:table-cell office:value-type="float" office:value="2.2304489213782741" table:formula="of:=LOG10([.A176])" table:style-name="ce1">
            <text:p>2.230448921</text:p>
          </table:table-cell>
          <table:table-cell table:style-name="ce1"/>
          <table:table-cell office:value-type="float" office:value="1.3222192947339193" table:formula="of:=LOG10([.C176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was</text:p>
          </table:table-cell>
          <table:table-cell office:value-type="float" office:value="21" table:style-name="ce1">
            <text:p>21</text:p>
          </table:table-cell>
          <table:table-cell office:value-type="float" office:value="2.2329961103921536" table:formula="of:=LOG10([.A177])" table:style-name="ce1">
            <text:p>2.23299611</text:p>
          </table:table-cell>
          <table:table-cell table:style-name="ce1"/>
          <table:table-cell office:value-type="float" office:value="1.3222192947339193" table:formula="of:=LOG10([.C177])" table:style-name="ce1">
            <text:p>1.322219295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charges</text:p>
          </table:table-cell>
          <table:table-cell office:value-type="float" office:value="20" table:style-name="ce1">
            <text:p>20</text:p>
          </table:table-cell>
          <table:table-cell office:value-type="float" office:value="2.2355284469075487" table:formula="of:=LOG10([.A178])" table:style-name="ce1">
            <text:p>2.235528447</text:p>
          </table:table-cell>
          <table:table-cell table:style-name="ce1"/>
          <table:table-cell office:value-type="float" office:value="1.3010299956639813" table:formula="of:=LOG10([.C178])" table:style-name="ce1">
            <text:p>1.301029996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sent</text:p>
          </table:table-cell>
          <table:table-cell office:value-type="float" office:value="20" table:style-name="ce1">
            <text:p>20</text:p>
          </table:table-cell>
          <table:table-cell office:value-type="float" office:value="2.2380461031287955" table:formula="of:=LOG10([.A179])" table:style-name="ce1">
            <text:p>2.238046103</text:p>
          </table:table-cell>
          <table:table-cell table:style-name="ce1"/>
          <table:table-cell office:value-type="float" office:value="1.3010299956639813" table:formula="of:=LOG10([.C179])" table:style-name="ce1">
            <text:p>1.301029996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krone</text:p>
          </table:table-cell>
          <table:table-cell office:value-type="float" office:value="20" table:style-name="ce1">
            <text:p>20</text:p>
          </table:table-cell>
          <table:table-cell office:value-type="float" office:value="2.2405492482825999" table:formula="of:=LOG10([.A180])" table:style-name="ce1">
            <text:p>2.240549248</text:p>
          </table:table-cell>
          <table:table-cell table:style-name="ce1"/>
          <table:table-cell office:value-type="float" office:value="1.3010299956639813" table:formula="of:=LOG10([.C180])" table:style-name="ce1">
            <text:p>1.301029996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following</text:p>
          </table:table-cell>
          <table:table-cell office:value-type="float" office:value="19" table:style-name="ce1">
            <text:p>19</text:p>
          </table:table-cell>
          <table:table-cell office:value-type="float" office:value="2.2430380486862944" table:formula="of:=LOG10([.A181])" table:style-name="ce1">
            <text:p>2.243038049</text:p>
          </table:table-cell>
          <table:table-cell table:style-name="ce1"/>
          <table:table-cell office:value-type="float" office:value="1.2787536009528289" table:formula="of:=LOG10([.C181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opening</text:p>
          </table:table-cell>
          <table:table-cell office:value-type="float" office:value="19" table:style-name="ce1">
            <text:p>19</text:p>
          </table:table-cell>
          <table:table-cell office:value-type="float" office:value="2.2455126678141499" table:formula="of:=LOG10([.A182])" table:style-name="ce1">
            <text:p>2.245512668</text:p>
          </table:table-cell>
          <table:table-cell table:style-name="ce1"/>
          <table:table-cell office:value-type="float" office:value="1.2787536009528289" table:formula="of:=LOG10([.C182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please</text:p>
          </table:table-cell>
          <table:table-cell office:value-type="float" office:value="19" table:style-name="ce1">
            <text:p>19</text:p>
          </table:table-cell>
          <table:table-cell office:value-type="float" office:value="2.2479732663618068" table:formula="of:=LOG10([.A183])" table:style-name="ce1">
            <text:p>2.247973266</text:p>
          </table:table-cell>
          <table:table-cell table:style-name="ce1"/>
          <table:table-cell office:value-type="float" office:value="1.2787536009528289" table:formula="of:=LOG10([.C183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online</text:p>
          </table:table-cell>
          <table:table-cell office:value-type="float" office:value="19" table:style-name="ce1">
            <text:p>19</text:p>
          </table:table-cell>
          <table:table-cell office:value-type="float" office:value="2.2504200023088941" table:formula="of:=LOG10([.A184])" table:style-name="ce1">
            <text:p>2.250420002</text:p>
          </table:table-cell>
          <table:table-cell table:style-name="ce1"/>
          <table:table-cell office:value-type="float" office:value="1.2787536009528289" table:formula="of:=LOG10([.C184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include</text:p>
          </table:table-cell>
          <table:table-cell office:value-type="float" office:value="19" table:style-name="ce1">
            <text:p>19</text:p>
          </table:table-cell>
          <table:table-cell office:value-type="float" office:value="2.2528530309798933" table:formula="of:=LOG10([.A185])" table:style-name="ce1">
            <text:p>2.252853031</text:p>
          </table:table-cell>
          <table:table-cell table:style-name="ce1"/>
          <table:table-cell office:value-type="float" office:value="1.2787536009528289" table:formula="of:=LOG10([.C185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security</text:p>
          </table:table-cell>
          <table:table-cell office:value-type="float" office:value="19" table:style-name="ce1">
            <text:p>19</text:p>
          </table:table-cell>
          <table:table-cell office:value-type="float" office:value="2.255272505103306" table:formula="of:=LOG10([.A186])" table:style-name="ce1">
            <text:p>2.255272505</text:p>
          </table:table-cell>
          <table:table-cell table:style-name="ce1"/>
          <table:table-cell office:value-type="float" office:value="1.2787536009528289" table:formula="of:=LOG10([.C186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how</text:p>
          </table:table-cell>
          <table:table-cell office:value-type="float" office:value="19" table:style-name="ce1">
            <text:p>19</text:p>
          </table:table-cell>
          <table:table-cell office:value-type="float" office:value="2.2576785748691846" table:formula="of:=LOG10([.A187])" table:style-name="ce1">
            <text:p>2.257678575</text:p>
          </table:table-cell>
          <table:table-cell table:style-name="ce1"/>
          <table:table-cell office:value-type="float" office:value="1.2787536009528289" table:formula="of:=LOG10([.C187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charge</text:p>
          </table:table-cell>
          <table:table-cell office:value-type="float" office:value="19" table:style-name="ce1">
            <text:p>19</text:p>
          </table:table-cell>
          <table:table-cell office:value-type="float" office:value="2.2600713879850747" table:formula="of:=LOG10([.A188])" table:style-name="ce1">
            <text:p>2.260071388</text:p>
          </table:table-cell>
          <table:table-cell table:style-name="ce1"/>
          <table:table-cell office:value-type="float" office:value="1.2787536009528289" table:formula="of:=LOG10([.C188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owe</text:p>
          </table:table-cell>
          <table:table-cell office:value-type="float" office:value="19" table:style-name="ce1">
            <text:p>19</text:p>
          </table:table-cell>
          <table:table-cell office:value-type="float" office:value="2.2624510897304293" table:formula="of:=LOG10([.A189])" table:style-name="ce1">
            <text:p>2.26245109</text:p>
          </table:table-cell>
          <table:table-cell table:style-name="ce1"/>
          <table:table-cell office:value-type="float" office:value="1.2787536009528289" table:formula="of:=LOG10([.C189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refund</text:p>
          </table:table-cell>
          <table:table-cell office:value-type="float" office:value="19" table:style-name="ce1">
            <text:p>19</text:p>
          </table:table-cell>
          <table:table-cell office:value-type="float" office:value="2.2648178230095364" table:formula="of:=LOG10([.A190])" table:style-name="ce1">
            <text:p>2.264817823</text:p>
          </table:table-cell>
          <table:table-cell table:style-name="ce1"/>
          <table:table-cell office:value-type="float" office:value="1.2787536009528289" table:formula="of:=LOG10([.C190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restricted</text:p>
          </table:table-cell>
          <table:table-cell office:value-type="float" office:value="19" table:style-name="ce1">
            <text:p>19</text:p>
          </table:table-cell>
          <table:table-cell office:value-type="float" office:value="2.2671717284030137" table:formula="of:=LOG10([.A191])" table:style-name="ce1">
            <text:p>2.267171728</text:p>
          </table:table-cell>
          <table:table-cell table:style-name="ce1"/>
          <table:table-cell office:value-type="float" office:value="1.2787536009528289" table:formula="of:=LOG10([.C191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day</text:p>
          </table:table-cell>
          <table:table-cell office:value-type="float" office:value="19" table:style-name="ce1">
            <text:p>19</text:p>
          </table:table-cell>
          <table:table-cell office:value-type="float" office:value="2.2695129442179165" table:formula="of:=LOG10([.A192])" table:style-name="ce1">
            <text:p>2.269512944</text:p>
          </table:table-cell>
          <table:table-cell table:style-name="ce1"/>
          <table:table-cell office:value-type="float" office:value="1.2787536009528289" table:formula="of:=LOG10([.C192])" table:style-name="ce1">
            <text:p>1.278753601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czech</text:p>
          </table:table-cell>
          <table:table-cell office:value-type="float" office:value="18" table:style-name="ce1">
            <text:p>18</text:p>
          </table:table-cell>
          <table:table-cell office:value-type="float" office:value="2.271841606536499" table:formula="of:=LOG10([.A193])" table:style-name="ce1">
            <text:p>2.271841607</text:p>
          </table:table-cell>
          <table:table-cell table:style-name="ce1"/>
          <table:table-cell office:value-type="float" office:value="1.255272505103306" table:formula="of:=LOG10([.C193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ireland</text:p>
          </table:table-cell>
          <table:table-cell office:value-type="float" office:value="18" table:style-name="ce1">
            <text:p>18</text:p>
          </table:table-cell>
          <table:table-cell office:value-type="float" office:value="2.27415784926368" table:formula="of:=LOG10([.A194])" table:style-name="ce1">
            <text:p>2.274157849</text:p>
          </table:table-cell>
          <table:table-cell table:style-name="ce1"/>
          <table:table-cell office:value-type="float" office:value="1.255272505103306" table:formula="of:=LOG10([.C194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pay</text:p>
          </table:table-cell>
          <table:table-cell office:value-type="float" office:value="18" table:style-name="ce1">
            <text:p>18</text:p>
          </table:table-cell>
          <table:table-cell office:value-type="float" office:value="2.2764618041732443" table:formula="of:=LOG10([.A195])" table:style-name="ce1">
            <text:p>2.276461804</text:p>
          </table:table-cell>
          <table:table-cell table:style-name="ce1"/>
          <table:table-cell office:value-type="float" office:value="1.255272505103306" table:formula="of:=LOG10([.C195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details</text:p>
          </table:table-cell>
          <table:table-cell office:value-type="float" office:value="18" table:style-name="ce1">
            <text:p>18</text:p>
          </table:table-cell>
          <table:table-cell office:value-type="float" office:value="2.2787536009528289" table:formula="of:=LOG10([.A196])" table:style-name="ce1">
            <text:p>2.278753601</text:p>
          </table:table-cell>
          <table:table-cell table:style-name="ce1"/>
          <table:table-cell office:value-type="float" office:value="1.255272505103306" table:formula="of:=LOG10([.C196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ctivities</text:p>
          </table:table-cell>
          <table:table-cell office:value-type="float" office:value="18" table:style-name="ce1">
            <text:p>18</text:p>
          </table:table-cell>
          <table:table-cell office:value-type="float" office:value="2.2810333672477277" table:formula="of:=LOG10([.A197])" table:style-name="ce1">
            <text:p>2.281033367</text:p>
          </table:table-cell>
          <table:table-cell table:style-name="ce1"/>
          <table:table-cell office:value-type="float" office:value="1.255272505103306" table:formula="of:=LOG10([.C197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does</text:p>
          </table:table-cell>
          <table:table-cell office:value-type="float" office:value="18" table:style-name="ce1">
            <text:p>18</text:p>
          </table:table-cell>
          <table:table-cell office:value-type="float" office:value="2.2833012287035497" table:formula="of:=LOG10([.A198])" table:style-name="ce1">
            <text:p>2.283301229</text:p>
          </table:table-cell>
          <table:table-cell table:style-name="ce1"/>
          <table:table-cell office:value-type="float" office:value="1.255272505103306" table:formula="of:=LOG10([.C198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transactions</text:p>
          </table:table-cell>
          <table:table-cell office:value-type="float" office:value="18" table:style-name="ce1">
            <text:p>18</text:p>
          </table:table-cell>
          <table:table-cell office:value-type="float" office:value="2.2855573090077739" table:formula="of:=LOG10([.A199])" table:style-name="ce1">
            <text:p>2.285557309</text:p>
          </table:table-cell>
          <table:table-cell table:style-name="ce1"/>
          <table:table-cell office:value-type="float" office:value="1.255272505103306" table:formula="of:=LOG10([.C199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euro</text:p>
          </table:table-cell>
          <table:table-cell office:value-type="float" office:value="18" table:style-name="ce1">
            <text:p>18</text:p>
          </table:table-cell>
          <table:table-cell office:value-type="float" office:value="2.287801729930226" table:formula="of:=LOG10([.A200])" table:style-name="ce1">
            <text:p>2.28780173</text:p>
          </table:table-cell>
          <table:table-cell table:style-name="ce1"/>
          <table:table-cell office:value-type="float" office:value="1.255272505103306" table:formula="of:=LOG10([.C200])" table:style-name="ce1">
            <text:p>1.255272505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gibraltar</text:p>
          </table:table-cell>
          <table:table-cell office:value-type="float" office:value="17" table:style-name="ce1">
            <text:p>17</text:p>
          </table:table-cell>
          <table:table-cell office:value-type="float" office:value="2.2900346113625178" table:formula="of:=LOG10([.A201])" table:style-name="ce1">
            <text:p>2.290034611</text:p>
          </table:table-cell>
          <table:table-cell table:style-name="ce1"/>
          <table:table-cell office:value-type="float" office:value="1.2304489213782739" table:formula="of:=LOG10([.C201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page</text:p>
          </table:table-cell>
          <table:table-cell office:value-type="float" office:value="17" table:style-name="ce1">
            <text:p>17</text:p>
          </table:table-cell>
          <table:table-cell office:value-type="float" office:value="2.2922560713564759" table:formula="of:=LOG10([.A202])" table:style-name="ce1">
            <text:p>2.292256071</text:p>
          </table:table-cell>
          <table:table-cell table:style-name="ce1"/>
          <table:table-cell office:value-type="float" office:value="1.2304489213782739" table:formula="of:=LOG10([.C202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unless</text:p>
          </table:table-cell>
          <table:table-cell office:value-type="float" office:value="17" table:style-name="ce1">
            <text:p>17</text:p>
          </table:table-cell>
          <table:table-cell office:value-type="float" office:value="2.2944662261615929" table:formula="of:=LOG10([.A203])" table:style-name="ce1">
            <text:p>2.294466226</text:p>
          </table:table-cell>
          <table:table-cell table:style-name="ce1"/>
          <table:table-cell office:value-type="float" office:value="1.2304489213782739" table:formula="of:=LOG10([.C203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their</text:p>
          </table:table-cell>
          <table:table-cell office:value-type="float" office:value="17" table:style-name="ce1">
            <text:p>17</text:p>
          </table:table-cell>
          <table:table-cell office:value-type="float" office:value="2.2966651902615309" table:formula="of:=LOG10([.A204])" table:style-name="ce1">
            <text:p>2.29666519</text:p>
          </table:table-cell>
          <table:table-cell table:style-name="ce1"/>
          <table:table-cell office:value-type="float" office:value="1.2304489213782739" table:formula="of:=LOG10([.C204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whether</text:p>
          </table:table-cell>
          <table:table-cell office:value-type="float" office:value="17" table:style-name="ce1">
            <text:p>17</text:p>
          </table:table-cell>
          <table:table-cell office:value-type="float" office:value="2.2988530764097068" table:formula="of:=LOG10([.A205])" table:style-name="ce1">
            <text:p>2.298853076</text:p>
          </table:table-cell>
          <table:table-cell table:style-name="ce1"/>
          <table:table-cell office:value-type="float" office:value="1.2304489213782739" table:formula="of:=LOG10([.C205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tell</text:p>
          </table:table-cell>
          <table:table-cell office:value-type="float" office:value="17" table:style-name="ce1">
            <text:p>17</text:p>
          </table:table-cell>
          <table:table-cell office:value-type="float" office:value="2.3010299956639813" table:formula="of:=LOG10([.A206])" table:style-name="ce1">
            <text:p>2.301029996</text:p>
          </table:table-cell>
          <table:table-cell table:style-name="ce1"/>
          <table:table-cell office:value-type="float" office:value="1.2304489213782739" table:formula="of:=LOG10([.C206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2">
            <text:p>solution</text:p>
          </table:table-cell>
          <table:table-cell office:value-type="float" office:value="17" table:style-name="ce1">
            <text:p>17</text:p>
          </table:table-cell>
          <table:table-cell office:value-type="float" office:value="2.3031960574204891" table:formula="of:=LOG10([.A207])" table:style-name="ce1">
            <text:p>2.303196057</text:p>
          </table:table-cell>
          <table:table-cell table:style-name="ce1"/>
          <table:table-cell office:value-type="float" office:value="1.2304489213782739" table:formula="of:=LOG10([.C207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2">
            <text:p>domestic</text:p>
          </table:table-cell>
          <table:table-cell office:value-type="float" office:value="17" table:style-name="ce1">
            <text:p>17</text:p>
          </table:table-cell>
          <table:table-cell office:value-type="float" office:value="2.3053513694466239" table:formula="of:=LOG10([.A208])" table:style-name="ce1">
            <text:p>2.305351369</text:p>
          </table:table-cell>
          <table:table-cell table:style-name="ce1"/>
          <table:table-cell office:value-type="float" office:value="1.2304489213782739" table:formula="of:=LOG10([.C208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2">
            <text:p>swedish</text:p>
          </table:table-cell>
          <table:table-cell office:value-type="float" office:value="17" table:style-name="ce1">
            <text:p>17</text:p>
          </table:table-cell>
          <table:table-cell office:value-type="float" office:value="2.307496037913213" table:formula="of:=LOG10([.A209])" table:style-name="ce1">
            <text:p>2.307496038</text:p>
          </table:table-cell>
          <table:table-cell table:style-name="ce1"/>
          <table:table-cell office:value-type="float" office:value="1.2304489213782739" table:formula="of:=LOG10([.C209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2">
            <text:p>krona</text:p>
          </table:table-cell>
          <table:table-cell office:value-type="float" office:value="17" table:style-name="ce1">
            <text:p>17</text:p>
          </table:table-cell>
          <table:table-cell office:value-type="float" office:value="2.3096301674258988" table:formula="of:=LOG10([.A210])" table:style-name="ce1">
            <text:p>2.309630167</text:p>
          </table:table-cell>
          <table:table-cell table:style-name="ce1"/>
          <table:table-cell office:value-type="float" office:value="1.2304489213782739" table:formula="of:=LOG10([.C210])" table:style-name="ce1">
            <text:p>1.230448921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2">
            <text:p>europe</text:p>
          </table:table-cell>
          <table:table-cell office:value-type="float" office:value="16" table:style-name="ce1">
            <text:p>16</text:p>
          </table:table-cell>
          <table:table-cell office:value-type="float" office:value="2.3117538610557542" table:formula="of:=LOG10([.A211])" table:style-name="ce1">
            <text:p>2.311753861</text:p>
          </table:table-cell>
          <table:table-cell table:style-name="ce1"/>
          <table:table-cell office:value-type="float" office:value="1.2041199826559248" table:formula="of:=LOG10([.C211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2">
            <text:p>isle</text:p>
          </table:table-cell>
          <table:table-cell office:value-type="float" office:value="16" table:style-name="ce1">
            <text:p>16</text:p>
          </table:table-cell>
          <table:table-cell office:value-type="float" office:value="2.3138672203691533" table:formula="of:=LOG10([.A212])" table:style-name="ce1">
            <text:p>2.31386722</text:p>
          </table:table-cell>
          <table:table-cell table:style-name="ce1"/>
          <table:table-cell office:value-type="float" office:value="1.2041199826559248" table:formula="of:=LOG10([.C212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2">
            <text:p>man</text:p>
          </table:table-cell>
          <table:table-cell office:value-type="float" office:value="16" table:style-name="ce1">
            <text:p>16</text:p>
          </table:table-cell>
          <table:table-cell office:value-type="float" office:value="2.3159703454569178" table:formula="of:=LOG10([.A213])" table:style-name="ce1">
            <text:p>2.315970345</text:p>
          </table:table-cell>
          <table:table-cell table:style-name="ce1"/>
          <table:table-cell office:value-type="float" office:value="1.2041199826559248" table:formula="of:=LOG10([.C213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2">
            <text:p>comply</text:p>
          </table:table-cell>
          <table:table-cell office:value-type="float" office:value="16" table:style-name="ce1">
            <text:p>16</text:p>
          </table:table-cell>
          <table:table-cell office:value-type="float" office:value="2.3180633349627615" table:formula="of:=LOG10([.A214])" table:style-name="ce1">
            <text:p>2.318063335</text:p>
          </table:table-cell>
          <table:table-cell table:style-name="ce1"/>
          <table:table-cell office:value-type="float" office:value="1.2041199826559248" table:formula="of:=LOG10([.C214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2">
            <text:p>each</text:p>
          </table:table-cell>
          <table:table-cell office:value-type="float" office:value="16" table:style-name="ce1">
            <text:p>16</text:p>
          </table:table-cell>
          <table:table-cell office:value-type="float" office:value="2.3201462861110542" table:formula="of:=LOG10([.A215])" table:style-name="ce1">
            <text:p>2.320146286</text:p>
          </table:table-cell>
          <table:table-cell table:style-name="ce1"/>
          <table:table-cell office:value-type="float" office:value="1.2041199826559248" table:formula="of:=LOG10([.C215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2">
            <text:p>days</text:p>
          </table:table-cell>
          <table:table-cell office:value-type="float" office:value="16" table:style-name="ce1">
            <text:p>16</text:p>
          </table:table-cell>
          <table:table-cell office:value-type="float" office:value="2.3222192947339191" table:formula="of:=LOG10([.A216])" table:style-name="ce1">
            <text:p>2.322219295</text:p>
          </table:table-cell>
          <table:table-cell table:style-name="ce1"/>
          <table:table-cell office:value-type="float" office:value="1.2041199826559248" table:formula="of:=LOG10([.C216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2">
            <text:p>more</text:p>
          </table:table-cell>
          <table:table-cell office:value-type="float" office:value="16" table:style-name="ce1">
            <text:p>16</text:p>
          </table:table-cell>
          <table:table-cell office:value-type="float" office:value="2.3242824552976926" table:formula="of:=LOG10([.A217])" table:style-name="ce1">
            <text:p>2.324282455</text:p>
          </table:table-cell>
          <table:table-cell table:style-name="ce1"/>
          <table:table-cell office:value-type="float" office:value="1.2041199826559248" table:formula="of:=LOG10([.C217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2">
            <text:p>required</text:p>
          </table:table-cell>
          <table:table-cell office:value-type="float" office:value="16" table:style-name="ce1">
            <text:p>16</text:p>
          </table:table-cell>
          <table:table-cell office:value-type="float" office:value="2.3263358609287512" table:formula="of:=LOG10([.A218])" table:style-name="ce1">
            <text:p>2.326335861</text:p>
          </table:table-cell>
          <table:table-cell table:style-name="ce1"/>
          <table:table-cell office:value-type="float" office:value="1.2041199826559248" table:formula="of:=LOG10([.C218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2">
            <text:p>could</text:p>
          </table:table-cell>
          <table:table-cell office:value-type="float" office:value="16" table:style-name="ce1">
            <text:p>16</text:p>
          </table:table-cell>
          <table:table-cell office:value-type="float" office:value="2.3283796034387376" table:formula="of:=LOG10([.A219])" table:style-name="ce1">
            <text:p>2.328379603</text:p>
          </table:table-cell>
          <table:table-cell table:style-name="ce1"/>
          <table:table-cell office:value-type="float" office:value="1.2041199826559248" table:formula="of:=LOG10([.C219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2">
            <text:p>contact</text:p>
          </table:table-cell>
          <table:table-cell office:value-type="float" office:value="16" table:style-name="ce1">
            <text:p>16</text:p>
          </table:table-cell>
          <table:table-cell office:value-type="float" office:value="2.330413773349191" table:formula="of:=LOG10([.A220])" table:style-name="ce1">
            <text:p>2.330413773</text:p>
          </table:table-cell>
          <table:table-cell table:style-name="ce1"/>
          <table:table-cell office:value-type="float" office:value="1.2041199826559248" table:formula="of:=LOG10([.C220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2">
            <text:p>special</text:p>
          </table:table-cell>
          <table:table-cell office:value-type="float" office:value="16" table:style-name="ce1">
            <text:p>16</text:p>
          </table:table-cell>
          <table:table-cell office:value-type="float" office:value="2.3324384599156054" table:formula="of:=LOG10([.A221])" table:style-name="ce1">
            <text:p>2.33243846</text:p>
          </table:table-cell>
          <table:table-cell table:style-name="ce1"/>
          <table:table-cell office:value-type="float" office:value="1.2041199826559248" table:formula="of:=LOG10([.C221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2">
            <text:p>limit</text:p>
          </table:table-cell>
          <table:table-cell office:value-type="float" office:value="16" table:style-name="ce1">
            <text:p>16</text:p>
          </table:table-cell>
          <table:table-cell office:value-type="float" office:value="2.3344537511509307" table:formula="of:=LOG10([.A222])" table:style-name="ce1">
            <text:p>2.334453751</text:p>
          </table:table-cell>
          <table:table-cell table:style-name="ce1"/>
          <table:table-cell office:value-type="float" office:value="1.2041199826559248" table:formula="of:=LOG10([.C222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2">
            <text:p>transfer</text:p>
          </table:table-cell>
          <table:table-cell office:value-type="float" office:value="16" table:style-name="ce1">
            <text:p>16</text:p>
          </table:table-cell>
          <table:table-cell office:value-type="float" office:value="2.3364597338485296" table:formula="of:=LOG10([.A223])" table:style-name="ce1">
            <text:p>2.336459734</text:p>
          </table:table-cell>
          <table:table-cell table:style-name="ce1"/>
          <table:table-cell office:value-type="float" office:value="1.2041199826559248" table:formula="of:=LOG10([.C223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2">
            <text:p>refunds</text:p>
          </table:table-cell>
          <table:table-cell office:value-type="float" office:value="16" table:style-name="ce1">
            <text:p>16</text:p>
          </table:table-cell>
          <table:table-cell office:value-type="float" office:value="2.3384564936046046" table:formula="of:=LOG10([.A224])" table:style-name="ce1">
            <text:p>2.338456494</text:p>
          </table:table-cell>
          <table:table-cell table:style-name="ce1"/>
          <table:table-cell office:value-type="float" office:value="1.2041199826559248" table:formula="of:=LOG10([.C224])" table:style-name="ce1">
            <text:p>1.204119983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2">
            <text:p>these</text:p>
          </table:table-cell>
          <table:table-cell office:value-type="float" office:value="15" table:style-name="ce1">
            <text:p>15</text:p>
          </table:table-cell>
          <table:table-cell office:value-type="float" office:value="2.3404441148401185" table:formula="of:=LOG10([.A225])" table:style-name="ce1">
            <text:p>2.340444115</text:p>
          </table:table-cell>
          <table:table-cell table:style-name="ce1"/>
          <table:table-cell office:value-type="float" office:value="1.1760912590556813" table:formula="of:=LOG10([.C225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2">
            <text:p>countries</text:p>
          </table:table-cell>
          <table:table-cell office:value-type="float" office:value="15" table:style-name="ce1">
            <text:p>15</text:p>
          </table:table-cell>
          <table:table-cell office:value-type="float" office:value="2.3424226808222062" table:formula="of:=LOG10([.A226])" table:style-name="ce1">
            <text:p>2.342422681</text:p>
          </table:table-cell>
          <table:table-cell table:style-name="ce1"/>
          <table:table-cell office:value-type="float" office:value="1.1760912590556813" table:formula="of:=LOG10([.C226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2">
            <text:p>jersey</text:p>
          </table:table-cell>
          <table:table-cell office:value-type="float" office:value="15" table:style-name="ce1">
            <text:p>15</text:p>
          </table:table-cell>
          <table:table-cell office:value-type="float" office:value="2.3443922736851106" table:formula="of:=LOG10([.A227])" table:style-name="ce1">
            <text:p>2.344392274</text:p>
          </table:table-cell>
          <table:table-cell table:style-name="ce1"/>
          <table:table-cell office:value-type="float" office:value="1.1760912590556813" table:formula="of:=LOG10([.C227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2">
            <text:p>guernsey</text:p>
          </table:table-cell>
          <table:table-cell office:value-type="float" office:value="15" table:style-name="ce1">
            <text:p>15</text:p>
          </table:table-cell>
          <table:table-cell office:value-type="float" office:value="2.3463529744506388" table:formula="of:=LOG10([.A228])" table:style-name="ce1">
            <text:p>2.346352974</text:p>
          </table:table-cell>
          <table:table-cell table:style-name="ce1"/>
          <table:table-cell office:value-type="float" office:value="1.1760912590556813" table:formula="of:=LOG10([.C228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2">
            <text:p>form</text:p>
          </table:table-cell>
          <table:table-cell office:value-type="float" office:value="15" table:style-name="ce1">
            <text:p>15</text:p>
          </table:table-cell>
          <table:table-cell office:value-type="float" office:value="2.3483048630481607" table:formula="of:=LOG10([.A229])" table:style-name="ce1">
            <text:p>2.348304863</text:p>
          </table:table-cell>
          <table:table-cell table:style-name="ce1"/>
          <table:table-cell office:value-type="float" office:value="1.1760912590556813" table:formula="of:=LOG10([.C229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2">
            <text:p>convert</text:p>
          </table:table-cell>
          <table:table-cell office:value-type="float" office:value="15" table:style-name="ce1">
            <text:p>15</text:p>
          </table:table-cell>
          <table:table-cell office:value-type="float" office:value="2.3502480183341627" table:formula="of:=LOG10([.A230])" table:style-name="ce1">
            <text:p>2.350248018</text:p>
          </table:table-cell>
          <table:table-cell table:style-name="ce1"/>
          <table:table-cell office:value-type="float" office:value="1.1760912590556813" table:formula="of:=LOG10([.C230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2">
            <text:p>some</text:p>
          </table:table-cell>
          <table:table-cell office:value-type="float" office:value="15" table:style-name="ce1">
            <text:p>15</text:p>
          </table:table-cell>
          <table:table-cell office:value-type="float" office:value="2.3521825181113627" table:formula="of:=LOG10([.A231])" table:style-name="ce1">
            <text:p>2.352182518</text:p>
          </table:table-cell>
          <table:table-cell table:style-name="ce1"/>
          <table:table-cell office:value-type="float" office:value="1.1760912590556813" table:formula="of:=LOG10([.C231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2">
            <text:p>law</text:p>
          </table:table-cell>
          <table:table-cell office:value-type="float" office:value="15" table:style-name="ce1">
            <text:p>15</text:p>
          </table:table-cell>
          <table:table-cell office:value-type="float" office:value="2.3541084391474008" table:formula="of:=LOG10([.A232])" table:style-name="ce1">
            <text:p>2.354108439</text:p>
          </table:table-cell>
          <table:table-cell table:style-name="ce1"/>
          <table:table-cell office:value-type="float" office:value="1.1760912590556813" table:formula="of:=LOG10([.C232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2">
            <text:p>withdraw</text:p>
          </table:table-cell>
          <table:table-cell office:value-type="float" office:value="15" table:style-name="ce1">
            <text:p>15</text:p>
          </table:table-cell>
          <table:table-cell office:value-type="float" office:value="2.3560258571931225" table:formula="of:=LOG10([.A233])" table:style-name="ce1">
            <text:p>2.356025857</text:p>
          </table:table-cell>
          <table:table-cell table:style-name="ce1"/>
          <table:table-cell office:value-type="float" office:value="1.1760912590556813" table:formula="of:=LOG10([.C233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2">
            <text:p>systems</text:p>
          </table:table-cell>
          <table:table-cell office:value-type="float" office:value="15" table:style-name="ce1">
            <text:p>15</text:p>
          </table:table-cell>
          <table:table-cell office:value-type="float" office:value="2.357934847000454" table:formula="of:=LOG10([.A234])" table:style-name="ce1">
            <text:p>2.357934847</text:p>
          </table:table-cell>
          <table:table-cell table:style-name="ce1"/>
          <table:table-cell office:value-type="float" office:value="1.1760912590556813" table:formula="of:=LOG10([.C234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2">
            <text:p>held</text:p>
          </table:table-cell>
          <table:table-cell office:value-type="float" office:value="15" table:style-name="ce1">
            <text:p>15</text:p>
          </table:table-cell>
          <table:table-cell office:value-type="float" office:value="2.3598354823398879" table:formula="of:=LOG10([.A235])" table:style-name="ce1">
            <text:p>2.359835482</text:p>
          </table:table-cell>
          <table:table-cell table:style-name="ce1"/>
          <table:table-cell office:value-type="float" office:value="1.1760912590556813" table:formula="of:=LOG10([.C235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2">
            <text:p>determine</text:p>
          </table:table-cell>
          <table:table-cell office:value-type="float" office:value="15" table:style-name="ce1">
            <text:p>15</text:p>
          </table:table-cell>
          <table:table-cell office:value-type="float" office:value="2.3617278360175931" table:formula="of:=LOG10([.A236])" table:style-name="ce1">
            <text:p>2.361727836</text:p>
          </table:table-cell>
          <table:table-cell table:style-name="ce1"/>
          <table:table-cell office:value-type="float" office:value="1.1760912590556813" table:formula="of:=LOG10([.C236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2">
            <text:p>part</text:p>
          </table:table-cell>
          <table:table-cell office:value-type="float" office:value="15" table:style-name="ce1">
            <text:p>15</text:p>
          </table:table-cell>
          <table:table-cell office:value-type="float" office:value="2.3636119798921444" table:formula="of:=LOG10([.A237])" table:style-name="ce1">
            <text:p>2.36361198</text:p>
          </table:table-cell>
          <table:table-cell table:style-name="ce1"/>
          <table:table-cell office:value-type="float" office:value="1.1760912590556813" table:formula="of:=LOG10([.C237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2">
            <text:p>provided</text:p>
          </table:table-cell>
          <table:table-cell office:value-type="float" office:value="15" table:style-name="ce1">
            <text:p>15</text:p>
          </table:table-cell>
          <table:table-cell office:value-type="float" office:value="2.3654879848908998" table:formula="of:=LOG10([.A238])" table:style-name="ce1">
            <text:p>2.365487985</text:p>
          </table:table-cell>
          <table:table-cell table:style-name="ce1"/>
          <table:table-cell office:value-type="float" office:value="1.1760912590556813" table:formula="of:=LOG10([.C238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2">
            <text:p>application</text:p>
          </table:table-cell>
          <table:table-cell office:value-type="float" office:value="15" table:style-name="ce1">
            <text:p>15</text:p>
          </table:table-cell>
          <table:table-cell office:value-type="float" office:value="2.3673559210260189" table:formula="of:=LOG10([.A239])" table:style-name="ce1">
            <text:p>2.367355921</text:p>
          </table:table-cell>
          <table:table-cell table:style-name="ce1"/>
          <table:table-cell office:value-type="float" office:value="1.1760912590556813" table:formula="of:=LOG10([.C239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2">
            <text:p>respect</text:p>
          </table:table-cell>
          <table:table-cell office:value-type="float" office:value="15" table:style-name="ce1">
            <text:p>15</text:p>
          </table:table-cell>
          <table:table-cell office:value-type="float" office:value="2.369215857410143" table:formula="of:=LOG10([.A240])" table:style-name="ce1">
            <text:p>2.369215857</text:p>
          </table:table-cell>
          <table:table-cell table:style-name="ce1"/>
          <table:table-cell office:value-type="float" office:value="1.1760912590556813" table:formula="of:=LOG10([.C240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.3710678622717363" table:formula="of:=LOG10([.A241])" table:style-name="ce1">
            <text:p>2.371067862</text:p>
          </table:table-cell>
          <table:table-cell table:style-name="ce1"/>
          <table:table-cell office:value-type="float" office:value="1.1760912590556813" table:formula="of:=LOG10([.C241])" table:style-name="ce1">
            <text:p>1.176091259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2">
            <text:p>before</text:p>
          </table:table-cell>
          <table:table-cell office:value-type="float" office:value="14" table:style-name="ce1">
            <text:p>14</text:p>
          </table:table-cell>
          <table:table-cell office:value-type="float" office:value="2.3729120029701067" table:formula="of:=LOG10([.A242])" table:style-name="ce1">
            <text:p>2.372912003</text:p>
          </table:table-cell>
          <table:table-cell table:style-name="ce1"/>
          <table:table-cell office:value-type="float" office:value="1.146128035678238" table:formula="of:=LOG10([.C242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2">
            <text:p>functionality</text:p>
          </table:table-cell>
          <table:table-cell office:value-type="float" office:value="14" table:style-name="ce1">
            <text:p>14</text:p>
          </table:table-cell>
          <table:table-cell office:value-type="float" office:value="2.374748346010104" table:formula="of:=LOG10([.A243])" table:style-name="ce1">
            <text:p>2.374748346</text:p>
          </table:table-cell>
          <table:table-cell table:style-name="ce1"/>
          <table:table-cell office:value-type="float" office:value="1.146128035678238" table:formula="of:=LOG10([.C243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2">
            <text:p>address</text:p>
          </table:table-cell>
          <table:table-cell office:value-type="float" office:value="14" table:style-name="ce1">
            <text:p>14</text:p>
          </table:table-cell>
          <table:table-cell office:value-type="float" office:value="2.3765769570565118" table:formula="of:=LOG10([.A244])" table:style-name="ce1">
            <text:p>2.376576957</text:p>
          </table:table-cell>
          <table:table-cell table:style-name="ce1"/>
          <table:table-cell office:value-type="float" office:value="1.146128035678238" table:formula="of:=LOG10([.C244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2">
            <text:p>extent</text:p>
          </table:table-cell>
          <table:table-cell office:value-type="float" office:value="14" table:style-name="ce1">
            <text:p>14</text:p>
          </table:table-cell>
          <table:table-cell office:value-type="float" office:value="2.3783979009481375" table:formula="of:=LOG10([.A245])" table:style-name="ce1">
            <text:p>2.378397901</text:p>
          </table:table-cell>
          <table:table-cell table:style-name="ce1"/>
          <table:table-cell office:value-type="float" office:value="1.146128035678238" table:formula="of:=LOG10([.C245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2">
            <text:p>reasonably</text:p>
          </table:table-cell>
          <table:table-cell office:value-type="float" office:value="14" table:style-name="ce1">
            <text:p>14</text:p>
          </table:table-cell>
          <table:table-cell office:value-type="float" office:value="2.3802112417116059" table:formula="of:=LOG10([.A246])" table:style-name="ce1">
            <text:p>2.380211242</text:p>
          </table:table-cell>
          <table:table-cell table:style-name="ce1"/>
          <table:table-cell office:value-type="float" office:value="1.146128035678238" table:formula="of:=LOG10([.C246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2">
            <text:p>against</text:p>
          </table:table-cell>
          <table:table-cell office:value-type="float" office:value="14" table:style-name="ce1">
            <text:p>14</text:p>
          </table:table-cell>
          <table:table-cell office:value-type="float" office:value="2.3820170425748683" table:formula="of:=LOG10([.A247])" table:style-name="ce1">
            <text:p>2.382017043</text:p>
          </table:table-cell>
          <table:table-cell table:style-name="ce1"/>
          <table:table-cell office:value-type="float" office:value="1.146128035678238" table:formula="of:=LOG10([.C247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2">
            <text:p>issuer</text:p>
          </table:table-cell>
          <table:table-cell office:value-type="float" office:value="14" table:style-name="ce1">
            <text:p>14</text:p>
          </table:table-cell>
          <table:table-cell office:value-type="float" office:value="2.3838153659804311" table:formula="of:=LOG10([.A248])" table:style-name="ce1">
            <text:p>2.383815366</text:p>
          </table:table-cell>
          <table:table-cell table:style-name="ce1"/>
          <table:table-cell office:value-type="float" office:value="1.146128035678238" table:formula="of:=LOG10([.C248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2">
            <text:p>notify</text:p>
          </table:table-cell>
          <table:table-cell office:value-type="float" office:value="14" table:style-name="ce1">
            <text:p>14</text:p>
          </table:table-cell>
          <table:table-cell office:value-type="float" office:value="2.3856062735983121" table:formula="of:=LOG10([.A249])" table:style-name="ce1">
            <text:p>2.385606274</text:p>
          </table:table-cell>
          <table:table-cell table:style-name="ce1"/>
          <table:table-cell office:value-type="float" office:value="1.146128035678238" table:formula="of:=LOG10([.C249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2">
            <text:p>within</text:p>
          </table:table-cell>
          <table:table-cell office:value-type="float" office:value="14" table:style-name="ce1">
            <text:p>14</text:p>
          </table:table-cell>
          <table:table-cell office:value-type="float" office:value="2.3873898263387292" table:formula="of:=LOG10([.A250])" table:style-name="ce1">
            <text:p>2.387389826</text:p>
          </table:table-cell>
          <table:table-cell table:style-name="ce1"/>
          <table:table-cell office:value-type="float" office:value="1.146128035678238" table:formula="of:=LOG10([.C250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2">
            <text:p>reversal</text:p>
          </table:table-cell>
          <table:table-cell office:value-type="float" office:value="14" table:style-name="ce1">
            <text:p>14</text:p>
          </table:table-cell>
          <table:table-cell office:value-type="float" office:value="2.3891660843645326" table:formula="of:=LOG10([.A251])" table:style-name="ce1">
            <text:p>2.389166084</text:p>
          </table:table-cell>
          <table:table-cell table:style-name="ce1"/>
          <table:table-cell office:value-type="float" office:value="1.146128035678238" table:formula="of:=LOG10([.C251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2">
            <text:p>based</text:p>
          </table:table-cell>
          <table:table-cell office:value-type="float" office:value="14" table:style-name="ce1">
            <text:p>14</text:p>
          </table:table-cell>
          <table:table-cell office:value-type="float" office:value="2.3909351071033793" table:formula="of:=LOG10([.A252])" table:style-name="ce1">
            <text:p>2.390935107</text:p>
          </table:table-cell>
          <table:table-cell table:style-name="ce1"/>
          <table:table-cell office:value-type="float" office:value="1.146128035678238" table:formula="of:=LOG10([.C252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2">
            <text:p>relevant</text:p>
          </table:table-cell>
          <table:table-cell office:value-type="float" office:value="14" table:style-name="ce1">
            <text:p>14</text:p>
          </table:table-cell>
          <table:table-cell office:value-type="float" office:value="2.3926969532596658" table:formula="of:=LOG10([.A253])" table:style-name="ce1">
            <text:p>2.392696953</text:p>
          </table:table-cell>
          <table:table-cell table:style-name="ce1"/>
          <table:table-cell office:value-type="float" office:value="1.146128035678238" table:formula="of:=LOG10([.C253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2">
            <text:p>but</text:p>
          </table:table-cell>
          <table:table-cell office:value-type="float" office:value="14" table:style-name="ce1">
            <text:p>14</text:p>
          </table:table-cell>
          <table:table-cell office:value-type="float" office:value="2.3944516808262164" table:formula="of:=LOG10([.A254])" table:style-name="ce1">
            <text:p>2.394451681</text:p>
          </table:table-cell>
          <table:table-cell table:style-name="ce1"/>
          <table:table-cell office:value-type="float" office:value="1.146128035678238" table:formula="of:=LOG10([.C254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2">
            <text:p>privacy</text:p>
          </table:table-cell>
          <table:table-cell office:value-type="float" office:value="14" table:style-name="ce1">
            <text:p>14</text:p>
          </table:table-cell>
          <table:table-cell office:value-type="float" office:value="2.3961993470957363" table:formula="of:=LOG10([.A255])" table:style-name="ce1">
            <text:p>2.396199347</text:p>
          </table:table-cell>
          <table:table-cell table:style-name="ce1"/>
          <table:table-cell office:value-type="float" office:value="1.146128035678238" table:formula="of:=LOG10([.C255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2">
            <text:p>content</text:p>
          </table:table-cell>
          <table:table-cell office:value-type="float" office:value="14" table:style-name="ce1">
            <text:p>14</text:p>
          </table:table-cell>
          <table:table-cell office:value-type="float" office:value="2.3979400086720375" table:formula="of:=LOG10([.A256])" table:style-name="ce1">
            <text:p>2.397940009</text:p>
          </table:table-cell>
          <table:table-cell table:style-name="ce1"/>
          <table:table-cell office:value-type="float" office:value="1.146128035678238" table:formula="of:=LOG10([.C256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2">
            <text:p>usd</text:p>
          </table:table-cell>
          <table:table-cell office:value-type="float" office:value="14" table:style-name="ce1">
            <text:p>14</text:p>
          </table:table-cell>
          <table:table-cell office:value-type="float" office:value="2.399673721481038" table:formula="of:=LOG10([.A257])" table:style-name="ce1">
            <text:p>2.399673721</text:p>
          </table:table-cell>
          <table:table-cell table:style-name="ce1"/>
          <table:table-cell office:value-type="float" office:value="1.146128035678238" table:formula="of:=LOG10([.C257])" table:style-name="ce1">
            <text:p>1.146128036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2">
            <text:p>applies</text:p>
          </table:table-cell>
          <table:table-cell office:value-type="float" office:value="13" table:style-name="ce1">
            <text:p>13</text:p>
          </table:table-cell>
          <table:table-cell office:value-type="float" office:value="2.4014005407815442" table:formula="of:=LOG10([.A258])" table:style-name="ce1">
            <text:p>2.401400541</text:p>
          </table:table-cell>
          <table:table-cell table:style-name="ce1"/>
          <table:table-cell office:value-type="float" office:value="1.1139433523068367" table:formula="of:=LOG10([.C258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2">
            <text:p>those</text:p>
          </table:table-cell>
          <table:table-cell office:value-type="float" office:value="13" table:style-name="ce1">
            <text:p>13</text:p>
          </table:table-cell>
          <table:table-cell office:value-type="float" office:value="2.403120521175818" table:formula="of:=LOG10([.A259])" table:style-name="ce1">
            <text:p>2.403120521</text:p>
          </table:table-cell>
          <table:table-cell table:style-name="ce1"/>
          <table:table-cell office:value-type="float" office:value="1.1139433523068367" table:formula="of:=LOG10([.C259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2">
            <text:p>example</text:p>
          </table:table-cell>
          <table:table-cell office:value-type="float" office:value="13" table:style-name="ce1">
            <text:p>13</text:p>
          </table:table-cell>
          <table:table-cell office:value-type="float" office:value="2.4048337166199381" table:formula="of:=LOG10([.A260])" table:style-name="ce1">
            <text:p>2.404833717</text:p>
          </table:table-cell>
          <table:table-cell table:style-name="ce1"/>
          <table:table-cell office:value-type="float" office:value="1.1139433523068367" table:formula="of:=LOG10([.C260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2">
            <text:p>networks</text:p>
          </table:table-cell>
          <table:table-cell office:value-type="float" office:value="13" table:style-name="ce1">
            <text:p>13</text:p>
          </table:table-cell>
          <table:table-cell office:value-type="float" office:value="2.406540180433955" table:formula="of:=LOG10([.A261])" table:style-name="ce1">
            <text:p>2.40654018</text:p>
          </table:table-cell>
          <table:table-cell table:style-name="ce1"/>
          <table:table-cell office:value-type="float" office:value="1.1139433523068367" table:formula="of:=LOG10([.C261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2">
            <text:p>way</text:p>
          </table:table-cell>
          <table:table-cell office:value-type="float" office:value="13" table:style-name="ce1">
            <text:p>13</text:p>
          </table:table-cell>
          <table:table-cell office:value-type="float" office:value="2.4082399653118496" table:formula="of:=LOG10([.A262])" table:style-name="ce1">
            <text:p>2.408239965</text:p>
          </table:table-cell>
          <table:table-cell table:style-name="ce1"/>
          <table:table-cell office:value-type="float" office:value="1.1139433523068367" table:formula="of:=LOG10([.C262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2">
            <text:p>arising</text:p>
          </table:table-cell>
          <table:table-cell office:value-type="float" office:value="13" table:style-name="ce1">
            <text:p>13</text:p>
          </table:table-cell>
          <table:table-cell office:value-type="float" office:value="2.4099331233312946" table:formula="of:=LOG10([.A263])" table:style-name="ce1">
            <text:p>2.409933123</text:p>
          </table:table-cell>
          <table:table-cell table:style-name="ce1"/>
          <table:table-cell office:value-type="float" office:value="1.1139433523068367" table:formula="of:=LOG10([.C263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2">
            <text:p>connection</text:p>
          </table:table-cell>
          <table:table-cell office:value-type="float" office:value="13" table:style-name="ce1">
            <text:p>13</text:p>
          </table:table-cell>
          <table:table-cell office:value-type="float" office:value="2.4116197059632301" table:formula="of:=LOG10([.A264])" table:style-name="ce1">
            <text:p>2.411619706</text:p>
          </table:table-cell>
          <table:table-cell table:style-name="ce1"/>
          <table:table-cell office:value-type="float" office:value="1.1139433523068367" table:formula="of:=LOG10([.C264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2">
            <text:p>process</text:p>
          </table:table-cell>
          <table:table-cell office:value-type="float" office:value="13" table:style-name="ce1">
            <text:p>13</text:p>
          </table:table-cell>
          <table:table-cell office:value-type="float" office:value="2.4132997640812519" table:formula="of:=LOG10([.A265])" table:style-name="ce1">
            <text:p>2.413299764</text:p>
          </table:table-cell>
          <table:table-cell table:style-name="ce1"/>
          <table:table-cell office:value-type="float" office:value="1.1139433523068367" table:formula="of:=LOG10([.C265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2">
            <text:p>provider</text:p>
          </table:table-cell>
          <table:table-cell office:value-type="float" office:value="13" table:style-name="ce1">
            <text:p>13</text:p>
          </table:table-cell>
          <table:table-cell office:value-type="float" office:value="2.4149733479708178" table:formula="of:=LOG10([.A266])" table:style-name="ce1">
            <text:p>2.414973348</text:p>
          </table:table-cell>
          <table:table-cell table:style-name="ce1"/>
          <table:table-cell office:value-type="float" office:value="1.1139433523068367" table:formula="of:=LOG10([.C266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2">
            <text:p>cover</text:p>
          </table:table-cell>
          <table:table-cell office:value-type="float" office:value="13" table:style-name="ce1">
            <text:p>13</text:p>
          </table:table-cell>
          <table:table-cell office:value-type="float" office:value="2.4166405073382808" table:formula="of:=LOG10([.A267])" table:style-name="ce1">
            <text:p>2.416640507</text:p>
          </table:table-cell>
          <table:table-cell table:style-name="ce1"/>
          <table:table-cell office:value-type="float" office:value="1.1139433523068367" table:formula="of:=LOG10([.C267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2">
            <text:p>limited</text:p>
          </table:table-cell>
          <table:table-cell office:value-type="float" office:value="13" table:style-name="ce1">
            <text:p>13</text:p>
          </table:table-cell>
          <table:table-cell office:value-type="float" office:value="2.4183012913197452" table:formula="of:=LOG10([.A268])" table:style-name="ce1">
            <text:p>2.418301291</text:p>
          </table:table-cell>
          <table:table-cell table:style-name="ce1"/>
          <table:table-cell office:value-type="float" office:value="1.1139433523068367" table:formula="of:=LOG10([.C268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2">
            <text:p>they</text:p>
          </table:table-cell>
          <table:table-cell office:value-type="float" office:value="13" table:style-name="ce1">
            <text:p>13</text:p>
          </table:table-cell>
          <table:table-cell office:value-type="float" office:value="2.419955748489758" table:formula="of:=LOG10([.A269])" table:style-name="ce1">
            <text:p>2.419955748</text:p>
          </table:table-cell>
          <table:table-cell table:style-name="ce1"/>
          <table:table-cell office:value-type="float" office:value="1.1139433523068367" table:formula="of:=LOG10([.C269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2">
            <text:p>koruna</text:p>
          </table:table-cell>
          <table:table-cell office:value-type="float" office:value="13" table:style-name="ce1">
            <text:p>13</text:p>
          </table:table-cell>
          <table:table-cell office:value-type="float" office:value="2.4216039268698313" table:formula="of:=LOG10([.A270])" table:style-name="ce1">
            <text:p>2.421603927</text:p>
          </table:table-cell>
          <table:table-cell table:style-name="ce1"/>
          <table:table-cell office:value-type="float" office:value="1.1139433523068367" table:formula="of:=LOG10([.C270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2">
            <text:p>hungarian</text:p>
          </table:table-cell>
          <table:table-cell office:value-type="float" office:value="13" table:style-name="ce1">
            <text:p>13</text:p>
          </table:table-cell>
          <table:table-cell office:value-type="float" office:value="2.4232458739368079" table:formula="of:=LOG10([.A271])" table:style-name="ce1">
            <text:p>2.423245874</text:p>
          </table:table-cell>
          <table:table-cell table:style-name="ce1"/>
          <table:table-cell office:value-type="float" office:value="1.1139433523068367" table:formula="of:=LOG10([.C271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2">
            <text:p>either</text:p>
          </table:table-cell>
          <table:table-cell office:value-type="float" office:value="13" table:style-name="ce1">
            <text:p>13</text:p>
          </table:table-cell>
          <table:table-cell office:value-type="float" office:value="2.424881636631067" table:formula="of:=LOG10([.A272])" table:style-name="ce1">
            <text:p>2.424881637</text:p>
          </table:table-cell>
          <table:table-cell table:style-name="ce1"/>
          <table:table-cell office:value-type="float" office:value="1.1139433523068367" table:formula="of:=LOG10([.C272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2">
            <text:p>goods</text:p>
          </table:table-cell>
          <table:table-cell office:value-type="float" office:value="13" table:style-name="ce1">
            <text:p>13</text:p>
          </table:table-cell>
          <table:table-cell office:value-type="float" office:value="2.4265112613645754" table:formula="of:=LOG10([.A273])" table:style-name="ce1">
            <text:p>2.426511261</text:p>
          </table:table-cell>
          <table:table-cell table:style-name="ce1"/>
          <table:table-cell office:value-type="float" office:value="1.1139433523068367" table:formula="of:=LOG10([.C273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2">
            <text:p>returned</text:p>
          </table:table-cell>
          <table:table-cell office:value-type="float" office:value="13" table:style-name="ce1">
            <text:p>13</text:p>
          </table:table-cell>
          <table:table-cell office:value-type="float" office:value="2.428134794028789" table:formula="of:=LOG10([.A274])" table:style-name="ce1">
            <text:p>2.428134794</text:p>
          </table:table-cell>
          <table:table-cell table:style-name="ce1"/>
          <table:table-cell office:value-type="float" office:value="1.1139433523068367" table:formula="of:=LOG10([.C274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2">
            <text:p>incorrect</text:p>
          </table:table-cell>
          <table:table-cell office:value-type="float" office:value="13" table:style-name="ce1">
            <text:p>13</text:p>
          </table:table-cell>
          <table:table-cell office:value-type="float" office:value="2.4297522800024081" table:formula="of:=LOG10([.A275])" table:style-name="ce1">
            <text:p>2.42975228</text:p>
          </table:table-cell>
          <table:table-cell table:style-name="ce1"/>
          <table:table-cell office:value-type="float" office:value="1.1139433523068367" table:formula="of:=LOG10([.C275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2">
            <text:p>chargebacks</text:p>
          </table:table-cell>
          <table:table-cell office:value-type="float" office:value="13" table:style-name="ce1">
            <text:p>13</text:p>
          </table:table-cell>
          <table:table-cell office:value-type="float" office:value="2.4313637641589874" table:formula="of:=LOG10([.A276])" table:style-name="ce1">
            <text:p>2.431363764</text:p>
          </table:table-cell>
          <table:table-cell table:style-name="ce1"/>
          <table:table-cell office:value-type="float" office:value="1.1139433523068367" table:formula="of:=LOG10([.C276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2">
            <text:p>data</text:p>
          </table:table-cell>
          <table:table-cell office:value-type="float" office:value="13" table:style-name="ce1">
            <text:p>13</text:p>
          </table:table-cell>
          <table:table-cell office:value-type="float" office:value="2.4329692908744058" table:formula="of:=LOG10([.A277])" table:style-name="ce1">
            <text:p>2.432969291</text:p>
          </table:table-cell>
          <table:table-cell table:style-name="ce1"/>
          <table:table-cell office:value-type="float" office:value="1.1139433523068367" table:formula="of:=LOG10([.C277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2">
            <text:p>aud</text:p>
          </table:table-cell>
          <table:table-cell office:value-type="float" office:value="13" table:style-name="ce1">
            <text:p>13</text:p>
          </table:table-cell>
          <table:table-cell office:value-type="float" office:value="2.4345689040341987" table:formula="of:=LOG10([.A278])" table:style-name="ce1">
            <text:p>2.434568904</text:p>
          </table:table-cell>
          <table:table-cell table:style-name="ce1"/>
          <table:table-cell office:value-type="float" office:value="1.1139433523068367" table:formula="of:=LOG10([.C278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2">
            <text:p>cad</text:p>
          </table:table-cell>
          <table:table-cell office:value-type="float" office:value="13" table:style-name="ce1">
            <text:p>13</text:p>
          </table:table-cell>
          <table:table-cell office:value-type="float" office:value="2.436162647040756" table:formula="of:=LOG10([.A279])" table:style-name="ce1">
            <text:p>2.436162647</text:p>
          </table:table-cell>
          <table:table-cell table:style-name="ce1"/>
          <table:table-cell office:value-type="float" office:value="1.1139433523068367" table:formula="of:=LOG10([.C279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2">
            <text:p>dkk</text:p>
          </table:table-cell>
          <table:table-cell office:value-type="float" office:value="13" table:style-name="ce1">
            <text:p>13</text:p>
          </table:table-cell>
          <table:table-cell office:value-type="float" office:value="2.4377505628203879" table:formula="of:=LOG10([.A280])" table:style-name="ce1">
            <text:p>2.437750563</text:p>
          </table:table-cell>
          <table:table-cell table:style-name="ce1"/>
          <table:table-cell office:value-type="float" office:value="1.1139433523068367" table:formula="of:=LOG10([.C280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2">
            <text:p>hkd</text:p>
          </table:table-cell>
          <table:table-cell office:value-type="float" office:value="13" table:style-name="ce1">
            <text:p>13</text:p>
          </table:table-cell>
          <table:table-cell office:value-type="float" office:value="2.4393326938302629" table:formula="of:=LOG10([.A281])" table:style-name="ce1">
            <text:p>2.439332694</text:p>
          </table:table-cell>
          <table:table-cell table:style-name="ce1"/>
          <table:table-cell office:value-type="float" office:value="1.1139433523068367" table:formula="of:=LOG10([.C281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2">
            <text:p>ils</text:p>
          </table:table-cell>
          <table:table-cell office:value-type="float" office:value="13" table:style-name="ce1">
            <text:p>13</text:p>
          </table:table-cell>
          <table:table-cell office:value-type="float" office:value="2.4409090820652177" table:formula="of:=LOG10([.A282])" table:style-name="ce1">
            <text:p>2.440909082</text:p>
          </table:table-cell>
          <table:table-cell table:style-name="ce1"/>
          <table:table-cell office:value-type="float" office:value="1.1139433523068367" table:formula="of:=LOG10([.C282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2">
            <text:p>jpy</text:p>
          </table:table-cell>
          <table:table-cell office:value-type="float" office:value="13" table:style-name="ce1">
            <text:p>13</text:p>
          </table:table-cell>
          <table:table-cell office:value-type="float" office:value="2.4424797690644486" table:formula="of:=LOG10([.A283])" table:style-name="ce1">
            <text:p>2.442479769</text:p>
          </table:table-cell>
          <table:table-cell table:style-name="ce1"/>
          <table:table-cell office:value-type="float" office:value="1.1139433523068367" table:formula="of:=LOG10([.C283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2">
            <text:p>mxn</text:p>
          </table:table-cell>
          <table:table-cell office:value-type="float" office:value="13" table:style-name="ce1">
            <text:p>13</text:p>
          </table:table-cell>
          <table:table-cell office:value-type="float" office:value="2.4440447959180762" table:formula="of:=LOG10([.A284])" table:style-name="ce1">
            <text:p>2.444044796</text:p>
          </table:table-cell>
          <table:table-cell table:style-name="ce1"/>
          <table:table-cell office:value-type="float" office:value="1.1139433523068367" table:formula="of:=LOG10([.C284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2">
            <text:p>nzd</text:p>
          </table:table-cell>
          <table:table-cell office:value-type="float" office:value="13" table:style-name="ce1">
            <text:p>13</text:p>
          </table:table-cell>
          <table:table-cell office:value-type="float" office:value="2.4456042032735974" table:formula="of:=LOG10([.A285])" table:style-name="ce1">
            <text:p>2.445604203</text:p>
          </table:table-cell>
          <table:table-cell table:style-name="ce1"/>
          <table:table-cell office:value-type="float" office:value="1.1139433523068367" table:formula="of:=LOG10([.C285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2">
            <text:p>nok</text:p>
          </table:table-cell>
          <table:table-cell office:value-type="float" office:value="13" table:style-name="ce1">
            <text:p>13</text:p>
          </table:table-cell>
          <table:table-cell office:value-type="float" office:value="2.4471580313422194" table:formula="of:=LOG10([.A286])" table:style-name="ce1">
            <text:p>2.447158031</text:p>
          </table:table-cell>
          <table:table-cell table:style-name="ce1"/>
          <table:table-cell office:value-type="float" office:value="1.1139433523068367" table:formula="of:=LOG10([.C286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2">
            <text:p>php</text:p>
          </table:table-cell>
          <table:table-cell office:value-type="float" office:value="13" table:style-name="ce1">
            <text:p>13</text:p>
          </table:table-cell>
          <table:table-cell office:value-type="float" office:value="2.4487063199050798" table:formula="of:=LOG10([.A287])" table:style-name="ce1">
            <text:p>2.44870632</text:p>
          </table:table-cell>
          <table:table-cell table:style-name="ce1"/>
          <table:table-cell office:value-type="float" office:value="1.1139433523068367" table:formula="of:=LOG10([.C287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2">
            <text:p>pln</text:p>
          </table:table-cell>
          <table:table-cell office:value-type="float" office:value="13" table:style-name="ce1">
            <text:p>13</text:p>
          </table:table-cell>
          <table:table-cell office:value-type="float" office:value="2.4502491083193609" table:formula="of:=LOG10([.A288])" table:style-name="ce1">
            <text:p>2.450249108</text:p>
          </table:table-cell>
          <table:table-cell table:style-name="ce1"/>
          <table:table-cell office:value-type="float" office:value="1.1139433523068367" table:formula="of:=LOG10([.C288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2">
            <text:p>rub</text:p>
          </table:table-cell>
          <table:table-cell office:value-type="float" office:value="13" table:style-name="ce1">
            <text:p>13</text:p>
          </table:table-cell>
          <table:table-cell office:value-type="float" office:value="2.4517864355242902" table:formula="of:=LOG10([.A289])" table:style-name="ce1">
            <text:p>2.451786436</text:p>
          </table:table-cell>
          <table:table-cell table:style-name="ce1"/>
          <table:table-cell office:value-type="float" office:value="1.1139433523068367" table:formula="of:=LOG10([.C289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2">
            <text:p>sgd</text:p>
          </table:table-cell>
          <table:table-cell office:value-type="float" office:value="13" table:style-name="ce1">
            <text:p>13</text:p>
          </table:table-cell>
          <table:table-cell office:value-type="float" office:value="2.4533183400470375" table:formula="of:=LOG10([.A290])" table:style-name="ce1">
            <text:p>2.45331834</text:p>
          </table:table-cell>
          <table:table-cell table:style-name="ce1"/>
          <table:table-cell office:value-type="float" office:value="1.1139433523068367" table:formula="of:=LOG10([.C290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2">
            <text:p>sek</text:p>
          </table:table-cell>
          <table:table-cell office:value-type="float" office:value="13" table:style-name="ce1">
            <text:p>13</text:p>
          </table:table-cell>
          <table:table-cell office:value-type="float" office:value="2.4548448600085102" table:formula="of:=LOG10([.A291])" table:style-name="ce1">
            <text:p>2.45484486</text:p>
          </table:table-cell>
          <table:table-cell table:style-name="ce1"/>
          <table:table-cell office:value-type="float" office:value="1.1139433523068367" table:formula="of:=LOG10([.C291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2">
            <text:p>thb</text:p>
          </table:table-cell>
          <table:table-cell office:value-type="float" office:value="13" table:style-name="ce1">
            <text:p>13</text:p>
          </table:table-cell>
          <table:table-cell office:value-type="float" office:value="2.4563660331290431" table:formula="of:=LOG10([.A292])" table:style-name="ce1">
            <text:p>2.456366033</text:p>
          </table:table-cell>
          <table:table-cell table:style-name="ce1"/>
          <table:table-cell office:value-type="float" office:value="1.1139433523068367" table:formula="of:=LOG10([.C292])" table:style-name="ce1">
            <text:p>1.113943352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2">
            <text:p>need</text:p>
          </table:table-cell>
          <table:table-cell office:value-type="float" office:value="12" table:style-name="ce1">
            <text:p>12</text:p>
          </table:table-cell>
          <table:table-cell office:value-type="float" office:value="2.4578818967339924" table:formula="of:=LOG10([.A293])" table:style-name="ce1">
            <text:p>2.457881897</text:p>
          </table:table-cell>
          <table:table-cell table:style-name="ce1"/>
          <table:table-cell office:value-type="float" office:value="1.0791812460476249" table:formula="of:=LOG10([.C293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2">
            <text:p>status</text:p>
          </table:table-cell>
          <table:table-cell office:value-type="float" office:value="12" table:style-name="ce1">
            <text:p>12</text:p>
          </table:table-cell>
          <table:table-cell office:value-type="float" office:value="2.459392487759231" table:formula="of:=LOG10([.A294])" table:style-name="ce1">
            <text:p>2.459392488</text:p>
          </table:table-cell>
          <table:table-cell table:style-name="ce1"/>
          <table:table-cell office:value-type="float" office:value="1.0791812460476249" table:formula="of:=LOG10([.C294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2">
            <text:p>reasonable</text:p>
          </table:table-cell>
          <table:table-cell office:value-type="float" office:value="12" table:style-name="ce1">
            <text:p>12</text:p>
          </table:table-cell>
          <table:table-cell office:value-type="float" office:value="2.4608978427565478" table:formula="of:=LOG10([.A295])" table:style-name="ce1">
            <text:p>2.460897843</text:p>
          </table:table-cell>
          <table:table-cell table:style-name="ce1"/>
          <table:table-cell office:value-type="float" office:value="1.0791812460476249" table:formula="of:=LOG10([.C295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2">
            <text:p>control</text:p>
          </table:table-cell>
          <table:table-cell office:value-type="float" office:value="12" table:style-name="ce1">
            <text:p>12</text:p>
          </table:table-cell>
          <table:table-cell office:value-type="float" office:value="2.4623979978989561" table:formula="of:=LOG10([.A296])" table:style-name="ce1">
            <text:p>2.462397998</text:p>
          </table:table-cell>
          <table:table-cell table:style-name="ce1"/>
          <table:table-cell office:value-type="float" office:value="1.0791812460476249" table:formula="of:=LOG10([.C296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2">
            <text:p>liable</text:p>
          </table:table-cell>
          <table:table-cell office:value-type="float" office:value="12" table:style-name="ce1">
            <text:p>12</text:p>
          </table:table-cell>
          <table:table-cell office:value-type="float" office:value="2.4638929889859074" table:formula="of:=LOG10([.A297])" table:style-name="ce1">
            <text:p>2.463892989</text:p>
          </table:table-cell>
          <table:table-cell table:style-name="ce1"/>
          <table:table-cell office:value-type="float" office:value="1.0791812460476249" table:formula="of:=LOG10([.C297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2">
            <text:p>prior</text:p>
          </table:table-cell>
          <table:table-cell office:value-type="float" office:value="12" table:style-name="ce1">
            <text:p>12</text:p>
          </table:table-cell>
          <table:table-cell office:value-type="float" office:value="2.4653828514484184" table:formula="of:=LOG10([.A298])" table:style-name="ce1">
            <text:p>2.465382851</text:p>
          </table:table-cell>
          <table:table-cell table:style-name="ce1"/>
          <table:table-cell office:value-type="float" office:value="1.0791812460476249" table:formula="of:=LOG10([.C298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2">
            <text:p>associated</text:p>
          </table:table-cell>
          <table:table-cell office:value-type="float" office:value="12" table:style-name="ce1">
            <text:p>12</text:p>
          </table:table-cell>
          <table:table-cell office:value-type="float" office:value="2.4668676203541096" table:formula="of:=LOG10([.A299])" table:style-name="ce1">
            <text:p>2.46686762</text:p>
          </table:table-cell>
          <table:table-cell table:style-name="ce1"/>
          <table:table-cell office:value-type="float" office:value="1.0791812460476249" table:formula="of:=LOG10([.C299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2">
            <text:p>servers</text:p>
          </table:table-cell>
          <table:table-cell office:value-type="float" office:value="12" table:style-name="ce1">
            <text:p>12</text:p>
          </table:table-cell>
          <table:table-cell office:value-type="float" office:value="2.4683473304121573" table:formula="of:=LOG10([.A300])" table:style-name="ce1">
            <text:p>2.46834733</text:p>
          </table:table-cell>
          <table:table-cell table:style-name="ce1"/>
          <table:table-cell office:value-type="float" office:value="1.0791812460476249" table:formula="of:=LOG10([.C300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2">
            <text:p>operated</text:p>
          </table:table-cell>
          <table:table-cell office:value-type="float" office:value="12" table:style-name="ce1">
            <text:p>12</text:p>
          </table:table-cell>
          <table:table-cell office:value-type="float" office:value="2.469822015978163" table:formula="of:=LOG10([.A301])" table:style-name="ce1">
            <text:p>2.469822016</text:p>
          </table:table-cell>
          <table:table-cell table:style-name="ce1"/>
          <table:table-cell office:value-type="float" office:value="1.0791812460476249" table:formula="of:=LOG10([.C301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2">
            <text:p>reason</text:p>
          </table:table-cell>
          <table:table-cell office:value-type="float" office:value="12" table:style-name="ce1">
            <text:p>12</text:p>
          </table:table-cell>
          <table:table-cell office:value-type="float" office:value="2.4712917110589387" table:formula="of:=LOG10([.A302])" table:style-name="ce1">
            <text:p>2.471291711</text:p>
          </table:table-cell>
          <table:table-cell table:style-name="ce1"/>
          <table:table-cell office:value-type="float" office:value="1.0791812460476249" table:formula="of:=LOG10([.C302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2">
            <text:p>european</text:p>
          </table:table-cell>
          <table:table-cell office:value-type="float" office:value="12" table:style-name="ce1">
            <text:p>12</text:p>
          </table:table-cell>
          <table:table-cell office:value-type="float" office:value="2.4727564493172123" table:formula="of:=LOG10([.A303])" table:style-name="ce1">
            <text:p>2.472756449</text:p>
          </table:table-cell>
          <table:table-cell table:style-name="ce1"/>
          <table:table-cell office:value-type="float" office:value="1.0791812460476249" table:formula="of:=LOG10([.C303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2">
            <text:p>date</text:p>
          </table:table-cell>
          <table:table-cell office:value-type="float" office:value="12" table:style-name="ce1">
            <text:p>12</text:p>
          </table:table-cell>
          <table:table-cell office:value-type="float" office:value="2.4742162640762553" table:formula="of:=LOG10([.A304])" table:style-name="ce1">
            <text:p>2.474216264</text:p>
          </table:table-cell>
          <table:table-cell table:style-name="ce1"/>
          <table:table-cell office:value-type="float" office:value="1.0791812460476249" table:formula="of:=LOG10([.C304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2">
            <text:p>action</text:p>
          </table:table-cell>
          <table:table-cell office:value-type="float" office:value="12" table:style-name="ce1">
            <text:p>12</text:p>
          </table:table-cell>
          <table:table-cell office:value-type="float" office:value="2.4756711883244296" table:formula="of:=LOG10([.A305])" table:style-name="ce1">
            <text:p>2.475671188</text:p>
          </table:table-cell>
          <table:table-cell table:style-name="ce1"/>
          <table:table-cell office:value-type="float" office:value="1.0791812460476249" table:formula="of:=LOG10([.C305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2">
            <text:p>making</text:p>
          </table:table-cell>
          <table:table-cell office:value-type="float" office:value="12" table:style-name="ce1">
            <text:p>12</text:p>
          </table:table-cell>
          <table:table-cell office:value-type="float" office:value="2.4771212547196626" table:formula="of:=LOG10([.A306])" table:style-name="ce1">
            <text:p>2.477121255</text:p>
          </table:table-cell>
          <table:table-cell table:style-name="ce1"/>
          <table:table-cell office:value-type="float" office:value="1.0791812460476249" table:formula="of:=LOG10([.C306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2">
            <text:p>purchase</text:p>
          </table:table-cell>
          <table:table-cell office:value-type="float" office:value="12" table:style-name="ce1">
            <text:p>12</text:p>
          </table:table-cell>
          <table:table-cell office:value-type="float" office:value="2.4785664955938436" table:formula="of:=LOG10([.A307])" table:style-name="ce1">
            <text:p>2.478566496</text:p>
          </table:table-cell>
          <table:table-cell table:style-name="ce1"/>
          <table:table-cell office:value-type="float" office:value="1.0791812460476249" table:formula="of:=LOG10([.C307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2">
            <text:p>type</text:p>
          </table:table-cell>
          <table:table-cell office:value-type="float" office:value="12" table:style-name="ce1">
            <text:p>12</text:p>
          </table:table-cell>
          <table:table-cell office:value-type="float" office:value="2.4800069429571505" table:formula="of:=LOG10([.A308])" table:style-name="ce1">
            <text:p>2.480006943</text:p>
          </table:table-cell>
          <table:table-cell table:style-name="ce1"/>
          <table:table-cell office:value-type="float" office:value="1.0791812460476249" table:formula="of:=LOG10([.C308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2">
            <text:p>means</text:p>
          </table:table-cell>
          <table:table-cell office:value-type="float" office:value="12" table:style-name="ce1">
            <text:p>12</text:p>
          </table:table-cell>
          <table:table-cell office:value-type="float" office:value="2.4814426285023048" table:formula="of:=LOG10([.A309])" table:style-name="ce1">
            <text:p>2.481442629</text:p>
          </table:table-cell>
          <table:table-cell table:style-name="ce1"/>
          <table:table-cell office:value-type="float" office:value="1.0791812460476249" table:formula="of:=LOG10([.C309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2">
            <text:p>complete</text:p>
          </table:table-cell>
          <table:table-cell office:value-type="float" office:value="12" table:style-name="ce1">
            <text:p>12</text:p>
          </table:table-cell>
          <table:table-cell office:value-type="float" office:value="2.4828735836087539" table:formula="of:=LOG10([.A310])" table:style-name="ce1">
            <text:p>2.482873584</text:p>
          </table:table-cell>
          <table:table-cell table:style-name="ce1"/>
          <table:table-cell office:value-type="float" office:value="1.0791812460476249" table:formula="of:=LOG10([.C310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2">
            <text:p>currencies</text:p>
          </table:table-cell>
          <table:table-cell office:value-type="float" office:value="12" table:style-name="ce1">
            <text:p>12</text:p>
          </table:table-cell>
          <table:table-cell office:value-type="float" office:value="2.4842998393467859" table:formula="of:=LOG10([.A311])" table:style-name="ce1">
            <text:p>2.484299839</text:p>
          </table:table-cell>
          <table:table-cell table:style-name="ce1"/>
          <table:table-cell office:value-type="float" office:value="1.0791812460476249" table:formula="of:=LOG10([.C311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2">
            <text:p>forint</text:p>
          </table:table-cell>
          <table:table-cell office:value-type="float" office:value="12" table:style-name="ce1">
            <text:p>12</text:p>
          </table:table-cell>
          <table:table-cell office:value-type="float" office:value="2.4857214264815801" table:formula="of:=LOG10([.A312])" table:style-name="ce1">
            <text:p>2.485721426</text:p>
          </table:table-cell>
          <table:table-cell table:style-name="ce1"/>
          <table:table-cell office:value-type="float" office:value="1.0791812460476249" table:formula="of:=LOG10([.C312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2">
            <text:p>discretion</text:p>
          </table:table-cell>
          <table:table-cell office:value-type="float" office:value="12" table:style-name="ce1">
            <text:p>12</text:p>
          </table:table-cell>
          <table:table-cell office:value-type="float" office:value="2.4871383754771865" table:formula="of:=LOG10([.A313])" table:style-name="ce1">
            <text:p>2.487138375</text:p>
          </table:table-cell>
          <table:table-cell table:style-name="ce1"/>
          <table:table-cell office:value-type="float" office:value="1.0791812460476249" table:formula="of:=LOG10([.C313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2">
            <text:p>review</text:p>
          </table:table-cell>
          <table:table-cell office:value-type="float" office:value="12" table:style-name="ce1">
            <text:p>12</text:p>
          </table:table-cell>
          <table:table-cell office:value-type="float" office:value="2.4885507165004443" table:formula="of:=LOG10([.A314])" table:style-name="ce1">
            <text:p>2.488550717</text:p>
          </table:table-cell>
          <table:table-cell table:style-name="ce1"/>
          <table:table-cell office:value-type="float" office:value="1.0791812460476249" table:formula="of:=LOG10([.C314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2">
            <text:p>methods</text:p>
          </table:table-cell>
          <table:table-cell office:value-type="float" office:value="12" table:style-name="ce1">
            <text:p>12</text:p>
          </table:table-cell>
          <table:table-cell office:value-type="float" office:value="2.4899584794248346" table:formula="of:=LOG10([.A315])" table:style-name="ce1">
            <text:p>2.489958479</text:p>
          </table:table-cell>
          <table:table-cell table:style-name="ce1"/>
          <table:table-cell office:value-type="float" office:value="1.0791812460476249" table:formula="of:=LOG10([.C315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2">
            <text:p>schedule</text:p>
          </table:table-cell>
          <table:table-cell office:value-type="float" office:value="12" table:style-name="ce1">
            <text:p>12</text:p>
          </table:table-cell>
          <table:table-cell office:value-type="float" office:value="2.4913616938342726" table:formula="of:=LOG10([.A316])" table:style-name="ce1">
            <text:p>2.491361694</text:p>
          </table:table-cell>
          <table:table-cell table:style-name="ce1"/>
          <table:table-cell office:value-type="float" office:value="1.0791812460476249" table:formula="of:=LOG10([.C316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2">
            <text:p>structure</text:p>
          </table:table-cell>
          <table:table-cell office:value-type="float" office:value="12" table:style-name="ce1">
            <text:p>12</text:p>
          </table:table-cell>
          <table:table-cell office:value-type="float" office:value="2.4927603890268375" table:formula="of:=LOG10([.A317])" table:style-name="ce1">
            <text:p>2.492760389</text:p>
          </table:table-cell>
          <table:table-cell table:style-name="ce1"/>
          <table:table-cell office:value-type="float" office:value="1.0791812460476249" table:formula="of:=LOG10([.C317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2">
            <text:p>brazilian</text:p>
          </table:table-cell>
          <table:table-cell office:value-type="float" office:value="12" table:style-name="ce1">
            <text:p>12</text:p>
          </table:table-cell>
          <table:table-cell office:value-type="float" office:value="2.4941545940184429" table:formula="of:=LOG10([.A318])" table:style-name="ce1">
            <text:p>2.494154594</text:p>
          </table:table-cell>
          <table:table-cell table:style-name="ce1"/>
          <table:table-cell office:value-type="float" office:value="1.0791812460476249" table:formula="of:=LOG10([.C318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2">
            <text:p>myr</text:p>
          </table:table-cell>
          <table:table-cell office:value-type="float" office:value="12" table:style-name="ce1">
            <text:p>12</text:p>
          </table:table-cell>
          <table:table-cell office:value-type="float" office:value="2.4955443375464483" table:formula="of:=LOG10([.A319])" table:style-name="ce1">
            <text:p>2.495544338</text:p>
          </table:table-cell>
          <table:table-cell table:style-name="ce1"/>
          <table:table-cell office:value-type="float" office:value="1.0791812460476249" table:formula="of:=LOG10([.C319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2">
            <text:p>russian</text:p>
          </table:table-cell>
          <table:table-cell office:value-type="float" office:value="12" table:style-name="ce1">
            <text:p>12</text:p>
          </table:table-cell>
          <table:table-cell office:value-type="float" office:value="2.4969296480732148" table:formula="of:=LOG10([.A320])" table:style-name="ce1">
            <text:p>2.496929648</text:p>
          </table:table-cell>
          <table:table-cell table:style-name="ce1"/>
          <table:table-cell office:value-type="float" office:value="1.0791812460476249" table:formula="of:=LOG10([.C320])" table:style-name="ce1">
            <text:p>1.079181246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2">
            <text:p>order</text:p>
          </table:table-cell>
          <table:table-cell office:value-type="float" office:value="11" table:style-name="ce1">
            <text:p>11</text:p>
          </table:table-cell>
          <table:table-cell office:value-type="float" office:value="2.4983105537896004" table:formula="of:=LOG10([.A321])" table:style-name="ce1">
            <text:p>2.498310554</text:p>
          </table:table-cell>
          <table:table-cell table:style-name="ce1"/>
          <table:table-cell office:value-type="float" office:value="1.0413926851582251" table:formula="of:=LOG10([.C321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2">
            <text:p>processing</text:p>
          </table:table-cell>
          <table:table-cell office:value-type="float" office:value="11" table:style-name="ce1">
            <text:p>11</text:p>
          </table:table-cell>
          <table:table-cell office:value-type="float" office:value="2.4996870826184039" table:formula="of:=LOG10([.A322])" table:style-name="ce1">
            <text:p>2.499687083</text:p>
          </table:table-cell>
          <table:table-cell table:style-name="ce1"/>
          <table:table-cell office:value-type="float" office:value="1.0413926851582251" table:formula="of:=LOG10([.C322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2">
            <text:p>responsible</text:p>
          </table:table-cell>
          <table:table-cell office:value-type="float" office:value="11" table:style-name="ce1">
            <text:p>11</text:p>
          </table:table-cell>
          <table:table-cell office:value-type="float" office:value="2.5010592622177517" table:formula="of:=LOG10([.A323])" table:style-name="ce1">
            <text:p>2.501059262</text:p>
          </table:table-cell>
          <table:table-cell table:style-name="ce1"/>
          <table:table-cell office:value-type="float" office:value="1.0413926851582251" table:formula="of:=LOG10([.C323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2">
            <text:p>cancel</text:p>
          </table:table-cell>
          <table:table-cell office:value-type="float" office:value="11" table:style-name="ce1">
            <text:p>11</text:p>
          </table:table-cell>
          <table:table-cell office:value-type="float" office:value="2.5024271199844326" table:formula="of:=LOG10([.A324])" table:style-name="ce1">
            <text:p>2.50242712</text:p>
          </table:table-cell>
          <table:table-cell table:style-name="ce1"/>
          <table:table-cell office:value-type="float" office:value="1.0413926851582251" table:formula="of:=LOG10([.C324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2">
            <text:p>related</text:p>
          </table:table-cell>
          <table:table-cell office:value-type="float" office:value="11" table:style-name="ce1">
            <text:p>11</text:p>
          </table:table-cell>
          <table:table-cell office:value-type="float" office:value="2.503790683057181" table:formula="of:=LOG10([.A325])" table:style-name="ce1">
            <text:p>2.503790683</text:p>
          </table:table-cell>
          <table:table-cell table:style-name="ce1"/>
          <table:table-cell office:value-type="float" office:value="1.0413926851582251" table:formula="of:=LOG10([.C325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2">
            <text:p>number</text:p>
          </table:table-cell>
          <table:table-cell office:value-type="float" office:value="11" table:style-name="ce1">
            <text:p>11</text:p>
          </table:table-cell>
          <table:table-cell office:value-type="float" office:value="2.5051499783199058" table:formula="of:=LOG10([.A326])" table:style-name="ce1">
            <text:p>2.505149978</text:p>
          </table:table-cell>
          <table:table-cell table:style-name="ce1"/>
          <table:table-cell office:value-type="float" office:value="1.0413926851582251" table:formula="of:=LOG10([.C326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2">
            <text:p>resident</text:p>
          </table:table-cell>
          <table:table-cell office:value-type="float" office:value="11" table:style-name="ce1">
            <text:p>11</text:p>
          </table:table-cell>
          <table:table-cell office:value-type="float" office:value="2.5065050324048719" table:formula="of:=LOG10([.A327])" table:style-name="ce1">
            <text:p>2.506505032</text:p>
          </table:table-cell>
          <table:table-cell table:style-name="ce1"/>
          <table:table-cell office:value-type="float" office:value="1.0413926851582251" table:formula="of:=LOG10([.C327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2">
            <text:p>collect</text:p>
          </table:table-cell>
          <table:table-cell office:value-type="float" office:value="11" table:style-name="ce1">
            <text:p>11</text:p>
          </table:table-cell>
          <table:table-cell office:value-type="float" office:value="2.5078558716958308" table:formula="of:=LOG10([.A328])" table:style-name="ce1">
            <text:p>2.507855872</text:p>
          </table:table-cell>
          <table:table-cell table:style-name="ce1"/>
          <table:table-cell office:value-type="float" office:value="1.0413926851582251" table:formula="of:=LOG10([.C328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2">
            <text:p>place</text:p>
          </table:table-cell>
          <table:table-cell office:value-type="float" office:value="11" table:style-name="ce1">
            <text:p>11</text:p>
          </table:table-cell>
          <table:table-cell office:value-type="float" office:value="2.509202522331103" table:formula="of:=LOG10([.A329])" table:style-name="ce1">
            <text:p>2.509202522</text:p>
          </table:table-cell>
          <table:table-cell table:style-name="ce1"/>
          <table:table-cell office:value-type="float" office:value="1.0413926851582251" table:formula="of:=LOG10([.C329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2">
            <text:p>believe</text:p>
          </table:table-cell>
          <table:table-cell office:value-type="float" office:value="11" table:style-name="ce1">
            <text:p>11</text:p>
          </table:table-cell>
          <table:table-cell office:value-type="float" office:value="2.510545010206612" table:formula="of:=LOG10([.A330])" table:style-name="ce1">
            <text:p>2.51054501</text:p>
          </table:table-cell>
          <table:table-cell table:style-name="ce1"/>
          <table:table-cell office:value-type="float" office:value="1.0413926851582251" table:formula="of:=LOG10([.C330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2">
            <text:p>charged</text:p>
          </table:table-cell>
          <table:table-cell office:value-type="float" office:value="11" table:style-name="ce1">
            <text:p>11</text:p>
          </table:table-cell>
          <table:table-cell office:value-type="float" office:value="2.5118833609788744" table:formula="of:=LOG10([.A331])" table:style-name="ce1">
            <text:p>2.511883361</text:p>
          </table:table-cell>
          <table:table-cell table:style-name="ce1"/>
          <table:table-cell office:value-type="float" office:value="1.0413926851582251" table:formula="of:=LOG10([.C331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2">
            <text:p>dispute</text:p>
          </table:table-cell>
          <table:table-cell office:value-type="float" office:value="11" table:style-name="ce1">
            <text:p>11</text:p>
          </table:table-cell>
          <table:table-cell office:value-type="float" office:value="2.5132176000679389" table:formula="of:=LOG10([.A332])" table:style-name="ce1">
            <text:p>2.5132176</text:p>
          </table:table-cell>
          <table:table-cell table:style-name="ce1"/>
          <table:table-cell office:value-type="float" office:value="1.0413926851582251" table:formula="of:=LOG10([.C332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2">
            <text:p>right</text:p>
          </table:table-cell>
          <table:table-cell office:value-type="float" office:value="11" table:style-name="ce1">
            <text:p>11</text:p>
          </table:table-cell>
          <table:table-cell office:value-type="float" office:value="2.514547752660286" table:formula="of:=LOG10([.A333])" table:style-name="ce1">
            <text:p>2.514547753</text:p>
          </table:table-cell>
          <table:table-cell table:style-name="ce1"/>
          <table:table-cell office:value-type="float" office:value="1.0413926851582251" table:formula="of:=LOG10([.C333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2">
            <text:p>taxes</text:p>
          </table:table-cell>
          <table:table-cell office:value-type="float" office:value="11" table:style-name="ce1">
            <text:p>11</text:p>
          </table:table-cell>
          <table:table-cell office:value-type="float" office:value="2.5158738437116792" table:formula="of:=LOG10([.A334])" table:style-name="ce1">
            <text:p>2.515873844</text:p>
          </table:table-cell>
          <table:table-cell table:style-name="ce1"/>
          <table:table-cell office:value-type="float" office:value="1.0413926851582251" table:formula="of:=LOG10([.C334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2">
            <text:p>fraud</text:p>
          </table:table-cell>
          <table:table-cell office:value-type="float" office:value="11" table:style-name="ce1">
            <text:p>11</text:p>
          </table:table-cell>
          <table:table-cell office:value-type="float" office:value="2.5171958979499744" table:formula="of:=LOG10([.A335])" table:style-name="ce1">
            <text:p>2.517195898</text:p>
          </table:table-cell>
          <table:table-cell table:style-name="ce1"/>
          <table:table-cell office:value-type="float" office:value="1.0413926851582251" table:formula="of:=LOG10([.C335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2">
            <text:p>marketplace</text:p>
          </table:table-cell>
          <table:table-cell office:value-type="float" office:value="11" table:style-name="ce1">
            <text:p>11</text:p>
          </table:table-cell>
          <table:table-cell office:value-type="float" office:value="2.5185139398778875" table:formula="of:=LOG10([.A336])" table:style-name="ce1">
            <text:p>2.51851394</text:p>
          </table:table-cell>
          <table:table-cell table:style-name="ce1"/>
          <table:table-cell office:value-type="float" office:value="1.0413926851582251" table:formula="of:=LOG10([.C336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2">
            <text:p>act</text:p>
          </table:table-cell>
          <table:table-cell office:value-type="float" office:value="11" table:style-name="ce1">
            <text:p>11</text:p>
          </table:table-cell>
          <table:table-cell office:value-type="float" office:value="2.5198279937757189" table:formula="of:=LOG10([.A337])" table:style-name="ce1">
            <text:p>2.519827994</text:p>
          </table:table-cell>
          <table:table-cell table:style-name="ce1"/>
          <table:table-cell office:value-type="float" office:value="1.0413926851582251" table:formula="of:=LOG10([.C337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.5211380837040362" table:formula="of:=LOG10([.A338])" table:style-name="ce1">
            <text:p>2.521138084</text:p>
          </table:table-cell>
          <table:table-cell table:style-name="ce1"/>
          <table:table-cell office:value-type="float" office:value="1.0413926851582251" table:formula="of:=LOG10([.C338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.2" table:style-name="ce2">
            <text:p>1.2</text:p>
          </table:table-cell>
          <table:table-cell office:value-type="float" office:value="11" table:style-name="ce1">
            <text:p>11</text:p>
          </table:table-cell>
          <table:table-cell office:value-type="float" office:value="2.5224442335063197" table:formula="of:=LOG10([.A339])" table:style-name="ce1">
            <text:p>2.522444234</text:p>
          </table:table-cell>
          <table:table-cell table:style-name="ce1"/>
          <table:table-cell office:value-type="float" office:value="1.0413926851582251" table:formula="of:=LOG10([.C339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.5" table:style-name="ce2">
            <text:p>3.5</text:p>
          </table:table-cell>
          <table:table-cell office:value-type="float" office:value="11" table:style-name="ce1">
            <text:p>11</text:p>
          </table:table-cell>
          <table:table-cell office:value-type="float" office:value="2.5237464668115646" table:formula="of:=LOG10([.A340])" table:style-name="ce1">
            <text:p>2.523746467</text:p>
          </table:table-cell>
          <table:table-cell table:style-name="ce1"/>
          <table:table-cell office:value-type="float" office:value="1.0413926851582251" table:formula="of:=LOG10([.C340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2">
            <text:p>australian</text:p>
          </table:table-cell>
          <table:table-cell office:value-type="float" office:value="11" table:style-name="ce1">
            <text:p>11</text:p>
          </table:table-cell>
          <table:table-cell office:value-type="float" office:value="2.5250448070368452" table:formula="of:=LOG10([.A341])" table:style-name="ce1">
            <text:p>2.525044807</text:p>
          </table:table-cell>
          <table:table-cell table:style-name="ce1"/>
          <table:table-cell office:value-type="float" office:value="1.0413926851582251" table:formula="of:=LOG10([.C341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2">
            <text:p>brl</text:p>
          </table:table-cell>
          <table:table-cell office:value-type="float" office:value="11" table:style-name="ce1">
            <text:p>11</text:p>
          </table:table-cell>
          <table:table-cell office:value-type="float" office:value="2.5263392773898441" table:formula="of:=LOG10([.A342])" table:style-name="ce1">
            <text:p>2.526339277</text:p>
          </table:table-cell>
          <table:table-cell table:style-name="ce1"/>
          <table:table-cell office:value-type="float" office:value="1.0413926851582251" table:formula="of:=LOG10([.C342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2">
            <text:p>canadian</text:p>
          </table:table-cell>
          <table:table-cell office:value-type="float" office:value="11" table:style-name="ce1">
            <text:p>11</text:p>
          </table:table-cell>
          <table:table-cell office:value-type="float" office:value="2.5276299008713385" table:formula="of:=LOG10([.A343])" table:style-name="ce1">
            <text:p>2.527629901</text:p>
          </table:table-cell>
          <table:table-cell table:style-name="ce1"/>
          <table:table-cell office:value-type="float" office:value="1.0413926851582251" table:formula="of:=LOG10([.C343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2">
            <text:p>danish</text:p>
          </table:table-cell>
          <table:table-cell office:value-type="float" office:value="11" table:style-name="ce1">
            <text:p>11</text:p>
          </table:table-cell>
          <table:table-cell office:value-type="float" office:value="2.5289167002776547" table:formula="of:=LOG10([.A344])" table:style-name="ce1">
            <text:p>2.5289167</text:p>
          </table:table-cell>
          <table:table-cell table:style-name="ce1"/>
          <table:table-cell office:value-type="float" office:value="1.0413926851582251" table:formula="of:=LOG10([.C344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2">
            <text:p>hong</text:p>
          </table:table-cell>
          <table:table-cell office:value-type="float" office:value="11" table:style-name="ce1">
            <text:p>11</text:p>
          </table:table-cell>
          <table:table-cell office:value-type="float" office:value="2.5301996982030821" table:formula="of:=LOG10([.A345])" table:style-name="ce1">
            <text:p>2.530199698</text:p>
          </table:table-cell>
          <table:table-cell table:style-name="ce1"/>
          <table:table-cell office:value-type="float" office:value="1.0413926851582251" table:formula="of:=LOG10([.C345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2">
            <text:p>kong</text:p>
          </table:table-cell>
          <table:table-cell office:value-type="float" office:value="11" table:style-name="ce1">
            <text:p>11</text:p>
          </table:table-cell>
          <table:table-cell office:value-type="float" office:value="2.5314789170422549" table:formula="of:=LOG10([.A346])" table:style-name="ce1">
            <text:p>2.531478917</text:p>
          </table:table-cell>
          <table:table-cell table:style-name="ce1"/>
          <table:table-cell office:value-type="float" office:value="1.0413926851582251" table:formula="of:=LOG10([.C346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2">
            <text:p>israeli</text:p>
          </table:table-cell>
          <table:table-cell office:value-type="float" office:value="11" table:style-name="ce1">
            <text:p>11</text:p>
          </table:table-cell>
          <table:table-cell office:value-type="float" office:value="2.5327543789924976" table:formula="of:=LOG10([.A347])" table:style-name="ce1">
            <text:p>2.532754379</text:p>
          </table:table-cell>
          <table:table-cell table:style-name="ce1"/>
          <table:table-cell office:value-type="float" office:value="1.0413926851582251" table:formula="of:=LOG10([.C347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2">
            <text:p>shekel</text:p>
          </table:table-cell>
          <table:table-cell office:value-type="float" office:value="11" table:style-name="ce1">
            <text:p>11</text:p>
          </table:table-cell>
          <table:table-cell office:value-type="float" office:value="2.5340261060561349" table:formula="of:=LOG10([.A348])" table:style-name="ce1">
            <text:p>2.534026106</text:p>
          </table:table-cell>
          <table:table-cell table:style-name="ce1"/>
          <table:table-cell office:value-type="float" office:value="1.0413926851582251" table:formula="of:=LOG10([.C348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2">
            <text:p>japanese</text:p>
          </table:table-cell>
          <table:table-cell office:value-type="float" office:value="11" table:style-name="ce1">
            <text:p>11</text:p>
          </table:table-cell>
          <table:table-cell office:value-type="float" office:value="2.5352941200427703" table:formula="of:=LOG10([.A349])" table:style-name="ce1">
            <text:p>2.53529412</text:p>
          </table:table-cell>
          <table:table-cell table:style-name="ce1"/>
          <table:table-cell office:value-type="float" office:value="1.0413926851582251" table:formula="of:=LOG10([.C349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2">
            <text:p>yen</text:p>
          </table:table-cell>
          <table:table-cell office:value-type="float" office:value="11" table:style-name="ce1">
            <text:p>11</text:p>
          </table:table-cell>
          <table:table-cell office:value-type="float" office:value="2.53655844257153" table:formula="of:=LOG10([.A350])" table:style-name="ce1">
            <text:p>2.536558443</text:p>
          </table:table-cell>
          <table:table-cell table:style-name="ce1"/>
          <table:table-cell office:value-type="float" office:value="1.0413926851582251" table:formula="of:=LOG10([.C350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2">
            <text:p>mexican</text:p>
          </table:table-cell>
          <table:table-cell office:value-type="float" office:value="11" table:style-name="ce1">
            <text:p>11</text:p>
          </table:table-cell>
          <table:table-cell office:value-type="float" office:value="2.537819095073274" table:formula="of:=LOG10([.A351])" table:style-name="ce1">
            <text:p>2.537819095</text:p>
          </table:table-cell>
          <table:table-cell table:style-name="ce1"/>
          <table:table-cell office:value-type="float" office:value="1.0413926851582251" table:formula="of:=LOG10([.C351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2">
            <text:p>zealand</text:p>
          </table:table-cell>
          <table:table-cell office:value-type="float" office:value="11" table:style-name="ce1">
            <text:p>11</text:p>
          </table:table-cell>
          <table:table-cell office:value-type="float" office:value="2.5390760987927767" table:formula="of:=LOG10([.A352])" table:style-name="ce1">
            <text:p>2.539076099</text:p>
          </table:table-cell>
          <table:table-cell table:style-name="ce1"/>
          <table:table-cell office:value-type="float" office:value="1.0413926851582251" table:formula="of:=LOG10([.C352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2">
            <text:p>norwegian</text:p>
          </table:table-cell>
          <table:table-cell office:value-type="float" office:value="11" table:style-name="ce1">
            <text:p>11</text:p>
          </table:table-cell>
          <table:table-cell office:value-type="float" office:value="2.5403294747908736" table:formula="of:=LOG10([.A353])" table:style-name="ce1">
            <text:p>2.540329475</text:p>
          </table:table-cell>
          <table:table-cell table:style-name="ce1"/>
          <table:table-cell office:value-type="float" office:value="1.0413926851582251" table:formula="of:=LOG10([.C353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2">
            <text:p>philippine</text:p>
          </table:table-cell>
          <table:table-cell office:value-type="float" office:value="11" table:style-name="ce1">
            <text:p>11</text:p>
          </table:table-cell>
          <table:table-cell office:value-type="float" office:value="2.5415792439465807" table:formula="of:=LOG10([.A354])" table:style-name="ce1">
            <text:p>2.541579244</text:p>
          </table:table-cell>
          <table:table-cell table:style-name="ce1"/>
          <table:table-cell office:value-type="float" office:value="1.0413926851582251" table:formula="of:=LOG10([.C354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2">
            <text:p>polish</text:p>
          </table:table-cell>
          <table:table-cell office:value-type="float" office:value="11" table:style-name="ce1">
            <text:p>11</text:p>
          </table:table-cell>
          <table:table-cell office:value-type="float" office:value="2.5428254269591797" table:formula="of:=LOG10([.A355])" table:style-name="ce1">
            <text:p>2.542825427</text:p>
          </table:table-cell>
          <table:table-cell table:style-name="ce1"/>
          <table:table-cell office:value-type="float" office:value="1.0413926851582251" table:formula="of:=LOG10([.C355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2">
            <text:p>zloty</text:p>
          </table:table-cell>
          <table:table-cell office:value-type="float" office:value="11" table:style-name="ce1">
            <text:p>11</text:p>
          </table:table-cell>
          <table:table-cell office:value-type="float" office:value="2.5440680443502757" table:formula="of:=LOG10([.A356])" table:style-name="ce1">
            <text:p>2.544068044</text:p>
          </table:table-cell>
          <table:table-cell table:style-name="ce1"/>
          <table:table-cell office:value-type="float" office:value="1.0413926851582251" table:formula="of:=LOG10([.C356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2">
            <text:p>singapore</text:p>
          </table:table-cell>
          <table:table-cell office:value-type="float" office:value="11" table:style-name="ce1">
            <text:p>11</text:p>
          </table:table-cell>
          <table:table-cell office:value-type="float" office:value="2.5453071164658239" table:formula="of:=LOG10([.A357])" table:style-name="ce1">
            <text:p>2.545307116</text:p>
          </table:table-cell>
          <table:table-cell table:style-name="ce1"/>
          <table:table-cell office:value-type="float" office:value="1.0413926851582251" table:formula="of:=LOG10([.C357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2">
            <text:p>swiss</text:p>
          </table:table-cell>
          <table:table-cell office:value-type="float" office:value="11" table:style-name="ce1">
            <text:p>11</text:p>
          </table:table-cell>
          <table:table-cell office:value-type="float" office:value="2.5465426634781312" table:formula="of:=LOG10([.A358])" table:style-name="ce1">
            <text:p>2.546542663</text:p>
          </table:table-cell>
          <table:table-cell table:style-name="ce1"/>
          <table:table-cell office:value-type="float" office:value="1.0413926851582251" table:formula="of:=LOG10([.C358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2">
            <text:p>franc</text:p>
          </table:table-cell>
          <table:table-cell office:value-type="float" office:value="11" table:style-name="ce1">
            <text:p>11</text:p>
          </table:table-cell>
          <table:table-cell office:value-type="float" office:value="2.5477747053878224" table:formula="of:=LOG10([.A359])" table:style-name="ce1">
            <text:p>2.547774705</text:p>
          </table:table-cell>
          <table:table-cell table:style-name="ce1"/>
          <table:table-cell office:value-type="float" office:value="1.0413926851582251" table:formula="of:=LOG10([.C359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2">
            <text:p>thai</text:p>
          </table:table-cell>
          <table:table-cell office:value-type="float" office:value="11" table:style-name="ce1">
            <text:p>11</text:p>
          </table:table-cell>
          <table:table-cell office:value-type="float" office:value="2.5490032620257876" table:formula="of:=LOG10([.A360])" table:style-name="ce1">
            <text:p>2.549003262</text:p>
          </table:table-cell>
          <table:table-cell table:style-name="ce1"/>
          <table:table-cell office:value-type="float" office:value="1.0413926851582251" table:formula="of:=LOG10([.C360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2">
            <text:p>baht</text:p>
          </table:table-cell>
          <table:table-cell office:value-type="float" office:value="11" table:style-name="ce1">
            <text:p>11</text:p>
          </table:table-cell>
          <table:table-cell office:value-type="float" office:value="2.5502283530550942" table:formula="of:=LOG10([.A361])" table:style-name="ce1">
            <text:p>2.550228353</text:p>
          </table:table-cell>
          <table:table-cell table:style-name="ce1"/>
          <table:table-cell office:value-type="float" office:value="1.0413926851582251" table:formula="of:=LOG10([.C361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.5514499979728753" table:formula="of:=LOG10([.A362])" table:style-name="ce1">
            <text:p>2.551449998</text:p>
          </table:table-cell>
          <table:table-cell table:style-name="ce1"/>
          <table:table-cell office:value-type="float" office:value="1.0413926851582251" table:formula="of:=LOG10([.C362])" table:style-name="ce1">
            <text:p>1.041392685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2">
            <text:p>conditions</text:p>
          </table:table-cell>
          <table:table-cell office:value-type="float" office:value="10" table:style-name="ce1">
            <text:p>10</text:p>
          </table:table-cell>
          <table:table-cell office:value-type="float" office:value="2.5526682161121932" table:formula="of:=LOG10([.A363])" table:style-name="ce1">
            <text:p>2.552668216</text:p>
          </table:table-cell>
          <table:table-cell table:style-name="ce1"/>
          <table:table-cell office:value-type="float" office:value="1" table:formula="of:=LOG10([.C363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2">
            <text:p>changes</text:p>
          </table:table-cell>
          <table:table-cell office:value-type="float" office:value="10" table:style-name="ce1">
            <text:p>10</text:p>
          </table:table-cell>
          <table:table-cell office:value-type="float" office:value="2.5538830266438746" table:formula="of:=LOG10([.A364])" table:style-name="ce1">
            <text:p>2.553883027</text:p>
          </table:table-cell>
          <table:table-cell table:style-name="ce1"/>
          <table:table-cell office:value-type="float" office:value="1" table:formula="of:=LOG10([.C364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2">
            <text:p>purpose</text:p>
          </table:table-cell>
          <table:table-cell office:value-type="float" office:value="10" table:style-name="ce1">
            <text:p>10</text:p>
          </table:table-cell>
          <table:table-cell office:value-type="float" office:value="2.5550944485783194" table:formula="of:=LOG10([.A365])" table:style-name="ce1">
            <text:p>2.555094449</text:p>
          </table:table-cell>
          <table:table-cell table:style-name="ce1"/>
          <table:table-cell office:value-type="float" office:value="1" table:formula="of:=LOG10([.C365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2">
            <text:p>directly</text:p>
          </table:table-cell>
          <table:table-cell office:value-type="float" office:value="10" table:style-name="ce1">
            <text:p>10</text:p>
          </table:table-cell>
          <table:table-cell office:value-type="float" office:value="2.5563025007672873" table:formula="of:=LOG10([.A366])" table:style-name="ce1">
            <text:p>2.556302501</text:p>
          </table:table-cell>
          <table:table-cell table:style-name="ce1"/>
          <table:table-cell office:value-type="float" office:value="1" table:formula="of:=LOG10([.C366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2">
            <text:p>case</text:p>
          </table:table-cell>
          <table:table-cell office:value-type="float" office:value="10" table:style-name="ce1">
            <text:p>10</text:p>
          </table:table-cell>
          <table:table-cell office:value-type="float" office:value="2.5575072019056577" table:formula="of:=LOG10([.A367])" table:style-name="ce1">
            <text:p>2.557507202</text:p>
          </table:table-cell>
          <table:table-cell table:style-name="ce1"/>
          <table:table-cell office:value-type="float" office:value="1" table:formula="of:=LOG10([.C367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2">
            <text:p>steps</text:p>
          </table:table-cell>
          <table:table-cell office:value-type="float" office:value="10" table:style-name="ce1">
            <text:p>10</text:p>
          </table:table-cell>
          <table:table-cell office:value-type="float" office:value="2.5587085705331658" table:formula="of:=LOG10([.A368])" table:style-name="ce1">
            <text:p>2.558708571</text:p>
          </table:table-cell>
          <table:table-cell table:style-name="ce1"/>
          <table:table-cell office:value-type="float" office:value="1" table:formula="of:=LOG10([.C368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2">
            <text:p>give</text:p>
          </table:table-cell>
          <table:table-cell office:value-type="float" office:value="10" table:style-name="ce1">
            <text:p>10</text:p>
          </table:table-cell>
          <table:table-cell office:value-type="float" office:value="2.5599066250361124" table:formula="of:=LOG10([.A369])" table:style-name="ce1">
            <text:p>2.559906625</text:p>
          </table:table-cell>
          <table:table-cell table:style-name="ce1"/>
          <table:table-cell office:value-type="float" office:value="1" table:formula="of:=LOG10([.C369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2">
            <text:p>email</text:p>
          </table:table-cell>
          <table:table-cell office:value-type="float" office:value="10" table:style-name="ce1">
            <text:p>10</text:p>
          </table:table-cell>
          <table:table-cell office:value-type="float" office:value="2.5611013836490559" table:formula="of:=LOG10([.A370])" table:style-name="ce1">
            <text:p>2.561101384</text:p>
          </table:table-cell>
          <table:table-cell table:style-name="ce1"/>
          <table:table-cell office:value-type="float" office:value="1" table:formula="of:=LOG10([.C370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2">
            <text:p>grant</text:p>
          </table:table-cell>
          <table:table-cell office:value-type="float" office:value="10" table:style-name="ce1">
            <text:p>10</text:p>
          </table:table-cell>
          <table:table-cell office:value-type="float" office:value="2.5622928644564746" table:formula="of:=LOG10([.A371])" table:style-name="ce1">
            <text:p>2.562292864</text:p>
          </table:table-cell>
          <table:table-cell table:style-name="ce1"/>
          <table:table-cell office:value-type="float" office:value="1" table:formula="of:=LOG10([.C371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2">
            <text:p>permission</text:p>
          </table:table-cell>
          <table:table-cell office:value-type="float" office:value="10" table:style-name="ce1">
            <text:p>10</text:p>
          </table:table-cell>
          <table:table-cell office:value-type="float" office:value="2.5634810853944106" table:formula="of:=LOG10([.A372])" table:style-name="ce1">
            <text:p>2.563481085</text:p>
          </table:table-cell>
          <table:table-cell table:style-name="ce1"/>
          <table:table-cell office:value-type="float" office:value="1" table:formula="of:=LOG10([.C372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2">
            <text:p>breach</text:p>
          </table:table-cell>
          <table:table-cell office:value-type="float" office:value="10" table:style-name="ce1">
            <text:p>10</text:p>
          </table:table-cell>
          <table:table-cell office:value-type="float" office:value="2.5646660642520893" table:formula="of:=LOG10([.A373])" table:style-name="ce1">
            <text:p>2.564666064</text:p>
          </table:table-cell>
          <table:table-cell table:style-name="ce1"/>
          <table:table-cell office:value-type="float" office:value="1" table:formula="of:=LOG10([.C373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2">
            <text:p>except</text:p>
          </table:table-cell>
          <table:table-cell office:value-type="float" office:value="10" table:style-name="ce1">
            <text:p>10</text:p>
          </table:table-cell>
          <table:table-cell office:value-type="float" office:value="2.5658478186735176" table:formula="of:=LOG10([.A374])" table:style-name="ce1">
            <text:p>2.565847819</text:p>
          </table:table-cell>
          <table:table-cell table:style-name="ce1"/>
          <table:table-cell office:value-type="float" office:value="1" table:formula="of:=LOG10([.C374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2">
            <text:p>laws</text:p>
          </table:table-cell>
          <table:table-cell office:value-type="float" office:value="10" table:style-name="ce1">
            <text:p>10</text:p>
          </table:table-cell>
          <table:table-cell office:value-type="float" office:value="2.5670263661590602" table:formula="of:=LOG10([.A375])" table:style-name="ce1">
            <text:p>2.567026366</text:p>
          </table:table-cell>
          <table:table-cell table:style-name="ce1"/>
          <table:table-cell office:value-type="float" office:value="1" table:formula="of:=LOG10([.C375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2">
            <text:p>event</text:p>
          </table:table-cell>
          <table:table-cell office:value-type="float" office:value="10" table:style-name="ce1">
            <text:p>10</text:p>
          </table:table-cell>
          <table:table-cell office:value-type="float" office:value="2.568201724066995" table:formula="of:=LOG10([.A376])" table:style-name="ce1">
            <text:p>2.568201724</text:p>
          </table:table-cell>
          <table:table-cell table:style-name="ce1"/>
          <table:table-cell office:value-type="float" office:value="1" table:formula="of:=LOG10([.C376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2">
            <text:p>direct</text:p>
          </table:table-cell>
          <table:table-cell office:value-type="float" office:value="10" table:style-name="ce1">
            <text:p>10</text:p>
          </table:table-cell>
          <table:table-cell office:value-type="float" office:value="2.5693739096150461" table:formula="of:=LOG10([.A377])" table:style-name="ce1">
            <text:p>2.56937391</text:p>
          </table:table-cell>
          <table:table-cell table:style-name="ce1"/>
          <table:table-cell office:value-type="float" office:value="1" table:formula="of:=LOG10([.C377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2">
            <text:p>value</text:p>
          </table:table-cell>
          <table:table-cell office:value-type="float" office:value="10" table:style-name="ce1">
            <text:p>10</text:p>
          </table:table-cell>
          <table:table-cell office:value-type="float" office:value="2.5705429398818973" table:formula="of:=LOG10([.A378])" table:style-name="ce1">
            <text:p>2.57054294</text:p>
          </table:table-cell>
          <table:table-cell table:style-name="ce1"/>
          <table:table-cell office:value-type="float" office:value="1" table:formula="of:=LOG10([.C378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2">
            <text:p>given</text:p>
          </table:table-cell>
          <table:table-cell office:value-type="float" office:value="10" table:style-name="ce1">
            <text:p>10</text:p>
          </table:table-cell>
          <table:table-cell office:value-type="float" office:value="2.5717088318086878" table:formula="of:=LOG10([.A379])" table:style-name="ce1">
            <text:p>2.571708832</text:p>
          </table:table-cell>
          <table:table-cell table:style-name="ce1"/>
          <table:table-cell office:value-type="float" office:value="1" table:formula="of:=LOG10([.C379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2">
            <text:p>instruct</text:p>
          </table:table-cell>
          <table:table-cell office:value-type="float" office:value="10" table:style-name="ce1">
            <text:p>10</text:p>
          </table:table-cell>
          <table:table-cell office:value-type="float" office:value="2.5728716022004803" table:formula="of:=LOG10([.A380])" table:style-name="ce1">
            <text:p>2.572871602</text:p>
          </table:table-cell>
          <table:table-cell table:style-name="ce1"/>
          <table:table-cell office:value-type="float" office:value="1" table:formula="of:=LOG10([.C380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2">
            <text:p>below</text:p>
          </table:table-cell>
          <table:table-cell office:value-type="float" office:value="10" table:style-name="ce1">
            <text:p>10</text:p>
          </table:table-cell>
          <table:table-cell office:value-type="float" office:value="2.5740312677277188" table:formula="of:=LOG10([.A381])" table:style-name="ce1">
            <text:p>2.574031268</text:p>
          </table:table-cell>
          <table:table-cell table:style-name="ce1"/>
          <table:table-cell office:value-type="float" office:value="1" table:formula="of:=LOG10([.C381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2">
            <text:p>cannot</text:p>
          </table:table-cell>
          <table:table-cell office:value-type="float" office:value="10" table:style-name="ce1">
            <text:p>10</text:p>
          </table:table-cell>
          <table:table-cell office:value-type="float" office:value="2.5751878449276608" table:formula="of:=LOG10([.A382])" table:style-name="ce1">
            <text:p>2.575187845</text:p>
          </table:table-cell>
          <table:table-cell table:style-name="ce1"/>
          <table:table-cell office:value-type="float" office:value="1" table:formula="of:=LOG10([.C382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2">
            <text:p>accept</text:p>
          </table:table-cell>
          <table:table-cell office:value-type="float" office:value="10" table:style-name="ce1">
            <text:p>10</text:p>
          </table:table-cell>
          <table:table-cell office:value-type="float" office:value="2.576341350205793" table:formula="of:=LOG10([.A383])" table:style-name="ce1">
            <text:p>2.57634135</text:p>
          </table:table-cell>
          <table:table-cell table:style-name="ce1"/>
          <table:table-cell office:value-type="float" office:value="1" table:formula="of:=LOG10([.C383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2">
            <text:p>linked</text:p>
          </table:table-cell>
          <table:table-cell office:value-type="float" office:value="10" table:style-name="ce1">
            <text:p>10</text:p>
          </table:table-cell>
          <table:table-cell office:value-type="float" office:value="2.5774917998372255" table:formula="of:=LOG10([.A384])" table:style-name="ce1">
            <text:p>2.5774918</text:p>
          </table:table-cell>
          <table:table-cell table:style-name="ce1"/>
          <table:table-cell office:value-type="float" office:value="1" table:formula="of:=LOG10([.C384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2">
            <text:p>paid</text:p>
          </table:table-cell>
          <table:table-cell office:value-type="float" office:value="10" table:style-name="ce1">
            <text:p>10</text:p>
          </table:table-cell>
          <table:table-cell office:value-type="float" office:value="2.5786392099680722" table:formula="of:=LOG10([.A385])" table:style-name="ce1">
            <text:p>2.57863921</text:p>
          </table:table-cell>
          <table:table-cell table:style-name="ce1"/>
          <table:table-cell office:value-type="float" office:value="1" table:formula="of:=LOG10([.C385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2">
            <text:p>follows</text:p>
          </table:table-cell>
          <table:table-cell office:value-type="float" office:value="10" table:style-name="ce1">
            <text:p>10</text:p>
          </table:table-cell>
          <table:table-cell office:value-type="float" office:value="2.5797835966168101" table:formula="of:=LOG10([.A386])" table:style-name="ce1">
            <text:p>2.579783597</text:p>
          </table:table-cell>
          <table:table-cell table:style-name="ce1"/>
          <table:table-cell office:value-type="float" office:value="1" table:formula="of:=LOG10([.C386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">
            <text:p>pounds</text:p>
          </table:table-cell>
          <table:table-cell office:value-type="float" office:value="10" table:style-name="ce1">
            <text:p>10</text:p>
          </table:table-cell>
          <table:table-cell office:value-type="float" office:value="2.5809249756756194" table:formula="of:=LOG10([.A387])" table:style-name="ce1">
            <text:p>2.580924976</text:p>
          </table:table-cell>
          <table:table-cell table:style-name="ce1"/>
          <table:table-cell office:value-type="float" office:value="1" table:formula="of:=LOG10([.C387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2">
            <text:p>sterling</text:p>
          </table:table-cell>
          <table:table-cell office:value-type="float" office:value="10" table:style-name="ce1">
            <text:p>10</text:p>
          </table:table-cell>
          <table:table-cell office:value-type="float" office:value="2.5820633629117089" table:formula="of:=LOG10([.A388])" table:style-name="ce1">
            <text:p>2.582063363</text:p>
          </table:table-cell>
          <table:table-cell table:style-name="ce1"/>
          <table:table-cell office:value-type="float" office:value="1" table:formula="of:=LOG10([.C388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2">
            <text:p>consent</text:p>
          </table:table-cell>
          <table:table-cell office:value-type="float" office:value="10" table:style-name="ce1">
            <text:p>10</text:p>
          </table:table-cell>
          <table:table-cell office:value-type="float" office:value="2.5831987739686229" table:formula="of:=LOG10([.A389])" table:style-name="ce1">
            <text:p>2.583198774</text:p>
          </table:table-cell>
          <table:table-cell table:style-name="ce1"/>
          <table:table-cell office:value-type="float" office:value="1" table:formula="of:=LOG10([.C389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2">
            <text:p>via</text:p>
          </table:table-cell>
          <table:table-cell office:value-type="float" office:value="10" table:style-name="ce1">
            <text:p>10</text:p>
          </table:table-cell>
          <table:table-cell office:value-type="float" office:value="2.5843312243675309" table:formula="of:=LOG10([.A390])" table:style-name="ce1">
            <text:p>2.584331224</text:p>
          </table:table-cell>
          <table:table-cell table:style-name="ce1"/>
          <table:table-cell office:value-type="float" office:value="1" table:formula="of:=LOG10([.C390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2">
            <text:p>sellers</text:p>
          </table:table-cell>
          <table:table-cell office:value-type="float" office:value="10" table:style-name="ce1">
            <text:p>10</text:p>
          </table:table-cell>
          <table:table-cell office:value-type="float" office:value="2.5854607295085006" table:formula="of:=LOG10([.A391])" table:style-name="ce1">
            <text:p>2.58546073</text:p>
          </table:table-cell>
          <table:table-cell table:style-name="ce1"/>
          <table:table-cell office:value-type="float" office:value="1" table:formula="of:=LOG10([.C391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2">
            <text:p>claims</text:p>
          </table:table-cell>
          <table:table-cell office:value-type="float" office:value="10" table:style-name="ce1">
            <text:p>10</text:p>
          </table:table-cell>
          <table:table-cell office:value-type="float" office:value="2.5865873046717551" table:formula="of:=LOG10([.A392])" table:style-name="ce1">
            <text:p>2.586587305</text:p>
          </table:table-cell>
          <table:table-cell table:style-name="ce1"/>
          <table:table-cell office:value-type="float" office:value="1" table:formula="of:=LOG10([.C392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2">
            <text:p>circumstances</text:p>
          </table:table-cell>
          <table:table-cell office:value-type="float" office:value="10" table:style-name="ce1">
            <text:p>10</text:p>
          </table:table-cell>
          <table:table-cell office:value-type="float" office:value="2.5877109650189114" table:formula="of:=LOG10([.A393])" table:style-name="ce1">
            <text:p>2.587710965</text:p>
          </table:table-cell>
          <table:table-cell table:style-name="ce1"/>
          <table:table-cell office:value-type="float" office:value="1" table:formula="of:=LOG10([.C393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2">
            <text:p>financial</text:p>
          </table:table-cell>
          <table:table-cell office:value-type="float" office:value="10" table:style-name="ce1">
            <text:p>10</text:p>
          </table:table-cell>
          <table:table-cell office:value-type="float" office:value="2.5888317255942073" table:formula="of:=LOG10([.A394])" table:style-name="ce1">
            <text:p>2.588831726</text:p>
          </table:table-cell>
          <table:table-cell table:style-name="ce1"/>
          <table:table-cell office:value-type="float" office:value="1" table:formula="of:=LOG10([.C394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2">
            <text:p>customer</text:p>
          </table:table-cell>
          <table:table-cell office:value-type="float" office:value="10" table:style-name="ce1">
            <text:p>10</text:p>
          </table:table-cell>
          <table:table-cell office:value-type="float" office:value="2.5899496013257077" table:formula="of:=LOG10([.A395])" table:style-name="ce1">
            <text:p>2.589949601</text:p>
          </table:table-cell>
          <table:table-cell table:style-name="ce1"/>
          <table:table-cell office:value-type="float" office:value="1" table:formula="of:=LOG10([.C395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2">
            <text:p>per</text:p>
          </table:table-cell>
          <table:table-cell office:value-type="float" office:value="10" table:style-name="ce1">
            <text:p>10</text:p>
          </table:table-cell>
          <table:table-cell office:value-type="float" office:value="2.5910646070264991" table:formula="of:=LOG10([.A396])" table:style-name="ce1">
            <text:p>2.591064607</text:p>
          </table:table-cell>
          <table:table-cell table:style-name="ce1"/>
          <table:table-cell office:value-type="float" office:value="1" table:formula="of:=LOG10([.C396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2">
            <text:p>real</text:p>
          </table:table-cell>
          <table:table-cell office:value-type="float" office:value="10" table:style-name="ce1">
            <text:p>10</text:p>
          </table:table-cell>
          <table:table-cell office:value-type="float" office:value="2.5921767573958667" table:formula="of:=LOG10([.A397])" table:style-name="ce1">
            <text:p>2.592176757</text:p>
          </table:table-cell>
          <table:table-cell table:style-name="ce1"/>
          <table:table-cell office:value-type="float" office:value="1" table:formula="of:=LOG10([.C397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2">
            <text:p>malaysian</text:p>
          </table:table-cell>
          <table:table-cell office:value-type="float" office:value="10" table:style-name="ce1">
            <text:p>10</text:p>
          </table:table-cell>
          <table:table-cell office:value-type="float" office:value="2.5932860670204572" table:formula="of:=LOG10([.A398])" table:style-name="ce1">
            <text:p>2.593286067</text:p>
          </table:table-cell>
          <table:table-cell table:style-name="ce1"/>
          <table:table-cell office:value-type="float" office:value="1" table:formula="of:=LOG10([.C398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2">
            <text:p>ringgit</text:p>
          </table:table-cell>
          <table:table-cell office:value-type="float" office:value="10" table:style-name="ce1">
            <text:p>10</text:p>
          </table:table-cell>
          <table:table-cell office:value-type="float" office:value="2.5943925503754266" table:formula="of:=LOG10([.A399])" table:style-name="ce1">
            <text:p>2.59439255</text:p>
          </table:table-cell>
          <table:table-cell table:style-name="ce1"/>
          <table:table-cell office:value-type="float" office:value="1" table:formula="of:=LOG10([.C399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2">
            <text:p>twd</text:p>
          </table:table-cell>
          <table:table-cell office:value-type="float" office:value="10" table:style-name="ce1">
            <text:p>10</text:p>
          </table:table-cell>
          <table:table-cell office:value-type="float" office:value="2.5954962218255742" table:formula="of:=LOG10([.A400])" table:style-name="ce1">
            <text:p>2.595496222</text:p>
          </table:table-cell>
          <table:table-cell table:style-name="ce1"/>
          <table:table-cell office:value-type="float" office:value="1" table:formula="of:=LOG10([.C400]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019" table:style-name="ce2">
            <text:p>2019</text:p>
          </table:table-cell>
          <table:table-cell office:value-type="float" office:value="9" table:style-name="ce1">
            <text:p>9</text:p>
          </table:table-cell>
          <table:table-cell office:value-type="float" office:value="2.5965970956264601" table:formula="of:=LOG10([.A401])" table:style-name="ce1">
            <text:p>2.596597096</text:p>
          </table:table-cell>
          <table:table-cell table:style-name="ce1"/>
          <table:table-cell office:value-type="float" office:value="0.95424250943932487" table:formula="of:=LOG10([.C401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2">
            <text:p>additional</text:p>
          </table:table-cell>
          <table:table-cell office:value-type="float" office:value="9" table:style-name="ce1">
            <text:p>9</text:p>
          </table:table-cell>
          <table:table-cell office:value-type="float" office:value="2.5976951859255122" table:formula="of:=LOG10([.A402])" table:style-name="ce1">
            <text:p>2.597695186</text:p>
          </table:table-cell>
          <table:table-cell table:style-name="ce1"/>
          <table:table-cell office:value-type="float" office:value="0.95424250943932487" table:formula="of:=LOG10([.C402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2">
            <text:p>website</text:p>
          </table:table-cell>
          <table:table-cell office:value-type="float" office:value="9" table:style-name="ce1">
            <text:p>9</text:p>
          </table:table-cell>
          <table:table-cell office:value-type="float" office:value="2.5987905067631152" table:formula="of:=LOG10([.A403])" table:style-name="ce1">
            <text:p>2.598790507</text:p>
          </table:table-cell>
          <table:table-cell table:style-name="ce1"/>
          <table:table-cell office:value-type="float" office:value="0.95424250943932487" table:formula="of:=LOG10([.C403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2">
            <text:p>close</text:p>
          </table:table-cell>
          <table:table-cell office:value-type="float" office:value="9" table:style-name="ce1">
            <text:p>9</text:p>
          </table:table-cell>
          <table:table-cell office:value-type="float" office:value="2.5998830720736876" table:formula="of:=LOG10([.A404])" table:style-name="ce1">
            <text:p>2.599883072</text:p>
          </table:table-cell>
          <table:table-cell table:style-name="ce1"/>
          <table:table-cell office:value-type="float" office:value="0.95424250943932487" table:formula="of:=LOG10([.C404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2">
            <text:p>relating</text:p>
          </table:table-cell>
          <table:table-cell office:value-type="float" office:value="9" table:style-name="ce1">
            <text:p>9</text:p>
          </table:table-cell>
          <table:table-cell office:value-type="float" office:value="2.6009728956867484" table:formula="of:=LOG10([.A405])" table:style-name="ce1">
            <text:p>2.600972896</text:p>
          </table:table-cell>
          <table:table-cell table:style-name="ce1"/>
          <table:table-cell office:value-type="float" office:value="0.95424250943932487" table:formula="of:=LOG10([.C405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2">
            <text:p>sales</text:p>
          </table:table-cell>
          <table:table-cell office:value-type="float" office:value="9" table:style-name="ce1">
            <text:p>9</text:p>
          </table:table-cell>
          <table:table-cell office:value-type="float" office:value="2.6020599913279625" table:formula="of:=LOG10([.A406])" table:style-name="ce1">
            <text:p>2.602059991</text:p>
          </table:table-cell>
          <table:table-cell table:style-name="ce1"/>
          <table:table-cell office:value-type="float" office:value="0.95424250943932487" table:formula="of:=LOG10([.C406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2">
            <text:p>processed</text:p>
          </table:table-cell>
          <table:table-cell office:value-type="float" office:value="9" table:style-name="ce1">
            <text:p>9</text:p>
          </table:table-cell>
          <table:table-cell office:value-type="float" office:value="2.6031443726201822" table:formula="of:=LOG10([.A407])" table:style-name="ce1">
            <text:p>2.603144373</text:p>
          </table:table-cell>
          <table:table-cell table:style-name="ce1"/>
          <table:table-cell office:value-type="float" office:value="0.95424250943932487" table:formula="of:=LOG10([.C407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2">
            <text:p>being</text:p>
          </table:table-cell>
          <table:table-cell office:value-type="float" office:value="9" table:style-name="ce1">
            <text:p>9</text:p>
          </table:table-cell>
          <table:table-cell office:value-type="float" office:value="2.6042260530844699" table:formula="of:=LOG10([.A408])" table:style-name="ce1">
            <text:p>2.604226053</text:p>
          </table:table-cell>
          <table:table-cell table:style-name="ce1"/>
          <table:table-cell office:value-type="float" office:value="0.95424250943932487" table:formula="of:=LOG10([.C408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2">
            <text:p>keep</text:p>
          </table:table-cell>
          <table:table-cell office:value-type="float" office:value="9" table:style-name="ce1">
            <text:p>9</text:p>
          </table:table-cell>
          <table:table-cell office:value-type="float" office:value="2.6053050461411096" table:formula="of:=LOG10([.A409])" table:style-name="ce1">
            <text:p>2.605305046</text:p>
          </table:table-cell>
          <table:table-cell table:style-name="ce1"/>
          <table:table-cell office:value-type="float" office:value="0.95424250943932487" table:formula="of:=LOG10([.C409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2">
            <text:p>acknowledge</text:p>
          </table:table-cell>
          <table:table-cell office:value-type="float" office:value="9" table:style-name="ce1">
            <text:p>9</text:p>
          </table:table-cell>
          <table:table-cell office:value-type="float" office:value="2.6063813651106051" table:formula="of:=LOG10([.A410])" table:style-name="ce1">
            <text:p>2.606381365</text:p>
          </table:table-cell>
          <table:table-cell table:style-name="ce1"/>
          <table:table-cell office:value-type="float" office:value="0.95424250943932487" table:formula="of:=LOG10([.C410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2">
            <text:p>disclose</text:p>
          </table:table-cell>
          <table:table-cell office:value-type="float" office:value="9" table:style-name="ce1">
            <text:p>9</text:p>
          </table:table-cell>
          <table:table-cell office:value-type="float" office:value="2.6074550232146687" table:formula="of:=LOG10([.A411])" table:style-name="ce1">
            <text:p>2.607455023</text:p>
          </table:table-cell>
          <table:table-cell table:style-name="ce1"/>
          <table:table-cell office:value-type="float" office:value="0.95424250943932487" table:formula="of:=LOG10([.C411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2">
            <text:p>necessary</text:p>
          </table:table-cell>
          <table:table-cell office:value-type="float" office:value="9" table:style-name="ce1">
            <text:p>9</text:p>
          </table:table-cell>
          <table:table-cell office:value-type="float" office:value="2.6085260335771943" table:formula="of:=LOG10([.A412])" table:style-name="ce1">
            <text:p>2.608526034</text:p>
          </table:table-cell>
          <table:table-cell table:style-name="ce1"/>
          <table:table-cell office:value-type="float" office:value="0.95424250943932487" table:formula="of:=LOG10([.C412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2">
            <text:p>help</text:p>
          </table:table-cell>
          <table:table-cell office:value-type="float" office:value="9" table:style-name="ce1">
            <text:p>9</text:p>
          </table:table-cell>
          <table:table-cell office:value-type="float" office:value="2.6095944092252199" table:formula="of:=LOG10([.A413])" table:style-name="ce1">
            <text:p>2.609594409</text:p>
          </table:table-cell>
          <table:table-cell table:style-name="ce1"/>
          <table:table-cell office:value-type="float" office:value="0.95424250943932487" table:formula="of:=LOG10([.C413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2">
            <text:p>protect</text:p>
          </table:table-cell>
          <table:table-cell office:value-type="float" office:value="9" table:style-name="ce1">
            <text:p>9</text:p>
          </table:table-cell>
          <table:table-cell office:value-type="float" office:value="2.61066016308988" table:formula="of:=LOG10([.A414])" table:style-name="ce1">
            <text:p>2.610660163</text:p>
          </table:table-cell>
          <table:table-cell table:style-name="ce1"/>
          <table:table-cell office:value-type="float" office:value="0.95424250943932487" table:formula="of:=LOG10([.C414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2">
            <text:p>obtain</text:p>
          </table:table-cell>
          <table:table-cell office:value-type="float" office:value="9" table:style-name="ce1">
            <text:p>9</text:p>
          </table:table-cell>
          <table:table-cell office:value-type="float" office:value="2.6117233080073419" table:formula="of:=LOG10([.A415])" table:style-name="ce1">
            <text:p>2.611723308</text:p>
          </table:table-cell>
          <table:table-cell table:style-name="ce1"/>
          <table:table-cell office:value-type="float" office:value="0.95424250943932487" table:formula="of:=LOG10([.C415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2">
            <text:p>withdrawals</text:p>
          </table:table-cell>
          <table:table-cell office:value-type="float" office:value="9" table:style-name="ce1">
            <text:p>9</text:p>
          </table:table-cell>
          <table:table-cell office:value-type="float" office:value="2.6127838567197355" table:formula="of:=LOG10([.A416])" table:style-name="ce1">
            <text:p>2.612783857</text:p>
          </table:table-cell>
          <table:table-cell table:style-name="ce1"/>
          <table:table-cell office:value-type="float" office:value="0.95424250943932487" table:formula="of:=LOG10([.C416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2">
            <text:p>reimburse</text:p>
          </table:table-cell>
          <table:table-cell office:value-type="float" office:value="9" table:style-name="ce1">
            <text:p>9</text:p>
          </table:table-cell>
          <table:table-cell office:value-type="float" office:value="2.6138418218760693" table:formula="of:=LOG10([.A417])" table:style-name="ce1">
            <text:p>2.613841822</text:p>
          </table:table-cell>
          <table:table-cell table:style-name="ce1"/>
          <table:table-cell office:value-type="float" office:value="0.95424250943932487" table:formula="of:=LOG10([.C417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2">
            <text:p>because</text:p>
          </table:table-cell>
          <table:table-cell office:value-type="float" office:value="9" table:style-name="ce1">
            <text:p>9</text:p>
          </table:table-cell>
          <table:table-cell office:value-type="float" office:value="2.6148972160331345" table:formula="of:=LOG10([.A418])" table:style-name="ce1">
            <text:p>2.614897216</text:p>
          </table:table-cell>
          <table:table-cell table:style-name="ce1"/>
          <table:table-cell office:value-type="float" office:value="0.95424250943932487" table:formula="of:=LOG10([.C418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2">
            <text:p>someone</text:p>
          </table:table-cell>
          <table:table-cell office:value-type="float" office:value="9" table:style-name="ce1">
            <text:p>9</text:p>
          </table:table-cell>
          <table:table-cell office:value-type="float" office:value="2.6159500516564012" table:formula="of:=LOG10([.A419])" table:style-name="ce1">
            <text:p>2.615950052</text:p>
          </table:table-cell>
          <table:table-cell table:style-name="ce1"/>
          <table:table-cell office:value-type="float" office:value="0.95424250943932487" table:formula="of:=LOG10([.C419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2">
            <text:p>depending</text:p>
          </table:table-cell>
          <table:table-cell office:value-type="float" office:value="9" table:style-name="ce1">
            <text:p>9</text:p>
          </table:table-cell>
          <table:table-cell office:value-type="float" office:value="2.6170003411208991" table:formula="of:=LOG10([.A420])" table:style-name="ce1">
            <text:p>2.617000341</text:p>
          </table:table-cell>
          <table:table-cell table:style-name="ce1"/>
          <table:table-cell office:value-type="float" office:value="0.95424250943932487" table:formula="of:=LOG10([.C420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2">
            <text:p>own</text:p>
          </table:table-cell>
          <table:table-cell office:value-type="float" office:value="9" table:style-name="ce1">
            <text:p>9</text:p>
          </table:table-cell>
          <table:table-cell office:value-type="float" office:value="2.6180480967120925" table:formula="of:=LOG10([.A421])" table:style-name="ce1">
            <text:p>2.618048097</text:p>
          </table:table-cell>
          <table:table-cell table:style-name="ce1"/>
          <table:table-cell office:value-type="float" office:value="0.95424250943932487" table:formula="of:=LOG10([.C421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2">
            <text:p>result</text:p>
          </table:table-cell>
          <table:table-cell office:value-type="float" office:value="9" table:style-name="ce1">
            <text:p>9</text:p>
          </table:table-cell>
          <table:table-cell office:value-type="float" office:value="2.6190933306267428" table:formula="of:=LOG10([.A422])" table:style-name="ce1">
            <text:p>2.619093331</text:p>
          </table:table-cell>
          <table:table-cell table:style-name="ce1"/>
          <table:table-cell office:value-type="float" office:value="0.95424250943932487" table:formula="of:=LOG10([.C422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2">
            <text:p>chargeback</text:p>
          </table:table-cell>
          <table:table-cell office:value-type="float" office:value="9" table:style-name="ce1">
            <text:p>9</text:p>
          </table:table-cell>
          <table:table-cell office:value-type="float" office:value="2.6201360549737576" table:formula="of:=LOG10([.A423])" table:style-name="ce1">
            <text:p>2.620136055</text:p>
          </table:table-cell>
          <table:table-cell table:style-name="ce1"/>
          <table:table-cell office:value-type="float" office:value="0.95424250943932487" table:formula="of:=LOG10([.C423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2">
            <text:p>what</text:p>
          </table:table-cell>
          <table:table-cell office:value-type="float" office:value="9" table:style-name="ce1">
            <text:p>9</text:p>
          </table:table-cell>
          <table:table-cell office:value-type="float" office:value="2.621176281775035" table:formula="of:=LOG10([.A424])" table:style-name="ce1">
            <text:p>2.621176282</text:p>
          </table:table-cell>
          <table:table-cell table:style-name="ce1"/>
          <table:table-cell office:value-type="float" office:value="0.95424250943932487" table:formula="of:=LOG10([.C424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2">
            <text:p>history</text:p>
          </table:table-cell>
          <table:table-cell office:value-type="float" office:value="9" table:style-name="ce1">
            <text:p>9</text:p>
          </table:table-cell>
          <table:table-cell office:value-type="float" office:value="2.6222140229662951" table:formula="of:=LOG10([.A425])" table:style-name="ce1">
            <text:p>2.622214023</text:p>
          </table:table-cell>
          <table:table-cell table:style-name="ce1"/>
          <table:table-cell office:value-type="float" office:value="0.95424250943932487" table:formula="of:=LOG10([.C425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2">
            <text:p>show</text:p>
          </table:table-cell>
          <table:table-cell office:value-type="float" office:value="9" table:style-name="ce1">
            <text:p>9</text:p>
          </table:table-cell>
          <table:table-cell office:value-type="float" office:value="2.6232492903979003" table:formula="of:=LOG10([.A426])" table:style-name="ce1">
            <text:p>2.62324929</text:p>
          </table:table-cell>
          <table:table-cell table:style-name="ce1"/>
          <table:table-cell office:value-type="float" office:value="0.95424250943932487" table:formula="of:=LOG10([.C426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2">
            <text:p>provisions</text:p>
          </table:table-cell>
          <table:table-cell office:value-type="float" office:value="9" table:style-name="ce1">
            <text:p>9</text:p>
          </table:table-cell>
          <table:table-cell office:value-type="float" office:value="2.6242820958356683" table:formula="of:=LOG10([.A427])" table:style-name="ce1">
            <text:p>2.624282096</text:p>
          </table:table-cell>
          <table:table-cell table:style-name="ce1"/>
          <table:table-cell office:value-type="float" office:value="0.95424250943932487" table:formula="of:=LOG10([.C427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2">
            <text:p>specific</text:p>
          </table:table-cell>
          <table:table-cell office:value-type="float" office:value="9" table:style-name="ce1">
            <text:p>9</text:p>
          </table:table-cell>
          <table:table-cell office:value-type="float" office:value="2.6253124509616739" table:formula="of:=LOG10([.A428])" table:style-name="ce1">
            <text:p>2.625312451</text:p>
          </table:table-cell>
          <table:table-cell table:style-name="ce1"/>
          <table:table-cell office:value-type="float" office:value="0.95424250943932487" table:formula="of:=LOG10([.C428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2">
            <text:p>refuse</text:p>
          </table:table-cell>
          <table:table-cell office:value-type="float" office:value="9" table:style-name="ce1">
            <text:p>9</text:p>
          </table:table-cell>
          <table:table-cell office:value-type="float" office:value="2.6263403673750423" table:formula="of:=LOG10([.A429])" table:style-name="ce1">
            <text:p>2.626340367</text:p>
          </table:table-cell>
          <table:table-cell table:style-name="ce1"/>
          <table:table-cell office:value-type="float" office:value="0.95424250943932487" table:formula="of:=LOG10([.C429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2">
            <text:p>note</text:p>
          </table:table-cell>
          <table:table-cell office:value-type="float" office:value="9" table:style-name="ce1">
            <text:p>9</text:p>
          </table:table-cell>
          <table:table-cell office:value-type="float" office:value="2.6273658565927325" table:formula="of:=LOG10([.A430])" table:style-name="ce1">
            <text:p>2.627365857</text:p>
          </table:table-cell>
          <table:table-cell table:style-name="ce1"/>
          <table:table-cell office:value-type="float" office:value="0.95424250943932487" table:formula="of:=LOG10([.C430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2">
            <text:p>customers</text:p>
          </table:table-cell>
          <table:table-cell office:value-type="float" office:value="9" table:style-name="ce1">
            <text:p>9</text:p>
          </table:table-cell>
          <table:table-cell office:value-type="float" office:value="2.6283889300503116" table:formula="of:=LOG10([.A431])" table:style-name="ce1">
            <text:p>2.62838893</text:p>
          </table:table-cell>
          <table:table-cell table:style-name="ce1"/>
          <table:table-cell office:value-type="float" office:value="0.95424250943932487" table:formula="of:=LOG10([.C431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2">
            <text:p>manner</text:p>
          </table:table-cell>
          <table:table-cell office:value-type="float" office:value="9" table:style-name="ce1">
            <text:p>9</text:p>
          </table:table-cell>
          <table:table-cell office:value-type="float" office:value="2.6294095991027189" table:formula="of:=LOG10([.A432])" table:style-name="ce1">
            <text:p>2.629409599</text:p>
          </table:table-cell>
          <table:table-cell table:style-name="ce1"/>
          <table:table-cell office:value-type="float" office:value="0.95424250943932487" table:formula="of:=LOG10([.C432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2">
            <text:p>unauthorised</text:p>
          </table:table-cell>
          <table:table-cell office:value-type="float" office:value="9" table:style-name="ce1">
            <text:p>9</text:p>
          </table:table-cell>
          <table:table-cell office:value-type="float" office:value="2.6304278750250241" table:formula="of:=LOG10([.A433])" table:style-name="ce1">
            <text:p>2.630427875</text:p>
          </table:table-cell>
          <table:table-cell table:style-name="ce1"/>
          <table:table-cell office:value-type="float" office:value="0.95424250943932487" table:formula="of:=LOG10([.C433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2">
            <text:p>damages</text:p>
          </table:table-cell>
          <table:table-cell office:value-type="float" office:value="9" table:style-name="ce1">
            <text:p>9</text:p>
          </table:table-cell>
          <table:table-cell office:value-type="float" office:value="2.6314437690131722" table:formula="of:=LOG10([.A434])" table:style-name="ce1">
            <text:p>2.631443769</text:p>
          </table:table-cell>
          <table:table-cell table:style-name="ce1"/>
          <table:table-cell office:value-type="float" office:value="0.95424250943932487" table:formula="of:=LOG10([.C434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2">
            <text:p>them</text:p>
          </table:table-cell>
          <table:table-cell office:value-type="float" office:value="9" table:style-name="ce1">
            <text:p>9</text:p>
          </table:table-cell>
          <table:table-cell office:value-type="float" office:value="2.6324572921847245" table:formula="of:=LOG10([.A435])" table:style-name="ce1">
            <text:p>2.632457292</text:p>
          </table:table-cell>
          <table:table-cell table:style-name="ce1"/>
          <table:table-cell office:value-type="float" office:value="0.95424250943932487" table:formula="of:=LOG10([.C435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2">
            <text:p>interchange</text:p>
          </table:table-cell>
          <table:table-cell office:value-type="float" office:value="9" table:style-name="ce1">
            <text:p>9</text:p>
          </table:table-cell>
          <table:table-cell office:value-type="float" office:value="2.6334684555795866" table:formula="of:=LOG10([.A436])" table:style-name="ce1">
            <text:p>2.633468456</text:p>
          </table:table-cell>
          <table:table-cell table:style-name="ce1"/>
          <table:table-cell office:value-type="float" office:value="0.95424250943932487" table:formula="of:=LOG10([.C436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2">
            <text:p>ruble</text:p>
          </table:table-cell>
          <table:table-cell office:value-type="float" office:value="9" table:style-name="ce1">
            <text:p>9</text:p>
          </table:table-cell>
          <table:table-cell office:value-type="float" office:value="2.6344772701607315" table:formula="of:=LOG10([.A437])" table:style-name="ce1">
            <text:p>2.63447727</text:p>
          </table:table-cell>
          <table:table-cell table:style-name="ce1"/>
          <table:table-cell office:value-type="float" office:value="0.95424250943932487" table:formula="of:=LOG10([.C437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2">
            <text:p>taiwan</text:p>
          </table:table-cell>
          <table:table-cell office:value-type="float" office:value="9" table:style-name="ce1">
            <text:p>9</text:p>
          </table:table-cell>
          <table:table-cell office:value-type="float" office:value="2.6354837468149119" table:formula="of:=LOG10([.A438])" table:style-name="ce1">
            <text:p>2.635483747</text:p>
          </table:table-cell>
          <table:table-cell table:style-name="ce1"/>
          <table:table-cell office:value-type="float" office:value="0.95424250943932487" table:formula="of:=LOG10([.C438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2">
            <text:p>u.k</text:p>
          </table:table-cell>
          <table:table-cell office:value-type="float" office:value="9" table:style-name="ce1">
            <text:p>9</text:p>
          </table:table-cell>
          <table:table-cell office:value-type="float" office:value="2.6364878963533656" table:formula="of:=LOG10([.A439])" table:style-name="ce1">
            <text:p>2.636487896</text:p>
          </table:table-cell>
          <table:table-cell table:style-name="ce1"/>
          <table:table-cell office:value-type="float" office:value="0.95424250943932487" table:formula="of:=LOG10([.C439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2">
            <text:p>u.s</text:p>
          </table:table-cell>
          <table:table-cell office:value-type="float" office:value="9" table:style-name="ce1">
            <text:p>9</text:p>
          </table:table-cell>
          <table:table-cell office:value-type="float" office:value="2.6374897295125108" table:formula="of:=LOG10([.A440])" table:style-name="ce1">
            <text:p>2.63748973</text:p>
          </table:table-cell>
          <table:table-cell table:style-name="ce1"/>
          <table:table-cell office:value-type="float" office:value="0.95424250943932487" table:formula="of:=LOG10([.C440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6384892569546374" table:formula="of:=LOG10([.A441])" table:style-name="ce1">
            <text:p>2.638489257</text:p>
          </table:table-cell>
          <table:table-cell table:style-name="ce1"/>
          <table:table-cell office:value-type="float" office:value="0.95424250943932487" table:formula="of:=LOG10([.C441])" table:style-name="ce1">
            <text:p>0.954242509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2">
            <text:p>least</text:p>
          </table:table-cell>
          <table:table-cell office:value-type="float" office:value="8" table:style-name="ce1">
            <text:p>8</text:p>
          </table:table-cell>
          <table:table-cell office:value-type="float" office:value="2.6394864892685859" table:formula="of:=LOG10([.A442])" table:style-name="ce1">
            <text:p>2.639486489</text:p>
          </table:table-cell>
          <table:table-cell table:style-name="ce1"/>
          <table:table-cell office:value-type="float" office:value="0.90308998699194354" table:formula="of:=LOG10([.C442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2">
            <text:p>open</text:p>
          </table:table-cell>
          <table:table-cell office:value-type="float" office:value="8" table:style-name="ce1">
            <text:p>8</text:p>
          </table:table-cell>
          <table:table-cell office:value-type="float" office:value="2.6404814369704219" table:formula="of:=LOG10([.A443])" table:style-name="ce1">
            <text:p>2.640481437</text:p>
          </table:table-cell>
          <table:table-cell table:style-name="ce1"/>
          <table:table-cell office:value-type="float" office:value="0.90308998699194354" table:formula="of:=LOG10([.C443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2">
            <text:p>documents</text:p>
          </table:table-cell>
          <table:table-cell office:value-type="float" office:value="8" table:style-name="ce1">
            <text:p>8</text:p>
          </table:table-cell>
          <table:table-cell office:value-type="float" office:value="2.6414741105040997" table:formula="of:=LOG10([.A444])" table:style-name="ce1">
            <text:p>2.641474111</text:p>
          </table:table-cell>
          <table:table-cell table:style-name="ce1"/>
          <table:table-cell office:value-type="float" office:value="0.90308998699194354" table:formula="of:=LOG10([.C444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2">
            <text:p>agreements</text:p>
          </table:table-cell>
          <table:table-cell office:value-type="float" office:value="8" table:style-name="ce1">
            <text:p>8</text:p>
          </table:table-cell>
          <table:table-cell office:value-type="float" office:value="2.6424645202421213" table:formula="of:=LOG10([.A445])" table:style-name="ce1">
            <text:p>2.64246452</text:p>
          </table:table-cell>
          <table:table-cell table:style-name="ce1"/>
          <table:table-cell office:value-type="float" office:value="0.90308998699194354" table:formula="of:=LOG10([.C445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2">
            <text:p>should</text:p>
          </table:table-cell>
          <table:table-cell office:value-type="float" office:value="8" table:style-name="ce1">
            <text:p>8</text:p>
          </table:table-cell>
          <table:table-cell office:value-type="float" office:value="2.6434526764861874" table:formula="of:=LOG10([.A446])" table:style-name="ce1">
            <text:p>2.643452676</text:p>
          </table:table-cell>
          <table:table-cell table:style-name="ce1"/>
          <table:table-cell office:value-type="float" office:value="0.90308998699194354" table:formula="of:=LOG10([.C446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2">
            <text:p>regarding</text:p>
          </table:table-cell>
          <table:table-cell office:value-type="float" office:value="8" table:style-name="ce1">
            <text:p>8</text:p>
          </table:table-cell>
          <table:table-cell office:value-type="float" office:value="2.6444385894678386" table:formula="of:=LOG10([.A447])" table:style-name="ce1">
            <text:p>2.644438589</text:p>
          </table:table-cell>
          <table:table-cell table:style-name="ce1"/>
          <table:table-cell office:value-type="float" office:value="0.90308998699194354" table:formula="of:=LOG10([.C447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2">
            <text:p>log</text:p>
          </table:table-cell>
          <table:table-cell office:value-type="float" office:value="8" table:style-name="ce1">
            <text:p>8</text:p>
          </table:table-cell>
          <table:table-cell office:value-type="float" office:value="2.6454222693490919" table:formula="of:=LOG10([.A448])" table:style-name="ce1">
            <text:p>2.645422269</text:p>
          </table:table-cell>
          <table:table-cell table:style-name="ce1"/>
          <table:table-cell office:value-type="float" office:value="0.90308998699194354" table:formula="of:=LOG10([.C448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2">
            <text:p>providers</text:p>
          </table:table-cell>
          <table:table-cell office:value-type="float" office:value="8" table:style-name="ce1">
            <text:p>8</text:p>
          </table:table-cell>
          <table:table-cell office:value-type="float" office:value="2.6464037262230695" table:formula="of:=LOG10([.A449])" table:style-name="ce1">
            <text:p>2.646403726</text:p>
          </table:table-cell>
          <table:table-cell table:style-name="ce1"/>
          <table:table-cell office:value-type="float" office:value="0.90308998699194354" table:formula="of:=LOG10([.C449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2">
            <text:p>closure</text:p>
          </table:table-cell>
          <table:table-cell office:value-type="float" office:value="8" table:style-name="ce1">
            <text:p>8</text:p>
          </table:table-cell>
          <table:table-cell office:value-type="float" office:value="2.6473829701146196" table:formula="of:=LOG10([.A450])" table:style-name="ce1">
            <text:p>2.64738297</text:p>
          </table:table-cell>
          <table:table-cell table:style-name="ce1"/>
          <table:table-cell office:value-type="float" office:value="0.90308998699194354" table:formula="of:=LOG10([.C450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2">
            <text:p>long</text:p>
          </table:table-cell>
          <table:table-cell office:value-type="float" office:value="8" table:style-name="ce1">
            <text:p>8</text:p>
          </table:table-cell>
          <table:table-cell office:value-type="float" office:value="2.6483600109809315" table:formula="of:=LOG10([.A451])" table:style-name="ce1">
            <text:p>2.648360011</text:p>
          </table:table-cell>
          <table:table-cell table:style-name="ce1"/>
          <table:table-cell office:value-type="float" office:value="0.90308998699194354" table:formula="of:=LOG10([.C451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2">
            <text:p>obligations</text:p>
          </table:table-cell>
          <table:table-cell office:value-type="float" office:value="8" table:style-name="ce1">
            <text:p>8</text:p>
          </table:table-cell>
          <table:table-cell office:value-type="float" office:value="2.6493348587121419" table:formula="of:=LOG10([.A452])" table:style-name="ce1">
            <text:p>2.649334859</text:p>
          </table:table-cell>
          <table:table-cell table:style-name="ce1"/>
          <table:table-cell office:value-type="float" office:value="0.90308998699194354" table:formula="of:=LOG10([.C452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2">
            <text:p>retain</text:p>
          </table:table-cell>
          <table:table-cell office:value-type="float" office:value="8" table:style-name="ce1">
            <text:p>8</text:p>
          </table:table-cell>
          <table:table-cell office:value-type="float" office:value="2.6503075231319366" table:formula="of:=LOG10([.A453])" table:style-name="ce1">
            <text:p>2.650307523</text:p>
          </table:table-cell>
          <table:table-cell table:style-name="ce1"/>
          <table:table-cell office:value-type="float" office:value="0.90308998699194354" table:formula="of:=LOG10([.C453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2">
            <text:p>outlined</text:p>
          </table:table-cell>
          <table:table-cell office:value-type="float" office:value="8" table:style-name="ce1">
            <text:p>8</text:p>
          </table:table-cell>
          <table:table-cell office:value-type="float" office:value="2.651278013998144" table:formula="of:=LOG10([.A454])" table:style-name="ce1">
            <text:p>2.651278014</text:p>
          </table:table-cell>
          <table:table-cell table:style-name="ce1"/>
          <table:table-cell office:value-type="float" office:value="0.90308998699194354" table:formula="of:=LOG10([.C454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2">
            <text:p>particular</text:p>
          </table:table-cell>
          <table:table-cell office:value-type="float" office:value="8" table:style-name="ce1">
            <text:p>8</text:p>
          </table:table-cell>
          <table:table-cell office:value-type="float" office:value="2.6522463410033232" table:formula="of:=LOG10([.A455])" table:style-name="ce1">
            <text:p>2.652246341</text:p>
          </table:table-cell>
          <table:table-cell table:style-name="ce1"/>
          <table:table-cell office:value-type="float" office:value="0.90308998699194354" table:formula="of:=LOG10([.C455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2">
            <text:p>e.g</text:p>
          </table:table-cell>
          <table:table-cell office:value-type="float" office:value="8" table:style-name="ce1">
            <text:p>8</text:p>
          </table:table-cell>
          <table:table-cell office:value-type="float" office:value="2.6532125137753435" table:formula="of:=LOG10([.A456])" table:style-name="ce1">
            <text:p>2.653212514</text:p>
          </table:table-cell>
          <table:table-cell table:style-name="ce1"/>
          <table:table-cell office:value-type="float" office:value="0.90308998699194354" table:formula="of:=LOG10([.C456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2">
            <text:p>its</text:p>
          </table:table-cell>
          <table:table-cell office:value-type="float" office:value="8" table:style-name="ce1">
            <text:p>8</text:p>
          </table:table-cell>
          <table:table-cell office:value-type="float" office:value="2.6541765418779604" table:formula="of:=LOG10([.A457])" table:style-name="ce1">
            <text:p>2.654176542</text:p>
          </table:table-cell>
          <table:table-cell table:style-name="ce1"/>
          <table:table-cell office:value-type="float" office:value="0.90308998699194354" table:formula="of:=LOG10([.C457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2">
            <text:p>up</text:p>
          </table:table-cell>
          <table:table-cell office:value-type="float" office:value="8" table:style-name="ce1">
            <text:p>8</text:p>
          </table:table-cell>
          <table:table-cell office:value-type="float" office:value="2.655138434811382" table:formula="of:=LOG10([.A458])" table:style-name="ce1">
            <text:p>2.655138435</text:p>
          </table:table-cell>
          <table:table-cell table:style-name="ce1"/>
          <table:table-cell office:value-type="float" office:value="0.90308998699194354" table:formula="of:=LOG10([.C458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2">
            <text:p>plus</text:p>
          </table:table-cell>
          <table:table-cell office:value-type="float" office:value="8" table:style-name="ce1">
            <text:p>8</text:p>
          </table:table-cell>
          <table:table-cell office:value-type="float" office:value="2.6560982020128319" table:formula="of:=LOG10([.A459])" table:style-name="ce1">
            <text:p>2.656098202</text:p>
          </table:table-cell>
          <table:table-cell table:style-name="ce1"/>
          <table:table-cell office:value-type="float" office:value="0.90308998699194354" table:formula="of:=LOG10([.C459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2">
            <text:p>attempt</text:p>
          </table:table-cell>
          <table:table-cell office:value-type="float" office:value="8" table:style-name="ce1">
            <text:p>8</text:p>
          </table:table-cell>
          <table:table-cell office:value-type="float" office:value="2.6570558528571038" table:formula="of:=LOG10([.A460])" table:style-name="ce1">
            <text:p>2.657055853</text:p>
          </table:table-cell>
          <table:table-cell table:style-name="ce1"/>
          <table:table-cell office:value-type="float" office:value="0.90308998699194354" table:formula="of:=LOG10([.C460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2">
            <text:p>resulting</text:p>
          </table:table-cell>
          <table:table-cell office:value-type="float" office:value="8" table:style-name="ce1">
            <text:p>8</text:p>
          </table:table-cell>
          <table:table-cell office:value-type="float" office:value="2.6580113966571126" table:formula="of:=LOG10([.A461])" table:style-name="ce1">
            <text:p>2.658011397</text:p>
          </table:table-cell>
          <table:table-cell table:style-name="ce1"/>
          <table:table-cell office:value-type="float" office:value="0.90308998699194354" table:formula="of:=LOG10([.C461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2">
            <text:p>requirements</text:p>
          </table:table-cell>
          <table:table-cell office:value-type="float" office:value="8" table:style-name="ce1">
            <text:p>8</text:p>
          </table:table-cell>
          <table:table-cell office:value-type="float" office:value="2.6589648426644348" table:formula="of:=LOG10([.A462])" table:style-name="ce1">
            <text:p>2.658964843</text:p>
          </table:table-cell>
          <table:table-cell table:style-name="ce1"/>
          <table:table-cell office:value-type="float" office:value="0.90308998699194354" table:formula="of:=LOG10([.C462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2">
            <text:p>standard</text:p>
          </table:table-cell>
          <table:table-cell office:value-type="float" office:value="8" table:style-name="ce1">
            <text:p>8</text:p>
          </table:table-cell>
          <table:table-cell office:value-type="float" office:value="2.6599162000698504" table:formula="of:=LOG10([.A463])" table:style-name="ce1">
            <text:p>2.6599162</text:p>
          </table:table-cell>
          <table:table-cell table:style-name="ce1"/>
          <table:table-cell office:value-type="float" office:value="0.90308998699194354" table:formula="of:=LOG10([.C463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2">
            <text:p>loss</text:p>
          </table:table-cell>
          <table:table-cell office:value-type="float" office:value="8" table:style-name="ce1">
            <text:p>8</text:p>
          </table:table-cell>
          <table:table-cell office:value-type="float" office:value="2.6608654780038692" table:formula="of:=LOG10([.A464])" table:style-name="ce1">
            <text:p>2.660865478</text:p>
          </table:table-cell>
          <table:table-cell table:style-name="ce1"/>
          <table:table-cell office:value-type="float" office:value="0.90308998699194354" table:formula="of:=LOG10([.C464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2">
            <text:p>authorised</text:p>
          </table:table-cell>
          <table:table-cell office:value-type="float" office:value="8" table:style-name="ce1">
            <text:p>8</text:p>
          </table:table-cell>
          <table:table-cell office:value-type="float" office:value="2.661812685537261" table:formula="of:=LOG10([.A465])" table:style-name="ce1">
            <text:p>2.661812686</text:p>
          </table:table-cell>
          <table:table-cell table:style-name="ce1"/>
          <table:table-cell office:value-type="float" office:value="0.90308998699194354" table:formula="of:=LOG10([.C465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2">
            <text:p>off</text:p>
          </table:table-cell>
          <table:table-cell office:value-type="float" office:value="8" table:style-name="ce1">
            <text:p>8</text:p>
          </table:table-cell>
          <table:table-cell office:value-type="float" office:value="2.6627578316815739" table:formula="of:=LOG10([.A466])" table:style-name="ce1">
            <text:p>2.662757832</text:p>
          </table:table-cell>
          <table:table-cell table:style-name="ce1"/>
          <table:table-cell office:value-type="float" office:value="0.90308998699194354" table:formula="of:=LOG10([.C466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2">
            <text:p>perform</text:p>
          </table:table-cell>
          <table:table-cell office:value-type="float" office:value="8" table:style-name="ce1">
            <text:p>8</text:p>
          </table:table-cell>
          <table:table-cell office:value-type="float" office:value="2.663700925389648" table:formula="of:=LOG10([.A467])" table:style-name="ce1">
            <text:p>2.663700925</text:p>
          </table:table-cell>
          <table:table-cell table:style-name="ce1"/>
          <table:table-cell office:value-type="float" office:value="0.90308998699194354" table:formula="of:=LOG10([.C467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2">
            <text:p>who</text:p>
          </table:table-cell>
          <table:table-cell office:value-type="float" office:value="8" table:style-name="ce1">
            <text:p>8</text:p>
          </table:table-cell>
          <table:table-cell office:value-type="float" office:value="2.6646419755561257" table:formula="of:=LOG10([.A468])" table:style-name="ce1">
            <text:p>2.664641976</text:p>
          </table:table-cell>
          <table:table-cell table:style-name="ce1"/>
          <table:table-cell office:value-type="float" office:value="0.90308998699194354" table:formula="of:=LOG10([.C468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2">
            <text:p>basis</text:p>
          </table:table-cell>
          <table:table-cell office:value-type="float" office:value="8" table:style-name="ce1">
            <text:p>8</text:p>
          </table:table-cell>
          <table:table-cell office:value-type="float" office:value="2.6655809910179533" table:formula="of:=LOG10([.A469])" table:style-name="ce1">
            <text:p>2.665580991</text:p>
          </table:table-cell>
          <table:table-cell table:style-name="ce1"/>
          <table:table-cell office:value-type="float" office:value="0.90308998699194354" table:formula="of:=LOG10([.C469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2">
            <text:p>site</text:p>
          </table:table-cell>
          <table:table-cell office:value-type="float" office:value="8" table:style-name="ce1">
            <text:p>8</text:p>
          </table:table-cell>
          <table:table-cell office:value-type="float" office:value="2.6665179805548807" table:formula="of:=LOG10([.A470])" table:style-name="ce1">
            <text:p>2.666517981</text:p>
          </table:table-cell>
          <table:table-cell table:style-name="ce1"/>
          <table:table-cell office:value-type="float" office:value="0.90308998699194354" table:formula="of:=LOG10([.C470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2">
            <text:p>later</text:p>
          </table:table-cell>
          <table:table-cell office:value-type="float" office:value="8" table:style-name="ce1">
            <text:p>8</text:p>
          </table:table-cell>
          <table:table-cell office:value-type="float" office:value="2.667452952889954" table:formula="of:=LOG10([.A471])" table:style-name="ce1">
            <text:p>2.667452953</text:p>
          </table:table-cell>
          <table:table-cell table:style-name="ce1"/>
          <table:table-cell office:value-type="float" office:value="0.90308998699194354" table:formula="of:=LOG10([.C471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2">
            <text:p>involved</text:p>
          </table:table-cell>
          <table:table-cell office:value-type="float" office:value="8" table:style-name="ce1">
            <text:p>8</text:p>
          </table:table-cell>
          <table:table-cell office:value-type="float" office:value="2.6683859166900001" table:formula="of:=LOG10([.A472])" table:style-name="ce1">
            <text:p>2.668385917</text:p>
          </table:table-cell>
          <table:table-cell table:style-name="ce1"/>
          <table:table-cell office:value-type="float" office:value="0.90308998699194354" table:formula="of:=LOG10([.C472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2">
            <text:p>most</text:p>
          </table:table-cell>
          <table:table-cell office:value-type="float" office:value="8" table:style-name="ce1">
            <text:p>8</text:p>
          </table:table-cell>
          <table:table-cell office:value-type="float" office:value="2.6693168805661123" table:formula="of:=LOG10([.A473])" table:style-name="ce1">
            <text:p>2.669316881</text:p>
          </table:table-cell>
          <table:table-cell table:style-name="ce1"/>
          <table:table-cell office:value-type="float" office:value="0.90308998699194354" table:formula="of:=LOG10([.C473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2">
            <text:p>august</text:p>
          </table:table-cell>
          <table:table-cell office:value-type="float" office:value="8" table:style-name="ce1">
            <text:p>8</text:p>
          </table:table-cell>
          <table:table-cell office:value-type="float" office:value="2.6702458530741242" table:formula="of:=LOG10([.A474])" table:style-name="ce1">
            <text:p>2.670245853</text:p>
          </table:table-cell>
          <table:table-cell table:style-name="ce1"/>
          <table:table-cell office:value-type="float" office:value="0.90308998699194354" table:formula="of:=LOG10([.C474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.6711728427150834" table:formula="of:=LOG10([.A475])" table:style-name="ce1">
            <text:p>2.671172843</text:p>
          </table:table-cell>
          <table:table-cell table:style-name="ce1"/>
          <table:table-cell office:value-type="float" office:value="0.90308998699194354" table:formula="of:=LOG10([.C475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2">
            <text:p>shall</text:p>
          </table:table-cell>
          <table:table-cell office:value-type="float" office:value="8" table:style-name="ce1">
            <text:p>8</text:p>
          </table:table-cell>
          <table:table-cell office:value-type="float" office:value="2.6720978579357175" table:formula="of:=LOG10([.A476])" table:style-name="ce1">
            <text:p>2.672097858</text:p>
          </table:table-cell>
          <table:table-cell table:style-name="ce1"/>
          <table:table-cell office:value-type="float" office:value="0.90308998699194354" table:formula="of:=LOG10([.C476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2">
            <text:p>had</text:p>
          </table:table-cell>
          <table:table-cell office:value-type="float" office:value="8" table:style-name="ce1">
            <text:p>8</text:p>
          </table:table-cell>
          <table:table-cell office:value-type="float" office:value="2.6730209071288962" table:formula="of:=LOG10([.A477])" table:style-name="ce1">
            <text:p>2.673020907</text:p>
          </table:table-cell>
          <table:table-cell table:style-name="ce1"/>
          <table:table-cell office:value-type="float" office:value="0.90308998699194354" table:formula="of:=LOG10([.C477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2">
            <text:p>selling</text:p>
          </table:table-cell>
          <table:table-cell office:value-type="float" office:value="8" table:style-name="ce1">
            <text:p>8</text:p>
          </table:table-cell>
          <table:table-cell office:value-type="float" office:value="2.673941998634088" table:formula="of:=LOG10([.A478])" table:style-name="ce1">
            <text:p>2.673941999</text:p>
          </table:table-cell>
          <table:table-cell table:style-name="ce1"/>
          <table:table-cell office:value-type="float" office:value="0.90308998699194354" table:formula="of:=LOG10([.C478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2">
            <text:p>holds</text:p>
          </table:table-cell>
          <table:table-cell office:value-type="float" office:value="8" table:style-name="ce1">
            <text:p>8</text:p>
          </table:table-cell>
          <table:table-cell office:value-type="float" office:value="2.6748611407378116" table:formula="of:=LOG10([.A479])" table:style-name="ce1">
            <text:p>2.674861141</text:p>
          </table:table-cell>
          <table:table-cell table:style-name="ce1"/>
          <table:table-cell office:value-type="float" office:value="0.90308998699194354" table:formula="of:=LOG10([.C479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2">
            <text:p>limitations</text:p>
          </table:table-cell>
          <table:table-cell office:value-type="float" office:value="8" table:style-name="ce1">
            <text:p>8</text:p>
          </table:table-cell>
          <table:table-cell office:value-type="float" office:value="2.6757783416740852" table:formula="of:=LOG10([.A480])" table:style-name="ce1">
            <text:p>2.675778342</text:p>
          </table:table-cell>
          <table:table-cell table:style-name="ce1"/>
          <table:table-cell office:value-type="float" office:value="0.90308998699194354" table:formula="of:=LOG10([.C480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2">
            <text:p>possible</text:p>
          </table:table-cell>
          <table:table-cell office:value-type="float" office:value="8" table:style-name="ce1">
            <text:p>8</text:p>
          </table:table-cell>
          <table:table-cell office:value-type="float" office:value="2.6766936096248664" table:formula="of:=LOG10([.A481])" table:style-name="ce1">
            <text:p>2.67669361</text:p>
          </table:table-cell>
          <table:table-cell table:style-name="ce1"/>
          <table:table-cell office:value-type="float" office:value="0.90308998699194354" table:formula="of:=LOG10([.C481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2">
            <text:p>sender</text:p>
          </table:table-cell>
          <table:table-cell office:value-type="float" office:value="8" table:style-name="ce1">
            <text:p>8</text:p>
          </table:table-cell>
          <table:table-cell office:value-type="float" office:value="2.6776069527204931" table:formula="of:=LOG10([.A482])" table:style-name="ce1">
            <text:p>2.677606953</text:p>
          </table:table-cell>
          <table:table-cell table:style-name="ce1"/>
          <table:table-cell office:value-type="float" office:value="0.90308998699194354" table:formula="of:=LOG10([.C482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2">
            <text:p>pricing</text:p>
          </table:table-cell>
          <table:table-cell office:value-type="float" office:value="8" table:style-name="ce1">
            <text:p>8</text:p>
          </table:table-cell>
          <table:table-cell office:value-type="float" office:value="2.6785183790401139" table:formula="of:=LOG10([.A483])" table:style-name="ce1">
            <text:p>2.678518379</text:p>
          </table:table-cell>
          <table:table-cell table:style-name="ce1"/>
          <table:table-cell office:value-type="float" office:value="0.90308998699194354" table:formula="of:=LOG10([.C483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2.6794278966121188" table:formula="of:=LOG10([.A484])" table:style-name="ce1">
            <text:p>2.679427897</text:p>
          </table:table-cell>
          <table:table-cell table:style-name="ce1"/>
          <table:table-cell office:value-type="float" office:value="0.90308998699194354" table:formula="of:=LOG10([.C484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0.3" table:style-name="ce2">
            <text:p>0.3</text:p>
          </table:table-cell>
          <table:table-cell office:value-type="float" office:value="8" table:style-name="ce1">
            <text:p>8</text:p>
          </table:table-cell>
          <table:table-cell office:value-type="float" office:value="2.6803355134145632" table:formula="of:=LOG10([.A485])" table:style-name="ce1">
            <text:p>2.680335513</text:p>
          </table:table-cell>
          <table:table-cell table:style-name="ce1"/>
          <table:table-cell office:value-type="float" office:value="0.90308998699194354" table:formula="of:=LOG10([.C485])" table:style-name="ce1">
            <text:p>0.903089987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2">
            <text:p>updates</text:p>
          </table:table-cell>
          <table:table-cell office:value-type="float" office:value="7" table:style-name="ce1">
            <text:p>7</text:p>
          </table:table-cell>
          <table:table-cell office:value-type="float" office:value="2.6812412373755872" table:formula="of:=LOG10([.A486])" table:style-name="ce1">
            <text:p>2.681241237</text:p>
          </table:table-cell>
          <table:table-cell table:style-name="ce1"/>
          <table:table-cell office:value-type="float" office:value="0.84509804001425681" table:formula="of:=LOG10([.C48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2">
            <text:p>copy</text:p>
          </table:table-cell>
          <table:table-cell office:value-type="float" office:value="7" table:style-name="ce1">
            <text:p>7</text:p>
          </table:table-cell>
          <table:table-cell office:value-type="float" office:value="2.6821450763738319" table:formula="of:=LOG10([.A487])" table:style-name="ce1">
            <text:p>2.682145076</text:p>
          </table:table-cell>
          <table:table-cell table:style-name="ce1"/>
          <table:table-cell office:value-type="float" office:value="0.84509804001425681" table:formula="of:=LOG10([.C48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2">
            <text:p>e-mail</text:p>
          </table:table-cell>
          <table:table-cell office:value-type="float" office:value="7" table:style-name="ce1">
            <text:p>7</text:p>
          </table:table-cell>
          <table:table-cell office:value-type="float" office:value="2.6830470382388496" table:formula="of:=LOG10([.A488])" table:style-name="ce1">
            <text:p>2.683047038</text:p>
          </table:table-cell>
          <table:table-cell table:style-name="ce1"/>
          <table:table-cell office:value-type="float" office:value="0.84509804001425681" table:formula="of:=LOG10([.C48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2">
            <text:p>offer</text:p>
          </table:table-cell>
          <table:table-cell office:value-type="float" office:value="7" table:style-name="ce1">
            <text:p>7</text:p>
          </table:table-cell>
          <table:table-cell office:value-type="float" office:value="2.6839471307515121" table:formula="of:=LOG10([.A489])" table:style-name="ce1">
            <text:p>2.683947131</text:p>
          </table:table-cell>
          <table:table-cell table:style-name="ce1"/>
          <table:table-cell office:value-type="float" office:value="0.84509804001425681" table:formula="of:=LOG10([.C48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2">
            <text:p>providing</text:p>
          </table:table-cell>
          <table:table-cell office:value-type="float" office:value="7" table:style-name="ce1">
            <text:p>7</text:p>
          </table:table-cell>
          <table:table-cell office:value-type="float" office:value="2.6848453616444123" table:formula="of:=LOG10([.A490])" table:style-name="ce1">
            <text:p>2.684845362</text:p>
          </table:table-cell>
          <table:table-cell table:style-name="ce1"/>
          <table:table-cell office:value-type="float" office:value="0.84509804001425681" table:formula="of:=LOG10([.C49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2">
            <text:p>instructions</text:p>
          </table:table-cell>
          <table:table-cell office:value-type="float" office:value="7" table:style-name="ce1">
            <text:p>7</text:p>
          </table:table-cell>
          <table:table-cell office:value-type="float" office:value="2.6857417386022635" table:formula="of:=LOG10([.A491])" table:style-name="ce1">
            <text:p>2.685741739</text:p>
          </table:table-cell>
          <table:table-cell table:style-name="ce1"/>
          <table:table-cell office:value-type="float" office:value="0.84509804001425681" table:formula="of:=LOG10([.C49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2">
            <text:p>require</text:p>
          </table:table-cell>
          <table:table-cell office:value-type="float" office:value="7" table:style-name="ce1">
            <text:p>7</text:p>
          </table:table-cell>
          <table:table-cell office:value-type="float" office:value="2.6866362692622934" table:formula="of:=LOG10([.A492])" table:style-name="ce1">
            <text:p>2.686636269</text:p>
          </table:table-cell>
          <table:table-cell table:style-name="ce1"/>
          <table:table-cell office:value-type="float" office:value="0.84509804001425681" table:formula="of:=LOG10([.C49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2">
            <text:p>authorisation</text:p>
          </table:table-cell>
          <table:table-cell office:value-type="float" office:value="7" table:style-name="ce1">
            <text:p>7</text:p>
          </table:table-cell>
          <table:table-cell office:value-type="float" office:value="2.6875289612146345" table:formula="of:=LOG10([.A493])" table:style-name="ce1">
            <text:p>2.687528961</text:p>
          </table:table-cell>
          <table:table-cell table:style-name="ce1"/>
          <table:table-cell office:value-type="float" office:value="0.84509804001425681" table:formula="of:=LOG10([.C493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2">
            <text:p>arrangements</text:p>
          </table:table-cell>
          <table:table-cell office:value-type="float" office:value="7" table:style-name="ce1">
            <text:p>7</text:p>
          </table:table-cell>
          <table:table-cell office:value-type="float" office:value="2.6884198220027105" table:formula="of:=LOG10([.A494])" table:style-name="ce1">
            <text:p>2.688419822</text:p>
          </table:table-cell>
          <table:table-cell table:style-name="ce1"/>
          <table:table-cell office:value-type="float" office:value="0.84509804001425681" table:formula="of:=LOG10([.C494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2">
            <text:p>reversals</text:p>
          </table:table-cell>
          <table:table-cell office:value-type="float" office:value="7" table:style-name="ce1">
            <text:p>7</text:p>
          </table:table-cell>
          <table:table-cell office:value-type="float" office:value="2.6893088591236203" table:formula="of:=LOG10([.A495])" table:style-name="ce1">
            <text:p>2.689308859</text:p>
          </table:table-cell>
          <table:table-cell table:style-name="ce1"/>
          <table:table-cell office:value-type="float" office:value="0.84509804001425681" table:formula="of:=LOG10([.C495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2">
            <text:p>portion</text:p>
          </table:table-cell>
          <table:table-cell office:value-type="float" office:value="7" table:style-name="ce1">
            <text:p>7</text:p>
          </table:table-cell>
          <table:table-cell office:value-type="float" office:value="2.6901960800285138" table:formula="of:=LOG10([.A496])" table:style-name="ce1">
            <text:p>2.69019608</text:p>
          </table:table-cell>
          <table:table-cell table:style-name="ce1"/>
          <table:table-cell office:value-type="float" office:value="0.84509804001425681" table:formula="of:=LOG10([.C49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2">
            <text:p>withdrawing</text:p>
          </table:table-cell>
          <table:table-cell office:value-type="float" office:value="7" table:style-name="ce1">
            <text:p>7</text:p>
          </table:table-cell>
          <table:table-cell office:value-type="float" office:value="2.6910814921229687" table:formula="of:=LOG10([.A497])" table:style-name="ce1">
            <text:p>2.691081492</text:p>
          </table:table-cell>
          <table:table-cell table:style-name="ce1"/>
          <table:table-cell office:value-type="float" office:value="0.84509804001425681" table:formula="of:=LOG10([.C49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2">
            <text:p>sources</text:p>
          </table:table-cell>
          <table:table-cell office:value-type="float" office:value="7" table:style-name="ce1">
            <text:p>7</text:p>
          </table:table-cell>
          <table:table-cell office:value-type="float" office:value="2.6919651027673601" table:formula="of:=LOG10([.A498])" table:style-name="ce1">
            <text:p>2.691965103</text:p>
          </table:table-cell>
          <table:table-cell table:style-name="ce1"/>
          <table:table-cell office:value-type="float" office:value="0.84509804001425681" table:formula="of:=LOG10([.C49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2">
            <text:p>choose</text:p>
          </table:table-cell>
          <table:table-cell office:value-type="float" office:value="7" table:style-name="ce1">
            <text:p>7</text:p>
          </table:table-cell>
          <table:table-cell office:value-type="float" office:value="2.6928469192772302" table:formula="of:=LOG10([.A499])" table:style-name="ce1">
            <text:p>2.692846919</text:p>
          </table:table-cell>
          <table:table-cell table:style-name="ce1"/>
          <table:table-cell office:value-type="float" office:value="0.84509804001425681" table:formula="of:=LOG10([.C49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2">
            <text:p>cards</text:p>
          </table:table-cell>
          <table:table-cell office:value-type="float" office:value="7" table:style-name="ce1">
            <text:p>7</text:p>
          </table:table-cell>
          <table:table-cell office:value-type="float" office:value="2.6937269489236471" table:formula="of:=LOG10([.A500])" table:style-name="ce1">
            <text:p>2.693726949</text:p>
          </table:table-cell>
          <table:table-cell table:style-name="ce1"/>
          <table:table-cell office:value-type="float" office:value="0.84509804001425681" table:formula="of:=LOG10([.C50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2">
            <text:p>mandate</text:p>
          </table:table-cell>
          <table:table-cell office:value-type="float" office:value="7" table:style-name="ce1">
            <text:p>7</text:p>
          </table:table-cell>
          <table:table-cell office:value-type="float" office:value="2.6946051989335689" table:formula="of:=LOG10([.A501])" table:style-name="ce1">
            <text:p>2.694605199</text:p>
          </table:table-cell>
          <table:table-cell table:style-name="ce1"/>
          <table:table-cell office:value-type="float" office:value="0.84509804001425681" table:formula="of:=LOG10([.C50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2">
            <text:p>payable</text:p>
          </table:table-cell>
          <table:table-cell office:value-type="float" office:value="7" table:style-name="ce1">
            <text:p>7</text:p>
          </table:table-cell>
          <table:table-cell office:value-type="float" office:value="2.6954816764901977" table:formula="of:=LOG10([.A502])" table:style-name="ce1">
            <text:p>2.695481676</text:p>
          </table:table-cell>
          <table:table-cell table:style-name="ce1"/>
          <table:table-cell office:value-type="float" office:value="0.84509804001425681" table:formula="of:=LOG10([.C50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2">
            <text:p>reference</text:p>
          </table:table-cell>
          <table:table-cell office:value-type="float" office:value="7" table:style-name="ce1">
            <text:p>7</text:p>
          </table:table-cell>
          <table:table-cell office:value-type="float" office:value="2.6963563887333319" table:formula="of:=LOG10([.A503])" table:style-name="ce1">
            <text:p>2.696356389</text:p>
          </table:table-cell>
          <table:table-cell table:style-name="ce1"/>
          <table:table-cell office:value-type="float" office:value="0.84509804001425681" table:formula="of:=LOG10([.C503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2">
            <text:p>due</text:p>
          </table:table-cell>
          <table:table-cell office:value-type="float" office:value="7" table:style-name="ce1">
            <text:p>7</text:p>
          </table:table-cell>
          <table:table-cell office:value-type="float" office:value="2.6972293427597176" table:formula="of:=LOG10([.A504])" table:style-name="ce1">
            <text:p>2.697229343</text:p>
          </table:table-cell>
          <table:table-cell table:style-name="ce1"/>
          <table:table-cell office:value-type="float" office:value="0.84509804001425681" table:formula="of:=LOG10([.C504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2">
            <text:p>accordance</text:p>
          </table:table-cell>
          <table:table-cell office:value-type="float" office:value="7" table:style-name="ce1">
            <text:p>7</text:p>
          </table:table-cell>
          <table:table-cell office:value-type="float" office:value="2.6981005456233897" table:formula="of:=LOG10([.A505])" table:style-name="ce1">
            <text:p>2.698100546</text:p>
          </table:table-cell>
          <table:table-cell table:style-name="ce1"/>
          <table:table-cell office:value-type="float" office:value="0.84509804001425681" table:formula="of:=LOG10([.C505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2">
            <text:p>interest</text:p>
          </table:table-cell>
          <table:table-cell office:value-type="float" office:value="7" table:style-name="ce1">
            <text:p>7</text:p>
          </table:table-cell>
          <table:table-cell office:value-type="float" office:value="2.6989700043360187" table:formula="of:=LOG10([.A506])" table:style-name="ce1">
            <text:p>2.698970004</text:p>
          </table:table-cell>
          <table:table-cell table:style-name="ce1"/>
          <table:table-cell office:value-type="float" office:value="0.84509804001425681" table:formula="of:=LOG10([.C50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2">
            <text:p>luxembourg</text:p>
          </table:table-cell>
          <table:table-cell office:value-type="float" office:value="7" table:style-name="ce1">
            <text:p>7</text:p>
          </table:table-cell>
          <table:table-cell office:value-type="float" office:value="2.6998377258672459" table:formula="of:=LOG10([.A507])" table:style-name="ce1">
            <text:p>2.699837726</text:p>
          </table:table-cell>
          <table:table-cell table:style-name="ce1"/>
          <table:table-cell office:value-type="float" office:value="0.84509804001425681" table:formula="of:=LOG10([.C50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2">
            <text:p>advance</text:p>
          </table:table-cell>
          <table:table-cell office:value-type="float" office:value="7" table:style-name="ce1">
            <text:p>7</text:p>
          </table:table-cell>
          <table:table-cell office:value-type="float" office:value="2.7007037171450192" table:formula="of:=LOG10([.A508])" table:style-name="ce1">
            <text:p>2.700703717</text:p>
          </table:table-cell>
          <table:table-cell table:style-name="ce1"/>
          <table:table-cell office:value-type="float" office:value="0.84509804001425681" table:formula="of:=LOG10([.C50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2">
            <text:p>logging</text:p>
          </table:table-cell>
          <table:table-cell office:value-type="float" office:value="7" table:style-name="ce1">
            <text:p>7</text:p>
          </table:table-cell>
          <table:table-cell office:value-type="float" office:value="2.7015679850559273" table:formula="of:=LOG10([.A509])" table:style-name="ce1">
            <text:p>2.701567985</text:p>
          </table:table-cell>
          <table:table-cell table:style-name="ce1"/>
          <table:table-cell office:value-type="float" office:value="0.84509804001425681" table:formula="of:=LOG10([.C50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2">
            <text:p>follow</text:p>
          </table:table-cell>
          <table:table-cell office:value-type="float" office:value="7" table:style-name="ce1">
            <text:p>7</text:p>
          </table:table-cell>
          <table:table-cell office:value-type="float" office:value="2.7024305364455254" table:formula="of:=LOG10([.A510])" table:style-name="ce1">
            <text:p>2.702430536</text:p>
          </table:table-cell>
          <table:table-cell table:style-name="ce1"/>
          <table:table-cell office:value-type="float" office:value="0.84509804001425681" table:formula="of:=LOG10([.C51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2">
            <text:p>different</text:p>
          </table:table-cell>
          <table:table-cell office:value-type="float" office:value="7" table:style-name="ce1">
            <text:p>7</text:p>
          </table:table-cell>
          <table:table-cell office:value-type="float" office:value="2.7032913781186614" table:formula="of:=LOG10([.A511])" table:style-name="ce1">
            <text:p>2.703291378</text:p>
          </table:table-cell>
          <table:table-cell table:style-name="ce1"/>
          <table:table-cell office:value-type="float" office:value="0.84509804001425681" table:formula="of:=LOG10([.C51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2">
            <text:p>rates</text:p>
          </table:table-cell>
          <table:table-cell office:value-type="float" office:value="7" table:style-name="ce1">
            <text:p>7</text:p>
          </table:table-cell>
          <table:table-cell office:value-type="float" office:value="2.7041505168397992" table:formula="of:=LOG10([.A512])" table:style-name="ce1">
            <text:p>2.704150517</text:p>
          </table:table-cell>
          <table:table-cell table:style-name="ce1"/>
          <table:table-cell office:value-type="float" office:value="0.84509804001425681" table:formula="of:=LOG10([.C51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2">
            <text:p>sale</text:p>
          </table:table-cell>
          <table:table-cell office:value-type="float" office:value="7" table:style-name="ce1">
            <text:p>7</text:p>
          </table:table-cell>
          <table:table-cell office:value-type="float" office:value="2.705007959333336" table:formula="of:=LOG10([.A513])" table:style-name="ce1">
            <text:p>2.705007959</text:p>
          </table:table-cell>
          <table:table-cell table:style-name="ce1"/>
          <table:table-cell office:value-type="float" office:value="0.84509804001425681" table:formula="of:=LOG10([.C513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2">
            <text:p>instance</text:p>
          </table:table-cell>
          <table:table-cell office:value-type="float" office:value="7" table:style-name="ce1">
            <text:p>7</text:p>
          </table:table-cell>
          <table:table-cell office:value-type="float" office:value="2.7058637122839193" table:formula="of:=LOG10([.A514])" table:style-name="ce1">
            <text:p>2.705863712</text:p>
          </table:table-cell>
          <table:table-cell table:style-name="ce1"/>
          <table:table-cell office:value-type="float" office:value="0.84509804001425681" table:formula="of:=LOG10([.C514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2">
            <text:p>upon</text:p>
          </table:table-cell>
          <table:table-cell office:value-type="float" office:value="7" table:style-name="ce1">
            <text:p>7</text:p>
          </table:table-cell>
          <table:table-cell office:value-type="float" office:value="2.7067177823367587" table:formula="of:=LOG10([.A515])" table:style-name="ce1">
            <text:p>2.706717782</text:p>
          </table:table-cell>
          <table:table-cell table:style-name="ce1"/>
          <table:table-cell office:value-type="float" office:value="0.84509804001425681" table:formula="of:=LOG10([.C515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2">
            <text:p>immediate</text:p>
          </table:table-cell>
          <table:table-cell office:value-type="float" office:value="7" table:style-name="ce1">
            <text:p>7</text:p>
          </table:table-cell>
          <table:table-cell office:value-type="float" office:value="2.7075701760979363" table:formula="of:=LOG10([.A516])" table:style-name="ce1">
            <text:p>2.707570176</text:p>
          </table:table-cell>
          <table:table-cell table:style-name="ce1"/>
          <table:table-cell office:value-type="float" office:value="0.84509804001425681" table:formula="of:=LOG10([.C51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2">
            <text:p>return</text:p>
          </table:table-cell>
          <table:table-cell office:value-type="float" office:value="7" table:style-name="ce1">
            <text:p>7</text:p>
          </table:table-cell>
          <table:table-cell office:value-type="float" office:value="2.7084209001347128" table:formula="of:=LOG10([.A517])" table:style-name="ce1">
            <text:p>2.7084209</text:p>
          </table:table-cell>
          <table:table-cell table:style-name="ce1"/>
          <table:table-cell office:value-type="float" office:value="0.84509804001425681" table:formula="of:=LOG10([.C51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2">
            <text:p>problems</text:p>
          </table:table-cell>
          <table:table-cell office:value-type="float" office:value="7" table:style-name="ce1">
            <text:p>7</text:p>
          </table:table-cell>
          <table:table-cell office:value-type="float" office:value="2.7092699609758308" table:formula="of:=LOG10([.A518])" table:style-name="ce1">
            <text:p>2.709269961</text:p>
          </table:table-cell>
          <table:table-cell table:style-name="ce1"/>
          <table:table-cell office:value-type="float" office:value="0.84509804001425681" table:formula="of:=LOG10([.C51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2">
            <text:p>custom</text:p>
          </table:table-cell>
          <table:table-cell office:value-type="float" office:value="7" table:style-name="ce1">
            <text:p>7</text:p>
          </table:table-cell>
          <table:table-cell office:value-type="float" office:value="2.7101173651118162" table:formula="of:=LOG10([.A519])" table:style-name="ce1">
            <text:p>2.710117365</text:p>
          </table:table-cell>
          <table:table-cell table:style-name="ce1"/>
          <table:table-cell office:value-type="float" office:value="0.84509804001425681" table:formula="of:=LOG10([.C51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2">
            <text:p>irish</text:p>
          </table:table-cell>
          <table:table-cell office:value-type="float" office:value="7" table:style-name="ce1">
            <text:p>7</text:p>
          </table:table-cell>
          <table:table-cell office:value-type="float" office:value="2.7109631189952759" table:formula="of:=LOG10([.A520])" table:style-name="ce1">
            <text:p>2.710963119</text:p>
          </table:table-cell>
          <table:table-cell table:style-name="ce1"/>
          <table:table-cell office:value-type="float" office:value="0.84509804001425681" table:formula="of:=LOG10([.C52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2">
            <text:p>surcharge</text:p>
          </table:table-cell>
          <table:table-cell office:value-type="float" office:value="7" table:style-name="ce1">
            <text:p>7</text:p>
          </table:table-cell>
          <table:table-cell office:value-type="float" office:value="2.7118072290411912" table:formula="of:=LOG10([.A521])" table:style-name="ce1">
            <text:p>2.711807229</text:p>
          </table:table-cell>
          <table:table-cell table:style-name="ce1"/>
          <table:table-cell office:value-type="float" office:value="0.84509804001425681" table:formula="of:=LOG10([.C52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2">
            <text:p>would</text:p>
          </table:table-cell>
          <table:table-cell office:value-type="float" office:value="7" table:style-name="ce1">
            <text:p>7</text:p>
          </table:table-cell>
          <table:table-cell office:value-type="float" office:value="2.7126497016272113" table:formula="of:=LOG10([.A522])" table:style-name="ce1">
            <text:p>2.712649702</text:p>
          </table:table-cell>
          <table:table-cell table:style-name="ce1"/>
          <table:table-cell office:value-type="float" office:value="0.84509804001425681" table:formula="of:=LOG10([.C52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2">
            <text:p>buyers</text:p>
          </table:table-cell>
          <table:table-cell office:value-type="float" office:value="7" table:style-name="ce1">
            <text:p>7</text:p>
          </table:table-cell>
          <table:table-cell office:value-type="float" office:value="2.7134905430939424" table:formula="of:=LOG10([.A523])" table:style-name="ce1">
            <text:p>2.713490543</text:p>
          </table:table-cell>
          <table:table-cell table:style-name="ce1"/>
          <table:table-cell office:value-type="float" office:value="0.84509804001425681" table:formula="of:=LOG10([.C523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2">
            <text:p>losses</text:p>
          </table:table-cell>
          <table:table-cell office:value-type="float" office:value="7" table:style-name="ce1">
            <text:p>7</text:p>
          </table:table-cell>
          <table:table-cell office:value-type="float" office:value="2.7143297597452332" table:formula="of:=LOG10([.A524])" table:style-name="ce1">
            <text:p>2.71432976</text:p>
          </table:table-cell>
          <table:table-cell table:style-name="ce1"/>
          <table:table-cell office:value-type="float" office:value="0.84509804001425681" table:formula="of:=LOG10([.C524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2">
            <text:p>property</text:p>
          </table:table-cell>
          <table:table-cell office:value-type="float" office:value="7" table:style-name="ce1">
            <text:p>7</text:p>
          </table:table-cell>
          <table:table-cell office:value-type="float" office:value="2.7151673578484576" table:formula="of:=LOG10([.A525])" table:style-name="ce1">
            <text:p>2.715167358</text:p>
          </table:table-cell>
          <table:table-cell table:style-name="ce1"/>
          <table:table-cell office:value-type="float" office:value="0.84509804001425681" table:formula="of:=LOG10([.C525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2">
            <text:p>modify</text:p>
          </table:table-cell>
          <table:table-cell office:value-type="float" office:value="7" table:style-name="ce1">
            <text:p>7</text:p>
          </table:table-cell>
          <table:table-cell office:value-type="float" office:value="2.716003343634799" table:formula="of:=LOG10([.A526])" table:style-name="ce1">
            <text:p>2.716003344</text:p>
          </table:table-cell>
          <table:table-cell table:style-name="ce1"/>
          <table:table-cell office:value-type="float" office:value="0.84509804001425681" table:formula="of:=LOG10([.C52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2">
            <text:p>factors</text:p>
          </table:table-cell>
          <table:table-cell office:value-type="float" office:value="7" table:style-name="ce1">
            <text:p>7</text:p>
          </table:table-cell>
          <table:table-cell office:value-type="float" office:value="2.7168377232995247" table:formula="of:=LOG10([.A527])" table:style-name="ce1">
            <text:p>2.716837723</text:p>
          </table:table-cell>
          <table:table-cell table:style-name="ce1"/>
          <table:table-cell office:value-type="float" office:value="0.84509804001425681" table:formula="of:=LOG10([.C52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2">
            <text:p>reserves</text:p>
          </table:table-cell>
          <table:table-cell office:value-type="float" office:value="7" table:style-name="ce1">
            <text:p>7</text:p>
          </table:table-cell>
          <table:table-cell office:value-type="float" office:value="2.7176705030022621" table:formula="of:=LOG10([.A528])" table:style-name="ce1">
            <text:p>2.717670503</text:p>
          </table:table-cell>
          <table:table-cell table:style-name="ce1"/>
          <table:table-cell office:value-type="float" office:value="0.84509804001425681" table:formula="of:=LOG10([.C52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7185016888672742" table:formula="of:=LOG10([.A529])" table:style-name="ce1">
            <text:p>2.718501689</text:p>
          </table:table-cell>
          <table:table-cell table:style-name="ce1"/>
          <table:table-cell office:value-type="float" office:value="0.84509804001425681" table:formula="of:=LOG10([.C52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2">
            <text:p>minimum</text:p>
          </table:table-cell>
          <table:table-cell office:value-type="float" office:value="7" table:style-name="ce1">
            <text:p>7</text:p>
          </table:table-cell>
          <table:table-cell office:value-type="float" office:value="2.7193312869837265" table:formula="of:=LOG10([.A530])" table:style-name="ce1">
            <text:p>2.719331287</text:p>
          </table:table-cell>
          <table:table-cell table:style-name="ce1"/>
          <table:table-cell office:value-type="float" office:value="0.84509804001425681" table:formula="of:=LOG10([.C53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2">
            <text:p>specified</text:p>
          </table:table-cell>
          <table:table-cell office:value-type="float" office:value="7" table:style-name="ce1">
            <text:p>7</text:p>
          </table:table-cell>
          <table:table-cell office:value-type="float" office:value="2.720159303405957" table:formula="of:=LOG10([.A531])" table:style-name="ce1">
            <text:p>2.720159303</text:p>
          </table:table-cell>
          <table:table-cell table:style-name="ce1"/>
          <table:table-cell office:value-type="float" office:value="0.84509804001425681" table:formula="of:=LOG10([.C53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2">
            <text:p>free</text:p>
          </table:table-cell>
          <table:table-cell office:value-type="float" office:value="7" table:style-name="ce1">
            <text:p>7</text:p>
          </table:table-cell>
          <table:table-cell office:value-type="float" office:value="2.7209857441537393" table:formula="of:=LOG10([.A532])" table:style-name="ce1">
            <text:p>2.720985744</text:p>
          </table:table-cell>
          <table:table-cell table:style-name="ce1"/>
          <table:table-cell office:value-type="float" office:value="0.84509804001425681" table:formula="of:=LOG10([.C53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2">
            <text:p>refer</text:p>
          </table:table-cell>
          <table:table-cell office:value-type="float" office:value="7" table:style-name="ce1">
            <text:p>7</text:p>
          </table:table-cell>
          <table:table-cell office:value-type="float" office:value="2.7218106152125467" table:formula="of:=LOG10([.A533])" table:style-name="ce1">
            <text:p>2.721810615</text:p>
          </table:table-cell>
          <table:table-cell table:style-name="ce1"/>
          <table:table-cell office:value-type="float" office:value="0.84509804001425681" table:formula="of:=LOG10([.C533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2">
            <text:p>license</text:p>
          </table:table-cell>
          <table:table-cell office:value-type="float" office:value="7" table:style-name="ce1">
            <text:p>7</text:p>
          </table:table-cell>
          <table:table-cell office:value-type="float" office:value="2.7226339225338121" table:formula="of:=LOG10([.A534])" table:style-name="ce1">
            <text:p>2.722633923</text:p>
          </table:table-cell>
          <table:table-cell table:style-name="ce1"/>
          <table:table-cell office:value-type="float" office:value="0.84509804001425681" table:formula="of:=LOG10([.C534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2">
            <text:p>psd2</text:p>
          </table:table-cell>
          <table:table-cell office:value-type="float" office:value="7" table:style-name="ce1">
            <text:p>7</text:p>
          </table:table-cell>
          <table:table-cell office:value-type="float" office:value="2.7234556720351857" table:formula="of:=LOG10([.A535])" table:style-name="ce1">
            <text:p>2.723455672</text:p>
          </table:table-cell>
          <table:table-cell table:style-name="ce1"/>
          <table:table-cell office:value-type="float" office:value="0.84509804001425681" table:formula="of:=LOG10([.C535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2">
            <text:p>charity</text:p>
          </table:table-cell>
          <table:table-cell office:value-type="float" office:value="7" table:style-name="ce1">
            <text:p>7</text:p>
          </table:table-cell>
          <table:table-cell office:value-type="float" office:value="2.7242758696007892" table:formula="of:=LOG10([.A536])" table:style-name="ce1">
            <text:p>2.72427587</text:p>
          </table:table-cell>
          <table:table-cell table:style-name="ce1"/>
          <table:table-cell office:value-type="float" office:value="0.84509804001425681" table:formula="of:=LOG10([.C536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2.725094521081469" table:formula="of:=LOG10([.A537])" table:style-name="ce1">
            <text:p>2.725094521</text:p>
          </table:table-cell>
          <table:table-cell table:style-name="ce1"/>
          <table:table-cell office:value-type="float" office:value="0.84509804001425681" table:formula="of:=LOG10([.C537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.7259116322950483" table:formula="of:=LOG10([.A538])" table:style-name="ce1">
            <text:p>2.725911632</text:p>
          </table:table-cell>
          <table:table-cell table:style-name="ce1"/>
          <table:table-cell office:value-type="float" office:value="0.84509804001425681" table:formula="of:=LOG10([.C538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.7267272090265724" table:formula="of:=LOG10([.A539])" table:style-name="ce1">
            <text:p>2.726727209</text:p>
          </table:table-cell>
          <table:table-cell table:style-name="ce1"/>
          <table:table-cell office:value-type="float" office:value="0.84509804001425681" table:formula="of:=LOG10([.C539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.7275412570285562" table:formula="of:=LOG10([.A540])" table:style-name="ce1">
            <text:p>2.727541257</text:p>
          </table:table-cell>
          <table:table-cell table:style-name="ce1"/>
          <table:table-cell office:value-type="float" office:value="0.84509804001425681" table:formula="of:=LOG10([.C540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0" table:style-name="ce2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.7283537820212285" table:formula="of:=LOG10([.A541])" table:style-name="ce1">
            <text:p>2.728353782</text:p>
          </table:table-cell>
          <table:table-cell table:style-name="ce1"/>
          <table:table-cell office:value-type="float" office:value="0.84509804001425681" table:formula="of:=LOG10([.C541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100" table:style-name="ce2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.7291647896927702" table:formula="of:=LOG10([.A542])" table:style-name="ce1">
            <text:p>2.72916479</text:p>
          </table:table-cell>
          <table:table-cell table:style-name="ce1"/>
          <table:table-cell office:value-type="float" office:value="0.84509804001425681" table:formula="of:=LOG10([.C542])" table:style-name="ce1">
            <text:p>0.84509804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2">
            <text:p>call</text:p>
          </table:table-cell>
          <table:table-cell office:value-type="float" office:value="6" table:style-name="ce1">
            <text:p>6</text:p>
          </table:table-cell>
          <table:table-cell office:value-type="float" office:value="2.7299742856995555" table:formula="of:=LOG10([.A543])" table:style-name="ce1">
            <text:p>2.729974286</text:p>
          </table:table-cell>
          <table:table-cell table:style-name="ce1"/>
          <table:table-cell office:value-type="float" office:value="0.77815125038364363" table:formula="of:=LOG10([.C54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2">
            <text:p>republic</text:p>
          </table:table-cell>
          <table:table-cell office:value-type="float" office:value="6" table:style-name="ce1">
            <text:p>6</text:p>
          </table:table-cell>
          <table:table-cell office:value-type="float" office:value="2.7307822756663893" table:formula="of:=LOG10([.A544])" table:style-name="ce1">
            <text:p>2.730782276</text:p>
          </table:table-cell>
          <table:table-cell table:style-name="ce1"/>
          <table:table-cell office:value-type="float" office:value="0.77815125038364363" table:formula="of:=LOG10([.C54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2">
            <text:p>one</text:p>
          </table:table-cell>
          <table:table-cell office:value-type="float" office:value="6" table:style-name="ce1">
            <text:p>6</text:p>
          </table:table-cell>
          <table:table-cell office:value-type="float" office:value="2.7315887651867388" table:formula="of:=LOG10([.A545])" table:style-name="ce1">
            <text:p>2.731588765</text:p>
          </table:table-cell>
          <table:table-cell table:style-name="ce1"/>
          <table:table-cell office:value-type="float" office:value="0.77815125038364363" table:formula="of:=LOG10([.C54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2">
            <text:p>effect</text:p>
          </table:table-cell>
          <table:table-cell office:value-type="float" office:value="6" table:style-name="ce1">
            <text:p>6</text:p>
          </table:table-cell>
          <table:table-cell office:value-type="float" office:value="2.7323937598229686" table:formula="of:=LOG10([.A546])" table:style-name="ce1">
            <text:p>2.73239376</text:p>
          </table:table-cell>
          <table:table-cell table:style-name="ce1"/>
          <table:table-cell office:value-type="float" office:value="0.77815125038364363" table:formula="of:=LOG10([.C54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2">
            <text:p>provision</text:p>
          </table:table-cell>
          <table:table-cell office:value-type="float" office:value="6" table:style-name="ce1">
            <text:p>6</text:p>
          </table:table-cell>
          <table:table-cell office:value-type="float" office:value="2.7331972651065692" table:formula="of:=LOG10([.A547])" table:style-name="ce1">
            <text:p>2.733197265</text:p>
          </table:table-cell>
          <table:table-cell table:style-name="ce1"/>
          <table:table-cell office:value-type="float" office:value="0.77815125038364363" table:formula="of:=LOG10([.C54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2">
            <text:p>store</text:p>
          </table:table-cell>
          <table:table-cell office:value-type="float" office:value="6" table:style-name="ce1">
            <text:p>6</text:p>
          </table:table-cell>
          <table:table-cell office:value-type="float" office:value="2.7339992865383871" table:formula="of:=LOG10([.A548])" table:style-name="ce1">
            <text:p>2.733999287</text:p>
          </table:table-cell>
          <table:table-cell table:style-name="ce1"/>
          <table:table-cell office:value-type="float" office:value="0.77815125038364363" table:formula="of:=LOG10([.C54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2">
            <text:p>entity</text:p>
          </table:table-cell>
          <table:table-cell office:value-type="float" office:value="6" table:style-name="ce1">
            <text:p>6</text:p>
          </table:table-cell>
          <table:table-cell office:value-type="float" office:value="2.7347998295888472" table:formula="of:=LOG10([.A549])" table:style-name="ce1">
            <text:p>2.73479983</text:p>
          </table:table-cell>
          <table:table-cell table:style-name="ce1"/>
          <table:table-cell office:value-type="float" office:value="0.77815125038364363" table:formula="of:=LOG10([.C54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2">
            <text:p>addition</text:p>
          </table:table-cell>
          <table:table-cell office:value-type="float" office:value="6" table:style-name="ce1">
            <text:p>6</text:p>
          </table:table-cell>
          <table:table-cell office:value-type="float" office:value="2.7355988996981799" table:formula="of:=LOG10([.A550])" table:style-name="ce1">
            <text:p>2.7355989</text:p>
          </table:table-cell>
          <table:table-cell table:style-name="ce1"/>
          <table:table-cell office:value-type="float" office:value="0.77815125038364363" table:formula="of:=LOG10([.C55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2">
            <text:p>centre</text:p>
          </table:table-cell>
          <table:table-cell office:value-type="float" office:value="6" table:style-name="ce1">
            <text:p>6</text:p>
          </table:table-cell>
          <table:table-cell office:value-type="float" office:value="2.7363965022766426" table:formula="of:=LOG10([.A551])" table:style-name="ce1">
            <text:p>2.736396502</text:p>
          </table:table-cell>
          <table:table-cell table:style-name="ce1"/>
          <table:table-cell office:value-type="float" office:value="0.77815125038364363" table:formula="of:=LOG10([.C55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2">
            <text:p>entitled</text:p>
          </table:table-cell>
          <table:table-cell office:value-type="float" office:value="6" table:style-name="ce1">
            <text:p>6</text:p>
          </table:table-cell>
          <table:table-cell office:value-type="float" office:value="2.7371926427047373" table:formula="of:=LOG10([.A552])" table:style-name="ce1">
            <text:p>2.737192643</text:p>
          </table:table-cell>
          <table:table-cell table:style-name="ce1"/>
          <table:table-cell office:value-type="float" office:value="0.77815125038364363" table:formula="of:=LOG10([.C55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2">
            <text:p>reasons</text:p>
          </table:table-cell>
          <table:table-cell office:value-type="float" office:value="6" table:style-name="ce1">
            <text:p>6</text:p>
          </table:table-cell>
          <table:table-cell office:value-type="float" office:value="2.7379873263334309" table:formula="of:=LOG10([.A553])" table:style-name="ce1">
            <text:p>2.737987326</text:p>
          </table:table-cell>
          <table:table-cell table:style-name="ce1"/>
          <table:table-cell office:value-type="float" office:value="0.77815125038364363" table:formula="of:=LOG10([.C55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2">
            <text:p>immediately</text:p>
          </table:table-cell>
          <table:table-cell office:value-type="float" office:value="6" table:style-name="ce1">
            <text:p>6</text:p>
          </table:table-cell>
          <table:table-cell office:value-type="float" office:value="2.7387805584843692" table:formula="of:=LOG10([.A554])" table:style-name="ce1">
            <text:p>2.738780558</text:p>
          </table:table-cell>
          <table:table-cell table:style-name="ce1"/>
          <table:table-cell office:value-type="float" office:value="0.77815125038364363" table:formula="of:=LOG10([.C55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2">
            <text:p>third-party</text:p>
          </table:table-cell>
          <table:table-cell office:value-type="float" office:value="6" table:style-name="ce1">
            <text:p>6</text:p>
          </table:table-cell>
          <table:table-cell office:value-type="float" office:value="2.7395723444500919" table:formula="of:=LOG10([.A555])" table:style-name="ce1">
            <text:p>2.739572344</text:p>
          </table:table-cell>
          <table:table-cell table:style-name="ce1"/>
          <table:table-cell office:value-type="float" office:value="0.77815125038364363" table:formula="of:=LOG10([.C55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2">
            <text:p>create</text:p>
          </table:table-cell>
          <table:table-cell office:value-type="float" office:value="6" table:style-name="ce1">
            <text:p>6</text:p>
          </table:table-cell>
          <table:table-cell office:value-type="float" office:value="2.7403626894942437" table:formula="of:=LOG10([.A556])" table:style-name="ce1">
            <text:p>2.740362689</text:p>
          </table:table-cell>
          <table:table-cell table:style-name="ce1"/>
          <table:table-cell office:value-type="float" office:value="0.77815125038364363" table:formula="of:=LOG10([.C55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2">
            <text:p>link</text:p>
          </table:table-cell>
          <table:table-cell office:value-type="float" office:value="6" table:style-name="ce1">
            <text:p>6</text:p>
          </table:table-cell>
          <table:table-cell office:value-type="float" office:value="2.7411515988517849" table:formula="of:=LOG10([.A557])" table:style-name="ce1">
            <text:p>2.741151599</text:p>
          </table:table-cell>
          <table:table-cell table:style-name="ce1"/>
          <table:table-cell office:value-type="float" office:value="0.77815125038364363" table:formula="of:=LOG10([.C55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2">
            <text:p>update</text:p>
          </table:table-cell>
          <table:table-cell office:value-type="float" office:value="6" table:style-name="ce1">
            <text:p>6</text:p>
          </table:table-cell>
          <table:table-cell office:value-type="float" office:value="2.741939077729199" table:formula="of:=LOG10([.A558])" table:style-name="ce1">
            <text:p>2.741939078</text:p>
          </table:table-cell>
          <table:table-cell table:style-name="ce1"/>
          <table:table-cell office:value-type="float" office:value="0.77815125038364363" table:formula="of:=LOG10([.C55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2">
            <text:p>verify</text:p>
          </table:table-cell>
          <table:table-cell office:value-type="float" office:value="6" table:style-name="ce1">
            <text:p>6</text:p>
          </table:table-cell>
          <table:table-cell office:value-type="float" office:value="2.7427251313046983" table:formula="of:=LOG10([.A559])" table:style-name="ce1">
            <text:p>2.742725131</text:p>
          </table:table-cell>
          <table:table-cell table:style-name="ce1"/>
          <table:table-cell office:value-type="float" office:value="0.77815125038364363" table:formula="of:=LOG10([.C55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2">
            <text:p>publish</text:p>
          </table:table-cell>
          <table:table-cell office:value-type="float" office:value="6" table:style-name="ce1">
            <text:p>6</text:p>
          </table:table-cell>
          <table:table-cell office:value-type="float" office:value="2.7435097647284299" table:formula="of:=LOG10([.A560])" table:style-name="ce1">
            <text:p>2.743509765</text:p>
          </table:table-cell>
          <table:table-cell table:style-name="ce1"/>
          <table:table-cell office:value-type="float" office:value="0.77815125038364363" table:formula="of:=LOG10([.C56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2">
            <text:p>previous</text:p>
          </table:table-cell>
          <table:table-cell office:value-type="float" office:value="6" table:style-name="ce1">
            <text:p>6</text:p>
          </table:table-cell>
          <table:table-cell office:value-type="float" office:value="2.7442929831226763" table:formula="of:=LOG10([.A561])" table:style-name="ce1">
            <text:p>2.744292983</text:p>
          </table:table-cell>
          <table:table-cell table:style-name="ce1"/>
          <table:table-cell office:value-type="float" office:value="0.77815125038364363" table:formula="of:=LOG10([.C56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2">
            <text:p>already</text:p>
          </table:table-cell>
          <table:table-cell office:value-type="float" office:value="6" table:style-name="ce1">
            <text:p>6</text:p>
          </table:table-cell>
          <table:table-cell office:value-type="float" office:value="2.7450747915820575" table:formula="of:=LOG10([.A562])" table:style-name="ce1">
            <text:p>2.745074792</text:p>
          </table:table-cell>
          <table:table-cell table:style-name="ce1"/>
          <table:table-cell office:value-type="float" office:value="0.77815125038364363" table:formula="of:=LOG10([.C56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2">
            <text:p>sepa</text:p>
          </table:table-cell>
          <table:table-cell office:value-type="float" office:value="6" table:style-name="ce1">
            <text:p>6</text:p>
          </table:table-cell>
          <table:table-cell office:value-type="float" office:value="2.7458551951737289" table:formula="of:=LOG10([.A563])" table:style-name="ce1">
            <text:p>2.745855195</text:p>
          </table:table-cell>
          <table:table-cell table:style-name="ce1"/>
          <table:table-cell office:value-type="float" office:value="0.77815125038364363" table:formula="of:=LOG10([.C56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2">
            <text:p>change</text:p>
          </table:table-cell>
          <table:table-cell office:value-type="float" office:value="6" table:style-name="ce1">
            <text:p>6</text:p>
          </table:table-cell>
          <table:table-cell office:value-type="float" office:value="2.7466341989375787" table:formula="of:=LOG10([.A564])" table:style-name="ce1">
            <text:p>2.746634199</text:p>
          </table:table-cell>
          <table:table-cell table:style-name="ce1"/>
          <table:table-cell office:value-type="float" office:value="0.77815125038364363" table:formula="of:=LOG10([.C56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2">
            <text:p>funded</text:p>
          </table:table-cell>
          <table:table-cell office:value-type="float" office:value="6" table:style-name="ce1">
            <text:p>6</text:p>
          </table:table-cell>
          <table:table-cell office:value-type="float" office:value="2.7474118078864231" table:formula="of:=LOG10([.A565])" table:style-name="ce1">
            <text:p>2.747411808</text:p>
          </table:table-cell>
          <table:table-cell table:style-name="ce1"/>
          <table:table-cell office:value-type="float" office:value="0.77815125038364363" table:formula="of:=LOG10([.C56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2">
            <text:p>preferred</text:p>
          </table:table-cell>
          <table:table-cell office:value-type="float" office:value="6" table:style-name="ce1">
            <text:p>6</text:p>
          </table:table-cell>
          <table:table-cell office:value-type="float" office:value="2.7481880270062002" table:formula="of:=LOG10([.A566])" table:style-name="ce1">
            <text:p>2.748188027</text:p>
          </table:table-cell>
          <table:table-cell table:style-name="ce1"/>
          <table:table-cell office:value-type="float" office:value="0.77815125038364363" table:formula="of:=LOG10([.C56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2">
            <text:p>over</text:p>
          </table:table-cell>
          <table:table-cell office:value-type="float" office:value="6" table:style-name="ce1">
            <text:p>6</text:p>
          </table:table-cell>
          <table:table-cell office:value-type="float" office:value="2.7489628612561616" table:formula="of:=LOG10([.A567])" table:style-name="ce1">
            <text:p>2.748962861</text:p>
          </table:table-cell>
          <table:table-cell table:style-name="ce1"/>
          <table:table-cell office:value-type="float" office:value="0.77815125038364363" table:formula="of:=LOG10([.C56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2">
            <text:p>known</text:p>
          </table:table-cell>
          <table:table-cell office:value-type="float" office:value="6" table:style-name="ce1">
            <text:p>6</text:p>
          </table:table-cell>
          <table:table-cell office:value-type="float" office:value="2.7497363155690611" table:formula="of:=LOG10([.A568])" table:style-name="ce1">
            <text:p>2.749736316</text:p>
          </table:table-cell>
          <table:table-cell table:style-name="ce1"/>
          <table:table-cell office:value-type="float" office:value="0.77815125038364363" table:formula="of:=LOG10([.C56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2">
            <text:p>denominated</text:p>
          </table:table-cell>
          <table:table-cell office:value-type="float" office:value="6" table:style-name="ce1">
            <text:p>6</text:p>
          </table:table-cell>
          <table:table-cell office:value-type="float" office:value="2.7505083948513462" table:formula="of:=LOG10([.A569])" table:style-name="ce1">
            <text:p>2.750508395</text:p>
          </table:table-cell>
          <table:table-cell table:style-name="ce1"/>
          <table:table-cell office:value-type="float" office:value="0.77815125038364363" table:formula="of:=LOG10([.C56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2">
            <text:p>limits</text:p>
          </table:table-cell>
          <table:table-cell office:value-type="float" office:value="6" table:style-name="ce1">
            <text:p>6</text:p>
          </table:table-cell>
          <table:table-cell office:value-type="float" office:value="2.7512791039833422" table:formula="of:=LOG10([.A570])" table:style-name="ce1">
            <text:p>2.751279104</text:p>
          </table:table-cell>
          <table:table-cell table:style-name="ce1"/>
          <table:table-cell office:value-type="float" office:value="0.77815125038364363" table:formula="of:=LOG10([.C57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2">
            <text:p>period</text:p>
          </table:table-cell>
          <table:table-cell office:value-type="float" office:value="6" table:style-name="ce1">
            <text:p>6</text:p>
          </table:table-cell>
          <table:table-cell office:value-type="float" office:value="2.7520484478194387" table:formula="of:=LOG10([.A571])" table:style-name="ce1">
            <text:p>2.752048448</text:p>
          </table:table-cell>
          <table:table-cell table:style-name="ce1"/>
          <table:table-cell office:value-type="float" office:value="0.77815125038364363" table:formula="of:=LOG10([.C57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2">
            <text:p>stated</text:p>
          </table:table-cell>
          <table:table-cell office:value-type="float" office:value="6" table:style-name="ce1">
            <text:p>6</text:p>
          </table:table-cell>
          <table:table-cell office:value-type="float" office:value="2.7528164311882715" table:formula="of:=LOG10([.A572])" table:style-name="ce1">
            <text:p>2.752816431</text:p>
          </table:table-cell>
          <table:table-cell table:style-name="ce1"/>
          <table:table-cell office:value-type="float" office:value="0.77815125038364363" table:formula="of:=LOG10([.C57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2">
            <text:p>tool</text:p>
          </table:table-cell>
          <table:table-cell office:value-type="float" office:value="6" table:style-name="ce1">
            <text:p>6</text:p>
          </table:table-cell>
          <table:table-cell office:value-type="float" office:value="2.7535830588929064" table:formula="of:=LOG10([.A573])" table:style-name="ce1">
            <text:p>2.753583059</text:p>
          </table:table-cell>
          <table:table-cell table:style-name="ce1"/>
          <table:table-cell office:value-type="float" office:value="0.77815125038364363" table:formula="of:=LOG10([.C57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2">
            <text:p>instead</text:p>
          </table:table-cell>
          <table:table-cell office:value-type="float" office:value="6" table:style-name="ce1">
            <text:p>6</text:p>
          </table:table-cell>
          <table:table-cell office:value-type="float" office:value="2.7543483357110188" table:formula="of:=LOG10([.A574])" table:style-name="ce1">
            <text:p>2.754348336</text:p>
          </table:table-cell>
          <table:table-cell table:style-name="ce1"/>
          <table:table-cell office:value-type="float" office:value="0.77815125038364363" table:formula="of:=LOG10([.C57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2">
            <text:p>incurred</text:p>
          </table:table-cell>
          <table:table-cell office:value-type="float" office:value="6" table:style-name="ce1">
            <text:p>6</text:p>
          </table:table-cell>
          <table:table-cell office:value-type="float" office:value="2.7551122663950713" table:formula="of:=LOG10([.A575])" table:style-name="ce1">
            <text:p>2.755112266</text:p>
          </table:table-cell>
          <table:table-cell table:style-name="ce1"/>
          <table:table-cell office:value-type="float" office:value="0.77815125038364363" table:formula="of:=LOG10([.C57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2">
            <text:p>credited</text:p>
          </table:table-cell>
          <table:table-cell office:value-type="float" office:value="6" table:style-name="ce1">
            <text:p>6</text:p>
          </table:table-cell>
          <table:table-cell office:value-type="float" office:value="2.7558748556724915" table:formula="of:=LOG10([.A576])" table:style-name="ce1">
            <text:p>2.755874856</text:p>
          </table:table-cell>
          <table:table-cell table:style-name="ce1"/>
          <table:table-cell office:value-type="float" office:value="0.77815125038364363" table:formula="of:=LOG10([.C57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2">
            <text:p>ask</text:p>
          </table:table-cell>
          <table:table-cell office:value-type="float" office:value="6" table:style-name="ce1">
            <text:p>6</text:p>
          </table:table-cell>
          <table:table-cell office:value-type="float" office:value="2.7566361082458481" table:formula="of:=LOG10([.A577])" table:style-name="ce1">
            <text:p>2.756636108</text:p>
          </table:table-cell>
          <table:table-cell table:style-name="ce1"/>
          <table:table-cell office:value-type="float" office:value="0.77815125038364363" table:formula="of:=LOG10([.C57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2">
            <text:p>fund</text:p>
          </table:table-cell>
          <table:table-cell office:value-type="float" office:value="6" table:style-name="ce1">
            <text:p>6</text:p>
          </table:table-cell>
          <table:table-cell office:value-type="float" office:value="2.7573960287930244" table:formula="of:=LOG10([.A578])" table:style-name="ce1">
            <text:p>2.757396029</text:p>
          </table:table-cell>
          <table:table-cell table:style-name="ce1"/>
          <table:table-cell office:value-type="float" office:value="0.77815125038364363" table:formula="of:=LOG10([.C57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2">
            <text:p>determined</text:p>
          </table:table-cell>
          <table:table-cell office:value-type="float" office:value="6" table:style-name="ce1">
            <text:p>6</text:p>
          </table:table-cell>
          <table:table-cell office:value-type="float" office:value="2.7581546219673898" table:formula="of:=LOG10([.A579])" table:style-name="ce1">
            <text:p>2.758154622</text:p>
          </table:table-cell>
          <table:table-cell table:style-name="ce1"/>
          <table:table-cell office:value-type="float" office:value="0.77815125038364363" table:formula="of:=LOG10([.C57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2">
            <text:p>recipient(s</text:p>
          </table:table-cell>
          <table:table-cell office:value-type="float" office:value="6" table:style-name="ce1">
            <text:p>6</text:p>
          </table:table-cell>
          <table:table-cell office:value-type="float" office:value="2.7589118923979736" table:formula="of:=LOG10([.A580])" table:style-name="ce1">
            <text:p>2.758911892</text:p>
          </table:table-cell>
          <table:table-cell table:style-name="ce1"/>
          <table:table-cell office:value-type="float" office:value="0.77815125038364363" table:formula="of:=LOG10([.C58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2">
            <text:p>then</text:p>
          </table:table-cell>
          <table:table-cell office:value-type="float" office:value="6" table:style-name="ce1">
            <text:p>6</text:p>
          </table:table-cell>
          <table:table-cell office:value-type="float" office:value="2.7596678446896306" table:formula="of:=LOG10([.A581])" table:style-name="ce1">
            <text:p>2.759667845</text:p>
          </table:table-cell>
          <table:table-cell table:style-name="ce1"/>
          <table:table-cell office:value-type="float" office:value="0.77815125038364363" table:formula="of:=LOG10([.C58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2">
            <text:p>resolving</text:p>
          </table:table-cell>
          <table:table-cell office:value-type="float" office:value="6" table:style-name="ce1">
            <text:p>6</text:p>
          </table:table-cell>
          <table:table-cell office:value-type="float" office:value="2.7604224834232118" table:formula="of:=LOG10([.A582])" table:style-name="ce1">
            <text:p>2.760422483</text:p>
          </table:table-cell>
          <table:table-cell table:style-name="ce1"/>
          <table:table-cell office:value-type="float" office:value="0.77815125038364363" table:formula="of:=LOG10([.C58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2">
            <text:p>delivery</text:p>
          </table:table-cell>
          <table:table-cell office:value-type="float" office:value="6" table:style-name="ce1">
            <text:p>6</text:p>
          </table:table-cell>
          <table:table-cell office:value-type="float" office:value="2.7611758131557314" table:formula="of:=LOG10([.A583])" table:style-name="ce1">
            <text:p>2.761175813</text:p>
          </table:table-cell>
          <table:table-cell table:style-name="ce1"/>
          <table:table-cell office:value-type="float" office:value="0.77815125038364363" table:formula="of:=LOG10([.C58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2">
            <text:p>fail</text:p>
          </table:table-cell>
          <table:table-cell office:value-type="float" office:value="6" table:style-name="ce1">
            <text:p>6</text:p>
          </table:table-cell>
          <table:table-cell office:value-type="float" office:value="2.761927838420529" table:formula="of:=LOG10([.A584])" table:style-name="ce1">
            <text:p>2.761927838</text:p>
          </table:table-cell>
          <table:table-cell table:style-name="ce1"/>
          <table:table-cell office:value-type="float" office:value="0.77815125038364363" table:formula="of:=LOG10([.C58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2">
            <text:p>fields</text:p>
          </table:table-cell>
          <table:table-cell office:value-type="float" office:value="6" table:style-name="ce1">
            <text:p>6</text:p>
          </table:table-cell>
          <table:table-cell office:value-type="float" office:value="2.762678563727436" table:formula="of:=LOG10([.A585])" table:style-name="ce1">
            <text:p>2.762678564</text:p>
          </table:table-cell>
          <table:table-cell table:style-name="ce1"/>
          <table:table-cell office:value-type="float" office:value="0.77815125038364363" table:formula="of:=LOG10([.C58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2">
            <text:p>accessible</text:p>
          </table:table-cell>
          <table:table-cell office:value-type="float" office:value="6" table:style-name="ce1">
            <text:p>6</text:p>
          </table:table-cell>
          <table:table-cell office:value-type="float" office:value="2.7634279935629373" table:formula="of:=LOG10([.A586])" table:style-name="ce1">
            <text:p>2.763427994</text:p>
          </table:table-cell>
          <table:table-cell table:style-name="ce1"/>
          <table:table-cell office:value-type="float" office:value="0.77815125038364363" table:formula="of:=LOG10([.C58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2">
            <text:p>sole</text:p>
          </table:table-cell>
          <table:table-cell office:value-type="float" office:value="6" table:style-name="ce1">
            <text:p>6</text:p>
          </table:table-cell>
          <table:table-cell office:value-type="float" office:value="2.7641761323903307" table:formula="of:=LOG10([.A587])" table:style-name="ce1">
            <text:p>2.764176132</text:p>
          </table:table-cell>
          <table:table-cell table:style-name="ce1"/>
          <table:table-cell office:value-type="float" office:value="0.77815125038364363" table:formula="of:=LOG10([.C58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2">
            <text:p>rules</text:p>
          </table:table-cell>
          <table:table-cell office:value-type="float" office:value="6" table:style-name="ce1">
            <text:p>6</text:p>
          </table:table-cell>
          <table:table-cell office:value-type="float" office:value="2.7649229846498886" table:formula="of:=LOG10([.A588])" table:style-name="ce1">
            <text:p>2.764922985</text:p>
          </table:table-cell>
          <table:table-cell table:style-name="ce1"/>
          <table:table-cell office:value-type="float" office:value="0.77815125038364363" table:formula="of:=LOG10([.C58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2">
            <text:p>resolution</text:p>
          </table:table-cell>
          <table:table-cell office:value-type="float" office:value="6" table:style-name="ce1">
            <text:p>6</text:p>
          </table:table-cell>
          <table:table-cell office:value-type="float" office:value="2.7656685547590141" table:formula="of:=LOG10([.A589])" table:style-name="ce1">
            <text:p>2.765668555</text:p>
          </table:table-cell>
          <table:table-cell table:style-name="ce1"/>
          <table:table-cell office:value-type="float" office:value="0.77815125038364363" table:formula="of:=LOG10([.C58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2">
            <text:p>payer’s</text:p>
          </table:table-cell>
          <table:table-cell office:value-type="float" office:value="6" table:style-name="ce1">
            <text:p>6</text:p>
          </table:table-cell>
          <table:table-cell office:value-type="float" office:value="2.7664128471123997" table:formula="of:=LOG10([.A590])" table:style-name="ce1">
            <text:p>2.766412847</text:p>
          </table:table-cell>
          <table:table-cell table:style-name="ce1"/>
          <table:table-cell office:value-type="float" office:value="0.77815125038364363" table:formula="of:=LOG10([.C59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2">
            <text:p>both</text:p>
          </table:table-cell>
          <table:table-cell office:value-type="float" office:value="6" table:style-name="ce1">
            <text:p>6</text:p>
          </table:table-cell>
          <table:table-cell office:value-type="float" office:value="2.7671558660821804" table:formula="of:=LOG10([.A591])" table:style-name="ce1">
            <text:p>2.767155866</text:p>
          </table:table-cell>
          <table:table-cell table:style-name="ce1"/>
          <table:table-cell office:value-type="float" office:value="0.77815125038364363" table:formula="of:=LOG10([.C59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2">
            <text:p>intellectual</text:p>
          </table:table-cell>
          <table:table-cell office:value-type="float" office:value="6" table:style-name="ce1">
            <text:p>6</text:p>
          </table:table-cell>
          <table:table-cell office:value-type="float" office:value="2.7678976160180908" table:formula="of:=LOG10([.A592])" table:style-name="ce1">
            <text:p>2.767897616</text:p>
          </table:table-cell>
          <table:table-cell table:style-name="ce1"/>
          <table:table-cell office:value-type="float" office:value="0.77815125038364363" table:formula="of:=LOG10([.C59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2">
            <text:p>identity</text:p>
          </table:table-cell>
          <table:table-cell office:value-type="float" office:value="6" table:style-name="ce1">
            <text:p>6</text:p>
          </table:table-cell>
          <table:table-cell office:value-type="float" office:value="2.7686381012476144" table:formula="of:=LOG10([.A593])" table:style-name="ce1">
            <text:p>2.768638101</text:p>
          </table:table-cell>
          <table:table-cell table:style-name="ce1"/>
          <table:table-cell office:value-type="float" office:value="0.77815125038364363" table:formula="of:=LOG10([.C59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2">
            <text:p>written</text:p>
          </table:table-cell>
          <table:table-cell office:value-type="float" office:value="6" table:style-name="ce1">
            <text:p>6</text:p>
          </table:table-cell>
          <table:table-cell office:value-type="float" office:value="2.7693773260761385" table:formula="of:=LOG10([.A594])" table:style-name="ce1">
            <text:p>2.769377326</text:p>
          </table:table-cell>
          <table:table-cell table:style-name="ce1"/>
          <table:table-cell office:value-type="float" office:value="0.77815125038364363" table:formula="of:=LOG10([.C59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2">
            <text:p>high</text:p>
          </table:table-cell>
          <table:table-cell office:value-type="float" office:value="6" table:style-name="ce1">
            <text:p>6</text:p>
          </table:table-cell>
          <table:table-cell office:value-type="float" office:value="2.7701152947871015" table:formula="of:=LOG10([.A595])" table:style-name="ce1">
            <text:p>2.770115295</text:p>
          </table:table-cell>
          <table:table-cell table:style-name="ce1"/>
          <table:table-cell office:value-type="float" office:value="0.77815125038364363" table:formula="of:=LOG10([.C59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2">
            <text:p>regulatory</text:p>
          </table:table-cell>
          <table:table-cell office:value-type="float" office:value="6" table:style-name="ce1">
            <text:p>6</text:p>
          </table:table-cell>
          <table:table-cell office:value-type="float" office:value="2.7708520116421442" table:formula="of:=LOG10([.A596])" table:style-name="ce1">
            <text:p>2.770852012</text:p>
          </table:table-cell>
          <table:table-cell table:style-name="ce1"/>
          <table:table-cell office:value-type="float" office:value="0.77815125038364363" table:formula="of:=LOG10([.C59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2">
            <text:p>disputes</text:p>
          </table:table-cell>
          <table:table-cell office:value-type="float" office:value="6" table:style-name="ce1">
            <text:p>6</text:p>
          </table:table-cell>
          <table:table-cell office:value-type="float" office:value="2.7715874808812555" table:formula="of:=LOG10([.A597])" table:style-name="ce1">
            <text:p>2.771587481</text:p>
          </table:table-cell>
          <table:table-cell table:style-name="ce1"/>
          <table:table-cell office:value-type="float" office:value="0.77815125038364363" table:formula="of:=LOG10([.C597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2">
            <text:p>release</text:p>
          </table:table-cell>
          <table:table-cell office:value-type="float" office:value="6" table:style-name="ce1">
            <text:p>6</text:p>
          </table:table-cell>
          <table:table-cell office:value-type="float" office:value="2.77232170672292" table:formula="of:=LOG10([.A598])" table:style-name="ce1">
            <text:p>2.772321707</text:p>
          </table:table-cell>
          <table:table-cell table:style-name="ce1"/>
          <table:table-cell office:value-type="float" office:value="0.77815125038364363" table:formula="of:=LOG10([.C598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2">
            <text:p>share</text:p>
          </table:table-cell>
          <table:table-cell office:value-type="float" office:value="6" table:style-name="ce1">
            <text:p>6</text:p>
          </table:table-cell>
          <table:table-cell office:value-type="float" office:value="2.7730546933642626" table:formula="of:=LOG10([.A599])" table:style-name="ce1">
            <text:p>2.773054693</text:p>
          </table:table-cell>
          <table:table-cell table:style-name="ce1"/>
          <table:table-cell office:value-type="float" office:value="0.77815125038364363" table:formula="of:=LOG10([.C599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2">
            <text:p>technology</text:p>
          </table:table-cell>
          <table:table-cell office:value-type="float" office:value="6" table:style-name="ce1">
            <text:p>6</text:p>
          </table:table-cell>
          <table:table-cell office:value-type="float" office:value="2.7737864449811935" table:formula="of:=LOG10([.A600])" table:style-name="ce1">
            <text:p>2.773786445</text:p>
          </table:table-cell>
          <table:table-cell table:style-name="ce1"/>
          <table:table-cell office:value-type="float" office:value="0.77815125038364363" table:formula="of:=LOG10([.C600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2">
            <text:p>materials</text:p>
          </table:table-cell>
          <table:table-cell office:value-type="float" office:value="6" table:style-name="ce1">
            <text:p>6</text:p>
          </table:table-cell>
          <table:table-cell office:value-type="float" office:value="2.7745169657285498" table:formula="of:=LOG10([.A601])" table:style-name="ce1">
            <text:p>2.774516966</text:p>
          </table:table-cell>
          <table:table-cell table:style-name="ce1"/>
          <table:table-cell office:value-type="float" office:value="0.77815125038364363" table:formula="of:=LOG10([.C601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2">
            <text:p>eea</text:p>
          </table:table-cell>
          <table:table-cell office:value-type="float" office:value="6" table:style-name="ce1">
            <text:p>6</text:p>
          </table:table-cell>
          <table:table-cell office:value-type="float" office:value="2.7752462597402365" table:formula="of:=LOG10([.A602])" table:style-name="ce1">
            <text:p>2.77524626</text:p>
          </table:table-cell>
          <table:table-cell table:style-name="ce1"/>
          <table:table-cell office:value-type="float" office:value="0.77815125038364363" table:formula="of:=LOG10([.C602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2">
            <text:p>maximum</text:p>
          </table:table-cell>
          <table:table-cell office:value-type="float" office:value="6" table:style-name="ce1">
            <text:p>6</text:p>
          </table:table-cell>
          <table:table-cell office:value-type="float" office:value="2.775974331129369" table:formula="of:=LOG10([.A603])" table:style-name="ce1">
            <text:p>2.775974331</text:p>
          </table:table-cell>
          <table:table-cell table:style-name="ce1"/>
          <table:table-cell office:value-type="float" office:value="0.77815125038364363" table:formula="of:=LOG10([.C603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2">
            <text:p>blended</text:p>
          </table:table-cell>
          <table:table-cell office:value-type="float" office:value="6" table:style-name="ce1">
            <text:p>6</text:p>
          </table:table-cell>
          <table:table-cell office:value-type="float" office:value="2.7767011839884108" table:formula="of:=LOG10([.A604])" table:style-name="ce1">
            <text:p>2.776701184</text:p>
          </table:table-cell>
          <table:table-cell table:style-name="ce1"/>
          <table:table-cell office:value-type="float" office:value="0.77815125038364363" table:formula="of:=LOG10([.C604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0.5" table:style-name="ce2">
            <text:p>0.5</text:p>
          </table:table-cell>
          <table:table-cell office:value-type="float" office:value="6" table:style-name="ce1">
            <text:p>6</text:p>
          </table:table-cell>
          <table:table-cell office:value-type="float" office:value="2.7774268223893115" table:formula="of:=LOG10([.A605])" table:style-name="ce1">
            <text:p>2.777426822</text:p>
          </table:table-cell>
          <table:table-cell table:style-name="ce1"/>
          <table:table-cell office:value-type="float" office:value="0.77815125038364363" table:formula="of:=LOG10([.C605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2">
            <text:p>micropayments</text:p>
          </table:table-cell>
          <table:table-cell office:value-type="float" office:value="6" table:style-name="ce1">
            <text:p>6</text:p>
          </table:table-cell>
          <table:table-cell office:value-type="float" office:value="2.7781512503836434" table:formula="of:=LOG10([.A606])" table:style-name="ce1">
            <text:p>2.77815125</text:p>
          </table:table-cell>
          <table:table-cell table:style-name="ce1"/>
          <table:table-cell office:value-type="float" office:value="0.77815125038364363" table:formula="of:=LOG10([.C606])" table:style-name="ce1">
            <text:p>0.77815125</text:p>
          </table:table-cell>
          <table:table-cell table:number-columns-repeated="1637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2">
            <text:p>united</text:p>
          </table:table-cell>
          <table:table-cell office:value-type="float" office:value="5" table:style-name="ce1">
            <text:p>5</text:p>
          </table:table-cell>
          <table:table-cell office:value-type="float" office:value="2.7788744720027396" table:formula="of:=LOG10([.A607])" table:style-name="ce1">
            <text:p>2.778874472</text:p>
          </table:table-cell>
          <table:table-cell table:style-name="ce1"/>
          <table:table-cell office:value-type="float" office:value="0.69897000433601886" table:formula="of:=LOG10([.C60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2">
            <text:p>romania</text:p>
          </table:table-cell>
          <table:table-cell office:value-type="float" office:value="5" table:style-name="ce1">
            <text:p>5</text:p>
          </table:table-cell>
          <table:table-cell office:value-type="float" office:value="2.7795964912578244" table:formula="of:=LOG10([.A608])" table:style-name="ce1">
            <text:p>2.779596491</text:p>
          </table:table-cell>
          <table:table-cell table:style-name="ce1"/>
          <table:table-cell office:value-type="float" office:value="0.69897000433601886" table:formula="of:=LOG10([.C60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2">
            <text:p>cyprus</text:p>
          </table:table-cell>
          <table:table-cell office:value-type="float" office:value="5" table:style-name="ce1">
            <text:p>5</text:p>
          </table:table-cell>
          <table:table-cell office:value-type="float" office:value="2.7803173121401512" table:formula="of:=LOG10([.A609])" table:style-name="ce1">
            <text:p>2.780317312</text:p>
          </table:table-cell>
          <table:table-cell table:style-name="ce1"/>
          <table:table-cell office:value-type="float" office:value="0.69897000433601886" table:formula="of:=LOG10([.C60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2">
            <text:p>hungary</text:p>
          </table:table-cell>
          <table:table-cell office:value-type="float" office:value="5" table:style-name="ce1">
            <text:p>5</text:p>
          </table:table-cell>
          <table:table-cell office:value-type="float" office:value="2.7810369386211318" table:formula="of:=LOG10([.A610])" table:style-name="ce1">
            <text:p>2.781036939</text:p>
          </table:table-cell>
          <table:table-cell table:style-name="ce1"/>
          <table:table-cell office:value-type="float" office:value="0.69897000433601886" table:formula="of:=LOG10([.C61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2">
            <text:p>full</text:p>
          </table:table-cell>
          <table:table-cell office:value-type="float" office:value="5" table:style-name="ce1">
            <text:p>5</text:p>
          </table:table-cell>
          <table:table-cell office:value-type="float" office:value="2.781755374652469" table:formula="of:=LOG10([.A611])" table:style-name="ce1">
            <text:p>2.781755375</text:p>
          </table:table-cell>
          <table:table-cell table:style-name="ce1"/>
          <table:table-cell office:value-type="float" office:value="0.69897000433601886" table:formula="of:=LOG10([.C61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2">
            <text:p>version</text:p>
          </table:table-cell>
          <table:table-cell office:value-type="float" office:value="5" table:style-name="ce1">
            <text:p>5</text:p>
          </table:table-cell>
          <table:table-cell office:value-type="float" office:value="2.782472624166286" table:formula="of:=LOG10([.A612])" table:style-name="ce1">
            <text:p>2.782472624</text:p>
          </table:table-cell>
          <table:table-cell table:style-name="ce1"/>
          <table:table-cell office:value-type="float" office:value="0.69897000433601886" table:formula="of:=LOG10([.C61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60" table:style-name="ce2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.7831886910752575" table:formula="of:=LOG10([.A613])" table:style-name="ce1">
            <text:p>2.783188691</text:p>
          </table:table-cell>
          <table:table-cell table:style-name="ce1"/>
          <table:table-cell office:value-type="float" office:value="0.69897000433601886" table:formula="of:=LOG10([.C61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2">
            <text:p>key</text:p>
          </table:table-cell>
          <table:table-cell office:value-type="float" office:value="5" table:style-name="ce1">
            <text:p>5</text:p>
          </table:table-cell>
          <table:table-cell office:value-type="float" office:value="2.7839035792727351" table:formula="of:=LOG10([.A614])" table:style-name="ce1">
            <text:p>2.783903579</text:p>
          </table:table-cell>
          <table:table-cell table:style-name="ce1"/>
          <table:table-cell office:value-type="float" office:value="0.69897000433601886" table:formula="of:=LOG10([.C61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2">
            <text:p>times</text:p>
          </table:table-cell>
          <table:table-cell office:value-type="float" office:value="5" table:style-name="ce1">
            <text:p>5</text:p>
          </table:table-cell>
          <table:table-cell office:value-type="float" office:value="2.7846172926328752" table:formula="of:=LOG10([.A615])" table:style-name="ce1">
            <text:p>2.784617293</text:p>
          </table:table-cell>
          <table:table-cell table:style-name="ce1"/>
          <table:table-cell office:value-type="float" office:value="0.69897000433601886" table:formula="of:=LOG10([.C61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2">
            <text:p>purchases</text:p>
          </table:table-cell>
          <table:table-cell office:value-type="float" office:value="5" table:style-name="ce1">
            <text:p>5</text:p>
          </table:table-cell>
          <table:table-cell office:value-type="float" office:value="2.7853298350107671" table:formula="of:=LOG10([.A616])" table:style-name="ce1">
            <text:p>2.785329835</text:p>
          </table:table-cell>
          <table:table-cell table:style-name="ce1"/>
          <table:table-cell office:value-type="float" office:value="0.69897000433601886" table:formula="of:=LOG10([.C61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2">
            <text:p>able</text:p>
          </table:table-cell>
          <table:table-cell office:value-type="float" office:value="5" table:style-name="ce1">
            <text:p>5</text:p>
          </table:table-cell>
          <table:table-cell office:value-type="float" office:value="2.786041210242554" table:formula="of:=LOG10([.A617])" table:style-name="ce1">
            <text:p>2.78604121</text:p>
          </table:table-cell>
          <table:table-cell table:style-name="ce1"/>
          <table:table-cell office:value-type="float" office:value="0.69897000433601886" table:formula="of:=LOG10([.C61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2">
            <text:p>current</text:p>
          </table:table-cell>
          <table:table-cell office:value-type="float" office:value="5" table:style-name="ce1">
            <text:p>5</text:p>
          </table:table-cell>
          <table:table-cell office:value-type="float" office:value="2.7867514221455614" table:formula="of:=LOG10([.A618])" table:style-name="ce1">
            <text:p>2.786751422</text:p>
          </table:table-cell>
          <table:table-cell table:style-name="ce1"/>
          <table:table-cell office:value-type="float" office:value="0.69897000433601886" table:formula="of:=LOG10([.C61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2">
            <text:p>card-funded</text:p>
          </table:table-cell>
          <table:table-cell office:value-type="float" office:value="5" table:style-name="ce1">
            <text:p>5</text:p>
          </table:table-cell>
          <table:table-cell office:value-type="float" office:value="2.7874604745184151" table:formula="of:=LOG10([.A619])" table:style-name="ce1">
            <text:p>2.787460475</text:p>
          </table:table-cell>
          <table:table-cell table:style-name="ce1"/>
          <table:table-cell office:value-type="float" office:value="0.69897000433601886" table:formula="of:=LOG10([.C61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2">
            <text:p>maintain</text:p>
          </table:table-cell>
          <table:table-cell office:value-type="float" office:value="5" table:style-name="ce1">
            <text:p>5</text:p>
          </table:table-cell>
          <table:table-cell office:value-type="float" office:value="2.7881683711411678" table:formula="of:=LOG10([.A620])" table:style-name="ce1">
            <text:p>2.788168371</text:p>
          </table:table-cell>
          <table:table-cell table:style-name="ce1"/>
          <table:table-cell office:value-type="float" office:value="0.69897000433601886" table:formula="of:=LOG10([.C62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2">
            <text:p>authenticate</text:p>
          </table:table-cell>
          <table:table-cell office:value-type="float" office:value="5" table:style-name="ce1">
            <text:p>5</text:p>
          </table:table-cell>
          <table:table-cell office:value-type="float" office:value="2.7888751157754168" table:formula="of:=LOG10([.A621])" table:style-name="ce1">
            <text:p>2.788875116</text:p>
          </table:table-cell>
          <table:table-cell table:style-name="ce1"/>
          <table:table-cell office:value-type="float" office:value="0.69897000433601886" table:formula="of:=LOG10([.C62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2">
            <text:p>cases</text:p>
          </table:table-cell>
          <table:table-cell office:value-type="float" office:value="5" table:style-name="ce1">
            <text:p>5</text:p>
          </table:table-cell>
          <table:table-cell office:value-type="float" office:value="2.7895807121644256" table:formula="of:=LOG10([.A622])" table:style-name="ce1">
            <text:p>2.789580712</text:p>
          </table:table-cell>
          <table:table-cell table:style-name="ce1"/>
          <table:table-cell office:value-type="float" office:value="0.69897000433601886" table:formula="of:=LOG10([.C62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2">
            <text:p>confirm</text:p>
          </table:table-cell>
          <table:table-cell office:value-type="float" office:value="5" table:style-name="ce1">
            <text:p>5</text:p>
          </table:table-cell>
          <table:table-cell office:value-type="float" office:value="2.7902851640332416" table:formula="of:=LOG10([.A623])" table:style-name="ce1">
            <text:p>2.790285164</text:p>
          </table:table-cell>
          <table:table-cell table:style-name="ce1"/>
          <table:table-cell office:value-type="float" office:value="0.69897000433601886" table:formula="of:=LOG10([.C62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2">
            <text:p>authorise</text:p>
          </table:table-cell>
          <table:table-cell office:value-type="float" office:value="5" table:style-name="ce1">
            <text:p>5</text:p>
          </table:table-cell>
          <table:table-cell office:value-type="float" office:value="2.7909884750888159" table:formula="of:=LOG10([.A624])" table:style-name="ce1">
            <text:p>2.790988475</text:p>
          </table:table-cell>
          <table:table-cell table:style-name="ce1"/>
          <table:table-cell office:value-type="float" office:value="0.69897000433601886" table:formula="of:=LOG10([.C62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2">
            <text:p>accessed</text:p>
          </table:table-cell>
          <table:table-cell office:value-type="float" office:value="5" table:style-name="ce1">
            <text:p>5</text:p>
          </table:table-cell>
          <table:table-cell office:value-type="float" office:value="2.7916906490201181" table:formula="of:=LOG10([.A625])" table:style-name="ce1">
            <text:p>2.791690649</text:p>
          </table:table-cell>
          <table:table-cell table:style-name="ce1"/>
          <table:table-cell office:value-type="float" office:value="0.69897000433601886" table:formula="of:=LOG10([.C62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2">
            <text:p>pending</text:p>
          </table:table-cell>
          <table:table-cell office:value-type="float" office:value="5" table:style-name="ce1">
            <text:p>5</text:p>
          </table:table-cell>
          <table:table-cell office:value-type="float" office:value="2.7923916894982539" table:formula="of:=LOG10([.A626])" table:style-name="ce1">
            <text:p>2.792391689</text:p>
          </table:table-cell>
          <table:table-cell table:style-name="ce1"/>
          <table:table-cell office:value-type="float" office:value="0.69897000433601886" table:formula="of:=LOG10([.C62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2">
            <text:p>fines</text:p>
          </table:table-cell>
          <table:table-cell office:value-type="float" office:value="5" table:style-name="ce1">
            <text:p>5</text:p>
          </table:table-cell>
          <table:table-cell office:value-type="float" office:value="2.79309160017658" table:formula="of:=LOG10([.A627])" table:style-name="ce1">
            <text:p>2.7930916</text:p>
          </table:table-cell>
          <table:table-cell table:style-name="ce1"/>
          <table:table-cell office:value-type="float" office:value="0.69897000433601886" table:formula="of:=LOG10([.C62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2">
            <text:p>penalties</text:p>
          </table:table-cell>
          <table:table-cell office:value-type="float" office:value="5" table:style-name="ce1">
            <text:p>5</text:p>
          </table:table-cell>
          <table:table-cell office:value-type="float" office:value="2.7937903846908188" table:formula="of:=LOG10([.A628])" table:style-name="ce1">
            <text:p>2.793790385</text:p>
          </table:table-cell>
          <table:table-cell table:style-name="ce1"/>
          <table:table-cell office:value-type="float" office:value="0.69897000433601886" table:formula="of:=LOG10([.C62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2">
            <text:p>good</text:p>
          </table:table-cell>
          <table:table-cell office:value-type="float" office:value="5" table:style-name="ce1">
            <text:p>5</text:p>
          </table:table-cell>
          <table:table-cell office:value-type="float" office:value="2.7944880466591697" table:formula="of:=LOG10([.A629])" table:style-name="ce1">
            <text:p>2.794488047</text:p>
          </table:table-cell>
          <table:table-cell table:style-name="ce1"/>
          <table:table-cell office:value-type="float" office:value="0.69897000433601886" table:formula="of:=LOG10([.C62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2">
            <text:p>confirmation</text:p>
          </table:table-cell>
          <table:table-cell office:value-type="float" office:value="5" table:style-name="ce1">
            <text:p>5</text:p>
          </table:table-cell>
          <table:table-cell office:value-type="float" office:value="2.7951845896824241" table:formula="of:=LOG10([.A630])" table:style-name="ce1">
            <text:p>2.79518459</text:p>
          </table:table-cell>
          <table:table-cell table:style-name="ce1"/>
          <table:table-cell office:value-type="float" office:value="0.69897000433601886" table:formula="of:=LOG10([.C63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2">
            <text:p>continuous</text:p>
          </table:table-cell>
          <table:table-cell office:value-type="float" office:value="5" table:style-name="ce1">
            <text:p>5</text:p>
          </table:table-cell>
          <table:table-cell office:value-type="float" office:value="2.7958800173440754" table:formula="of:=LOG10([.A631])" table:style-name="ce1">
            <text:p>2.795880017</text:p>
          </table:table-cell>
          <table:table-cell table:style-name="ce1"/>
          <table:table-cell office:value-type="float" office:value="0.69897000433601886" table:formula="of:=LOG10([.C63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2">
            <text:p>automatically</text:p>
          </table:table-cell>
          <table:table-cell office:value-type="float" office:value="5" table:style-name="ce1">
            <text:p>5</text:p>
          </table:table-cell>
          <table:table-cell office:value-type="float" office:value="2.7965743332104296" table:formula="of:=LOG10([.A632])" table:style-name="ce1">
            <text:p>2.796574333</text:p>
          </table:table-cell>
          <table:table-cell table:style-name="ce1"/>
          <table:table-cell office:value-type="float" office:value="0.69897000433601886" table:formula="of:=LOG10([.C63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2">
            <text:p>authority</text:p>
          </table:table-cell>
          <table:table-cell office:value-type="float" office:value="5" table:style-name="ce1">
            <text:p>5</text:p>
          </table:table-cell>
          <table:table-cell office:value-type="float" office:value="2.7972675408307164" table:formula="of:=LOG10([.A633])" table:style-name="ce1">
            <text:p>2.797267541</text:p>
          </table:table-cell>
          <table:table-cell table:style-name="ce1"/>
          <table:table-cell office:value-type="float" office:value="0.69897000433601886" table:formula="of:=LOG10([.C63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2">
            <text:p>union</text:p>
          </table:table-cell>
          <table:table-cell office:value-type="float" office:value="5" table:style-name="ce1">
            <text:p>5</text:p>
          </table:table-cell>
          <table:table-cell office:value-type="float" office:value="2.7979596437371961" table:formula="of:=LOG10([.A634])" table:style-name="ce1">
            <text:p>2.797959644</text:p>
          </table:table-cell>
          <table:table-cell table:style-name="ce1"/>
          <table:table-cell office:value-type="float" office:value="0.69897000433601886" table:formula="of:=LOG10([.C63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2">
            <text:p>inform</text:p>
          </table:table-cell>
          <table:table-cell office:value-type="float" office:value="5" table:style-name="ce1">
            <text:p>5</text:p>
          </table:table-cell>
          <table:table-cell office:value-type="float" office:value="2.7986506454452691" table:formula="of:=LOG10([.A635])" table:style-name="ce1">
            <text:p>2.798650645</text:p>
          </table:table-cell>
          <table:table-cell table:style-name="ce1"/>
          <table:table-cell office:value-type="float" office:value="0.69897000433601886" table:formula="of:=LOG10([.C63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2">
            <text:p>echeques</text:p>
          </table:table-cell>
          <table:table-cell office:value-type="float" office:value="5" table:style-name="ce1">
            <text:p>5</text:p>
          </table:table-cell>
          <table:table-cell office:value-type="float" office:value="2.7993405494535817" table:formula="of:=LOG10([.A636])" table:style-name="ce1">
            <text:p>2.799340549</text:p>
          </table:table-cell>
          <table:table-cell table:style-name="ce1"/>
          <table:table-cell office:value-type="float" office:value="0.69897000433601886" table:formula="of:=LOG10([.C63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2">
            <text:p>enough</text:p>
          </table:table-cell>
          <table:table-cell office:value-type="float" office:value="5" table:style-name="ce1">
            <text:p>5</text:p>
          </table:table-cell>
          <table:table-cell office:value-type="float" office:value="2.8000293592441343" table:formula="of:=LOG10([.A637])" table:style-name="ce1">
            <text:p>2.800029359</text:p>
          </table:table-cell>
          <table:table-cell table:style-name="ce1"/>
          <table:table-cell office:value-type="float" office:value="0.69897000433601886" table:formula="of:=LOG10([.C63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2">
            <text:p>know</text:p>
          </table:table-cell>
          <table:table-cell office:value-type="float" office:value="5" table:style-name="ce1">
            <text:p>5</text:p>
          </table:table-cell>
          <table:table-cell office:value-type="float" office:value="2.8007170782823851" table:formula="of:=LOG10([.A638])" table:style-name="ce1">
            <text:p>2.800717078</text:p>
          </table:table-cell>
          <table:table-cell table:style-name="ce1"/>
          <table:table-cell office:value-type="float" office:value="0.69897000433601886" table:formula="of:=LOG10([.C63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2">
            <text:p>overview</text:p>
          </table:table-cell>
          <table:table-cell office:value-type="float" office:value="5" table:style-name="ce1">
            <text:p>5</text:p>
          </table:table-cell>
          <table:table-cell office:value-type="float" office:value="2.8014037100173552" table:formula="of:=LOG10([.A639])" table:style-name="ce1">
            <text:p>2.80140371</text:p>
          </table:table-cell>
          <table:table-cell table:style-name="ce1"/>
          <table:table-cell office:value-type="float" office:value="0.69897000433601886" table:formula="of:=LOG10([.C63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2">
            <text:p>responsibility</text:p>
          </table:table-cell>
          <table:table-cell office:value-type="float" office:value="5" table:style-name="ce1">
            <text:p>5</text:p>
          </table:table-cell>
          <table:table-cell office:value-type="float" office:value="2.8020892578817329" table:formula="of:=LOG10([.A640])" table:style-name="ce1">
            <text:p>2.802089258</text:p>
          </table:table-cell>
          <table:table-cell table:style-name="ce1"/>
          <table:table-cell office:value-type="float" office:value="0.69897000433601886" table:formula="of:=LOG10([.C64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2">
            <text:p>once</text:p>
          </table:table-cell>
          <table:table-cell office:value-type="float" office:value="5" table:style-name="ce1">
            <text:p>5</text:p>
          </table:table-cell>
          <table:table-cell office:value-type="float" office:value="2.8027737252919755" table:formula="of:=LOG10([.A641])" table:style-name="ce1">
            <text:p>2.802773725</text:p>
          </table:table-cell>
          <table:table-cell table:style-name="ce1"/>
          <table:table-cell office:value-type="float" office:value="0.69897000433601886" table:formula="of:=LOG10([.C64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2">
            <text:p>takes</text:p>
          </table:table-cell>
          <table:table-cell office:value-type="float" office:value="5" table:style-name="ce1">
            <text:p>5</text:p>
          </table:table-cell>
          <table:table-cell office:value-type="float" office:value="2.8034571156484138" table:formula="of:=LOG10([.A642])" table:style-name="ce1">
            <text:p>2.803457116</text:p>
          </table:table-cell>
          <table:table-cell table:style-name="ce1"/>
          <table:table-cell office:value-type="float" office:value="0.69897000433601886" table:formula="of:=LOG10([.C64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2">
            <text:p>mastercard</text:p>
          </table:table-cell>
          <table:table-cell office:value-type="float" office:value="5" table:style-name="ce1">
            <text:p>5</text:p>
          </table:table-cell>
          <table:table-cell office:value-type="float" office:value="2.8041394323353503" table:formula="of:=LOG10([.A643])" table:style-name="ce1">
            <text:p>2.804139432</text:p>
          </table:table-cell>
          <table:table-cell table:style-name="ce1"/>
          <table:table-cell office:value-type="float" office:value="0.69897000433601886" table:formula="of:=LOG10([.C64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2">
            <text:p>visa</text:p>
          </table:table-cell>
          <table:table-cell office:value-type="float" office:value="5" table:style-name="ce1">
            <text:p>5</text:p>
          </table:table-cell>
          <table:table-cell office:value-type="float" office:value="2.8048206787211623" table:formula="of:=LOG10([.A644])" table:style-name="ce1">
            <text:p>2.804820679</text:p>
          </table:table-cell>
          <table:table-cell table:style-name="ce1"/>
          <table:table-cell office:value-type="float" office:value="0.69897000433601886" table:formula="of:=LOG10([.C64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2">
            <text:p>automatic</text:p>
          </table:table-cell>
          <table:table-cell office:value-type="float" office:value="5" table:style-name="ce1">
            <text:p>5</text:p>
          </table:table-cell>
          <table:table-cell office:value-type="float" office:value="2.8055008581584002" table:formula="of:=LOG10([.A645])" table:style-name="ce1">
            <text:p>2.805500858</text:p>
          </table:table-cell>
          <table:table-cell table:style-name="ce1"/>
          <table:table-cell office:value-type="float" office:value="0.69897000433601886" table:formula="of:=LOG10([.C64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2">
            <text:p>includes</text:p>
          </table:table-cell>
          <table:table-cell office:value-type="float" office:value="5" table:style-name="ce1">
            <text:p>5</text:p>
          </table:table-cell>
          <table:table-cell office:value-type="float" office:value="2.8061799739838871" table:formula="of:=LOG10([.A646])" table:style-name="ce1">
            <text:p>2.806179974</text:p>
          </table:table-cell>
          <table:table-cell table:style-name="ce1"/>
          <table:table-cell office:value-type="float" office:value="0.69897000433601886" table:formula="of:=LOG10([.C64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2">
            <text:p>applied</text:p>
          </table:table-cell>
          <table:table-cell office:value-type="float" office:value="5" table:style-name="ce1">
            <text:p>5</text:p>
          </table:table-cell>
          <table:table-cell office:value-type="float" office:value="2.8068580295188172" table:formula="of:=LOG10([.A647])" table:style-name="ce1">
            <text:p>2.80685803</text:p>
          </table:table-cell>
          <table:table-cell table:style-name="ce1"/>
          <table:table-cell office:value-type="float" office:value="0.69897000433601886" table:formula="of:=LOG10([.C64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2">
            <text:p>base</text:p>
          </table:table-cell>
          <table:table-cell office:value-type="float" office:value="5" table:style-name="ce1">
            <text:p>5</text:p>
          </table:table-cell>
          <table:table-cell office:value-type="float" office:value="2.8075350280688531" table:formula="of:=LOG10([.A648])" table:style-name="ce1">
            <text:p>2.807535028</text:p>
          </table:table-cell>
          <table:table-cell table:style-name="ce1"/>
          <table:table-cell office:value-type="float" office:value="0.69897000433601886" table:formula="of:=LOG10([.C64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2">
            <text:p>others</text:p>
          </table:table-cell>
          <table:table-cell office:value-type="float" office:value="5" table:style-name="ce1">
            <text:p>5</text:p>
          </table:table-cell>
          <table:table-cell office:value-type="float" office:value="2.8082109729242219" table:formula="of:=LOG10([.A649])" table:style-name="ce1">
            <text:p>2.808210973</text:p>
          </table:table-cell>
          <table:table-cell table:style-name="ce1"/>
          <table:table-cell office:value-type="float" office:value="0.69897000433601886" table:formula="of:=LOG10([.C64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2">
            <text:p>offered</text:p>
          </table:table-cell>
          <table:table-cell office:value-type="float" office:value="5" table:style-name="ce1">
            <text:p>5</text:p>
          </table:table-cell>
          <table:table-cell office:value-type="float" office:value="2.808885867359812" table:formula="of:=LOG10([.A650])" table:style-name="ce1">
            <text:p>2.808885867</text:p>
          </table:table-cell>
          <table:table-cell table:style-name="ce1"/>
          <table:table-cell office:value-type="float" office:value="0.69897000433601886" table:formula="of:=LOG10([.C65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2">
            <text:p>report</text:p>
          </table:table-cell>
          <table:table-cell office:value-type="float" office:value="5" table:style-name="ce1">
            <text:p>5</text:p>
          </table:table-cell>
          <table:table-cell office:value-type="float" office:value="2.8095597146352675" table:formula="of:=LOG10([.A651])" table:style-name="ce1">
            <text:p>2.809559715</text:p>
          </table:table-cell>
          <table:table-cell table:style-name="ce1"/>
          <table:table-cell office:value-type="float" office:value="0.69897000433601886" table:formula="of:=LOG10([.C65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2">
            <text:p>requested</text:p>
          </table:table-cell>
          <table:table-cell office:value-type="float" office:value="5" table:style-name="ce1">
            <text:p>5</text:p>
          </table:table-cell>
          <table:table-cell office:value-type="float" office:value="2.8102325179950842" table:formula="of:=LOG10([.A652])" table:style-name="ce1">
            <text:p>2.810232518</text:p>
          </table:table-cell>
          <table:table-cell table:style-name="ce1"/>
          <table:table-cell office:value-type="float" office:value="0.69897000433601886" table:formula="of:=LOG10([.C65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2">
            <text:p>internet</text:p>
          </table:table-cell>
          <table:table-cell office:value-type="float" office:value="5" table:style-name="ce1">
            <text:p>5</text:p>
          </table:table-cell>
          <table:table-cell office:value-type="float" office:value="2.8109042806687006" table:formula="of:=LOG10([.A653])" table:style-name="ce1">
            <text:p>2.810904281</text:p>
          </table:table-cell>
          <table:table-cell table:style-name="ce1"/>
          <table:table-cell office:value-type="float" office:value="0.69897000433601886" table:formula="of:=LOG10([.C65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2">
            <text:p>similar</text:p>
          </table:table-cell>
          <table:table-cell office:value-type="float" office:value="5" table:style-name="ce1">
            <text:p>5</text:p>
          </table:table-cell>
          <table:table-cell office:value-type="float" office:value="2.8115750058705933" table:formula="of:=LOG10([.A654])" table:style-name="ce1">
            <text:p>2.811575006</text:p>
          </table:table-cell>
          <table:table-cell table:style-name="ce1"/>
          <table:table-cell office:value-type="float" office:value="0.69897000433601886" table:formula="of:=LOG10([.C65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2">
            <text:p>deduct</text:p>
          </table:table-cell>
          <table:table-cell office:value-type="float" office:value="5" table:style-name="ce1">
            <text:p>5</text:p>
          </table:table-cell>
          <table:table-cell office:value-type="float" office:value="2.8122446968003691" table:formula="of:=LOG10([.A655])" table:style-name="ce1">
            <text:p>2.812244697</text:p>
          </table:table-cell>
          <table:table-cell table:style-name="ce1"/>
          <table:table-cell office:value-type="float" office:value="0.69897000433601886" table:formula="of:=LOG10([.C65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2">
            <text:p>relation</text:p>
          </table:table-cell>
          <table:table-cell office:value-type="float" office:value="5" table:style-name="ce1">
            <text:p>5</text:p>
          </table:table-cell>
          <table:table-cell office:value-type="float" office:value="2.8129133566428557" table:formula="of:=LOG10([.A656])" table:style-name="ce1">
            <text:p>2.812913357</text:p>
          </table:table-cell>
          <table:table-cell table:style-name="ce1"/>
          <table:table-cell office:value-type="float" office:value="0.69897000433601886" table:formula="of:=LOG10([.C65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2">
            <text:p>refunded</text:p>
          </table:table-cell>
          <table:table-cell office:value-type="float" office:value="5" table:style-name="ce1">
            <text:p>5</text:p>
          </table:table-cell>
          <table:table-cell office:value-type="float" office:value="2.8135809885681922" table:formula="of:=LOG10([.A657])" table:style-name="ce1">
            <text:p>2.813580989</text:p>
          </table:table-cell>
          <table:table-cell table:style-name="ce1"/>
          <table:table-cell office:value-type="float" office:value="0.69897000433601886" table:formula="of:=LOG10([.C65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2">
            <text:p>requests</text:p>
          </table:table-cell>
          <table:table-cell office:value-type="float" office:value="5" table:style-name="ce1">
            <text:p>5</text:p>
          </table:table-cell>
          <table:table-cell office:value-type="float" office:value="2.8142475957319202" table:formula="of:=LOG10([.A658])" table:style-name="ce1">
            <text:p>2.814247596</text:p>
          </table:table-cell>
          <table:table-cell table:style-name="ce1"/>
          <table:table-cell office:value-type="float" office:value="0.69897000433601886" table:formula="of:=LOG10([.C65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2">
            <text:p>longer</text:p>
          </table:table-cell>
          <table:table-cell office:value-type="float" office:value="5" table:style-name="ce1">
            <text:p>5</text:p>
          </table:table-cell>
          <table:table-cell office:value-type="float" office:value="2.8149131812750738" table:formula="of:=LOG10([.A659])" table:style-name="ce1">
            <text:p>2.814913181</text:p>
          </table:table-cell>
          <table:table-cell table:style-name="ce1"/>
          <table:table-cell office:value-type="float" office:value="0.69897000433601886" table:formula="of:=LOG10([.C65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2">
            <text:p>same</text:p>
          </table:table-cell>
          <table:table-cell office:value-type="float" office:value="5" table:style-name="ce1">
            <text:p>5</text:p>
          </table:table-cell>
          <table:table-cell office:value-type="float" office:value="2.8155777483242672" table:formula="of:=LOG10([.A660])" table:style-name="ce1">
            <text:p>2.815577748</text:p>
          </table:table-cell>
          <table:table-cell table:style-name="ce1"/>
          <table:table-cell office:value-type="float" office:value="0.69897000433601886" table:formula="of:=LOG10([.C66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2">
            <text:p>agreed</text:p>
          </table:table-cell>
          <table:table-cell office:value-type="float" office:value="5" table:style-name="ce1">
            <text:p>5</text:p>
          </table:table-cell>
          <table:table-cell office:value-type="float" office:value="2.8162412999917832" table:formula="of:=LOG10([.A661])" table:style-name="ce1">
            <text:p>2.8162413</text:p>
          </table:table-cell>
          <table:table-cell table:style-name="ce1"/>
          <table:table-cell office:value-type="float" office:value="0.69897000433601886" table:formula="of:=LOG10([.C66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2">
            <text:p>why</text:p>
          </table:table-cell>
          <table:table-cell office:value-type="float" office:value="5" table:style-name="ce1">
            <text:p>5</text:p>
          </table:table-cell>
          <table:table-cell office:value-type="float" office:value="2.8169038393756605" table:formula="of:=LOG10([.A662])" table:style-name="ce1">
            <text:p>2.816903839</text:p>
          </table:table-cell>
          <table:table-cell table:style-name="ce1"/>
          <table:table-cell office:value-type="float" office:value="0.69897000433601886" table:formula="of:=LOG10([.C66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2">
            <text:p>contacting</text:p>
          </table:table-cell>
          <table:table-cell office:value-type="float" office:value="5" table:style-name="ce1">
            <text:p>5</text:p>
          </table:table-cell>
          <table:table-cell office:value-type="float" office:value="2.8175653695597807" table:formula="of:=LOG10([.A663])" table:style-name="ce1">
            <text:p>2.81756537</text:p>
          </table:table-cell>
          <table:table-cell table:style-name="ce1"/>
          <table:table-cell office:value-type="float" office:value="0.69897000433601886" table:formula="of:=LOG10([.C66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2">
            <text:p>arrangement</text:p>
          </table:table-cell>
          <table:table-cell office:value-type="float" office:value="5" table:style-name="ce1">
            <text:p>5</text:p>
          </table:table-cell>
          <table:table-cell office:value-type="float" office:value="2.8182258936139557" table:formula="of:=LOG10([.A664])" table:style-name="ce1">
            <text:p>2.818225894</text:p>
          </table:table-cell>
          <table:table-cell table:style-name="ce1"/>
          <table:table-cell office:value-type="float" office:value="0.69897000433601886" table:formula="of:=LOG10([.C66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2">
            <text:p>reversed</text:p>
          </table:table-cell>
          <table:table-cell office:value-type="float" office:value="5" table:style-name="ce1">
            <text:p>5</text:p>
          </table:table-cell>
          <table:table-cell office:value-type="float" office:value="2.8188854145940097" table:formula="of:=LOG10([.A665])" table:style-name="ce1">
            <text:p>2.818885415</text:p>
          </table:table-cell>
          <table:table-cell table:style-name="ce1"/>
          <table:table-cell office:value-type="float" office:value="0.69897000433601886" table:formula="of:=LOG10([.C66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2">
            <text:p>enable</text:p>
          </table:table-cell>
          <table:table-cell office:value-type="float" office:value="5" table:style-name="ce1">
            <text:p>5</text:p>
          </table:table-cell>
          <table:table-cell office:value-type="float" office:value="2.8195439355418688" table:formula="of:=LOG10([.A666])" table:style-name="ce1">
            <text:p>2.819543936</text:p>
          </table:table-cell>
          <table:table-cell table:style-name="ce1"/>
          <table:table-cell office:value-type="float" office:value="0.69897000433601886" table:formula="of:=LOG10([.C66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2">
            <text:p>published</text:p>
          </table:table-cell>
          <table:table-cell office:value-type="float" office:value="5" table:style-name="ce1">
            <text:p>5</text:p>
          </table:table-cell>
          <table:table-cell office:value-type="float" office:value="2.8202014594856402" table:formula="of:=LOG10([.A667])" table:style-name="ce1">
            <text:p>2.820201459</text:p>
          </table:table-cell>
          <table:table-cell table:style-name="ce1"/>
          <table:table-cell office:value-type="float" office:value="0.69897000433601886" table:formula="of:=LOG10([.C66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2">
            <text:p>footer</text:p>
          </table:table-cell>
          <table:table-cell office:value-type="float" office:value="5" table:style-name="ce1">
            <text:p>5</text:p>
          </table:table-cell>
          <table:table-cell office:value-type="float" office:value="2.8208579894397001" table:formula="of:=LOG10([.A668])" table:style-name="ce1">
            <text:p>2.820857989</text:p>
          </table:table-cell>
          <table:table-cell table:style-name="ce1"/>
          <table:table-cell office:value-type="float" office:value="0.69897000433601886" table:formula="of:=LOG10([.C66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2">
            <text:p>pages</text:p>
          </table:table-cell>
          <table:table-cell office:value-type="float" office:value="5" table:style-name="ce1">
            <text:p>5</text:p>
          </table:table-cell>
          <table:table-cell office:value-type="float" office:value="2.8215135284047732" table:formula="of:=LOG10([.A669])" table:style-name="ce1">
            <text:p>2.821513528</text:p>
          </table:table-cell>
          <table:table-cell table:style-name="ce1"/>
          <table:table-cell office:value-type="float" office:value="0.69897000433601886" table:formula="of:=LOG10([.C66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2">
            <text:p>consumer</text:p>
          </table:table-cell>
          <table:table-cell office:value-type="float" office:value="5" table:style-name="ce1">
            <text:p>5</text:p>
          </table:table-cell>
          <table:table-cell office:value-type="float" office:value="2.8221680793680175" table:formula="of:=LOG10([.A670])" table:style-name="ce1">
            <text:p>2.822168079</text:p>
          </table:table-cell>
          <table:table-cell table:style-name="ce1"/>
          <table:table-cell office:value-type="float" office:value="0.69897000433601886" table:formula="of:=LOG10([.C67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2">
            <text:p>method</text:p>
          </table:table-cell>
          <table:table-cell office:value-type="float" office:value="5" table:style-name="ce1">
            <text:p>5</text:p>
          </table:table-cell>
          <table:table-cell office:value-type="float" office:value="2.8228216453031045" table:formula="of:=LOG10([.A671])" table:style-name="ce1">
            <text:p>2.822821645</text:p>
          </table:table-cell>
          <table:table-cell table:style-name="ce1"/>
          <table:table-cell office:value-type="float" office:value="0.69897000433601886" table:formula="of:=LOG10([.C67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2">
            <text:p>filed</text:p>
          </table:table-cell>
          <table:table-cell office:value-type="float" office:value="5" table:style-name="ce1">
            <text:p>5</text:p>
          </table:table-cell>
          <table:table-cell office:value-type="float" office:value="2.823474229170301" table:formula="of:=LOG10([.A672])" table:style-name="ce1">
            <text:p>2.823474229</text:p>
          </table:table-cell>
          <table:table-cell table:style-name="ce1"/>
          <table:table-cell office:value-type="float" office:value="0.69897000433601886" table:formula="of:=LOG10([.C67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2">
            <text:p>rest</text:p>
          </table:table-cell>
          <table:table-cell office:value-type="float" office:value="5" table:style-name="ce1">
            <text:p>5</text:p>
          </table:table-cell>
          <table:table-cell office:value-type="float" office:value="2.8241258339165491" table:formula="of:=LOG10([.A673])" table:style-name="ce1">
            <text:p>2.824125834</text:p>
          </table:table-cell>
          <table:table-cell table:style-name="ce1"/>
          <table:table-cell office:value-type="float" office:value="0.69897000433601886" table:formula="of:=LOG10([.C67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2">
            <text:p>compensate</text:p>
          </table:table-cell>
          <table:table-cell office:value-type="float" office:value="5" table:style-name="ce1">
            <text:p>5</text:p>
          </table:table-cell>
          <table:table-cell office:value-type="float" office:value="2.8247764624755458" table:formula="of:=LOG10([.A674])" table:style-name="ce1">
            <text:p>2.824776462</text:p>
          </table:table-cell>
          <table:table-cell table:style-name="ce1"/>
          <table:table-cell office:value-type="float" office:value="0.69897000433601886" table:formula="of:=LOG10([.C67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2">
            <text:p>find</text:p>
          </table:table-cell>
          <table:table-cell office:value-type="float" office:value="5" table:style-name="ce1">
            <text:p>5</text:p>
          </table:table-cell>
          <table:table-cell office:value-type="float" office:value="2.8254261177678233" table:formula="of:=LOG10([.A675])" table:style-name="ce1">
            <text:p>2.825426118</text:p>
          </table:table-cell>
          <table:table-cell table:style-name="ce1"/>
          <table:table-cell office:value-type="float" office:value="0.69897000433601886" table:formula="of:=LOG10([.C67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2">
            <text:p>engage</text:p>
          </table:table-cell>
          <table:table-cell office:value-type="float" office:value="5" table:style-name="ce1">
            <text:p>5</text:p>
          </table:table-cell>
          <table:table-cell office:value-type="float" office:value="2.8260748027008264" table:formula="of:=LOG10([.A676])" table:style-name="ce1">
            <text:p>2.826074803</text:p>
          </table:table-cell>
          <table:table-cell table:style-name="ce1"/>
          <table:table-cell office:value-type="float" office:value="0.69897000433601886" table:formula="of:=LOG10([.C67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2">
            <text:p>item</text:p>
          </table:table-cell>
          <table:table-cell office:value-type="float" office:value="5" table:style-name="ce1">
            <text:p>5</text:p>
          </table:table-cell>
          <table:table-cell office:value-type="float" office:value="2.8267225201689921" table:formula="of:=LOG10([.A677])" table:style-name="ce1">
            <text:p>2.82672252</text:p>
          </table:table-cell>
          <table:table-cell table:style-name="ce1"/>
          <table:table-cell office:value-type="float" office:value="0.69897000433601886" table:formula="of:=LOG10([.C67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2">
            <text:p>eligibility</text:p>
          </table:table-cell>
          <table:table-cell office:value-type="float" office:value="5" table:style-name="ce1">
            <text:p>5</text:p>
          </table:table-cell>
          <table:table-cell office:value-type="float" office:value="2.8273692730538253" table:formula="of:=LOG10([.A678])" table:style-name="ce1">
            <text:p>2.827369273</text:p>
          </table:table-cell>
          <table:table-cell table:style-name="ce1"/>
          <table:table-cell office:value-type="float" office:value="0.69897000433601886" table:formula="of:=LOG10([.C67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2">
            <text:p>investigation</text:p>
          </table:table-cell>
          <table:table-cell office:value-type="float" office:value="5" table:style-name="ce1">
            <text:p>5</text:p>
          </table:table-cell>
          <table:table-cell office:value-type="float" office:value="2.828015064223977" table:formula="of:=LOG10([.A679])" table:style-name="ce1">
            <text:p>2.828015064</text:p>
          </table:table-cell>
          <table:table-cell table:style-name="ce1"/>
          <table:table-cell office:value-type="float" office:value="0.69897000433601886" table:formula="of:=LOG10([.C67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2">
            <text:p>trade</text:p>
          </table:table-cell>
          <table:table-cell office:value-type="float" office:value="5" table:style-name="ce1">
            <text:p>5</text:p>
          </table:table-cell>
          <table:table-cell office:value-type="float" office:value="2.8286598965353198" table:formula="of:=LOG10([.A680])" table:style-name="ce1">
            <text:p>2.828659897</text:p>
          </table:table-cell>
          <table:table-cell table:style-name="ce1"/>
          <table:table-cell office:value-type="float" office:value="0.69897000433601886" table:formula="of:=LOG10([.C68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2">
            <text:p>express</text:p>
          </table:table-cell>
          <table:table-cell office:value-type="float" office:value="5" table:style-name="ce1">
            <text:p>5</text:p>
          </table:table-cell>
          <table:table-cell office:value-type="float" office:value="2.8293037728310249" table:formula="of:=LOG10([.A681])" table:style-name="ce1">
            <text:p>2.829303773</text:p>
          </table:table-cell>
          <table:table-cell table:style-name="ce1"/>
          <table:table-cell office:value-type="float" office:value="0.69897000433601886" table:formula="of:=LOG10([.C68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2">
            <text:p>list</text:p>
          </table:table-cell>
          <table:table-cell office:value-type="float" office:value="5" table:style-name="ce1">
            <text:p>5</text:p>
          </table:table-cell>
          <table:table-cell office:value-type="float" office:value="2.8299466959416359" table:formula="of:=LOG10([.A682])" table:style-name="ce1">
            <text:p>2.829946696</text:p>
          </table:table-cell>
          <table:table-cell table:style-name="ce1"/>
          <table:table-cell office:value-type="float" office:value="0.69897000433601886" table:formula="of:=LOG10([.C68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2">
            <text:p>nor</text:p>
          </table:table-cell>
          <table:table-cell office:value-type="float" office:value="5" table:style-name="ce1">
            <text:p>5</text:p>
          </table:table-cell>
          <table:table-cell office:value-type="float" office:value="2.8305886686851442" table:formula="of:=LOG10([.A683])" table:style-name="ce1">
            <text:p>2.830588669</text:p>
          </table:table-cell>
          <table:table-cell table:style-name="ce1"/>
          <table:table-cell office:value-type="float" office:value="0.69897000433601886" table:formula="of:=LOG10([.C68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2">
            <text:p>caused</text:p>
          </table:table-cell>
          <table:table-cell office:value-type="float" office:value="5" table:style-name="ce1">
            <text:p>5</text:p>
          </table:table-cell>
          <table:table-cell office:value-type="float" office:value="2.8312296938670634" table:formula="of:=LOG10([.A684])" table:style-name="ce1">
            <text:p>2.831229694</text:p>
          </table:table-cell>
          <table:table-cell table:style-name="ce1"/>
          <table:table-cell office:value-type="float" office:value="0.69897000433601886" table:formula="of:=LOG10([.C68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2">
            <text:p>non-exclusive</text:p>
          </table:table-cell>
          <table:table-cell office:value-type="float" office:value="5" table:style-name="ce1">
            <text:p>5</text:p>
          </table:table-cell>
          <table:table-cell office:value-type="float" office:value="2.8318697742805017" table:formula="of:=LOG10([.A685])" table:style-name="ce1">
            <text:p>2.831869774</text:p>
          </table:table-cell>
          <table:table-cell table:style-name="ce1"/>
          <table:table-cell office:value-type="float" office:value="0.69897000433601886" table:formula="of:=LOG10([.C68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2">
            <text:p>rolling</text:p>
          </table:table-cell>
          <table:table-cell office:value-type="float" office:value="5" table:style-name="ce1">
            <text:p>5</text:p>
          </table:table-cell>
          <table:table-cell office:value-type="float" office:value="2.8325089127062362" table:formula="of:=LOG10([.A686])" table:style-name="ce1">
            <text:p>2.832508913</text:p>
          </table:table-cell>
          <table:table-cell table:style-name="ce1"/>
          <table:table-cell office:value-type="float" office:value="0.69897000433601886" table:formula="of:=LOG10([.C68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2">
            <text:p>soon</text:p>
          </table:table-cell>
          <table:table-cell office:value-type="float" office:value="5" table:style-name="ce1">
            <text:p>5</text:p>
          </table:table-cell>
          <table:table-cell office:value-type="float" office:value="2.8331471119127851" table:formula="of:=LOG10([.A687])" table:style-name="ce1">
            <text:p>2.833147112</text:p>
          </table:table-cell>
          <table:table-cell table:style-name="ce1"/>
          <table:table-cell office:value-type="float" office:value="0.69897000433601886" table:formula="of:=LOG10([.C68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2">
            <text:p>actually</text:p>
          </table:table-cell>
          <table:table-cell office:value-type="float" office:value="5" table:style-name="ce1">
            <text:p>5</text:p>
          </table:table-cell>
          <table:table-cell office:value-type="float" office:value="2.8337843746564788" table:formula="of:=LOG10([.A688])" table:style-name="ce1">
            <text:p>2.833784375</text:p>
          </table:table-cell>
          <table:table-cell table:style-name="ce1"/>
          <table:table-cell office:value-type="float" office:value="0.69897000433601886" table:formula="of:=LOG10([.C68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2">
            <text:p>trademarks</text:p>
          </table:table-cell>
          <table:table-cell office:value-type="float" office:value="5" table:style-name="ce1">
            <text:p>5</text:p>
          </table:table-cell>
          <table:table-cell office:value-type="float" office:value="2.8344207036815328" table:formula="of:=LOG10([.A689])" table:style-name="ce1">
            <text:p>2.834420704</text:p>
          </table:table-cell>
          <table:table-cell table:style-name="ce1"/>
          <table:table-cell office:value-type="float" office:value="0.69897000433601886" table:formula="of:=LOG10([.C68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2">
            <text:p>court</text:p>
          </table:table-cell>
          <table:table-cell office:value-type="float" office:value="5" table:style-name="ce1">
            <text:p>5</text:p>
          </table:table-cell>
          <table:table-cell office:value-type="float" office:value="2.8350561017201161" table:formula="of:=LOG10([.A690])" table:style-name="ce1">
            <text:p>2.835056102</text:p>
          </table:table-cell>
          <table:table-cell table:style-name="ce1"/>
          <table:table-cell office:value-type="float" office:value="0.69897000433601886" table:formula="of:=LOG10([.C69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2">
            <text:p>english</text:p>
          </table:table-cell>
          <table:table-cell office:value-type="float" office:value="5" table:style-name="ce1">
            <text:p>5</text:p>
          </table:table-cell>
          <table:table-cell office:value-type="float" office:value="2.8356905714924254" table:formula="of:=LOG10([.A691])" table:style-name="ce1">
            <text:p>2.835690571</text:p>
          </table:table-cell>
          <table:table-cell table:style-name="ce1"/>
          <table:table-cell office:value-type="float" office:value="0.69897000433601886" table:formula="of:=LOG10([.C691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2">
            <text:p>i</text:p>
          </table:table-cell>
          <table:table-cell office:value-type="float" office:value="5" table:style-name="ce1">
            <text:p>5</text:p>
          </table:table-cell>
          <table:table-cell office:value-type="float" office:value="2.8363241157067516" table:formula="of:=LOG10([.A692])" table:style-name="ce1">
            <text:p>2.836324116</text:p>
          </table:table-cell>
          <table:table-cell table:style-name="ce1"/>
          <table:table-cell office:value-type="float" office:value="0.69897000433601886" table:formula="of:=LOG10([.C692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2">
            <text:p>ii</text:p>
          </table:table-cell>
          <table:table-cell office:value-type="float" office:value="5" table:style-name="ce1">
            <text:p>5</text:p>
          </table:table-cell>
          <table:table-cell office:value-type="float" office:value="2.8369567370595505" table:formula="of:=LOG10([.A693])" table:style-name="ce1">
            <text:p>2.836956737</text:p>
          </table:table-cell>
          <table:table-cell table:style-name="ce1"/>
          <table:table-cell office:value-type="float" office:value="0.69897000433601886" table:formula="of:=LOG10([.C693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0.25" table:style-name="ce2">
            <text:p>0.25</text:p>
          </table:table-cell>
          <table:table-cell office:value-type="float" office:value="5" table:style-name="ce1">
            <text:p>5</text:p>
          </table:table-cell>
          <table:table-cell office:value-type="float" office:value="2.8375884382355112" table:formula="of:=LOG10([.A694])" table:style-name="ce1">
            <text:p>2.837588438</text:p>
          </table:table-cell>
          <table:table-cell table:style-name="ce1"/>
          <table:table-cell office:value-type="float" office:value="0.69897000433601886" table:formula="of:=LOG10([.C694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0.2" table:style-name="ce2">
            <text:p>0.2</text:p>
          </table:table-cell>
          <table:table-cell office:value-type="float" office:value="5" table:style-name="ce1">
            <text:p>5</text:p>
          </table:table-cell>
          <table:table-cell office:value-type="float" office:value="2.8382192219076257" table:formula="of:=LOG10([.A695])" table:style-name="ce1">
            <text:p>2.838219222</text:p>
          </table:table-cell>
          <table:table-cell table:style-name="ce1"/>
          <table:table-cell office:value-type="float" office:value="0.69897000433601886" table:formula="of:=LOG10([.C695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.5" table:style-name="ce2">
            <text:p>1.5</text:p>
          </table:table-cell>
          <table:table-cell office:value-type="float" office:value="5" table:style-name="ce1">
            <text:p>5</text:p>
          </table:table-cell>
          <table:table-cell office:value-type="float" office:value="2.8388490907372552" table:formula="of:=LOG10([.A696])" table:style-name="ce1">
            <text:p>2.838849091</text:p>
          </table:table-cell>
          <table:table-cell table:style-name="ce1"/>
          <table:table-cell office:value-type="float" office:value="0.69897000433601886" table:formula="of:=LOG10([.C696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.8394780473741985" table:formula="of:=LOG10([.A697])" table:style-name="ce1">
            <text:p>2.839478047</text:p>
          </table:table-cell>
          <table:table-cell table:style-name="ce1"/>
          <table:table-cell office:value-type="float" office:value="0.69897000433601886" table:formula="of:=LOG10([.C697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2.840106094456758" table:formula="of:=LOG10([.A698])" table:style-name="ce1">
            <text:p>2.840106094</text:p>
          </table:table-cell>
          <table:table-cell table:style-name="ce1"/>
          <table:table-cell office:value-type="float" office:value="0.69897000433601886" table:formula="of:=LOG10([.C698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2">
            <text:p>cap</text:p>
          </table:table-cell>
          <table:table-cell office:value-type="float" office:value="5" table:style-name="ce1">
            <text:p>5</text:p>
          </table:table-cell>
          <table:table-cell office:value-type="float" office:value="2.8407332346118066" table:formula="of:=LOG10([.A699])" table:style-name="ce1">
            <text:p>2.840733235</text:p>
          </table:table-cell>
          <table:table-cell table:style-name="ce1"/>
          <table:table-cell office:value-type="float" office:value="0.69897000433601886" table:formula="of:=LOG10([.C699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0.05" table:style-name="ce2">
            <text:p>0.05</text:p>
          </table:table-cell>
          <table:table-cell office:value-type="float" office:value="5" table:style-name="ce1">
            <text:p>5</text:p>
          </table:table-cell>
          <table:table-cell office:value-type="float" office:value="2.8413594704548548" table:formula="of:=LOG10([.A700])" table:style-name="ce1">
            <text:p>2.84135947</text:p>
          </table:table-cell>
          <table:table-cell table:style-name="ce1"/>
          <table:table-cell office:value-type="float" office:value="0.69897000433601886" table:formula="of:=LOG10([.C700])" table:style-name="ce1">
            <text:p>0.698970004</text:p>
          </table:table-cell>
          <table:table-cell table:number-columns-repeated="16378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2">
            <text:p>effective</text:p>
          </table:table-cell>
          <table:table-cell office:value-type="float" office:value="4" table:style-name="ce1">
            <text:p>4</text:p>
          </table:table-cell>
          <table:table-cell office:value-type="float" office:value="2.8419848045901137" table:formula="of:=LOG10([.A701])" table:style-name="ce1">
            <text:p>2.841984805</text:p>
          </table:table-cell>
          <table:table-cell table:style-name="ce1"/>
          <table:table-cell office:value-type="float" office:value="0.6020599913279624" table:formula="of:=LOG10([.C70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2">
            <text:p>et</text:p>
          </table:table-cell>
          <table:table-cell office:value-type="float" office:value="4" table:style-name="ce1">
            <text:p>4</text:p>
          </table:table-cell>
          <table:table-cell office:value-type="float" office:value="2.842609239610562" table:formula="of:=LOG10([.A702])" table:style-name="ce1">
            <text:p>2.84260924</text:p>
          </table:table-cell>
          <table:table-cell table:style-name="ce1"/>
          <table:table-cell office:value-type="float" office:value="0.6020599913279624" table:formula="of:=LOG10([.C70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2">
            <text:p>malta</text:p>
          </table:table-cell>
          <table:table-cell office:value-type="float" office:value="4" table:style-name="ce1">
            <text:p>4</text:p>
          </table:table-cell>
          <table:table-cell office:value-type="float" office:value="2.8432327780980096" table:formula="of:=LOG10([.A703])" table:style-name="ce1">
            <text:p>2.843232778</text:p>
          </table:table-cell>
          <table:table-cell table:style-name="ce1"/>
          <table:table-cell office:value-type="float" office:value="0.6020599913279624" table:formula="of:=LOG10([.C70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2">
            <text:p>greece</text:p>
          </table:table-cell>
          <table:table-cell office:value-type="float" office:value="4" table:style-name="ce1">
            <text:p>4</text:p>
          </table:table-cell>
          <table:table-cell office:value-type="float" office:value="2.8438554226231609" table:formula="of:=LOG10([.A704])" table:style-name="ce1">
            <text:p>2.843855423</text:p>
          </table:table-cell>
          <table:table-cell table:style-name="ce1"/>
          <table:table-cell office:value-type="float" office:value="0.6020599913279624" table:formula="of:=LOG10([.C70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2">
            <text:p>latvia</text:p>
          </table:table-cell>
          <table:table-cell office:value-type="float" office:value="4" table:style-name="ce1">
            <text:p>4</text:p>
          </table:table-cell>
          <table:table-cell office:value-type="float" office:value="2.8444771757456815" table:formula="of:=LOG10([.A705])" table:style-name="ce1">
            <text:p>2.844477176</text:p>
          </table:table-cell>
          <table:table-cell table:style-name="ce1"/>
          <table:table-cell office:value-type="float" office:value="0.6020599913279624" table:formula="of:=LOG10([.C70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2">
            <text:p>liechtenstein</text:p>
          </table:table-cell>
          <table:table-cell office:value-type="float" office:value="4" table:style-name="ce1">
            <text:p>4</text:p>
          </table:table-cell>
          <table:table-cell office:value-type="float" office:value="2.8450980400142569" table:formula="of:=LOG10([.A706])" table:style-name="ce1">
            <text:p>2.84509804</text:p>
          </table:table-cell>
          <table:table-cell table:style-name="ce1"/>
          <table:table-cell office:value-type="float" office:value="0.6020599913279624" table:formula="of:=LOG10([.C70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2">
            <text:p>slovakia</text:p>
          </table:table-cell>
          <table:table-cell office:value-type="float" office:value="4" table:style-name="ce1">
            <text:p>4</text:p>
          </table:table-cell>
          <table:table-cell office:value-type="float" office:value="2.8457180179666586" table:formula="of:=LOG10([.A707])" table:style-name="ce1">
            <text:p>2.845718018</text:p>
          </table:table-cell>
          <table:table-cell table:style-name="ce1"/>
          <table:table-cell office:value-type="float" office:value="0.6020599913279624" table:formula="of:=LOG10([.C70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2">
            <text:p>estonia</text:p>
          </table:table-cell>
          <table:table-cell office:value-type="float" office:value="4" table:style-name="ce1">
            <text:p>4</text:p>
          </table:table-cell>
          <table:table-cell office:value-type="float" office:value="2.8463371121298051" table:formula="of:=LOG10([.A708])" table:style-name="ce1">
            <text:p>2.846337112</text:p>
          </table:table-cell>
          <table:table-cell table:style-name="ce1"/>
          <table:table-cell office:value-type="float" office:value="0.6020599913279624" table:formula="of:=LOG10([.C70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2">
            <text:p>lithuania</text:p>
          </table:table-cell>
          <table:table-cell office:value-type="float" office:value="4" table:style-name="ce1">
            <text:p>4</text:p>
          </table:table-cell>
          <table:table-cell office:value-type="float" office:value="2.8469553250198238" table:formula="of:=LOG10([.A709])" table:style-name="ce1">
            <text:p>2.846955325</text:p>
          </table:table-cell>
          <table:table-cell table:style-name="ce1"/>
          <table:table-cell office:value-type="float" office:value="0.6020599913279624" table:formula="of:=LOG10([.C70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2">
            <text:p>slovenia</text:p>
          </table:table-cell>
          <table:table-cell office:value-type="float" office:value="4" table:style-name="ce1">
            <text:p>4</text:p>
          </table:table-cell>
          <table:table-cell office:value-type="float" office:value="2.847572659142112" table:formula="of:=LOG10([.A710])" table:style-name="ce1">
            <text:p>2.847572659</text:p>
          </table:table-cell>
          <table:table-cell table:style-name="ce1"/>
          <table:table-cell office:value-type="float" office:value="0.6020599913279624" table:formula="of:=LOG10([.C71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2">
            <text:p>listed</text:p>
          </table:table-cell>
          <table:table-cell office:value-type="float" office:value="4" table:style-name="ce1">
            <text:p>4</text:p>
          </table:table-cell>
          <table:table-cell office:value-type="float" office:value="2.8481891169913989" table:formula="of:=LOG10([.A711])" table:style-name="ce1">
            <text:p>2.848189117</text:p>
          </table:table-cell>
          <table:table-cell table:style-name="ce1"/>
          <table:table-cell office:value-type="float" office:value="0.6020599913279624" table:formula="of:=LOG10([.C71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2">
            <text:p>post</text:p>
          </table:table-cell>
          <table:table-cell office:value-type="float" office:value="4" table:style-name="ce1">
            <text:p>4</text:p>
          </table:table-cell>
          <table:table-cell office:value-type="float" office:value="2.8488047010518036" table:formula="of:=LOG10([.A712])" table:style-name="ce1">
            <text:p>2.848804701</text:p>
          </table:table-cell>
          <table:table-cell table:style-name="ce1"/>
          <table:table-cell office:value-type="float" office:value="0.6020599913279624" table:formula="of:=LOG10([.C71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2">
            <text:p>increase</text:p>
          </table:table-cell>
          <table:table-cell office:value-type="float" office:value="4" table:style-name="ce1">
            <text:p>4</text:p>
          </table:table-cell>
          <table:table-cell office:value-type="float" office:value="2.8494194137968996" table:formula="of:=LOG10([.A713])" table:style-name="ce1">
            <text:p>2.849419414</text:p>
          </table:table-cell>
          <table:table-cell table:style-name="ce1"/>
          <table:table-cell office:value-type="float" office:value="0.6020599913279624" table:formula="of:=LOG10([.C71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2">
            <text:p>together</text:p>
          </table:table-cell>
          <table:table-cell office:value-type="float" office:value="4" table:style-name="ce1">
            <text:p>4</text:p>
          </table:table-cell>
          <table:table-cell office:value-type="float" office:value="2.8500332576897689" table:formula="of:=LOG10([.A714])" table:style-name="ce1">
            <text:p>2.850033258</text:p>
          </table:table-cell>
          <table:table-cell table:style-name="ce1"/>
          <table:table-cell office:value-type="float" office:value="0.6020599913279624" table:formula="of:=LOG10([.C71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2">
            <text:p>legally</text:p>
          </table:table-cell>
          <table:table-cell office:value-type="float" office:value="4" table:style-name="ce1">
            <text:p>4</text:p>
          </table:table-cell>
          <table:table-cell office:value-type="float" office:value="2.8506462351830666" table:formula="of:=LOG10([.A715])" table:style-name="ce1">
            <text:p>2.850646235</text:p>
          </table:table-cell>
          <table:table-cell table:style-name="ce1"/>
          <table:table-cell office:value-type="float" office:value="0.6020599913279624" table:formula="of:=LOG10([.C71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2">
            <text:p>allows</text:p>
          </table:table-cell>
          <table:table-cell office:value-type="float" office:value="4" table:style-name="ce1">
            <text:p>4</text:p>
          </table:table-cell>
          <table:table-cell office:value-type="float" office:value="2.8512583487190755" table:formula="of:=LOG10([.A716])" table:style-name="ce1">
            <text:p>2.851258349</text:p>
          </table:table-cell>
          <table:table-cell table:style-name="ce1"/>
          <table:table-cell office:value-type="float" office:value="0.6020599913279624" table:formula="of:=LOG10([.C71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2">
            <text:p>reproduce</text:p>
          </table:table-cell>
          <table:table-cell office:value-type="float" office:value="4" table:style-name="ce1">
            <text:p>4</text:p>
          </table:table-cell>
          <table:table-cell office:value-type="float" office:value="2.8518696007297661" table:formula="of:=LOG10([.A717])" table:style-name="ce1">
            <text:p>2.851869601</text:p>
          </table:table-cell>
          <table:table-cell table:style-name="ce1"/>
          <table:table-cell office:value-type="float" office:value="0.6020599913279624" table:formula="of:=LOG10([.C71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2">
            <text:p>two</text:p>
          </table:table-cell>
          <table:table-cell office:value-type="float" office:value="4" table:style-name="ce1">
            <text:p>4</text:p>
          </table:table-cell>
          <table:table-cell office:value-type="float" office:value="2.8524799936368566" table:formula="of:=LOG10([.A718])" table:style-name="ce1">
            <text:p>2.852479994</text:p>
          </table:table-cell>
          <table:table-cell table:style-name="ce1"/>
          <table:table-cell office:value-type="float" office:value="0.6020599913279624" table:formula="of:=LOG10([.C71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2">
            <text:p>primarily</text:p>
          </table:table-cell>
          <table:table-cell office:value-type="float" office:value="4" table:style-name="ce1">
            <text:p>4</text:p>
          </table:table-cell>
          <table:table-cell office:value-type="float" office:value="2.8530895298518657" table:formula="of:=LOG10([.A719])" table:style-name="ce1">
            <text:p>2.85308953</text:p>
          </table:table-cell>
          <table:table-cell table:style-name="ce1"/>
          <table:table-cell office:value-type="float" office:value="0.6020599913279624" table:formula="of:=LOG10([.C71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2">
            <text:p>involves</text:p>
          </table:table-cell>
          <table:table-cell office:value-type="float" office:value="4" table:style-name="ce1">
            <text:p>4</text:p>
          </table:table-cell>
          <table:table-cell office:value-type="float" office:value="2.8536982117761744" table:formula="of:=LOG10([.A720])" table:style-name="ce1">
            <text:p>2.853698212</text:p>
          </table:table-cell>
          <table:table-cell table:style-name="ce1"/>
          <table:table-cell office:value-type="float" office:value="0.6020599913279624" table:formula="of:=LOG10([.C72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2">
            <text:p>safe</text:p>
          </table:table-cell>
          <table:table-cell office:value-type="float" office:value="4" table:style-name="ce1">
            <text:p>4</text:p>
          </table:table-cell>
          <table:table-cell office:value-type="float" office:value="2.8543060418010806" table:formula="of:=LOG10([.A721])" table:style-name="ce1">
            <text:p>2.854306042</text:p>
          </table:table-cell>
          <table:table-cell table:style-name="ce1"/>
          <table:table-cell office:value-type="float" office:value="0.6020599913279624" table:formula="of:=LOG10([.C72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2">
            <text:p>issue</text:p>
          </table:table-cell>
          <table:table-cell office:value-type="float" office:value="4" table:style-name="ce1">
            <text:p>4</text:p>
          </table:table-cell>
          <table:table-cell office:value-type="float" office:value="2.8549130223078554" table:formula="of:=LOG10([.A722])" table:style-name="ce1">
            <text:p>2.854913022</text:p>
          </table:table-cell>
          <table:table-cell table:style-name="ce1"/>
          <table:table-cell office:value-type="float" office:value="0.6020599913279624" table:formula="of:=LOG10([.C72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2">
            <text:p>correct</text:p>
          </table:table-cell>
          <table:table-cell office:value-type="float" office:value="4" table:style-name="ce1">
            <text:p>4</text:p>
          </table:table-cell>
          <table:table-cell office:value-type="float" office:value="2.8555191556678001" table:formula="of:=LOG10([.A723])" table:style-name="ce1">
            <text:p>2.855519156</text:p>
          </table:table-cell>
          <table:table-cell table:style-name="ce1"/>
          <table:table-cell office:value-type="float" office:value="0.6020599913279624" table:formula="of:=LOG10([.C72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2">
            <text:p>password</text:p>
          </table:table-cell>
          <table:table-cell office:value-type="float" office:value="4" table:style-name="ce1">
            <text:p>4</text:p>
          </table:table-cell>
          <table:table-cell office:value-type="float" office:value="2.8561244442423002" table:formula="of:=LOG10([.A724])" table:style-name="ce1">
            <text:p>2.856124444</text:p>
          </table:table-cell>
          <table:table-cell table:style-name="ce1"/>
          <table:table-cell office:value-type="float" office:value="0.6020599913279624" table:formula="of:=LOG10([.C72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2">
            <text:p>manage</text:p>
          </table:table-cell>
          <table:table-cell office:value-type="float" office:value="4" table:style-name="ce1">
            <text:p>4</text:p>
          </table:table-cell>
          <table:table-cell office:value-type="float" office:value="2.8567288903828825" table:formula="of:=LOG10([.A725])" table:style-name="ce1">
            <text:p>2.85672889</text:p>
          </table:table-cell>
          <table:table-cell table:style-name="ce1"/>
          <table:table-cell office:value-type="float" office:value="0.6020599913279624" table:formula="of:=LOG10([.C72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2">
            <text:p>logged</text:p>
          </table:table-cell>
          <table:table-cell office:value-type="float" office:value="4" table:style-name="ce1">
            <text:p>4</text:p>
          </table:table-cell>
          <table:table-cell office:value-type="float" office:value="2.8573324964312685" table:formula="of:=LOG10([.A726])" table:style-name="ce1">
            <text:p>2.857332496</text:p>
          </table:table-cell>
          <table:table-cell table:style-name="ce1"/>
          <table:table-cell office:value-type="float" office:value="0.6020599913279624" table:formula="of:=LOG10([.C72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2">
            <text:p>mandatory</text:p>
          </table:table-cell>
          <table:table-cell office:value-type="float" office:value="4" table:style-name="ce1">
            <text:p>4</text:p>
          </table:table-cell>
          <table:table-cell office:value-type="float" office:value="2.8579352647194289" table:formula="of:=LOG10([.A727])" table:style-name="ce1">
            <text:p>2.857935265</text:p>
          </table:table-cell>
          <table:table-cell table:style-name="ce1"/>
          <table:table-cell office:value-type="float" office:value="0.6020599913279624" table:formula="of:=LOG10([.C72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2">
            <text:p>months</text:p>
          </table:table-cell>
          <table:table-cell office:value-type="float" office:value="4" table:style-name="ce1">
            <text:p>4</text:p>
          </table:table-cell>
          <table:table-cell office:value-type="float" office:value="2.858537197569639" table:formula="of:=LOG10([.A728])" table:style-name="ce1">
            <text:p>2.858537198</text:p>
          </table:table-cell>
          <table:table-cell table:style-name="ce1"/>
          <table:table-cell office:value-type="float" office:value="0.6020599913279624" table:formula="of:=LOG10([.C72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2">
            <text:p>decide</text:p>
          </table:table-cell>
          <table:table-cell office:value-type="float" office:value="4" table:style-name="ce1">
            <text:p>4</text:p>
          </table:table-cell>
          <table:table-cell office:value-type="float" office:value="2.859138297294531" table:formula="of:=LOG10([.A729])" table:style-name="ce1">
            <text:p>2.859138297</text:p>
          </table:table-cell>
          <table:table-cell table:style-name="ce1"/>
          <table:table-cell office:value-type="float" office:value="0.6020599913279624" table:formula="of:=LOG10([.C72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2">
            <text:p>ability</text:p>
          </table:table-cell>
          <table:table-cell office:value-type="float" office:value="4" table:style-name="ce1">
            <text:p>4</text:p>
          </table:table-cell>
          <table:table-cell office:value-type="float" office:value="2.8597385661971471" table:formula="of:=LOG10([.A730])" table:style-name="ce1">
            <text:p>2.859738566</text:p>
          </table:table-cell>
          <table:table-cell table:style-name="ce1"/>
          <table:table-cell office:value-type="float" office:value="0.6020599913279624" table:formula="of:=LOG10([.C73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2">
            <text:p>termination</text:p>
          </table:table-cell>
          <table:table-cell office:value-type="float" office:value="4" table:style-name="ce1">
            <text:p>4</text:p>
          </table:table-cell>
          <table:table-cell office:value-type="float" office:value="2.8603380065709936" table:formula="of:=LOG10([.A731])" table:style-name="ce1">
            <text:p>2.860338007</text:p>
          </table:table-cell>
          <table:table-cell table:style-name="ce1"/>
          <table:table-cell office:value-type="float" office:value="0.6020599913279624" table:formula="of:=LOG10([.C73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2">
            <text:p>suspend</text:p>
          </table:table-cell>
          <table:table-cell office:value-type="float" office:value="4" table:style-name="ce1">
            <text:p>4</text:p>
          </table:table-cell>
          <table:table-cell office:value-type="float" office:value="2.8609366207000937" table:formula="of:=LOG10([.A732])" table:style-name="ce1">
            <text:p>2.860936621</text:p>
          </table:table-cell>
          <table:table-cell table:style-name="ce1"/>
          <table:table-cell office:value-type="float" office:value="0.6020599913279624" table:formula="of:=LOG10([.C73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2">
            <text:p>remain</text:p>
          </table:table-cell>
          <table:table-cell office:value-type="float" office:value="4" table:style-name="ce1">
            <text:p>4</text:p>
          </table:table-cell>
          <table:table-cell office:value-type="float" office:value="2.8615344108590377" table:formula="of:=LOG10([.A733])" table:style-name="ce1">
            <text:p>2.861534411</text:p>
          </table:table-cell>
          <table:table-cell table:style-name="ce1"/>
          <table:table-cell office:value-type="float" office:value="0.6020599913279624" table:formula="of:=LOG10([.C73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2">
            <text:p>feature</text:p>
          </table:table-cell>
          <table:table-cell office:value-type="float" office:value="4" table:style-name="ce1">
            <text:p>4</text:p>
          </table:table-cell>
          <table:table-cell office:value-type="float" office:value="2.8621313793130372" table:formula="of:=LOG10([.A734])" table:style-name="ce1">
            <text:p>2.862131379</text:p>
          </table:table-cell>
          <table:table-cell table:style-name="ce1"/>
          <table:table-cell office:value-type="float" office:value="0.6020599913279624" table:formula="of:=LOG10([.C73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2">
            <text:p>adding</text:p>
          </table:table-cell>
          <table:table-cell office:value-type="float" office:value="4" table:style-name="ce1">
            <text:p>4</text:p>
          </table:table-cell>
          <table:table-cell office:value-type="float" office:value="2.8627275283179747" table:formula="of:=LOG10([.A735])" table:style-name="ce1">
            <text:p>2.862727528</text:p>
          </table:table-cell>
          <table:table-cell table:style-name="ce1"/>
          <table:table-cell office:value-type="float" office:value="0.6020599913279624" table:formula="of:=LOG10([.C73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2">
            <text:p>availability</text:p>
          </table:table-cell>
          <table:table-cell office:value-type="float" office:value="4" table:style-name="ce1">
            <text:p>4</text:p>
          </table:table-cell>
          <table:table-cell office:value-type="float" office:value="2.8633228601204559" table:formula="of:=LOG10([.A736])" table:style-name="ce1">
            <text:p>2.86332286</text:p>
          </table:table-cell>
          <table:table-cell table:style-name="ce1"/>
          <table:table-cell office:value-type="float" office:value="0.6020599913279624" table:formula="of:=LOG10([.C73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2">
            <text:p>valid</text:p>
          </table:table-cell>
          <table:table-cell office:value-type="float" office:value="4" table:style-name="ce1">
            <text:p>4</text:p>
          </table:table-cell>
          <table:table-cell office:value-type="float" office:value="2.8639173769578603" table:formula="of:=LOG10([.A737])" table:style-name="ce1">
            <text:p>2.863917377</text:p>
          </table:table-cell>
          <table:table-cell table:style-name="ce1"/>
          <table:table-cell office:value-type="float" office:value="0.6020599913279624" table:formula="of:=LOG10([.C73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2">
            <text:p>weeks</text:p>
          </table:table-cell>
          <table:table-cell office:value-type="float" office:value="4" table:style-name="ce1">
            <text:p>4</text:p>
          </table:table-cell>
          <table:table-cell office:value-type="float" office:value="2.8645110810583918" table:formula="of:=LOG10([.A738])" table:style-name="ce1">
            <text:p>2.864511081</text:p>
          </table:table-cell>
          <table:table-cell table:style-name="ce1"/>
          <table:table-cell office:value-type="float" office:value="0.6020599913279624" table:formula="of:=LOG10([.C73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2">
            <text:p>while</text:p>
          </table:table-cell>
          <table:table-cell office:value-type="float" office:value="4" table:style-name="ce1">
            <text:p>4</text:p>
          </table:table-cell>
          <table:table-cell office:value-type="float" office:value="2.8651039746411278" table:formula="of:=LOG10([.A739])" table:style-name="ce1">
            <text:p>2.865103975</text:p>
          </table:table-cell>
          <table:table-cell table:style-name="ce1"/>
          <table:table-cell office:value-type="float" office:value="0.6020599913279624" table:formula="of:=LOG10([.C73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2">
            <text:p>echeque</text:p>
          </table:table-cell>
          <table:table-cell office:value-type="float" office:value="4" table:style-name="ce1">
            <text:p>4</text:p>
          </table:table-cell>
          <table:table-cell office:value-type="float" office:value="2.8656960599160706" table:formula="of:=LOG10([.A740])" table:style-name="ce1">
            <text:p>2.86569606</text:p>
          </table:table-cell>
          <table:table-cell table:style-name="ce1"/>
          <table:table-cell office:value-type="float" office:value="0.6020599913279624" table:formula="of:=LOG10([.C74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2">
            <text:p>guarantee</text:p>
          </table:table-cell>
          <table:table-cell office:value-type="float" office:value="4" table:style-name="ce1">
            <text:p>4</text:p>
          </table:table-cell>
          <table:table-cell office:value-type="float" office:value="2.8662873390841948" table:formula="of:=LOG10([.A741])" table:style-name="ce1">
            <text:p>2.866287339</text:p>
          </table:table-cell>
          <table:table-cell table:style-name="ce1"/>
          <table:table-cell office:value-type="float" office:value="0.6020599913279624" table:formula="of:=LOG10([.C74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2">
            <text:p>get</text:p>
          </table:table-cell>
          <table:table-cell office:value-type="float" office:value="4" table:style-name="ce1">
            <text:p>4</text:p>
          </table:table-cell>
          <table:table-cell office:value-type="float" office:value="2.8668778143374989" table:formula="of:=LOG10([.A742])" table:style-name="ce1">
            <text:p>2.866877814</text:p>
          </table:table-cell>
          <table:table-cell table:style-name="ce1"/>
          <table:table-cell office:value-type="float" office:value="0.6020599913279624" table:formula="of:=LOG10([.C74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2">
            <text:p>negative</text:p>
          </table:table-cell>
          <table:table-cell office:value-type="float" office:value="4" table:style-name="ce1">
            <text:p>4</text:p>
          </table:table-cell>
          <table:table-cell office:value-type="float" office:value="2.8674674878590514" table:formula="of:=LOG10([.A743])" table:style-name="ce1">
            <text:p>2.867467488</text:p>
          </table:table-cell>
          <table:table-cell table:style-name="ce1"/>
          <table:table-cell office:value-type="float" office:value="0.6020599913279624" table:formula="of:=LOG10([.C74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2">
            <text:p>nominated</text:p>
          </table:table-cell>
          <table:table-cell office:value-type="float" office:value="4" table:style-name="ce1">
            <text:p>4</text:p>
          </table:table-cell>
          <table:table-cell office:value-type="float" office:value="2.8680563618230415" table:formula="of:=LOG10([.A744])" table:style-name="ce1">
            <text:p>2.868056362</text:p>
          </table:table-cell>
          <table:table-cell table:style-name="ce1"/>
          <table:table-cell office:value-type="float" office:value="0.6020599913279624" table:formula="of:=LOG10([.C74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2">
            <text:p>end</text:p>
          </table:table-cell>
          <table:table-cell office:value-type="float" office:value="4" table:style-name="ce1">
            <text:p>4</text:p>
          </table:table-cell>
          <table:table-cell office:value-type="float" office:value="2.8686444383948255" table:formula="of:=LOG10([.A745])" table:style-name="ce1">
            <text:p>2.868644438</text:p>
          </table:table-cell>
          <table:table-cell table:style-name="ce1"/>
          <table:table-cell office:value-type="float" office:value="0.6020599913279624" table:formula="of:=LOG10([.C74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2">
            <text:p>general</text:p>
          </table:table-cell>
          <table:table-cell office:value-type="float" office:value="4" table:style-name="ce1">
            <text:p>4</text:p>
          </table:table-cell>
          <table:table-cell office:value-type="float" office:value="2.8692317197309762" table:formula="of:=LOG10([.A746])" table:style-name="ce1">
            <text:p>2.86923172</text:p>
          </table:table-cell>
          <table:table-cell table:style-name="ce1"/>
          <table:table-cell office:value-type="float" office:value="0.6020599913279624" table:formula="of:=LOG10([.C74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2">
            <text:p>point</text:p>
          </table:table-cell>
          <table:table-cell office:value-type="float" office:value="4" table:style-name="ce1">
            <text:p>4</text:p>
          </table:table-cell>
          <table:table-cell office:value-type="float" office:value="2.869818207979328" table:formula="of:=LOG10([.A747])" table:style-name="ce1">
            <text:p>2.869818208</text:p>
          </table:table-cell>
          <table:table-cell table:style-name="ce1"/>
          <table:table-cell office:value-type="float" office:value="0.6020599913279624" table:formula="of:=LOG10([.C74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2">
            <text:p>eligible</text:p>
          </table:table-cell>
          <table:table-cell office:value-type="float" office:value="4" table:style-name="ce1">
            <text:p>4</text:p>
          </table:table-cell>
          <table:table-cell office:value-type="float" office:value="2.8704039052790269" table:formula="of:=LOG10([.A748])" table:style-name="ce1">
            <text:p>2.870403905</text:p>
          </table:table-cell>
          <table:table-cell table:style-name="ce1"/>
          <table:table-cell office:value-type="float" office:value="0.6020599913279624" table:formula="of:=LOG10([.C74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2">
            <text:p>converted</text:p>
          </table:table-cell>
          <table:table-cell office:value-type="float" office:value="4" table:style-name="ce1">
            <text:p>4</text:p>
          </table:table-cell>
          <table:table-cell office:value-type="float" office:value="2.8709888137605755" table:formula="of:=LOG10([.A749])" table:style-name="ce1">
            <text:p>2.870988814</text:p>
          </table:table-cell>
          <table:table-cell table:style-name="ce1"/>
          <table:table-cell office:value-type="float" office:value="0.6020599913279624" table:formula="of:=LOG10([.C74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2">
            <text:p>delay</text:p>
          </table:table-cell>
          <table:table-cell office:value-type="float" office:value="4" table:style-name="ce1">
            <text:p>4</text:p>
          </table:table-cell>
          <table:table-cell office:value-type="float" office:value="2.8715729355458786" table:formula="of:=LOG10([.A750])" table:style-name="ce1">
            <text:p>2.871572936</text:p>
          </table:table-cell>
          <table:table-cell table:style-name="ce1"/>
          <table:table-cell office:value-type="float" office:value="0.6020599913279624" table:formula="of:=LOG10([.C75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2">
            <text:p>fully</text:p>
          </table:table-cell>
          <table:table-cell office:value-type="float" office:value="4" table:style-name="ce1">
            <text:p>4</text:p>
          </table:table-cell>
          <table:table-cell office:value-type="float" office:value="2.8721562727482928" table:formula="of:=LOG10([.A751])" table:style-name="ce1">
            <text:p>2.872156273</text:p>
          </table:table-cell>
          <table:table-cell table:style-name="ce1"/>
          <table:table-cell office:value-type="float" office:value="0.6020599913279624" table:formula="of:=LOG10([.C75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2">
            <text:p>lift</text:p>
          </table:table-cell>
          <table:table-cell office:value-type="float" office:value="4" table:style-name="ce1">
            <text:p>4</text:p>
          </table:table-cell>
          <table:table-cell office:value-type="float" office:value="2.8727388274726686" table:formula="of:=LOG10([.A752])" table:style-name="ce1">
            <text:p>2.872738827</text:p>
          </table:table-cell>
          <table:table-cell table:style-name="ce1"/>
          <table:table-cell office:value-type="float" office:value="0.6020599913279624" table:formula="of:=LOG10([.C75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2">
            <text:p>anyone</text:p>
          </table:table-cell>
          <table:table-cell office:value-type="float" office:value="4" table:style-name="ce1">
            <text:p>4</text:p>
          </table:table-cell>
          <table:table-cell office:value-type="float" office:value="2.8733206018153989" table:formula="of:=LOG10([.A753])" table:style-name="ce1">
            <text:p>2.873320602</text:p>
          </table:table-cell>
          <table:table-cell table:style-name="ce1"/>
          <table:table-cell office:value-type="float" office:value="0.6020599913279624" table:formula="of:=LOG10([.C75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2">
            <text:p>purposes</text:p>
          </table:table-cell>
          <table:table-cell office:value-type="float" office:value="4" table:style-name="ce1">
            <text:p>4</text:p>
          </table:table-cell>
          <table:table-cell office:value-type="float" office:value="2.8739015978644615" table:formula="of:=LOG10([.A754])" table:style-name="ce1">
            <text:p>2.873901598</text:p>
          </table:table-cell>
          <table:table-cell table:style-name="ce1"/>
          <table:table-cell office:value-type="float" office:value="0.6020599913279624" table:formula="of:=LOG10([.C75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2">
            <text:p>reverse</text:p>
          </table:table-cell>
          <table:table-cell office:value-type="float" office:value="4" table:style-name="ce1">
            <text:p>4</text:p>
          </table:table-cell>
          <table:table-cell office:value-type="float" office:value="2.8744818176994666" table:formula="of:=LOG10([.A755])" table:style-name="ce1">
            <text:p>2.874481818</text:p>
          </table:table-cell>
          <table:table-cell table:style-name="ce1"/>
          <table:table-cell office:value-type="float" office:value="0.6020599913279624" table:formula="of:=LOG10([.C75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2">
            <text:p>regulation</text:p>
          </table:table-cell>
          <table:table-cell office:value-type="float" office:value="4" table:style-name="ce1">
            <text:p>4</text:p>
          </table:table-cell>
          <table:table-cell office:value-type="float" office:value="2.8750612633917001" table:formula="of:=LOG10([.A756])" table:style-name="ce1">
            <text:p>2.875061263</text:p>
          </table:table-cell>
          <table:table-cell table:style-name="ce1"/>
          <table:table-cell office:value-type="float" office:value="0.6020599913279624" table:formula="of:=LOG10([.C75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2">
            <text:p>during</text:p>
          </table:table-cell>
          <table:table-cell office:value-type="float" office:value="4" table:style-name="ce1">
            <text:p>4</text:p>
          </table:table-cell>
          <table:table-cell office:value-type="float" office:value="2.8756399370041685" table:formula="of:=LOG10([.A757])" table:style-name="ce1">
            <text:p>2.875639937</text:p>
          </table:table-cell>
          <table:table-cell table:style-name="ce1"/>
          <table:table-cell office:value-type="float" office:value="0.6020599913279624" table:formula="of:=LOG10([.C75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2">
            <text:p>choices</text:p>
          </table:table-cell>
          <table:table-cell office:value-type="float" office:value="4" table:style-name="ce1">
            <text:p>4</text:p>
          </table:table-cell>
          <table:table-cell office:value-type="float" office:value="2.8762178405916421" table:formula="of:=LOG10([.A758])" table:style-name="ce1">
            <text:p>2.876217841</text:p>
          </table:table-cell>
          <table:table-cell table:style-name="ce1"/>
          <table:table-cell office:value-type="float" office:value="0.6020599913279624" table:formula="of:=LOG10([.C75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2">
            <text:p>determines</text:p>
          </table:table-cell>
          <table:table-cell office:value-type="float" office:value="4" table:style-name="ce1">
            <text:p>4</text:p>
          </table:table-cell>
          <table:table-cell office:value-type="float" office:value="2.8767949762007006" table:formula="of:=LOG10([.A759])" table:style-name="ce1">
            <text:p>2.876794976</text:p>
          </table:table-cell>
          <table:table-cell table:style-name="ce1"/>
          <table:table-cell office:value-type="float" office:value="0.6020599913279624" table:formula="of:=LOG10([.C75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2">
            <text:p>network</text:p>
          </table:table-cell>
          <table:table-cell office:value-type="float" office:value="4" table:style-name="ce1">
            <text:p>4</text:p>
          </table:table-cell>
          <table:table-cell office:value-type="float" office:value="2.8773713458697738" table:formula="of:=LOG10([.A760])" table:style-name="ce1">
            <text:p>2.877371346</text:p>
          </table:table-cell>
          <table:table-cell table:style-name="ce1"/>
          <table:table-cell office:value-type="float" office:value="0.6020599913279624" table:formula="of:=LOG10([.C76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2">
            <text:p>statements</text:p>
          </table:table-cell>
          <table:table-cell office:value-type="float" office:value="4" table:style-name="ce1">
            <text:p>4</text:p>
          </table:table-cell>
          <table:table-cell office:value-type="float" office:value="2.8779469516291885" table:formula="of:=LOG10([.A761])" table:style-name="ce1">
            <text:p>2.877946952</text:p>
          </table:table-cell>
          <table:table-cell table:style-name="ce1"/>
          <table:table-cell office:value-type="float" office:value="0.6020599913279624" table:formula="of:=LOG10([.C76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2">
            <text:p>records</text:p>
          </table:table-cell>
          <table:table-cell office:value-type="float" office:value="4" table:style-name="ce1">
            <text:p>4</text:p>
          </table:table-cell>
          <table:table-cell office:value-type="float" office:value="2.8785217955012063" table:formula="of:=LOG10([.A762])" table:style-name="ce1">
            <text:p>2.878521796</text:p>
          </table:table-cell>
          <table:table-cell table:style-name="ce1"/>
          <table:table-cell office:value-type="float" office:value="0.6020599913279624" table:formula="of:=LOG10([.C76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2">
            <text:p>statement</text:p>
          </table:table-cell>
          <table:table-cell office:value-type="float" office:value="4" table:style-name="ce1">
            <text:p>4</text:p>
          </table:table-cell>
          <table:table-cell office:value-type="float" office:value="2.8790958795000727" table:formula="of:=LOG10([.A763])" table:style-name="ce1">
            <text:p>2.87909588</text:p>
          </table:table-cell>
          <table:table-cell table:style-name="ce1"/>
          <table:table-cell office:value-type="float" office:value="0.6020599913279624" table:formula="of:=LOG10([.C76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2">
            <text:p>however</text:p>
          </table:table-cell>
          <table:table-cell office:value-type="float" office:value="4" table:style-name="ce1">
            <text:p>4</text:p>
          </table:table-cell>
          <table:table-cell office:value-type="float" office:value="2.8796692056320534" table:formula="of:=LOG10([.A764])" table:style-name="ce1">
            <text:p>2.879669206</text:p>
          </table:table-cell>
          <table:table-cell table:style-name="ce1"/>
          <table:table-cell office:value-type="float" office:value="0.6020599913279624" table:formula="of:=LOG10([.C76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2">
            <text:p>outside</text:p>
          </table:table-cell>
          <table:table-cell office:value-type="float" office:value="4" table:style-name="ce1">
            <text:p>4</text:p>
          </table:table-cell>
          <table:table-cell office:value-type="float" office:value="2.8802417758954801" table:formula="of:=LOG10([.A765])" table:style-name="ce1">
            <text:p>2.880241776</text:p>
          </table:table-cell>
          <table:table-cell table:style-name="ce1"/>
          <table:table-cell office:value-type="float" office:value="0.6020599913279624" table:formula="of:=LOG10([.C76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2">
            <text:p>dedicated</text:p>
          </table:table-cell>
          <table:table-cell office:value-type="float" office:value="4" table:style-name="ce1">
            <text:p>4</text:p>
          </table:table-cell>
          <table:table-cell office:value-type="float" office:value="2.8808135922807914" table:formula="of:=LOG10([.A766])" table:style-name="ce1">
            <text:p>2.880813592</text:p>
          </table:table-cell>
          <table:table-cell table:style-name="ce1"/>
          <table:table-cell office:value-type="float" office:value="0.6020599913279624" table:formula="of:=LOG10([.C76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2">
            <text:p>local</text:p>
          </table:table-cell>
          <table:table-cell office:value-type="float" office:value="4" table:style-name="ce1">
            <text:p>4</text:p>
          </table:table-cell>
          <table:table-cell office:value-type="float" office:value="2.8813846567705728" table:formula="of:=LOG10([.A767])" table:style-name="ce1">
            <text:p>2.881384657</text:p>
          </table:table-cell>
          <table:table-cell table:style-name="ce1"/>
          <table:table-cell office:value-type="float" office:value="0.6020599913279624" table:formula="of:=LOG10([.C76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2">
            <text:p>elsewhere</text:p>
          </table:table-cell>
          <table:table-cell office:value-type="float" office:value="4" table:style-name="ce1">
            <text:p>4</text:p>
          </table:table-cell>
          <table:table-cell office:value-type="float" office:value="2.8819549713396007" table:formula="of:=LOG10([.A768])" table:style-name="ce1">
            <text:p>2.881954971</text:p>
          </table:table-cell>
          <table:table-cell table:style-name="ce1"/>
          <table:table-cell office:value-type="float" office:value="0.6020599913279624" table:formula="of:=LOG10([.C76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2">
            <text:p>cause</text:p>
          </table:table-cell>
          <table:table-cell office:value-type="float" office:value="4" table:style-name="ce1">
            <text:p>4</text:p>
          </table:table-cell>
          <table:table-cell office:value-type="float" office:value="2.8825245379548803" table:formula="of:=LOG10([.A769])" table:style-name="ce1">
            <text:p>2.882524538</text:p>
          </table:table-cell>
          <table:table-cell table:style-name="ce1"/>
          <table:table-cell office:value-type="float" office:value="0.6020599913279624" table:formula="of:=LOG10([.C76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2">
            <text:p>treat</text:p>
          </table:table-cell>
          <table:table-cell office:value-type="float" office:value="4" table:style-name="ce1">
            <text:p>4</text:p>
          </table:table-cell>
          <table:table-cell office:value-type="float" office:value="2.8830933585756897" table:formula="of:=LOG10([.A770])" table:style-name="ce1">
            <text:p>2.883093359</text:p>
          </table:table-cell>
          <table:table-cell table:style-name="ce1"/>
          <table:table-cell office:value-type="float" office:value="0.6020599913279624" table:formula="of:=LOG10([.C77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2">
            <text:p>try</text:p>
          </table:table-cell>
          <table:table-cell office:value-type="float" office:value="4" table:style-name="ce1">
            <text:p>4</text:p>
          </table:table-cell>
          <table:table-cell office:value-type="float" office:value="2.8836614351536176" table:formula="of:=LOG10([.A771])" table:style-name="ce1">
            <text:p>2.883661435</text:p>
          </table:table-cell>
          <table:table-cell table:style-name="ce1"/>
          <table:table-cell office:value-type="float" office:value="0.6020599913279624" table:formula="of:=LOG10([.C77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2">
            <text:p>happened</text:p>
          </table:table-cell>
          <table:table-cell office:value-type="float" office:value="4" table:style-name="ce1">
            <text:p>4</text:p>
          </table:table-cell>
          <table:table-cell office:value-type="float" office:value="2.8842287696326041" table:formula="of:=LOG10([.A772])" table:style-name="ce1">
            <text:p>2.88422877</text:p>
          </table:table-cell>
          <table:table-cell table:style-name="ce1"/>
          <table:table-cell office:value-type="float" office:value="0.6020599913279624" table:formula="of:=LOG10([.C77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.8847953639489812" table:formula="of:=LOG10([.A773])" table:style-name="ce1">
            <text:p>2.884795364</text:p>
          </table:table-cell>
          <table:table-cell table:style-name="ce1"/>
          <table:table-cell office:value-type="float" office:value="0.6020599913279624" table:formula="of:=LOG10([.C77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2">
            <text:p>happen</text:p>
          </table:table-cell>
          <table:table-cell office:value-type="float" office:value="4" table:style-name="ce1">
            <text:p>4</text:p>
          </table:table-cell>
          <table:table-cell office:value-type="float" office:value="2.8853612200315122" table:formula="of:=LOG10([.A774])" table:style-name="ce1">
            <text:p>2.88536122</text:p>
          </table:table-cell>
          <table:table-cell table:style-name="ce1"/>
          <table:table-cell office:value-type="float" office:value="0.6020599913279624" table:formula="of:=LOG10([.C77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2">
            <text:p>until</text:p>
          </table:table-cell>
          <table:table-cell office:value-type="float" office:value="4" table:style-name="ce1">
            <text:p>4</text:p>
          </table:table-cell>
          <table:table-cell office:value-type="float" office:value="2.885926339801431" table:formula="of:=LOG10([.A775])" table:style-name="ce1">
            <text:p>2.88592634</text:p>
          </table:table-cell>
          <table:table-cell table:style-name="ce1"/>
          <table:table-cell office:value-type="float" office:value="0.6020599913279624" table:formula="of:=LOG10([.C77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2">
            <text:p>described</text:p>
          </table:table-cell>
          <table:table-cell office:value-type="float" office:value="4" table:style-name="ce1">
            <text:p>4</text:p>
          </table:table-cell>
          <table:table-cell office:value-type="float" office:value="2.8864907251724818" table:formula="of:=LOG10([.A776])" table:style-name="ce1">
            <text:p>2.886490725</text:p>
          </table:table-cell>
          <table:table-cell table:style-name="ce1"/>
          <table:table-cell office:value-type="float" office:value="0.6020599913279624" table:formula="of:=LOG10([.C77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2">
            <text:p>named</text:p>
          </table:table-cell>
          <table:table-cell office:value-type="float" office:value="4" table:style-name="ce1">
            <text:p>4</text:p>
          </table:table-cell>
          <table:table-cell office:value-type="float" office:value="2.8870543780509568" table:formula="of:=LOG10([.A777])" table:style-name="ce1">
            <text:p>2.887054378</text:p>
          </table:table-cell>
          <table:table-cell table:style-name="ce1"/>
          <table:table-cell office:value-type="float" office:value="0.6020599913279624" table:formula="of:=LOG10([.C77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2">
            <text:p>term</text:p>
          </table:table-cell>
          <table:table-cell office:value-type="float" office:value="4" table:style-name="ce1">
            <text:p>4</text:p>
          </table:table-cell>
          <table:table-cell office:value-type="float" office:value="2.8876173003357359" table:formula="of:=LOG10([.A778])" table:style-name="ce1">
            <text:p>2.8876173</text:p>
          </table:table-cell>
          <table:table-cell table:style-name="ce1"/>
          <table:table-cell office:value-type="float" office:value="0.6020599913279624" table:formula="of:=LOG10([.C77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2">
            <text:p>refused</text:p>
          </table:table-cell>
          <table:table-cell office:value-type="float" office:value="4" table:style-name="ce1">
            <text:p>4</text:p>
          </table:table-cell>
          <table:table-cell office:value-type="float" office:value="2.888179493918325" table:formula="of:=LOG10([.A779])" table:style-name="ce1">
            <text:p>2.888179494</text:p>
          </table:table-cell>
          <table:table-cell table:style-name="ce1"/>
          <table:table-cell office:value-type="float" office:value="0.6020599913279624" table:formula="of:=LOG10([.C77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2">
            <text:p>initiated</text:p>
          </table:table-cell>
          <table:table-cell office:value-type="float" office:value="4" table:style-name="ce1">
            <text:p>4</text:p>
          </table:table-cell>
          <table:table-cell office:value-type="float" office:value="2.8887409606828927" table:formula="of:=LOG10([.A780])" table:style-name="ce1">
            <text:p>2.888740961</text:p>
          </table:table-cell>
          <table:table-cell table:style-name="ce1"/>
          <table:table-cell office:value-type="float" office:value="0.6020599913279624" table:formula="of:=LOG10([.C78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2">
            <text:p>involve</text:p>
          </table:table-cell>
          <table:table-cell office:value-type="float" office:value="4" table:style-name="ce1">
            <text:p>4</text:p>
          </table:table-cell>
          <table:table-cell office:value-type="float" office:value="2.8893017025063101" table:formula="of:=LOG10([.A781])" table:style-name="ce1">
            <text:p>2.889301703</text:p>
          </table:table-cell>
          <table:table-cell table:style-name="ce1"/>
          <table:table-cell office:value-type="float" office:value="0.6020599913279624" table:formula="of:=LOG10([.C78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2">
            <text:p>qualifying</text:p>
          </table:table-cell>
          <table:table-cell office:value-type="float" office:value="4" table:style-name="ce1">
            <text:p>4</text:p>
          </table:table-cell>
          <table:table-cell office:value-type="float" office:value="2.8898617212581885" table:formula="of:=LOG10([.A782])" table:style-name="ce1">
            <text:p>2.889861721</text:p>
          </table:table-cell>
          <table:table-cell table:style-name="ce1"/>
          <table:table-cell office:value-type="float" office:value="0.6020599913279624" table:formula="of:=LOG10([.C78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2">
            <text:p>integrated</text:p>
          </table:table-cell>
          <table:table-cell office:value-type="float" office:value="4" table:style-name="ce1">
            <text:p>4</text:p>
          </table:table-cell>
          <table:table-cell office:value-type="float" office:value="2.8904210188009141" table:formula="of:=LOG10([.A783])" table:style-name="ce1">
            <text:p>2.890421019</text:p>
          </table:table-cell>
          <table:table-cell table:style-name="ce1"/>
          <table:table-cell office:value-type="float" office:value="0.6020599913279624" table:formula="of:=LOG10([.C78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2">
            <text:p>receipt</text:p>
          </table:table-cell>
          <table:table-cell office:value-type="float" office:value="4" table:style-name="ce1">
            <text:p>4</text:p>
          </table:table-cell>
          <table:table-cell office:value-type="float" office:value="2.890979596989689" table:formula="of:=LOG10([.A784])" table:style-name="ce1">
            <text:p>2.890979597</text:p>
          </table:table-cell>
          <table:table-cell table:style-name="ce1"/>
          <table:table-cell office:value-type="float" office:value="0.6020599913279624" table:formula="of:=LOG10([.C78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2">
            <text:p>launch</text:p>
          </table:table-cell>
          <table:table-cell office:value-type="float" office:value="4" table:style-name="ce1">
            <text:p>4</text:p>
          </table:table-cell>
          <table:table-cell office:value-type="float" office:value="2.8915374576725643" table:formula="of:=LOG10([.A785])" table:style-name="ce1">
            <text:p>2.891537458</text:p>
          </table:table-cell>
          <table:table-cell table:style-name="ce1"/>
          <table:table-cell office:value-type="float" office:value="0.6020599913279624" table:formula="of:=LOG10([.C78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2">
            <text:p>downgrade</text:p>
          </table:table-cell>
          <table:table-cell office:value-type="float" office:value="4" table:style-name="ce1">
            <text:p>4</text:p>
          </table:table-cell>
          <table:table-cell office:value-type="float" office:value="2.8920946026904804" table:formula="of:=LOG10([.A786])" table:style-name="ce1">
            <text:p>2.892094603</text:p>
          </table:table-cell>
          <table:table-cell table:style-name="ce1"/>
          <table:table-cell office:value-type="float" office:value="0.6020599913279624" table:formula="of:=LOG10([.C78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2">
            <text:p>applications</text:p>
          </table:table-cell>
          <table:table-cell office:value-type="float" office:value="4" table:style-name="ce1">
            <text:p>4</text:p>
          </table:table-cell>
          <table:table-cell office:value-type="float" office:value="2.8926510338773004" table:formula="of:=LOG10([.A787])" table:style-name="ce1">
            <text:p>2.892651034</text:p>
          </table:table-cell>
          <table:table-cell table:style-name="ce1"/>
          <table:table-cell office:value-type="float" office:value="0.6020599913279624" table:formula="of:=LOG10([.C78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2">
            <text:p>communications</text:p>
          </table:table-cell>
          <table:table-cell office:value-type="float" office:value="4" table:style-name="ce1">
            <text:p>4</text:p>
          </table:table-cell>
          <table:table-cell office:value-type="float" office:value="2.893206753059848" table:formula="of:=LOG10([.A788])" table:style-name="ce1">
            <text:p>2.893206753</text:p>
          </table:table-cell>
          <table:table-cell table:style-name="ce1"/>
          <table:table-cell office:value-type="float" office:value="0.6020599913279624" table:formula="of:=LOG10([.C78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2">
            <text:p>reporting</text:p>
          </table:table-cell>
          <table:table-cell office:value-type="float" office:value="4" table:style-name="ce1">
            <text:p>4</text:p>
          </table:table-cell>
          <table:table-cell office:value-type="float" office:value="2.8937617620579434" table:formula="of:=LOG10([.A789])" table:style-name="ce1">
            <text:p>2.893761762</text:p>
          </table:table-cell>
          <table:table-cell table:style-name="ce1"/>
          <table:table-cell office:value-type="float" office:value="0.6020599913279624" table:formula="of:=LOG10([.C78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2">
            <text:p>appropriate</text:p>
          </table:table-cell>
          <table:table-cell office:value-type="float" office:value="4" table:style-name="ce1">
            <text:p>4</text:p>
          </table:table-cell>
          <table:table-cell office:value-type="float" office:value="2.8943160626844384" table:formula="of:=LOG10([.A790])" table:style-name="ce1">
            <text:p>2.894316063</text:p>
          </table:table-cell>
          <table:table-cell table:style-name="ce1"/>
          <table:table-cell office:value-type="float" office:value="0.6020599913279624" table:formula="of:=LOG10([.C79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2">
            <text:p>eu</text:p>
          </table:table-cell>
          <table:table-cell office:value-type="float" office:value="4" table:style-name="ce1">
            <text:p>4</text:p>
          </table:table-cell>
          <table:table-cell office:value-type="float" office:value="2.8948696567452528" table:formula="of:=LOG10([.A791])" table:style-name="ce1">
            <text:p>2.894869657</text:p>
          </table:table-cell>
          <table:table-cell table:style-name="ce1"/>
          <table:table-cell office:value-type="float" office:value="0.6020599913279624" table:formula="of:=LOG10([.C79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2">
            <text:p>well</text:p>
          </table:table-cell>
          <table:table-cell office:value-type="float" office:value="4" table:style-name="ce1">
            <text:p>4</text:p>
          </table:table-cell>
          <table:table-cell office:value-type="float" office:value="2.8954225460394079" table:formula="of:=LOG10([.A792])" table:style-name="ce1">
            <text:p>2.895422546</text:p>
          </table:table-cell>
          <table:table-cell table:style-name="ce1"/>
          <table:table-cell office:value-type="float" office:value="0.6020599913279624" table:formula="of:=LOG10([.C79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2">
            <text:p>you’re</text:p>
          </table:table-cell>
          <table:table-cell office:value-type="float" office:value="4" table:style-name="ce1">
            <text:p>4</text:p>
          </table:table-cell>
          <table:table-cell office:value-type="float" office:value="2.8959747323590648" table:formula="of:=LOG10([.A793])" table:style-name="ce1">
            <text:p>2.895974732</text:p>
          </table:table-cell>
          <table:table-cell table:style-name="ce1"/>
          <table:table-cell office:value-type="float" office:value="0.6020599913279624" table:formula="of:=LOG10([.C79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2">
            <text:p>marketplace’s</text:p>
          </table:table-cell>
          <table:table-cell office:value-type="float" office:value="4" table:style-name="ce1">
            <text:p>4</text:p>
          </table:table-cell>
          <table:table-cell office:value-type="float" office:value="2.8965262174895554" table:formula="of:=LOG10([.A794])" table:style-name="ce1">
            <text:p>2.896526217</text:p>
          </table:table-cell>
          <table:table-cell table:style-name="ce1"/>
          <table:table-cell office:value-type="float" office:value="0.6020599913279624" table:formula="of:=LOG10([.C79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2">
            <text:p>favour</text:p>
          </table:table-cell>
          <table:table-cell office:value-type="float" office:value="4" table:style-name="ce1">
            <text:p>4</text:p>
          </table:table-cell>
          <table:table-cell office:value-type="float" office:value="2.8970770032094202" table:formula="of:=LOG10([.A795])" table:style-name="ce1">
            <text:p>2.897077003</text:p>
          </table:table-cell>
          <table:table-cell table:style-name="ce1"/>
          <table:table-cell office:value-type="float" office:value="0.6020599913279624" table:formula="of:=LOG10([.C79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2">
            <text:p>present</text:p>
          </table:table-cell>
          <table:table-cell office:value-type="float" office:value="4" table:style-name="ce1">
            <text:p>4</text:p>
          </table:table-cell>
          <table:table-cell office:value-type="float" office:value="2.8976270912904414" table:formula="of:=LOG10([.A796])" table:style-name="ce1">
            <text:p>2.897627091</text:p>
          </table:table-cell>
          <table:table-cell table:style-name="ce1"/>
          <table:table-cell office:value-type="float" office:value="0.6020599913279624" table:formula="of:=LOG10([.C79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2">
            <text:p>towards</text:p>
          </table:table-cell>
          <table:table-cell office:value-type="float" office:value="4" table:style-name="ce1">
            <text:p>4</text:p>
          </table:table-cell>
          <table:table-cell office:value-type="float" office:value="2.8981764834976764" table:formula="of:=LOG10([.A797])" table:style-name="ce1">
            <text:p>2.898176483</text:p>
          </table:table-cell>
          <table:table-cell table:style-name="ce1"/>
          <table:table-cell office:value-type="float" office:value="0.6020599913279624" table:formula="of:=LOG10([.C79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2">
            <text:p>pursue</text:p>
          </table:table-cell>
          <table:table-cell office:value-type="float" office:value="4" table:style-name="ce1">
            <text:p>4</text:p>
          </table:table-cell>
          <table:table-cell office:value-type="float" office:value="2.8987251815894934" table:formula="of:=LOG10([.A798])" table:style-name="ce1">
            <text:p>2.898725182</text:p>
          </table:table-cell>
          <table:table-cell table:style-name="ce1"/>
          <table:table-cell office:value-type="float" office:value="0.6020599913279624" table:formula="of:=LOG10([.C79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2">
            <text:p>criteria</text:p>
          </table:table-cell>
          <table:table-cell office:value-type="float" office:value="4" table:style-name="ce1">
            <text:p>4</text:p>
          </table:table-cell>
          <table:table-cell office:value-type="float" office:value="2.8992731873176036" table:formula="of:=LOG10([.A799])" table:style-name="ce1">
            <text:p>2.899273187</text:p>
          </table:table-cell>
          <table:table-cell table:style-name="ce1"/>
          <table:table-cell office:value-type="float" office:value="0.6020599913279624" table:formula="of:=LOG10([.C79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2">
            <text:p>standing</text:p>
          </table:table-cell>
          <table:table-cell office:value-type="float" office:value="4" table:style-name="ce1">
            <text:p>4</text:p>
          </table:table-cell>
          <table:table-cell office:value-type="float" office:value="2.8998205024270964" table:formula="of:=LOG10([.A800])" table:style-name="ce1">
            <text:p>2.899820502</text:p>
          </table:table-cell>
          <table:table-cell table:style-name="ce1"/>
          <table:table-cell office:value-type="float" office:value="0.6020599913279624" table:formula="of:=LOG10([.C80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2">
            <text:p>submit</text:p>
          </table:table-cell>
          <table:table-cell office:value-type="float" office:value="4" table:style-name="ce1">
            <text:p>4</text:p>
          </table:table-cell>
          <table:table-cell office:value-type="float" office:value="2.9003671286564705" table:formula="of:=LOG10([.A801])" table:style-name="ce1">
            <text:p>2.900367129</text:p>
          </table:table-cell>
          <table:table-cell table:style-name="ce1"/>
          <table:table-cell office:value-type="float" office:value="0.6020599913279624" table:formula="of:=LOG10([.C80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2">
            <text:p>acceptable</text:p>
          </table:table-cell>
          <table:table-cell office:value-type="float" office:value="4" table:style-name="ce1">
            <text:p>4</text:p>
          </table:table-cell>
          <table:table-cell office:value-type="float" office:value="2.9009130677376689" table:formula="of:=LOG10([.A802])" table:style-name="ce1">
            <text:p>2.900913068</text:p>
          </table:table-cell>
          <table:table-cell table:style-name="ce1"/>
          <table:table-cell office:value-type="float" office:value="0.6020599913279624" table:formula="of:=LOG10([.C80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2">
            <text:p>system</text:p>
          </table:table-cell>
          <table:table-cell office:value-type="float" office:value="4" table:style-name="ce1">
            <text:p>4</text:p>
          </table:table-cell>
          <table:table-cell office:value-type="float" office:value="2.9014583213961123" table:formula="of:=LOG10([.A803])" table:style-name="ce1">
            <text:p>2.901458321</text:p>
          </table:table-cell>
          <table:table-cell table:style-name="ce1"/>
          <table:table-cell office:value-type="float" office:value="0.6020599913279624" table:formula="of:=LOG10([.C80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2">
            <text:p>interfere</text:p>
          </table:table-cell>
          <table:table-cell office:value-type="float" office:value="4" table:style-name="ce1">
            <text:p>4</text:p>
          </table:table-cell>
          <table:table-cell office:value-type="float" office:value="2.9020028913507296" table:formula="of:=LOG10([.A804])" table:style-name="ce1">
            <text:p>2.902002891</text:p>
          </table:table-cell>
          <table:table-cell table:style-name="ce1"/>
          <table:table-cell office:value-type="float" office:value="0.6020599913279624" table:formula="of:=LOG10([.C80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2">
            <text:p>level</text:p>
          </table:table-cell>
          <table:table-cell office:value-type="float" office:value="4" table:style-name="ce1">
            <text:p>4</text:p>
          </table:table-cell>
          <table:table-cell office:value-type="float" office:value="2.9025467793139912" table:formula="of:=LOG10([.A805])" table:style-name="ce1">
            <text:p>2.902546779</text:p>
          </table:table-cell>
          <table:table-cell table:style-name="ce1"/>
          <table:table-cell office:value-type="float" office:value="0.6020599913279624" table:formula="of:=LOG10([.C80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2">
            <text:p>user’s</text:p>
          </table:table-cell>
          <table:table-cell office:value-type="float" office:value="4" table:style-name="ce1">
            <text:p>4</text:p>
          </table:table-cell>
          <table:table-cell office:value-type="float" office:value="2.9030899869919438" table:formula="of:=LOG10([.A806])" table:style-name="ce1">
            <text:p>2.903089987</text:p>
          </table:table-cell>
          <table:table-cell table:style-name="ce1"/>
          <table:table-cell office:value-type="float" office:value="0.6020599913279624" table:formula="of:=LOG10([.C80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2">
            <text:p>unsolicited</text:p>
          </table:table-cell>
          <table:table-cell office:value-type="float" office:value="4" table:style-name="ce1">
            <text:p>4</text:p>
          </table:table-cell>
          <table:table-cell office:value-type="float" office:value="2.9036325160842376" table:formula="of:=LOG10([.A807])" table:style-name="ce1">
            <text:p>2.903632516</text:p>
          </table:table-cell>
          <table:table-cell table:style-name="ce1"/>
          <table:table-cell office:value-type="float" office:value="0.6020599913279624" table:formula="of:=LOG10([.C80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2">
            <text:p>works</text:p>
          </table:table-cell>
          <table:table-cell office:value-type="float" office:value="4" table:style-name="ce1">
            <text:p>4</text:p>
          </table:table-cell>
          <table:table-cell office:value-type="float" office:value="2.9041743682841634" table:formula="of:=LOG10([.A808])" table:style-name="ce1">
            <text:p>2.904174368</text:p>
          </table:table-cell>
          <table:table-cell table:style-name="ce1"/>
          <table:table-cell office:value-type="float" office:value="0.6020599913279624" table:formula="of:=LOG10([.C80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2">
            <text:p>display</text:p>
          </table:table-cell>
          <table:table-cell office:value-type="float" office:value="4" table:style-name="ce1">
            <text:p>4</text:p>
          </table:table-cell>
          <table:table-cell office:value-type="float" office:value="2.9047155452786808" table:formula="of:=LOG10([.A809])" table:style-name="ce1">
            <text:p>2.904715545</text:p>
          </table:table-cell>
          <table:table-cell table:style-name="ce1"/>
          <table:table-cell office:value-type="float" office:value="0.6020599913279624" table:formula="of:=LOG10([.C80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2">
            <text:p>website(s</text:p>
          </table:table-cell>
          <table:table-cell office:value-type="float" office:value="4" table:style-name="ce1">
            <text:p>4</text:p>
          </table:table-cell>
          <table:table-cell office:value-type="float" office:value="2.9052560487484511" table:formula="of:=LOG10([.A810])" table:style-name="ce1">
            <text:p>2.905256049</text:p>
          </table:table-cell>
          <table:table-cell table:style-name="ce1"/>
          <table:table-cell office:value-type="float" office:value="0.6020599913279624" table:formula="of:=LOG10([.C81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2">
            <text:p>disclosure</text:p>
          </table:table-cell>
          <table:table-cell office:value-type="float" office:value="4" table:style-name="ce1">
            <text:p>4</text:p>
          </table:table-cell>
          <table:table-cell office:value-type="float" office:value="2.9057958803678687" table:formula="of:=LOG10([.A811])" table:style-name="ce1">
            <text:p>2.90579588</text:p>
          </table:table-cell>
          <table:table-cell table:style-name="ce1"/>
          <table:table-cell office:value-type="float" office:value="0.6020599913279624" table:formula="of:=LOG10([.C81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2">
            <text:p>non-exhaustive</text:p>
          </table:table-cell>
          <table:table-cell office:value-type="float" office:value="4" table:style-name="ce1">
            <text:p>4</text:p>
          </table:table-cell>
          <table:table-cell office:value-type="float" office:value="2.9063350418050908" table:formula="of:=LOG10([.A812])" table:style-name="ce1">
            <text:p>2.906335042</text:p>
          </table:table-cell>
          <table:table-cell table:style-name="ce1"/>
          <table:table-cell office:value-type="float" office:value="0.6020599913279624" table:formula="of:=LOG10([.C81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2">
            <text:p>last</text:p>
          </table:table-cell>
          <table:table-cell office:value-type="float" office:value="4" table:style-name="ce1">
            <text:p>4</text:p>
          </table:table-cell>
          <table:table-cell office:value-type="float" office:value="2.9068735347220702" table:formula="of:=LOG10([.A813])" table:style-name="ce1">
            <text:p>2.906873535</text:p>
          </table:table-cell>
          <table:table-cell table:style-name="ce1"/>
          <table:table-cell office:value-type="float" office:value="0.6020599913279624" table:formula="of:=LOG10([.C81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2">
            <text:p>performance</text:p>
          </table:table-cell>
          <table:table-cell office:value-type="float" office:value="4" table:style-name="ce1">
            <text:p>4</text:p>
          </table:table-cell>
          <table:table-cell office:value-type="float" office:value="2.907411360774586" table:formula="of:=LOG10([.A814])" table:style-name="ce1">
            <text:p>2.907411361</text:p>
          </table:table-cell>
          <table:table-cell table:style-name="ce1"/>
          <table:table-cell office:value-type="float" office:value="0.6020599913279624" table:formula="of:=LOG10([.C81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2">
            <text:p>higher</text:p>
          </table:table-cell>
          <table:table-cell office:value-type="float" office:value="4" table:style-name="ce1">
            <text:p>4</text:p>
          </table:table-cell>
          <table:table-cell office:value-type="float" office:value="2.9079485216122722" table:formula="of:=LOG10([.A815])" table:style-name="ce1">
            <text:p>2.907948522</text:p>
          </table:table-cell>
          <table:table-cell table:style-name="ce1"/>
          <table:table-cell office:value-type="float" office:value="0.6020599913279624" table:formula="of:=LOG10([.C81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2">
            <text:p>sender’s</text:p>
          </table:table-cell>
          <table:table-cell office:value-type="float" office:value="4" table:style-name="ce1">
            <text:p>4</text:p>
          </table:table-cell>
          <table:table-cell office:value-type="float" office:value="2.90848501887865" table:formula="of:=LOG10([.A816])" table:style-name="ce1">
            <text:p>2.908485019</text:p>
          </table:table-cell>
          <table:table-cell table:style-name="ce1"/>
          <table:table-cell office:value-type="float" office:value="0.6020599913279624" table:formula="of:=LOG10([.C81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2">
            <text:p>suspension</text:p>
          </table:table-cell>
          <table:table-cell office:value-type="float" office:value="4" table:style-name="ce1">
            <text:p>4</text:p>
          </table:table-cell>
          <table:table-cell office:value-type="float" office:value="2.909020854211156" table:formula="of:=LOG10([.A817])" table:style-name="ce1">
            <text:p>2.909020854</text:p>
          </table:table-cell>
          <table:table-cell table:style-name="ce1"/>
          <table:table-cell office:value-type="float" office:value="0.6020599913279624" table:formula="of:=LOG10([.C81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2">
            <text:p>consider</text:p>
          </table:table-cell>
          <table:table-cell office:value-type="float" office:value="4" table:style-name="ce1">
            <text:p>4</text:p>
          </table:table-cell>
          <table:table-cell office:value-type="float" office:value="2.9095560292411755" table:formula="of:=LOG10([.A818])" table:style-name="ce1">
            <text:p>2.909556029</text:p>
          </table:table-cell>
          <table:table-cell table:style-name="ce1"/>
          <table:table-cell office:value-type="float" office:value="0.6020599913279624" table:formula="of:=LOG10([.C81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2">
            <text:p>examples</text:p>
          </table:table-cell>
          <table:table-cell office:value-type="float" office:value="4" table:style-name="ce1">
            <text:p>4</text:p>
          </table:table-cell>
          <table:table-cell office:value-type="float" office:value="2.910090545594068" table:formula="of:=LOG10([.A819])" table:style-name="ce1">
            <text:p>2.910090546</text:p>
          </table:table-cell>
          <table:table-cell table:style-name="ce1"/>
          <table:table-cell office:value-type="float" office:value="0.6020599913279624" table:formula="of:=LOG10([.C81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2">
            <text:p>notices</text:p>
          </table:table-cell>
          <table:table-cell office:value-type="float" office:value="4" table:style-name="ce1">
            <text:p>4</text:p>
          </table:table-cell>
          <table:table-cell office:value-type="float" office:value="2.9106244048892012" table:formula="of:=LOG10([.A820])" table:style-name="ce1">
            <text:p>2.910624405</text:p>
          </table:table-cell>
          <table:table-cell table:style-name="ce1"/>
          <table:table-cell office:value-type="float" office:value="0.6020599913279624" table:formula="of:=LOG10([.C82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2">
            <text:p>step</text:p>
          </table:table-cell>
          <table:table-cell office:value-type="float" office:value="4" table:style-name="ce1">
            <text:p>4</text:p>
          </table:table-cell>
          <table:table-cell office:value-type="float" office:value="2.9111576087399764" table:formula="of:=LOG10([.A821])" table:style-name="ce1">
            <text:p>2.911157609</text:p>
          </table:table-cell>
          <table:table-cell table:style-name="ce1"/>
          <table:table-cell office:value-type="float" office:value="0.6020599913279624" table:formula="of:=LOG10([.C82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2">
            <text:p>wrong</text:p>
          </table:table-cell>
          <table:table-cell office:value-type="float" office:value="4" table:style-name="ce1">
            <text:p>4</text:p>
          </table:table-cell>
          <table:table-cell office:value-type="float" office:value="2.9116901587538613" table:formula="of:=LOG10([.A822])" table:style-name="ce1">
            <text:p>2.911690159</text:p>
          </table:table-cell>
          <table:table-cell table:style-name="ce1"/>
          <table:table-cell office:value-type="float" office:value="0.6020599913279624" table:formula="of:=LOG10([.C82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2">
            <text:p>compensation</text:p>
          </table:table-cell>
          <table:table-cell office:value-type="float" office:value="4" table:style-name="ce1">
            <text:p>4</text:p>
          </table:table-cell>
          <table:table-cell office:value-type="float" office:value="2.9122220565324155" table:formula="of:=LOG10([.A823])" table:style-name="ce1">
            <text:p>2.912222057</text:p>
          </table:table-cell>
          <table:table-cell table:style-name="ce1"/>
          <table:table-cell office:value-type="float" office:value="0.6020599913279624" table:formula="of:=LOG10([.C82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2">
            <text:p>complaint</text:p>
          </table:table-cell>
          <table:table-cell office:value-type="float" office:value="4" table:style-name="ce1">
            <text:p>4</text:p>
          </table:table-cell>
          <table:table-cell office:value-type="float" office:value="2.9127533036713231" table:formula="of:=LOG10([.A824])" table:style-name="ce1">
            <text:p>2.912753304</text:p>
          </table:table-cell>
          <table:table-cell table:style-name="ce1"/>
          <table:table-cell office:value-type="float" office:value="0.6020599913279624" table:formula="of:=LOG10([.C82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2">
            <text:p>cssf</text:p>
          </table:table-cell>
          <table:table-cell office:value-type="float" office:value="4" table:style-name="ce1">
            <text:p>4</text:p>
          </table:table-cell>
          <table:table-cell office:value-type="float" office:value="2.9132839017604186" table:formula="of:=LOG10([.A825])" table:style-name="ce1">
            <text:p>2.913283902</text:p>
          </table:table-cell>
          <table:table-cell table:style-name="ce1"/>
          <table:table-cell office:value-type="float" office:value="0.6020599913279624" table:formula="of:=LOG10([.C82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2">
            <text:p>fos</text:p>
          </table:table-cell>
          <table:table-cell office:value-type="float" office:value="4" table:style-name="ce1">
            <text:p>4</text:p>
          </table:table-cell>
          <table:table-cell office:value-type="float" office:value="2.9138138523837167" table:formula="of:=LOG10([.A826])" table:style-name="ce1">
            <text:p>2.913813852</text:p>
          </table:table-cell>
          <table:table-cell table:style-name="ce1"/>
          <table:table-cell office:value-type="float" office:value="0.6020599913279624" table:formula="of:=LOG10([.C82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2">
            <text:p>affiliates</text:p>
          </table:table-cell>
          <table:table-cell office:value-type="float" office:value="4" table:style-name="ce1">
            <text:p>4</text:p>
          </table:table-cell>
          <table:table-cell office:value-type="float" office:value="2.9143431571194407" table:formula="of:=LOG10([.A827])" table:style-name="ce1">
            <text:p>2.914343157</text:p>
          </table:table-cell>
          <table:table-cell table:style-name="ce1"/>
          <table:table-cell office:value-type="float" office:value="0.6020599913279624" table:formula="of:=LOG10([.C82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2">
            <text:p>defined</text:p>
          </table:table-cell>
          <table:table-cell office:value-type="float" office:value="4" table:style-name="ce1">
            <text:p>4</text:p>
          </table:table-cell>
          <table:table-cell office:value-type="float" office:value="2.9148718175400505" table:formula="of:=LOG10([.A828])" table:style-name="ce1">
            <text:p>2.914871818</text:p>
          </table:table-cell>
          <table:table-cell table:style-name="ce1"/>
          <table:table-cell office:value-type="float" office:value="0.6020599913279624" table:formula="of:=LOG10([.C82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2">
            <text:p>indemnification</text:p>
          </table:table-cell>
          <table:table-cell office:value-type="float" office:value="4" table:style-name="ce1">
            <text:p>4</text:p>
          </table:table-cell>
          <table:table-cell office:value-type="float" office:value="2.9153998352122699" table:formula="of:=LOG10([.A829])" table:style-name="ce1">
            <text:p>2.915399835</text:p>
          </table:table-cell>
          <table:table-cell table:style-name="ce1"/>
          <table:table-cell office:value-type="float" office:value="0.6020599913279624" table:formula="of:=LOG10([.C82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2">
            <text:p>warranties</text:p>
          </table:table-cell>
          <table:table-cell office:value-type="float" office:value="4" table:style-name="ce1">
            <text:p>4</text:p>
          </table:table-cell>
          <table:table-cell office:value-type="float" office:value="2.9159272116971158" table:formula="of:=LOG10([.A830])" table:style-name="ce1">
            <text:p>2.915927212</text:p>
          </table:table-cell>
          <table:table-cell table:style-name="ce1"/>
          <table:table-cell office:value-type="float" office:value="0.6020599913279624" table:formula="of:=LOG10([.C83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2">
            <text:p>title</text:p>
          </table:table-cell>
          <table:table-cell office:value-type="float" office:value="4" table:style-name="ce1">
            <text:p>4</text:p>
          </table:table-cell>
          <table:table-cell office:value-type="float" office:value="2.916453948549925" table:formula="of:=LOG10([.A831])" table:style-name="ce1">
            <text:p>2.916453949</text:p>
          </table:table-cell>
          <table:table-cell table:style-name="ce1"/>
          <table:table-cell office:value-type="float" office:value="0.6020599913279624" table:formula="of:=LOG10([.C83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2">
            <text:p>logos</text:p>
          </table:table-cell>
          <table:table-cell office:value-type="float" office:value="4" table:style-name="ce1">
            <text:p>4</text:p>
          </table:table-cell>
          <table:table-cell office:value-type="float" office:value="2.9169800473203824" table:formula="of:=LOG10([.A832])" table:style-name="ce1">
            <text:p>2.916980047</text:p>
          </table:table-cell>
          <table:table-cell table:style-name="ce1"/>
          <table:table-cell office:value-type="float" office:value="0.6020599913279624" table:formula="of:=LOG10([.C83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2">
            <text:p>login</text:p>
          </table:table-cell>
          <table:table-cell office:value-type="float" office:value="4" table:style-name="ce1">
            <text:p>4</text:p>
          </table:table-cell>
          <table:table-cell office:value-type="float" office:value="2.9175055095525466" table:formula="of:=LOG10([.A833])" table:style-name="ce1">
            <text:p>2.91750551</text:p>
          </table:table-cell>
          <table:table-cell table:style-name="ce1"/>
          <table:table-cell office:value-type="float" office:value="0.6020599913279624" table:formula="of:=LOG10([.C83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2">
            <text:p>corporate</text:p>
          </table:table-cell>
          <table:table-cell office:value-type="float" office:value="4" table:style-name="ce1">
            <text:p>4</text:p>
          </table:table-cell>
          <table:table-cell office:value-type="float" office:value="2.9180303367848803" table:formula="of:=LOG10([.A834])" table:style-name="ce1">
            <text:p>2.918030337</text:p>
          </table:table-cell>
          <table:table-cell table:style-name="ce1"/>
          <table:table-cell office:value-type="float" office:value="0.6020599913279624" table:formula="of:=LOG10([.C83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2">
            <text:p>northern</text:p>
          </table:table-cell>
          <table:table-cell office:value-type="float" office:value="4" table:style-name="ce1">
            <text:p>4</text:p>
          </table:table-cell>
          <table:table-cell office:value-type="float" office:value="2.9185545305502734" table:formula="of:=LOG10([.A835])" table:style-name="ce1">
            <text:p>2.918554531</text:p>
          </table:table-cell>
          <table:table-cell table:style-name="ce1"/>
          <table:table-cell office:value-type="float" office:value="0.6020599913279624" table:formula="of:=LOG10([.C83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.9" table:style-name="ce2">
            <text:p>2.9</text:p>
          </table:table-cell>
          <table:table-cell office:value-type="float" office:value="4" table:style-name="ce1">
            <text:p>4</text:p>
          </table:table-cell>
          <table:table-cell office:value-type="float" office:value="2.9190780923760737" table:formula="of:=LOG10([.A836])" table:style-name="ce1">
            <text:p>2.919078092</text:p>
          </table:table-cell>
          <table:table-cell table:style-name="ce1"/>
          <table:table-cell office:value-type="float" office:value="0.6020599913279624" table:formula="of:=LOG10([.C83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.9" table:style-name="ce2">
            <text:p>1.9</text:p>
          </table:table-cell>
          <table:table-cell office:value-type="float" office:value="4" table:style-name="ce1">
            <text:p>4</text:p>
          </table:table-cell>
          <table:table-cell office:value-type="float" office:value="2.9196010237841108" table:formula="of:=LOG10([.A837])" table:style-name="ce1">
            <text:p>2.919601024</text:p>
          </table:table-cell>
          <table:table-cell table:style-name="ce1"/>
          <table:table-cell office:value-type="float" office:value="0.6020599913279624" table:formula="of:=LOG10([.C83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920123326290724" table:formula="of:=LOG10([.A838])" table:style-name="ce1">
            <text:p>2.920123326</text:p>
          </table:table-cell>
          <table:table-cell table:style-name="ce1"/>
          <table:table-cell office:value-type="float" office:value="0.6020599913279624" table:formula="of:=LOG10([.C83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.9206450014067875" table:formula="of:=LOG10([.A839])" table:style-name="ce1">
            <text:p>2.920645001</text:p>
          </table:table-cell>
          <table:table-cell table:style-name="ce1"/>
          <table:table-cell office:value-type="float" office:value="0.6020599913279624" table:formula="of:=LOG10([.C839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1">
            <text:p>4</text:p>
          </table:table-cell>
          <table:table-cell office:value-type="float" office:value="2.9211660506377388" table:formula="of:=LOG10([.A840])" table:style-name="ce1">
            <text:p>2.921166051</text:p>
          </table:table-cell>
          <table:table-cell table:style-name="ce1"/>
          <table:table-cell office:value-type="float" office:value="0.6020599913279624" table:formula="of:=LOG10([.C840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2">
            <text:p>pound</text:p>
          </table:table-cell>
          <table:table-cell office:value-type="float" office:value="4" table:style-name="ce1">
            <text:p>4</text:p>
          </table:table-cell>
          <table:table-cell office:value-type="float" office:value="2.9216864754836021" table:formula="of:=LOG10([.A841])" table:style-name="ce1">
            <text:p>2.921686475</text:p>
          </table:table-cell>
          <table:table-cell table:style-name="ce1"/>
          <table:table-cell office:value-type="float" office:value="0.6020599913279624" table:formula="of:=LOG10([.C841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.9222062774390163" table:formula="of:=LOG10([.A842])" table:style-name="ce1">
            <text:p>2.922206277</text:p>
          </table:table-cell>
          <table:table-cell table:style-name="ce1"/>
          <table:table-cell office:value-type="float" office:value="0.6020599913279624" table:formula="of:=LOG10([.C842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3.5" table:style-name="ce2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2.92272545799326" table:formula="of:=LOG10([.A843])" table:style-name="ce1">
            <text:p>2.922725458</text:p>
          </table:table-cell>
          <table:table-cell table:style-name="ce1"/>
          <table:table-cell office:value-type="float" office:value="0.6020599913279624" table:formula="of:=LOG10([.C843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.9232440186302764" table:formula="of:=LOG10([.A844])" table:style-name="ce1">
            <text:p>2.923244019</text:p>
          </table:table-cell>
          <table:table-cell table:style-name="ce1"/>
          <table:table-cell office:value-type="float" office:value="0.6020599913279624" table:formula="of:=LOG10([.C844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.9237619608287004" table:formula="of:=LOG10([.A845])" table:style-name="ce1">
            <text:p>2.923761961</text:p>
          </table:table-cell>
          <table:table-cell table:style-name="ce1"/>
          <table:table-cell office:value-type="float" office:value="0.6020599913279624" table:formula="of:=LOG10([.C845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.9242792860618816" table:formula="of:=LOG10([.A846])" table:style-name="ce1">
            <text:p>2.924279286</text:p>
          </table:table-cell>
          <table:table-cell table:style-name="ce1"/>
          <table:table-cell office:value-type="float" office:value="0.6020599913279624" table:formula="of:=LOG10([.C846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50" table:style-name="ce2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2.9247959957979122" table:formula="of:=LOG10([.A847])" table:style-name="ce1">
            <text:p>2.924795996</text:p>
          </table:table-cell>
          <table:table-cell table:style-name="ce1"/>
          <table:table-cell office:value-type="float" office:value="0.6020599913279624" table:formula="of:=LOG10([.C847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120" table:style-name="ce2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.9253120914996495" table:formula="of:=LOG10([.A848])" table:style-name="ce1">
            <text:p>2.925312091</text:p>
          </table:table-cell>
          <table:table-cell table:style-name="ce1"/>
          <table:table-cell office:value-type="float" office:value="0.6020599913279624" table:formula="of:=LOG10([.C848])" table:style-name="ce1">
            <text:p>0.602059991</text:p>
          </table:table-cell>
          <table:table-cell table:number-columns-repeated="16378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2">
            <text:p>contract</text:p>
          </table:table-cell>
          <table:table-cell office:value-type="float" office:value="3" table:style-name="ce1">
            <text:p>3</text:p>
          </table:table-cell>
          <table:table-cell office:value-type="float" office:value="2.9258275746247424" table:formula="of:=LOG10([.A849])" table:style-name="ce1">
            <text:p>2.925827575</text:p>
          </table:table-cell>
          <table:table-cell table:style-name="ce1"/>
          <table:table-cell office:value-type="float" office:value="0.47712125471966244" table:formula="of:=LOG10([.C84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2">
            <text:p>r.l</text:p>
          </table:table-cell>
          <table:table-cell office:value-type="float" office:value="3" table:style-name="ce1">
            <text:p>3</text:p>
          </table:table-cell>
          <table:table-cell office:value-type="float" office:value="2.9263424466256551" table:formula="of:=LOG10([.A850])" table:style-name="ce1">
            <text:p>2.926342447</text:p>
          </table:table-cell>
          <table:table-cell table:style-name="ce1"/>
          <table:table-cell office:value-type="float" office:value="0.47712125471966244" table:formula="of:=LOG10([.C85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2">
            <text:p>cie</text:p>
          </table:table-cell>
          <table:table-cell office:value-type="float" office:value="3" table:style-name="ce1">
            <text:p>3</text:p>
          </table:table-cell>
          <table:table-cell office:value-type="float" office:value="2.9268567089496922" table:formula="of:=LOG10([.A851])" table:style-name="ce1">
            <text:p>2.926856709</text:p>
          </table:table-cell>
          <table:table-cell table:style-name="ce1"/>
          <table:table-cell office:value-type="float" office:value="0.47712125471966244" table:formula="of:=LOG10([.C85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2">
            <text:p>s.c.a</text:p>
          </table:table-cell>
          <table:table-cell office:value-type="float" office:value="3" table:style-name="ce1">
            <text:p>3</text:p>
          </table:table-cell>
          <table:table-cell office:value-type="float" office:value="2.9273703630390235" table:formula="of:=LOG10([.A852])" table:style-name="ce1">
            <text:p>2.927370363</text:p>
          </table:table-cell>
          <table:table-cell table:style-name="ce1"/>
          <table:table-cell office:value-type="float" office:value="0.47712125471966244" table:formula="of:=LOG10([.C85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2">
            <text:p>governing</text:p>
          </table:table-cell>
          <table:table-cell office:value-type="float" office:value="3" table:style-name="ce1">
            <text:p>3</text:p>
          </table:table-cell>
          <table:table-cell office:value-type="float" office:value="2.9278834103307068" table:formula="of:=LOG10([.A853])" table:style-name="ce1">
            <text:p>2.92788341</text:p>
          </table:table-cell>
          <table:table-cell table:style-name="ce1"/>
          <table:table-cell office:value-type="float" office:value="0.47712125471966244" table:formula="of:=LOG10([.C85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2">
            <text:p>kingdom</text:p>
          </table:table-cell>
          <table:table-cell office:value-type="float" office:value="3" table:style-name="ce1">
            <text:p>3</text:p>
          </table:table-cell>
          <table:table-cell office:value-type="float" office:value="2.9283958522567137" table:formula="of:=LOG10([.A854])" table:style-name="ce1">
            <text:p>2.928395852</text:p>
          </table:table-cell>
          <table:table-cell table:style-name="ce1"/>
          <table:table-cell office:value-type="float" office:value="0.47712125471966244" table:formula="of:=LOG10([.C85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2">
            <text:p>bulgaria</text:p>
          </table:table-cell>
          <table:table-cell office:value-type="float" office:value="3" table:style-name="ce1">
            <text:p>3</text:p>
          </table:table-cell>
          <table:table-cell office:value-type="float" office:value="2.9289076902439528" table:formula="of:=LOG10([.A855])" table:style-name="ce1">
            <text:p>2.92890769</text:p>
          </table:table-cell>
          <table:table-cell table:style-name="ce1"/>
          <table:table-cell office:value-type="float" office:value="0.47712125471966244" table:formula="of:=LOG10([.C85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2">
            <text:p>san</text:p>
          </table:table-cell>
          <table:table-cell office:value-type="float" office:value="3" table:style-name="ce1">
            <text:p>3</text:p>
          </table:table-cell>
          <table:table-cell office:value-type="float" office:value="2.9294189257142929" table:formula="of:=LOG10([.A856])" table:style-name="ce1">
            <text:p>2.929418926</text:p>
          </table:table-cell>
          <table:table-cell table:style-name="ce1"/>
          <table:table-cell office:value-type="float" office:value="0.47712125471966244" table:formula="of:=LOG10([.C85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2">
            <text:p>marino</text:p>
          </table:table-cell>
          <table:table-cell office:value-type="float" office:value="3" table:style-name="ce1">
            <text:p>3</text:p>
          </table:table-cell>
          <table:table-cell office:value-type="float" office:value="2.929929560084588" table:formula="of:=LOG10([.A857])" table:style-name="ce1">
            <text:p>2.92992956</text:p>
          </table:table-cell>
          <table:table-cell table:style-name="ce1"/>
          <table:table-cell office:value-type="float" office:value="0.47712125471966244" table:formula="of:=LOG10([.C85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2">
            <text:p>individual</text:p>
          </table:table-cell>
          <table:table-cell office:value-type="float" office:value="3" table:style-name="ce1">
            <text:p>3</text:p>
          </table:table-cell>
          <table:table-cell office:value-type="float" office:value="2.9304395947667001" table:formula="of:=LOG10([.A858])" table:style-name="ce1">
            <text:p>2.930439595</text:p>
          </table:table-cell>
          <table:table-cell table:style-name="ce1"/>
          <table:table-cell office:value-type="float" office:value="0.47712125471966244" table:formula="of:=LOG10([.C85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2">
            <text:p>read</text:p>
          </table:table-cell>
          <table:table-cell office:value-type="float" office:value="3" table:style-name="ce1">
            <text:p>3</text:p>
          </table:table-cell>
          <table:table-cell office:value-type="float" office:value="2.9309490311675228" table:formula="of:=LOG10([.A859])" table:style-name="ce1">
            <text:p>2.930949031</text:p>
          </table:table-cell>
          <table:table-cell table:style-name="ce1"/>
          <table:table-cell office:value-type="float" office:value="0.47712125471966244" table:formula="of:=LOG10([.C85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2">
            <text:p>reduce</text:p>
          </table:table-cell>
          <table:table-cell office:value-type="float" office:value="3" table:style-name="ce1">
            <text:p>3</text:p>
          </table:table-cell>
          <table:table-cell office:value-type="float" office:value="2.9314578706890049" table:formula="of:=LOG10([.A860])" table:style-name="ce1">
            <text:p>2.931457871</text:p>
          </table:table-cell>
          <table:table-cell table:style-name="ce1"/>
          <table:table-cell office:value-type="float" office:value="0.47712125471966244" table:formula="of:=LOG10([.C86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2">
            <text:p>typically</text:p>
          </table:table-cell>
          <table:table-cell office:value-type="float" office:value="3" table:style-name="ce1">
            <text:p>3</text:p>
          </table:table-cell>
          <table:table-cell office:value-type="float" office:value="2.9319661147281728" table:formula="of:=LOG10([.A861])" table:style-name="ce1">
            <text:p>2.931966115</text:p>
          </table:table-cell>
          <table:table-cell table:style-name="ce1"/>
          <table:table-cell office:value-type="float" office:value="0.47712125471966244" table:formula="of:=LOG10([.C86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2">
            <text:p>located</text:p>
          </table:table-cell>
          <table:table-cell office:value-type="float" office:value="3" table:style-name="ce1">
            <text:p>3</text:p>
          </table:table-cell>
          <table:table-cell office:value-type="float" office:value="2.932473764677153" table:formula="of:=LOG10([.A862])" table:style-name="ce1">
            <text:p>2.932473765</text:p>
          </table:table-cell>
          <table:table-cell table:style-name="ce1"/>
          <table:table-cell office:value-type="float" office:value="0.47712125471966244" table:formula="of:=LOG10([.C86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2">
            <text:p>friends</text:p>
          </table:table-cell>
          <table:table-cell office:value-type="float" office:value="3" table:style-name="ce1">
            <text:p>3</text:p>
          </table:table-cell>
          <table:table-cell office:value-type="float" office:value="2.9329808219231981" table:formula="of:=LOG10([.A863])" table:style-name="ce1">
            <text:p>2.932980822</text:p>
          </table:table-cell>
          <table:table-cell table:style-name="ce1"/>
          <table:table-cell office:value-type="float" office:value="0.47712125471966244" table:formula="of:=LOG10([.C86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2">
            <text:p>family</text:p>
          </table:table-cell>
          <table:table-cell office:value-type="float" office:value="3" table:style-name="ce1">
            <text:p>3</text:p>
          </table:table-cell>
          <table:table-cell office:value-type="float" office:value="2.9334872878487053" table:formula="of:=LOG10([.A864])" table:style-name="ce1">
            <text:p>2.933487288</text:p>
          </table:table-cell>
          <table:table-cell table:style-name="ce1"/>
          <table:table-cell office:value-type="float" office:value="0.47712125471966244" table:formula="of:=LOG10([.C86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2">
            <text:p>existing</text:p>
          </table:table-cell>
          <table:table-cell office:value-type="float" office:value="3" table:style-name="ce1">
            <text:p>3</text:p>
          </table:table-cell>
          <table:table-cell office:value-type="float" office:value="2.9339931638312424" table:formula="of:=LOG10([.A865])" table:style-name="ce1">
            <text:p>2.933993164</text:p>
          </table:table-cell>
          <table:table-cell table:style-name="ce1"/>
          <table:table-cell office:value-type="float" office:value="0.47712125471966244" table:formula="of:=LOG10([.C86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2">
            <text:p>sell</text:p>
          </table:table-cell>
          <table:table-cell office:value-type="float" office:value="3" table:style-name="ce1">
            <text:p>3</text:p>
          </table:table-cell>
          <table:table-cell office:value-type="float" office:value="2.9344984512435679" table:formula="of:=LOG10([.A866])" table:style-name="ce1">
            <text:p>2.934498451</text:p>
          </table:table-cell>
          <table:table-cell table:style-name="ce1"/>
          <table:table-cell office:value-type="float" office:value="0.47712125471966244" table:formula="of:=LOG10([.C86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2">
            <text:p>numbers</text:p>
          </table:table-cell>
          <table:table-cell office:value-type="float" office:value="3" table:style-name="ce1">
            <text:p>3</text:p>
          </table:table-cell>
          <table:table-cell office:value-type="float" office:value="2.935003151453655" table:formula="of:=LOG10([.A867])" table:style-name="ce1">
            <text:p>2.935003151</text:p>
          </table:table-cell>
          <table:table-cell table:style-name="ce1"/>
          <table:table-cell office:value-type="float" office:value="0.47712125471966244" table:formula="of:=LOG10([.C86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2">
            <text:p>sure</text:p>
          </table:table-cell>
          <table:table-cell office:value-type="float" office:value="3" table:style-name="ce1">
            <text:p>3</text:p>
          </table:table-cell>
          <table:table-cell office:value-type="float" office:value="2.9355072658247128" table:formula="of:=LOG10([.A868])" table:style-name="ce1">
            <text:p>2.935507266</text:p>
          </table:table-cell>
          <table:table-cell table:style-name="ce1"/>
          <table:table-cell office:value-type="float" office:value="0.47712125471966244" table:formula="of:=LOG10([.C86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2">
            <text:p>successfully</text:p>
          </table:table-cell>
          <table:table-cell office:value-type="float" office:value="3" table:style-name="ce1">
            <text:p>3</text:p>
          </table:table-cell>
          <table:table-cell office:value-type="float" office:value="2.9360107957152097" table:formula="of:=LOG10([.A869])" table:style-name="ce1">
            <text:p>2.936010796</text:p>
          </table:table-cell>
          <table:table-cell table:style-name="ce1"/>
          <table:table-cell office:value-type="float" office:value="0.47712125471966244" table:formula="of:=LOG10([.C86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2">
            <text:p>remove</text:p>
          </table:table-cell>
          <table:table-cell office:value-type="float" office:value="3" table:style-name="ce1">
            <text:p>3</text:p>
          </table:table-cell>
          <table:table-cell office:value-type="float" office:value="2.9365137424788932" table:formula="of:=LOG10([.A870])" table:style-name="ce1">
            <text:p>2.936513742</text:p>
          </table:table-cell>
          <table:table-cell table:style-name="ce1"/>
          <table:table-cell office:value-type="float" office:value="0.47712125471966244" table:formula="of:=LOG10([.C87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2">
            <text:p>permissions</text:p>
          </table:table-cell>
          <table:table-cell office:value-type="float" office:value="3" table:style-name="ce1">
            <text:p>3</text:p>
          </table:table-cell>
          <table:table-cell office:value-type="float" office:value="2.9370161074648142" table:formula="of:=LOG10([.A871])" table:style-name="ce1">
            <text:p>2.937016107</text:p>
          </table:table-cell>
          <table:table-cell table:style-name="ce1"/>
          <table:table-cell office:value-type="float" office:value="0.47712125471966244" table:formula="of:=LOG10([.C87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2">
            <text:p>permit</text:p>
          </table:table-cell>
          <table:table-cell office:value-type="float" office:value="3" table:style-name="ce1">
            <text:p>3</text:p>
          </table:table-cell>
          <table:table-cell office:value-type="float" office:value="2.9375178920173468" table:formula="of:=LOG10([.A872])" table:style-name="ce1">
            <text:p>2.937517892</text:p>
          </table:table-cell>
          <table:table-cell table:style-name="ce1"/>
          <table:table-cell office:value-type="float" office:value="0.47712125471966244" table:formula="of:=LOG10([.C87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2">
            <text:p>licensed</text:p>
          </table:table-cell>
          <table:table-cell office:value-type="float" office:value="3" table:style-name="ce1">
            <text:p>3</text:p>
          </table:table-cell>
          <table:table-cell office:value-type="float" office:value="2.9380190974762104" table:formula="of:=LOG10([.A873])" table:style-name="ce1">
            <text:p>2.938019097</text:p>
          </table:table-cell>
          <table:table-cell table:style-name="ce1"/>
          <table:table-cell office:value-type="float" office:value="0.47712125471966244" table:formula="of:=LOG10([.C87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2">
            <text:p>execution</text:p>
          </table:table-cell>
          <table:table-cell office:value-type="float" office:value="3" table:style-name="ce1">
            <text:p>3</text:p>
          </table:table-cell>
          <table:table-cell office:value-type="float" office:value="2.9385197251764921" table:formula="of:=LOG10([.A874])" table:style-name="ce1">
            <text:p>2.938519725</text:p>
          </table:table-cell>
          <table:table-cell table:style-name="ce1"/>
          <table:table-cell office:value-type="float" office:value="0.47712125471966244" table:formula="of:=LOG10([.C87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2">
            <text:p>carry</text:p>
          </table:table-cell>
          <table:table-cell office:value-type="float" office:value="3" table:style-name="ce1">
            <text:p>3</text:p>
          </table:table-cell>
          <table:table-cell office:value-type="float" office:value="2.9390197764486663" table:formula="of:=LOG10([.A875])" table:style-name="ce1">
            <text:p>2.939019776</text:p>
          </table:table-cell>
          <table:table-cell table:style-name="ce1"/>
          <table:table-cell office:value-type="float" office:value="0.47712125471966244" table:formula="of:=LOG10([.C87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2">
            <text:p>indemnify</text:p>
          </table:table-cell>
          <table:table-cell office:value-type="float" office:value="3" table:style-name="ce1">
            <text:p>3</text:p>
          </table:table-cell>
          <table:table-cell office:value-type="float" office:value="2.9395192526186187" table:formula="of:=LOG10([.A876])" table:style-name="ce1">
            <text:p>2.939519253</text:p>
          </table:table-cell>
          <table:table-cell table:style-name="ce1"/>
          <table:table-cell office:value-type="float" office:value="0.47712125471966244" table:formula="of:=LOG10([.C87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2">
            <text:p>inactions</text:p>
          </table:table-cell>
          <table:table-cell office:value-type="float" office:value="3" table:style-name="ce1">
            <text:p>3</text:p>
          </table:table-cell>
          <table:table-cell office:value-type="float" office:value="2.9400181550076634" table:formula="of:=LOG10([.A877])" table:style-name="ce1">
            <text:p>2.940018155</text:p>
          </table:table-cell>
          <table:table-cell table:style-name="ce1"/>
          <table:table-cell office:value-type="float" office:value="0.47712125471966244" table:formula="of:=LOG10([.C87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2">
            <text:p>closing</text:p>
          </table:table-cell>
          <table:table-cell office:value-type="float" office:value="3" table:style-name="ce1">
            <text:p>3</text:p>
          </table:table-cell>
          <table:table-cell office:value-type="float" office:value="2.9405164849325671" table:formula="of:=LOG10([.A878])" table:style-name="ce1">
            <text:p>2.940516485</text:p>
          </table:table-cell>
          <table:table-cell table:style-name="ce1"/>
          <table:table-cell office:value-type="float" office:value="0.47712125471966244" table:formula="of:=LOG10([.C87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2">
            <text:p>holding</text:p>
          </table:table-cell>
          <table:table-cell office:value-type="float" office:value="3" table:style-name="ce1">
            <text:p>3</text:p>
          </table:table-cell>
          <table:table-cell office:value-type="float" office:value="2.9410142437055695" table:formula="of:=LOG10([.A879])" table:style-name="ce1">
            <text:p>2.941014244</text:p>
          </table:table-cell>
          <table:table-cell table:style-name="ce1"/>
          <table:table-cell office:value-type="float" office:value="0.47712125471966244" table:formula="of:=LOG10([.C87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2">
            <text:p>closed</text:p>
          </table:table-cell>
          <table:table-cell office:value-type="float" office:value="3" table:style-name="ce1">
            <text:p>3</text:p>
          </table:table-cell>
          <table:table-cell office:value-type="float" office:value="2.9415114326344032" table:formula="of:=LOG10([.A880])" table:style-name="ce1">
            <text:p>2.941511433</text:p>
          </table:table-cell>
          <table:table-cell table:style-name="ce1"/>
          <table:table-cell office:value-type="float" office:value="0.47712125471966244" table:formula="of:=LOG10([.C88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2">
            <text:p>regulations</text:p>
          </table:table-cell>
          <table:table-cell office:value-type="float" office:value="3" table:style-name="ce1">
            <text:p>3</text:p>
          </table:table-cell>
          <table:table-cell office:value-type="float" office:value="2.9420080530223132" table:formula="of:=LOG10([.A881])" table:style-name="ce1">
            <text:p>2.942008053</text:p>
          </table:table-cell>
          <table:table-cell table:style-name="ce1"/>
          <table:table-cell office:value-type="float" office:value="0.47712125471966244" table:formula="of:=LOG10([.C88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2">
            <text:p>terminate</text:p>
          </table:table-cell>
          <table:table-cell office:value-type="float" office:value="3" table:style-name="ce1">
            <text:p>3</text:p>
          </table:table-cell>
          <table:table-cell office:value-type="float" office:value="2.9425041061680806" table:formula="of:=LOG10([.A882])" table:style-name="ce1">
            <text:p>2.942504106</text:p>
          </table:table-cell>
          <table:table-cell table:style-name="ce1"/>
          <table:table-cell office:value-type="float" office:value="0.47712125471966244" table:formula="of:=LOG10([.C88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2">
            <text:p>economic</text:p>
          </table:table-cell>
          <table:table-cell office:value-type="float" office:value="3" table:style-name="ce1">
            <text:p>3</text:p>
          </table:table-cell>
          <table:table-cell office:value-type="float" office:value="2.9429995933660407" table:formula="of:=LOG10([.A883])" table:style-name="ce1">
            <text:p>2.942999593</text:p>
          </table:table-cell>
          <table:table-cell table:style-name="ce1"/>
          <table:table-cell office:value-type="float" office:value="0.47712125471966244" table:formula="of:=LOG10([.C88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2">
            <text:p>want</text:p>
          </table:table-cell>
          <table:table-cell office:value-type="float" office:value="3" table:style-name="ce1">
            <text:p>3</text:p>
          </table:table-cell>
          <table:table-cell office:value-type="float" office:value="2.9434945159061026" table:formula="of:=LOG10([.A884])" table:style-name="ce1">
            <text:p>2.943494516</text:p>
          </table:table-cell>
          <table:table-cell table:style-name="ce1"/>
          <table:table-cell office:value-type="float" office:value="0.47712125471966244" table:formula="of:=LOG10([.C88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2">
            <text:p>add</text:p>
          </table:table-cell>
          <table:table-cell office:value-type="float" office:value="3" table:style-name="ce1">
            <text:p>3</text:p>
          </table:table-cell>
          <table:table-cell office:value-type="float" office:value="2.9439888750737717" table:formula="of:=LOG10([.A885])" table:style-name="ce1">
            <text:p>2.943988875</text:p>
          </table:table-cell>
          <table:table-cell table:style-name="ce1"/>
          <table:table-cell office:value-type="float" office:value="0.47712125471966244" table:formula="of:=LOG10([.C88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2">
            <text:p>interface</text:p>
          </table:table-cell>
          <table:table-cell office:value-type="float" office:value="3" table:style-name="ce1">
            <text:p>3</text:p>
          </table:table-cell>
          <table:table-cell office:value-type="float" office:value="2.9444826721501687" table:formula="of:=LOG10([.A886])" table:style-name="ce1">
            <text:p>2.944482672</text:p>
          </table:table-cell>
          <table:table-cell table:style-name="ce1"/>
          <table:table-cell office:value-type="float" office:value="0.47712125471966244" table:formula="of:=LOG10([.C88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2">
            <text:p>again</text:p>
          </table:table-cell>
          <table:table-cell office:value-type="float" office:value="3" table:style-name="ce1">
            <text:p>3</text:p>
          </table:table-cell>
          <table:table-cell office:value-type="float" office:value="2.9449759084120477" table:formula="of:=LOG10([.A887])" table:style-name="ce1">
            <text:p>2.944975908</text:p>
          </table:table-cell>
          <table:table-cell table:style-name="ce1"/>
          <table:table-cell office:value-type="float" office:value="0.47712125471966244" table:formula="of:=LOG10([.C88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2">
            <text:p>frame</text:p>
          </table:table-cell>
          <table:table-cell office:value-type="float" office:value="3" table:style-name="ce1">
            <text:p>3</text:p>
          </table:table-cell>
          <table:table-cell office:value-type="float" office:value="2.9454685851318199" table:formula="of:=LOG10([.A888])" table:style-name="ce1">
            <text:p>2.945468585</text:p>
          </table:table-cell>
          <table:table-cell table:style-name="ce1"/>
          <table:table-cell office:value-type="float" office:value="0.47712125471966244" table:formula="of:=LOG10([.C88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2">
            <text:p>paying</text:p>
          </table:table-cell>
          <table:table-cell office:value-type="float" office:value="3" table:style-name="ce1">
            <text:p>3</text:p>
          </table:table-cell>
          <table:table-cell office:value-type="float" office:value="2.9459607035775686" table:formula="of:=LOG10([.A889])" table:style-name="ce1">
            <text:p>2.945960704</text:p>
          </table:table-cell>
          <table:table-cell table:style-name="ce1"/>
          <table:table-cell office:value-type="float" office:value="0.47712125471966244" table:formula="of:=LOG10([.C88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2">
            <text:p>des</text:p>
          </table:table-cell>
          <table:table-cell office:value-type="float" office:value="3" table:style-name="ce1">
            <text:p>3</text:p>
          </table:table-cell>
          <table:table-cell office:value-type="float" office:value="2.9464522650130731" table:formula="of:=LOG10([.A890])" table:style-name="ce1">
            <text:p>2.946452265</text:p>
          </table:table-cell>
          <table:table-cell table:style-name="ce1"/>
          <table:table-cell office:value-type="float" office:value="0.47712125471966244" table:formula="of:=LOG10([.C89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2">
            <text:p>recipient’s</text:p>
          </table:table-cell>
          <table:table-cell office:value-type="float" office:value="3" table:style-name="ce1">
            <text:p>3</text:p>
          </table:table-cell>
          <table:table-cell office:value-type="float" office:value="2.9469432706978256" table:formula="of:=LOG10([.A891])" table:style-name="ce1">
            <text:p>2.946943271</text:p>
          </table:table-cell>
          <table:table-cell table:style-name="ce1"/>
          <table:table-cell office:value-type="float" office:value="0.47712125471966244" table:formula="of:=LOG10([.C89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2">
            <text:p>insufficient</text:p>
          </table:table-cell>
          <table:table-cell office:value-type="float" office:value="3" table:style-name="ce1">
            <text:p>3</text:p>
          </table:table-cell>
          <table:table-cell office:value-type="float" office:value="2.9474337218870508" table:formula="of:=LOG10([.A892])" table:style-name="ce1">
            <text:p>2.947433722</text:p>
          </table:table-cell>
          <table:table-cell table:style-name="ce1"/>
          <table:table-cell office:value-type="float" office:value="0.47712125471966244" table:formula="of:=LOG10([.C89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2">
            <text:p>else</text:p>
          </table:table-cell>
          <table:table-cell office:value-type="float" office:value="3" table:style-name="ce1">
            <text:p>3</text:p>
          </table:table-cell>
          <table:table-cell office:value-type="float" office:value="2.9479236198317262" table:formula="of:=LOG10([.A893])" table:style-name="ce1">
            <text:p>2.94792362</text:p>
          </table:table-cell>
          <table:table-cell table:style-name="ce1"/>
          <table:table-cell office:value-type="float" office:value="0.47712125471966244" table:formula="of:=LOG10([.C89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2">
            <text:p>next</text:p>
          </table:table-cell>
          <table:table-cell office:value-type="float" office:value="3" table:style-name="ce1">
            <text:p>3</text:p>
          </table:table-cell>
          <table:table-cell office:value-type="float" office:value="2.9484129657786009" table:formula="of:=LOG10([.A894])" table:style-name="ce1">
            <text:p>2.948412966</text:p>
          </table:table-cell>
          <table:table-cell table:style-name="ce1"/>
          <table:table-cell office:value-type="float" office:value="0.47712125471966244" table:formula="of:=LOG10([.C89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2">
            <text:p>delays</text:p>
          </table:table-cell>
          <table:table-cell office:value-type="float" office:value="3" table:style-name="ce1">
            <text:p>3</text:p>
          </table:table-cell>
          <table:table-cell office:value-type="float" office:value="2.9489017609702137" table:formula="of:=LOG10([.A895])" table:style-name="ce1">
            <text:p>2.948901761</text:p>
          </table:table-cell>
          <table:table-cell table:style-name="ce1"/>
          <table:table-cell office:value-type="float" office:value="0.47712125471966244" table:formula="of:=LOG10([.C89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2">
            <text:p>affect</text:p>
          </table:table-cell>
          <table:table-cell office:value-type="float" office:value="3" table:style-name="ce1">
            <text:p>3</text:p>
          </table:table-cell>
          <table:table-cell office:value-type="float" office:value="2.9493900066449128" table:formula="of:=LOG10([.A896])" table:style-name="ce1">
            <text:p>2.949390007</text:p>
          </table:table-cell>
          <table:table-cell table:style-name="ce1"/>
          <table:table-cell office:value-type="float" office:value="0.47712125471966244" table:formula="of:=LOG10([.C89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2">
            <text:p>anti-money</text:p>
          </table:table-cell>
          <table:table-cell office:value-type="float" office:value="3" table:style-name="ce1">
            <text:p>3</text:p>
          </table:table-cell>
          <table:table-cell office:value-type="float" office:value="2.9498777040368749" table:formula="of:=LOG10([.A897])" table:style-name="ce1">
            <text:p>2.949877704</text:p>
          </table:table-cell>
          <table:table-cell table:style-name="ce1"/>
          <table:table-cell office:value-type="float" office:value="0.47712125471966244" table:formula="of:=LOG10([.C89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2">
            <text:p>laundering</text:p>
          </table:table-cell>
          <table:table-cell office:value-type="float" office:value="3" table:style-name="ce1">
            <text:p>3</text:p>
          </table:table-cell>
          <table:table-cell office:value-type="float" office:value="2.9503648543761232" table:formula="of:=LOG10([.A898])" table:style-name="ce1">
            <text:p>2.950364854</text:p>
          </table:table-cell>
          <table:table-cell table:style-name="ce1"/>
          <table:table-cell office:value-type="float" office:value="0.47712125471966244" table:formula="of:=LOG10([.C89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2">
            <text:p>view</text:p>
          </table:table-cell>
          <table:table-cell office:value-type="float" office:value="3" table:style-name="ce1">
            <text:p>3</text:p>
          </table:table-cell>
          <table:table-cell office:value-type="float" office:value="2.9508514588885464" table:formula="of:=LOG10([.A899])" table:style-name="ce1">
            <text:p>2.950851459</text:p>
          </table:table-cell>
          <table:table-cell table:style-name="ce1"/>
          <table:table-cell office:value-type="float" office:value="0.47712125471966244" table:formula="of:=LOG10([.C89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2">
            <text:p>multiple</text:p>
          </table:table-cell>
          <table:table-cell office:value-type="float" office:value="3" table:style-name="ce1">
            <text:p>3</text:p>
          </table:table-cell>
          <table:table-cell office:value-type="float" office:value="2.9513375187959179" table:formula="of:=LOG10([.A900])" table:style-name="ce1">
            <text:p>2.951337519</text:p>
          </table:table-cell>
          <table:table-cell table:style-name="ce1"/>
          <table:table-cell office:value-type="float" office:value="0.47712125471966244" table:formula="of:=LOG10([.C90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2">
            <text:p>configured</text:p>
          </table:table-cell>
          <table:table-cell office:value-type="float" office:value="3" table:style-name="ce1">
            <text:p>3</text:p>
          </table:table-cell>
          <table:table-cell office:value-type="float" office:value="2.9518230353159121" table:formula="of:=LOG10([.A901])" table:style-name="ce1">
            <text:p>2.951823035</text:p>
          </table:table-cell>
          <table:table-cell table:style-name="ce1"/>
          <table:table-cell office:value-type="float" office:value="0.47712125471966244" table:formula="of:=LOG10([.C90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2">
            <text:p>restrictions</text:p>
          </table:table-cell>
          <table:table-cell office:value-type="float" office:value="3" table:style-name="ce1">
            <text:p>3</text:p>
          </table:table-cell>
          <table:table-cell office:value-type="float" office:value="2.9523080096621253" table:formula="of:=LOG10([.A902])" table:style-name="ce1">
            <text:p>2.95230801</text:p>
          </table:table-cell>
          <table:table-cell table:style-name="ce1"/>
          <table:table-cell office:value-type="float" office:value="0.47712125471966244" table:formula="of:=LOG10([.C90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2">
            <text:p>converts</text:p>
          </table:table-cell>
          <table:table-cell office:value-type="float" office:value="3" table:style-name="ce1">
            <text:p>3</text:p>
          </table:table-cell>
          <table:table-cell office:value-type="float" office:value="2.9527924430440922" table:formula="of:=LOG10([.A903])" table:style-name="ce1">
            <text:p>2.952792443</text:p>
          </table:table-cell>
          <table:table-cell table:style-name="ce1"/>
          <table:table-cell office:value-type="float" office:value="0.47712125471966244" table:formula="of:=LOG10([.C90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2">
            <text:p>deducting</text:p>
          </table:table-cell>
          <table:table-cell office:value-type="float" office:value="3" table:style-name="ce1">
            <text:p>3</text:p>
          </table:table-cell>
          <table:table-cell office:value-type="float" office:value="2.9532763366673045" table:formula="of:=LOG10([.A904])" table:style-name="ce1">
            <text:p>2.953276337</text:p>
          </table:table-cell>
          <table:table-cell table:style-name="ce1"/>
          <table:table-cell office:value-type="float" office:value="0.47712125471966244" table:formula="of:=LOG10([.C90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2">
            <text:p>owing</text:p>
          </table:table-cell>
          <table:table-cell office:value-type="float" office:value="3" table:style-name="ce1">
            <text:p>3</text:p>
          </table:table-cell>
          <table:table-cell office:value-type="float" office:value="2.9537596917332287" table:formula="of:=LOG10([.A905])" table:style-name="ce1">
            <text:p>2.953759692</text:p>
          </table:table-cell>
          <table:table-cell table:style-name="ce1"/>
          <table:table-cell office:value-type="float" office:value="0.47712125471966244" table:formula="of:=LOG10([.C90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2">
            <text:p>impose</text:p>
          </table:table-cell>
          <table:table-cell office:value-type="float" office:value="3" table:style-name="ce1">
            <text:p>3</text:p>
          </table:table-cell>
          <table:table-cell office:value-type="float" office:value="2.9542425094393248" table:formula="of:=LOG10([.A906])" table:style-name="ce1">
            <text:p>2.954242509</text:p>
          </table:table-cell>
          <table:table-cell table:style-name="ce1"/>
          <table:table-cell office:value-type="float" office:value="0.47712125471966244" table:formula="of:=LOG10([.C90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2">
            <text:p>conversions</text:p>
          </table:table-cell>
          <table:table-cell office:value-type="float" office:value="3" table:style-name="ce1">
            <text:p>3</text:p>
          </table:table-cell>
          <table:table-cell office:value-type="float" office:value="2.9547247909790628" table:formula="of:=LOG10([.A907])" table:style-name="ce1">
            <text:p>2.954724791</text:p>
          </table:table-cell>
          <table:table-cell table:style-name="ce1"/>
          <table:table-cell office:value-type="float" office:value="0.47712125471966244" table:formula="of:=LOG10([.C90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2">
            <text:p>risks</text:p>
          </table:table-cell>
          <table:table-cell office:value-type="float" office:value="3" table:style-name="ce1">
            <text:p>3</text:p>
          </table:table-cell>
          <table:table-cell office:value-type="float" office:value="2.9552065375419416" table:formula="of:=LOG10([.A908])" table:style-name="ce1">
            <text:p>2.955206538</text:p>
          </table:table-cell>
          <table:table-cell table:style-name="ce1"/>
          <table:table-cell office:value-type="float" office:value="0.47712125471966244" table:formula="of:=LOG10([.C90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2">
            <text:p>shown</text:p>
          </table:table-cell>
          <table:table-cell office:value-type="float" office:value="3" table:style-name="ce1">
            <text:p>3</text:p>
          </table:table-cell>
          <table:table-cell office:value-type="float" office:value="2.9556877503135057" table:formula="of:=LOG10([.A909])" table:style-name="ce1">
            <text:p>2.95568775</text:p>
          </table:table-cell>
          <table:table-cell table:style-name="ce1"/>
          <table:table-cell office:value-type="float" office:value="0.47712125471966244" table:formula="of:=LOG10([.C90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2">
            <text:p>requires</text:p>
          </table:table-cell>
          <table:table-cell office:value-type="float" office:value="3" table:style-name="ce1">
            <text:p>3</text:p>
          </table:table-cell>
          <table:table-cell office:value-type="float" office:value="2.9561684304753633" table:formula="of:=LOG10([.A910])" table:style-name="ce1">
            <text:p>2.95616843</text:p>
          </table:table-cell>
          <table:table-cell table:style-name="ce1"/>
          <table:table-cell office:value-type="float" office:value="0.47712125471966244" table:formula="of:=LOG10([.C91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2">
            <text:p>updated</text:p>
          </table:table-cell>
          <table:table-cell office:value-type="float" office:value="3" table:style-name="ce1">
            <text:p>3</text:p>
          </table:table-cell>
          <table:table-cell office:value-type="float" office:value="2.9566485792052033" table:formula="of:=LOG10([.A911])" table:style-name="ce1">
            <text:p>2.956648579</text:p>
          </table:table-cell>
          <table:table-cell table:style-name="ce1"/>
          <table:table-cell office:value-type="float" office:value="0.47712125471966244" table:formula="of:=LOG10([.C91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2">
            <text:p>error</text:p>
          </table:table-cell>
          <table:table-cell office:value-type="float" office:value="3" table:style-name="ce1">
            <text:p>3</text:p>
          </table:table-cell>
          <table:table-cell office:value-type="float" office:value="2.9571281976768131" table:formula="of:=LOG10([.A912])" table:style-name="ce1">
            <text:p>2.957128198</text:p>
          </table:table-cell>
          <table:table-cell table:style-name="ce1"/>
          <table:table-cell office:value-type="float" office:value="0.47712125471966244" table:formula="of:=LOG10([.C91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2">
            <text:p>costs</text:p>
          </table:table-cell>
          <table:table-cell office:value-type="float" office:value="3" table:style-name="ce1">
            <text:p>3</text:p>
          </table:table-cell>
          <table:table-cell office:value-type="float" office:value="2.9576072870600951" table:formula="of:=LOG10([.A913])" table:style-name="ce1">
            <text:p>2.957607287</text:p>
          </table:table-cell>
          <table:table-cell table:style-name="ce1"/>
          <table:table-cell office:value-type="float" office:value="0.47712125471966244" table:formula="of:=LOG10([.C91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2">
            <text:p>exist</text:p>
          </table:table-cell>
          <table:table-cell office:value-type="float" office:value="3" table:style-name="ce1">
            <text:p>3</text:p>
          </table:table-cell>
          <table:table-cell office:value-type="float" office:value="2.958085848521085" table:formula="of:=LOG10([.A914])" table:style-name="ce1">
            <text:p>2.958085849</text:p>
          </table:table-cell>
          <table:table-cell table:style-name="ce1"/>
          <table:table-cell office:value-type="float" office:value="0.47712125471966244" table:formula="of:=LOG10([.C91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2">
            <text:p>telephone</text:p>
          </table:table-cell>
          <table:table-cell office:value-type="float" office:value="3" table:style-name="ce1">
            <text:p>3</text:p>
          </table:table-cell>
          <table:table-cell office:value-type="float" office:value="2.9585638832219674" table:formula="of:=LOG10([.A915])" table:style-name="ce1">
            <text:p>2.958563883</text:p>
          </table:table-cell>
          <table:table-cell table:style-name="ce1"/>
          <table:table-cell office:value-type="float" office:value="0.47712125471966244" table:formula="of:=LOG10([.C91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2">
            <text:p>many</text:p>
          </table:table-cell>
          <table:table-cell office:value-type="float" office:value="3" table:style-name="ce1">
            <text:p>3</text:p>
          </table:table-cell>
          <table:table-cell office:value-type="float" office:value="2.9590413923210934" table:formula="of:=LOG10([.A916])" table:style-name="ce1">
            <text:p>2.959041392</text:p>
          </table:table-cell>
          <table:table-cell table:style-name="ce1"/>
          <table:table-cell office:value-type="float" office:value="0.47712125471966244" table:formula="of:=LOG10([.C91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2">
            <text:p>integration</text:p>
          </table:table-cell>
          <table:table-cell office:value-type="float" office:value="3" table:style-name="ce1">
            <text:p>3</text:p>
          </table:table-cell>
          <table:table-cell office:value-type="float" office:value="2.9595183769729982" table:formula="of:=LOG10([.A917])" table:style-name="ce1">
            <text:p>2.959518377</text:p>
          </table:table-cell>
          <table:table-cell table:style-name="ce1"/>
          <table:table-cell office:value-type="float" office:value="0.47712125471966244" table:formula="of:=LOG10([.C91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2">
            <text:p>leave</text:p>
          </table:table-cell>
          <table:table-cell office:value-type="float" office:value="3" table:style-name="ce1">
            <text:p>3</text:p>
          </table:table-cell>
          <table:table-cell office:value-type="float" office:value="2.959994838328416" table:formula="of:=LOG10([.A918])" table:style-name="ce1">
            <text:p>2.959994838</text:p>
          </table:table-cell>
          <table:table-cell table:style-name="ce1"/>
          <table:table-cell office:value-type="float" office:value="0.47712125471966244" table:formula="of:=LOG10([.C91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2">
            <text:p>sufficient</text:p>
          </table:table-cell>
          <table:table-cell office:value-type="float" office:value="3" table:style-name="ce1">
            <text:p>3</text:p>
          </table:table-cell>
          <table:table-cell office:value-type="float" office:value="2.9604707775342991" table:formula="of:=LOG10([.A919])" table:style-name="ce1">
            <text:p>2.960470778</text:p>
          </table:table-cell>
          <table:table-cell table:style-name="ce1"/>
          <table:table-cell office:value-type="float" office:value="0.47712125471966244" table:formula="of:=LOG10([.C91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2">
            <text:p>were</text:p>
          </table:table-cell>
          <table:table-cell office:value-type="float" office:value="3" table:style-name="ce1">
            <text:p>3</text:p>
          </table:table-cell>
          <table:table-cell office:value-type="float" office:value="2.9609461957338312" table:formula="of:=LOG10([.A920])" table:style-name="ce1">
            <text:p>2.960946196</text:p>
          </table:table-cell>
          <table:table-cell table:style-name="ce1"/>
          <table:table-cell office:value-type="float" office:value="0.47712125471966244" table:formula="of:=LOG10([.C92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2">
            <text:p>normally</text:p>
          </table:table-cell>
          <table:table-cell office:value-type="float" office:value="3" table:style-name="ce1">
            <text:p>3</text:p>
          </table:table-cell>
          <table:table-cell office:value-type="float" office:value="2.9614210940664485" table:formula="of:=LOG10([.A921])" table:style-name="ce1">
            <text:p>2.961421094</text:p>
          </table:table-cell>
          <table:table-cell table:style-name="ce1"/>
          <table:table-cell office:value-type="float" office:value="0.47712125471966244" table:formula="of:=LOG10([.C92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2">
            <text:p>don’t</text:p>
          </table:table-cell>
          <table:table-cell office:value-type="float" office:value="3" table:style-name="ce1">
            <text:p>3</text:p>
          </table:table-cell>
          <table:table-cell office:value-type="float" office:value="2.9618954736678504" table:formula="of:=LOG10([.A922])" table:style-name="ce1">
            <text:p>2.961895474</text:p>
          </table:table-cell>
          <table:table-cell table:style-name="ce1"/>
          <table:table-cell office:value-type="float" office:value="0.47712125471966244" table:formula="of:=LOG10([.C92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2">
            <text:p>names</text:p>
          </table:table-cell>
          <table:table-cell office:value-type="float" office:value="3" table:style-name="ce1">
            <text:p>3</text:p>
          </table:table-cell>
          <table:table-cell office:value-type="float" office:value="2.9623693356700209" table:formula="of:=LOG10([.A923])" table:style-name="ce1">
            <text:p>2.962369336</text:p>
          </table:table-cell>
          <table:table-cell table:style-name="ce1"/>
          <table:table-cell office:value-type="float" office:value="0.47712125471966244" table:formula="of:=LOG10([.C92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2">
            <text:p>still</text:p>
          </table:table-cell>
          <table:table-cell office:value-type="float" office:value="3" table:style-name="ce1">
            <text:p>3</text:p>
          </table:table-cell>
          <table:table-cell office:value-type="float" office:value="2.9628426812012423" table:formula="of:=LOG10([.A924])" table:style-name="ce1">
            <text:p>2.962842681</text:p>
          </table:table-cell>
          <table:table-cell table:style-name="ce1"/>
          <table:table-cell office:value-type="float" office:value="0.47712125471966244" table:formula="of:=LOG10([.C92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2">
            <text:p>bear</text:p>
          </table:table-cell>
          <table:table-cell office:value-type="float" office:value="3" table:style-name="ce1">
            <text:p>3</text:p>
          </table:table-cell>
          <table:table-cell office:value-type="float" office:value="2.9633155113861114" table:formula="of:=LOG10([.A925])" table:style-name="ce1">
            <text:p>2.963315511</text:p>
          </table:table-cell>
          <table:table-cell table:style-name="ce1"/>
          <table:table-cell office:value-type="float" office:value="0.47712125471966244" table:formula="of:=LOG10([.C92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2">
            <text:p>back</text:p>
          </table:table-cell>
          <table:table-cell office:value-type="float" office:value="3" table:style-name="ce1">
            <text:p>3</text:p>
          </table:table-cell>
          <table:table-cell office:value-type="float" office:value="2.9637878273455551" table:formula="of:=LOG10([.A926])" table:style-name="ce1">
            <text:p>2.963787827</text:p>
          </table:table-cell>
          <table:table-cell table:style-name="ce1"/>
          <table:table-cell office:value-type="float" office:value="0.47712125471966244" table:formula="of:=LOG10([.C92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2">
            <text:p>fluctuations</text:p>
          </table:table-cell>
          <table:table-cell office:value-type="float" office:value="3" table:style-name="ce1">
            <text:p>3</text:p>
          </table:table-cell>
          <table:table-cell office:value-type="float" office:value="2.9642596301968491" table:formula="of:=LOG10([.A927])" table:style-name="ce1">
            <text:p>2.96425963</text:p>
          </table:table-cell>
          <table:table-cell table:style-name="ce1"/>
          <table:table-cell office:value-type="float" office:value="0.47712125471966244" table:formula="of:=LOG10([.C92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2">
            <text:p>decision</text:p>
          </table:table-cell>
          <table:table-cell office:value-type="float" office:value="3" table:style-name="ce1">
            <text:p>3</text:p>
          </table:table-cell>
          <table:table-cell office:value-type="float" office:value="2.9647309210536292" table:formula="of:=LOG10([.A928])" table:style-name="ce1">
            <text:p>2.964730921</text:p>
          </table:table-cell>
          <table:table-cell table:style-name="ce1"/>
          <table:table-cell office:value-type="float" office:value="0.47712125471966244" table:formula="of:=LOG10([.C92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2">
            <text:p>difference</text:p>
          </table:table-cell>
          <table:table-cell office:value-type="float" office:value="3" table:style-name="ce1">
            <text:p>3</text:p>
          </table:table-cell>
          <table:table-cell office:value-type="float" office:value="2.965201701025912" table:formula="of:=LOG10([.A929])" table:style-name="ce1">
            <text:p>2.965201701</text:p>
          </table:table-cell>
          <table:table-cell table:style-name="ce1"/>
          <table:table-cell office:value-type="float" office:value="0.47712125471966244" table:formula="of:=LOG10([.C92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2">
            <text:p>cash</text:p>
          </table:table-cell>
          <table:table-cell office:value-type="float" office:value="3" table:style-name="ce1">
            <text:p>3</text:p>
          </table:table-cell>
          <table:table-cell office:value-type="float" office:value="2.9656719712201065" table:formula="of:=LOG10([.A930])" table:style-name="ce1">
            <text:p>2.965671971</text:p>
          </table:table-cell>
          <table:table-cell table:style-name="ce1"/>
          <table:table-cell office:value-type="float" office:value="0.47712125471966244" table:formula="of:=LOG10([.C93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2">
            <text:p>anybody</text:p>
          </table:table-cell>
          <table:table-cell office:value-type="float" office:value="3" table:style-name="ce1">
            <text:p>3</text:p>
          </table:table-cell>
          <table:table-cell office:value-type="float" office:value="2.9661417327390325" table:formula="of:=LOG10([.A931])" table:style-name="ce1">
            <text:p>2.966141733</text:p>
          </table:table-cell>
          <table:table-cell table:style-name="ce1"/>
          <table:table-cell office:value-type="float" office:value="0.47712125471966244" table:formula="of:=LOG10([.C93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2">
            <text:p>having</text:p>
          </table:table-cell>
          <table:table-cell office:value-type="float" office:value="3" table:style-name="ce1">
            <text:p>3</text:p>
          </table:table-cell>
          <table:table-cell office:value-type="float" office:value="2.9666109866819341" table:formula="of:=LOG10([.A932])" table:style-name="ce1">
            <text:p>2.966610987</text:p>
          </table:table-cell>
          <table:table-cell table:style-name="ce1"/>
          <table:table-cell office:value-type="float" office:value="0.47712125471966244" table:formula="of:=LOG10([.C93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2">
            <text:p>platform</text:p>
          </table:table-cell>
          <table:table-cell office:value-type="float" office:value="3" table:style-name="ce1">
            <text:p>3</text:p>
          </table:table-cell>
          <table:table-cell office:value-type="float" office:value="2.9670797341444972" table:formula="of:=LOG10([.A933])" table:style-name="ce1">
            <text:p>2.967079734</text:p>
          </table:table-cell>
          <table:table-cell table:style-name="ce1"/>
          <table:table-cell office:value-type="float" office:value="0.47712125471966244" table:formula="of:=LOG10([.C93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2">
            <text:p>alternative</text:p>
          </table:table-cell>
          <table:table-cell office:value-type="float" office:value="3" table:style-name="ce1">
            <text:p>3</text:p>
          </table:table-cell>
          <table:table-cell office:value-type="float" office:value="2.9675479762188619" table:formula="of:=LOG10([.A934])" table:style-name="ce1">
            <text:p>2.967547976</text:p>
          </table:table-cell>
          <table:table-cell table:style-name="ce1"/>
          <table:table-cell office:value-type="float" office:value="0.47712125471966244" table:formula="of:=LOG10([.C93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2">
            <text:p>criminal</text:p>
          </table:table-cell>
          <table:table-cell office:value-type="float" office:value="3" table:style-name="ce1">
            <text:p>3</text:p>
          </table:table-cell>
          <table:table-cell office:value-type="float" office:value="2.9680157139936418" table:formula="of:=LOG10([.A935])" table:style-name="ce1">
            <text:p>2.968015714</text:p>
          </table:table-cell>
          <table:table-cell table:style-name="ce1"/>
          <table:table-cell office:value-type="float" office:value="0.47712125471966244" table:formula="of:=LOG10([.C93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2">
            <text:p>offence</text:p>
          </table:table-cell>
          <table:table-cell office:value-type="float" office:value="3" table:style-name="ce1">
            <text:p>3</text:p>
          </table:table-cell>
          <table:table-cell office:value-type="float" office:value="2.9684829485539352" table:formula="of:=LOG10([.A936])" table:style-name="ce1">
            <text:p>2.968482949</text:p>
          </table:table-cell>
          <table:table-cell table:style-name="ce1"/>
          <table:table-cell office:value-type="float" office:value="0.47712125471966244" table:formula="of:=LOG10([.C93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2">
            <text:p>management</text:p>
          </table:table-cell>
          <table:table-cell office:value-type="float" office:value="3" table:style-name="ce1">
            <text:p>3</text:p>
          </table:table-cell>
          <table:table-cell office:value-type="float" office:value="2.9689496809813427" table:formula="of:=LOG10([.A937])" table:style-name="ce1">
            <text:p>2.968949681</text:p>
          </table:table-cell>
          <table:table-cell table:style-name="ce1"/>
          <table:table-cell office:value-type="float" office:value="0.47712125471966244" table:formula="of:=LOG10([.C93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2">
            <text:p>surcharging</text:p>
          </table:table-cell>
          <table:table-cell office:value-type="float" office:value="3" table:style-name="ce1">
            <text:p>3</text:p>
          </table:table-cell>
          <table:table-cell office:value-type="float" office:value="2.9694159123539814" table:formula="of:=LOG10([.A938])" table:style-name="ce1">
            <text:p>2.969415912</text:p>
          </table:table-cell>
          <table:table-cell table:style-name="ce1"/>
          <table:table-cell office:value-type="float" office:value="0.47712125471966244" table:formula="of:=LOG10([.C93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2">
            <text:p>points</text:p>
          </table:table-cell>
          <table:table-cell office:value-type="float" office:value="3" table:style-name="ce1">
            <text:p>3</text:p>
          </table:table-cell>
          <table:table-cell office:value-type="float" office:value="2.9698816437465001" table:formula="of:=LOG10([.A939])" table:style-name="ce1">
            <text:p>2.969881644</text:p>
          </table:table-cell>
          <table:table-cell table:style-name="ce1"/>
          <table:table-cell office:value-type="float" office:value="0.47712125471966244" table:formula="of:=LOG10([.C93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2">
            <text:p>mobile</text:p>
          </table:table-cell>
          <table:table-cell office:value-type="float" office:value="3" table:style-name="ce1">
            <text:p>3</text:p>
          </table:table-cell>
          <table:table-cell office:value-type="float" office:value="2.9703468762300935" table:formula="of:=LOG10([.A940])" table:style-name="ce1">
            <text:p>2.970346876</text:p>
          </table:table-cell>
          <table:table-cell table:style-name="ce1"/>
          <table:table-cell office:value-type="float" office:value="0.47712125471966244" table:formula="of:=LOG10([.C94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2">
            <text:p>marks</text:p>
          </table:table-cell>
          <table:table-cell office:value-type="float" office:value="3" table:style-name="ce1">
            <text:p>3</text:p>
          </table:table-cell>
          <table:table-cell office:value-type="float" office:value="2.9708116108725178" table:formula="of:=LOG10([.A941])" table:style-name="ce1">
            <text:p>2.970811611</text:p>
          </table:table-cell>
          <table:table-cell table:style-name="ce1"/>
          <table:table-cell office:value-type="float" office:value="0.47712125471966244" table:formula="of:=LOG10([.C94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2">
            <text:p>protections</text:p>
          </table:table-cell>
          <table:table-cell office:value-type="float" office:value="3" table:style-name="ce1">
            <text:p>3</text:p>
          </table:table-cell>
          <table:table-cell office:value-type="float" office:value="2.971275848738105" table:formula="of:=LOG10([.A942])" table:style-name="ce1">
            <text:p>2.971275849</text:p>
          </table:table-cell>
          <table:table-cell table:style-name="ce1"/>
          <table:table-cell office:value-type="float" office:value="0.47712125471966244" table:formula="of:=LOG10([.C94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2">
            <text:p>impact</text:p>
          </table:table-cell>
          <table:table-cell office:value-type="float" office:value="3" table:style-name="ce1">
            <text:p>3</text:p>
          </table:table-cell>
          <table:table-cell office:value-type="float" office:value="2.9717395908877782" table:formula="of:=LOG10([.A943])" table:style-name="ce1">
            <text:p>2.971739591</text:p>
          </table:table-cell>
          <table:table-cell table:style-name="ce1"/>
          <table:table-cell office:value-type="float" office:value="0.47712125471966244" table:formula="of:=LOG10([.C94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2">
            <text:p>according</text:p>
          </table:table-cell>
          <table:table-cell office:value-type="float" office:value="3" table:style-name="ce1">
            <text:p>3</text:p>
          </table:table-cell>
          <table:table-cell office:value-type="float" office:value="2.9722028383790646" table:formula="of:=LOG10([.A944])" table:style-name="ce1">
            <text:p>2.972202838</text:p>
          </table:table-cell>
          <table:table-cell table:style-name="ce1"/>
          <table:table-cell office:value-type="float" office:value="0.47712125471966244" table:formula="of:=LOG10([.C94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.9726655922661109" table:formula="of:=LOG10([.A945])" table:style-name="ce1">
            <text:p>2.972665592</text:p>
          </table:table-cell>
          <table:table-cell table:style-name="ce1"/>
          <table:table-cell office:value-type="float" office:value="0.47712125471966244" table:formula="of:=LOG10([.C94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2">
            <text:p>increased</text:p>
          </table:table-cell>
          <table:table-cell office:value-type="float" office:value="3" table:style-name="ce1">
            <text:p>3</text:p>
          </table:table-cell>
          <table:table-cell office:value-type="float" office:value="2.9731278535996988" table:formula="of:=LOG10([.A946])" table:style-name="ce1">
            <text:p>2.973127854</text:p>
          </table:table-cell>
          <table:table-cell table:style-name="ce1"/>
          <table:table-cell office:value-type="float" office:value="0.47712125471966244" table:formula="of:=LOG10([.C94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2">
            <text:p>expected</text:p>
          </table:table-cell>
          <table:table-cell office:value-type="float" office:value="3" table:style-name="ce1">
            <text:p>3</text:p>
          </table:table-cell>
          <table:table-cell office:value-type="float" office:value="2.973589623427257" table:formula="of:=LOG10([.A947])" table:style-name="ce1">
            <text:p>2.973589623</text:p>
          </table:table-cell>
          <table:table-cell table:style-name="ce1"/>
          <table:table-cell office:value-type="float" office:value="0.47712125471966244" table:formula="of:=LOG10([.C94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2">
            <text:p>reimbursement</text:p>
          </table:table-cell>
          <table:table-cell office:value-type="float" office:value="3" table:style-name="ce1">
            <text:p>3</text:p>
          </table:table-cell>
          <table:table-cell office:value-type="float" office:value="2.9740509027928774" table:formula="of:=LOG10([.A948])" table:style-name="ce1">
            <text:p>2.974050903</text:p>
          </table:table-cell>
          <table:table-cell table:style-name="ce1"/>
          <table:table-cell office:value-type="float" office:value="0.47712125471966244" table:formula="of:=LOG10([.C94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2">
            <text:p>guide</text:p>
          </table:table-cell>
          <table:table-cell office:value-type="float" office:value="3" table:style-name="ce1">
            <text:p>3</text:p>
          </table:table-cell>
          <table:table-cell office:value-type="float" office:value="2.9745116927373285" table:formula="of:=LOG10([.A949])" table:style-name="ce1">
            <text:p>2.974511693</text:p>
          </table:table-cell>
          <table:table-cell table:style-name="ce1"/>
          <table:table-cell office:value-type="float" office:value="0.47712125471966244" table:formula="of:=LOG10([.C94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2">
            <text:p>claimed</text:p>
          </table:table-cell>
          <table:table-cell office:value-type="float" office:value="3" table:style-name="ce1">
            <text:p>3</text:p>
          </table:table-cell>
          <table:table-cell office:value-type="float" office:value="2.9749719942980688" table:formula="of:=LOG10([.A950])" table:style-name="ce1">
            <text:p>2.974971994</text:p>
          </table:table-cell>
          <table:table-cell table:style-name="ce1"/>
          <table:table-cell office:value-type="float" office:value="0.47712125471966244" table:formula="of:=LOG10([.C95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2">
            <text:p>buyer’s</text:p>
          </table:table-cell>
          <table:table-cell office:value-type="float" office:value="3" table:style-name="ce1">
            <text:p>3</text:p>
          </table:table-cell>
          <table:table-cell office:value-type="float" office:value="2.975431808509263" table:formula="of:=LOG10([.A951])" table:style-name="ce1">
            <text:p>2.975431809</text:p>
          </table:table-cell>
          <table:table-cell table:style-name="ce1"/>
          <table:table-cell office:value-type="float" office:value="0.47712125471966244" table:formula="of:=LOG10([.C95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2">
            <text:p>volume</text:p>
          </table:table-cell>
          <table:table-cell office:value-type="float" office:value="3" table:style-name="ce1">
            <text:p>3</text:p>
          </table:table-cell>
          <table:table-cell office:value-type="float" office:value="2.9758911364017928" table:formula="of:=LOG10([.A952])" table:style-name="ce1">
            <text:p>2.975891136</text:p>
          </table:table-cell>
          <table:table-cell table:style-name="ce1"/>
          <table:table-cell office:value-type="float" office:value="0.47712125471966244" table:formula="of:=LOG10([.C95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2">
            <text:p>average</text:p>
          </table:table-cell>
          <table:table-cell office:value-type="float" office:value="3" table:style-name="ce1">
            <text:p>3</text:p>
          </table:table-cell>
          <table:table-cell office:value-type="float" office:value="2.9763499790032735" table:formula="of:=LOG10([.A953])" table:style-name="ce1">
            <text:p>2.976349979</text:p>
          </table:table-cell>
          <table:table-cell table:style-name="ce1"/>
          <table:table-cell office:value-type="float" office:value="0.47712125471966244" table:formula="of:=LOG10([.C95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2">
            <text:p>tier</text:p>
          </table:table-cell>
          <table:table-cell office:value-type="float" office:value="3" table:style-name="ce1">
            <text:p>3</text:p>
          </table:table-cell>
          <table:table-cell office:value-type="float" office:value="2.976808337338066" table:formula="of:=LOG10([.A954])" table:style-name="ce1">
            <text:p>2.976808337</text:p>
          </table:table-cell>
          <table:table-cell table:style-name="ce1"/>
          <table:table-cell office:value-type="float" office:value="0.47712125471966244" table:formula="of:=LOG10([.C95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2">
            <text:p>calendar</text:p>
          </table:table-cell>
          <table:table-cell office:value-type="float" office:value="3" table:style-name="ce1">
            <text:p>3</text:p>
          </table:table-cell>
          <table:table-cell office:value-type="float" office:value="2.9772662124272928" table:formula="of:=LOG10([.A955])" table:style-name="ce1">
            <text:p>2.977266212</text:p>
          </table:table-cell>
          <table:table-cell table:style-name="ce1"/>
          <table:table-cell office:value-type="float" office:value="0.47712125471966244" table:formula="of:=LOG10([.C95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2">
            <text:p>month</text:p>
          </table:table-cell>
          <table:table-cell office:value-type="float" office:value="3" table:style-name="ce1">
            <text:p>3</text:p>
          </table:table-cell>
          <table:table-cell office:value-type="float" office:value="2.9777236052888476" table:formula="of:=LOG10([.A956])" table:style-name="ce1">
            <text:p>2.977723605</text:p>
          </table:table-cell>
          <table:table-cell table:style-name="ce1"/>
          <table:table-cell office:value-type="float" office:value="0.47712125471966244" table:formula="of:=LOG10([.C95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2">
            <text:p>here</text:p>
          </table:table-cell>
          <table:table-cell office:value-type="float" office:value="3" table:style-name="ce1">
            <text:p>3</text:p>
          </table:table-cell>
          <table:table-cell office:value-type="float" office:value="2.9781805169374138" table:formula="of:=LOG10([.A957])" table:style-name="ce1">
            <text:p>2.978180517</text:p>
          </table:table-cell>
          <table:table-cell table:style-name="ce1"/>
          <table:table-cell office:value-type="float" office:value="0.47712125471966244" table:formula="of:=LOG10([.C95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2">
            <text:p>publicity</text:p>
          </table:table-cell>
          <table:table-cell office:value-type="float" office:value="3" table:style-name="ce1">
            <text:p>3</text:p>
          </table:table-cell>
          <table:table-cell office:value-type="float" office:value="2.9786369483844743" table:formula="of:=LOG10([.A958])" table:style-name="ce1">
            <text:p>2.978636948</text:p>
          </table:table-cell>
          <table:table-cell table:style-name="ce1"/>
          <table:table-cell office:value-type="float" office:value="0.47712125471966244" table:formula="of:=LOG10([.C95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2">
            <text:p>complaints</text:p>
          </table:table-cell>
          <table:table-cell office:value-type="float" office:value="3" table:style-name="ce1">
            <text:p>3</text:p>
          </table:table-cell>
          <table:table-cell office:value-type="float" office:value="2.9790929006383262" table:formula="of:=LOG10([.A959])" table:style-name="ce1">
            <text:p>2.979092901</text:p>
          </table:table-cell>
          <table:table-cell table:style-name="ce1"/>
          <table:table-cell office:value-type="float" office:value="0.47712125471966244" table:formula="of:=LOG10([.C95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2">
            <text:p>violation</text:p>
          </table:table-cell>
          <table:table-cell office:value-type="float" office:value="3" table:style-name="ce1">
            <text:p>3</text:p>
          </table:table-cell>
          <table:table-cell office:value-type="float" office:value="2.9795483747040952" table:formula="of:=LOG10([.A960])" table:style-name="ce1">
            <text:p>2.979548375</text:p>
          </table:table-cell>
          <table:table-cell table:style-name="ce1"/>
          <table:table-cell office:value-type="float" office:value="0.47712125471966244" table:formula="of:=LOG10([.C96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2">
            <text:p>permitted</text:p>
          </table:table-cell>
          <table:table-cell office:value-type="float" office:value="3" table:style-name="ce1">
            <text:p>3</text:p>
          </table:table-cell>
          <table:table-cell office:value-type="float" office:value="2.9800033715837464" table:formula="of:=LOG10([.A961])" table:style-name="ce1">
            <text:p>2.980003372</text:p>
          </table:table-cell>
          <table:table-cell table:style-name="ce1"/>
          <table:table-cell office:value-type="float" office:value="0.47712125471966244" table:formula="of:=LOG10([.C96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2">
            <text:p>disrupt</text:p>
          </table:table-cell>
          <table:table-cell office:value-type="float" office:value="3" table:style-name="ce1">
            <text:p>3</text:p>
          </table:table-cell>
          <table:table-cell office:value-type="float" office:value="2.9804578922761" table:formula="of:=LOG10([.A962])" table:style-name="ce1">
            <text:p>2.980457892</text:p>
          </table:table-cell>
          <table:table-cell table:style-name="ce1"/>
          <table:table-cell office:value-type="float" office:value="0.47712125471966244" table:formula="of:=LOG10([.C96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2">
            <text:p>device</text:p>
          </table:table-cell>
          <table:table-cell office:value-type="float" office:value="3" table:style-name="ce1">
            <text:p>3</text:p>
          </table:table-cell>
          <table:table-cell office:value-type="float" office:value="2.9809119377768436" table:formula="of:=LOG10([.A963])" table:style-name="ce1">
            <text:p>2.980911938</text:p>
          </table:table-cell>
          <table:table-cell table:style-name="ce1"/>
          <table:table-cell office:value-type="float" office:value="0.47712125471966244" table:formula="of:=LOG10([.C96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2">
            <text:p>distribute</text:p>
          </table:table-cell>
          <table:table-cell office:value-type="float" office:value="3" table:style-name="ce1">
            <text:p>3</text:p>
          </table:table-cell>
          <table:table-cell office:value-type="float" office:value="2.9813655090785445" table:formula="of:=LOG10([.A964])" table:style-name="ce1">
            <text:p>2.981365509</text:p>
          </table:table-cell>
          <table:table-cell table:style-name="ce1"/>
          <table:table-cell office:value-type="float" office:value="0.47712125471966244" table:formula="of:=LOG10([.C96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2">
            <text:p>alter</text:p>
          </table:table-cell>
          <table:table-cell office:value-type="float" office:value="3" table:style-name="ce1">
            <text:p>3</text:p>
          </table:table-cell>
          <table:table-cell office:value-type="float" office:value="2.9818186071706636" table:formula="of:=LOG10([.A965])" table:style-name="ce1">
            <text:p>2.981818607</text:p>
          </table:table-cell>
          <table:table-cell table:style-name="ce1"/>
          <table:table-cell office:value-type="float" office:value="0.47712125471966244" table:formula="of:=LOG10([.C96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2">
            <text:p>person</text:p>
          </table:table-cell>
          <table:table-cell office:value-type="float" office:value="3" table:style-name="ce1">
            <text:p>3</text:p>
          </table:table-cell>
          <table:table-cell office:value-type="float" office:value="2.9822712330395684" table:formula="of:=LOG10([.A966])" table:style-name="ce1">
            <text:p>2.982271233</text:p>
          </table:table-cell>
          <table:table-cell table:style-name="ce1"/>
          <table:table-cell office:value-type="float" office:value="0.47712125471966244" table:formula="of:=LOG10([.C96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2">
            <text:p>complying</text:p>
          </table:table-cell>
          <table:table-cell office:value-type="float" office:value="3" table:style-name="ce1">
            <text:p>3</text:p>
          </table:table-cell>
          <table:table-cell office:value-type="float" office:value="2.9827233876685453" table:formula="of:=LOG10([.A967])" table:style-name="ce1">
            <text:p>2.982723388</text:p>
          </table:table-cell>
          <table:table-cell table:style-name="ce1"/>
          <table:table-cell office:value-type="float" office:value="0.47712125471966244" table:formula="of:=LOG10([.C96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2">
            <text:p>documentation</text:p>
          </table:table-cell>
          <table:table-cell office:value-type="float" office:value="3" table:style-name="ce1">
            <text:p>3</text:p>
          </table:table-cell>
          <table:table-cell office:value-type="float" office:value="2.9831750720378132" table:formula="of:=LOG10([.A968])" table:style-name="ce1">
            <text:p>2.983175072</text:p>
          </table:table-cell>
          <table:table-cell table:style-name="ce1"/>
          <table:table-cell office:value-type="float" office:value="0.47712125471966244" table:formula="of:=LOG10([.C96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2">
            <text:p>suffer</text:p>
          </table:table-cell>
          <table:table-cell office:value-type="float" office:value="3" table:style-name="ce1">
            <text:p>3</text:p>
          </table:table-cell>
          <table:table-cell office:value-type="float" office:value="2.9836262871245345" table:formula="of:=LOG10([.A969])" table:style-name="ce1">
            <text:p>2.983626287</text:p>
          </table:table-cell>
          <table:table-cell table:style-name="ce1"/>
          <table:table-cell office:value-type="float" office:value="0.47712125471966244" table:formula="of:=LOG10([.C96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2">
            <text:p>you’ve</text:p>
          </table:table-cell>
          <table:table-cell office:value-type="float" office:value="3" table:style-name="ce1">
            <text:p>3</text:p>
          </table:table-cell>
          <table:table-cell office:value-type="float" office:value="2.9840770339028309" table:formula="of:=LOG10([.A970])" table:style-name="ce1">
            <text:p>2.984077034</text:p>
          </table:table-cell>
          <table:table-cell table:style-name="ce1"/>
          <table:table-cell office:value-type="float" office:value="0.47712125471966244" table:formula="of:=LOG10([.C97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2">
            <text:p>restrict</text:p>
          </table:table-cell>
          <table:table-cell office:value-type="float" office:value="3" table:style-name="ce1">
            <text:p>3</text:p>
          </table:table-cell>
          <table:table-cell office:value-type="float" office:value="2.9845273133437926" table:formula="of:=LOG10([.A971])" table:style-name="ce1">
            <text:p>2.984527313</text:p>
          </table:table-cell>
          <table:table-cell table:style-name="ce1"/>
          <table:table-cell office:value-type="float" office:value="0.47712125471966244" table:formula="of:=LOG10([.C97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2">
            <text:p>resolve</text:p>
          </table:table-cell>
          <table:table-cell office:value-type="float" office:value="3" table:style-name="ce1">
            <text:p>3</text:p>
          </table:table-cell>
          <table:table-cell office:value-type="float" office:value="2.9849771264154934" table:formula="of:=LOG10([.A972])" table:style-name="ce1">
            <text:p>2.984977126</text:p>
          </table:table-cell>
          <table:table-cell table:style-name="ce1"/>
          <table:table-cell office:value-type="float" office:value="0.47712125471966244" table:formula="of:=LOG10([.C97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2">
            <text:p>prohibited</text:p>
          </table:table-cell>
          <table:table-cell office:value-type="float" office:value="3" table:style-name="ce1">
            <text:p>3</text:p>
          </table:table-cell>
          <table:table-cell office:value-type="float" office:value="2.9854264740830017" table:formula="of:=LOG10([.A973])" table:style-name="ce1">
            <text:p>2.985426474</text:p>
          </table:table-cell>
          <table:table-cell table:style-name="ce1"/>
          <table:table-cell office:value-type="float" office:value="0.47712125471966244" table:formula="of:=LOG10([.C97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2">
            <text:p>ensure</text:p>
          </table:table-cell>
          <table:table-cell office:value-type="float" office:value="3" table:style-name="ce1">
            <text:p>3</text:p>
          </table:table-cell>
          <table:table-cell office:value-type="float" office:value="2.9858753573083936" table:formula="of:=LOG10([.A974])" table:style-name="ce1">
            <text:p>2.985875357</text:p>
          </table:table-cell>
          <table:table-cell table:style-name="ce1"/>
          <table:table-cell office:value-type="float" office:value="0.47712125471966244" table:formula="of:=LOG10([.C97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2">
            <text:p>placed</text:p>
          </table:table-cell>
          <table:table-cell office:value-type="float" office:value="3" table:style-name="ce1">
            <text:p>3</text:p>
          </table:table-cell>
          <table:table-cell office:value-type="float" office:value="2.9863237770507651" table:formula="of:=LOG10([.A975])" table:style-name="ce1">
            <text:p>2.986323777</text:p>
          </table:table-cell>
          <table:table-cell table:style-name="ce1"/>
          <table:table-cell office:value-type="float" office:value="0.47712125471966244" table:formula="of:=LOG10([.C97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2">
            <text:p>satisfaction</text:p>
          </table:table-cell>
          <table:table-cell office:value-type="float" office:value="3" table:style-name="ce1">
            <text:p>3</text:p>
          </table:table-cell>
          <table:table-cell office:value-type="float" office:value="2.9867717342662448" table:formula="of:=LOG10([.A976])" table:style-name="ce1">
            <text:p>2.986771734</text:p>
          </table:table-cell>
          <table:table-cell table:style-name="ce1"/>
          <table:table-cell office:value-type="float" office:value="0.47712125471966244" table:formula="of:=LOG10([.C97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2">
            <text:p>common</text:p>
          </table:table-cell>
          <table:table-cell office:value-type="float" office:value="3" table:style-name="ce1">
            <text:p>3</text:p>
          </table:table-cell>
          <table:table-cell office:value-type="float" office:value="2.9872192299080047" table:formula="of:=LOG10([.A977])" table:style-name="ce1">
            <text:p>2.98721923</text:p>
          </table:table-cell>
          <table:table-cell table:style-name="ce1"/>
          <table:table-cell office:value-type="float" office:value="0.47712125471966244" table:formula="of:=LOG10([.C97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2">
            <text:p>identify</text:p>
          </table:table-cell>
          <table:table-cell office:value-type="float" office:value="3" table:style-name="ce1">
            <text:p>3</text:p>
          </table:table-cell>
          <table:table-cell office:value-type="float" office:value="2.9876662649262746" table:formula="of:=LOG10([.A978])" table:style-name="ce1">
            <text:p>2.987666265</text:p>
          </table:table-cell>
          <table:table-cell table:style-name="ce1"/>
          <table:table-cell office:value-type="float" office:value="0.47712125471966244" table:formula="of:=LOG10([.C97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2">
            <text:p>like</text:p>
          </table:table-cell>
          <table:table-cell office:value-type="float" office:value="3" table:style-name="ce1">
            <text:p>3</text:p>
          </table:table-cell>
          <table:table-cell office:value-type="float" office:value="2.9881128402683519" table:formula="of:=LOG10([.A979])" table:style-name="ce1">
            <text:p>2.98811284</text:p>
          </table:table-cell>
          <table:table-cell table:style-name="ce1"/>
          <table:table-cell office:value-type="float" office:value="0.47712125471966244" table:formula="of:=LOG10([.C97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2">
            <text:p>we’ll</text:p>
          </table:table-cell>
          <table:table-cell office:value-type="float" office:value="3" table:style-name="ce1">
            <text:p>3</text:p>
          </table:table-cell>
          <table:table-cell office:value-type="float" office:value="2.9885589568786157" table:formula="of:=LOG10([.A980])" table:style-name="ce1">
            <text:p>2.988558957</text:p>
          </table:table-cell>
          <table:table-cell table:style-name="ce1"/>
          <table:table-cell office:value-type="float" office:value="0.47712125471966244" table:formula="of:=LOG10([.C98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2">
            <text:p>unexpected</text:p>
          </table:table-cell>
          <table:table-cell office:value-type="float" office:value="3" table:style-name="ce1">
            <text:p>3</text:p>
          </table:table-cell>
          <table:table-cell office:value-type="float" office:value="2.989004615698537" table:formula="of:=LOG10([.A981])" table:style-name="ce1">
            <text:p>2.989004616</text:p>
          </table:table-cell>
          <table:table-cell table:style-name="ce1"/>
          <table:table-cell office:value-type="float" office:value="0.47712125471966244" table:formula="of:=LOG10([.C98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2">
            <text:p>assist</text:p>
          </table:table-cell>
          <table:table-cell office:value-type="float" office:value="3" table:style-name="ce1">
            <text:p>3</text:p>
          </table:table-cell>
          <table:table-cell office:value-type="float" office:value="2.9894498176666917" table:formula="of:=LOG10([.A982])" table:style-name="ce1">
            <text:p>2.989449818</text:p>
          </table:table-cell>
          <table:table-cell table:style-name="ce1"/>
          <table:table-cell office:value-type="float" office:value="0.47712125471966244" table:formula="of:=LOG10([.C98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2">
            <text:p>writing</text:p>
          </table:table-cell>
          <table:table-cell office:value-type="float" office:value="3" table:style-name="ce1">
            <text:p>3</text:p>
          </table:table-cell>
          <table:table-cell office:value-type="float" office:value="2.989894563718773" table:formula="of:=LOG10([.A983])" table:style-name="ce1">
            <text:p>2.989894564</text:p>
          </table:table-cell>
          <table:table-cell table:style-name="ce1"/>
          <table:table-cell office:value-type="float" office:value="0.47712125471966244" table:formula="of:=LOG10([.C98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2">
            <text:p>outcome</text:p>
          </table:table-cell>
          <table:table-cell office:value-type="float" office:value="3" table:style-name="ce1">
            <text:p>3</text:p>
          </table:table-cell>
          <table:table-cell office:value-type="float" office:value="2.9903388547876015" table:formula="of:=LOG10([.A984])" table:style-name="ce1">
            <text:p>2.990338855</text:p>
          </table:table-cell>
          <table:table-cell table:style-name="ce1"/>
          <table:table-cell office:value-type="float" office:value="0.47712125471966244" table:formula="of:=LOG10([.C98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2">
            <text:p>resulted</text:p>
          </table:table-cell>
          <table:table-cell office:value-type="float" office:value="3" table:style-name="ce1">
            <text:p>3</text:p>
          </table:table-cell>
          <table:table-cell office:value-type="float" office:value="2.9907826918031377" table:formula="of:=LOG10([.A985])" table:style-name="ce1">
            <text:p>2.990782692</text:p>
          </table:table-cell>
          <table:table-cell table:style-name="ce1"/>
          <table:table-cell office:value-type="float" office:value="0.47712125471966244" table:formula="of:=LOG10([.C98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2">
            <text:p>might</text:p>
          </table:table-cell>
          <table:table-cell office:value-type="float" office:value="3" table:style-name="ce1">
            <text:p>3</text:p>
          </table:table-cell>
          <table:table-cell office:value-type="float" office:value="2.9912260756924947" table:formula="of:=LOG10([.A986])" table:style-name="ce1">
            <text:p>2.991226076</text:p>
          </table:table-cell>
          <table:table-cell table:style-name="ce1"/>
          <table:table-cell office:value-type="float" office:value="0.47712125471966244" table:formula="of:=LOG10([.C98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2">
            <text:p>secure</text:p>
          </table:table-cell>
          <table:table-cell office:value-type="float" office:value="3" table:style-name="ce1">
            <text:p>3</text:p>
          </table:table-cell>
          <table:table-cell office:value-type="float" office:value="2.9916690073799486" table:formula="of:=LOG10([.A987])" table:style-name="ce1">
            <text:p>2.991669007</text:p>
          </table:table-cell>
          <table:table-cell table:style-name="ce1"/>
          <table:table-cell office:value-type="float" office:value="0.47712125471966244" table:formula="of:=LOG10([.C98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2">
            <text:p>mistake</text:p>
          </table:table-cell>
          <table:table-cell office:value-type="float" office:value="3" table:style-name="ce1">
            <text:p>3</text:p>
          </table:table-cell>
          <table:table-cell office:value-type="float" office:value="2.9921114877869495" table:formula="of:=LOG10([.A988])" table:style-name="ce1">
            <text:p>2.992111488</text:p>
          </table:table-cell>
          <table:table-cell table:style-name="ce1"/>
          <table:table-cell office:value-type="float" office:value="0.47712125471966244" table:formula="of:=LOG10([.C98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2">
            <text:p>visiting</text:p>
          </table:table-cell>
          <table:table-cell office:value-type="float" office:value="3" table:style-name="ce1">
            <text:p>3</text:p>
          </table:table-cell>
          <table:table-cell office:value-type="float" office:value="2.9925535178321354" table:formula="of:=LOG10([.A989])" table:style-name="ce1">
            <text:p>2.992553518</text:p>
          </table:table-cell>
          <table:table-cell table:style-name="ce1"/>
          <table:table-cell office:value-type="float" office:value="0.47712125471966244" table:formula="of:=LOG10([.C98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2">
            <text:p>ombudsman</text:p>
          </table:table-cell>
          <table:table-cell office:value-type="float" office:value="3" table:style-name="ce1">
            <text:p>3</text:p>
          </table:table-cell>
          <table:table-cell office:value-type="float" office:value="2.9929950984313414" table:formula="of:=LOG10([.A990])" table:style-name="ce1">
            <text:p>2.992995098</text:p>
          </table:table-cell>
          <table:table-cell table:style-name="ce1"/>
          <table:table-cell office:value-type="float" office:value="0.47712125471966244" table:formula="of:=LOG10([.C99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2">
            <text:p>mail</text:p>
          </table:table-cell>
          <table:table-cell office:value-type="float" office:value="3" table:style-name="ce1">
            <text:p>3</text:p>
          </table:table-cell>
          <table:table-cell office:value-type="float" office:value="2.9934362304976116" table:formula="of:=LOG10([.A991])" table:style-name="ce1">
            <text:p>2.99343623</text:p>
          </table:table-cell>
          <table:table-cell table:style-name="ce1"/>
          <table:table-cell office:value-type="float" office:value="0.47712125471966244" table:formula="of:=LOG10([.C99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2">
            <text:p>obligation</text:p>
          </table:table-cell>
          <table:table-cell office:value-type="float" office:value="3" table:style-name="ce1">
            <text:p>3</text:p>
          </table:table-cell>
          <table:table-cell office:value-type="float" office:value="2.993876914941211" table:formula="of:=LOG10([.A992])" table:style-name="ce1">
            <text:p>2.993876915</text:p>
          </table:table-cell>
          <table:table-cell table:style-name="ce1"/>
          <table:table-cell office:value-type="float" office:value="0.47712125471966244" table:formula="of:=LOG10([.C99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2">
            <text:p>controlled</text:p>
          </table:table-cell>
          <table:table-cell office:value-type="float" office:value="3" table:style-name="ce1">
            <text:p>3</text:p>
          </table:table-cell>
          <table:table-cell office:value-type="float" office:value="2.9943171526696366" table:formula="of:=LOG10([.A993])" table:style-name="ce1">
            <text:p>2.994317153</text:p>
          </table:table-cell>
          <table:table-cell table:style-name="ce1"/>
          <table:table-cell office:value-type="float" office:value="0.47712125471966244" table:formula="of:=LOG10([.C99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2">
            <text:p>waive</text:p>
          </table:table-cell>
          <table:table-cell office:value-type="float" office:value="3" table:style-name="ce1">
            <text:p>3</text:p>
          </table:table-cell>
          <table:table-cell office:value-type="float" office:value="2.9947569445876283" table:formula="of:=LOG10([.A994])" table:style-name="ce1">
            <text:p>2.994756945</text:p>
          </table:table-cell>
          <table:table-cell table:style-name="ce1"/>
          <table:table-cell office:value-type="float" office:value="0.47712125471966244" table:formula="of:=LOG10([.C99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2">
            <text:p>profits</text:p>
          </table:table-cell>
          <table:table-cell office:value-type="float" office:value="3" table:style-name="ce1">
            <text:p>3</text:p>
          </table:table-cell>
          <table:table-cell office:value-type="float" office:value="2.9951962915971793" table:formula="of:=LOG10([.A995])" table:style-name="ce1">
            <text:p>2.995196292</text:p>
          </table:table-cell>
          <table:table-cell table:style-name="ce1"/>
          <table:table-cell office:value-type="float" office:value="0.47712125471966244" table:formula="of:=LOG10([.C99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2">
            <text:p>consequential</text:p>
          </table:table-cell>
          <table:table-cell office:value-type="float" office:value="3" table:style-name="ce1">
            <text:p>3</text:p>
          </table:table-cell>
          <table:table-cell office:value-type="float" office:value="2.9956351945975501" table:formula="of:=LOG10([.A996])" table:style-name="ce1">
            <text:p>2.995635195</text:p>
          </table:table-cell>
          <table:table-cell table:style-name="ce1"/>
          <table:table-cell office:value-type="float" office:value="0.47712125471966244" table:formula="of:=LOG10([.C99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2">
            <text:p>implied</text:p>
          </table:table-cell>
          <table:table-cell office:value-type="float" office:value="3" table:style-name="ce1">
            <text:p>3</text:p>
          </table:table-cell>
          <table:table-cell office:value-type="float" office:value="2.9960736544852753" table:formula="of:=LOG10([.A997])" table:style-name="ce1">
            <text:p>2.996073654</text:p>
          </table:table-cell>
          <table:table-cell table:style-name="ce1"/>
          <table:table-cell office:value-type="float" office:value="0.47712125471966244" table:formula="of:=LOG10([.C99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2">
            <text:p>involving</text:p>
          </table:table-cell>
          <table:table-cell office:value-type="float" office:value="3" table:style-name="ce1">
            <text:p>3</text:p>
          </table:table-cell>
          <table:table-cell office:value-type="float" office:value="2.9965116721541785" table:formula="of:=LOG10([.A998])" table:style-name="ce1">
            <text:p>2.996511672</text:p>
          </table:table-cell>
          <table:table-cell table:style-name="ce1"/>
          <table:table-cell office:value-type="float" office:value="0.47712125471966244" table:formula="of:=LOG10([.C99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2">
            <text:p>web</text:p>
          </table:table-cell>
          <table:table-cell office:value-type="float" office:value="3" table:style-name="ce1">
            <text:p>3</text:p>
          </table:table-cell>
          <table:table-cell office:value-type="float" office:value="2.996949248495381" table:formula="of:=LOG10([.A999])" table:style-name="ce1">
            <text:p>2.996949248</text:p>
          </table:table-cell>
          <table:table-cell table:style-name="ce1"/>
          <table:table-cell office:value-type="float" office:value="0.47712125471966244" table:formula="of:=LOG10([.C99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2">
            <text:p>royalty-free</text:p>
          </table:table-cell>
          <table:table-cell office:value-type="float" office:value="3" table:style-name="ce1">
            <text:p>3</text:p>
          </table:table-cell>
          <table:table-cell office:value-type="float" office:value="2.9973863843973132" table:formula="of:=LOG10([.A1000])" table:style-name="ce1">
            <text:p>2.997386384</text:p>
          </table:table-cell>
          <table:table-cell table:style-name="ce1"/>
          <table:table-cell office:value-type="float" office:value="0.47712125471966244" table:formula="of:=LOG10([.C100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2">
            <text:p>implementation</text:p>
          </table:table-cell>
          <table:table-cell office:value-type="float" office:value="3" table:style-name="ce1">
            <text:p>3</text:p>
          </table:table-cell>
          <table:table-cell office:value-type="float" office:value="2.9978230807457256" table:formula="of:=LOG10([.A1001])" table:style-name="ce1">
            <text:p>2.997823081</text:p>
          </table:table-cell>
          <table:table-cell table:style-name="ce1"/>
          <table:table-cell office:value-type="float" office:value="0.47712125471966244" table:formula="of:=LOG10([.C100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2">
            <text:p>owned</text:p>
          </table:table-cell>
          <table:table-cell office:value-type="float" office:value="3" table:style-name="ce1">
            <text:p>3</text:p>
          </table:table-cell>
          <table:table-cell office:value-type="float" office:value="2.9982593384236988" table:formula="of:=LOG10([.A1002])" table:style-name="ce1">
            <text:p>2.998259338</text:p>
          </table:table-cell>
          <table:table-cell table:style-name="ce1"/>
          <table:table-cell office:value-type="float" office:value="0.47712125471966244" table:formula="of:=LOG10([.C100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2">
            <text:p>england</text:p>
          </table:table-cell>
          <table:table-cell office:value-type="float" office:value="3" table:style-name="ce1">
            <text:p>3</text:p>
          </table:table-cell>
          <table:table-cell office:value-type="float" office:value="2.9986951583116559" table:formula="of:=LOG10([.A1003])" table:style-name="ce1">
            <text:p>2.998695158</text:p>
          </table:table-cell>
          <table:table-cell table:style-name="ce1"/>
          <table:table-cell office:value-type="float" office:value="0.47712125471966244" table:formula="of:=LOG10([.C100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2">
            <text:p>wales</text:p>
          </table:table-cell>
          <table:table-cell office:value-type="float" office:value="3" table:style-name="ce1">
            <text:p>3</text:p>
          </table:table-cell>
          <table:table-cell office:value-type="float" office:value="2.999130541287371" table:formula="of:=LOG10([.A1004])" table:style-name="ce1">
            <text:p>2.999130541</text:p>
          </table:table-cell>
          <table:table-cell table:style-name="ce1"/>
          <table:table-cell office:value-type="float" office:value="0.47712125471966244" table:formula="of:=LOG10([.C100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2">
            <text:p>bring</text:p>
          </table:table-cell>
          <table:table-cell office:value-type="float" office:value="3" table:style-name="ce1">
            <text:p>3</text:p>
          </table:table-cell>
          <table:table-cell office:value-type="float" office:value="2.9995654882259823" table:formula="of:=LOG10([.A1005])" table:style-name="ce1">
            <text:p>2.999565488</text:p>
          </table:table-cell>
          <table:table-cell table:style-name="ce1"/>
          <table:table-cell office:value-type="float" office:value="0.47712125471966244" table:formula="of:=LOG10([.C100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2">
            <text:p>pursuant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LOG10([.A1006])" table:style-name="ce1">
            <text:p>3</text:p>
          </table:table-cell>
          <table:table-cell table:style-name="ce1"/>
          <table:table-cell office:value-type="float" office:value="0.47712125471966244" table:formula="of:=LOG10([.C100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2">
            <text:p>table</text:p>
          </table:table-cell>
          <table:table-cell office:value-type="float" office:value="3" table:style-name="ce1">
            <text:p>3</text:p>
          </table:table-cell>
          <table:table-cell office:value-type="float" office:value="3.0004340774793188" table:formula="of:=LOG10([.A1007])" table:style-name="ce1">
            <text:p>3.000434077</text:p>
          </table:table-cell>
          <table:table-cell table:style-name="ce1"/>
          <table:table-cell office:value-type="float" office:value="0.47712125471966244" table:formula="of:=LOG10([.C100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2">
            <text:p>percentage-based</text:p>
          </table:table-cell>
          <table:table-cell office:value-type="float" office:value="3" table:style-name="ce1">
            <text:p>3</text:p>
          </table:table-cell>
          <table:table-cell office:value-type="float" office:value="3.0008677215312267" table:formula="of:=LOG10([.A1008])" table:style-name="ce1">
            <text:p>3.000867722</text:p>
          </table:table-cell>
          <table:table-cell table:style-name="ce1"/>
          <table:table-cell office:value-type="float" office:value="0.47712125471966244" table:formula="of:=LOG10([.C100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2">
            <text:p>a4.6</text:p>
          </table:table-cell>
          <table:table-cell office:value-type="float" office:value="3" table:style-name="ce1">
            <text:p>3</text:p>
          </table:table-cell>
          <table:table-cell office:value-type="float" office:value="3.0013009330204183" table:formula="of:=LOG10([.A1009])" table:style-name="ce1">
            <text:p>3.001300933</text:p>
          </table:table-cell>
          <table:table-cell table:style-name="ce1"/>
          <table:table-cell office:value-type="float" office:value="0.47712125471966244" table:formula="of:=LOG10([.C100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2">
            <text:p>a4.7</text:p>
          </table:table-cell>
          <table:table-cell office:value-type="float" office:value="3" table:style-name="ce1">
            <text:p>3</text:p>
          </table:table-cell>
          <table:table-cell office:value-type="float" office:value="3.0017337128090005" table:formula="of:=LOG10([.A1010])" table:style-name="ce1">
            <text:p>3.001733713</text:p>
          </table:table-cell>
          <table:table-cell table:style-name="ce1"/>
          <table:table-cell office:value-type="float" office:value="0.47712125471966244" table:formula="of:=LOG10([.C101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0021660617565078" table:formula="of:=LOG10([.A1011])" table:style-name="ce1">
            <text:p>3.002166062</text:p>
          </table:table-cell>
          <table:table-cell table:style-name="ce1"/>
          <table:table-cell office:value-type="float" office:value="0.47712125471966244" table:formula="of:=LOG10([.C101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2">
            <text:p>canada</text:p>
          </table:table-cell>
          <table:table-cell office:value-type="float" office:value="3" table:style-name="ce1">
            <text:p>3</text:p>
          </table:table-cell>
          <table:table-cell office:value-type="float" office:value="3.0025979807199086" table:formula="of:=LOG10([.A1012])" table:style-name="ce1">
            <text:p>3.002597981</text:p>
          </table:table-cell>
          <table:table-cell table:style-name="ce1"/>
          <table:table-cell office:value-type="float" office:value="0.47712125471966244" table:formula="of:=LOG10([.C101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2">
            <text:p>a2.2.1</text:p>
          </table:table-cell>
          <table:table-cell office:value-type="float" office:value="3" table:style-name="ce1">
            <text:p>3</text:p>
          </table:table-cell>
          <table:table-cell office:value-type="float" office:value="3.003029470553618" table:formula="of:=LOG10([.A1013])" table:style-name="ce1">
            <text:p>3.003029471</text:p>
          </table:table-cell>
          <table:table-cell table:style-name="ce1"/>
          <table:table-cell office:value-type="float" office:value="0.47712125471966244" table:formula="of:=LOG10([.C101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2">
            <text:p>sections</text:p>
          </table:table-cell>
          <table:table-cell office:value-type="float" office:value="3" table:style-name="ce1">
            <text:p>3</text:p>
          </table:table-cell>
          <table:table-cell office:value-type="float" office:value="3.0034605321095067" table:formula="of:=LOG10([.A1014])" table:style-name="ce1">
            <text:p>3.003460532</text:p>
          </table:table-cell>
          <table:table-cell table:style-name="ce1"/>
          <table:table-cell office:value-type="float" office:value="0.47712125471966244" table:formula="of:=LOG10([.C101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2">
            <text:p>a2.2.3</text:p>
          </table:table-cell>
          <table:table-cell office:value-type="float" office:value="3" table:style-name="ce1">
            <text:p>3</text:p>
          </table:table-cell>
          <table:table-cell office:value-type="float" office:value="3.0038911662369103" table:formula="of:=LOG10([.A1015])" table:style-name="ce1">
            <text:p>3.003891166</text:p>
          </table:table-cell>
          <table:table-cell table:style-name="ce1"/>
          <table:table-cell office:value-type="float" office:value="0.47712125471966244" table:formula="of:=LOG10([.C101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0.5" table:style-name="ce2">
            <text:p>0.5</text:p>
          </table:table-cell>
          <table:table-cell office:value-type="float" office:value="3" table:style-name="ce1">
            <text:p>3</text:p>
          </table:table-cell>
          <table:table-cell office:value-type="float" office:value="3.0043213737826426" table:formula="of:=LOG10([.A1016])" table:style-name="ce1">
            <text:p>3.004321374</text:p>
          </table:table-cell>
          <table:table-cell table:style-name="ce1"/>
          <table:table-cell office:value-type="float" office:value="0.47712125471966244" table:formula="of:=LOG10([.C101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0047511555910011" table:formula="of:=LOG10([.A1017])" table:style-name="ce1">
            <text:p>3.004751156</text:p>
          </table:table-cell>
          <table:table-cell table:style-name="ce1"/>
          <table:table-cell office:value-type="float" office:value="0.47712125471966244" table:formula="of:=LOG10([.C101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.0051805125037805" table:formula="of:=LOG10([.A1018])" table:style-name="ce1">
            <text:p>3.005180513</text:p>
          </table:table-cell>
          <table:table-cell table:style-name="ce1"/>
          <table:table-cell office:value-type="float" office:value="0.47712125471966244" table:formula="of:=LOG10([.C101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2">
            <text:p>aed</text:p>
          </table:table-cell>
          <table:table-cell office:value-type="float" office:value="3" table:style-name="ce1">
            <text:p>3</text:p>
          </table:table-cell>
          <table:table-cell office:value-type="float" office:value="3.0056094453602804" table:formula="of:=LOG10([.A1019])" table:style-name="ce1">
            <text:p>3.005609445</text:p>
          </table:table-cell>
          <table:table-cell table:style-name="ce1"/>
          <table:table-cell office:value-type="float" office:value="0.47712125471966244" table:formula="of:=LOG10([.C101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2">
            <text:p>bgn</text:p>
          </table:table-cell>
          <table:table-cell office:value-type="float" office:value="3" table:style-name="ce1">
            <text:p>3</text:p>
          </table:table-cell>
          <table:table-cell office:value-type="float" office:value="3.0060379549973173" table:formula="of:=LOG10([.A1020])" table:style-name="ce1">
            <text:p>3.006037955</text:p>
          </table:table-cell>
          <table:table-cell table:style-name="ce1"/>
          <table:table-cell office:value-type="float" office:value="0.47712125471966244" table:formula="of:=LOG10([.C102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2">
            <text:p>hrk</text:p>
          </table:table-cell>
          <table:table-cell office:value-type="float" office:value="3" table:style-name="ce1">
            <text:p>3</text:p>
          </table:table-cell>
          <table:table-cell office:value-type="float" office:value="3.0064660422492318" table:formula="of:=LOG10([.A1021])" table:style-name="ce1">
            <text:p>3.006466042</text:p>
          </table:table-cell>
          <table:table-cell table:style-name="ce1"/>
          <table:table-cell office:value-type="float" office:value="0.47712125471966244" table:formula="of:=LOG10([.C102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0068937079479006" table:formula="of:=LOG10([.A1022])" table:style-name="ce1">
            <text:p>3.006893708</text:p>
          </table:table-cell>
          <table:table-cell table:style-name="ce1"/>
          <table:table-cell office:value-type="float" office:value="0.47712125471966244" table:formula="of:=LOG10([.C102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200" table:style-name="ce2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3.0073209529227447" table:formula="of:=LOG10([.A1023])" table:style-name="ce1">
            <text:p>3.007320953</text:p>
          </table:table-cell>
          <table:table-cell table:style-name="ce1"/>
          <table:table-cell office:value-type="float" office:value="0.47712125471966244" table:formula="of:=LOG10([.C102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2">
            <text:p>kroner</text:p>
          </table:table-cell>
          <table:table-cell office:value-type="float" office:value="3" table:style-name="ce1">
            <text:p>3</text:p>
          </table:table-cell>
          <table:table-cell office:value-type="float" office:value="3.00774777800074" table:formula="of:=LOG10([.A1024])" table:style-name="ce1">
            <text:p>3.007747778</text:p>
          </table:table-cell>
          <table:table-cell table:style-name="ce1"/>
          <table:table-cell office:value-type="float" office:value="0.47712125471966244" table:formula="of:=LOG10([.C102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500" table:style-name="ce2">
            <text:p>500</text:p>
          </table:table-cell>
          <table:table-cell office:value-type="float" office:value="3" table:style-name="ce1">
            <text:p>3</text:p>
          </table:table-cell>
          <table:table-cell office:value-type="float" office:value="3.0081741840064264" table:formula="of:=LOG10([.A1025])" table:style-name="ce1">
            <text:p>3.008174184</text:p>
          </table:table-cell>
          <table:table-cell table:style-name="ce1"/>
          <table:table-cell office:value-type="float" office:value="0.47712125471966244" table:formula="of:=LOG10([.C102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2">
            <text:p>ron</text:p>
          </table:table-cell>
          <table:table-cell office:value-type="float" office:value="3" table:style-name="ce1">
            <text:p>3</text:p>
          </table:table-cell>
          <table:table-cell office:value-type="float" office:value="3.0086001717619175" table:formula="of:=LOG10([.A1026])" table:style-name="ce1">
            <text:p>3.008600172</text:p>
          </table:table-cell>
          <table:table-cell table:style-name="ce1"/>
          <table:table-cell office:value-type="float" office:value="0.47712125471966244" table:formula="of:=LOG10([.C102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2.5" table:style-name="ce2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3.0090257420869104" table:formula="of:=LOG10([.A1027])" table:style-name="ce1">
            <text:p>3.009025742</text:p>
          </table:table-cell>
          <table:table-cell table:style-name="ce1"/>
          <table:table-cell office:value-type="float" office:value="0.47712125471966244" table:formula="of:=LOG10([.C102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320" table:style-name="ce2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3.0094508957986941" table:formula="of:=LOG10([.A1028])" table:style-name="ce1">
            <text:p>3.009450896</text:p>
          </table:table-cell>
          <table:table-cell table:style-name="ce1"/>
          <table:table-cell office:value-type="float" office:value="0.47712125471966244" table:formula="of:=LOG10([.C102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2">
            <text:p>lira</text:p>
          </table:table-cell>
          <table:table-cell office:value-type="float" office:value="3" table:style-name="ce1">
            <text:p>3</text:p>
          </table:table-cell>
          <table:table-cell office:value-type="float" office:value="3.0098756337121602" table:formula="of:=LOG10([.A1029])" table:style-name="ce1">
            <text:p>3.009875634</text:p>
          </table:table-cell>
          <table:table-cell table:style-name="ce1"/>
          <table:table-cell office:value-type="float" office:value="0.47712125471966244" table:formula="of:=LOG10([.C102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2">
            <text:p>zar</text:p>
          </table:table-cell>
          <table:table-cell office:value-type="float" office:value="3" table:style-name="ce1">
            <text:p>3</text:p>
          </table:table-cell>
          <table:table-cell office:value-type="float" office:value="3.0102999566398121" table:formula="of:=LOG10([.A1030])" table:style-name="ce1">
            <text:p>3.010299957</text:p>
          </table:table-cell>
          <table:table-cell table:style-name="ce1"/>
          <table:table-cell office:value-type="float" office:value="0.47712125471966244" table:formula="of:=LOG10([.C103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.0107238653917729" table:formula="of:=LOG10([.A1031])" table:style-name="ce1">
            <text:p>3.010723865</text:p>
          </table:table-cell>
          <table:table-cell table:style-name="ce1"/>
          <table:table-cell office:value-type="float" office:value="0.47712125471966244" table:formula="of:=LOG10([.C103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2">
            <text:p>indian</text:p>
          </table:table-cell>
          <table:table-cell office:value-type="float" office:value="3" table:style-name="ce1">
            <text:p>3</text:p>
          </table:table-cell>
          <table:table-cell office:value-type="float" office:value="3.0111473607757975" table:formula="of:=LOG10([.A1032])" table:style-name="ce1">
            <text:p>3.011147361</text:p>
          </table:table-cell>
          <table:table-cell table:style-name="ce1"/>
          <table:table-cell office:value-type="float" office:value="0.47712125471966244" table:formula="of:=LOG10([.C1032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250" table:style-name="ce2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3.0115704435972783" table:formula="of:=LOG10([.A1033])" table:style-name="ce1">
            <text:p>3.011570444</text:p>
          </table:table-cell>
          <table:table-cell table:style-name="ce1"/>
          <table:table-cell office:value-type="float" office:value="0.47712125471966244" table:formula="of:=LOG10([.C1033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640" table:style-name="ce2">
            <text:p>640</text:p>
          </table:table-cell>
          <table:table-cell office:value-type="float" office:value="3" table:style-name="ce1">
            <text:p>3</text:p>
          </table:table-cell>
          <table:table-cell office:value-type="float" office:value="3.0119931146592571" table:formula="of:=LOG10([.A1034])" table:style-name="ce1">
            <text:p>3.011993115</text:p>
          </table:table-cell>
          <table:table-cell table:style-name="ce1"/>
          <table:table-cell office:value-type="float" office:value="0.47712125471966244" table:formula="of:=LOG10([.C1034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.0124153747624329" table:formula="of:=LOG10([.A1035])" table:style-name="ce1">
            <text:p>3.012415375</text:p>
          </table:table-cell>
          <table:table-cell table:style-name="ce1"/>
          <table:table-cell office:value-type="float" office:value="0.47712125471966244" table:formula="of:=LOG10([.C1035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2">
            <text:p>pro-rated</text:p>
          </table:table-cell>
          <table:table-cell office:value-type="float" office:value="3" table:style-name="ce1">
            <text:p>3</text:p>
          </table:table-cell>
          <table:table-cell office:value-type="float" office:value="3.012837224705172" table:formula="of:=LOG10([.A1036])" table:style-name="ce1">
            <text:p>3.012837225</text:p>
          </table:table-cell>
          <table:table-cell table:style-name="ce1"/>
          <table:table-cell office:value-type="float" office:value="0.47712125471966244" table:formula="of:=LOG10([.C1036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2">
            <text:p>mass</text:p>
          </table:table-cell>
          <table:table-cell office:value-type="float" office:value="3" table:style-name="ce1">
            <text:p>3</text:p>
          </table:table-cell>
          <table:table-cell office:value-type="float" office:value="3.0132586652835167" table:formula="of:=LOG10([.A1037])" table:style-name="ce1">
            <text:p>3.013258665</text:p>
          </table:table-cell>
          <table:table-cell table:style-name="ce1"/>
          <table:table-cell office:value-type="float" office:value="0.47712125471966244" table:formula="of:=LOG10([.C1037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2">
            <text:p>charities</text:p>
          </table:table-cell>
          <table:table-cell office:value-type="float" office:value="3" table:style-name="ce1">
            <text:p>3</text:p>
          </table:table-cell>
          <table:table-cell office:value-type="float" office:value="3.0136796972911926" table:formula="of:=LOG10([.A1038])" table:style-name="ce1">
            <text:p>3.013679697</text:p>
          </table:table-cell>
          <table:table-cell table:style-name="ce1"/>
          <table:table-cell office:value-type="float" office:value="0.47712125471966244" table:formula="of:=LOG10([.C1038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3" table:style-name="ce1">
            <text:p>3</text:p>
          </table:table-cell>
          <table:table-cell office:value-type="float" office:value="3.0141003215196207" table:formula="of:=LOG10([.A1039])" table:style-name="ce1">
            <text:p>3.014100322</text:p>
          </table:table-cell>
          <table:table-cell table:style-name="ce1"/>
          <table:table-cell office:value-type="float" office:value="0.47712125471966244" table:formula="of:=LOG10([.C1039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7.5" table:style-name="ce2">
            <text:p>7.5</text:p>
          </table:table-cell>
          <table:table-cell office:value-type="float" office:value="3" table:style-name="ce1">
            <text:p>3</text:p>
          </table:table-cell>
          <table:table-cell office:value-type="float" office:value="3.0145205387579237" table:formula="of:=LOG10([.A1040])" table:style-name="ce1">
            <text:p>3.014520539</text:p>
          </table:table-cell>
          <table:table-cell table:style-name="ce1"/>
          <table:table-cell office:value-type="float" office:value="0.47712125471966244" table:formula="of:=LOG10([.C1040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2">
            <text:p>islands</text:p>
          </table:table-cell>
          <table:table-cell office:value-type="float" office:value="3" table:style-name="ce1">
            <text:p>3</text:p>
          </table:table-cell>
          <table:table-cell office:value-type="float" office:value="3.0149403497929366" table:formula="of:=LOG10([.A1041])" table:style-name="ce1">
            <text:p>3.01494035</text:p>
          </table:table-cell>
          <table:table-cell table:style-name="ce1"/>
          <table:table-cell office:value-type="float" office:value="0.47712125471966244" table:formula="of:=LOG10([.C1041])" table:style-name="ce1">
            <text:p>0.477121255</text:p>
          </table:table-cell>
          <table:table-cell table:number-columns-repeated="16378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2">
            <text:p>years</text:p>
          </table:table-cell>
          <table:table-cell office:value-type="float" office:value="2" table:style-name="ce1">
            <text:p>2</text:p>
          </table:table-cell>
          <table:table-cell office:value-type="float" office:value="3.0153597554092144" table:formula="of:=LOG10([.A1042])" table:style-name="ce1">
            <text:p>3.015359755</text:p>
          </table:table-cell>
          <table:table-cell table:style-name="ce1"/>
          <table:table-cell office:value-type="float" office:value="0.3010299956639812" table:formula="of:=LOG10([.C104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2">
            <text:p>enter</text:p>
          </table:table-cell>
          <table:table-cell office:value-type="float" office:value="2" table:style-name="ce1">
            <text:p>2</text:p>
          </table:table-cell>
          <table:table-cell office:value-type="float" office:value="3.0157787563890408" table:formula="of:=LOG10([.A1043])" table:style-name="ce1">
            <text:p>3.015778756</text:p>
          </table:table-cell>
          <table:table-cell table:style-name="ce1"/>
          <table:table-cell office:value-type="float" office:value="0.3010299956639812" table:formula="of:=LOG10([.C104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2">
            <text:p>carefully</text:p>
          </table:table-cell>
          <table:table-cell office:value-type="float" office:value="2" table:style-name="ce1">
            <text:p>2</text:p>
          </table:table-cell>
          <table:table-cell office:value-type="float" office:value="3.0161973535124389" table:formula="of:=LOG10([.A1044])" table:style-name="ce1">
            <text:p>3.016197354</text:p>
          </table:table-cell>
          <table:table-cell table:style-name="ce1"/>
          <table:table-cell office:value-type="float" office:value="0.3010299956639812" table:formula="of:=LOG10([.C104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2">
            <text:p>responsibilities</text:p>
          </table:table-cell>
          <table:table-cell office:value-type="float" office:value="2" table:style-name="ce1">
            <text:p>2</text:p>
          </table:table-cell>
          <table:table-cell office:value-type="float" office:value="3.0166155475571772" table:formula="of:=LOG10([.A1045])" table:style-name="ce1">
            <text:p>3.016615548</text:p>
          </table:table-cell>
          <table:table-cell table:style-name="ce1"/>
          <table:table-cell office:value-type="float" office:value="0.3010299956639812" table:formula="of:=LOG10([.C104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2">
            <text:p>issuance</text:p>
          </table:table-cell>
          <table:table-cell office:value-type="float" office:value="2" table:style-name="ce1">
            <text:p>2</text:p>
          </table:table-cell>
          <table:table-cell office:value-type="float" office:value="3.0170333392987803" table:formula="of:=LOG10([.A1046])" table:style-name="ce1">
            <text:p>3.017033339</text:p>
          </table:table-cell>
          <table:table-cell table:style-name="ce1"/>
          <table:table-cell office:value-type="float" office:value="0.3010299956639812" table:formula="of:=LOG10([.C104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2">
            <text:p>disclosures</text:p>
          </table:table-cell>
          <table:table-cell office:value-type="float" office:value="2" table:style-name="ce1">
            <text:p>2</text:p>
          </table:table-cell>
          <table:table-cell office:value-type="float" office:value="3.0174507295105362" table:formula="of:=LOG10([.A1047])" table:style-name="ce1">
            <text:p>3.01745073</text:p>
          </table:table-cell>
          <table:table-cell table:style-name="ce1"/>
          <table:table-cell office:value-type="float" office:value="0.3010299956639812" table:formula="of:=LOG10([.C104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2">
            <text:p>types</text:p>
          </table:table-cell>
          <table:table-cell office:value-type="float" office:value="2" table:style-name="ce1">
            <text:p>2</text:p>
          </table:table-cell>
          <table:table-cell office:value-type="float" office:value="3.0178677189635055" table:formula="of:=LOG10([.A1048])" table:style-name="ce1">
            <text:p>3.017867719</text:p>
          </table:table-cell>
          <table:table-cell table:style-name="ce1"/>
          <table:table-cell office:value-type="float" office:value="0.3010299956639812" table:formula="of:=LOG10([.C104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2">
            <text:p>upgrade</text:p>
          </table:table-cell>
          <table:table-cell office:value-type="float" office:value="2" table:style-name="ce1">
            <text:p>2</text:p>
          </table:table-cell>
          <table:table-cell office:value-type="float" office:value="3.0182843084265309" table:formula="of:=LOG10([.A1049])" table:style-name="ce1">
            <text:p>3.018284308</text:p>
          </table:table-cell>
          <table:table-cell table:style-name="ce1"/>
          <table:table-cell office:value-type="float" office:value="0.3010299956639812" table:formula="of:=LOG10([.C104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2">
            <text:p>differ</text:p>
          </table:table-cell>
          <table:table-cell office:value-type="float" office:value="2" table:style-name="ce1">
            <text:p>2</text:p>
          </table:table-cell>
          <table:table-cell office:value-type="float" office:value="3.0187004986662433" table:formula="of:=LOG10([.A1050])" table:style-name="ce1">
            <text:p>3.018700499</text:p>
          </table:table-cell>
          <table:table-cell table:style-name="ce1"/>
          <table:table-cell office:value-type="float" office:value="0.3010299956639812" table:formula="of:=LOG10([.C105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2">
            <text:p>converting</text:p>
          </table:table-cell>
          <table:table-cell office:value-type="float" office:value="2" table:style-name="ce1">
            <text:p>2</text:p>
          </table:table-cell>
          <table:table-cell office:value-type="float" office:value="3.019116290447073" table:formula="of:=LOG10([.A1051])" table:style-name="ce1">
            <text:p>3.01911629</text:p>
          </table:table-cell>
          <table:table-cell table:style-name="ce1"/>
          <table:table-cell office:value-type="float" office:value="0.3010299956639812" table:formula="of:=LOG10([.C105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2">
            <text:p>accepting</text:p>
          </table:table-cell>
          <table:table-cell office:value-type="float" office:value="2" table:style-name="ce1">
            <text:p>2</text:p>
          </table:table-cell>
          <table:table-cell office:value-type="float" office:value="3.0195316845312554" table:formula="of:=LOG10([.A1052])" table:style-name="ce1">
            <text:p>3.019531685</text:p>
          </table:table-cell>
          <table:table-cell table:style-name="ce1"/>
          <table:table-cell office:value-type="float" office:value="0.3010299956639812" table:formula="of:=LOG10([.C105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2">
            <text:p>stop</text:p>
          </table:table-cell>
          <table:table-cell office:value-type="float" office:value="2" table:style-name="ce1">
            <text:p>2</text:p>
          </table:table-cell>
          <table:table-cell office:value-type="float" office:value="3.0199466816788423" table:formula="of:=LOG10([.A1053])" table:style-name="ce1">
            <text:p>3.019946682</text:p>
          </table:table-cell>
          <table:table-cell table:style-name="ce1"/>
          <table:table-cell office:value-type="float" office:value="0.3010299956639812" table:formula="of:=LOG10([.C105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2">
            <text:p>items</text:p>
          </table:table-cell>
          <table:table-cell office:value-type="float" office:value="2" table:style-name="ce1">
            <text:p>2</text:p>
          </table:table-cell>
          <table:table-cell office:value-type="float" office:value="3.0203612826477078" table:formula="of:=LOG10([.A1054])" table:style-name="ce1">
            <text:p>3.020361283</text:p>
          </table:table-cell>
          <table:table-cell table:style-name="ce1"/>
          <table:table-cell office:value-type="float" office:value="0.3010299956639812" table:formula="of:=LOG10([.C105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2">
            <text:p>passwords</text:p>
          </table:table-cell>
          <table:table-cell office:value-type="float" office:value="2" table:style-name="ce1">
            <text:p>2</text:p>
          </table:table-cell>
          <table:table-cell office:value-type="float" office:value="3.020775488193558" table:formula="of:=LOG10([.A1055])" table:style-name="ce1">
            <text:p>3.020775488</text:p>
          </table:table-cell>
          <table:table-cell table:style-name="ce1"/>
          <table:table-cell office:value-type="float" office:value="0.3010299956639812" table:formula="of:=LOG10([.C105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2">
            <text:p>identification</text:p>
          </table:table-cell>
          <table:table-cell office:value-type="float" office:value="2" table:style-name="ce1">
            <text:p>2</text:p>
          </table:table-cell>
          <table:table-cell office:value-type="float" office:value="3.0211892990699383" table:formula="of:=LOG10([.A1056])" table:style-name="ce1">
            <text:p>3.021189299</text:p>
          </table:table-cell>
          <table:table-cell table:style-name="ce1"/>
          <table:table-cell office:value-type="float" office:value="0.3010299956639812" table:formula="of:=LOG10([.C105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2">
            <text:p>codes</text:p>
          </table:table-cell>
          <table:table-cell office:value-type="float" office:value="2" table:style-name="ce1">
            <text:p>2</text:p>
          </table:table-cell>
          <table:table-cell office:value-type="float" office:value="3.0216027160282422" table:formula="of:=LOG10([.A1057])" table:style-name="ce1">
            <text:p>3.021602716</text:p>
          </table:table-cell>
          <table:table-cell table:style-name="ce1"/>
          <table:table-cell office:value-type="float" office:value="0.3010299956639812" table:formula="of:=LOG10([.C105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2">
            <text:p>instrument</text:p>
          </table:table-cell>
          <table:table-cell office:value-type="float" office:value="2" table:style-name="ce1">
            <text:p>2</text:p>
          </table:table-cell>
          <table:table-cell office:value-type="float" office:value="3.0220157398177201" table:formula="of:=LOG10([.A1058])" table:style-name="ce1">
            <text:p>3.02201574</text:p>
          </table:table-cell>
          <table:table-cell table:style-name="ce1"/>
          <table:table-cell office:value-type="float" office:value="0.3010299956639812" table:formula="of:=LOG10([.C105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2">
            <text:p>i.e</text:p>
          </table:table-cell>
          <table:table-cell office:value-type="float" office:value="2" table:style-name="ce1">
            <text:p>2</text:p>
          </table:table-cell>
          <table:table-cell office:value-type="float" office:value="3.0224283711854865" table:formula="of:=LOG10([.A1059])" table:style-name="ce1">
            <text:p>3.022428371</text:p>
          </table:table-cell>
          <table:table-cell table:style-name="ce1"/>
          <table:table-cell office:value-type="float" office:value="0.3010299956639812" table:formula="of:=LOG10([.C105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2">
            <text:p>it’s</text:p>
          </table:table-cell>
          <table:table-cell office:value-type="float" office:value="2" table:style-name="ce1">
            <text:p>2</text:p>
          </table:table-cell>
          <table:table-cell office:value-type="float" office:value="3.022840610876528" table:formula="of:=LOG10([.A1060])" table:style-name="ce1">
            <text:p>3.022840611</text:p>
          </table:table-cell>
          <table:table-cell table:style-name="ce1"/>
          <table:table-cell office:value-type="float" office:value="0.3010299956639812" table:formula="of:=LOG10([.C106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2">
            <text:p>giving</text:p>
          </table:table-cell>
          <table:table-cell office:value-type="float" office:value="2" table:style-name="ce1">
            <text:p>2</text:p>
          </table:table-cell>
          <table:table-cell office:value-type="float" office:value="3.0232524596337114" table:formula="of:=LOG10([.A1061])" table:style-name="ce1">
            <text:p>3.02325246</text:p>
          </table:table-cell>
          <table:table-cell table:style-name="ce1"/>
          <table:table-cell office:value-type="float" office:value="0.3010299956639812" table:formula="of:=LOG10([.C106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2">
            <text:p>submitting</text:p>
          </table:table-cell>
          <table:table-cell office:value-type="float" office:value="2" table:style-name="ce1">
            <text:p>2</text:p>
          </table:table-cell>
          <table:table-cell office:value-type="float" office:value="3.0236639181977933" table:formula="of:=LOG10([.A1062])" table:style-name="ce1">
            <text:p>3.023663918</text:p>
          </table:table-cell>
          <table:table-cell table:style-name="ce1"/>
          <table:table-cell office:value-type="float" office:value="0.3010299956639812" table:formula="of:=LOG10([.C106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2">
            <text:p>log-in</text:p>
          </table:table-cell>
          <table:table-cell office:value-type="float" office:value="2" table:style-name="ce1">
            <text:p>2</text:p>
          </table:table-cell>
          <table:table-cell office:value-type="float" office:value="3.0240749873074262" table:formula="of:=LOG10([.A1063])" table:style-name="ce1">
            <text:p>3.024074987</text:p>
          </table:table-cell>
          <table:table-cell table:style-name="ce1"/>
          <table:table-cell office:value-type="float" office:value="0.3010299956639812" table:formula="of:=LOG10([.C106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2">
            <text:p>postal</text:p>
          </table:table-cell>
          <table:table-cell office:value-type="float" office:value="2" table:style-name="ce1">
            <text:p>2</text:p>
          </table:table-cell>
          <table:table-cell office:value-type="float" office:value="3.0244856676991669" table:formula="of:=LOG10([.A1064])" table:style-name="ce1">
            <text:p>3.024485668</text:p>
          </table:table-cell>
          <table:table-cell table:style-name="ce1"/>
          <table:table-cell office:value-type="float" office:value="0.3010299956639812" table:formula="of:=LOG10([.C106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2">
            <text:p>profile</text:p>
          </table:table-cell>
          <table:table-cell office:value-type="float" office:value="2" table:style-name="ce1">
            <text:p>2</text:p>
          </table:table-cell>
          <table:table-cell office:value-type="float" office:value="3.024895960107485" table:formula="of:=LOG10([.A1065])" table:style-name="ce1">
            <text:p>3.02489596</text:p>
          </table:table-cell>
          <table:table-cell table:style-name="ce1"/>
          <table:table-cell office:value-type="float" office:value="0.3010299956639812" table:formula="of:=LOG10([.C106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2">
            <text:p>expressly</text:p>
          </table:table-cell>
          <table:table-cell office:value-type="float" office:value="2" table:style-name="ce1">
            <text:p>2</text:p>
          </table:table-cell>
          <table:table-cell office:value-type="float" office:value="3.0253058652647704" table:formula="of:=LOG10([.A1066])" table:style-name="ce1">
            <text:p>3.025305865</text:p>
          </table:table-cell>
          <table:table-cell table:style-name="ce1"/>
          <table:table-cell office:value-type="float" office:value="0.3010299956639812" table:formula="of:=LOG10([.C106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2">
            <text:p>initiate</text:p>
          </table:table-cell>
          <table:table-cell office:value-type="float" office:value="2" table:style-name="ce1">
            <text:p>2</text:p>
          </table:table-cell>
          <table:table-cell office:value-type="float" office:value="3.0257153839013409" table:formula="of:=LOG10([.A1067])" table:style-name="ce1">
            <text:p>3.025715384</text:p>
          </table:table-cell>
          <table:table-cell table:style-name="ce1"/>
          <table:table-cell office:value-type="float" office:value="0.3010299956639812" table:formula="of:=LOG10([.C106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2">
            <text:p>granted</text:p>
          </table:table-cell>
          <table:table-cell office:value-type="float" office:value="2" table:style-name="ce1">
            <text:p>2</text:p>
          </table:table-cell>
          <table:table-cell office:value-type="float" office:value="3.0261245167454502" table:formula="of:=LOG10([.A1068])" table:style-name="ce1">
            <text:p>3.026124517</text:p>
          </table:table-cell>
          <table:table-cell table:style-name="ce1"/>
          <table:table-cell office:value-type="float" office:value="0.3010299956639812" table:formula="of:=LOG10([.C106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2">
            <text:p>convenience</text:p>
          </table:table-cell>
          <table:table-cell office:value-type="float" office:value="2" table:style-name="ce1">
            <text:p>2</text:p>
          </table:table-cell>
          <table:table-cell office:value-type="float" office:value="3.0265332645232967" table:formula="of:=LOG10([.A1069])" table:style-name="ce1">
            <text:p>3.026533265</text:p>
          </table:table-cell>
          <table:table-cell table:style-name="ce1"/>
          <table:table-cell office:value-type="float" office:value="0.3010299956639812" table:formula="of:=LOG10([.C106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2">
            <text:p>three</text:p>
          </table:table-cell>
          <table:table-cell office:value-type="float" office:value="2" table:style-name="ce1">
            <text:p>2</text:p>
          </table:table-cell>
          <table:table-cell office:value-type="float" office:value="3.0269416279590295" table:formula="of:=LOG10([.A1070])" table:style-name="ce1">
            <text:p>3.026941628</text:p>
          </table:table-cell>
          <table:table-cell table:style-name="ce1"/>
          <table:table-cell office:value-type="float" office:value="0.3010299956639812" table:formula="of:=LOG10([.C107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2">
            <text:p>suspect</text:p>
          </table:table-cell>
          <table:table-cell office:value-type="float" office:value="2" table:style-name="ce1">
            <text:p>2</text:p>
          </table:table-cell>
          <table:table-cell office:value-type="float" office:value="3.0273496077747564" table:formula="of:=LOG10([.A1071])" table:style-name="ce1">
            <text:p>3.027349608</text:p>
          </table:table-cell>
          <table:table-cell table:style-name="ce1"/>
          <table:table-cell office:value-type="float" office:value="0.3010299956639812" table:formula="of:=LOG10([.C107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2">
            <text:p>undisputed</text:p>
          </table:table-cell>
          <table:table-cell office:value-type="float" office:value="2" table:style-name="ce1">
            <text:p>2</text:p>
          </table:table-cell>
          <table:table-cell office:value-type="float" office:value="3.0277572046905536" table:formula="of:=LOG10([.A1072])" table:style-name="ce1">
            <text:p>3.027757205</text:p>
          </table:table-cell>
          <table:table-cell table:style-name="ce1"/>
          <table:table-cell office:value-type="float" office:value="0.3010299956639812" table:formula="of:=LOG10([.C107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2">
            <text:p>deal</text:p>
          </table:table-cell>
          <table:table-cell office:value-type="float" office:value="2" table:style-name="ce1">
            <text:p>2</text:p>
          </table:table-cell>
          <table:table-cell office:value-type="float" office:value="3.0281644194244697" table:formula="of:=LOG10([.A1073])" table:style-name="ce1">
            <text:p>3.028164419</text:p>
          </table:table-cell>
          <table:table-cell table:style-name="ce1"/>
          <table:table-cell office:value-type="float" office:value="0.3010299956639812" table:formula="of:=LOG10([.C107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2">
            <text:p>balances</text:p>
          </table:table-cell>
          <table:table-cell office:value-type="float" office:value="2" table:style-name="ce1">
            <text:p>2</text:p>
          </table:table-cell>
          <table:table-cell office:value-type="float" office:value="3.0285712526925375" table:formula="of:=LOG10([.A1074])" table:style-name="ce1">
            <text:p>3.028571253</text:p>
          </table:table-cell>
          <table:table-cell table:style-name="ce1"/>
          <table:table-cell office:value-type="float" office:value="0.3010299956639812" table:formula="of:=LOG10([.C107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2">
            <text:p>outstanding</text:p>
          </table:table-cell>
          <table:table-cell office:value-type="float" office:value="2" table:style-name="ce1">
            <text:p>2</text:p>
          </table:table-cell>
          <table:table-cell office:value-type="float" office:value="3.0289777052087778" table:formula="of:=LOG10([.A1075])" table:style-name="ce1">
            <text:p>3.028977705</text:p>
          </table:table-cell>
          <table:table-cell table:style-name="ce1"/>
          <table:table-cell office:value-type="float" office:value="0.3010299956639812" table:formula="of:=LOG10([.C107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2">
            <text:p>whatever</text:p>
          </table:table-cell>
          <table:table-cell office:value-type="float" office:value="2" table:style-name="ce1">
            <text:p>2</text:p>
          </table:table-cell>
          <table:table-cell office:value-type="float" office:value="3.0293837776852097" table:formula="of:=LOG10([.A1076])" table:style-name="ce1">
            <text:p>3.029383778</text:p>
          </table:table-cell>
          <table:table-cell table:style-name="ce1"/>
          <table:table-cell office:value-type="float" office:value="0.3010299956639812" table:formula="of:=LOG10([.C107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2">
            <text:p>nature</text:p>
          </table:table-cell>
          <table:table-cell office:value-type="float" office:value="2" table:style-name="ce1">
            <text:p>2</text:p>
          </table:table-cell>
          <table:table-cell office:value-type="float" office:value="3.0297894708318558" table:formula="of:=LOG10([.A1077])" table:style-name="ce1">
            <text:p>3.029789471</text:p>
          </table:table-cell>
          <table:table-cell table:style-name="ce1"/>
          <table:table-cell office:value-type="float" office:value="0.3010299956639812" table:formula="of:=LOG10([.C107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2">
            <text:p>holder</text:p>
          </table:table-cell>
          <table:table-cell office:value-type="float" office:value="2" table:style-name="ce1">
            <text:p>2</text:p>
          </table:table-cell>
          <table:table-cell office:value-type="float" office:value="3.030194785356751" table:formula="of:=LOG10([.A1078])" table:style-name="ce1">
            <text:p>3.030194785</text:p>
          </table:table-cell>
          <table:table-cell table:style-name="ce1"/>
          <table:table-cell office:value-type="float" office:value="0.3010299956639812" table:formula="of:=LOG10([.C107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2">
            <text:p>discontinue</text:p>
          </table:table-cell>
          <table:table-cell office:value-type="float" office:value="2" table:style-name="ce1">
            <text:p>2</text:p>
          </table:table-cell>
          <table:table-cell office:value-type="float" office:value="3.0305997219659511" table:formula="of:=LOG10([.A1079])" table:style-name="ce1">
            <text:p>3.030599722</text:p>
          </table:table-cell>
          <table:table-cell table:style-name="ce1"/>
          <table:table-cell office:value-type="float" office:value="0.3010299956639812" table:formula="of:=LOG10([.C107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2">
            <text:p>relationship</text:p>
          </table:table-cell>
          <table:table-cell office:value-type="float" office:value="2" table:style-name="ce1">
            <text:p>2</text:p>
          </table:table-cell>
          <table:table-cell office:value-type="float" office:value="3.0310042813635367" table:formula="of:=LOG10([.A1080])" table:style-name="ce1">
            <text:p>3.031004281</text:p>
          </table:table-cell>
          <table:table-cell table:style-name="ce1"/>
          <table:table-cell office:value-type="float" office:value="0.3010299956639812" table:formula="of:=LOG10([.C108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2">
            <text:p>linking</text:p>
          </table:table-cell>
          <table:table-cell office:value-type="float" office:value="2" table:style-name="ce1">
            <text:p>2</text:p>
          </table:table-cell>
          <table:table-cell office:value-type="float" office:value="3.0314084642516241" table:formula="of:=LOG10([.A1081])" table:style-name="ce1">
            <text:p>3.031408464</text:p>
          </table:table-cell>
          <table:table-cell table:style-name="ce1"/>
          <table:table-cell office:value-type="float" office:value="0.3010299956639812" table:formula="of:=LOG10([.C108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2">
            <text:p>unlinking</text:p>
          </table:table-cell>
          <table:table-cell office:value-type="float" office:value="2" table:style-name="ce1">
            <text:p>2</text:p>
          </table:table-cell>
          <table:table-cell office:value-type="float" office:value="3.0318122713303706" table:formula="of:=LOG10([.A1082])" table:style-name="ce1">
            <text:p>3.031812271</text:p>
          </table:table-cell>
          <table:table-cell table:style-name="ce1"/>
          <table:table-cell office:value-type="float" office:value="0.3010299956639812" table:formula="of:=LOG10([.C108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2">
            <text:p>area</text:p>
          </table:table-cell>
          <table:table-cell office:value-type="float" office:value="2" table:style-name="ce1">
            <text:p>2</text:p>
          </table:table-cell>
          <table:table-cell office:value-type="float" office:value="3.0322157032979815" table:formula="of:=LOG10([.A1083])" table:style-name="ce1">
            <text:p>3.032215703</text:p>
          </table:table-cell>
          <table:table-cell table:style-name="ce1"/>
          <table:table-cell office:value-type="float" office:value="0.3010299956639812" table:formula="of:=LOG10([.C108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2">
            <text:p>preference</text:p>
          </table:table-cell>
          <table:table-cell office:value-type="float" office:value="2" table:style-name="ce1">
            <text:p>2</text:p>
          </table:table-cell>
          <table:table-cell office:value-type="float" office:value="3.03261876085072" table:formula="of:=LOG10([.A1084])" table:style-name="ce1">
            <text:p>3.032618761</text:p>
          </table:table-cell>
          <table:table-cell table:style-name="ce1"/>
          <table:table-cell office:value-type="float" office:value="0.3010299956639812" table:formula="of:=LOG10([.C108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2">
            <text:p>setting</text:p>
          </table:table-cell>
          <table:table-cell office:value-type="float" office:value="2" table:style-name="ce1">
            <text:p>2</text:p>
          </table:table-cell>
          <table:table-cell office:value-type="float" office:value="3.0330214446829107" table:formula="of:=LOG10([.A1085])" table:style-name="ce1">
            <text:p>3.033021445</text:p>
          </table:table-cell>
          <table:table-cell table:style-name="ce1"/>
          <table:table-cell office:value-type="float" office:value="0.3010299956639812" table:formula="of:=LOG10([.C108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2">
            <text:p>attached</text:p>
          </table:table-cell>
          <table:table-cell office:value-type="float" office:value="2" table:style-name="ce1">
            <text:p>2</text:p>
          </table:table-cell>
          <table:table-cell office:value-type="float" office:value="3.0334237554869499" table:formula="of:=LOG10([.A1086])" table:style-name="ce1">
            <text:p>3.033423755</text:p>
          </table:table-cell>
          <table:table-cell table:style-name="ce1"/>
          <table:table-cell office:value-type="float" office:value="0.3010299956639812" table:formula="of:=LOG10([.C108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2">
            <text:p>top</text:p>
          </table:table-cell>
          <table:table-cell office:value-type="float" office:value="2" table:style-name="ce1">
            <text:p>2</text:p>
          </table:table-cell>
          <table:table-cell office:value-type="float" office:value="3.0338256939533101" table:formula="of:=LOG10([.A1087])" table:style-name="ce1">
            <text:p>3.033825694</text:p>
          </table:table-cell>
          <table:table-cell table:style-name="ce1"/>
          <table:table-cell office:value-type="float" office:value="0.3010299956639812" table:formula="of:=LOG10([.C108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2">
            <text:p>failed</text:p>
          </table:table-cell>
          <table:table-cell office:value-type="float" office:value="2" table:style-name="ce1">
            <text:p>2</text:p>
          </table:table-cell>
          <table:table-cell office:value-type="float" office:value="3.0342272607705505" table:formula="of:=LOG10([.A1088])" table:style-name="ce1">
            <text:p>3.034227261</text:p>
          </table:table-cell>
          <table:table-cell table:style-name="ce1"/>
          <table:table-cell office:value-type="float" office:value="0.3010299956639812" table:formula="of:=LOG10([.C108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2">
            <text:p>issued</text:p>
          </table:table-cell>
          <table:table-cell office:value-type="float" office:value="2" table:style-name="ce1">
            <text:p>2</text:p>
          </table:table-cell>
          <table:table-cell office:value-type="float" office:value="3.0346284566253203" table:formula="of:=LOG10([.A1089])" table:style-name="ce1">
            <text:p>3.034628457</text:p>
          </table:table-cell>
          <table:table-cell table:style-name="ce1"/>
          <table:table-cell office:value-type="float" office:value="0.3010299956639812" table:formula="of:=LOG10([.C108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2">
            <text:p>initiative</text:p>
          </table:table-cell>
          <table:table-cell office:value-type="float" office:value="2" table:style-name="ce1">
            <text:p>2</text:p>
          </table:table-cell>
          <table:table-cell office:value-type="float" office:value="3.0350292822023683" table:formula="of:=LOG10([.A1090])" table:style-name="ce1">
            <text:p>3.035029282</text:p>
          </table:table-cell>
          <table:table-cell table:style-name="ce1"/>
          <table:table-cell office:value-type="float" office:value="0.3010299956639812" table:formula="of:=LOG10([.C109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2">
            <text:p>commission</text:p>
          </table:table-cell>
          <table:table-cell office:value-type="float" office:value="2" table:style-name="ce1">
            <text:p>2</text:p>
          </table:table-cell>
          <table:table-cell office:value-type="float" office:value="3.0354297381845483" table:formula="of:=LOG10([.A1091])" table:style-name="ce1">
            <text:p>3.035429738</text:p>
          </table:table-cell>
          <table:table-cell table:style-name="ce1"/>
          <table:table-cell office:value-type="float" office:value="0.3010299956639812" table:formula="of:=LOG10([.C109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2">
            <text:p>banking</text:p>
          </table:table-cell>
          <table:table-cell office:value-type="float" office:value="2" table:style-name="ce1">
            <text:p>2</text:p>
          </table:table-cell>
          <table:table-cell office:value-type="float" office:value="3.035829825252828" table:formula="of:=LOG10([.A1092])" table:style-name="ce1">
            <text:p>3.035829825</text:p>
          </table:table-cell>
          <table:table-cell table:style-name="ce1"/>
          <table:table-cell office:value-type="float" office:value="0.3010299956639812" table:formula="of:=LOG10([.C109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2">
            <text:p>sector</text:p>
          </table:table-cell>
          <table:table-cell office:value-type="float" office:value="2" table:style-name="ce1">
            <text:p>2</text:p>
          </table:table-cell>
          <table:table-cell office:value-type="float" office:value="3.0362295440862948" table:formula="of:=LOG10([.A1093])" table:style-name="ce1">
            <text:p>3.036229544</text:p>
          </table:table-cell>
          <table:table-cell table:style-name="ce1"/>
          <table:table-cell office:value-type="float" office:value="0.3010299956639812" table:formula="of:=LOG10([.C109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2">
            <text:p>whenever</text:p>
          </table:table-cell>
          <table:table-cell office:value-type="float" office:value="2" table:style-name="ce1">
            <text:p>2</text:p>
          </table:table-cell>
          <table:table-cell office:value-type="float" office:value="3.0366288953621612" table:formula="of:=LOG10([.A1094])" table:style-name="ce1">
            <text:p>3.036628895</text:p>
          </table:table-cell>
          <table:table-cell table:style-name="ce1"/>
          <table:table-cell office:value-type="float" office:value="0.3010299956639812" table:formula="of:=LOG10([.C109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2">
            <text:p>first</text:p>
          </table:table-cell>
          <table:table-cell office:value-type="float" office:value="2" table:style-name="ce1">
            <text:p>2</text:p>
          </table:table-cell>
          <table:table-cell office:value-type="float" office:value="3.037027879755775" table:formula="of:=LOG10([.A1095])" table:style-name="ce1">
            <text:p>3.03702788</text:p>
          </table:table-cell>
          <table:table-cell table:style-name="ce1"/>
          <table:table-cell office:value-type="float" office:value="0.3010299956639812" table:formula="of:=LOG10([.C109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2">
            <text:p>future</text:p>
          </table:table-cell>
          <table:table-cell office:value-type="float" office:value="2" table:style-name="ce1">
            <text:p>2</text:p>
          </table:table-cell>
          <table:table-cell office:value-type="float" office:value="3.0374264979406238" table:formula="of:=LOG10([.A1096])" table:style-name="ce1">
            <text:p>3.037426498</text:p>
          </table:table-cell>
          <table:table-cell table:style-name="ce1"/>
          <table:table-cell office:value-type="float" office:value="0.3010299956639812" table:formula="of:=LOG10([.C109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0378247505883418" table:formula="of:=LOG10([.A1097])" table:style-name="ce1">
            <text:p>3.037824751</text:p>
          </table:table-cell>
          <table:table-cell table:style-name="ce1"/>
          <table:table-cell office:value-type="float" office:value="0.3010299956639812" table:formula="of:=LOG10([.C109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2">
            <text:p>arise</text:p>
          </table:table-cell>
          <table:table-cell office:value-type="float" office:value="2" table:style-name="ce1">
            <text:p>2</text:p>
          </table:table-cell>
          <table:table-cell office:value-type="float" office:value="3.0382226383687185" table:formula="of:=LOG10([.A1098])" table:style-name="ce1">
            <text:p>3.038222638</text:p>
          </table:table-cell>
          <table:table-cell table:style-name="ce1"/>
          <table:table-cell office:value-type="float" office:value="0.3010299956639812" table:formula="of:=LOG10([.C109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2">
            <text:p>deposit</text:p>
          </table:table-cell>
          <table:table-cell office:value-type="float" office:value="2" table:style-name="ce1">
            <text:p>2</text:p>
          </table:table-cell>
          <table:table-cell office:value-type="float" office:value="3.0386201619497029" table:formula="of:=LOG10([.A1099])" table:style-name="ce1">
            <text:p>3.038620162</text:p>
          </table:table-cell>
          <table:table-cell table:style-name="ce1"/>
          <table:table-cell office:value-type="float" office:value="0.3010299956639812" table:formula="of:=LOG10([.C109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2">
            <text:p>cleared</text:p>
          </table:table-cell>
          <table:table-cell office:value-type="float" office:value="2" table:style-name="ce1">
            <text:p>2</text:p>
          </table:table-cell>
          <table:table-cell office:value-type="float" office:value="3.0390173219974121" table:formula="of:=LOG10([.A1100])" table:style-name="ce1">
            <text:p>3.039017322</text:p>
          </table:table-cell>
          <table:table-cell table:style-name="ce1"/>
          <table:table-cell office:value-type="float" office:value="0.3010299956639812" table:formula="of:=LOG10([.C110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2">
            <text:p>chosen</text:p>
          </table:table-cell>
          <table:table-cell office:value-type="float" office:value="2" table:style-name="ce1">
            <text:p>2</text:p>
          </table:table-cell>
          <table:table-cell office:value-type="float" office:value="3.0394141191761372" table:formula="of:=LOG10([.A1101])" table:style-name="ce1">
            <text:p>3.039414119</text:p>
          </table:table-cell>
          <table:table-cell table:style-name="ce1"/>
          <table:table-cell office:value-type="float" office:value="0.3010299956639812" table:formula="of:=LOG10([.C110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2">
            <text:p>requesting</text:p>
          </table:table-cell>
          <table:table-cell office:value-type="float" office:value="2" table:style-name="ce1">
            <text:p>2</text:p>
          </table:table-cell>
          <table:table-cell office:value-type="float" office:value="3.0398105541483504" table:formula="of:=LOG10([.A1102])" table:style-name="ce1">
            <text:p>3.039810554</text:p>
          </table:table-cell>
          <table:table-cell table:style-name="ce1"/>
          <table:table-cell office:value-type="float" office:value="0.3010299956639812" table:formula="of:=LOG10([.C110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2">
            <text:p>shows</text:p>
          </table:table-cell>
          <table:table-cell office:value-type="float" office:value="2" table:style-name="ce1">
            <text:p>2</text:p>
          </table:table-cell>
          <table:table-cell office:value-type="float" office:value="3.0402066275747113" table:formula="of:=LOG10([.A1103])" table:style-name="ce1">
            <text:p>3.040206628</text:p>
          </table:table-cell>
          <table:table-cell table:style-name="ce1"/>
          <table:table-cell office:value-type="float" office:value="0.3010299956639812" table:formula="of:=LOG10([.C110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2">
            <text:p>equivalent</text:p>
          </table:table-cell>
          <table:table-cell office:value-type="float" office:value="2" table:style-name="ce1">
            <text:p>2</text:p>
          </table:table-cell>
          <table:table-cell office:value-type="float" office:value="3.0406023401140732" table:formula="of:=LOG10([.A1104])" table:style-name="ce1">
            <text:p>3.04060234</text:p>
          </table:table-cell>
          <table:table-cell table:style-name="ce1"/>
          <table:table-cell office:value-type="float" office:value="0.3010299956639812" table:formula="of:=LOG10([.C110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2">
            <text:p>source(s</text:p>
          </table:table-cell>
          <table:table-cell office:value-type="float" office:value="2" table:style-name="ce1">
            <text:p>2</text:p>
          </table:table-cell>
          <table:table-cell office:value-type="float" office:value="3.0409976924234905" table:formula="of:=LOG10([.A1105])" table:style-name="ce1">
            <text:p>3.040997692</text:p>
          </table:table-cell>
          <table:table-cell table:style-name="ce1"/>
          <table:table-cell office:value-type="float" office:value="0.3010299956639812" table:formula="of:=LOG10([.C110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2">
            <text:p>transferring</text:p>
          </table:table-cell>
          <table:table-cell office:value-type="float" office:value="2" table:style-name="ce1">
            <text:p>2</text:p>
          </table:table-cell>
          <table:table-cell office:value-type="float" office:value="3.0413926851582249" table:formula="of:=LOG10([.A1106])" table:style-name="ce1">
            <text:p>3.041392685</text:p>
          </table:table-cell>
          <table:table-cell table:style-name="ce1"/>
          <table:table-cell office:value-type="float" office:value="0.3010299956639812" table:formula="of:=LOG10([.C110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2">
            <text:p>aim</text:p>
          </table:table-cell>
          <table:table-cell office:value-type="float" office:value="2" table:style-name="ce1">
            <text:p>2</text:p>
          </table:table-cell>
          <table:table-cell office:value-type="float" office:value="3.0417873189717519" table:formula="of:=LOG10([.A1107])" table:style-name="ce1">
            <text:p>3.041787319</text:p>
          </table:table-cell>
          <table:table-cell table:style-name="ce1"/>
          <table:table-cell office:value-type="float" office:value="0.3010299956639812" table:formula="of:=LOG10([.C110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2">
            <text:p>public</text:p>
          </table:table-cell>
          <table:table-cell office:value-type="float" office:value="2" table:style-name="ce1">
            <text:p>2</text:p>
          </table:table-cell>
          <table:table-cell office:value-type="float" office:value="3.0421815945157662" table:formula="of:=LOG10([.A1108])" table:style-name="ce1">
            <text:p>3.042181595</text:p>
          </table:table-cell>
          <table:table-cell table:style-name="ce1"/>
          <table:table-cell office:value-type="float" office:value="0.3010299956639812" table:formula="of:=LOG10([.C110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2">
            <text:p>receives</text:p>
          </table:table-cell>
          <table:table-cell office:value-type="float" office:value="2" table:style-name="ce1">
            <text:p>2</text:p>
          </table:table-cell>
          <table:table-cell office:value-type="float" office:value="3.0425755124401905" table:formula="of:=LOG10([.A1109])" table:style-name="ce1">
            <text:p>3.042575512</text:p>
          </table:table-cell>
          <table:table-cell table:style-name="ce1"/>
          <table:table-cell office:value-type="float" office:value="0.3010299956639812" table:formula="of:=LOG10([.C110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2">
            <text:p>rely</text:p>
          </table:table-cell>
          <table:table-cell office:value-type="float" office:value="2" table:style-name="ce1">
            <text:p>2</text:p>
          </table:table-cell>
          <table:table-cell office:value-type="float" office:value="3.0429690733931802" table:formula="of:=LOG10([.A1110])" table:style-name="ce1">
            <text:p>3.042969073</text:p>
          </table:table-cell>
          <table:table-cell table:style-name="ce1"/>
          <table:table-cell office:value-type="float" office:value="0.3010299956639812" table:formula="of:=LOG10([.C111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2">
            <text:p>sometimes</text:p>
          </table:table-cell>
          <table:table-cell office:value-type="float" office:value="2" table:style-name="ce1">
            <text:p>2</text:p>
          </table:table-cell>
          <table:table-cell office:value-type="float" office:value="3.0433622780211294" table:formula="of:=LOG10([.A1111])" table:style-name="ce1">
            <text:p>3.043362278</text:p>
          </table:table-cell>
          <table:table-cell table:style-name="ce1"/>
          <table:table-cell office:value-type="float" office:value="0.3010299956639812" table:formula="of:=LOG10([.C111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2">
            <text:p>instant</text:p>
          </table:table-cell>
          <table:table-cell office:value-type="float" office:value="2" table:style-name="ce1">
            <text:p>2</text:p>
          </table:table-cell>
          <table:table-cell office:value-type="float" office:value="3.0437551269686796" table:formula="of:=LOG10([.A1112])" table:style-name="ce1">
            <text:p>3.043755127</text:p>
          </table:table-cell>
          <table:table-cell table:style-name="ce1"/>
          <table:table-cell office:value-type="float" office:value="0.3010299956639812" table:formula="of:=LOG10([.C111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2">
            <text:p>transfers</text:p>
          </table:table-cell>
          <table:table-cell office:value-type="float" office:value="2" table:style-name="ce1">
            <text:p>2</text:p>
          </table:table-cell>
          <table:table-cell office:value-type="float" office:value="3.0441476208787228" table:formula="of:=LOG10([.A1113])" table:style-name="ce1">
            <text:p>3.044147621</text:p>
          </table:table-cell>
          <table:table-cell table:style-name="ce1"/>
          <table:table-cell office:value-type="float" office:value="0.3010299956639812" table:formula="of:=LOG10([.C111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2">
            <text:p>residence</text:p>
          </table:table-cell>
          <table:table-cell office:value-type="float" office:value="2" table:style-name="ce1">
            <text:p>2</text:p>
          </table:table-cell>
          <table:table-cell office:value-type="float" office:value="3.0445397603924111" table:formula="of:=LOG10([.A1114])" table:style-name="ce1">
            <text:p>3.04453976</text:p>
          </table:table-cell>
          <table:table-cell table:style-name="ce1"/>
          <table:table-cell office:value-type="float" office:value="0.3010299956639812" table:formula="of:=LOG10([.C111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2">
            <text:p>situations</text:p>
          </table:table-cell>
          <table:table-cell office:value-type="float" office:value="2" table:style-name="ce1">
            <text:p>2</text:p>
          </table:table-cell>
          <table:table-cell office:value-type="float" office:value="3.0449315461491602" table:formula="of:=LOG10([.A1115])" table:style-name="ce1">
            <text:p>3.044931546</text:p>
          </table:table-cell>
          <table:table-cell table:style-name="ce1"/>
          <table:table-cell office:value-type="float" office:value="0.3010299956639812" table:formula="of:=LOG10([.C111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2">
            <text:p>shortfall</text:p>
          </table:table-cell>
          <table:table-cell office:value-type="float" office:value="2" table:style-name="ce1">
            <text:p>2</text:p>
          </table:table-cell>
          <table:table-cell office:value-type="float" office:value="3.0453229787866576" table:formula="of:=LOG10([.A1116])" table:style-name="ce1">
            <text:p>3.045322979</text:p>
          </table:table-cell>
          <table:table-cell table:style-name="ce1"/>
          <table:table-cell office:value-type="float" office:value="0.3010299956639812" table:formula="of:=LOG10([.C111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2">
            <text:p>doesn’t</text:p>
          </table:table-cell>
          <table:table-cell office:value-type="float" office:value="2" table:style-name="ce1">
            <text:p>2</text:p>
          </table:table-cell>
          <table:table-cell office:value-type="float" office:value="3.0457140589408676" table:formula="of:=LOG10([.A1117])" table:style-name="ce1">
            <text:p>3.045714059</text:p>
          </table:table-cell>
          <table:table-cell table:style-name="ce1"/>
          <table:table-cell office:value-type="float" office:value="0.3010299956639812" table:formula="of:=LOG10([.C111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2">
            <text:p>euros</text:p>
          </table:table-cell>
          <table:table-cell office:value-type="float" office:value="2" table:style-name="ce1">
            <text:p>2</text:p>
          </table:table-cell>
          <table:table-cell office:value-type="float" office:value="3.0461047872460387" table:formula="of:=LOG10([.A1118])" table:style-name="ce1">
            <text:p>3.046104787</text:p>
          </table:table-cell>
          <table:table-cell table:style-name="ce1"/>
          <table:table-cell office:value-type="float" office:value="0.3010299956639812" table:formula="of:=LOG10([.C111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2">
            <text:p>maintaining</text:p>
          </table:table-cell>
          <table:table-cell office:value-type="float" office:value="2" table:style-name="ce1">
            <text:p>2</text:p>
          </table:table-cell>
          <table:table-cell office:value-type="float" office:value="3.0464951643347082" table:formula="of:=LOG10([.A1119])" table:style-name="ce1">
            <text:p>3.046495164</text:p>
          </table:table-cell>
          <table:table-cell table:style-name="ce1"/>
          <table:table-cell office:value-type="float" office:value="0.3010299956639812" table:formula="of:=LOG10([.C111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2">
            <text:p>trading</text:p>
          </table:table-cell>
          <table:table-cell office:value-type="float" office:value="2" table:style-name="ce1">
            <text:p>2</text:p>
          </table:table-cell>
          <table:table-cell office:value-type="float" office:value="3.0468851908377101" table:formula="of:=LOG10([.A1120])" table:style-name="ce1">
            <text:p>3.046885191</text:p>
          </table:table-cell>
          <table:table-cell table:style-name="ce1"/>
          <table:table-cell office:value-type="float" office:value="0.3010299956639812" table:formula="of:=LOG10([.C112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2">
            <text:p>violate</text:p>
          </table:table-cell>
          <table:table-cell office:value-type="float" office:value="2" table:style-name="ce1">
            <text:p>2</text:p>
          </table:table-cell>
          <table:table-cell office:value-type="float" office:value="3.0472748673841794" table:formula="of:=LOG10([.A1121])" table:style-name="ce1">
            <text:p>3.047274867</text:p>
          </table:table-cell>
          <table:table-cell table:style-name="ce1"/>
          <table:table-cell office:value-type="float" office:value="0.3010299956639812" table:formula="of:=LOG10([.C112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2">
            <text:p>markets</text:p>
          </table:table-cell>
          <table:table-cell office:value-type="float" office:value="2" table:style-name="ce1">
            <text:p>2</text:p>
          </table:table-cell>
          <table:table-cell office:value-type="float" office:value="3.0476641946015599" table:formula="of:=LOG10([.A1122])" table:style-name="ce1">
            <text:p>3.047664195</text:p>
          </table:table-cell>
          <table:table-cell table:style-name="ce1"/>
          <table:table-cell office:value-type="float" office:value="0.3010299956639812" table:formula="of:=LOG10([.C112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2">
            <text:p>vary</text:p>
          </table:table-cell>
          <table:table-cell office:value-type="float" office:value="2" table:style-name="ce1">
            <text:p>2</text:p>
          </table:table-cell>
          <table:table-cell office:value-type="float" office:value="3.0480531731156089" table:formula="of:=LOG10([.A1123])" table:style-name="ce1">
            <text:p>3.048053173</text:p>
          </table:table-cell>
          <table:table-cell table:style-name="ce1"/>
          <table:table-cell office:value-type="float" office:value="0.3010299956639812" table:formula="of:=LOG10([.C112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2">
            <text:p>converter</text:p>
          </table:table-cell>
          <table:table-cell office:value-type="float" office:value="2" table:style-name="ce1">
            <text:p>2</text:p>
          </table:table-cell>
          <table:table-cell office:value-type="float" office:value="3.0484418035504044" table:formula="of:=LOG10([.A1124])" table:style-name="ce1">
            <text:p>3.048441804</text:p>
          </table:table-cell>
          <table:table-cell table:style-name="ce1"/>
          <table:table-cell office:value-type="float" office:value="0.3010299956639812" table:formula="of:=LOG10([.C112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2">
            <text:p>various</text:p>
          </table:table-cell>
          <table:table-cell office:value-type="float" office:value="2" table:style-name="ce1">
            <text:p>2</text:p>
          </table:table-cell>
          <table:table-cell office:value-type="float" office:value="3.04883008652835" table:formula="of:=LOG10([.A1125])" table:style-name="ce1">
            <text:p>3.048830087</text:p>
          </table:table-cell>
          <table:table-cell table:style-name="ce1"/>
          <table:table-cell office:value-type="float" office:value="0.3010299956639812" table:formula="of:=LOG10([.C112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2">
            <text:p>forms</text:p>
          </table:table-cell>
          <table:table-cell office:value-type="float" office:value="2" table:style-name="ce1">
            <text:p>2</text:p>
          </table:table-cell>
          <table:table-cell office:value-type="float" office:value="3.0492180226701815" table:formula="of:=LOG10([.A1126])" table:style-name="ce1">
            <text:p>3.049218023</text:p>
          </table:table-cell>
          <table:table-cell table:style-name="ce1"/>
          <table:table-cell office:value-type="float" office:value="0.3010299956639812" table:formula="of:=LOG10([.C112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2">
            <text:p>performs</text:p>
          </table:table-cell>
          <table:table-cell office:value-type="float" office:value="2" table:style-name="ce1">
            <text:p>2</text:p>
          </table:table-cell>
          <table:table-cell office:value-type="float" office:value="3.0496056125949731" table:formula="of:=LOG10([.A1127])" table:style-name="ce1">
            <text:p>3.049605613</text:p>
          </table:table-cell>
          <table:table-cell table:style-name="ce1"/>
          <table:table-cell office:value-type="float" office:value="0.3010299956639812" table:formula="of:=LOG10([.C112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2">
            <text:p>backup</text:p>
          </table:table-cell>
          <table:table-cell office:value-type="float" office:value="2" table:style-name="ce1">
            <text:p>2</text:p>
          </table:table-cell>
          <table:table-cell office:value-type="float" office:value="3.0499928569201424" table:formula="of:=LOG10([.A1128])" table:style-name="ce1">
            <text:p>3.049992857</text:p>
          </table:table-cell>
          <table:table-cell table:style-name="ce1"/>
          <table:table-cell office:value-type="float" office:value="0.3010299956639812" table:formula="of:=LOG10([.C112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2">
            <text:p>good-faith</text:p>
          </table:table-cell>
          <table:table-cell office:value-type="float" office:value="2" table:style-name="ce1">
            <text:p>2</text:p>
          </table:table-cell>
          <table:table-cell office:value-type="float" office:value="3.0503797562614579" table:formula="of:=LOG10([.A1129])" table:style-name="ce1">
            <text:p>3.050379756</text:p>
          </table:table-cell>
          <table:table-cell table:style-name="ce1"/>
          <table:table-cell office:value-type="float" office:value="0.3010299956639812" table:formula="of:=LOG10([.C112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2">
            <text:p>assertion</text:p>
          </table:table-cell>
          <table:table-cell office:value-type="float" office:value="2" table:style-name="ce1">
            <text:p>2</text:p>
          </table:table-cell>
          <table:table-cell office:value-type="float" office:value="3.0507663112330423" table:formula="of:=LOG10([.A1130])" table:style-name="ce1">
            <text:p>3.050766311</text:p>
          </table:table-cell>
          <table:table-cell table:style-name="ce1"/>
          <table:table-cell office:value-type="float" office:value="0.3010299956639812" table:formula="of:=LOG10([.C113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2">
            <text:p>quoted</text:p>
          </table:table-cell>
          <table:table-cell office:value-type="float" office:value="2" table:style-name="ce1">
            <text:p>2</text:p>
          </table:table-cell>
          <table:table-cell office:value-type="float" office:value="3.0511525224473814" table:formula="of:=LOG10([.A1131])" table:style-name="ce1">
            <text:p>3.051152522</text:p>
          </table:table-cell>
          <table:table-cell table:style-name="ce1"/>
          <table:table-cell office:value-type="float" office:value="0.3010299956639812" table:formula="of:=LOG10([.C113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2">
            <text:p>inclusive</text:p>
          </table:table-cell>
          <table:table-cell office:value-type="float" office:value="2" table:style-name="ce1">
            <text:p>2</text:p>
          </table:table-cell>
          <table:table-cell office:value-type="float" office:value="3.0515383905153275" table:formula="of:=LOG10([.A1132])" table:style-name="ce1">
            <text:p>3.051538391</text:p>
          </table:table-cell>
          <table:table-cell table:style-name="ce1"/>
          <table:table-cell office:value-type="float" office:value="0.3010299956639812" table:formula="of:=LOG10([.C113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2">
            <text:p>imposed</text:p>
          </table:table-cell>
          <table:table-cell office:value-type="float" office:value="2" table:style-name="ce1">
            <text:p>2</text:p>
          </table:table-cell>
          <table:table-cell office:value-type="float" office:value="3.0519239160461065" table:formula="of:=LOG10([.A1133])" table:style-name="ce1">
            <text:p>3.051923916</text:p>
          </table:table-cell>
          <table:table-cell table:style-name="ce1"/>
          <table:table-cell office:value-type="float" office:value="0.3010299956639812" table:formula="of:=LOG10([.C113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2">
            <text:p>volume-based</text:p>
          </table:table-cell>
          <table:table-cell office:value-type="float" office:value="2" table:style-name="ce1">
            <text:p>2</text:p>
          </table:table-cell>
          <table:table-cell office:value-type="float" office:value="3.0523090996473234" table:formula="of:=LOG10([.A1134])" table:style-name="ce1">
            <text:p>3.0523091</text:p>
          </table:table-cell>
          <table:table-cell table:style-name="ce1"/>
          <table:table-cell office:value-type="float" office:value="0.3010299956639812" table:formula="of:=LOG10([.C113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2">
            <text:p>tiered</text:p>
          </table:table-cell>
          <table:table-cell office:value-type="float" office:value="2" table:style-name="ce1">
            <text:p>2</text:p>
          </table:table-cell>
          <table:table-cell office:value-type="float" office:value="3.0526939419249679" table:formula="of:=LOG10([.A1135])" table:style-name="ce1">
            <text:p>3.052693942</text:p>
          </table:table-cell>
          <table:table-cell table:style-name="ce1"/>
          <table:table-cell office:value-type="float" office:value="0.3010299956639812" table:formula="of:=LOG10([.C113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2">
            <text:p>collection</text:p>
          </table:table-cell>
          <table:table-cell office:value-type="float" office:value="2" table:style-name="ce1">
            <text:p>2</text:p>
          </table:table-cell>
          <table:table-cell office:value-type="float" office:value="3.0530784434834195" table:formula="of:=LOG10([.A1136])" table:style-name="ce1">
            <text:p>3.053078443</text:p>
          </table:table-cell>
          <table:table-cell table:style-name="ce1"/>
          <table:table-cell office:value-type="float" office:value="0.3010299956639812" table:formula="of:=LOG10([.C113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2">
            <text:p>accepted</text:p>
          </table:table-cell>
          <table:table-cell office:value-type="float" office:value="2" table:style-name="ce1">
            <text:p>2</text:p>
          </table:table-cell>
          <table:table-cell office:value-type="float" office:value="3.0534626049254552" table:formula="of:=LOG10([.A1137])" table:style-name="ce1">
            <text:p>3.053462605</text:p>
          </table:table-cell>
          <table:table-cell table:style-name="ce1"/>
          <table:table-cell office:value-type="float" office:value="0.3010299956639812" table:formula="of:=LOG10([.C113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2">
            <text:p>delayed</text:p>
          </table:table-cell>
          <table:table-cell office:value-type="float" office:value="2" table:style-name="ce1">
            <text:p>2</text:p>
          </table:table-cell>
          <table:table-cell office:value-type="float" office:value="3.0538464268522527" table:formula="of:=LOG10([.A1138])" table:style-name="ce1">
            <text:p>3.053846427</text:p>
          </table:table-cell>
          <table:table-cell table:style-name="ce1"/>
          <table:table-cell office:value-type="float" office:value="0.3010299956639812" table:formula="of:=LOG10([.C113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2">
            <text:p>collects</text:p>
          </table:table-cell>
          <table:table-cell office:value-type="float" office:value="2" table:style-name="ce1">
            <text:p>2</text:p>
          </table:table-cell>
          <table:table-cell office:value-type="float" office:value="3.0542299098633974" table:formula="of:=LOG10([.A1139])" table:style-name="ce1">
            <text:p>3.05422991</text:p>
          </table:table-cell>
          <table:table-cell table:style-name="ce1"/>
          <table:table-cell office:value-type="float" office:value="0.3010299956639812" table:formula="of:=LOG10([.C113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2">
            <text:p>postage</text:p>
          </table:table-cell>
          <table:table-cell office:value-type="float" office:value="2" table:style-name="ce1">
            <text:p>2</text:p>
          </table:table-cell>
          <table:table-cell office:value-type="float" office:value="3.0546130545568877" table:formula="of:=LOG10([.A1140])" table:style-name="ce1">
            <text:p>3.054613055</text:p>
          </table:table-cell>
          <table:table-cell table:style-name="ce1"/>
          <table:table-cell office:value-type="float" office:value="0.3010299956639812" table:formula="of:=LOG10([.C114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2">
            <text:p>transferred</text:p>
          </table:table-cell>
          <table:table-cell office:value-type="float" office:value="2" table:style-name="ce1">
            <text:p>2</text:p>
          </table:table-cell>
          <table:table-cell office:value-type="float" office:value="3.0549958615291417" table:formula="of:=LOG10([.A1141])" table:style-name="ce1">
            <text:p>3.054995862</text:p>
          </table:table-cell>
          <table:table-cell table:style-name="ce1"/>
          <table:table-cell office:value-type="float" office:value="0.3010299956639812" table:formula="of:=LOG10([.C114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2">
            <text:p>final</text:p>
          </table:table-cell>
          <table:table-cell office:value-type="float" office:value="2" table:style-name="ce1">
            <text:p>2</text:p>
          </table:table-cell>
          <table:table-cell office:value-type="float" office:value="3.055378331375" table:formula="of:=LOG10([.A1142])" table:style-name="ce1">
            <text:p>3.055378331</text:p>
          </table:table-cell>
          <table:table-cell table:style-name="ce1"/>
          <table:table-cell office:value-type="float" office:value="0.3010299956639812" table:formula="of:=LOG10([.C114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2">
            <text:p>separate</text:p>
          </table:table-cell>
          <table:table-cell office:value-type="float" office:value="2" table:style-name="ce1">
            <text:p>2</text:p>
          </table:table-cell>
          <table:table-cell office:value-type="float" office:value="3.0557604646877348" table:formula="of:=LOG10([.A1143])" table:style-name="ce1">
            <text:p>3.055760465</text:p>
          </table:table-cell>
          <table:table-cell table:style-name="ce1"/>
          <table:table-cell office:value-type="float" office:value="0.3010299956639812" table:formula="of:=LOG10([.C114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2">
            <text:p>makes</text:p>
          </table:table-cell>
          <table:table-cell office:value-type="float" office:value="2" table:style-name="ce1">
            <text:p>2</text:p>
          </table:table-cell>
          <table:table-cell office:value-type="float" office:value="3.0561422620590522" table:formula="of:=LOG10([.A1144])" table:style-name="ce1">
            <text:p>3.056142262</text:p>
          </table:table-cell>
          <table:table-cell table:style-name="ce1"/>
          <table:table-cell office:value-type="float" office:value="0.3010299956639812" table:formula="of:=LOG10([.C114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2">
            <text:p>trusted</text:p>
          </table:table-cell>
          <table:table-cell office:value-type="float" office:value="2" table:style-name="ce1">
            <text:p>2</text:p>
          </table:table-cell>
          <table:table-cell office:value-type="float" office:value="3.0565237240791006" table:formula="of:=LOG10([.A1145])" table:style-name="ce1">
            <text:p>3.056523724</text:p>
          </table:table-cell>
          <table:table-cell table:style-name="ce1"/>
          <table:table-cell office:value-type="float" office:value="0.3010299956639812" table:formula="of:=LOG10([.C114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2">
            <text:p>can’t</text:p>
          </table:table-cell>
          <table:table-cell office:value-type="float" office:value="2" table:style-name="ce1">
            <text:p>2</text:p>
          </table:table-cell>
          <table:table-cell office:value-type="float" office:value="3.0569048513364727" table:formula="of:=LOG10([.A1146])" table:style-name="ce1">
            <text:p>3.056904851</text:p>
          </table:table-cell>
          <table:table-cell table:style-name="ce1"/>
          <table:table-cell office:value-type="float" office:value="0.3010299956639812" table:formula="of:=LOG10([.C114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2">
            <text:p>obliged</text:p>
          </table:table-cell>
          <table:table-cell office:value-type="float" office:value="2" table:style-name="ce1">
            <text:p>2</text:p>
          </table:table-cell>
          <table:table-cell office:value-type="float" office:value="3.0572856444182146" table:formula="of:=LOG10([.A1147])" table:style-name="ce1">
            <text:p>3.057285644</text:p>
          </table:table-cell>
          <table:table-cell table:style-name="ce1"/>
          <table:table-cell office:value-type="float" office:value="0.3010299956639812" table:formula="of:=LOG10([.C114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2">
            <text:p>several</text:p>
          </table:table-cell>
          <table:table-cell office:value-type="float" office:value="2" table:style-name="ce1">
            <text:p>2</text:p>
          </table:table-cell>
          <table:table-cell office:value-type="float" office:value="3.0576661039098294" table:formula="of:=LOG10([.A1148])" table:style-name="ce1">
            <text:p>3.057666104</text:p>
          </table:table-cell>
          <table:table-cell table:style-name="ce1"/>
          <table:table-cell office:value-type="float" office:value="0.3010299956639812" table:formula="of:=LOG10([.C114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2">
            <text:p>scheduled</text:p>
          </table:table-cell>
          <table:table-cell office:value-type="float" office:value="2" table:style-name="ce1">
            <text:p>2</text:p>
          </table:table-cell>
          <table:table-cell office:value-type="float" office:value="3.0580462303952816" table:formula="of:=LOG10([.A1149])" table:style-name="ce1">
            <text:p>3.05804623</text:p>
          </table:table-cell>
          <table:table-cell table:style-name="ce1"/>
          <table:table-cell office:value-type="float" office:value="0.3010299956639812" table:formula="of:=LOG10([.C114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2">
            <text:p>ways</text:p>
          </table:table-cell>
          <table:table-cell office:value-type="float" office:value="2" table:style-name="ce1">
            <text:p>2</text:p>
          </table:table-cell>
          <table:table-cell office:value-type="float" office:value="3.0584260244570052" table:formula="of:=LOG10([.A1150])" table:style-name="ce1">
            <text:p>3.058426024</text:p>
          </table:table-cell>
          <table:table-cell table:style-name="ce1"/>
          <table:table-cell office:value-type="float" office:value="0.3010299956639812" table:formula="of:=LOG10([.C115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2">
            <text:p>lower</text:p>
          </table:table-cell>
          <table:table-cell office:value-type="float" office:value="2" table:style-name="ce1">
            <text:p>2</text:p>
          </table:table-cell>
          <table:table-cell office:value-type="float" office:value="3.0588054866759067" table:formula="of:=LOG10([.A1151])" table:style-name="ce1">
            <text:p>3.058805487</text:p>
          </table:table-cell>
          <table:table-cell table:style-name="ce1"/>
          <table:table-cell office:value-type="float" office:value="0.3010299956639812" table:formula="of:=LOG10([.C115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2">
            <text:p>selecting</text:p>
          </table:table-cell>
          <table:table-cell office:value-type="float" office:value="2" table:style-name="ce1">
            <text:p>2</text:p>
          </table:table-cell>
          <table:table-cell office:value-type="float" office:value="3.0591846176313711" table:formula="of:=LOG10([.A1152])" table:style-name="ce1">
            <text:p>3.059184618</text:p>
          </table:table-cell>
          <table:table-cell table:style-name="ce1"/>
          <table:table-cell office:value-type="float" office:value="0.3010299956639812" table:formula="of:=LOG10([.C115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2">
            <text:p>constitute</text:p>
          </table:table-cell>
          <table:table-cell office:value-type="float" office:value="2" table:style-name="ce1">
            <text:p>2</text:p>
          </table:table-cell>
          <table:table-cell office:value-type="float" office:value="3.0595634179012676" table:formula="of:=LOG10([.A1153])" table:style-name="ce1">
            <text:p>3.059563418</text:p>
          </table:table-cell>
          <table:table-cell table:style-name="ce1"/>
          <table:table-cell office:value-type="float" office:value="0.3010299956639812" table:formula="of:=LOG10([.C115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2">
            <text:p>represents</text:p>
          </table:table-cell>
          <table:table-cell office:value-type="float" office:value="2" table:style-name="ce1">
            <text:p>2</text:p>
          </table:table-cell>
          <table:table-cell office:value-type="float" office:value="3.0599418880619549" table:formula="of:=LOG10([.A1154])" table:style-name="ce1">
            <text:p>3.059941888</text:p>
          </table:table-cell>
          <table:table-cell table:style-name="ce1"/>
          <table:table-cell office:value-type="float" office:value="0.3010299956639812" table:formula="of:=LOG10([.C115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2">
            <text:p>paypal-branded</text:p>
          </table:table-cell>
          <table:table-cell office:value-type="float" office:value="2" table:style-name="ce1">
            <text:p>2</text:p>
          </table:table-cell>
          <table:table-cell office:value-type="float" office:value="3.060320028688285" table:formula="of:=LOG10([.A1155])" table:style-name="ce1">
            <text:p>3.060320029</text:p>
          </table:table-cell>
          <table:table-cell table:style-name="ce1"/>
          <table:table-cell office:value-type="float" office:value="0.3010299956639812" table:formula="of:=LOG10([.C115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2">
            <text:p>checkout/platform</text:p>
          </table:table-cell>
          <table:table-cell office:value-type="float" office:value="2" table:style-name="ce1">
            <text:p>2</text:p>
          </table:table-cell>
          <table:table-cell office:value-type="float" office:value="3.0606978403536118" table:formula="of:=LOG10([.A1156])" table:style-name="ce1">
            <text:p>3.06069784</text:p>
          </table:table-cell>
          <table:table-cell table:style-name="ce1"/>
          <table:table-cell office:value-type="float" office:value="0.3010299956639812" table:formula="of:=LOG10([.C115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2">
            <text:p>intended</text:p>
          </table:table-cell>
          <table:table-cell office:value-type="float" office:value="2" table:style-name="ce1">
            <text:p>2</text:p>
          </table:table-cell>
          <table:table-cell office:value-type="float" office:value="3.0610753236297916" table:formula="of:=LOG10([.A1157])" table:style-name="ce1">
            <text:p>3.061075324</text:p>
          </table:table-cell>
          <table:table-cell table:style-name="ce1"/>
          <table:table-cell office:value-type="float" office:value="0.3010299956639812" table:formula="of:=LOG10([.C115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2">
            <text:p>supporting</text:p>
          </table:table-cell>
          <table:table-cell office:value-type="float" office:value="2" table:style-name="ce1">
            <text:p>2</text:p>
          </table:table-cell>
          <table:table-cell office:value-type="float" office:value="3.0614524790871931" table:formula="of:=LOG10([.A1158])" table:style-name="ce1">
            <text:p>3.061452479</text:p>
          </table:table-cell>
          <table:table-cell table:style-name="ce1"/>
          <table:table-cell office:value-type="float" office:value="0.3010299956639812" table:formula="of:=LOG10([.C115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2">
            <text:p>called</text:p>
          </table:table-cell>
          <table:table-cell office:value-type="float" office:value="2" table:style-name="ce1">
            <text:p>2</text:p>
          </table:table-cell>
          <table:table-cell office:value-type="float" office:value="3.0618293072946989" table:formula="of:=LOG10([.A1159])" table:style-name="ce1">
            <text:p>3.061829307</text:p>
          </table:table-cell>
          <table:table-cell table:style-name="ce1"/>
          <table:table-cell office:value-type="float" office:value="0.3010299956639812" table:formula="of:=LOG10([.C115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2">
            <text:p>practice</text:p>
          </table:table-cell>
          <table:table-cell office:value-type="float" office:value="2" table:style-name="ce1">
            <text:p>2</text:p>
          </table:table-cell>
          <table:table-cell office:value-type="float" office:value="3.0622058088197126" table:formula="of:=LOG10([.A1160])" table:style-name="ce1">
            <text:p>3.062205809</text:p>
          </table:table-cell>
          <table:table-cell table:style-name="ce1"/>
          <table:table-cell office:value-type="float" office:value="0.3010299956639812" table:formula="of:=LOG10([.C116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2">
            <text:p>committing</text:p>
          </table:table-cell>
          <table:table-cell office:value-type="float" office:value="2" table:style-name="ce1">
            <text:p>2</text:p>
          </table:table-cell>
          <table:table-cell office:value-type="float" office:value="3.0625819842281632" table:formula="of:=LOG10([.A1161])" table:style-name="ce1">
            <text:p>3.062581984</text:p>
          </table:table-cell>
          <table:table-cell table:style-name="ce1"/>
          <table:table-cell office:value-type="float" office:value="0.3010299956639812" table:formula="of:=LOG10([.C116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2">
            <text:p>mark</text:p>
          </table:table-cell>
          <table:table-cell office:value-type="float" office:value="2" table:style-name="ce1">
            <text:p>2</text:p>
          </table:table-cell>
          <table:table-cell office:value-type="float" office:value="3.0629578340845103" table:formula="of:=LOG10([.A1162])" table:style-name="ce1">
            <text:p>3.062957834</text:p>
          </table:table-cell>
          <table:table-cell table:style-name="ce1"/>
          <table:table-cell office:value-type="float" office:value="0.3010299956639812" table:formula="of:=LOG10([.C116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2">
            <text:p>par</text:p>
          </table:table-cell>
          <table:table-cell office:value-type="float" office:value="2" table:style-name="ce1">
            <text:p>2</text:p>
          </table:table-cell>
          <table:table-cell office:value-type="float" office:value="3.0633333589517497" table:formula="of:=LOG10([.A1163])" table:style-name="ce1">
            <text:p>3.063333359</text:p>
          </table:table-cell>
          <table:table-cell table:style-name="ce1"/>
          <table:table-cell office:value-type="float" office:value="0.3010299956639812" table:formula="of:=LOG10([.C116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2">
            <text:p>equal</text:p>
          </table:table-cell>
          <table:table-cell office:value-type="float" office:value="2" table:style-name="ce1">
            <text:p>2</text:p>
          </table:table-cell>
          <table:table-cell office:value-type="float" office:value="3.0637085593914173" table:formula="of:=LOG10([.A1164])" table:style-name="ce1">
            <text:p>3.063708559</text:p>
          </table:table-cell>
          <table:table-cell table:style-name="ce1"/>
          <table:table-cell office:value-type="float" office:value="0.3010299956639812" table:formula="of:=LOG10([.C116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2">
            <text:p>flow</text:p>
          </table:table-cell>
          <table:table-cell office:value-type="float" office:value="2" table:style-name="ce1">
            <text:p>2</text:p>
          </table:table-cell>
          <table:table-cell office:value-type="float" office:value="3.064083435963596" table:formula="of:=LOG10([.A1165])" table:style-name="ce1">
            <text:p>3.064083436</text:p>
          </table:table-cell>
          <table:table-cell table:style-name="ce1"/>
          <table:table-cell office:value-type="float" office:value="0.3010299956639812" table:formula="of:=LOG10([.C116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2">
            <text:p>representations</text:p>
          </table:table-cell>
          <table:table-cell office:value-type="float" office:value="2" table:style-name="ce1">
            <text:p>2</text:p>
          </table:table-cell>
          <table:table-cell office:value-type="float" office:value="3.0644579892269186" table:formula="of:=LOG10([.A1166])" table:style-name="ce1">
            <text:p>3.064457989</text:p>
          </table:table-cell>
          <table:table-cell table:style-name="ce1"/>
          <table:table-cell office:value-type="float" office:value="0.3010299956639812" table:formula="of:=LOG10([.C116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2">
            <text:p>solely</text:p>
          </table:table-cell>
          <table:table-cell office:value-type="float" office:value="2" table:style-name="ce1">
            <text:p>2</text:p>
          </table:table-cell>
          <table:table-cell office:value-type="float" office:value="3.064832219738574" table:formula="of:=LOG10([.A1167])" table:style-name="ce1">
            <text:p>3.06483222</text:p>
          </table:table-cell>
          <table:table-cell table:style-name="ce1"/>
          <table:table-cell office:value-type="float" office:value="0.3010299956639812" table:formula="of:=LOG10([.C116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2">
            <text:p>calculating</text:p>
          </table:table-cell>
          <table:table-cell office:value-type="float" office:value="2" table:style-name="ce1">
            <text:p>2</text:p>
          </table:table-cell>
          <table:table-cell office:value-type="float" office:value="3.0652061280543119" table:formula="of:=LOG10([.A1168])" table:style-name="ce1">
            <text:p>3.065206128</text:p>
          </table:table-cell>
          <table:table-cell table:style-name="ce1"/>
          <table:table-cell office:value-type="float" office:value="0.3010299956639812" table:formula="of:=LOG10([.C116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2">
            <text:p>cancelled</text:p>
          </table:table-cell>
          <table:table-cell office:value-type="float" office:value="2" table:style-name="ce1">
            <text:p>2</text:p>
          </table:table-cell>
          <table:table-cell office:value-type="float" office:value="3.0655797147284485" table:formula="of:=LOG10([.A1169])" table:style-name="ce1">
            <text:p>3.065579715</text:p>
          </table:table-cell>
          <table:table-cell table:style-name="ce1"/>
          <table:table-cell office:value-type="float" office:value="0.3010299956639812" table:formula="of:=LOG10([.C116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2">
            <text:p>governed</text:p>
          </table:table-cell>
          <table:table-cell office:value-type="float" office:value="2" table:style-name="ce1">
            <text:p>2</text:p>
          </table:table-cell>
          <table:table-cell office:value-type="float" office:value="3.0659529803138699" table:formula="of:=LOG10([.A1170])" table:style-name="ce1">
            <text:p>3.06595298</text:p>
          </table:table-cell>
          <table:table-cell table:style-name="ce1"/>
          <table:table-cell office:value-type="float" office:value="0.3010299956639812" table:formula="of:=LOG10([.C117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2">
            <text:p>programme</text:p>
          </table:table-cell>
          <table:table-cell office:value-type="float" office:value="2" table:style-name="ce1">
            <text:p>2</text:p>
          </table:table-cell>
          <table:table-cell office:value-type="float" office:value="3.0663259253620376" table:formula="of:=LOG10([.A1171])" table:style-name="ce1">
            <text:p>3.066325925</text:p>
          </table:table-cell>
          <table:table-cell table:style-name="ce1"/>
          <table:table-cell office:value-type="float" office:value="0.3010299956639812" table:formula="of:=LOG10([.C117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2">
            <text:p>warrant</text:p>
          </table:table-cell>
          <table:table-cell office:value-type="float" office:value="2" table:style-name="ce1">
            <text:p>2</text:p>
          </table:table-cell>
          <table:table-cell office:value-type="float" office:value="3.0666985504229953" table:formula="of:=LOG10([.A1172])" table:style-name="ce1">
            <text:p>3.06669855</text:p>
          </table:table-cell>
          <table:table-cell table:style-name="ce1"/>
          <table:table-cell office:value-type="float" office:value="0.3010299956639812" table:formula="of:=LOG10([.C117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2">
            <text:p>consented</text:p>
          </table:table-cell>
          <table:table-cell office:value-type="float" office:value="2" table:style-name="ce1">
            <text:p>2</text:p>
          </table:table-cell>
          <table:table-cell office:value-type="float" office:value="3.0670708560453703" table:formula="of:=LOG10([.A1173])" table:style-name="ce1">
            <text:p>3.067070856</text:p>
          </table:table-cell>
          <table:table-cell table:style-name="ce1"/>
          <table:table-cell office:value-type="float" office:value="0.3010299956639812" table:formula="of:=LOG10([.C117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2">
            <text:p>taking</text:p>
          </table:table-cell>
          <table:table-cell office:value-type="float" office:value="2" table:style-name="ce1">
            <text:p>2</text:p>
          </table:table-cell>
          <table:table-cell office:value-type="float" office:value="3.0674428427763805" table:formula="of:=LOG10([.A1174])" table:style-name="ce1">
            <text:p>3.067442843</text:p>
          </table:table-cell>
          <table:table-cell table:style-name="ce1"/>
          <table:table-cell office:value-type="float" office:value="0.3010299956639812" table:formula="of:=LOG10([.C117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2">
            <text:p>alone</text:p>
          </table:table-cell>
          <table:table-cell office:value-type="float" office:value="2" table:style-name="ce1">
            <text:p>2</text:p>
          </table:table-cell>
          <table:table-cell office:value-type="float" office:value="3.0678145111618402" table:formula="of:=LOG10([.A1175])" table:style-name="ce1">
            <text:p>3.067814511</text:p>
          </table:table-cell>
          <table:table-cell table:style-name="ce1"/>
          <table:table-cell office:value-type="float" office:value="0.3010299956639812" table:formula="of:=LOG10([.C117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2">
            <text:p>cost</text:p>
          </table:table-cell>
          <table:table-cell office:value-type="float" office:value="2" table:style-name="ce1">
            <text:p>2</text:p>
          </table:table-cell>
          <table:table-cell office:value-type="float" office:value="3.0681858617461617" table:formula="of:=LOG10([.A1176])" table:style-name="ce1">
            <text:p>3.068185862</text:p>
          </table:table-cell>
          <table:table-cell table:style-name="ce1"/>
          <table:table-cell office:value-type="float" office:value="0.3010299956639812" table:formula="of:=LOG10([.C117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2">
            <text:p>removed</text:p>
          </table:table-cell>
          <table:table-cell office:value-type="float" office:value="2" table:style-name="ce1">
            <text:p>2</text:p>
          </table:table-cell>
          <table:table-cell office:value-type="float" office:value="3.068556895072363" table:formula="of:=LOG10([.A1177])" table:style-name="ce1">
            <text:p>3.068556895</text:p>
          </table:table-cell>
          <table:table-cell table:style-name="ce1"/>
          <table:table-cell office:value-type="float" office:value="0.3010299956639812" table:formula="of:=LOG10([.C117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2">
            <text:p>policies</text:p>
          </table:table-cell>
          <table:table-cell office:value-type="float" office:value="2" table:style-name="ce1">
            <text:p>2</text:p>
          </table:table-cell>
          <table:table-cell office:value-type="float" office:value="3.0689276116820721" table:formula="of:=LOG10([.A1178])" table:style-name="ce1">
            <text:p>3.068927612</text:p>
          </table:table-cell>
          <table:table-cell table:style-name="ce1"/>
          <table:table-cell office:value-type="float" office:value="0.3010299956639812" table:formula="of:=LOG10([.C117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2">
            <text:p>corresponding</text:p>
          </table:table-cell>
          <table:table-cell office:value-type="float" office:value="2" table:style-name="ce1">
            <text:p>2</text:p>
          </table:table-cell>
          <table:table-cell office:value-type="float" office:value="3.0692980121155293" table:formula="of:=LOG10([.A1179])" table:style-name="ce1">
            <text:p>3.069298012</text:p>
          </table:table-cell>
          <table:table-cell table:style-name="ce1"/>
          <table:table-cell office:value-type="float" office:value="0.3010299956639812" table:formula="of:=LOG10([.C117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2">
            <text:p>notwithstanding</text:p>
          </table:table-cell>
          <table:table-cell office:value-type="float" office:value="2" table:style-name="ce1">
            <text:p>2</text:p>
          </table:table-cell>
          <table:table-cell office:value-type="float" office:value="3.0696680969115957" table:formula="of:=LOG10([.A1180])" table:style-name="ce1">
            <text:p>3.069668097</text:p>
          </table:table-cell>
          <table:table-cell table:style-name="ce1"/>
          <table:table-cell office:value-type="float" office:value="0.3010299956639812" table:formula="of:=LOG10([.C118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2">
            <text:p>lose</text:p>
          </table:table-cell>
          <table:table-cell office:value-type="float" office:value="2" table:style-name="ce1">
            <text:p>2</text:p>
          </table:table-cell>
          <table:table-cell office:value-type="float" office:value="3.070037866607755" table:formula="of:=LOG10([.A1181])" table:style-name="ce1">
            <text:p>3.070037867</text:p>
          </table:table-cell>
          <table:table-cell table:style-name="ce1"/>
          <table:table-cell office:value-type="float" office:value="0.3010299956639812" table:formula="of:=LOG10([.C118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2">
            <text:p>approval</text:p>
          </table:table-cell>
          <table:table-cell office:value-type="float" office:value="2" table:style-name="ce1">
            <text:p>2</text:p>
          </table:table-cell>
          <table:table-cell office:value-type="float" office:value="3.0704073217401198" table:formula="of:=LOG10([.A1182])" table:style-name="ce1">
            <text:p>3.070407322</text:p>
          </table:table-cell>
          <table:table-cell table:style-name="ce1"/>
          <table:table-cell office:value-type="float" office:value="0.3010299956639812" table:formula="of:=LOG10([.C118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2">
            <text:p>evaluate</text:p>
          </table:table-cell>
          <table:table-cell office:value-type="float" office:value="2" table:style-name="ce1">
            <text:p>2</text:p>
          </table:table-cell>
          <table:table-cell office:value-type="float" office:value="3.0707764628434346" table:formula="of:=LOG10([.A1183])" table:style-name="ce1">
            <text:p>3.070776463</text:p>
          </table:table-cell>
          <table:table-cell table:style-name="ce1"/>
          <table:table-cell office:value-type="float" office:value="0.3010299956639812" table:formula="of:=LOG10([.C118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2">
            <text:p>case-by-case</text:p>
          </table:table-cell>
          <table:table-cell office:value-type="float" office:value="2" table:style-name="ce1">
            <text:p>2</text:p>
          </table:table-cell>
          <table:table-cell office:value-type="float" office:value="3.0711452904510828" table:formula="of:=LOG10([.A1184])" table:style-name="ce1">
            <text:p>3.07114529</text:p>
          </table:table-cell>
          <table:table-cell table:style-name="ce1"/>
          <table:table-cell office:value-type="float" office:value="0.3010299956639812" table:formula="of:=LOG10([.C118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2">
            <text:p>monthly</text:p>
          </table:table-cell>
          <table:table-cell office:value-type="float" office:value="2" table:style-name="ce1">
            <text:p>2</text:p>
          </table:table-cell>
          <table:table-cell office:value-type="float" office:value="3.0715138050950892" table:formula="of:=LOG10([.A1185])" table:style-name="ce1">
            <text:p>3.071513805</text:p>
          </table:table-cell>
          <table:table-cell table:style-name="ce1"/>
          <table:table-cell office:value-type="float" office:value="0.3010299956639812" table:formula="of:=LOG10([.C118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2">
            <text:p>size</text:p>
          </table:table-cell>
          <table:table-cell office:value-type="float" office:value="2" table:style-name="ce1">
            <text:p>2</text:p>
          </table:table-cell>
          <table:table-cell office:value-type="float" office:value="3.0718820073061255" table:formula="of:=LOG10([.A1186])" table:style-name="ce1">
            <text:p>3.071882007</text:p>
          </table:table-cell>
          <table:table-cell table:style-name="ce1"/>
          <table:table-cell office:value-type="float" office:value="0.3010299956639812" table:formula="of:=LOG10([.C118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2">
            <text:p>shopping</text:p>
          </table:table-cell>
          <table:table-cell office:value-type="float" office:value="2" table:style-name="ce1">
            <text:p>2</text:p>
          </table:table-cell>
          <table:table-cell office:value-type="float" office:value="3.0722498976135149" table:formula="of:=LOG10([.A1187])" table:style-name="ce1">
            <text:p>3.072249898</text:p>
          </table:table-cell>
          <table:table-cell table:style-name="ce1"/>
          <table:table-cell office:value-type="float" office:value="0.3010299956639812" table:formula="of:=LOG10([.C118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2">
            <text:p>cart</text:p>
          </table:table-cell>
          <table:table-cell office:value-type="float" office:value="2" table:style-name="ce1">
            <text:p>2</text:p>
          </table:table-cell>
          <table:table-cell office:value-type="float" office:value="3.0726174765452368" table:formula="of:=LOG10([.A1188])" table:style-name="ce1">
            <text:p>3.072617477</text:p>
          </table:table-cell>
          <table:table-cell table:style-name="ce1"/>
          <table:table-cell office:value-type="float" office:value="0.3010299956639812" table:formula="of:=LOG10([.C118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2">
            <text:p>ceiling</text:p>
          </table:table-cell>
          <table:table-cell office:value-type="float" office:value="2" table:style-name="ce1">
            <text:p>2</text:p>
          </table:table-cell>
          <table:table-cell office:value-type="float" office:value="3.0729847446279304" table:formula="of:=LOG10([.A1189])" table:style-name="ce1">
            <text:p>3.072984745</text:p>
          </table:table-cell>
          <table:table-cell table:style-name="ce1"/>
          <table:table-cell office:value-type="float" office:value="0.3010299956639812" table:formula="of:=LOG10([.C118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2">
            <text:p>met</text:p>
          </table:table-cell>
          <table:table-cell office:value-type="float" office:value="2" table:style-name="ce1">
            <text:p>2</text:p>
          </table:table-cell>
          <table:table-cell office:value-type="float" office:value="3.0733517023869008" table:formula="of:=LOG10([.A1190])" table:style-name="ce1">
            <text:p>3.073351702</text:p>
          </table:table-cell>
          <table:table-cell table:style-name="ce1"/>
          <table:table-cell office:value-type="float" office:value="0.3010299956639812" table:formula="of:=LOG10([.C119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2">
            <text:p>unresolved</text:p>
          </table:table-cell>
          <table:table-cell office:value-type="float" office:value="2" table:style-name="ce1">
            <text:p>2</text:p>
          </table:table-cell>
          <table:table-cell office:value-type="float" office:value="3.0737183503461227" table:formula="of:=LOG10([.A1191])" table:style-name="ce1">
            <text:p>3.07371835</text:p>
          </table:table-cell>
          <table:table-cell table:style-name="ce1"/>
          <table:table-cell office:value-type="float" office:value="0.3010299956639812" table:formula="of:=LOG10([.C119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2">
            <text:p>rejected</text:p>
          </table:table-cell>
          <table:table-cell office:value-type="float" office:value="2" table:style-name="ce1">
            <text:p>2</text:p>
          </table:table-cell>
          <table:table-cell office:value-type="float" office:value="3.0740846890282438" table:formula="of:=LOG10([.A1192])" table:style-name="ce1">
            <text:p>3.074084689</text:p>
          </table:table-cell>
          <table:table-cell table:style-name="ce1"/>
          <table:table-cell office:value-type="float" office:value="0.3010299956639812" table:formula="of:=LOG10([.C119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2">
            <text:p>thirty</text:p>
          </table:table-cell>
          <table:table-cell office:value-type="float" office:value="2" table:style-name="ce1">
            <text:p>2</text:p>
          </table:table-cell>
          <table:table-cell office:value-type="float" office:value="3.0744507189545911" table:formula="of:=LOG10([.A1193])" table:style-name="ce1">
            <text:p>3.074450719</text:p>
          </table:table-cell>
          <table:table-cell table:style-name="ce1"/>
          <table:table-cell office:value-type="float" office:value="0.3010299956639812" table:formula="of:=LOG10([.C119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2">
            <text:p>course</text:p>
          </table:table-cell>
          <table:table-cell office:value-type="float" office:value="2" table:style-name="ce1">
            <text:p>2</text:p>
          </table:table-cell>
          <table:table-cell office:value-type="float" office:value="3.0748164406451748" table:formula="of:=LOG10([.A1194])" table:style-name="ce1">
            <text:p>3.074816441</text:p>
          </table:table-cell>
          <table:table-cell table:style-name="ce1"/>
          <table:table-cell office:value-type="float" office:value="0.3010299956639812" table:formula="of:=LOG10([.C119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3">
            <text:p>false</text:p>
          </table:table-cell>
          <table:table-cell office:value-type="float" office:value="2" table:style-name="ce1">
            <text:p>2</text:p>
          </table:table-cell>
          <table:table-cell office:value-type="float" office:value="3.0751818546186915" table:formula="of:=LOG10([.A1195])" table:style-name="ce1">
            <text:p>3.075181855</text:p>
          </table:table-cell>
          <table:table-cell table:style-name="ce1"/>
          <table:table-cell office:value-type="float" office:value="0.3010299956639812" table:formula="of:=LOG10([.C119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2">
            <text:p>infringe</text:p>
          </table:table-cell>
          <table:table-cell office:value-type="float" office:value="2" table:style-name="ce1">
            <text:p>2</text:p>
          </table:table-cell>
          <table:table-cell office:value-type="float" office:value="3.0755469613925306" table:formula="of:=LOG10([.A1196])" table:style-name="ce1">
            <text:p>3.075546961</text:p>
          </table:table-cell>
          <table:table-cell table:style-name="ce1"/>
          <table:table-cell office:value-type="float" office:value="0.3010299956639812" table:formula="of:=LOG10([.C119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2">
            <text:p>inaccurate</text:p>
          </table:table-cell>
          <table:table-cell office:value-type="float" office:value="2" table:style-name="ce1">
            <text:p>2</text:p>
          </table:table-cell>
          <table:table-cell office:value-type="float" office:value="3.0759117614827773" table:formula="of:=LOG10([.A1197])" table:style-name="ce1">
            <text:p>3.075911761</text:p>
          </table:table-cell>
          <table:table-cell table:style-name="ce1"/>
          <table:table-cell office:value-type="float" office:value="0.3010299956639812" table:formula="of:=LOG10([.C119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2">
            <text:p>potentially</text:p>
          </table:table-cell>
          <table:table-cell office:value-type="float" office:value="2" table:style-name="ce1">
            <text:p>2</text:p>
          </table:table-cell>
          <table:table-cell office:value-type="float" office:value="3.0762762554042178" table:formula="of:=LOG10([.A1198])" table:style-name="ce1">
            <text:p>3.076276255</text:p>
          </table:table-cell>
          <table:table-cell table:style-name="ce1"/>
          <table:table-cell office:value-type="float" office:value="0.3010299956639812" table:formula="of:=LOG10([.C119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2">
            <text:p>fraudulent</text:p>
          </table:table-cell>
          <table:table-cell office:value-type="float" office:value="2" table:style-name="ce1">
            <text:p>2</text:p>
          </table:table-cell>
          <table:table-cell office:value-type="float" office:value="3.0766404436703421" table:formula="of:=LOG10([.A1199])" table:style-name="ce1">
            <text:p>3.076640444</text:p>
          </table:table-cell>
          <table:table-cell table:style-name="ce1"/>
          <table:table-cell office:value-type="float" office:value="0.3010299956639812" table:formula="of:=LOG10([.C119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2">
            <text:p>attempting</text:p>
          </table:table-cell>
          <table:table-cell office:value-type="float" office:value="2" table:style-name="ce1">
            <text:p>2</text:p>
          </table:table-cell>
          <table:table-cell office:value-type="float" office:value="3.0770043267933502" table:formula="of:=LOG10([.A1200])" table:style-name="ce1">
            <text:p>3.077004327</text:p>
          </table:table-cell>
          <table:table-cell table:style-name="ce1"/>
          <table:table-cell office:value-type="float" office:value="0.3010299956639812" table:formula="of:=LOG10([.C120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2">
            <text:p>engaged</text:p>
          </table:table-cell>
          <table:table-cell office:value-type="float" office:value="2" table:style-name="ce1">
            <text:p>2</text:p>
          </table:table-cell>
          <table:table-cell office:value-type="float" office:value="3.0773679052841563" table:formula="of:=LOG10([.A1201])" table:style-name="ce1">
            <text:p>3.077367905</text:p>
          </table:table-cell>
          <table:table-cell table:style-name="ce1"/>
          <table:table-cell office:value-type="float" office:value="0.3010299956639812" table:formula="of:=LOG10([.C120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2">
            <text:p>american</text:p>
          </table:table-cell>
          <table:table-cell office:value-type="float" office:value="2" table:style-name="ce1">
            <text:p>2</text:p>
          </table:table-cell>
          <table:table-cell office:value-type="float" office:value="3.0777311796523921" table:formula="of:=LOG10([.A1202])" table:style-name="ce1">
            <text:p>3.07773118</text:p>
          </table:table-cell>
          <table:table-cell table:style-name="ce1"/>
          <table:table-cell office:value-type="float" office:value="0.3010299956639812" table:formula="of:=LOG10([.C120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2">
            <text:p>abuse</text:p>
          </table:table-cell>
          <table:table-cell office:value-type="float" office:value="2" table:style-name="ce1">
            <text:p>2</text:p>
          </table:table-cell>
          <table:table-cell office:value-type="float" office:value="3.0780941504064105" table:formula="of:=LOG10([.A1203])" table:style-name="ce1">
            <text:p>3.07809415</text:p>
          </table:table-cell>
          <table:table-cell table:style-name="ce1"/>
          <table:table-cell office:value-type="float" office:value="0.3010299956639812" table:formula="of:=LOG10([.C120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2">
            <text:p>reflecting</text:p>
          </table:table-cell>
          <table:table-cell office:value-type="float" office:value="2" table:style-name="ce1">
            <text:p>2</text:p>
          </table:table-cell>
          <table:table-cell office:value-type="float" office:value="3.0784568180532927" table:formula="of:=LOG10([.A1204])" table:style-name="ce1">
            <text:p>3.078456818</text:p>
          </table:table-cell>
          <table:table-cell table:style-name="ce1"/>
          <table:table-cell office:value-type="float" office:value="0.3010299956639812" table:formula="of:=LOG10([.C120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2">
            <text:p>yourself</text:p>
          </table:table-cell>
          <table:table-cell office:value-type="float" office:value="2" table:style-name="ce1">
            <text:p>2</text:p>
          </table:table-cell>
          <table:table-cell office:value-type="float" office:value="3.0788191830988487" table:formula="of:=LOG10([.A1205])" table:style-name="ce1">
            <text:p>3.078819183</text:p>
          </table:table-cell>
          <table:table-cell table:style-name="ce1"/>
          <table:table-cell office:value-type="float" office:value="0.3010299956639812" table:formula="of:=LOG10([.C120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2">
            <text:p>facilitate</text:p>
          </table:table-cell>
          <table:table-cell office:value-type="float" office:value="2" table:style-name="ce1">
            <text:p>2</text:p>
          </table:table-cell>
          <table:table-cell office:value-type="float" office:value="3.0791812460476247" table:formula="of:=LOG10([.A1206])" table:style-name="ce1">
            <text:p>3.079181246</text:p>
          </table:table-cell>
          <table:table-cell table:style-name="ce1"/>
          <table:table-cell office:value-type="float" office:value="0.3010299956639812" table:formula="of:=LOG10([.C120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2">
            <text:p>viruses</text:p>
          </table:table-cell>
          <table:table-cell office:value-type="float" office:value="2" table:style-name="ce1">
            <text:p>2</text:p>
          </table:table-cell>
          <table:table-cell office:value-type="float" office:value="3.079543007402906" table:formula="of:=LOG10([.A1207])" table:style-name="ce1">
            <text:p>3.079543007</text:p>
          </table:table-cell>
          <table:table-cell table:style-name="ce1"/>
          <table:table-cell office:value-type="float" office:value="0.3010299956639812" table:formula="of:=LOG10([.C120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2">
            <text:p>damage</text:p>
          </table:table-cell>
          <table:table-cell office:value-type="float" office:value="2" table:style-name="ce1">
            <text:p>2</text:p>
          </table:table-cell>
          <table:table-cell office:value-type="float" office:value="3.0799044676667209" table:formula="of:=LOG10([.A1208])" table:style-name="ce1">
            <text:p>3.079904468</text:p>
          </table:table-cell>
          <table:table-cell table:style-name="ce1"/>
          <table:table-cell office:value-type="float" office:value="0.3010299956639812" table:formula="of:=LOG10([.C120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2">
            <text:p>misuse</text:p>
          </table:table-cell>
          <table:table-cell office:value-type="float" office:value="2" table:style-name="ce1">
            <text:p>2</text:p>
          </table:table-cell>
          <table:table-cell office:value-type="float" office:value="3.0802656273398448" table:formula="of:=LOG10([.A1209])" table:style-name="ce1">
            <text:p>3.080265627</text:p>
          </table:table-cell>
          <table:table-cell table:style-name="ce1"/>
          <table:table-cell office:value-type="float" office:value="0.3010299956639812" table:formula="of:=LOG10([.C120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2">
            <text:p>robot</text:p>
          </table:table-cell>
          <table:table-cell office:value-type="float" office:value="2" table:style-name="ce1">
            <text:p>2</text:p>
          </table:table-cell>
          <table:table-cell office:value-type="float" office:value="3.0806264869218056" table:formula="of:=LOG10([.A1210])" table:style-name="ce1">
            <text:p>3.080626487</text:p>
          </table:table-cell>
          <table:table-cell table:style-name="ce1"/>
          <table:table-cell office:value-type="float" office:value="0.3010299956639812" table:formula="of:=LOG10([.C121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2">
            <text:p>manual</text:p>
          </table:table-cell>
          <table:table-cell office:value-type="float" office:value="2" table:style-name="ce1">
            <text:p>2</text:p>
          </table:table-cell>
          <table:table-cell office:value-type="float" office:value="3.0809870469108871" table:formula="of:=LOG10([.A1211])" table:style-name="ce1">
            <text:p>3.080987047</text:p>
          </table:table-cell>
          <table:table-cell table:style-name="ce1"/>
          <table:table-cell office:value-type="float" office:value="0.3010299956639812" table:formula="of:=LOG10([.C121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2">
            <text:p>monitor</text:p>
          </table:table-cell>
          <table:table-cell office:value-type="float" office:value="2" table:style-name="ce1">
            <text:p>2</text:p>
          </table:table-cell>
          <table:table-cell office:value-type="float" office:value="3.0813473078041325" table:formula="of:=LOG10([.A1212])" table:style-name="ce1">
            <text:p>3.081347308</text:p>
          </table:table-cell>
          <table:table-cell table:style-name="ce1"/>
          <table:table-cell office:value-type="float" office:value="0.3010299956639812" table:formula="of:=LOG10([.C121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2">
            <text:p>headers</text:p>
          </table:table-cell>
          <table:table-cell office:value-type="float" office:value="2" table:style-name="ce1">
            <text:p>2</text:p>
          </table:table-cell>
          <table:table-cell office:value-type="float" office:value="3.0817072700973491" table:formula="of:=LOG10([.A1213])" table:style-name="ce1">
            <text:p>3.08170727</text:p>
          </table:table-cell>
          <table:table-cell table:style-name="ce1"/>
          <table:table-cell office:value-type="float" office:value="0.3010299956639812" table:formula="of:=LOG10([.C121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2">
            <text:p>suppliers</text:p>
          </table:table-cell>
          <table:table-cell office:value-type="float" office:value="2" table:style-name="ce1">
            <text:p>2</text:p>
          </table:table-cell>
          <table:table-cell office:value-type="float" office:value="3.082066934285113" table:formula="of:=LOG10([.A1214])" table:style-name="ce1">
            <text:p>3.082066934</text:p>
          </table:table-cell>
          <table:table-cell table:style-name="ce1"/>
          <table:table-cell office:value-type="float" office:value="0.3010299956639812" table:formula="of:=LOG10([.C121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2">
            <text:p>suspensions</text:p>
          </table:table-cell>
          <table:table-cell office:value-type="float" office:value="2" table:style-name="ce1">
            <text:p>2</text:p>
          </table:table-cell>
          <table:table-cell office:value-type="float" office:value="3.0824263008607717" table:formula="of:=LOG10([.A1215])" table:style-name="ce1">
            <text:p>3.082426301</text:p>
          </table:table-cell>
          <table:table-cell table:style-name="ce1"/>
          <table:table-cell office:value-type="float" office:value="0.3010299956639812" table:formula="of:=LOG10([.C121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2">
            <text:p>engaging</text:p>
          </table:table-cell>
          <table:table-cell office:value-type="float" office:value="2" table:style-name="ce1">
            <text:p>2</text:p>
          </table:table-cell>
          <table:table-cell office:value-type="float" office:value="3.0827853703164503" table:formula="of:=LOG10([.A1216])" table:style-name="ce1">
            <text:p>3.08278537</text:p>
          </table:table-cell>
          <table:table-cell table:style-name="ce1"/>
          <table:table-cell office:value-type="float" office:value="0.3010299956639812" table:formula="of:=LOG10([.C121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2">
            <text:p>suspended</text:p>
          </table:table-cell>
          <table:table-cell office:value-type="float" office:value="2" table:style-name="ce1">
            <text:p>2</text:p>
          </table:table-cell>
          <table:table-cell office:value-type="float" office:value="3.0831441431430524" table:formula="of:=LOG10([.A1217])" table:style-name="ce1">
            <text:p>3.083144143</text:p>
          </table:table-cell>
          <table:table-cell table:style-name="ce1"/>
          <table:table-cell office:value-type="float" office:value="0.3010299956639812" table:formula="of:=LOG10([.C121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2">
            <text:p>name</text:p>
          </table:table-cell>
          <table:table-cell office:value-type="float" office:value="2" table:style-name="ce1">
            <text:p>2</text:p>
          </table:table-cell>
          <table:table-cell office:value-type="float" office:value="3.0835026198302673" table:formula="of:=LOG10([.A1218])" table:style-name="ce1">
            <text:p>3.08350262</text:p>
          </table:table-cell>
          <table:table-cell table:style-name="ce1"/>
          <table:table-cell office:value-type="float" office:value="0.3010299956639812" table:formula="of:=LOG10([.C121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2">
            <text:p>etc</text:p>
          </table:table-cell>
          <table:table-cell office:value-type="float" office:value="2" table:style-name="ce1">
            <text:p>2</text:p>
          </table:table-cell>
          <table:table-cell office:value-type="float" office:value="3.0838608008665731" table:formula="of:=LOG10([.A1219])" table:style-name="ce1">
            <text:p>3.083860801</text:p>
          </table:table-cell>
          <table:table-cell table:style-name="ce1"/>
          <table:table-cell office:value-type="float" office:value="0.3010299956639812" table:formula="of:=LOG10([.C121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2">
            <text:p>employees</text:p>
          </table:table-cell>
          <table:table-cell office:value-type="float" office:value="2" table:style-name="ce1">
            <text:p>2</text:p>
          </table:table-cell>
          <table:table-cell office:value-type="float" office:value="3.0842186867392387" table:formula="of:=LOG10([.A1220])" table:style-name="ce1">
            <text:p>3.084218687</text:p>
          </table:table-cell>
          <table:table-cell table:style-name="ce1"/>
          <table:table-cell office:value-type="float" office:value="0.3010299956639812" table:formula="of:=LOG10([.C122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2">
            <text:p>agents</text:p>
          </table:table-cell>
          <table:table-cell office:value-type="float" office:value="2" table:style-name="ce1">
            <text:p>2</text:p>
          </table:table-cell>
          <table:table-cell office:value-type="float" office:value="3.0845762779343309" table:formula="of:=LOG10([.A1221])" table:style-name="ce1">
            <text:p>3.084576278</text:p>
          </table:table-cell>
          <table:table-cell table:style-name="ce1"/>
          <table:table-cell office:value-type="float" office:value="0.3010299956639812" table:formula="of:=LOG10([.C122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2">
            <text:p>claimant</text:p>
          </table:table-cell>
          <table:table-cell office:value-type="float" office:value="2" table:style-name="ce1">
            <text:p>2</text:p>
          </table:table-cell>
          <table:table-cell office:value-type="float" office:value="3.0849335749367159" table:formula="of:=LOG10([.A1222])" table:style-name="ce1">
            <text:p>3.084933575</text:p>
          </table:table-cell>
          <table:table-cell table:style-name="ce1"/>
          <table:table-cell office:value-type="float" office:value="0.3010299956639812" table:formula="of:=LOG10([.C122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2">
            <text:p>agency</text:p>
          </table:table-cell>
          <table:table-cell office:value-type="float" office:value="2" table:style-name="ce1">
            <text:p>2</text:p>
          </table:table-cell>
          <table:table-cell office:value-type="float" office:value="3.0852905782300648" table:formula="of:=LOG10([.A1223])" table:style-name="ce1">
            <text:p>3.085290578</text:p>
          </table:table-cell>
          <table:table-cell table:style-name="ce1"/>
          <table:table-cell office:value-type="float" office:value="0.3010299956639812" table:formula="of:=LOG10([.C122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2">
            <text:p>marketing</text:p>
          </table:table-cell>
          <table:table-cell office:value-type="float" office:value="2" table:style-name="ce1">
            <text:p>2</text:p>
          </table:table-cell>
          <table:table-cell office:value-type="float" office:value="3.0856472882968564" table:formula="of:=LOG10([.A1224])" table:style-name="ce1">
            <text:p>3.085647288</text:p>
          </table:table-cell>
          <table:table-cell table:style-name="ce1"/>
          <table:table-cell office:value-type="float" office:value="0.3010299956639812" table:formula="of:=LOG10([.C122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2">
            <text:p>communicate</text:p>
          </table:table-cell>
          <table:table-cell office:value-type="float" office:value="2" table:style-name="ce1">
            <text:p>2</text:p>
          </table:table-cell>
          <table:table-cell office:value-type="float" office:value="3.0860037056183818" table:formula="of:=LOG10([.A1225])" table:style-name="ce1">
            <text:p>3.086003706</text:p>
          </table:table-cell>
          <table:table-cell table:style-name="ce1"/>
          <table:table-cell office:value-type="float" office:value="0.3010299956639812" table:formula="of:=LOG10([.C122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2">
            <text:p>derivative</text:p>
          </table:table-cell>
          <table:table-cell office:value-type="float" office:value="2" table:style-name="ce1">
            <text:p>2</text:p>
          </table:table-cell>
          <table:table-cell office:value-type="float" office:value="3.0863598306747484" table:formula="of:=LOG10([.A1226])" table:style-name="ce1">
            <text:p>3.086359831</text:p>
          </table:table-cell>
          <table:table-cell table:style-name="ce1"/>
          <table:table-cell office:value-type="float" office:value="0.3010299956639812" table:formula="of:=LOG10([.C122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2">
            <text:p>publicly</text:p>
          </table:table-cell>
          <table:table-cell office:value-type="float" office:value="2" table:style-name="ce1">
            <text:p>2</text:p>
          </table:table-cell>
          <table:table-cell office:value-type="float" office:value="3.0867156639448825" table:formula="of:=LOG10([.A1227])" table:style-name="ce1">
            <text:p>3.086715664</text:p>
          </table:table-cell>
          <table:table-cell table:style-name="ce1"/>
          <table:table-cell office:value-type="float" office:value="0.3010299956639812" table:formula="of:=LOG10([.C122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2">
            <text:p>party’s</text:p>
          </table:table-cell>
          <table:table-cell office:value-type="float" office:value="2" table:style-name="ce1">
            <text:p>2</text:p>
          </table:table-cell>
          <table:table-cell office:value-type="float" office:value="3.0870712059065353" table:formula="of:=LOG10([.A1228])" table:style-name="ce1">
            <text:p>3.087071206</text:p>
          </table:table-cell>
          <table:table-cell table:style-name="ce1"/>
          <table:table-cell office:value-type="float" office:value="0.3010299956639812" table:formula="of:=LOG10([.C122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2">
            <text:p>omit</text:p>
          </table:table-cell>
          <table:table-cell office:value-type="float" office:value="2" table:style-name="ce1">
            <text:p>2</text:p>
          </table:table-cell>
          <table:table-cell office:value-type="float" office:value="3.0874264570362855" table:formula="of:=LOG10([.A1229])" table:style-name="ce1">
            <text:p>3.087426457</text:p>
          </table:table-cell>
          <table:table-cell table:style-name="ce1"/>
          <table:table-cell office:value-type="float" office:value="0.3010299956639812" table:formula="of:=LOG10([.C122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2">
            <text:p>operation</text:p>
          </table:table-cell>
          <table:table-cell office:value-type="float" office:value="2" table:style-name="ce1">
            <text:p>2</text:p>
          </table:table-cell>
          <table:table-cell office:value-type="float" office:value="3.0877814178095422" table:formula="of:=LOG10([.A1230])" table:style-name="ce1">
            <text:p>3.087781418</text:p>
          </table:table-cell>
          <table:table-cell table:style-name="ce1"/>
          <table:table-cell office:value-type="float" office:value="0.3010299956639812" table:formula="of:=LOG10([.C123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2">
            <text:p>carried</text:p>
          </table:table-cell>
          <table:table-cell office:value-type="float" office:value="2" table:style-name="ce1">
            <text:p>2</text:p>
          </table:table-cell>
          <table:table-cell office:value-type="float" office:value="3.0881360887005513" table:formula="of:=LOG10([.A1231])" table:style-name="ce1">
            <text:p>3.088136089</text:p>
          </table:table-cell>
          <table:table-cell table:style-name="ce1"/>
          <table:table-cell office:value-type="float" office:value="0.3010299956639812" table:formula="of:=LOG10([.C123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2">
            <text:p>promote</text:p>
          </table:table-cell>
          <table:table-cell office:value-type="float" office:value="2" table:style-name="ce1">
            <text:p>2</text:p>
          </table:table-cell>
          <table:table-cell office:value-type="float" office:value="3.0884904701823963" table:formula="of:=LOG10([.A1232])" table:style-name="ce1">
            <text:p>3.08849047</text:p>
          </table:table-cell>
          <table:table-cell table:style-name="ce1"/>
          <table:table-cell office:value-type="float" office:value="0.3010299956639812" table:formula="of:=LOG10([.C123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2">
            <text:p>lead</text:p>
          </table:table-cell>
          <table:table-cell office:value-type="float" office:value="2" table:style-name="ce1">
            <text:p>2</text:p>
          </table:table-cell>
          <table:table-cell office:value-type="float" office:value="3.088844562727004" table:formula="of:=LOG10([.A1233])" table:style-name="ce1">
            <text:p>3.088844563</text:p>
          </table:table-cell>
          <table:table-cell table:style-name="ce1"/>
          <table:table-cell office:value-type="float" office:value="0.3010299956639812" table:formula="of:=LOG10([.C123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2">
            <text:p>likelihood</text:p>
          </table:table-cell>
          <table:table-cell office:value-type="float" office:value="2" table:style-name="ce1">
            <text:p>2</text:p>
          </table:table-cell>
          <table:table-cell office:value-type="float" office:value="3.089198366805149" table:formula="of:=LOG10([.A1234])" table:style-name="ce1">
            <text:p>3.089198367</text:p>
          </table:table-cell>
          <table:table-cell table:style-name="ce1"/>
          <table:table-cell office:value-type="float" office:value="0.3010299956639812" table:formula="of:=LOG10([.C123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2">
            <text:p>generally</text:p>
          </table:table-cell>
          <table:table-cell office:value-type="float" office:value="2" table:style-name="ce1">
            <text:p>2</text:p>
          </table:table-cell>
          <table:table-cell office:value-type="float" office:value="3.0895518828864539" table:formula="of:=LOG10([.A1235])" table:style-name="ce1">
            <text:p>3.089551883</text:p>
          </table:table-cell>
          <table:table-cell table:style-name="ce1"/>
          <table:table-cell office:value-type="float" office:value="0.3010299956639812" table:formula="of:=LOG10([.C123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2">
            <text:p>needed</text:p>
          </table:table-cell>
          <table:table-cell office:value-type="float" office:value="2" table:style-name="ce1">
            <text:p>2</text:p>
          </table:table-cell>
          <table:table-cell office:value-type="float" office:value="3.0899051114393981" table:formula="of:=LOG10([.A1236])" table:style-name="ce1">
            <text:p>3.089905111</text:p>
          </table:table-cell>
          <table:table-cell table:style-name="ce1"/>
          <table:table-cell office:value-type="float" office:value="0.3010299956639812" table:formula="of:=LOG10([.C123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2">
            <text:p>passed</text:p>
          </table:table-cell>
          <table:table-cell office:value-type="float" office:value="2" table:style-name="ce1">
            <text:p>2</text:p>
          </table:table-cell>
          <table:table-cell office:value-type="float" office:value="3.0902580529313162" table:formula="of:=LOG10([.A1237])" table:style-name="ce1">
            <text:p>3.090258053</text:p>
          </table:table-cell>
          <table:table-cell table:style-name="ce1"/>
          <table:table-cell office:value-type="float" office:value="0.3010299956639812" table:formula="of:=LOG10([.C123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2">
            <text:p>insolvency</text:p>
          </table:table-cell>
          <table:table-cell office:value-type="float" office:value="2" table:style-name="ce1">
            <text:p>2</text:p>
          </table:table-cell>
          <table:table-cell office:value-type="float" office:value="3.0906107078284069" table:formula="of:=LOG10([.A1238])" table:style-name="ce1">
            <text:p>3.090610708</text:p>
          </table:table-cell>
          <table:table-cell table:style-name="ce1"/>
          <table:table-cell office:value-type="float" office:value="0.3010299956639812" table:formula="of:=LOG10([.C123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2">
            <text:p>refusal</text:p>
          </table:table-cell>
          <table:table-cell office:value-type="float" office:value="2" table:style-name="ce1">
            <text:p>2</text:p>
          </table:table-cell>
          <table:table-cell office:value-type="float" office:value="3.0909630765957314" table:formula="of:=LOG10([.A1239])" table:style-name="ce1">
            <text:p>3.090963077</text:p>
          </table:table-cell>
          <table:table-cell table:style-name="ce1"/>
          <table:table-cell office:value-type="float" office:value="0.3010299956639812" table:formula="of:=LOG10([.C123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2">
            <text:p>violated</text:p>
          </table:table-cell>
          <table:table-cell office:value-type="float" office:value="2" table:style-name="ce1">
            <text:p>2</text:p>
          </table:table-cell>
          <table:table-cell office:value-type="float" office:value="3.0913151596972228" table:formula="of:=LOG10([.A1240])" table:style-name="ce1">
            <text:p>3.09131516</text:p>
          </table:table-cell>
          <table:table-cell table:style-name="ce1"/>
          <table:table-cell office:value-type="float" office:value="0.3010299956639812" table:formula="of:=LOG10([.C124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2">
            <text:p>irrespective</text:p>
          </table:table-cell>
          <table:table-cell office:value-type="float" office:value="2" table:style-name="ce1">
            <text:p>2</text:p>
          </table:table-cell>
          <table:table-cell office:value-type="float" office:value="3.0916669575956846" table:formula="of:=LOG10([.A1241])" table:style-name="ce1">
            <text:p>3.091666958</text:p>
          </table:table-cell>
          <table:table-cell table:style-name="ce1"/>
          <table:table-cell office:value-type="float" office:value="0.3010299956639812" table:formula="of:=LOG10([.C124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2">
            <text:p>compromised</text:p>
          </table:table-cell>
          <table:table-cell office:value-type="float" office:value="2" table:style-name="ce1">
            <text:p>2</text:p>
          </table:table-cell>
          <table:table-cell office:value-type="float" office:value="3.0920184707527971" table:formula="of:=LOG10([.A1242])" table:style-name="ce1">
            <text:p>3.092018471</text:p>
          </table:table-cell>
          <table:table-cell table:style-name="ce1"/>
          <table:table-cell office:value-type="float" office:value="0.3010299956639812" table:formula="of:=LOG10([.C124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2">
            <text:p>stolen</text:p>
          </table:table-cell>
          <table:table-cell office:value-type="float" office:value="2" table:style-name="ce1">
            <text:p>2</text:p>
          </table:table-cell>
          <table:table-cell office:value-type="float" office:value="3.0923696996291206" table:formula="of:=LOG10([.A1243])" table:style-name="ce1">
            <text:p>3.0923697</text:p>
          </table:table-cell>
          <table:table-cell table:style-name="ce1"/>
          <table:table-cell office:value-type="float" office:value="0.3010299956639812" table:formula="of:=LOG10([.C124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2">
            <text:p>properly</text:p>
          </table:table-cell>
          <table:table-cell office:value-type="float" office:value="2" table:style-name="ce1">
            <text:p>2</text:p>
          </table:table-cell>
          <table:table-cell office:value-type="float" office:value="3.0927206446840994" table:formula="of:=LOG10([.A1244])" table:style-name="ce1">
            <text:p>3.092720645</text:p>
          </table:table-cell>
          <table:table-cell table:style-name="ce1"/>
          <table:table-cell office:value-type="float" office:value="0.3010299956639812" table:formula="of:=LOG10([.C124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2">
            <text:p>fraudulently</text:p>
          </table:table-cell>
          <table:table-cell office:value-type="float" office:value="2" table:style-name="ce1">
            <text:p>2</text:p>
          </table:table-cell>
          <table:table-cell office:value-type="float" office:value="3.0930713063760633" table:formula="of:=LOG10([.A1245])" table:style-name="ce1">
            <text:p>3.093071306</text:p>
          </table:table-cell>
          <table:table-cell table:style-name="ce1"/>
          <table:table-cell office:value-type="float" office:value="0.3010299956639812" table:formula="of:=LOG10([.C124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2">
            <text:p>invalidated</text:p>
          </table:table-cell>
          <table:table-cell office:value-type="float" office:value="2" table:style-name="ce1">
            <text:p>2</text:p>
          </table:table-cell>
          <table:table-cell office:value-type="float" office:value="3.0934216851622351" table:formula="of:=LOG10([.A1246])" table:style-name="ce1">
            <text:p>3.093421685</text:p>
          </table:table-cell>
          <table:table-cell table:style-name="ce1"/>
          <table:table-cell office:value-type="float" office:value="0.3010299956639812" table:formula="of:=LOG10([.C124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2">
            <text:p>files</text:p>
          </table:table-cell>
          <table:table-cell office:value-type="float" office:value="2" table:style-name="ce1">
            <text:p>2</text:p>
          </table:table-cell>
          <table:table-cell office:value-type="float" office:value="3.09377178149873" table:formula="of:=LOG10([.A1247])" table:style-name="ce1">
            <text:p>3.093771781</text:p>
          </table:table-cell>
          <table:table-cell table:style-name="ce1"/>
          <table:table-cell office:value-type="float" office:value="0.3010299956639812" table:formula="of:=LOG10([.C124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2">
            <text:p>closely</text:p>
          </table:table-cell>
          <table:table-cell office:value-type="float" office:value="2" table:style-name="ce1">
            <text:p>2</text:p>
          </table:table-cell>
          <table:table-cell office:value-type="float" office:value="3.0941215958405612" table:formula="of:=LOG10([.A1248])" table:style-name="ce1">
            <text:p>3.094121596</text:p>
          </table:table-cell>
          <table:table-cell table:style-name="ce1"/>
          <table:table-cell office:value-type="float" office:value="0.3010299956639812" table:formula="of:=LOG10([.C124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2">
            <text:p>clear</text:p>
          </table:table-cell>
          <table:table-cell office:value-type="float" office:value="2" table:style-name="ce1">
            <text:p>2</text:p>
          </table:table-cell>
          <table:table-cell office:value-type="float" office:value="3.0944711286416449" table:formula="of:=LOG10([.A1249])" table:style-name="ce1">
            <text:p>3.094471129</text:p>
          </table:table-cell>
          <table:table-cell table:style-name="ce1"/>
          <table:table-cell office:value-type="float" office:value="0.3010299956639812" table:formula="of:=LOG10([.C124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2">
            <text:p>tab</text:p>
          </table:table-cell>
          <table:table-cell office:value-type="float" office:value="2" table:style-name="ce1">
            <text:p>2</text:p>
          </table:table-cell>
          <table:table-cell office:value-type="float" office:value="3.0948203803548" table:formula="of:=LOG10([.A1250])" table:style-name="ce1">
            <text:p>3.09482038</text:p>
          </table:table-cell>
          <table:table-cell table:style-name="ce1"/>
          <table:table-cell office:value-type="float" office:value="0.3010299956639812" table:formula="of:=LOG10([.C125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2">
            <text:p>implemented</text:p>
          </table:table-cell>
          <table:table-cell office:value-type="float" office:value="2" table:style-name="ce1">
            <text:p>2</text:p>
          </table:table-cell>
          <table:table-cell office:value-type="float" office:value="3.0951693514317551" table:formula="of:=LOG10([.A1251])" table:style-name="ce1">
            <text:p>3.095169351</text:p>
          </table:table-cell>
          <table:table-cell table:style-name="ce1"/>
          <table:table-cell office:value-type="float" office:value="0.3010299956639812" table:formula="of:=LOG10([.C125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2">
            <text:p>neither</text:p>
          </table:table-cell>
          <table:table-cell office:value-type="float" office:value="2" table:style-name="ce1">
            <text:p>2</text:p>
          </table:table-cell>
          <table:table-cell office:value-type="float" office:value="3.095518042323151" table:formula="of:=LOG10([.A1252])" table:style-name="ce1">
            <text:p>3.095518042</text:p>
          </table:table-cell>
          <table:table-cell table:style-name="ce1"/>
          <table:table-cell office:value-type="float" office:value="0.3010299956639812" table:formula="of:=LOG10([.C125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2">
            <text:p>representation</text:p>
          </table:table-cell>
          <table:table-cell office:value-type="float" office:value="2" table:style-name="ce1">
            <text:p>2</text:p>
          </table:table-cell>
          <table:table-cell office:value-type="float" office:value="3.0958664534785427" table:formula="of:=LOG10([.A1253])" table:style-name="ce1">
            <text:p>3.095866453</text:p>
          </table:table-cell>
          <table:table-cell table:style-name="ce1"/>
          <table:table-cell office:value-type="float" office:value="0.3010299956639812" table:formula="of:=LOG10([.C125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2">
            <text:p>reputation</text:p>
          </table:table-cell>
          <table:table-cell office:value-type="float" office:value="2" table:style-name="ce1">
            <text:p>2</text:p>
          </table:table-cell>
          <table:table-cell office:value-type="float" office:value="3.0962145853464054" table:formula="of:=LOG10([.A1254])" table:style-name="ce1">
            <text:p>3.096214585</text:p>
          </table:table-cell>
          <table:table-cell table:style-name="ce1"/>
          <table:table-cell office:value-type="float" office:value="0.3010299956639812" table:formula="of:=LOG10([.C125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2">
            <text:p>considered</text:p>
          </table:table-cell>
          <table:table-cell office:value-type="float" office:value="2" table:style-name="ce1">
            <text:p>2</text:p>
          </table:table-cell>
          <table:table-cell office:value-type="float" office:value="3.0965624383741357" table:formula="of:=LOG10([.A1255])" table:style-name="ce1">
            <text:p>3.096562438</text:p>
          </table:table-cell>
          <table:table-cell table:style-name="ce1"/>
          <table:table-cell office:value-type="float" office:value="0.3010299956639812" table:formula="of:=LOG10([.C125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2">
            <text:p>appears</text:p>
          </table:table-cell>
          <table:table-cell office:value-type="float" office:value="2" table:style-name="ce1">
            <text:p>2</text:p>
          </table:table-cell>
          <table:table-cell office:value-type="float" office:value="3.0969100130080562" table:formula="of:=LOG10([.A1256])" table:style-name="ce1">
            <text:p>3.096910013</text:p>
          </table:table-cell>
          <table:table-cell table:style-name="ce1"/>
          <table:table-cell office:value-type="float" office:value="0.3010299956639812" table:formula="of:=LOG10([.C125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2">
            <text:p>product</text:p>
          </table:table-cell>
          <table:table-cell office:value-type="float" office:value="2" table:style-name="ce1">
            <text:p>2</text:p>
          </table:table-cell>
          <table:table-cell office:value-type="float" office:value="3.0972573096934202" table:formula="of:=LOG10([.A1257])" table:style-name="ce1">
            <text:p>3.09725731</text:p>
          </table:table-cell>
          <table:table-cell table:style-name="ce1"/>
          <table:table-cell office:value-type="float" office:value="0.3010299956639812" table:formula="of:=LOG10([.C125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2">
            <text:p>done</text:p>
          </table:table-cell>
          <table:table-cell office:value-type="float" office:value="2" table:style-name="ce1">
            <text:p>2</text:p>
          </table:table-cell>
          <table:table-cell office:value-type="float" office:value="3.0976043288744108" table:formula="of:=LOG10([.A1258])" table:style-name="ce1">
            <text:p>3.097604329</text:p>
          </table:table-cell>
          <table:table-cell table:style-name="ce1"/>
          <table:table-cell office:value-type="float" office:value="0.3010299956639812" table:formula="of:=LOG10([.C125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2">
            <text:p>exists</text:p>
          </table:table-cell>
          <table:table-cell office:value-type="float" office:value="2" table:style-name="ce1">
            <text:p>2</text:p>
          </table:table-cell>
          <table:table-cell office:value-type="float" office:value="3.0979510709941498" table:formula="of:=LOG10([.A1259])" table:style-name="ce1">
            <text:p>3.097951071</text:p>
          </table:table-cell>
          <table:table-cell table:style-name="ce1"/>
          <table:table-cell office:value-type="float" office:value="0.3010299956639812" table:formula="of:=LOG10([.C125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2">
            <text:p>decisions</text:p>
          </table:table-cell>
          <table:table-cell office:value-type="float" office:value="2" table:style-name="ce1">
            <text:p>2</text:p>
          </table:table-cell>
          <table:table-cell office:value-type="float" office:value="3.0982975364946976" table:formula="of:=LOG10([.A1260])" table:style-name="ce1">
            <text:p>3.098297536</text:p>
          </table:table-cell>
          <table:table-cell table:style-name="ce1"/>
          <table:table-cell office:value-type="float" office:value="0.3010299956639812" table:formula="of:=LOG10([.C126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2">
            <text:p>percentage</text:p>
          </table:table-cell>
          <table:table-cell office:value-type="float" office:value="2" table:style-name="ce1">
            <text:p>2</text:p>
          </table:table-cell>
          <table:table-cell office:value-type="float" office:value="3.0986437258170572" table:formula="of:=LOG10([.A1261])" table:style-name="ce1">
            <text:p>3.098643726</text:p>
          </table:table-cell>
          <table:table-cell table:style-name="ce1"/>
          <table:table-cell office:value-type="float" office:value="0.3010299956639812" table:formula="of:=LOG10([.C126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2">
            <text:p>released</text:p>
          </table:table-cell>
          <table:table-cell office:value-type="float" office:value="2" table:style-name="ce1">
            <text:p>2</text:p>
          </table:table-cell>
          <table:table-cell office:value-type="float" office:value="3.0989896394011773" table:formula="of:=LOG10([.A1262])" table:style-name="ce1">
            <text:p>3.098989639</text:p>
          </table:table-cell>
          <table:table-cell table:style-name="ce1"/>
          <table:table-cell office:value-type="float" office:value="0.3010299956639812" table:formula="of:=LOG10([.C126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2">
            <text:p>meaning</text:p>
          </table:table-cell>
          <table:table-cell office:value-type="float" office:value="2" table:style-name="ce1">
            <text:p>2</text:p>
          </table:table-cell>
          <table:table-cell office:value-type="float" office:value="3.0993352776859577" table:formula="of:=LOG10([.A1263])" table:style-name="ce1">
            <text:p>3.099335278</text:p>
          </table:table-cell>
          <table:table-cell table:style-name="ce1"/>
          <table:table-cell office:value-type="float" office:value="0.3010299956639812" table:formula="of:=LOG10([.C126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2">
            <text:p>taken</text:p>
          </table:table-cell>
          <table:table-cell office:value-type="float" office:value="2" table:style-name="ce1">
            <text:p>2</text:p>
          </table:table-cell>
          <table:table-cell office:value-type="float" office:value="3.0996806411092499" table:formula="of:=LOG10([.A1264])" table:style-name="ce1">
            <text:p>3.099680641</text:p>
          </table:table-cell>
          <table:table-cell table:style-name="ce1"/>
          <table:table-cell office:value-type="float" office:value="0.3010299956639812" table:formula="of:=LOG10([.C126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2">
            <text:p>expense</text:p>
          </table:table-cell>
          <table:table-cell office:value-type="float" office:value="2" table:style-name="ce1">
            <text:p>2</text:p>
          </table:table-cell>
          <table:table-cell office:value-type="float" office:value="3.1000257301078626" table:formula="of:=LOG10([.A1265])" table:style-name="ce1">
            <text:p>3.10002573</text:p>
          </table:table-cell>
          <table:table-cell table:style-name="ce1"/>
          <table:table-cell office:value-type="float" office:value="0.3010299956639812" table:formula="of:=LOG10([.C126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2">
            <text:p>entered</text:p>
          </table:table-cell>
          <table:table-cell office:value-type="float" office:value="2" table:style-name="ce1">
            <text:p>2</text:p>
          </table:table-cell>
          <table:table-cell office:value-type="float" office:value="3.1003705451175629" table:formula="of:=LOG10([.A1266])" table:style-name="ce1">
            <text:p>3.100370545</text:p>
          </table:table-cell>
          <table:table-cell table:style-name="ce1"/>
          <table:table-cell office:value-type="float" office:value="0.3010299956639812" table:formula="of:=LOG10([.C126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2">
            <text:p>didn’t</text:p>
          </table:table-cell>
          <table:table-cell office:value-type="float" office:value="2" table:style-name="ce1">
            <text:p>2</text:p>
          </table:table-cell>
          <table:table-cell office:value-type="float" office:value="3.1007150865730817" table:formula="of:=LOG10([.A1267])" table:style-name="ce1">
            <text:p>3.100715087</text:p>
          </table:table-cell>
          <table:table-cell table:style-name="ce1"/>
          <table:table-cell office:value-type="float" office:value="0.3010299956639812" table:formula="of:=LOG10([.C126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2">
            <text:p>asked</text:p>
          </table:table-cell>
          <table:table-cell office:value-type="float" office:value="2" table:style-name="ce1">
            <text:p>2</text:p>
          </table:table-cell>
          <table:table-cell office:value-type="float" office:value="3.1010593549081156" table:formula="of:=LOG10([.A1268])" table:style-name="ce1">
            <text:p>3.101059355</text:p>
          </table:table-cell>
          <table:table-cell table:style-name="ce1"/>
          <table:table-cell office:value-type="float" office:value="0.3010299956639812" table:formula="of:=LOG10([.C126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2">
            <text:p>lost</text:p>
          </table:table-cell>
          <table:table-cell office:value-type="float" office:value="2" table:style-name="ce1">
            <text:p>2</text:p>
          </table:table-cell>
          <table:table-cell office:value-type="float" office:value="3.1014033505553309" table:formula="of:=LOG10([.A1269])" table:style-name="ce1">
            <text:p>3.101403351</text:p>
          </table:table-cell>
          <table:table-cell table:style-name="ce1"/>
          <table:table-cell office:value-type="float" office:value="0.3010299956639812" table:formula="of:=LOG10([.C126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2">
            <text:p>mentioned</text:p>
          </table:table-cell>
          <table:table-cell office:value-type="float" office:value="2" table:style-name="ce1">
            <text:p>2</text:p>
          </table:table-cell>
          <table:table-cell office:value-type="float" office:value="3.1017470739463664" table:formula="of:=LOG10([.A1270])" table:style-name="ce1">
            <text:p>3.101747074</text:p>
          </table:table-cell>
          <table:table-cell table:style-name="ce1"/>
          <table:table-cell office:value-type="float" office:value="0.3010299956639812" table:formula="of:=LOG10([.C127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2">
            <text:p>quickly</text:p>
          </table:table-cell>
          <table:table-cell office:value-type="float" office:value="2" table:style-name="ce1">
            <text:p>2</text:p>
          </table:table-cell>
          <table:table-cell office:value-type="float" office:value="3.1020905255118367" table:formula="of:=LOG10([.A1271])" table:style-name="ce1">
            <text:p>3.102090526</text:p>
          </table:table-cell>
          <table:table-cell table:style-name="ce1"/>
          <table:table-cell office:value-type="float" office:value="0.3010299956639812" table:formula="of:=LOG10([.C127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2">
            <text:p>orally</text:p>
          </table:table-cell>
          <table:table-cell office:value-type="float" office:value="2" table:style-name="ce1">
            <text:p>2</text:p>
          </table:table-cell>
          <table:table-cell office:value-type="float" office:value="3.1024337056813365" table:formula="of:=LOG10([.A1272])" table:style-name="ce1">
            <text:p>3.102433706</text:p>
          </table:table-cell>
          <table:table-cell table:style-name="ce1"/>
          <table:table-cell office:value-type="float" office:value="0.3010299956639812" table:formula="of:=LOG10([.C127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2">
            <text:p>investigate</text:p>
          </table:table-cell>
          <table:table-cell office:value-type="float" office:value="2" table:style-name="ce1">
            <text:p>2</text:p>
          </table:table-cell>
          <table:table-cell office:value-type="float" office:value="3.1027766148834415" table:formula="of:=LOG10([.A1273])" table:style-name="ce1">
            <text:p>3.102776615</text:p>
          </table:table-cell>
          <table:table-cell table:style-name="ce1"/>
          <table:table-cell office:value-type="float" office:value="0.3010299956639812" table:formula="of:=LOG10([.C127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2">
            <text:p>work</text:p>
          </table:table-cell>
          <table:table-cell office:value-type="float" office:value="2" table:style-name="ce1">
            <text:p>2</text:p>
          </table:table-cell>
          <table:table-cell office:value-type="float" office:value="3.1031192535457137" table:formula="of:=LOG10([.A1274])" table:style-name="ce1">
            <text:p>3.103119254</text:p>
          </table:table-cell>
          <table:table-cell table:style-name="ce1"/>
          <table:table-cell office:value-type="float" office:value="0.3010299956639812" table:formula="of:=LOG10([.C127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2">
            <text:p>efforts</text:p>
          </table:table-cell>
          <table:table-cell office:value-type="float" office:value="2" table:style-name="ce1">
            <text:p>2</text:p>
          </table:table-cell>
          <table:table-cell office:value-type="float" office:value="3.1034616220947049" table:formula="of:=LOG10([.A1275])" table:style-name="ce1">
            <text:p>3.103461622</text:p>
          </table:table-cell>
          <table:table-cell table:style-name="ce1"/>
          <table:table-cell office:value-type="float" office:value="0.3010299956639812" table:formula="of:=LOG10([.C127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2">
            <text:p>state</text:p>
          </table:table-cell>
          <table:table-cell office:value-type="float" office:value="2" table:style-name="ce1">
            <text:p>2</text:p>
          </table:table-cell>
          <table:table-cell office:value-type="float" office:value="3.1038037209559568" table:formula="of:=LOG10([.A1276])" table:style-name="ce1">
            <text:p>3.103803721</text:p>
          </table:table-cell>
          <table:table-cell table:style-name="ce1"/>
          <table:table-cell office:value-type="float" office:value="0.3010299956639812" table:formula="of:=LOG10([.C127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2">
            <text:p>less</text:p>
          </table:table-cell>
          <table:table-cell office:value-type="float" office:value="2" table:style-name="ce1">
            <text:p>2</text:p>
          </table:table-cell>
          <table:table-cell office:value-type="float" office:value="3.1041455505540081" table:formula="of:=LOG10([.A1277])" table:style-name="ce1">
            <text:p>3.104145551</text:p>
          </table:table-cell>
          <table:table-cell table:style-name="ce1"/>
          <table:table-cell office:value-type="float" office:value="0.3010299956639812" table:formula="of:=LOG10([.C127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.1044871113123951" table:formula="of:=LOG10([.A1278])" table:style-name="ce1">
            <text:p>3.104487111</text:p>
          </table:table-cell>
          <table:table-cell table:style-name="ce1"/>
          <table:table-cell office:value-type="float" office:value="0.3010299956639812" table:formula="of:=LOG10([.C127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2">
            <text:p>did</text:p>
          </table:table-cell>
          <table:table-cell office:value-type="float" office:value="2" table:style-name="ce1">
            <text:p>2</text:p>
          </table:table-cell>
          <table:table-cell office:value-type="float" office:value="3.1048284036536553" table:formula="of:=LOG10([.A1279])" table:style-name="ce1">
            <text:p>3.104828404</text:p>
          </table:table-cell>
          <table:table-cell table:style-name="ce1"/>
          <table:table-cell office:value-type="float" office:value="0.3010299956639812" table:formula="of:=LOG10([.C127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2">
            <text:p>applying</text:p>
          </table:table-cell>
          <table:table-cell office:value-type="float" office:value="2" table:style-name="ce1">
            <text:p>2</text:p>
          </table:table-cell>
          <table:table-cell office:value-type="float" office:value="3.1051694279993316" table:formula="of:=LOG10([.A1280])" table:style-name="ce1">
            <text:p>3.105169428</text:p>
          </table:table-cell>
          <table:table-cell table:style-name="ce1"/>
          <table:table-cell office:value-type="float" office:value="0.3010299956639812" table:formula="of:=LOG10([.C128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2">
            <text:p>negligence</text:p>
          </table:table-cell>
          <table:table-cell office:value-type="float" office:value="2" table:style-name="ce1">
            <text:p>2</text:p>
          </table:table-cell>
          <table:table-cell office:value-type="float" office:value="3.1055101847699738" table:formula="of:=LOG10([.A1281])" table:style-name="ce1">
            <text:p>3.105510185</text:p>
          </table:table-cell>
          <table:table-cell table:style-name="ce1"/>
          <table:table-cell office:value-type="float" office:value="0.3010299956639812" table:formula="of:=LOG10([.C128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2">
            <text:p>very</text:p>
          </table:table-cell>
          <table:table-cell office:value-type="float" office:value="2" table:style-name="ce1">
            <text:p>2</text:p>
          </table:table-cell>
          <table:table-cell office:value-type="float" office:value="3.1058506743851435" table:formula="of:=LOG10([.A1282])" table:style-name="ce1">
            <text:p>3.105850674</text:p>
          </table:table-cell>
          <table:table-cell table:style-name="ce1"/>
          <table:table-cell office:value-type="float" office:value="0.3010299956639812" table:formula="of:=LOG10([.C128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2">
            <text:p>ecc-net</text:p>
          </table:table-cell>
          <table:table-cell office:value-type="float" office:value="2" table:style-name="ce1">
            <text:p>2</text:p>
          </table:table-cell>
          <table:table-cell office:value-type="float" office:value="3.1061908972634154" table:formula="of:=LOG10([.A1283])" table:style-name="ce1">
            <text:p>3.106190897</text:p>
          </table:table-cell>
          <table:table-cell table:style-name="ce1"/>
          <table:table-cell office:value-type="float" office:value="0.3010299956639812" table:formula="of:=LOG10([.C128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2">
            <text:p>companies</text:p>
          </table:table-cell>
          <table:table-cell office:value-type="float" office:value="2" table:style-name="ce1">
            <text:p>2</text:p>
          </table:table-cell>
          <table:table-cell office:value-type="float" office:value="3.1065308538223815" table:formula="of:=LOG10([.A1284])" table:style-name="ce1">
            <text:p>3.106530854</text:p>
          </table:table-cell>
          <table:table-cell table:style-name="ce1"/>
          <table:table-cell office:value-type="float" office:value="0.3010299956639812" table:formula="of:=LOG10([.C128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2">
            <text:p>eu’s</text:p>
          </table:table-cell>
          <table:table-cell office:value-type="float" office:value="2" table:style-name="ce1">
            <text:p>2</text:p>
          </table:table-cell>
          <table:table-cell office:value-type="float" office:value="3.106870544478654" table:formula="of:=LOG10([.A1285])" table:style-name="ce1">
            <text:p>3.106870544</text:p>
          </table:table-cell>
          <table:table-cell table:style-name="ce1"/>
          <table:table-cell office:value-type="float" office:value="0.3010299956639812" table:formula="of:=LOG10([.C128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2">
            <text:p>https://ec.europa.eu/consumers/odr</text:p>
          </table:table-cell>
          <table:table-cell office:value-type="float" office:value="2" table:style-name="ce1">
            <text:p>2</text:p>
          </table:table-cell>
          <table:table-cell office:value-type="float" office:value="3.1072099696478683" table:formula="of:=LOG10([.A1286])" table:style-name="ce1">
            <text:p>3.10720997</text:p>
          </table:table-cell>
          <table:table-cell table:style-name="ce1"/>
          <table:table-cell office:value-type="float" office:value="0.3010299956639812" table:formula="of:=LOG10([.C128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float" office:value="3.1075491297446862" table:formula="of:=LOG10([.A1287])" table:style-name="ce1">
            <text:p>3.10754913</text:p>
          </table:table-cell>
          <table:table-cell table:style-name="ce1"/>
          <table:table-cell office:value-type="float" office:value="0.3010299956639812" table:formula="of:=LOG10([.C128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2">
            <text:p>click</text:p>
          </table:table-cell>
          <table:table-cell office:value-type="float" office:value="2" table:style-name="ce1">
            <text:p>2</text:p>
          </table:table-cell>
          <table:table-cell office:value-type="float" office:value="3.1078880251827985" table:formula="of:=LOG10([.A1288])" table:style-name="ce1">
            <text:p>3.107888025</text:p>
          </table:table-cell>
          <table:table-cell table:style-name="ce1"/>
          <table:table-cell office:value-type="float" office:value="0.3010299956639812" table:formula="of:=LOG10([.C128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2">
            <text:p>posting</text:p>
          </table:table-cell>
          <table:table-cell office:value-type="float" office:value="2" table:style-name="ce1">
            <text:p>2</text:p>
          </table:table-cell>
          <table:table-cell office:value-type="float" office:value="3.1082266563749283" table:formula="of:=LOG10([.A1289])" table:style-name="ce1">
            <text:p>3.108226656</text:p>
          </table:table-cell>
          <table:table-cell table:style-name="ce1"/>
          <table:table-cell office:value-type="float" office:value="0.3010299956639812" table:formula="of:=LOG10([.C128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2">
            <text:p>emailing</text:p>
          </table:table-cell>
          <table:table-cell office:value-type="float" office:value="2" table:style-name="ce1">
            <text:p>2</text:p>
          </table:table-cell>
          <table:table-cell office:value-type="float" office:value="3.1085650237328344" table:formula="of:=LOG10([.A1290])" table:style-name="ce1">
            <text:p>3.108565024</text:p>
          </table:table-cell>
          <table:table-cell table:style-name="ce1"/>
          <table:table-cell office:value-type="float" office:value="0.3010299956639812" table:formula="of:=LOG10([.C129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2">
            <text:p>confidential</text:p>
          </table:table-cell>
          <table:table-cell office:value-type="float" office:value="2" table:style-name="ce1">
            <text:p>2</text:p>
          </table:table-cell>
          <table:table-cell office:value-type="float" office:value="3.1089031276673134" table:formula="of:=LOG10([.A1291])" table:style-name="ce1">
            <text:p>3.108903128</text:p>
          </table:table-cell>
          <table:table-cell table:style-name="ce1"/>
          <table:table-cell office:value-type="float" office:value="0.3010299956639812" table:formula="of:=LOG10([.C129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2">
            <text:p>procedures</text:p>
          </table:table-cell>
          <table:table-cell office:value-type="float" office:value="2" table:style-name="ce1">
            <text:p>2</text:p>
          </table:table-cell>
          <table:table-cell office:value-type="float" office:value="3.1092409685882032" table:formula="of:=LOG10([.A1292])" table:style-name="ce1">
            <text:p>3.109240969</text:p>
          </table:table-cell>
          <table:table-cell table:style-name="ce1"/>
          <table:table-cell office:value-type="float" office:value="0.3010299956639812" table:formula="of:=LOG10([.C129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2">
            <text:p>reverses</text:p>
          </table:table-cell>
          <table:table-cell office:value-type="float" office:value="2" table:style-name="ce1">
            <text:p>2</text:p>
          </table:table-cell>
          <table:table-cell office:value-type="float" office:value="3.1095785469043866" table:formula="of:=LOG10([.A1293])" table:style-name="ce1">
            <text:p>3.109578547</text:p>
          </table:table-cell>
          <table:table-cell table:style-name="ce1"/>
          <table:table-cell office:value-type="float" office:value="0.3010299956639812" table:formula="of:=LOG10([.C129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2">
            <text:p>assignment</text:p>
          </table:table-cell>
          <table:table-cell office:value-type="float" office:value="2" table:style-name="ce1">
            <text:p>2</text:p>
          </table:table-cell>
          <table:table-cell office:value-type="float" office:value="3.1099158630237933" table:formula="of:=LOG10([.A1294])" table:style-name="ce1">
            <text:p>3.109915863</text:p>
          </table:table-cell>
          <table:table-cell table:style-name="ce1"/>
          <table:table-cell office:value-type="float" office:value="0.3010299956639812" table:formula="of:=LOG10([.C129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2">
            <text:p>directors</text:p>
          </table:table-cell>
          <table:table-cell office:value-type="float" office:value="2" table:style-name="ce1">
            <text:p>2</text:p>
          </table:table-cell>
          <table:table-cell office:value-type="float" office:value="3.110252917353403" table:formula="of:=LOG10([.A1295])" table:style-name="ce1">
            <text:p>3.110252917</text:p>
          </table:table-cell>
          <table:table-cell table:style-name="ce1"/>
          <table:table-cell office:value-type="float" office:value="0.3010299956639812" table:formula="of:=LOG10([.C129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2">
            <text:p>officers</text:p>
          </table:table-cell>
          <table:table-cell office:value-type="float" office:value="2" table:style-name="ce1">
            <text:p>2</text:p>
          </table:table-cell>
          <table:table-cell office:value-type="float" office:value="3.1105897102992488" table:formula="of:=LOG10([.A1296])" table:style-name="ce1">
            <text:p>3.11058971</text:p>
          </table:table-cell>
          <table:table-cell table:style-name="ce1"/>
          <table:table-cell office:value-type="float" office:value="0.3010299956639812" table:formula="of:=LOG10([.C129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2">
            <text:p>indirect</text:p>
          </table:table-cell>
          <table:table-cell office:value-type="float" office:value="2" table:style-name="ce1">
            <text:p>2</text:p>
          </table:table-cell>
          <table:table-cell office:value-type="float" office:value="3.1109262422664203" table:formula="of:=LOG10([.A1297])" table:style-name="ce1">
            <text:p>3.110926242</text:p>
          </table:table-cell>
          <table:table-cell table:style-name="ce1"/>
          <table:table-cell office:value-type="float" office:value="0.3010299956639812" table:formula="of:=LOG10([.C129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2">
            <text:p>actual</text:p>
          </table:table-cell>
          <table:table-cell office:value-type="float" office:value="2" table:style-name="ce1">
            <text:p>2</text:p>
          </table:table-cell>
          <table:table-cell office:value-type="float" office:value="3.1112625136590655" table:formula="of:=LOG10([.A1298])" table:style-name="ce1">
            <text:p>3.111262514</text:p>
          </table:table-cell>
          <table:table-cell table:style-name="ce1"/>
          <table:table-cell office:value-type="float" office:value="0.3010299956639812" table:formula="of:=LOG10([.C129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2">
            <text:p>inability</text:p>
          </table:table-cell>
          <table:table-cell office:value-type="float" office:value="2" table:style-name="ce1">
            <text:p>2</text:p>
          </table:table-cell>
          <table:table-cell office:value-type="float" office:value="3.1115985248803941" table:formula="of:=LOG10([.A1299])" table:style-name="ce1">
            <text:p>3.111598525</text:p>
          </table:table-cell>
          <table:table-cell table:style-name="ce1"/>
          <table:table-cell office:value-type="float" office:value="0.3010299956639812" table:formula="of:=LOG10([.C129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2">
            <text:p>obtained</text:p>
          </table:table-cell>
          <table:table-cell office:value-type="float" office:value="2" table:style-name="ce1">
            <text:p>2</text:p>
          </table:table-cell>
          <table:table-cell office:value-type="float" office:value="3.1119342763326814" table:formula="of:=LOG10([.A1300])" table:style-name="ce1">
            <text:p>3.111934276</text:p>
          </table:table-cell>
          <table:table-cell table:style-name="ce1"/>
          <table:table-cell office:value-type="float" office:value="0.3010299956639812" table:formula="of:=LOG10([.C130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2">
            <text:p>kind</text:p>
          </table:table-cell>
          <table:table-cell office:value-type="float" office:value="2" table:style-name="ce1">
            <text:p>2</text:p>
          </table:table-cell>
          <table:table-cell office:value-type="float" office:value="3.1122697684172707" table:formula="of:=LOG10([.A1301])" table:style-name="ce1">
            <text:p>3.112269768</text:p>
          </table:table-cell>
          <table:table-cell table:style-name="ce1"/>
          <table:table-cell office:value-type="float" office:value="0.3010299956639812" table:formula="of:=LOG10([.C130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2">
            <text:p>graphics</text:p>
          </table:table-cell>
          <table:table-cell office:value-type="float" office:value="2" table:style-name="ce1">
            <text:p>2</text:p>
          </table:table-cell>
          <table:table-cell office:value-type="float" office:value="3.1126050015345745" table:formula="of:=LOG10([.A1302])" table:style-name="ce1">
            <text:p>3.112605002</text:p>
          </table:table-cell>
          <table:table-cell table:style-name="ce1"/>
          <table:table-cell office:value-type="float" office:value="0.3010299956639812" table:formula="of:=LOG10([.C130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2">
            <text:p>warranty</text:p>
          </table:table-cell>
          <table:table-cell office:value-type="float" office:value="2" table:style-name="ce1">
            <text:p>2</text:p>
          </table:table-cell>
          <table:table-cell office:value-type="float" office:value="3.1129399760840801" table:formula="of:=LOG10([.A1303])" table:style-name="ce1">
            <text:p>3.112939976</text:p>
          </table:table-cell>
          <table:table-cell table:style-name="ce1"/>
          <table:table-cell office:value-type="float" office:value="0.3010299956639812" table:formula="of:=LOG10([.C130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2">
            <text:p>specifically</text:p>
          </table:table-cell>
          <table:table-cell office:value-type="float" office:value="2" table:style-name="ce1">
            <text:p>2</text:p>
          </table:table-cell>
          <table:table-cell office:value-type="float" office:value="3.1132746924643504" table:formula="of:=LOG10([.A1304])" table:style-name="ce1">
            <text:p>3.113274692</text:p>
          </table:table-cell>
          <table:table-cell table:style-name="ce1"/>
          <table:table-cell office:value-type="float" office:value="0.3010299956639812" table:formula="of:=LOG10([.C130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2">
            <text:p>foregoing</text:p>
          </table:table-cell>
          <table:table-cell office:value-type="float" office:value="2" table:style-name="ce1">
            <text:p>2</text:p>
          </table:table-cell>
          <table:table-cell office:value-type="float" office:value="3.1136091510730277" table:formula="of:=LOG10([.A1305])" table:style-name="ce1">
            <text:p>3.113609151</text:p>
          </table:table-cell>
          <table:table-cell table:style-name="ce1"/>
          <table:table-cell office:value-type="float" office:value="0.3010299956639812" table:formula="of:=LOG10([.C130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2">
            <text:p>contained</text:p>
          </table:table-cell>
          <table:table-cell office:value-type="float" office:value="2" table:style-name="ce1">
            <text:p>2</text:p>
          </table:table-cell>
          <table:table-cell office:value-type="float" office:value="3.1139433523068369" table:formula="of:=LOG10([.A1306])" table:style-name="ce1">
            <text:p>3.113943352</text:p>
          </table:table-cell>
          <table:table-cell table:style-name="ce1"/>
          <table:table-cell office:value-type="float" office:value="0.3010299956639812" table:formula="of:=LOG10([.C130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2">
            <text:p>correspondence</text:p>
          </table:table-cell>
          <table:table-cell office:value-type="float" office:value="2" table:style-name="ce1">
            <text:p>2</text:p>
          </table:table-cell>
          <table:table-cell office:value-type="float" office:value="3.1142772965615864" table:formula="of:=LOG10([.A1307])" table:style-name="ce1">
            <text:p>3.114277297</text:p>
          </table:table-cell>
          <table:table-cell table:style-name="ce1"/>
          <table:table-cell office:value-type="float" office:value="0.3010299956639812" table:formula="of:=LOG10([.C130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2">
            <text:p>every</text:p>
          </table:table-cell>
          <table:table-cell office:value-type="float" office:value="2" table:style-name="ce1">
            <text:p>2</text:p>
          </table:table-cell>
          <table:table-cell office:value-type="float" office:value="3.114610984232173" table:formula="of:=LOG10([.A1308])" table:style-name="ce1">
            <text:p>3.114610984</text:p>
          </table:table-cell>
          <table:table-cell table:style-name="ce1"/>
          <table:table-cell office:value-type="float" office:value="0.3010299956639812" table:formula="of:=LOG10([.C130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2">
            <text:p>understanding</text:p>
          </table:table-cell>
          <table:table-cell office:value-type="float" office:value="2" table:style-name="ce1">
            <text:p>2</text:p>
          </table:table-cell>
          <table:table-cell office:value-type="float" office:value="3.1149444157125847" table:formula="of:=LOG10([.A1309])" table:style-name="ce1">
            <text:p>3.114944416</text:p>
          </table:table-cell>
          <table:table-cell table:style-name="ce1"/>
          <table:table-cell office:value-type="float" office:value="0.3010299956639812" table:formula="of:=LOG10([.C130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2">
            <text:p>jurisdiction</text:p>
          </table:table-cell>
          <table:table-cell office:value-type="float" office:value="2" table:style-name="ce1">
            <text:p>2</text:p>
          </table:table-cell>
          <table:table-cell office:value-type="float" office:value="3.1152775913959014" table:formula="of:=LOG10([.A1310])" table:style-name="ce1">
            <text:p>3.115277591</text:p>
          </table:table-cell>
          <table:table-cell table:style-name="ce1"/>
          <table:table-cell office:value-type="float" office:value="0.3010299956639812" table:formula="of:=LOG10([.C131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2">
            <text:p>licensors</text:p>
          </table:table-cell>
          <table:table-cell office:value-type="float" office:value="2" table:style-name="ce1">
            <text:p>2</text:p>
          </table:table-cell>
          <table:table-cell office:value-type="float" office:value="3.1156105116742996" table:formula="of:=LOG10([.A1311])" table:style-name="ce1">
            <text:p>3.115610512</text:p>
          </table:table-cell>
          <table:table-cell table:style-name="ce1"/>
          <table:table-cell office:value-type="float" office:value="0.3010299956639812" table:formula="of:=LOG10([.C131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2">
            <text:p>imitate</text:p>
          </table:table-cell>
          <table:table-cell office:value-type="float" office:value="2" table:style-name="ce1">
            <text:p>2</text:p>
          </table:table-cell>
          <table:table-cell office:value-type="float" office:value="3.1159431769390551" table:formula="of:=LOG10([.A1312])" table:style-name="ce1">
            <text:p>3.115943177</text:p>
          </table:table-cell>
          <table:table-cell table:style-name="ce1"/>
          <table:table-cell office:value-type="float" office:value="0.3010299956639812" table:formula="of:=LOG10([.C131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2">
            <text:p>html</text:p>
          </table:table-cell>
          <table:table-cell office:value-type="float" office:value="2" table:style-name="ce1">
            <text:p>2</text:p>
          </table:table-cell>
          <table:table-cell office:value-type="float" office:value="3.1162755875805441" table:formula="of:=LOG10([.A1313])" table:style-name="ce1">
            <text:p>3.116275588</text:p>
          </table:table-cell>
          <table:table-cell table:style-name="ce1"/>
          <table:table-cell office:value-type="float" office:value="0.3010299956639812" table:formula="of:=LOG10([.C131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2">
            <text:p>derived</text:p>
          </table:table-cell>
          <table:table-cell office:value-type="float" office:value="2" table:style-name="ce1">
            <text:p>2</text:p>
          </table:table-cell>
          <table:table-cell office:value-type="float" office:value="3.1166077439882485" table:formula="of:=LOG10([.A1314])" table:style-name="ce1">
            <text:p>3.116607744</text:p>
          </table:table-cell>
          <table:table-cell table:style-name="ce1"/>
          <table:table-cell office:value-type="float" office:value="0.3010299956639812" table:formula="of:=LOG10([.C131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2">
            <text:p>grants</text:p>
          </table:table-cell>
          <table:table-cell office:value-type="float" office:value="2" table:style-name="ce1">
            <text:p>2</text:p>
          </table:table-cell>
          <table:table-cell office:value-type="float" office:value="3.1169396465507559" table:formula="of:=LOG10([.A1315])" table:style-name="ce1">
            <text:p>3.116939647</text:p>
          </table:table-cell>
          <table:table-cell table:style-name="ce1"/>
          <table:table-cell office:value-type="float" office:value="0.3010299956639812" table:formula="of:=LOG10([.C131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2">
            <text:p>accompanying</text:p>
          </table:table-cell>
          <table:table-cell office:value-type="float" office:value="2" table:style-name="ce1">
            <text:p>2</text:p>
          </table:table-cell>
          <table:table-cell office:value-type="float" office:value="3.1172712956557644" table:formula="of:=LOG10([.A1316])" table:style-name="ce1">
            <text:p>3.117271296</text:p>
          </table:table-cell>
          <table:table-cell table:style-name="ce1"/>
          <table:table-cell office:value-type="float" office:value="0.3010299956639812" table:formula="of:=LOG10([.C131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2">
            <text:p>code</text:p>
          </table:table-cell>
          <table:table-cell office:value-type="float" office:value="2" table:style-name="ce1">
            <text:p>2</text:p>
          </table:table-cell>
          <table:table-cell office:value-type="float" office:value="3.1176026916900841" table:formula="of:=LOG10([.A1317])" table:style-name="ce1">
            <text:p>3.117602692</text:p>
          </table:table-cell>
          <table:table-cell table:style-name="ce1"/>
          <table:table-cell office:value-type="float" office:value="0.3010299956639812" table:formula="of:=LOG10([.C131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2">
            <text:p>ownership</text:p>
          </table:table-cell>
          <table:table-cell office:value-type="float" office:value="2" table:style-name="ce1">
            <text:p>2</text:p>
          </table:table-cell>
          <table:table-cell office:value-type="float" office:value="3.1179338350396413" table:formula="of:=LOG10([.A1318])" table:style-name="ce1">
            <text:p>3.117933835</text:p>
          </table:table-cell>
          <table:table-cell table:style-name="ce1"/>
          <table:table-cell office:value-type="float" office:value="0.3010299956639812" table:formula="of:=LOG10([.C131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2">
            <text:p>paragraph</text:p>
          </table:table-cell>
          <table:table-cell office:value-type="float" office:value="2" table:style-name="ce1">
            <text:p>2</text:p>
          </table:table-cell>
          <table:table-cell office:value-type="float" office:value="3.1182647260894791" table:formula="of:=LOG10([.A1319])" table:style-name="ce1">
            <text:p>3.118264726</text:p>
          </table:table-cell>
          <table:table-cell table:style-name="ce1"/>
          <table:table-cell office:value-type="float" office:value="0.3010299956639812" table:formula="of:=LOG10([.C131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2">
            <text:p>transferable</text:p>
          </table:table-cell>
          <table:table-cell office:value-type="float" office:value="2" table:style-name="ce1">
            <text:p>2</text:p>
          </table:table-cell>
          <table:table-cell office:value-type="float" office:value="3.1185953652237619" table:formula="of:=LOG10([.A1320])" table:style-name="ce1">
            <text:p>3.118595365</text:p>
          </table:table-cell>
          <table:table-cell table:style-name="ce1"/>
          <table:table-cell office:value-type="float" office:value="0.3010299956639812" table:formula="of:=LOG10([.C132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2">
            <text:p>worldwide</text:p>
          </table:table-cell>
          <table:table-cell office:value-type="float" office:value="2" table:style-name="ce1">
            <text:p>2</text:p>
          </table:table-cell>
          <table:table-cell office:value-type="float" office:value="3.1189257528257768" table:formula="of:=LOG10([.A1321])" table:style-name="ce1">
            <text:p>3.118925753</text:p>
          </table:table-cell>
          <table:table-cell table:style-name="ce1"/>
          <table:table-cell office:value-type="float" office:value="0.3010299956639812" table:formula="of:=LOG10([.C132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2">
            <text:p>assign</text:p>
          </table:table-cell>
          <table:table-cell office:value-type="float" office:value="2" table:style-name="ce1">
            <text:p>2</text:p>
          </table:table-cell>
          <table:table-cell office:value-type="float" office:value="3.1192558892779365" table:formula="of:=LOG10([.A1322])" table:style-name="ce1">
            <text:p>3.119255889</text:p>
          </table:table-cell>
          <table:table-cell table:style-name="ce1"/>
          <table:table-cell office:value-type="float" office:value="0.3010299956639812" table:formula="of:=LOG10([.C132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2">
            <text:p>reside</text:p>
          </table:table-cell>
          <table:table-cell office:value-type="float" office:value="2" table:style-name="ce1">
            <text:p>2</text:p>
          </table:table-cell>
          <table:table-cell office:value-type="float" office:value="3.1195857749617839" table:formula="of:=LOG10([.A1323])" table:style-name="ce1">
            <text:p>3.119585775</text:p>
          </table:table-cell>
          <table:table-cell table:style-name="ce1"/>
          <table:table-cell office:value-type="float" office:value="0.3010299956639812" table:formula="of:=LOG10([.C132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2">
            <text:p>translation</text:p>
          </table:table-cell>
          <table:table-cell office:value-type="float" office:value="2" table:style-name="ce1">
            <text:p>2</text:p>
          </table:table-cell>
          <table:table-cell office:value-type="float" office:value="3.1199154102579909" table:formula="of:=LOG10([.A1324])" table:style-name="ce1">
            <text:p>3.11991541</text:p>
          </table:table-cell>
          <table:table-cell table:style-name="ce1"/>
          <table:table-cell office:value-type="float" office:value="0.3010299956639812" table:formula="of:=LOG10([.C132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2">
            <text:p>emails</text:p>
          </table:table-cell>
          <table:table-cell office:value-type="float" office:value="2" table:style-name="ce1">
            <text:p>2</text:p>
          </table:table-cell>
          <table:table-cell office:value-type="float" office:value="3.1202447955463652" table:formula="of:=LOG10([.A1325])" table:style-name="ce1">
            <text:p>3.120244796</text:p>
          </table:table-cell>
          <table:table-cell table:style-name="ce1"/>
          <table:table-cell office:value-type="float" office:value="0.3010299956639812" table:formula="of:=LOG10([.C132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2">
            <text:p>record</text:p>
          </table:table-cell>
          <table:table-cell office:value-type="float" office:value="2" table:style-name="ce1">
            <text:p>2</text:p>
          </table:table-cell>
          <table:table-cell office:value-type="float" office:value="3.12057393120585" table:formula="of:=LOG10([.A1326])" table:style-name="ce1">
            <text:p>3.120573931</text:p>
          </table:table-cell>
          <table:table-cell table:style-name="ce1"/>
          <table:table-cell office:value-type="float" office:value="0.3010299956639812" table:formula="of:=LOG10([.C132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2">
            <text:p>directive</text:p>
          </table:table-cell>
          <table:table-cell office:value-type="float" office:value="2" table:style-name="ce1">
            <text:p>2</text:p>
          </table:table-cell>
          <table:table-cell office:value-type="float" office:value="3.1209028176145273" table:formula="of:=LOG10([.A1327])" table:style-name="ce1">
            <text:p>3.120902818</text:p>
          </table:table-cell>
          <table:table-cell table:style-name="ce1"/>
          <table:table-cell office:value-type="float" office:value="0.3010299956639812" table:formula="of:=LOG10([.C132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2">
            <text:p>anything</text:p>
          </table:table-cell>
          <table:table-cell office:value-type="float" office:value="2" table:style-name="ce1">
            <text:p>2</text:p>
          </table:table-cell>
          <table:table-cell office:value-type="float" office:value="3.1212314551496214" table:formula="of:=LOG10([.A1328])" table:style-name="ce1">
            <text:p>3.121231455</text:p>
          </table:table-cell>
          <table:table-cell table:style-name="ce1"/>
          <table:table-cell office:value-type="float" office:value="0.3010299956639812" table:formula="of:=LOG10([.C132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2">
            <text:p>second</text:p>
          </table:table-cell>
          <table:table-cell office:value-type="float" office:value="2" table:style-name="ce1">
            <text:p>2</text:p>
          </table:table-cell>
          <table:table-cell office:value-type="float" office:value="3.1215598441875008" table:formula="of:=LOG10([.A1329])" table:style-name="ce1">
            <text:p>3.121559844</text:p>
          </table:table-cell>
          <table:table-cell table:style-name="ce1"/>
          <table:table-cell office:value-type="float" office:value="0.3010299956639812" table:formula="of:=LOG10([.C132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2">
            <text:p>annual</text:p>
          </table:table-cell>
          <table:table-cell office:value-type="float" office:value="2" table:style-name="ce1">
            <text:p>2</text:p>
          </table:table-cell>
          <table:table-cell office:value-type="float" office:value="3.1218879851036809" table:formula="of:=LOG10([.A1330])" table:style-name="ce1">
            <text:p>3.121887985</text:p>
          </table:table-cell>
          <table:table-cell table:style-name="ce1"/>
          <table:table-cell office:value-type="float" office:value="0.3010299956639812" table:formula="of:=LOG10([.C133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2">
            <text:p>million</text:p>
          </table:table-cell>
          <table:table-cell office:value-type="float" office:value="2" table:style-name="ce1">
            <text:p>2</text:p>
          </table:table-cell>
          <table:table-cell office:value-type="float" office:value="3.1222158782728267" table:formula="of:=LOG10([.A1331])" table:style-name="ce1">
            <text:p>3.122215878</text:p>
          </table:table-cell>
          <table:table-cell table:style-name="ce1"/>
          <table:table-cell office:value-type="float" office:value="0.3010299956639812" table:formula="of:=LOG10([.C133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2">
            <text:p>transpositions</text:p>
          </table:table-cell>
          <table:table-cell office:value-type="float" office:value="2" table:style-name="ce1">
            <text:p>2</text:p>
          </table:table-cell>
          <table:table-cell office:value-type="float" office:value="3.1225435240687545" table:formula="of:=LOG10([.A1332])" table:style-name="ce1">
            <text:p>3.122543524</text:p>
          </table:table-cell>
          <table:table-cell table:style-name="ce1"/>
          <table:table-cell office:value-type="float" office:value="0.3010299956639812" table:formula="of:=LOG10([.C133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2">
            <text:p>articles</text:p>
          </table:table-cell>
          <table:table-cell office:value-type="float" office:value="2" table:style-name="ce1">
            <text:p>2</text:p>
          </table:table-cell>
          <table:table-cell office:value-type="float" office:value="3.1228709228644354" table:formula="of:=LOG10([.A1333])" table:style-name="ce1">
            <text:p>3.122870923</text:p>
          </table:table-cell>
          <table:table-cell table:style-name="ce1"/>
          <table:table-cell office:value-type="float" office:value="0.3010299956639812" table:formula="of:=LOG10([.C133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2">
            <text:p>words</text:p>
          </table:table-cell>
          <table:table-cell office:value-type="float" office:value="2" table:style-name="ce1">
            <text:p>2</text:p>
          </table:table-cell>
          <table:table-cell office:value-type="float" office:value="3.1231980750319988" table:formula="of:=LOG10([.A1334])" table:style-name="ce1">
            <text:p>3.123198075</text:p>
          </table:table-cell>
          <table:table-cell table:style-name="ce1"/>
          <table:table-cell office:value-type="float" office:value="0.3010299956639812" table:formula="of:=LOG10([.C133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2">
            <text:p>glossary</text:p>
          </table:table-cell>
          <table:table-cell office:value-type="float" office:value="2" table:style-name="ce1">
            <text:p>2</text:p>
          </table:table-cell>
          <table:table-cell office:value-type="float" office:value="3.1235249809427321" table:formula="of:=LOG10([.A1335])" table:style-name="ce1">
            <text:p>3.123524981</text:p>
          </table:table-cell>
          <table:table-cell table:style-name="ce1"/>
          <table:table-cell office:value-type="float" office:value="0.3010299956639812" table:formula="of:=LOG10([.C133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2">
            <text:p>a4</text:p>
          </table:table-cell>
          <table:table-cell office:value-type="float" office:value="2" table:style-name="ce1">
            <text:p>2</text:p>
          </table:table-cell>
          <table:table-cell office:value-type="float" office:value="3.1238516409670858" table:formula="of:=LOG10([.A1336])" table:style-name="ce1">
            <text:p>3.123851641</text:p>
          </table:table-cell>
          <table:table-cell table:style-name="ce1"/>
          <table:table-cell office:value-type="float" office:value="0.3010299956639812" table:formula="of:=LOG10([.C133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2">
            <text:p>pays</text:p>
          </table:table-cell>
          <table:table-cell office:value-type="float" office:value="2" table:style-name="ce1">
            <text:p>2</text:p>
          </table:table-cell>
          <table:table-cell office:value-type="float" office:value="3.1241780554746752" table:formula="of:=LOG10([.A1337])" table:style-name="ce1">
            <text:p>3.124178055</text:p>
          </table:table-cell>
          <table:table-cell table:style-name="ce1"/>
          <table:table-cell office:value-type="float" office:value="0.3010299956639812" table:formula="of:=LOG10([.C133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2">
            <text:p>a4.2.3</text:p>
          </table:table-cell>
          <table:table-cell office:value-type="float" office:value="2" table:style-name="ce1">
            <text:p>2</text:p>
          </table:table-cell>
          <table:table-cell office:value-type="float" office:value="3.1245042248342823" table:formula="of:=LOG10([.A1338])" table:style-name="ce1">
            <text:p>3.124504225</text:p>
          </table:table-cell>
          <table:table-cell table:style-name="ce1"/>
          <table:table-cell office:value-type="float" office:value="0.3010299956639812" table:formula="of:=LOG10([.C133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2">
            <text:p>component</text:p>
          </table:table-cell>
          <table:table-cell office:value-type="float" office:value="2" table:style-name="ce1">
            <text:p>2</text:p>
          </table:table-cell>
          <table:table-cell office:value-type="float" office:value="3.1248301494138593" table:formula="of:=LOG10([.A1339])" table:style-name="ce1">
            <text:p>3.124830149</text:p>
          </table:table-cell>
          <table:table-cell table:style-name="ce1"/>
          <table:table-cell office:value-type="float" office:value="0.3010299956639812" table:formula="of:=LOG10([.C133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2">
            <text:p>a4.5</text:p>
          </table:table-cell>
          <table:table-cell office:value-type="float" office:value="2" table:style-name="ce1">
            <text:p>2</text:p>
          </table:table-cell>
          <table:table-cell office:value-type="float" office:value="3.12515582958053" table:formula="of:=LOG10([.A1340])" table:style-name="ce1">
            <text:p>3.12515583</text:p>
          </table:table-cell>
          <table:table-cell table:style-name="ce1"/>
          <table:table-cell office:value-type="float" office:value="0.3010299956639812" table:formula="of:=LOG10([.C134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float" office:value="3.1254812657005941" table:formula="of:=LOG10([.A1341])" table:style-name="ce1">
            <text:p>3.125481266</text:p>
          </table:table-cell>
          <table:table-cell table:style-name="ce1"/>
          <table:table-cell office:value-type="float" office:value="0.3010299956639812" table:formula="of:=LOG10([.C134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2">
            <text:p>a4.4</text:p>
          </table:table-cell>
          <table:table-cell office:value-type="float" office:value="2" table:style-name="ce1">
            <text:p>2</text:p>
          </table:table-cell>
          <table:table-cell office:value-type="float" office:value="3.1258064581395271" table:formula="of:=LOG10([.A1342])" table:style-name="ce1">
            <text:p>3.125806458</text:p>
          </table:table-cell>
          <table:table-cell table:style-name="ce1"/>
          <table:table-cell office:value-type="float" office:value="0.3010299956639812" table:formula="of:=LOG10([.C134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2">
            <text:p>column</text:p>
          </table:table-cell>
          <table:table-cell office:value-type="float" office:value="2" table:style-name="ce1">
            <text:p>2</text:p>
          </table:table-cell>
          <table:table-cell office:value-type="float" office:value="3.1261314072619846" table:formula="of:=LOG10([.A1343])" table:style-name="ce1">
            <text:p>3.126131407</text:p>
          </table:table-cell>
          <table:table-cell table:style-name="ce1"/>
          <table:table-cell office:value-type="float" office:value="0.3010299956639812" table:formula="of:=LOG10([.C134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2">
            <text:p>buying</text:p>
          </table:table-cell>
          <table:table-cell office:value-type="float" office:value="2" table:style-name="ce1">
            <text:p>2</text:p>
          </table:table-cell>
          <table:table-cell office:value-type="float" office:value="3.1264561134318045" table:formula="of:=LOG10([.A1344])" table:style-name="ce1">
            <text:p>3.126456113</text:p>
          </table:table-cell>
          <table:table-cell table:style-name="ce1"/>
          <table:table-cell office:value-type="float" office:value="0.3010299956639812" table:formula="of:=LOG10([.C134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2">
            <text:p>pro</text:p>
          </table:table-cell>
          <table:table-cell office:value-type="float" office:value="2" table:style-name="ce1">
            <text:p>2</text:p>
          </table:table-cell>
          <table:table-cell office:value-type="float" office:value="3.126780577012009" table:formula="of:=LOG10([.A1345])" table:style-name="ce1">
            <text:p>3.126780577</text:p>
          </table:table-cell>
          <table:table-cell table:style-name="ce1"/>
          <table:table-cell office:value-type="float" office:value="0.3010299956639812" table:formula="of:=LOG10([.C134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2">
            <text:p>virtual</text:p>
          </table:table-cell>
          <table:table-cell office:value-type="float" office:value="2" table:style-name="ce1">
            <text:p>2</text:p>
          </table:table-cell>
          <table:table-cell office:value-type="float" office:value="3.1271047983648077" table:formula="of:=LOG10([.A1346])" table:style-name="ce1">
            <text:p>3.127104798</text:p>
          </table:table-cell>
          <table:table-cell table:style-name="ce1"/>
          <table:table-cell office:value-type="float" office:value="0.3010299956639812" table:formula="of:=LOG10([.C134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2">
            <text:p>terminal</text:p>
          </table:table-cell>
          <table:table-cell office:value-type="float" office:value="2" table:style-name="ce1">
            <text:p>2</text:p>
          </table:table-cell>
          <table:table-cell office:value-type="float" office:value="3.1274287778515988" table:formula="of:=LOG10([.A1347])" table:style-name="ce1">
            <text:p>3.127428778</text:p>
          </table:table-cell>
          <table:table-cell table:style-name="ce1"/>
          <table:table-cell office:value-type="float" office:value="0.3010299956639812" table:formula="of:=LOG10([.C134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2">
            <text:p>a2.2.4</text:p>
          </table:table-cell>
          <table:table-cell office:value-type="float" office:value="2" table:style-name="ce1">
            <text:p>2</text:p>
          </table:table-cell>
          <table:table-cell office:value-type="float" office:value="3.1277525158329733" table:formula="of:=LOG10([.A1348])" table:style-name="ce1">
            <text:p>3.127752516</text:p>
          </table:table-cell>
          <table:table-cell table:style-name="ce1"/>
          <table:table-cell office:value-type="float" office:value="0.3010299956639812" table:formula="of:=LOG10([.C134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2">
            <text:p>a2.2.2.4</text:p>
          </table:table-cell>
          <table:table-cell office:value-type="float" office:value="2" table:style-name="ce1">
            <text:p>2</text:p>
          </table:table-cell>
          <table:table-cell office:value-type="float" office:value="3.1280760126687155" table:formula="of:=LOG10([.A1349])" table:style-name="ce1">
            <text:p>3.128076013</text:p>
          </table:table-cell>
          <table:table-cell table:style-name="ce1"/>
          <table:table-cell office:value-type="float" office:value="0.3010299956639812" table:formula="of:=LOG10([.C134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1283992687178066" table:formula="of:=LOG10([.A1350])" table:style-name="ce1">
            <text:p>3.128399269</text:p>
          </table:table-cell>
          <table:table-cell table:style-name="ce1"/>
          <table:table-cell office:value-type="float" office:value="0.3010299956639812" table:formula="of:=LOG10([.C135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.1287222843384268" table:formula="of:=LOG10([.A1351])" table:style-name="ce1">
            <text:p>3.12872228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LOG10([.C1351])" table:style-name="ce1">
            <text:p>#NUM!</text:p>
          </table:table-cell>
          <table:table-cell table:number-columns-repeated="16378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.1290450598879582" table:formula="of:=LOG10([.A1352])" table:style-name="ce1">
            <text:p>3.12904506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LOG10([.C1352])" table:style-name="ce1">
            <text:p>#NUM!</text:p>
          </table:table-cell>
          <table:table-cell table:number-columns-repeated="16378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3.1293675957229854" table:formula="of:=LOG10([.A1353])" table:style-name="ce1">
            <text:p>3.129367596</text:p>
          </table:table-cell>
          <table:table-cell table:style-name="ce1"/>
          <table:table-cell office:value-type="float" office:value="0" table:formula="of:=LOG10([.C1353])" table:style-name="ce1">
            <text:p>#NUM!</text:p>
          </table:table-cell>
          <table:table-cell table:number-columns-repeated="16378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.129689892199301" table:formula="of:=LOG10([.A1354])" table:style-name="ce1">
            <text:p>3.129689892</text:p>
          </table:table-cell>
          <table:table-cell table:style-name="ce1"/>
          <table:table-cell office:value-type="float" office:value="0" table:formula="of:=LOG10([.C1354])" table:style-name="ce1">
            <text:p>#NUM!</text:p>
          </table:table-cell>
          <table:table-cell table:number-columns-repeated="16378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1.9" table:style-name="ce2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3.1300119496719043" table:formula="of:=LOG10([.A1355])" table:style-name="ce1">
            <text:p>3.13001195</text:p>
          </table:table-cell>
          <table:table-cell table:style-name="ce1"/>
          <table:table-cell office:value-type="float" office:value="0.3010299956639812" table:formula="of:=LOG10([.C135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2">
            <text:p>a2.3.1</text:p>
          </table:table-cell>
          <table:table-cell office:value-type="float" office:value="2" table:style-name="ce1">
            <text:p>2</text:p>
          </table:table-cell>
          <table:table-cell office:value-type="float" office:value="3.1303337684950061" table:formula="of:=LOG10([.A1356])" table:style-name="ce1">
            <text:p>3.130333768</text:p>
          </table:table-cell>
          <table:table-cell table:style-name="ce1"/>
          <table:table-cell office:value-type="float" office:value="0.3010299956639812" table:formula="of:=LOG10([.C135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2">
            <text:p>world</text:p>
          </table:table-cell>
          <table:table-cell office:value-type="float" office:value="2" table:style-name="ce1">
            <text:p>2</text:p>
          </table:table-cell>
          <table:table-cell office:value-type="float" office:value="3.1306553490220308" table:formula="of:=LOG10([.A1357])" table:style-name="ce1">
            <text:p>3.130655349</text:p>
          </table:table-cell>
          <table:table-cell table:style-name="ce1"/>
          <table:table-cell office:value-type="float" office:value="0.3010299956639812" table:formula="of:=LOG10([.C135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2">
            <text:p>a2.3.2</text:p>
          </table:table-cell>
          <table:table-cell office:value-type="float" office:value="2" table:style-name="ce1">
            <text:p>2</text:p>
          </table:table-cell>
          <table:table-cell office:value-type="float" office:value="3.1309766916056172" table:formula="of:=LOG10([.A1358])" table:style-name="ce1">
            <text:p>3.130976692</text:p>
          </table:table-cell>
          <table:table-cell table:style-name="ce1"/>
          <table:table-cell office:value-type="float" office:value="0.3010299956639812" table:formula="of:=LOG10([.C135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2">
            <text:p>a3.1</text:p>
          </table:table-cell>
          <table:table-cell office:value-type="float" office:value="2" table:style-name="ce1">
            <text:p>2</text:p>
          </table:table-cell>
          <table:table-cell office:value-type="float" office:value="3.131297796597623" table:formula="of:=LOG10([.A1359])" table:style-name="ce1">
            <text:p>3.131297797</text:p>
          </table:table-cell>
          <table:table-cell table:style-name="ce1"/>
          <table:table-cell office:value-type="float" office:value="0.3010299956639812" table:formula="of:=LOG10([.C135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2">
            <text:p>withdrawing/redeeming</text:p>
          </table:table-cell>
          <table:table-cell office:value-type="float" office:value="2" table:style-name="ce1">
            <text:p>2</text:p>
          </table:table-cell>
          <table:table-cell office:value-type="float" office:value="3.1316186643491255" table:formula="of:=LOG10([.A1360])" table:style-name="ce1">
            <text:p>3.131618664</text:p>
          </table:table-cell>
          <table:table-cell table:style-name="ce1"/>
          <table:table-cell office:value-type="float" office:value="0.3010299956639812" table:formula="of:=LOG10([.C136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2">
            <text:p>e</text:p>
          </table:table-cell>
          <table:table-cell office:value-type="float" office:value="2" table:style-name="ce1">
            <text:p>2</text:p>
          </table:table-cell>
          <table:table-cell office:value-type="float" office:value="3.1319392952104246" table:formula="of:=LOG10([.A1361])" table:style-name="ce1">
            <text:p>3.131939295</text:p>
          </table:table-cell>
          <table:table-cell table:style-name="ce1"/>
          <table:table-cell office:value-type="float" office:value="0.3010299956639812" table:formula="of:=LOG10([.C136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2">
            <text:p>arab</text:p>
          </table:table-cell>
          <table:table-cell office:value-type="float" office:value="2" table:style-name="ce1">
            <text:p>2</text:p>
          </table:table-cell>
          <table:table-cell office:value-type="float" office:value="3.1322596895310446" table:formula="of:=LOG10([.A1362])" table:style-name="ce1">
            <text:p>3.13225969</text:p>
          </table:table-cell>
          <table:table-cell table:style-name="ce1"/>
          <table:table-cell office:value-type="float" office:value="0.3010299956639812" table:formula="of:=LOG10([.C136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2">
            <text:p>emirates</text:p>
          </table:table-cell>
          <table:table-cell office:value-type="float" office:value="2" table:style-name="ce1">
            <text:p>2</text:p>
          </table:table-cell>
          <table:table-cell office:value-type="float" office:value="3.1325798476597368" table:formula="of:=LOG10([.A1363])" table:style-name="ce1">
            <text:p>3.132579848</text:p>
          </table:table-cell>
          <table:table-cell table:style-name="ce1"/>
          <table:table-cell office:value-type="float" office:value="0.3010299956639812" table:formula="of:=LOG10([.C136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2">
            <text:p>dirham</text:p>
          </table:table-cell>
          <table:table-cell office:value-type="float" office:value="2" table:style-name="ce1">
            <text:p>2</text:p>
          </table:table-cell>
          <table:table-cell office:value-type="float" office:value="3.1328997699444829" table:formula="of:=LOG10([.A1364])" table:style-name="ce1">
            <text:p>3.13289977</text:p>
          </table:table-cell>
          <table:table-cell table:style-name="ce1"/>
          <table:table-cell office:value-type="float" office:value="0.3010299956639812" table:formula="of:=LOG10([.C136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2">
            <text:p>bulgarian</text:p>
          </table:table-cell>
          <table:table-cell office:value-type="float" office:value="2" table:style-name="ce1">
            <text:p>2</text:p>
          </table:table-cell>
          <table:table-cell office:value-type="float" office:value="3.1332194567324945" table:formula="of:=LOG10([.A1365])" table:style-name="ce1">
            <text:p>3.133219457</text:p>
          </table:table-cell>
          <table:table-cell table:style-name="ce1"/>
          <table:table-cell office:value-type="float" office:value="0.3010299956639812" table:formula="of:=LOG10([.C136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2">
            <text:p>lev</text:p>
          </table:table-cell>
          <table:table-cell office:value-type="float" office:value="2" table:style-name="ce1">
            <text:p>2</text:p>
          </table:table-cell>
          <table:table-cell office:value-type="float" office:value="3.1335389083702174" table:formula="of:=LOG10([.A1366])" table:style-name="ce1">
            <text:p>3.133538908</text:p>
          </table:table-cell>
          <table:table-cell table:style-name="ce1"/>
          <table:table-cell office:value-type="float" office:value="0.3010299956639812" table:formula="of:=LOG10([.C136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1.8" table:style-name="ce2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3.1338581252033348" table:formula="of:=LOG10([.A1367])" table:style-name="ce1">
            <text:p>3.133858125</text:p>
          </table:table-cell>
          <table:table-cell table:style-name="ce1"/>
          <table:table-cell office:value-type="float" office:value="0.3010299956639812" table:formula="of:=LOG10([.C136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2">
            <text:p>british</text:p>
          </table:table-cell>
          <table:table-cell office:value-type="float" office:value="2" table:style-name="ce1">
            <text:p>2</text:p>
          </table:table-cell>
          <table:table-cell office:value-type="float" office:value="3.1341771075767664" table:formula="of:=LOG10([.A1368])" table:style-name="ce1">
            <text:p>3.134177108</text:p>
          </table:table-cell>
          <table:table-cell table:style-name="ce1"/>
          <table:table-cell office:value-type="float" office:value="0.3010299956639812" table:formula="of:=LOG10([.C136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2">
            <text:p>croatian</text:p>
          </table:table-cell>
          <table:table-cell office:value-type="float" office:value="2" table:style-name="ce1">
            <text:p>2</text:p>
          </table:table-cell>
          <table:table-cell office:value-type="float" office:value="3.1344958558346736" table:formula="of:=LOG10([.A1369])" table:style-name="ce1">
            <text:p>3.134495856</text:p>
          </table:table-cell>
          <table:table-cell table:style-name="ce1"/>
          <table:table-cell office:value-type="float" office:value="0.3010299956639812" table:formula="of:=LOG10([.C136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2">
            <text:p>kuna</text:p>
          </table:table-cell>
          <table:table-cell office:value-type="float" office:value="2" table:style-name="ce1">
            <text:p>2</text:p>
          </table:table-cell>
          <table:table-cell office:value-type="float" office:value="3.1348143703204601" table:formula="of:=LOG10([.A1370])" table:style-name="ce1">
            <text:p>3.13481437</text:p>
          </table:table-cell>
          <table:table-cell table:style-name="ce1"/>
          <table:table-cell office:value-type="float" office:value="0.3010299956639812" table:formula="of:=LOG10([.C137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2">
            <text:p>dinar</text:p>
          </table:table-cell>
          <table:table-cell office:value-type="float" office:value="2" table:style-name="ce1">
            <text:p>2</text:p>
          </table:table-cell>
          <table:table-cell office:value-type="float" office:value="3.1351326513767748" table:formula="of:=LOG10([.A1371])" table:style-name="ce1">
            <text:p>3.135132651</text:p>
          </table:table-cell>
          <table:table-cell table:style-name="ce1"/>
          <table:table-cell office:value-type="float" office:value="0.3010299956639812" table:formula="of:=LOG10([.C137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2">
            <text:p>rupee</text:p>
          </table:table-cell>
          <table:table-cell office:value-type="float" office:value="2" table:style-name="ce1">
            <text:p>2</text:p>
          </table:table-cell>
          <table:table-cell office:value-type="float" office:value="3.1354506993455136" table:formula="of:=LOG10([.A1372])" table:style-name="ce1">
            <text:p>3.135450699</text:p>
          </table:table-cell>
          <table:table-cell table:style-name="ce1"/>
          <table:table-cell office:value-type="float" office:value="0.3010299956639812" table:formula="of:=LOG10([.C137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2">
            <text:p>lkr</text:p>
          </table:table-cell>
          <table:table-cell office:value-type="float" office:value="2" table:style-name="ce1">
            <text:p>2</text:p>
          </table:table-cell>
          <table:table-cell office:value-type="float" office:value="3.1357685145678222" table:formula="of:=LOG10([.A1373])" table:style-name="ce1">
            <text:p>3.135768515</text:p>
          </table:table-cell>
          <table:table-cell table:style-name="ce1"/>
          <table:table-cell office:value-type="float" office:value="0.3010299956639812" table:formula="of:=LOG10([.C137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2">
            <text:p>qar</text:p>
          </table:table-cell>
          <table:table-cell office:value-type="float" office:value="2" table:style-name="ce1">
            <text:p>2</text:p>
          </table:table-cell>
          <table:table-cell office:value-type="float" office:value="3.1360860973840974" table:formula="of:=LOG10([.A1374])" table:style-name="ce1">
            <text:p>3.136086097</text:p>
          </table:table-cell>
          <table:table-cell table:style-name="ce1"/>
          <table:table-cell office:value-type="float" office:value="0.3010299956639812" table:formula="of:=LOG10([.C137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2">
            <text:p>lei</text:p>
          </table:table-cell>
          <table:table-cell office:value-type="float" office:value="2" table:style-name="ce1">
            <text:p>2</text:p>
          </table:table-cell>
          <table:table-cell office:value-type="float" office:value="3.13640344813399" table:formula="of:=LOG10([.A1375])" table:style-name="ce1">
            <text:p>3.136403448</text:p>
          </table:table-cell>
          <table:table-cell table:style-name="ce1"/>
          <table:table-cell office:value-type="float" office:value="0.3010299956639812" table:formula="of:=LOG10([.C137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2">
            <text:p>rsd</text:p>
          </table:table-cell>
          <table:table-cell office:value-type="float" office:value="2" table:style-name="ce1">
            <text:p>2</text:p>
          </table:table-cell>
          <table:table-cell office:value-type="float" office:value="3.1367205671564067" table:formula="of:=LOG10([.A1376])" table:style-name="ce1">
            <text:p>3.136720567</text:p>
          </table:table-cell>
          <table:table-cell table:style-name="ce1"/>
          <table:table-cell office:value-type="float" office:value="0.3010299956639812" table:formula="of:=LOG10([.C137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2">
            <text:p>rouble</text:p>
          </table:table-cell>
          <table:table-cell office:value-type="float" office:value="2" table:style-name="ce1">
            <text:p>2</text:p>
          </table:table-cell>
          <table:table-cell office:value-type="float" office:value="3.1370374547895126" table:formula="of:=LOG10([.A1377])" table:style-name="ce1">
            <text:p>3.137037455</text:p>
          </table:table-cell>
          <table:table-cell table:style-name="ce1"/>
          <table:table-cell office:value-type="float" office:value="0.3010299956639812" table:formula="of:=LOG10([.C137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2">
            <text:p>turkish</text:p>
          </table:table-cell>
          <table:table-cell office:value-type="float" office:value="2" table:style-name="ce1">
            <text:p>2</text:p>
          </table:table-cell>
          <table:table-cell office:value-type="float" office:value="3.1373541113707328" table:formula="of:=LOG10([.A1378])" table:style-name="ce1">
            <text:p>3.137354111</text:p>
          </table:table-cell>
          <table:table-cell table:style-name="ce1"/>
          <table:table-cell office:value-type="float" office:value="0.3010299956639812" table:formula="of:=LOG10([.C137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2">
            <text:p>south</text:p>
          </table:table-cell>
          <table:table-cell office:value-type="float" office:value="2" table:style-name="ce1">
            <text:p>2</text:p>
          </table:table-cell>
          <table:table-cell office:value-type="float" office:value="3.137670537236755" table:formula="of:=LOG10([.A1379])" table:style-name="ce1">
            <text:p>3.137670537</text:p>
          </table:table-cell>
          <table:table-cell table:style-name="ce1"/>
          <table:table-cell office:value-type="float" office:value="0.3010299956639812" table:formula="of:=LOG10([.C137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2">
            <text:p>african</text:p>
          </table:table-cell>
          <table:table-cell office:value-type="float" office:value="2" table:style-name="ce1">
            <text:p>2</text:p>
          </table:table-cell>
          <table:table-cell office:value-type="float" office:value="3.1379867327235318" table:formula="of:=LOG10([.A1380])" table:style-name="ce1">
            <text:p>3.137986733</text:p>
          </table:table-cell>
          <table:table-cell table:style-name="ce1"/>
          <table:table-cell office:value-type="float" office:value="0.3010299956639812" table:formula="of:=LOG10([.C138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2">
            <text:p>rand</text:p>
          </table:table-cell>
          <table:table-cell office:value-type="float" office:value="2" table:style-name="ce1">
            <text:p>2</text:p>
          </table:table-cell>
          <table:table-cell office:value-type="float" office:value="3.1383026981662816" table:formula="of:=LOG10([.A1381])" table:style-name="ce1">
            <text:p>3.138302698</text:p>
          </table:table-cell>
          <table:table-cell table:style-name="ce1"/>
          <table:table-cell office:value-type="float" office:value="0.3010299956639812" table:formula="of:=LOG10([.C138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1200" table:style-name="ce2">
            <text:p>1200</text:p>
          </table:table-cell>
          <table:table-cell office:value-type="float" office:value="2" table:style-name="ce1">
            <text:p>2</text:p>
          </table:table-cell>
          <table:table-cell office:value-type="float" office:value="3.1386184338994925" table:formula="of:=LOG10([.A1382])" table:style-name="ce1">
            <text:p>3.138618434</text:p>
          </table:table-cell>
          <table:table-cell table:style-name="ce1"/>
          <table:table-cell office:value-type="float" office:value="0.3010299956639812" table:formula="of:=LOG10([.C138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55" table:style-name="ce2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3.1389339402569236" table:formula="of:=LOG10([.A1383])" table:style-name="ce1">
            <text:p>3.13893394</text:p>
          </table:table-cell>
          <table:table-cell table:style-name="ce1"/>
          <table:table-cell office:value-type="float" office:value="0.3010299956639812" table:formula="of:=LOG10([.C138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2">
            <text:p>iceland</text:p>
          </table:table-cell>
          <table:table-cell office:value-type="float" office:value="2" table:style-name="ce1">
            <text:p>2</text:p>
          </table:table-cell>
          <table:table-cell office:value-type="float" office:value="3.1392492175716069" table:formula="of:=LOG10([.A1384])" table:style-name="ce1">
            <text:p>3.139249218</text:p>
          </table:table-cell>
          <table:table-cell table:style-name="ce1"/>
          <table:table-cell office:value-type="float" office:value="0.3010299956639812" table:formula="of:=LOG10([.C138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170" table:style-name="ce2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3.1395642661758498" table:formula="of:=LOG10([.A1385])" table:style-name="ce1">
            <text:p>3.139564266</text:p>
          </table:table-cell>
          <table:table-cell table:style-name="ce1"/>
          <table:table-cell office:value-type="float" office:value="0.3010299956639812" table:formula="of:=LOG10([.C138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3.1398790864012365" table:formula="of:=LOG10([.A1386])" table:style-name="ce1">
            <text:p>3.139879086</text:p>
          </table:table-cell>
          <table:table-cell table:style-name="ce1"/>
          <table:table-cell office:value-type="float" office:value="0.3010299956639812" table:formula="of:=LOG10([.C138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35" table:style-name="ce2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.1401936785786311" table:formula="of:=LOG10([.A1387])" table:style-name="ce1">
            <text:p>3.140193679</text:p>
          </table:table-cell>
          <table:table-cell table:style-name="ce1"/>
          <table:table-cell office:value-type="float" office:value="0.3010299956639812" table:formula="of:=LOG10([.C138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3.1405080430381798" table:formula="of:=LOG10([.A1388])" table:style-name="ce1">
            <text:p>3.140508043</text:p>
          </table:table-cell>
          <table:table-cell table:style-name="ce1"/>
          <table:table-cell office:value-type="float" office:value="0.3010299956639812" table:formula="of:=LOG10([.C138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3.1408221801093106" table:formula="of:=LOG10([.A1389])" table:style-name="ce1">
            <text:p>3.14082218</text:p>
          </table:table-cell>
          <table:table-cell table:style-name="ce1"/>
          <table:table-cell office:value-type="float" office:value="0.3010299956639812" table:formula="of:=LOG10([.C138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.1411360901207388" table:formula="of:=LOG10([.A1390])" table:style-name="ce1">
            <text:p>3.14113609</text:p>
          </table:table-cell>
          <table:table-cell table:style-name="ce1"/>
          <table:table-cell office:value-type="float" office:value="0.3010299956639812" table:formula="of:=LOG10([.C139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2">
            <text:p>initially</text:p>
          </table:table-cell>
          <table:table-cell office:value-type="float" office:value="2" table:style-name="ce1">
            <text:p>2</text:p>
          </table:table-cell>
          <table:table-cell office:value-type="float" office:value="3.1414497734004674" table:formula="of:=LOG10([.A1391])" table:style-name="ce1">
            <text:p>3.141449773</text:p>
          </table:table-cell>
          <table:table-cell table:style-name="ce1"/>
          <table:table-cell office:value-type="float" office:value="0.3010299956639812" table:formula="of:=LOG10([.C139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2">
            <text:p>5.7.1</text:p>
          </table:table-cell>
          <table:table-cell office:value-type="float" office:value="2" table:style-name="ce1">
            <text:p>2</text:p>
          </table:table-cell>
          <table:table-cell office:value-type="float" office:value="3.1417632302757879" table:formula="of:=LOG10([.A1392])" table:style-name="ce1">
            <text:p>3.14176323</text:p>
          </table:table-cell>
          <table:table-cell table:style-name="ce1"/>
          <table:table-cell office:value-type="float" office:value="0.3010299956639812" table:formula="of:=LOG10([.C139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2">
            <text:p>partial</text:p>
          </table:table-cell>
          <table:table-cell office:value-type="float" office:value="2" table:style-name="ce1">
            <text:p>2</text:p>
          </table:table-cell>
          <table:table-cell office:value-type="float" office:value="3.1420764610732848" table:formula="of:=LOG10([.A1393])" table:style-name="ce1">
            <text:p>3.142076461</text:p>
          </table:table-cell>
          <table:table-cell table:style-name="ce1"/>
          <table:table-cell office:value-type="float" office:value="0.3010299956639812" table:formula="of:=LOG10([.C139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280" table:style-name="ce2">
            <text:p>280</text:p>
          </table:table-cell>
          <table:table-cell office:value-type="float" office:value="2" table:style-name="ce1">
            <text:p>2</text:p>
          </table:table-cell>
          <table:table-cell office:value-type="float" office:value="3.1423894661188361" table:formula="of:=LOG10([.A1394])" table:style-name="ce1">
            <text:p>3.142389466</text:p>
          </table:table-cell>
          <table:table-cell table:style-name="ce1"/>
          <table:table-cell office:value-type="float" office:value="0.3010299956639812" table:formula="of:=LOG10([.C139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.1427022457376155" table:formula="of:=LOG10([.A1395])" table:style-name="ce1">
            <text:p>3.142702246</text:p>
          </table:table-cell>
          <table:table-cell table:style-name="ce1"/>
          <table:table-cell office:value-type="float" office:value="0.3010299956639812" table:formula="of:=LOG10([.C139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540" table:style-name="ce2">
            <text:p>540</text:p>
          </table:table-cell>
          <table:table-cell office:value-type="float" office:value="2" table:style-name="ce1">
            <text:p>2</text:p>
          </table:table-cell>
          <table:table-cell office:value-type="float" office:value="3.143014800254095" table:formula="of:=LOG10([.A1396])" table:style-name="ce1">
            <text:p>3.1430148</text:p>
          </table:table-cell>
          <table:table-cell table:style-name="ce1"/>
          <table:table-cell office:value-type="float" office:value="0.3010299956639812" table:formula="of:=LOG10([.C139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2800" table:style-name="ce2">
            <text:p>2800</text:p>
          </table:table-cell>
          <table:table-cell office:value-type="float" office:value="2" table:style-name="ce1">
            <text:p>2</text:p>
          </table:table-cell>
          <table:table-cell office:value-type="float" office:value="3.1433271299920462" table:formula="of:=LOG10([.A1397])" table:style-name="ce1">
            <text:p>3.14332713</text:p>
          </table:table-cell>
          <table:table-cell table:style-name="ce1"/>
          <table:table-cell office:value-type="float" office:value="0.3010299956639812" table:formula="of:=LOG10([.C139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6.5" table:style-name="ce2">
            <text:p>6.5</text:p>
          </table:table-cell>
          <table:table-cell office:value-type="float" office:value="2" table:style-name="ce1">
            <text:p>2</text:p>
          </table:table-cell>
          <table:table-cell office:value-type="float" office:value="3.1436392352745433" table:formula="of:=LOG10([.A1398])" table:style-name="ce1">
            <text:p>3.143639235</text:p>
          </table:table-cell>
          <table:table-cell table:style-name="ce1"/>
          <table:table-cell office:value-type="float" office:value="0.3010299956639812" table:formula="of:=LOG10([.C139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2">
            <text:p>pre-approval</text:p>
          </table:table-cell>
          <table:table-cell office:value-type="float" office:value="2" table:style-name="ce1">
            <text:p>2</text:p>
          </table:table-cell>
          <table:table-cell office:value-type="float" office:value="3.1439511164239633" table:formula="of:=LOG10([.A1399])" table:style-name="ce1">
            <text:p>3.143951116</text:p>
          </table:table-cell>
          <table:table-cell table:style-name="ce1"/>
          <table:table-cell office:value-type="float" office:value="0.3010299956639812" table:formula="of:=LOG10([.C139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0.6" table:style-name="ce2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3.1442627737619908" table:formula="of:=LOG10([.A1400])" table:style-name="ce1">
            <text:p>3.144262774</text:p>
          </table:table-cell>
          <table:table-cell table:style-name="ce1"/>
          <table:table-cell office:value-type="float" office:value="0.3010299956639812" table:formula="of:=LOG10([.C140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2.6" table:style-name="ce2">
            <text:p>2.6</text:p>
          </table:table-cell>
          <table:table-cell office:value-type="float" office:value="2" table:style-name="ce1">
            <text:p>2</text:p>
          </table:table-cell>
          <table:table-cell office:value-type="float" office:value="3.1445742076096161" table:formula="of:=LOG10([.A1401])" table:style-name="ce1">
            <text:p>3.144574208</text:p>
          </table:table-cell>
          <table:table-cell table:style-name="ce1"/>
          <table:table-cell office:value-type="float" office:value="0.3010299956639812" table:formula="of:=LOG10([.C140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0.35" table:style-name="ce2">
            <text:p>0.35</text:p>
          </table:table-cell>
          <table:table-cell office:value-type="float" office:value="2" table:style-name="ce1">
            <text:p>2</text:p>
          </table:table-cell>
          <table:table-cell office:value-type="float" office:value="3.1448854182871422" table:formula="of:=LOG10([.A1402])" table:style-name="ce1">
            <text:p>3.144885418</text:p>
          </table:table-cell>
          <table:table-cell table:style-name="ce1"/>
          <table:table-cell office:value-type="float" office:value="0.3010299956639812" table:formula="of:=LOG10([.C140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2.35" table:style-name="ce2">
            <text:p>2.35</text:p>
          </table:table-cell>
          <table:table-cell office:value-type="float" office:value="2" table:style-name="ce1">
            <text:p>2</text:p>
          </table:table-cell>
          <table:table-cell office:value-type="float" office:value="3.1451964061141817" table:formula="of:=LOG10([.A1403])" table:style-name="ce1">
            <text:p>3.145196406</text:p>
          </table:table-cell>
          <table:table-cell table:style-name="ce1"/>
          <table:table-cell office:value-type="float" office:value="0.3010299956639812" table:formula="of:=LOG10([.C1403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0.45" table:style-name="ce2">
            <text:p>0.45</text:p>
          </table:table-cell>
          <table:table-cell office:value-type="float" office:value="2" table:style-name="ce1">
            <text:p>2</text:p>
          </table:table-cell>
          <table:table-cell office:value-type="float" office:value="3.1455071714096627" table:formula="of:=LOG10([.A1404])" table:style-name="ce1">
            <text:p>3.145507171</text:p>
          </table:table-cell>
          <table:table-cell table:style-name="ce1"/>
          <table:table-cell office:value-type="float" office:value="0.3010299956639812" table:formula="of:=LOG10([.C1404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2.8" table:style-name="ce2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3.1458177144918276" table:formula="of:=LOG10([.A1405])" table:style-name="ce1">
            <text:p>3.145817714</text:p>
          </table:table-cell>
          <table:table-cell table:style-name="ce1"/>
          <table:table-cell office:value-type="float" office:value="0.3010299956639812" table:formula="of:=LOG10([.C1405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.35" table:style-name="ce2">
            <text:p>1.35</text:p>
          </table:table-cell>
          <table:table-cell office:value-type="float" office:value="2" table:style-name="ce1">
            <text:p>2</text:p>
          </table:table-cell>
          <table:table-cell office:value-type="float" office:value="3.1461280356782382" table:formula="of:=LOG10([.A1406])" table:style-name="ce1">
            <text:p>3.146128036</text:p>
          </table:table-cell>
          <table:table-cell table:style-name="ce1"/>
          <table:table-cell office:value-type="float" office:value="0.3010299956639812" table:formula="of:=LOG10([.C1406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3.1464381352857744" table:formula="of:=LOG10([.A1407])" table:style-name="ce1">
            <text:p>3.146438135</text:p>
          </table:table-cell>
          <table:table-cell table:style-name="ce1"/>
          <table:table-cell office:value-type="float" office:value="0.3010299956639812" table:formula="of:=LOG10([.C1407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1400" table:style-name="ce2">
            <text:p>1400</text:p>
          </table:table-cell>
          <table:table-cell office:value-type="float" office:value="2" table:style-name="ce1">
            <text:p>2</text:p>
          </table:table-cell>
          <table:table-cell office:value-type="float" office:value="3.1467480136306398" table:formula="of:=LOG10([.A1408])" table:style-name="ce1">
            <text:p>3.146748014</text:p>
          </table:table-cell>
          <table:table-cell table:style-name="ce1"/>
          <table:table-cell office:value-type="float" office:value="0.3010299956639812" table:formula="of:=LOG10([.C1408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0.08" table:style-name="ce2">
            <text:p>0.08</text:p>
          </table:table-cell>
          <table:table-cell office:value-type="float" office:value="2" table:style-name="ce1">
            <text:p>2</text:p>
          </table:table-cell>
          <table:table-cell office:value-type="float" office:value="3.1470576710283598" table:formula="of:=LOG10([.A1409])" table:style-name="ce1">
            <text:p>3.147057671</text:p>
          </table:table-cell>
          <table:table-cell table:style-name="ce1"/>
          <table:table-cell office:value-type="float" office:value="0.3010299956639812" table:formula="of:=LOG10([.C1409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2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3.1473671077937864" table:formula="of:=LOG10([.A1410])" table:style-name="ce1">
            <text:p>3.147367108</text:p>
          </table:table-cell>
          <table:table-cell table:style-name="ce1"/>
          <table:table-cell office:value-type="float" office:value="0.3010299956639812" table:formula="of:=LOG10([.C1410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2">
            <text:p>occurs</text:p>
          </table:table-cell>
          <table:table-cell office:value-type="float" office:value="2" table:style-name="ce1">
            <text:p>2</text:p>
          </table:table-cell>
          <table:table-cell office:value-type="float" office:value="3.1476763242410986" table:formula="of:=LOG10([.A1411])" table:style-name="ce1">
            <text:p>3.147676324</text:p>
          </table:table-cell>
          <table:table-cell table:style-name="ce1"/>
          <table:table-cell office:value-type="float" office:value="0.3010299956639812" table:formula="of:=LOG10([.C1411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2">
            <text:p>receiver</text:p>
          </table:table-cell>
          <table:table-cell office:value-type="float" office:value="2" table:style-name="ce1">
            <text:p>2</text:p>
          </table:table-cell>
          <table:table-cell office:value-type="float" office:value="3.1479853206838051" table:formula="of:=LOG10([.A1412])" table:style-name="ce1">
            <text:p>3.147985321</text:p>
          </table:table-cell>
          <table:table-cell table:style-name="ce1"/>
          <table:table-cell office:value-type="float" office:value="0.3010299956639812" table:formula="of:=LOG10([.C1412])" table:style-name="ce1">
            <text:p>0.301029996</text:p>
          </table:table-cell>
          <table:table-cell table:number-columns-repeated="16378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2">
            <text:p>december</text:p>
          </table:table-cell>
          <table:table-cell office:value-type="float" office:value="1" table:style-name="ce1">
            <text:p>1</text:p>
          </table:table-cell>
          <table:table-cell office:value-type="float" office:value="3.1482940974347455" table:formula="of:=LOG10([.A1413])" table:style-name="ce1">
            <text:p>3.148294097</text:p>
          </table:table-cell>
          <table:table-cell table:style-name="ce1"/>
          <table:table-cell office:value-type="float" office:value="0" table:formula="of:=LOG10([.C14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2">
            <text:p>11th</text:p>
          </table:table-cell>
          <table:table-cell office:value-type="float" office:value="1" table:style-name="ce1">
            <text:p>1</text:p>
          </table:table-cell>
          <table:table-cell office:value-type="float" office:value="3.1486026548060932" table:formula="of:=LOG10([.A1414])" table:style-name="ce1">
            <text:p>3.148602655</text:p>
          </table:table-cell>
          <table:table-cell table:style-name="ce1"/>
          <table:table-cell office:value-type="float" office:value="0" table:formula="of:=LOG10([.C14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2">
            <text:p>welcome</text:p>
          </table:table-cell>
          <table:table-cell office:value-type="float" office:value="1" table:style-name="ce1">
            <text:p>1</text:p>
          </table:table-cell>
          <table:table-cell office:value-type="float" office:value="3.1489109931093564" table:formula="of:=LOG10([.A1415])" table:style-name="ce1">
            <text:p>3.148910993</text:p>
          </table:table-cell>
          <table:table-cell table:style-name="ce1"/>
          <table:table-cell office:value-type="float" office:value="0" table:formula="of:=LOG10([.C14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2">
            <text:p>s.a</text:p>
          </table:table-cell>
          <table:table-cell office:value-type="float" office:value="1" table:style-name="ce1">
            <text:p>1</text:p>
          </table:table-cell>
          <table:table-cell office:value-type="float" office:value="3.1492191126553797" table:formula="of:=LOG10([.A1416])" table:style-name="ce1">
            <text:p>3.149219113</text:p>
          </table:table-cell>
          <table:table-cell table:style-name="ce1"/>
          <table:table-cell office:value-type="float" office:value="0" table:formula="of:=LOG10([.C14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2">
            <text:p>residents</text:p>
          </table:table-cell>
          <table:table-cell office:value-type="float" office:value="1" table:style-name="ce1">
            <text:p>1</text:p>
          </table:table-cell>
          <table:table-cell office:value-type="float" office:value="3.1495270137543478" table:formula="of:=LOG10([.A1417])" table:style-name="ce1">
            <text:p>3.149527014</text:p>
          </table:table-cell>
          <table:table-cell table:style-name="ce1"/>
          <table:table-cell office:value-type="float" office:value="0" table:formula="of:=LOG10([.C14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.1498346967157849" table:formula="of:=LOG10([.A1418])" table:style-name="ce1">
            <text:p>3.149834697</text:p>
          </table:table-cell>
          <table:table-cell table:style-name="ce1"/>
          <table:table-cell office:value-type="float" office:value="0" table:formula="of:=LOG10([.C14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2">
            <text:p>old</text:p>
          </table:table-cell>
          <table:table-cell office:value-type="float" office:value="1" table:style-name="ce1">
            <text:p>1</text:p>
          </table:table-cell>
          <table:table-cell office:value-type="float" office:value="3.1501421618485588" table:formula="of:=LOG10([.A1419])" table:style-name="ce1">
            <text:p>3.150142162</text:p>
          </table:table-cell>
          <table:table-cell table:style-name="ce1"/>
          <table:table-cell office:value-type="float" office:value="0" table:formula="of:=LOG10([.C14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2">
            <text:p>capacity</text:p>
          </table:table-cell>
          <table:table-cell office:value-type="float" office:value="1" table:style-name="ce1">
            <text:p>1</text:p>
          </table:table-cell>
          <table:table-cell office:value-type="float" office:value="3.1504494094608808" table:formula="of:=LOG10([.A1420])" table:style-name="ce1">
            <text:p>3.150449409</text:p>
          </table:table-cell>
          <table:table-cell table:style-name="ce1"/>
          <table:table-cell office:value-type="float" office:value="0" table:formula="of:=LOG10([.C14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2">
            <text:p>revise</text:p>
          </table:table-cell>
          <table:table-cell office:value-type="float" office:value="1" table:style-name="ce1">
            <text:p>1</text:p>
          </table:table-cell>
          <table:table-cell office:value-type="float" office:value="3.150756439860309" table:formula="of:=LOG10([.A1421])" table:style-name="ce1">
            <text:p>3.15075644</text:p>
          </table:table-cell>
          <table:table-cell table:style-name="ce1"/>
          <table:table-cell office:value-type="float" office:value="0" table:formula="of:=LOG10([.C14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2">
            <text:p>revised</text:p>
          </table:table-cell>
          <table:table-cell office:value-type="float" office:value="1" table:style-name="ce1">
            <text:p>1</text:p>
          </table:table-cell>
          <table:table-cell office:value-type="float" office:value="3.1510632533537501" table:formula="of:=LOG10([.A1422])" table:style-name="ce1">
            <text:p>3.151063253</text:p>
          </table:table-cell>
          <table:table-cell table:style-name="ce1"/>
          <table:table-cell office:value-type="float" office:value="0" table:formula="of:=LOG10([.C14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2">
            <text:p>noted</text:p>
          </table:table-cell>
          <table:table-cell office:value-type="float" office:value="1" table:style-name="ce1">
            <text:p>1</text:p>
          </table:table-cell>
          <table:table-cell office:value-type="float" office:value="3.1513698502474603" table:formula="of:=LOG10([.A1423])" table:style-name="ce1">
            <text:p>3.15136985</text:p>
          </table:table-cell>
          <table:table-cell table:style-name="ce1"/>
          <table:table-cell office:value-type="float" office:value="0" table:formula="of:=LOG10([.C14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2">
            <text:p>continuing</text:p>
          </table:table-cell>
          <table:table-cell office:value-type="float" office:value="1" table:style-name="ce1">
            <text:p>1</text:p>
          </table:table-cell>
          <table:table-cell office:value-type="float" office:value="3.1516762308470478" table:formula="of:=LOG10([.A1424])" table:style-name="ce1">
            <text:p>3.151676231</text:p>
          </table:table-cell>
          <table:table-cell table:style-name="ce1"/>
          <table:table-cell office:value-type="float" office:value="0" table:formula="of:=LOG10([.C14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2">
            <text:p>bound</text:p>
          </table:table-cell>
          <table:table-cell office:value-type="float" office:value="1" table:style-name="ce1">
            <text:p>1</text:p>
          </table:table-cell>
          <table:table-cell office:value-type="float" office:value="3.1519823954574742" table:formula="of:=LOG10([.A1425])" table:style-name="ce1">
            <text:p>3.151982395</text:p>
          </table:table-cell>
          <table:table-cell table:style-name="ce1"/>
          <table:table-cell office:value-type="float" office:value="0" table:formula="of:=LOG10([.C14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2">
            <text:p>main</text:p>
          </table:table-cell>
          <table:table-cell office:value-type="float" office:value="1" table:style-name="ce1">
            <text:p>1</text:p>
          </table:table-cell>
          <table:table-cell office:value-type="float" office:value="3.1522883443830563" table:formula="of:=LOG10([.A1426])" table:style-name="ce1">
            <text:p>3.152288344</text:p>
          </table:table-cell>
          <table:table-cell table:style-name="ce1"/>
          <table:table-cell office:value-type="float" office:value="0" table:formula="of:=LOG10([.C14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2">
            <text:p>holders</text:p>
          </table:table-cell>
          <table:table-cell office:value-type="float" office:value="1" table:style-name="ce1">
            <text:p>1</text:p>
          </table:table-cell>
          <table:table-cell office:value-type="float" office:value="3.1525940779274699" table:formula="of:=LOG10([.A1427])" table:style-name="ce1">
            <text:p>3.152594078</text:p>
          </table:table-cell>
          <table:table-cell table:style-name="ce1"/>
          <table:table-cell office:value-type="float" office:value="0" table:formula="of:=LOG10([.C14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2">
            <text:p>things</text:p>
          </table:table-cell>
          <table:table-cell office:value-type="float" office:value="1" table:style-name="ce1">
            <text:p>1</text:p>
          </table:table-cell>
          <table:table-cell office:value-type="float" office:value="3.1528995963937474" table:formula="of:=LOG10([.A1428])" table:style-name="ce1">
            <text:p>3.152899596</text:p>
          </table:table-cell>
          <table:table-cell table:style-name="ce1"/>
          <table:table-cell office:value-type="float" office:value="0" table:formula="of:=LOG10([.C14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2">
            <text:p>people</text:p>
          </table:table-cell>
          <table:table-cell office:value-type="float" office:value="1" table:style-name="ce1">
            <text:p>1</text:p>
          </table:table-cell>
          <table:table-cell office:value-type="float" office:value="3.1532049000842841" table:formula="of:=LOG10([.A1429])" table:style-name="ce1">
            <text:p>3.1532049</text:p>
          </table:table-cell>
          <table:table-cell table:style-name="ce1"/>
          <table:table-cell office:value-type="float" office:value="0" table:formula="of:=LOG10([.C14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2">
            <text:p>organisations</text:p>
          </table:table-cell>
          <table:table-cell office:value-type="float" office:value="1" table:style-name="ce1">
            <text:p>1</text:p>
          </table:table-cell>
          <table:table-cell office:value-type="float" office:value="3.1535099893008374" table:formula="of:=LOG10([.A1430])" table:style-name="ce1">
            <text:p>3.153509989</text:p>
          </table:table-cell>
          <table:table-cell table:style-name="ce1"/>
          <table:table-cell office:value-type="float" office:value="0" table:formula="of:=LOG10([.C14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2">
            <text:p>incorporated</text:p>
          </table:table-cell>
          <table:table-cell office:value-type="float" office:value="1" table:style-name="ce1">
            <text:p>1</text:p>
          </table:table-cell>
          <table:table-cell office:value-type="float" office:value="3.153814864344529" table:formula="of:=LOG10([.A1431])" table:style-name="ce1">
            <text:p>3.153814864</text:p>
          </table:table-cell>
          <table:table-cell table:style-name="ce1"/>
          <table:table-cell office:value-type="float" office:value="0" table:formula="of:=LOG10([.C14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2">
            <text:p>donations</text:p>
          </table:table-cell>
          <table:table-cell office:value-type="float" office:value="1" table:style-name="ce1">
            <text:p>1</text:p>
          </table:table-cell>
          <table:table-cell office:value-type="float" office:value="3.154119525515847" table:formula="of:=LOG10([.A1432])" table:style-name="ce1">
            <text:p>3.154119526</text:p>
          </table:table-cell>
          <table:table-cell table:style-name="ce1"/>
          <table:table-cell office:value-type="float" office:value="0" table:formula="of:=LOG10([.C14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2">
            <text:p>certify</text:p>
          </table:table-cell>
          <table:table-cell office:value-type="float" office:value="1" table:style-name="ce1">
            <text:p>1</text:p>
          </table:table-cell>
          <table:table-cell office:value-type="float" office:value="3.1544239731146471" table:formula="of:=LOG10([.A1433])" table:style-name="ce1">
            <text:p>3.154423973</text:p>
          </table:table-cell>
          <table:table-cell table:style-name="ce1"/>
          <table:table-cell office:value-type="float" office:value="0" table:formula="of:=LOG10([.C14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2">
            <text:p>reaches</text:p>
          </table:table-cell>
          <table:table-cell office:value-type="float" office:value="1" table:style-name="ce1">
            <text:p>1</text:p>
          </table:table-cell>
          <table:table-cell office:value-type="float" office:value="3.1547282074401557" table:formula="of:=LOG10([.A1434])" table:style-name="ce1">
            <text:p>3.154728207</text:p>
          </table:table-cell>
          <table:table-cell table:style-name="ce1"/>
          <table:table-cell office:value-type="float" office:value="0" table:formula="of:=LOG10([.C14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2">
            <text:p>thresholds</text:p>
          </table:table-cell>
          <table:table-cell office:value-type="float" office:value="1" table:style-name="ce1">
            <text:p>1</text:p>
          </table:table-cell>
          <table:table-cell office:value-type="float" office:value="3.1550322287909704" table:formula="of:=LOG10([.A1435])" table:style-name="ce1">
            <text:p>3.155032229</text:p>
          </table:table-cell>
          <table:table-cell table:style-name="ce1"/>
          <table:table-cell office:value-type="float" office:value="0" table:formula="of:=LOG10([.C14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2">
            <text:p>segments</text:p>
          </table:table-cell>
          <table:table-cell office:value-type="float" office:value="1" table:style-name="ce1">
            <text:p>1</text:p>
          </table:table-cell>
          <table:table-cell office:value-type="float" office:value="3.1553360374650619" table:formula="of:=LOG10([.A1436])" table:style-name="ce1">
            <text:p>3.155336037</text:p>
          </table:table-cell>
          <table:table-cell table:style-name="ce1"/>
          <table:table-cell office:value-type="float" office:value="0" table:formula="of:=LOG10([.C14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2">
            <text:p>partners</text:p>
          </table:table-cell>
          <table:table-cell office:value-type="float" office:value="1" table:style-name="ce1">
            <text:p>1</text:p>
          </table:table-cell>
          <table:table-cell office:value-type="float" office:value="3.1556396337597765" table:formula="of:=LOG10([.A1437])" table:style-name="ce1">
            <text:p>3.155639634</text:p>
          </table:table-cell>
          <table:table-cell table:style-name="ce1"/>
          <table:table-cell office:value-type="float" office:value="0" table:formula="of:=LOG10([.C14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2">
            <text:p>continue</text:p>
          </table:table-cell>
          <table:table-cell office:value-type="float" office:value="1" table:style-name="ce1">
            <text:p>1</text:p>
          </table:table-cell>
          <table:table-cell office:value-type="float" office:value="3.1559430179718366" table:formula="of:=LOG10([.A1438])" table:style-name="ce1">
            <text:p>3.155943018</text:p>
          </table:table-cell>
          <table:table-cell table:style-name="ce1"/>
          <table:table-cell office:value-type="float" office:value="0" table:formula="of:=LOG10([.C14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2">
            <text:p>misused</text:p>
          </table:table-cell>
          <table:table-cell office:value-type="float" office:value="1" table:style-name="ce1">
            <text:p>1</text:p>
          </table:table-cell>
          <table:table-cell office:value-type="float" office:value="3.1562461903973444" table:formula="of:=LOG10([.A1439])" table:style-name="ce1">
            <text:p>3.15624619</text:p>
          </table:table-cell>
          <table:table-cell table:style-name="ce1"/>
          <table:table-cell office:value-type="float" office:value="0" table:formula="of:=LOG10([.C14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2">
            <text:p>adequate</text:p>
          </table:table-cell>
          <table:table-cell office:value-type="float" office:value="1" table:style-name="ce1">
            <text:p>1</text:p>
          </table:table-cell>
          <table:table-cell office:value-type="float" office:value="3.1565491513317814" table:formula="of:=LOG10([.A1440])" table:style-name="ce1">
            <text:p>3.156549151</text:p>
          </table:table-cell>
          <table:table-cell table:style-name="ce1"/>
          <table:table-cell office:value-type="float" office:value="0" table:formula="of:=LOG10([.C14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2">
            <text:p>devices</text:p>
          </table:table-cell>
          <table:table-cell office:value-type="float" office:value="1" table:style-name="ce1">
            <text:p>1</text:p>
          </table:table-cell>
          <table:table-cell office:value-type="float" office:value="3.1568519010700111" table:formula="of:=LOG10([.A1441])" table:style-name="ce1">
            <text:p>3.156851901</text:p>
          </table:table-cell>
          <table:table-cell table:style-name="ce1"/>
          <table:table-cell office:value-type="float" office:value="0" table:formula="of:=LOG10([.C14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2">
            <text:p>ids</text:p>
          </table:table-cell>
          <table:table-cell office:value-type="float" office:value="1" table:style-name="ce1">
            <text:p>1</text:p>
          </table:table-cell>
          <table:table-cell office:value-type="float" office:value="3.1571544399062814" table:formula="of:=LOG10([.A1442])" table:style-name="ce1">
            <text:p>3.15715444</text:p>
          </table:table-cell>
          <table:table-cell table:style-name="ce1"/>
          <table:table-cell office:value-type="float" office:value="0" table:formula="of:=LOG10([.C14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2">
            <text:p>guidelines</text:p>
          </table:table-cell>
          <table:table-cell office:value-type="float" office:value="1" table:style-name="ce1">
            <text:p>1</text:p>
          </table:table-cell>
          <table:table-cell office:value-type="float" office:value="3.1574567681342258" table:formula="of:=LOG10([.A1443])" table:style-name="ce1">
            <text:p>3.157456768</text:p>
          </table:table-cell>
          <table:table-cell table:style-name="ce1"/>
          <table:table-cell office:value-type="float" office:value="0" table:formula="of:=LOG10([.C14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2">
            <text:p>card-based</text:p>
          </table:table-cell>
          <table:table-cell office:value-type="float" office:value="1" table:style-name="ce1">
            <text:p>1</text:p>
          </table:table-cell>
          <table:table-cell office:value-type="float" office:value="3.1577588860468637" table:formula="of:=LOG10([.A1444])" table:style-name="ce1">
            <text:p>3.157758886</text:p>
          </table:table-cell>
          <table:table-cell table:style-name="ce1"/>
          <table:table-cell office:value-type="float" office:value="0" table:formula="of:=LOG10([.C14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2">
            <text:p>initiation</text:p>
          </table:table-cell>
          <table:table-cell office:value-type="float" office:value="1" table:style-name="ce1">
            <text:p>1</text:p>
          </table:table-cell>
          <table:table-cell office:value-type="float" office:value="3.1580607939366052" table:formula="of:=LOG10([.A1445])" table:style-name="ce1">
            <text:p>3.158060794</text:p>
          </table:table-cell>
          <table:table-cell table:style-name="ce1"/>
          <table:table-cell office:value-type="float" office:value="0" table:formula="of:=LOG10([.C14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2">
            <text:p>granting</text:p>
          </table:table-cell>
          <table:table-cell office:value-type="float" office:value="1" table:style-name="ce1">
            <text:p>1</text:p>
          </table:table-cell>
          <table:table-cell office:value-type="float" office:value="3.1583624920952498" table:formula="of:=LOG10([.A1446])" table:style-name="ce1">
            <text:p>3.158362492</text:p>
          </table:table-cell>
          <table:table-cell table:style-name="ce1"/>
          <table:table-cell office:value-type="float" office:value="0" table:formula="of:=LOG10([.C14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2">
            <text:p>relieve</text:p>
          </table:table-cell>
          <table:table-cell office:value-type="float" office:value="1" table:style-name="ce1">
            <text:p>1</text:p>
          </table:table-cell>
          <table:table-cell office:value-type="float" office:value="3.1586639808139894" table:formula="of:=LOG10([.A1447])" table:style-name="ce1">
            <text:p>3.158663981</text:p>
          </table:table-cell>
          <table:table-cell table:style-name="ce1"/>
          <table:table-cell office:value-type="float" office:value="0" table:formula="of:=LOG10([.C14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2">
            <text:p>practicable</text:p>
          </table:table-cell>
          <table:table-cell office:value-type="float" office:value="1" table:style-name="ce1">
            <text:p>1</text:p>
          </table:table-cell>
          <table:table-cell office:value-type="float" office:value="3.1589652603834102" table:formula="of:=LOG10([.A1448])" table:style-name="ce1">
            <text:p>3.15896526</text:p>
          </table:table-cell>
          <table:table-cell table:style-name="ce1"/>
          <table:table-cell office:value-type="float" office:value="0" table:formula="of:=LOG10([.C14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2">
            <text:p>terminates</text:p>
          </table:table-cell>
          <table:table-cell office:value-type="float" office:value="1" table:style-name="ce1">
            <text:p>1</text:p>
          </table:table-cell>
          <table:table-cell office:value-type="float" office:value="3.1592663310934941" table:formula="of:=LOG10([.A1449])" table:style-name="ce1">
            <text:p>3.159266331</text:p>
          </table:table-cell>
          <table:table-cell table:style-name="ce1"/>
          <table:table-cell office:value-type="float" office:value="0" table:formula="of:=LOG10([.C14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2">
            <text:p>survives</text:p>
          </table:table-cell>
          <table:table-cell office:value-type="float" office:value="1" table:style-name="ce1">
            <text:p>1</text:p>
          </table:table-cell>
          <table:table-cell office:value-type="float" office:value="3.1595671932336202" table:formula="of:=LOG10([.A1450])" table:style-name="ce1">
            <text:p>3.159567193</text:p>
          </table:table-cell>
          <table:table-cell table:style-name="ce1"/>
          <table:table-cell office:value-type="float" office:value="0" table:formula="of:=LOG10([.C14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2">
            <text:p>forfeit</text:p>
          </table:table-cell>
          <table:table-cell office:value-type="float" office:value="1" table:style-name="ce1">
            <text:p>1</text:p>
          </table:table-cell>
          <table:table-cell office:value-type="float" office:value="3.1598678470925665" table:formula="of:=LOG10([.A1451])" table:style-name="ce1">
            <text:p>3.159867847</text:p>
          </table:table-cell>
          <table:table-cell table:style-name="ce1"/>
          <table:table-cell office:value-type="float" office:value="0" table:formula="of:=LOG10([.C14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2">
            <text:p>database</text:p>
          </table:table-cell>
          <table:table-cell office:value-type="float" office:value="1" table:style-name="ce1">
            <text:p>1</text:p>
          </table:table-cell>
          <table:table-cell office:value-type="float" office:value="3.1601682929585122" table:formula="of:=LOG10([.A1452])" table:style-name="ce1">
            <text:p>3.160168293</text:p>
          </table:table-cell>
          <table:table-cell table:style-name="ce1"/>
          <table:table-cell office:value-type="float" office:value="0" table:formula="of:=LOG10([.C14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2">
            <text:p>fulfilling</text:p>
          </table:table-cell>
          <table:table-cell office:value-type="float" office:value="1" table:style-name="ce1">
            <text:p>1</text:p>
          </table:table-cell>
          <table:table-cell office:value-type="float" office:value="3.1604685311190375" table:formula="of:=LOG10([.A1453])" table:style-name="ce1">
            <text:p>3.160468531</text:p>
          </table:table-cell>
          <table:table-cell table:style-name="ce1"/>
          <table:table-cell office:value-type="float" office:value="0" table:formula="of:=LOG10([.C14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2">
            <text:p>liabilities</text:p>
          </table:table-cell>
          <table:table-cell office:value-type="float" office:value="1" table:style-name="ce1">
            <text:p>1</text:p>
          </table:table-cell>
          <table:table-cell office:value-type="float" office:value="3.1607685618611283" table:formula="of:=LOG10([.A1454])" table:style-name="ce1">
            <text:p>3.160768562</text:p>
          </table:table-cell>
          <table:table-cell table:style-name="ce1"/>
          <table:table-cell office:value-type="float" office:value="0" table:formula="of:=LOG10([.C14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2">
            <text:p>questions</text:p>
          </table:table-cell>
          <table:table-cell office:value-type="float" office:value="1" table:style-name="ce1">
            <text:p>1</text:p>
          </table:table-cell>
          <table:table-cell office:value-type="float" office:value="3.1610683854711747" table:formula="of:=LOG10([.A1455])" table:style-name="ce1">
            <text:p>3.161068385</text:p>
          </table:table-cell>
          <table:table-cell table:style-name="ce1"/>
          <table:table-cell office:value-type="float" office:value="0" table:formula="of:=LOG10([.C14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2">
            <text:p>representative</text:p>
          </table:table-cell>
          <table:table-cell office:value-type="float" office:value="1" table:style-name="ce1">
            <text:p>1</text:p>
          </table:table-cell>
          <table:table-cell office:value-type="float" office:value="3.1613680022349748" table:formula="of:=LOG10([.A1456])" table:style-name="ce1">
            <text:p>3.161368002</text:p>
          </table:table-cell>
          <table:table-cell table:style-name="ce1"/>
          <table:table-cell office:value-type="float" office:value="0" table:formula="of:=LOG10([.C14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2">
            <text:p>incapacitated</text:p>
          </table:table-cell>
          <table:table-cell office:value-type="float" office:value="1" table:style-name="ce1">
            <text:p>1</text:p>
          </table:table-cell>
          <table:table-cell office:value-type="float" office:value="3.161667412437736" table:formula="of:=LOG10([.A1457])" table:style-name="ce1">
            <text:p>3.161667412</text:p>
          </table:table-cell>
          <table:table-cell table:style-name="ce1"/>
          <table:table-cell office:value-type="float" office:value="0" table:formula="of:=LOG10([.C14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2">
            <text:p>deceased</text:p>
          </table:table-cell>
          <table:table-cell office:value-type="float" office:value="1" table:style-name="ce1">
            <text:p>1</text:p>
          </table:table-cell>
          <table:table-cell office:value-type="float" office:value="3.1619666163640749" table:formula="of:=LOG10([.A1458])" table:style-name="ce1">
            <text:p>3.161966616</text:p>
          </table:table-cell>
          <table:table-cell table:style-name="ce1"/>
          <table:table-cell office:value-type="float" office:value="0" table:formula="of:=LOG10([.C14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2">
            <text:p>assistance</text:p>
          </table:table-cell>
          <table:table-cell office:value-type="float" office:value="1" table:style-name="ce1">
            <text:p>1</text:p>
          </table:table-cell>
          <table:table-cell office:value-type="float" office:value="3.1622656142980214" table:formula="of:=LOG10([.A1459])" table:style-name="ce1">
            <text:p>3.162265614</text:p>
          </table:table-cell>
          <table:table-cell table:style-name="ce1"/>
          <table:table-cell office:value-type="float" office:value="0" table:formula="of:=LOG10([.C14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2">
            <text:p>discontinuing</text:p>
          </table:table-cell>
          <table:table-cell office:value-type="float" office:value="1" table:style-name="ce1">
            <text:p>1</text:p>
          </table:table-cell>
          <table:table-cell office:value-type="float" office:value="3.162564406523019" table:formula="of:=LOG10([.A1460])" table:style-name="ce1">
            <text:p>3.162564407</text:p>
          </table:table-cell>
          <table:table-cell table:style-name="ce1"/>
          <table:table-cell office:value-type="float" office:value="0" table:formula="of:=LOG10([.C14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2">
            <text:p>faith</text:p>
          </table:table-cell>
          <table:table-cell office:value-type="float" office:value="1" table:style-name="ce1">
            <text:p>1</text:p>
          </table:table-cell>
          <table:table-cell office:value-type="float" office:value="3.1628629933219261" table:formula="of:=LOG10([.A1461])" table:style-name="ce1">
            <text:p>3.162862993</text:p>
          </table:table-cell>
          <table:table-cell table:style-name="ce1"/>
          <table:table-cell office:value-type="float" office:value="0" table:formula="of:=LOG10([.C14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2">
            <text:p>discontinued</text:p>
          </table:table-cell>
          <table:table-cell office:value-type="float" office:value="1" table:style-name="ce1">
            <text:p>1</text:p>
          </table:table-cell>
          <table:table-cell office:value-type="float" office:value="3.1631613749770184" table:formula="of:=LOG10([.A1462])" table:style-name="ce1">
            <text:p>3.163161375</text:p>
          </table:table-cell>
          <table:table-cell table:style-name="ce1"/>
          <table:table-cell office:value-type="float" office:value="0" table:formula="of:=LOG10([.C14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2">
            <text:p>sooner</text:p>
          </table:table-cell>
          <table:table-cell office:value-type="float" office:value="1" table:style-name="ce1">
            <text:p>1</text:p>
          </table:table-cell>
          <table:table-cell office:value-type="float" office:value="3.1634595517699902" table:formula="of:=LOG10([.A1463])" table:style-name="ce1">
            <text:p>3.163459552</text:p>
          </table:table-cell>
          <table:table-cell table:style-name="ce1"/>
          <table:table-cell office:value-type="float" office:value="0" table:formula="of:=LOG10([.C14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2">
            <text:p>doing</text:p>
          </table:table-cell>
          <table:table-cell office:value-type="float" office:value="1" table:style-name="ce1">
            <text:p>1</text:p>
          </table:table-cell>
          <table:table-cell office:value-type="float" office:value="3.163757523981956" table:formula="of:=LOG10([.A1464])" table:style-name="ce1">
            <text:p>3.163757524</text:p>
          </table:table-cell>
          <table:table-cell table:style-name="ce1"/>
          <table:table-cell office:value-type="float" office:value="0" table:formula="of:=LOG10([.C14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2">
            <text:p>substantial</text:p>
          </table:table-cell>
          <table:table-cell office:value-type="float" office:value="1" table:style-name="ce1">
            <text:p>1</text:p>
          </table:table-cell>
          <table:table-cell office:value-type="float" office:value="3.1640552918934515" table:formula="of:=LOG10([.A1465])" table:style-name="ce1">
            <text:p>3.164055292</text:p>
          </table:table-cell>
          <table:table-cell table:style-name="ce1"/>
          <table:table-cell office:value-type="float" office:value="0" table:formula="of:=LOG10([.C14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2">
            <text:p>material</text:p>
          </table:table-cell>
          <table:table-cell office:value-type="float" office:value="1" table:style-name="ce1">
            <text:p>1</text:p>
          </table:table-cell>
          <table:table-cell office:value-type="float" office:value="3.1643528557844371" table:formula="of:=LOG10([.A1466])" table:style-name="ce1">
            <text:p>3.164352856</text:p>
          </table:table-cell>
          <table:table-cell table:style-name="ce1"/>
          <table:table-cell office:value-type="float" office:value="0" table:formula="of:=LOG10([.C14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2">
            <text:p>technical</text:p>
          </table:table-cell>
          <table:table-cell office:value-type="float" office:value="1" table:style-name="ce1">
            <text:p>1</text:p>
          </table:table-cell>
          <table:table-cell office:value-type="float" office:value="3.1646502159342966" table:formula="of:=LOG10([.A1467])" table:style-name="ce1">
            <text:p>3.164650216</text:p>
          </table:table-cell>
          <table:table-cell table:style-name="ce1"/>
          <table:table-cell office:value-type="float" office:value="0" table:formula="of:=LOG10([.C14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2">
            <text:p>burden</text:p>
          </table:table-cell>
          <table:table-cell office:value-type="float" office:value="1" table:style-name="ce1">
            <text:p>1</text:p>
          </table:table-cell>
          <table:table-cell office:value-type="float" office:value="3.1649473726218416" table:formula="of:=LOG10([.A1468])" table:style-name="ce1">
            <text:p>3.164947373</text:p>
          </table:table-cell>
          <table:table-cell table:style-name="ce1"/>
          <table:table-cell office:value-type="float" office:value="0" table:formula="of:=LOG10([.C14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2">
            <text:p>termed</text:p>
          </table:table-cell>
          <table:table-cell office:value-type="float" office:value="1" table:style-name="ce1">
            <text:p>1</text:p>
          </table:table-cell>
          <table:table-cell office:value-type="float" office:value="3.1652443261253107" table:formula="of:=LOG10([.A1469])" table:style-name="ce1">
            <text:p>3.165244326</text:p>
          </table:table-cell>
          <table:table-cell table:style-name="ce1"/>
          <table:table-cell office:value-type="float" office:value="0" table:formula="of:=LOG10([.C14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2">
            <text:p>recognised</text:p>
          </table:table-cell>
          <table:table-cell office:value-type="float" office:value="1" table:style-name="ce1">
            <text:p>1</text:p>
          </table:table-cell>
          <table:table-cell office:value-type="float" office:value="3.1655410767223731" table:formula="of:=LOG10([.A1470])" table:style-name="ce1">
            <text:p>3.165541077</text:p>
          </table:table-cell>
          <table:table-cell table:style-name="ce1"/>
          <table:table-cell office:value-type="float" office:value="0" table:formula="of:=LOG10([.C14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2">
            <text:p>throughout</text:p>
          </table:table-cell>
          <table:table-cell office:value-type="float" office:value="1" table:style-name="ce1">
            <text:p>1</text:p>
          </table:table-cell>
          <table:table-cell office:value-type="float" office:value="3.1658376246901283" table:formula="of:=LOG10([.A1471])" table:style-name="ce1">
            <text:p>3.165837625</text:p>
          </table:table-cell>
          <table:table-cell table:style-name="ce1"/>
          <table:table-cell office:value-type="float" office:value="0" table:formula="of:=LOG10([.C14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2">
            <text:p>suitable</text:p>
          </table:table-cell>
          <table:table-cell office:value-type="float" office:value="1" table:style-name="ce1">
            <text:p>1</text:p>
          </table:table-cell>
          <table:table-cell office:value-type="float" office:value="3.166133970305109" table:formula="of:=LOG10([.A1472])" table:style-name="ce1">
            <text:p>3.16613397</text:p>
          </table:table-cell>
          <table:table-cell table:style-name="ce1"/>
          <table:table-cell office:value-type="float" office:value="0" table:formula="of:=LOG10([.C14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2">
            <text:p>unlink</text:p>
          </table:table-cell>
          <table:table-cell office:value-type="float" office:value="1" table:style-name="ce1">
            <text:p>1</text:p>
          </table:table-cell>
          <table:table-cell office:value-type="float" office:value="3.1664301138432829" table:formula="of:=LOG10([.A1473])" table:style-name="ce1">
            <text:p>3.166430114</text:p>
          </table:table-cell>
          <table:table-cell table:style-name="ce1"/>
          <table:table-cell office:value-type="float" office:value="0" table:formula="of:=LOG10([.C14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2">
            <text:p>prepaid</text:p>
          </table:table-cell>
          <table:table-cell office:value-type="float" office:value="1" table:style-name="ce1">
            <text:p>1</text:p>
          </table:table-cell>
          <table:table-cell office:value-type="float" office:value="3.1667260555800518" table:formula="of:=LOG10([.A1474])" table:style-name="ce1">
            <text:p>3.166726056</text:p>
          </table:table-cell>
          <table:table-cell table:style-name="ce1"/>
          <table:table-cell office:value-type="float" office:value="0" table:formula="of:=LOG10([.C14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2">
            <text:p>expiration</text:p>
          </table:table-cell>
          <table:table-cell office:value-type="float" office:value="1" table:style-name="ce1">
            <text:p>1</text:p>
          </table:table-cell>
          <table:table-cell office:value-type="float" office:value="3.1670217957902564" table:formula="of:=LOG10([.A1475])" table:style-name="ce1">
            <text:p>3.167021796</text:p>
          </table:table-cell>
          <table:table-cell table:style-name="ce1"/>
          <table:table-cell office:value-type="float" office:value="0" table:formula="of:=LOG10([.C14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2">
            <text:p>owner</text:p>
          </table:table-cell>
          <table:table-cell office:value-type="float" office:value="1" table:style-name="ce1">
            <text:p>1</text:p>
          </table:table-cell>
          <table:table-cell office:value-type="float" office:value="3.167317334748176" table:formula="of:=LOG10([.A1476])" table:style-name="ce1">
            <text:p>3.167317335</text:p>
          </table:table-cell>
          <table:table-cell table:style-name="ce1"/>
          <table:table-cell office:value-type="float" office:value="0" table:formula="of:=LOG10([.C14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2">
            <text:p>processes</text:p>
          </table:table-cell>
          <table:table-cell office:value-type="float" office:value="1" table:style-name="ce1">
            <text:p>1</text:p>
          </table:table-cell>
          <table:table-cell office:value-type="float" office:value="3.1676126727275302" table:formula="of:=LOG10([.A1477])" table:style-name="ce1">
            <text:p>3.167612673</text:p>
          </table:table-cell>
          <table:table-cell table:style-name="ce1"/>
          <table:table-cell office:value-type="float" office:value="0" table:formula="of:=LOG10([.C14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2">
            <text:p>we’ve</text:p>
          </table:table-cell>
          <table:table-cell office:value-type="float" office:value="1" table:style-name="ce1">
            <text:p>1</text:p>
          </table:table-cell>
          <table:table-cell office:value-type="float" office:value="3.1679078100014801" table:formula="of:=LOG10([.A1478])" table:style-name="ce1">
            <text:p>3.16790781</text:p>
          </table:table-cell>
          <table:table-cell table:style-name="ce1"/>
          <table:table-cell office:value-type="float" office:value="0" table:formula="of:=LOG10([.C14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2">
            <text:p>remains</text:p>
          </table:table-cell>
          <table:table-cell office:value-type="float" office:value="1" table:style-name="ce1">
            <text:p>1</text:p>
          </table:table-cell>
          <table:table-cell office:value-type="float" office:value="3.1682027468426308" table:formula="of:=LOG10([.A1479])" table:style-name="ce1">
            <text:p>3.168202747</text:p>
          </table:table-cell>
          <table:table-cell table:style-name="ce1"/>
          <table:table-cell office:value-type="float" office:value="0" table:formula="of:=LOG10([.C14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2">
            <text:p>aimed</text:p>
          </table:table-cell>
          <table:table-cell office:value-type="float" office:value="1" table:style-name="ce1">
            <text:p>1</text:p>
          </table:table-cell>
          <table:table-cell office:value-type="float" office:value="3.1684974835230326" table:formula="of:=LOG10([.A1480])" table:style-name="ce1">
            <text:p>3.168497484</text:p>
          </table:table-cell>
          <table:table-cell table:style-name="ce1"/>
          <table:table-cell office:value-type="float" office:value="0" table:formula="of:=LOG10([.C14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2">
            <text:p>efficient</text:p>
          </table:table-cell>
          <table:table-cell office:value-type="float" office:value="1" table:style-name="ce1">
            <text:p>1</text:p>
          </table:table-cell>
          <table:table-cell office:value-type="float" office:value="3.1687920203141817" table:formula="of:=LOG10([.A1481])" table:style-name="ce1">
            <text:p>3.16879202</text:p>
          </table:table-cell>
          <table:table-cell table:style-name="ce1"/>
          <table:table-cell office:value-type="float" office:value="0" table:formula="of:=LOG10([.C14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2">
            <text:p>register</text:p>
          </table:table-cell>
          <table:table-cell office:value-type="float" office:value="1" table:style-name="ce1">
            <text:p>1</text:p>
          </table:table-cell>
          <table:table-cell office:value-type="float" office:value="3.1690863574870227" table:formula="of:=LOG10([.A1482])" table:style-name="ce1">
            <text:p>3.169086357</text:p>
          </table:table-cell>
          <table:table-cell table:style-name="ce1"/>
          <table:table-cell office:value-type="float" office:value="0" table:formula="of:=LOG10([.C14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2">
            <text:p>mrn</text:p>
          </table:table-cell>
          <table:table-cell office:value-type="float" office:value="1" table:style-name="ce1">
            <text:p>1</text:p>
          </table:table-cell>
          <table:table-cell office:value-type="float" office:value="3.1693804953119495" table:formula="of:=LOG10([.A1483])" table:style-name="ce1">
            <text:p>3.169380495</text:p>
          </table:table-cell>
          <table:table-cell table:style-name="ce1"/>
          <table:table-cell office:value-type="float" office:value="0" table:formula="of:=LOG10([.C14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2">
            <text:p>resubmits</text:p>
          </table:table-cell>
          <table:table-cell office:value-type="float" office:value="1" table:style-name="ce1">
            <text:p>1</text:p>
          </table:table-cell>
          <table:table-cell office:value-type="float" office:value="3.1696744340588068" table:formula="of:=LOG10([.A1484])" table:style-name="ce1">
            <text:p>3.169674434</text:p>
          </table:table-cell>
          <table:table-cell table:style-name="ce1"/>
          <table:table-cell office:value-type="float" office:value="0" table:formula="of:=LOG10([.C14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2">
            <text:p>ahead</text:p>
          </table:table-cell>
          <table:table-cell office:value-type="float" office:value="1" table:style-name="ce1">
            <text:p>1</text:p>
          </table:table-cell>
          <table:table-cell office:value-type="float" office:value="3.1699681739968923" table:formula="of:=LOG10([.A1485])" table:style-name="ce1">
            <text:p>3.169968174</text:p>
          </table:table-cell>
          <table:table-cell table:style-name="ce1"/>
          <table:table-cell office:value-type="float" office:value="0" table:formula="of:=LOG10([.C14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2">
            <text:p>resubmission</text:p>
          </table:table-cell>
          <table:table-cell office:value-type="float" office:value="1" table:style-name="ce1">
            <text:p>1</text:p>
          </table:table-cell>
          <table:table-cell office:value-type="float" office:value="3.1702617153949575" table:formula="of:=LOG10([.A1486])" table:style-name="ce1">
            <text:p>3.170261715</text:p>
          </table:table-cell>
          <table:table-cell table:style-name="ce1"/>
          <table:table-cell office:value-type="float" office:value="0" table:formula="of:=LOG10([.C14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2">
            <text:p>took</text:p>
          </table:table-cell>
          <table:table-cell office:value-type="float" office:value="1" table:style-name="ce1">
            <text:p>1</text:p>
          </table:table-cell>
          <table:table-cell office:value-type="float" office:value="3.1705550585212086" table:formula="of:=LOG10([.A1487])" table:style-name="ce1">
            <text:p>3.170555059</text:p>
          </table:table-cell>
          <table:table-cell table:style-name="ce1"/>
          <table:table-cell office:value-type="float" office:value="0" table:formula="of:=LOG10([.C14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2">
            <text:p>bank’s</text:p>
          </table:table-cell>
          <table:table-cell office:value-type="float" office:value="1" table:style-name="ce1">
            <text:p>1</text:p>
          </table:table-cell>
          <table:table-cell office:value-type="float" office:value="3.1708482036433092" table:formula="of:=LOG10([.A1488])" table:style-name="ce1">
            <text:p>3.170848204</text:p>
          </table:table-cell>
          <table:table-cell table:style-name="ce1"/>
          <table:table-cell office:value-type="float" office:value="0" table:formula="of:=LOG10([.C14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2">
            <text:p>disposal</text:p>
          </table:table-cell>
          <table:table-cell office:value-type="float" office:value="1" table:style-name="ce1">
            <text:p>1</text:p>
          </table:table-cell>
          <table:table-cell office:value-type="float" office:value="3.1711411510283822" table:formula="of:=LOG10([.A1489])" table:style-name="ce1">
            <text:p>3.171141151</text:p>
          </table:table-cell>
          <table:table-cell table:style-name="ce1"/>
          <table:table-cell office:value-type="float" office:value="0" table:formula="of:=LOG10([.C14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2">
            <text:p>earnings</text:p>
          </table:table-cell>
          <table:table-cell office:value-type="float" office:value="1" table:style-name="ce1">
            <text:p>1</text:p>
          </table:table-cell>
          <table:table-cell office:value-type="float" office:value="3.1714339009430081" table:formula="of:=LOG10([.A1490])" table:style-name="ce1">
            <text:p>3.171433901</text:p>
          </table:table-cell>
          <table:table-cell table:style-name="ce1"/>
          <table:table-cell office:value-type="float" office:value="0" table:formula="of:=LOG10([.C14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2">
            <text:p>forbids</text:p>
          </table:table-cell>
          <table:table-cell office:value-type="float" office:value="1" table:style-name="ce1">
            <text:p>1</text:p>
          </table:table-cell>
          <table:table-cell office:value-type="float" office:value="3.171726453653231" table:formula="of:=LOG10([.A1491])" table:style-name="ce1">
            <text:p>3.171726454</text:p>
          </table:table-cell>
          <table:table-cell table:style-name="ce1"/>
          <table:table-cell office:value-type="float" office:value="0" table:formula="of:=LOG10([.C14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2">
            <text:p>investment</text:p>
          </table:table-cell>
          <table:table-cell office:value-type="float" office:value="1" table:style-name="ce1">
            <text:p>1</text:p>
          </table:table-cell>
          <table:table-cell office:value-type="float" office:value="3.1720188094245563" table:formula="of:=LOG10([.A1492])" table:style-name="ce1">
            <text:p>3.172018809</text:p>
          </table:table-cell>
          <table:table-cell table:style-name="ce1"/>
          <table:table-cell office:value-type="float" office:value="0" table:formula="of:=LOG10([.C14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2">
            <text:p>investor</text:p>
          </table:table-cell>
          <table:table-cell office:value-type="float" office:value="1" table:style-name="ce1">
            <text:p>1</text:p>
          </table:table-cell>
          <table:table-cell office:value-type="float" office:value="3.1723109685219542" table:formula="of:=LOG10([.A1493])" table:style-name="ce1">
            <text:p>3.172310969</text:p>
          </table:table-cell>
          <table:table-cell table:style-name="ce1"/>
          <table:table-cell office:value-type="float" office:value="0" table:formula="of:=LOG10([.C14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2">
            <text:p>indemnity</text:p>
          </table:table-cell>
          <table:table-cell office:value-type="float" office:value="1" table:style-name="ce1">
            <text:p>1</text:p>
          </table:table-cell>
          <table:table-cell office:value-type="float" office:value="3.1726029312098598" table:formula="of:=LOG10([.A1494])" table:style-name="ce1">
            <text:p>3.172602931</text:p>
          </table:table-cell>
          <table:table-cell table:style-name="ce1"/>
          <table:table-cell office:value-type="float" office:value="0" table:formula="of:=LOG10([.C14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2">
            <text:p>schemes</text:p>
          </table:table-cell>
          <table:table-cell office:value-type="float" office:value="1" table:style-name="ce1">
            <text:p>1</text:p>
          </table:table-cell>
          <table:table-cell office:value-type="float" office:value="3.1728946977521764" table:formula="of:=LOG10([.A1495])" table:style-name="ce1">
            <text:p>3.172894698</text:p>
          </table:table-cell>
          <table:table-cell table:style-name="ce1"/>
          <table:table-cell office:value-type="float" office:value="0" table:formula="of:=LOG10([.C14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2">
            <text:p>administered</text:p>
          </table:table-cell>
          <table:table-cell office:value-type="float" office:value="1" table:style-name="ce1">
            <text:p>1</text:p>
          </table:table-cell>
          <table:table-cell office:value-type="float" office:value="3.173186268412274" table:formula="of:=LOG10([.A1496])" table:style-name="ce1">
            <text:p>3.173186268</text:p>
          </table:table-cell>
          <table:table-cell table:style-name="ce1"/>
          <table:table-cell office:value-type="float" office:value="0" table:formula="of:=LOG10([.C14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2">
            <text:p>conseil</text:p>
          </table:table-cell>
          <table:table-cell office:value-type="float" office:value="1" table:style-name="ce1">
            <text:p>1</text:p>
          </table:table-cell>
          <table:table-cell office:value-type="float" office:value="3.1734776434529945" table:formula="of:=LOG10([.A1497])" table:style-name="ce1">
            <text:p>3.173477643</text:p>
          </table:table-cell>
          <table:table-cell table:style-name="ce1"/>
          <table:table-cell office:value-type="float" office:value="0" table:formula="of:=LOG10([.C14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2">
            <text:p>deposants</text:p>
          </table:table-cell>
          <table:table-cell office:value-type="float" office:value="1" table:style-name="ce1">
            <text:p>1</text:p>
          </table:table-cell>
          <table:table-cell office:value-type="float" office:value="3.1737688231366499" table:formula="of:=LOG10([.A1498])" table:style-name="ce1">
            <text:p>3.173768823</text:p>
          </table:table-cell>
          <table:table-cell table:style-name="ce1"/>
          <table:table-cell office:value-type="float" office:value="0" table:formula="of:=LOG10([.C14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2">
            <text:p>investisseurs</text:p>
          </table:table-cell>
          <table:table-cell office:value-type="float" office:value="1" table:style-name="ce1">
            <text:p>1</text:p>
          </table:table-cell>
          <table:table-cell office:value-type="float" office:value="3.1740598077250253" table:formula="of:=LOG10([.A1499])" table:style-name="ce1">
            <text:p>3.174059808</text:p>
          </table:table-cell>
          <table:table-cell table:style-name="ce1"/>
          <table:table-cell office:value-type="float" office:value="0" table:formula="of:=LOG10([.C14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2">
            <text:p>move</text:p>
          </table:table-cell>
          <table:table-cell office:value-type="float" office:value="1" table:style-name="ce1">
            <text:p>1</text:p>
          </table:table-cell>
          <table:table-cell office:value-type="float" office:value="3.1743505974793798" table:formula="of:=LOG10([.A1500])" table:style-name="ce1">
            <text:p>3.174350597</text:p>
          </table:table-cell>
          <table:table-cell table:style-name="ce1"/>
          <table:table-cell office:value-type="float" office:value="0" table:formula="of:=LOG10([.C15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2">
            <text:p>operational</text:p>
          </table:table-cell>
          <table:table-cell office:value-type="float" office:value="1" table:style-name="ce1">
            <text:p>1</text:p>
          </table:table-cell>
          <table:table-cell office:value-type="float" office:value="3.1746411926604483" table:formula="of:=LOG10([.A1501])" table:style-name="ce1">
            <text:p>3.174641193</text:p>
          </table:table-cell>
          <table:table-cell table:style-name="ce1"/>
          <table:table-cell office:value-type="float" office:value="0" table:formula="of:=LOG10([.C15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2">
            <text:p>contains</text:p>
          </table:table-cell>
          <table:table-cell office:value-type="float" office:value="1" table:style-name="ce1">
            <text:p>1</text:p>
          </table:table-cell>
          <table:table-cell office:value-type="float" office:value="3.1749315935284423" table:formula="of:=LOG10([.A1502])" table:style-name="ce1">
            <text:p>3.174931594</text:p>
          </table:table-cell>
          <table:table-cell table:style-name="ce1"/>
          <table:table-cell office:value-type="float" office:value="0" table:formula="of:=LOG10([.C15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2">
            <text:p>net</text:p>
          </table:table-cell>
          <table:table-cell office:value-type="float" office:value="1" table:style-name="ce1">
            <text:p>1</text:p>
          </table:table-cell>
          <table:table-cell office:value-type="float" office:value="3.1752218003430523" table:formula="of:=LOG10([.A1503])" table:style-name="ce1">
            <text:p>3.1752218</text:p>
          </table:table-cell>
          <table:table-cell table:style-name="ce1"/>
          <table:table-cell office:value-type="float" office:value="0" table:formula="of:=LOG10([.C15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2">
            <text:p>marked</text:p>
          </table:table-cell>
          <table:table-cell office:value-type="float" office:value="1" table:style-name="ce1">
            <text:p>1</text:p>
          </table:table-cell>
          <table:table-cell office:value-type="float" office:value="3.1755118133634475" table:formula="of:=LOG10([.A1504])" table:style-name="ce1">
            <text:p>3.175511813</text:p>
          </table:table-cell>
          <table:table-cell table:style-name="ce1"/>
          <table:table-cell office:value-type="float" office:value="0" table:formula="of:=LOG10([.C15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2">
            <text:p>uncleared</text:p>
          </table:table-cell>
          <table:table-cell office:value-type="float" office:value="1" table:style-name="ce1">
            <text:p>1</text:p>
          </table:table-cell>
          <table:table-cell office:value-type="float" office:value="3.1758016328482794" table:formula="of:=LOG10([.A1505])" table:style-name="ce1">
            <text:p>3.175801633</text:p>
          </table:table-cell>
          <table:table-cell table:style-name="ce1"/>
          <table:table-cell office:value-type="float" office:value="0" table:formula="of:=LOG10([.C15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2">
            <text:p>acts</text:p>
          </table:table-cell>
          <table:table-cell office:value-type="float" office:value="1" table:style-name="ce1">
            <text:p>1</text:p>
          </table:table-cell>
          <table:table-cell office:value-type="float" office:value="3.1760912590556813" table:formula="of:=LOG10([.A1506])" table:style-name="ce1">
            <text:p>3.176091259</text:p>
          </table:table-cell>
          <table:table-cell table:style-name="ce1"/>
          <table:table-cell office:value-type="float" office:value="0" table:formula="of:=LOG10([.C15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2">
            <text:p>stored</text:p>
          </table:table-cell>
          <table:table-cell office:value-type="float" office:value="1" table:style-name="ce1">
            <text:p>1</text:p>
          </table:table-cell>
          <table:table-cell office:value-type="float" office:value="3.1763806922432702" table:formula="of:=LOG10([.A1507])" table:style-name="ce1">
            <text:p>3.176380692</text:p>
          </table:table-cell>
          <table:table-cell table:style-name="ce1"/>
          <table:table-cell office:value-type="float" office:value="0" table:formula="of:=LOG10([.C15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2">
            <text:p>manually</text:p>
          </table:table-cell>
          <table:table-cell office:value-type="float" office:value="1" table:style-name="ce1">
            <text:p>1</text:p>
          </table:table-cell>
          <table:table-cell office:value-type="float" office:value="3.1766699326681498" table:formula="of:=LOG10([.A1508])" table:style-name="ce1">
            <text:p>3.176669933</text:p>
          </table:table-cell>
          <table:table-cell table:style-name="ce1"/>
          <table:table-cell office:value-type="float" office:value="0" table:formula="of:=LOG10([.C15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2">
            <text:p>function</text:p>
          </table:table-cell>
          <table:table-cell office:value-type="float" office:value="1" table:style-name="ce1">
            <text:p>1</text:p>
          </table:table-cell>
          <table:table-cell office:value-type="float" office:value="3.1769589805869081" table:formula="of:=LOG10([.A1509])" table:style-name="ce1">
            <text:p>3.176958981</text:p>
          </table:table-cell>
          <table:table-cell table:style-name="ce1"/>
          <table:table-cell office:value-type="float" office:value="0" table:formula="of:=LOG10([.C15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2">
            <text:p>instructing</text:p>
          </table:table-cell>
          <table:table-cell office:value-type="float" office:value="1" table:style-name="ce1">
            <text:p>1</text:p>
          </table:table-cell>
          <table:table-cell office:value-type="float" office:value="3.1772478362556233" table:formula="of:=LOG10([.A1510])" table:style-name="ce1">
            <text:p>3.177247836</text:p>
          </table:table-cell>
          <table:table-cell table:style-name="ce1"/>
          <table:table-cell office:value-type="float" office:value="0" table:formula="of:=LOG10([.C15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2">
            <text:p>provider’s</text:p>
          </table:table-cell>
          <table:table-cell office:value-type="float" office:value="1" table:style-name="ce1">
            <text:p>1</text:p>
          </table:table-cell>
          <table:table-cell office:value-type="float" office:value="3.1775364999298623" table:formula="of:=LOG10([.A1511])" table:style-name="ce1">
            <text:p>3.1775365</text:p>
          </table:table-cell>
          <table:table-cell table:style-name="ce1"/>
          <table:table-cell office:value-type="float" office:value="0" table:formula="of:=LOG10([.C15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2">
            <text:p>banks</text:p>
          </table:table-cell>
          <table:table-cell office:value-type="float" office:value="1" table:style-name="ce1">
            <text:p>1</text:p>
          </table:table-cell>
          <table:table-cell office:value-type="float" office:value="3.1778249718646818" table:formula="of:=LOG10([.A1512])" table:style-name="ce1">
            <text:p>3.177824972</text:p>
          </table:table-cell>
          <table:table-cell table:style-name="ce1"/>
          <table:table-cell office:value-type="float" office:value="0" table:formula="of:=LOG10([.C15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2">
            <text:p>getting</text:p>
          </table:table-cell>
          <table:table-cell office:value-type="float" office:value="1" table:style-name="ce1">
            <text:p>1</text:p>
          </table:table-cell>
          <table:table-cell office:value-type="float" office:value="3.1781132523146316" table:formula="of:=LOG10([.A1513])" table:style-name="ce1">
            <text:p>3.178113252</text:p>
          </table:table-cell>
          <table:table-cell table:style-name="ce1"/>
          <table:table-cell office:value-type="float" office:value="0" table:formula="of:=LOG10([.C15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2">
            <text:p>withdrawal/redemption</text:p>
          </table:table-cell>
          <table:table-cell office:value-type="float" office:value="1" table:style-name="ce1">
            <text:p>1</text:p>
          </table:table-cell>
          <table:table-cell office:value-type="float" office:value="3.1784013415337551" table:formula="of:=LOG10([.A1514])" table:style-name="ce1">
            <text:p>3.178401342</text:p>
          </table:table-cell>
          <table:table-cell table:style-name="ce1"/>
          <table:table-cell office:value-type="float" office:value="0" table:formula="of:=LOG10([.C15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2">
            <text:p>branded</text:p>
          </table:table-cell>
          <table:table-cell office:value-type="float" office:value="1" table:style-name="ce1">
            <text:p>1</text:p>
          </table:table-cell>
          <table:table-cell office:value-type="float" office:value="3.1786892397755899" table:formula="of:=LOG10([.A1515])" table:style-name="ce1">
            <text:p>3.17868924</text:p>
          </table:table-cell>
          <table:table-cell table:style-name="ce1"/>
          <table:table-cell office:value-type="float" office:value="0" table:formula="of:=LOG10([.C15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2">
            <text:p>supports</text:p>
          </table:table-cell>
          <table:table-cell office:value-type="float" office:value="1" table:style-name="ce1">
            <text:p>1</text:p>
          </table:table-cell>
          <table:table-cell office:value-type="float" office:value="3.1789769472931693" table:formula="of:=LOG10([.A1516])" table:style-name="ce1">
            <text:p>3.178976947</text:p>
          </table:table-cell>
          <table:table-cell table:style-name="ce1"/>
          <table:table-cell office:value-type="float" office:value="0" table:formula="of:=LOG10([.C15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2">
            <text:p>reinitiate</text:p>
          </table:table-cell>
          <table:table-cell office:value-type="float" office:value="1" table:style-name="ce1">
            <text:p>1</text:p>
          </table:table-cell>
          <table:table-cell office:value-type="float" office:value="3.1792644643390253" table:formula="of:=LOG10([.A1517])" table:style-name="ce1">
            <text:p>3.179264464</text:p>
          </table:table-cell>
          <table:table-cell table:style-name="ce1"/>
          <table:table-cell office:value-type="float" office:value="0" table:formula="of:=LOG10([.C15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2">
            <text:p>lifted</text:p>
          </table:table-cell>
          <table:table-cell office:value-type="float" office:value="1" table:style-name="ce1">
            <text:p>1</text:p>
          </table:table-cell>
          <table:table-cell office:value-type="float" office:value="3.1795517911651876" table:formula="of:=LOG10([.A1518])" table:style-name="ce1">
            <text:p>3.179551791</text:p>
          </table:table-cell>
          <table:table-cell table:style-name="ce1"/>
          <table:table-cell office:value-type="float" office:value="0" table:formula="of:=LOG10([.C15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2">
            <text:p>managing</text:p>
          </table:table-cell>
          <table:table-cell office:value-type="float" office:value="1" table:style-name="ce1">
            <text:p>1</text:p>
          </table:table-cell>
          <table:table-cell office:value-type="float" office:value="3.1798389280231869" table:formula="of:=LOG10([.A1519])" table:style-name="ce1">
            <text:p>3.179838928</text:p>
          </table:table-cell>
          <table:table-cell table:style-name="ce1"/>
          <table:table-cell office:value-type="float" office:value="0" table:formula="of:=LOG10([.C15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2">
            <text:p>configure</text:p>
          </table:table-cell>
          <table:table-cell office:value-type="float" office:value="1" table:style-name="ce1">
            <text:p>1</text:p>
          </table:table-cell>
          <table:table-cell office:value-type="float" office:value="3.180125875164054" table:formula="of:=LOG10([.A1520])" table:style-name="ce1">
            <text:p>3.180125875</text:p>
          </table:table-cell>
          <table:table-cell table:style-name="ce1"/>
          <table:table-cell office:value-type="float" office:value="0" table:formula="of:=LOG10([.C15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2">
            <text:p>treats</text:p>
          </table:table-cell>
          <table:table-cell office:value-type="float" office:value="1" table:style-name="ce1">
            <text:p>1</text:p>
          </table:table-cell>
          <table:table-cell office:value-type="float" office:value="3.180412632838324" table:formula="of:=LOG10([.A1521])" table:style-name="ce1">
            <text:p>3.180412633</text:p>
          </table:table-cell>
          <table:table-cell table:style-name="ce1"/>
          <table:table-cell office:value-type="float" office:value="0" table:formula="of:=LOG10([.C15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2">
            <text:p>currently</text:p>
          </table:table-cell>
          <table:table-cell office:value-type="float" office:value="1" table:style-name="ce1">
            <text:p>1</text:p>
          </table:table-cell>
          <table:table-cell office:value-type="float" office:value="3.1806992012960347" table:formula="of:=LOG10([.A1522])" table:style-name="ce1">
            <text:p>3.180699201</text:p>
          </table:table-cell>
          <table:table-cell table:style-name="ce1"/>
          <table:table-cell office:value-type="float" office:value="0" table:formula="of:=LOG10([.C15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.1809855807867304" table:formula="of:=LOG10([.A1523])" table:style-name="ce1">
            <text:p>3.180985581</text:p>
          </table:table-cell>
          <table:table-cell table:style-name="ce1"/>
          <table:table-cell office:value-type="float" office:value="0" table:formula="of:=LOG10([.C15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2">
            <text:p>reflects</text:p>
          </table:table-cell>
          <table:table-cell office:value-type="float" office:value="1" table:style-name="ce1">
            <text:p>1</text:p>
          </table:table-cell>
          <table:table-cell office:value-type="float" office:value="3.1812717715594614" table:formula="of:=LOG10([.A1524])" table:style-name="ce1">
            <text:p>3.181271772</text:p>
          </table:table-cell>
          <table:table-cell table:style-name="ce1"/>
          <table:table-cell office:value-type="float" office:value="0" table:formula="of:=LOG10([.C15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2">
            <text:p>speculative</text:p>
          </table:table-cell>
          <table:table-cell office:value-type="float" office:value="1" table:style-name="ce1">
            <text:p>1</text:p>
          </table:table-cell>
          <table:table-cell office:value-type="float" office:value="3.1815577738627865" table:formula="of:=LOG10([.A1525])" table:style-name="ce1">
            <text:p>3.181557774</text:p>
          </table:table-cell>
          <table:table-cell table:style-name="ce1"/>
          <table:table-cell office:value-type="float" office:value="0" table:formula="of:=LOG10([.C15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2">
            <text:p>arbitrage</text:p>
          </table:table-cell>
          <table:table-cell office:value-type="float" office:value="1" table:style-name="ce1">
            <text:p>1</text:p>
          </table:table-cell>
          <table:table-cell office:value-type="float" office:value="3.1818435879447726" table:formula="of:=LOG10([.A1526])" table:style-name="ce1">
            <text:p>3.181843588</text:p>
          </table:table-cell>
          <table:table-cell table:style-name="ce1"/>
          <table:table-cell office:value-type="float" office:value="0" table:formula="of:=LOG10([.C15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2">
            <text:p>options</text:p>
          </table:table-cell>
          <table:table-cell office:value-type="float" office:value="1" table:style-name="ce1">
            <text:p>1</text:p>
          </table:table-cell>
          <table:table-cell office:value-type="float" office:value="3.1821292140529982" table:formula="of:=LOG10([.A1527])" table:style-name="ce1">
            <text:p>3.182129214</text:p>
          </table:table-cell>
          <table:table-cell table:style-name="ce1"/>
          <table:table-cell office:value-type="float" office:value="0" table:formula="of:=LOG10([.C15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2">
            <text:p>gaining</text:p>
          </table:table-cell>
          <table:table-cell office:value-type="float" office:value="1" table:style-name="ce1">
            <text:p>1</text:p>
          </table:table-cell>
          <table:table-cell office:value-type="float" office:value="3.182414652434554" table:formula="of:=LOG10([.A1528])" table:style-name="ce1">
            <text:p>3.182414652</text:p>
          </table:table-cell>
          <table:table-cell table:style-name="ce1"/>
          <table:table-cell office:value-type="float" office:value="0" table:formula="of:=LOG10([.C15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2">
            <text:p>completed</text:p>
          </table:table-cell>
          <table:table-cell office:value-type="float" office:value="1" table:style-name="ce1">
            <text:p>1</text:p>
          </table:table-cell>
          <table:table-cell office:value-type="float" office:value="3.1826999033360424" table:formula="of:=LOG10([.A1529])" table:style-name="ce1">
            <text:p>3.182699903</text:p>
          </table:table-cell>
          <table:table-cell table:style-name="ce1"/>
          <table:table-cell office:value-type="float" office:value="0" table:formula="of:=LOG10([.C15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2">
            <text:p>adjusted</text:p>
          </table:table-cell>
          <table:table-cell office:value-type="float" office:value="1" table:style-name="ce1">
            <text:p>1</text:p>
          </table:table-cell>
          <table:table-cell office:value-type="float" office:value="3.1829849670035819" table:formula="of:=LOG10([.A1530])" table:style-name="ce1">
            <text:p>3.182984967</text:p>
          </table:table-cell>
          <table:table-cell table:style-name="ce1"/>
          <table:table-cell office:value-type="float" office:value="0" table:formula="of:=LOG10([.C15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2">
            <text:p>regularly</text:p>
          </table:table-cell>
          <table:table-cell office:value-type="float" office:value="1" table:style-name="ce1">
            <text:p>1</text:p>
          </table:table-cell>
          <table:table-cell office:value-type="float" office:value="3.1832698436828046" table:formula="of:=LOG10([.A1531])" table:style-name="ce1">
            <text:p>3.183269844</text:p>
          </table:table-cell>
          <table:table-cell table:style-name="ce1"/>
          <table:table-cell office:value-type="float" office:value="0" table:formula="of:=LOG10([.C15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2">
            <text:p>retained</text:p>
          </table:table-cell>
          <table:table-cell office:value-type="float" office:value="1" table:style-name="ce1">
            <text:p>1</text:p>
          </table:table-cell>
          <table:table-cell office:value-type="float" office:value="3.1835545336188615" table:formula="of:=LOG10([.A1532])" table:style-name="ce1">
            <text:p>3.183554534</text:p>
          </table:table-cell>
          <table:table-cell table:style-name="ce1"/>
          <table:table-cell office:value-type="float" office:value="0" table:formula="of:=LOG10([.C15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2">
            <text:p>wholesale</text:p>
          </table:table-cell>
          <table:table-cell office:value-type="float" office:value="1" table:style-name="ce1">
            <text:p>1</text:p>
          </table:table-cell>
          <table:table-cell office:value-type="float" office:value="3.1838390370564214" table:formula="of:=LOG10([.A1533])" table:style-name="ce1">
            <text:p>3.183839037</text:p>
          </table:table-cell>
          <table:table-cell table:style-name="ce1"/>
          <table:table-cell office:value-type="float" office:value="0" table:formula="of:=LOG10([.C15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2">
            <text:p>government</text:p>
          </table:table-cell>
          <table:table-cell office:value-type="float" office:value="1" table:style-name="ce1">
            <text:p>1</text:p>
          </table:table-cell>
          <table:table-cell office:value-type="float" office:value="3.184123354239671" table:formula="of:=LOG10([.A1534])" table:style-name="ce1">
            <text:p>3.184123354</text:p>
          </table:table-cell>
          <table:table-cell table:style-name="ce1"/>
          <table:table-cell office:value-type="float" office:value="0" table:formula="of:=LOG10([.C15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2">
            <text:p>rate(s</text:p>
          </table:table-cell>
          <table:table-cell office:value-type="float" office:value="1" table:style-name="ce1">
            <text:p>1</text:p>
          </table:table-cell>
          <table:table-cell office:value-type="float" office:value="3.1844074854123203" table:formula="of:=LOG10([.A1535])" table:style-name="ce1">
            <text:p>3.184407485</text:p>
          </table:table-cell>
          <table:table-cell table:style-name="ce1"/>
          <table:table-cell office:value-type="float" office:value="0" table:formula="of:=LOG10([.C15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2">
            <text:p>selection</text:p>
          </table:table-cell>
          <table:table-cell office:value-type="float" office:value="1" table:style-name="ce1">
            <text:p>1</text:p>
          </table:table-cell>
          <table:table-cell office:value-type="float" office:value="3.1846914308175989" table:formula="of:=LOG10([.A1536])" table:style-name="ce1">
            <text:p>3.184691431</text:p>
          </table:table-cell>
          <table:table-cell table:style-name="ce1"/>
          <table:table-cell office:value-type="float" office:value="0" table:formula="of:=LOG10([.C15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2">
            <text:p>presented</text:p>
          </table:table-cell>
          <table:table-cell office:value-type="float" office:value="1" table:style-name="ce1">
            <text:p>1</text:p>
          </table:table-cell>
          <table:table-cell office:value-type="float" office:value="3.1849751906982608" table:formula="of:=LOG10([.A1537])" table:style-name="ce1">
            <text:p>3.184975191</text:p>
          </table:table-cell>
          <table:table-cell table:style-name="ce1"/>
          <table:table-cell office:value-type="float" office:value="0" table:formula="of:=LOG10([.C15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2">
            <text:p>choice</text:p>
          </table:table-cell>
          <table:table-cell office:value-type="float" office:value="1" table:style-name="ce1">
            <text:p>1</text:p>
          </table:table-cell>
          <table:table-cell office:value-type="float" office:value="3.1852587652965849" table:formula="of:=LOG10([.A1538])" table:style-name="ce1">
            <text:p>3.185258765</text:p>
          </table:table-cell>
          <table:table-cell table:style-name="ce1"/>
          <table:table-cell office:value-type="float" office:value="0" table:formula="of:=LOG10([.C15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2">
            <text:p>among</text:p>
          </table:table-cell>
          <table:table-cell office:value-type="float" office:value="1" table:style-name="ce1">
            <text:p>1</text:p>
          </table:table-cell>
          <table:table-cell office:value-type="float" office:value="3.185542154854375" table:formula="of:=LOG10([.A1539])" table:style-name="ce1">
            <text:p>3.185542155</text:p>
          </table:table-cell>
          <table:table-cell table:style-name="ce1"/>
          <table:table-cell office:value-type="float" office:value="0" table:formula="of:=LOG10([.C15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2">
            <text:p>always</text:p>
          </table:table-cell>
          <table:table-cell office:value-type="float" office:value="1" table:style-name="ce1">
            <text:p>1</text:p>
          </table:table-cell>
          <table:table-cell office:value-type="float" office:value="3.185825359612962" table:formula="of:=LOG10([.A1540])" table:style-name="ce1">
            <text:p>3.18582536</text:p>
          </table:table-cell>
          <table:table-cell table:style-name="ce1"/>
          <table:table-cell office:value-type="float" office:value="0" table:formula="of:=LOG10([.C15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2">
            <text:p>separately</text:p>
          </table:table-cell>
          <table:table-cell office:value-type="float" office:value="1" table:style-name="ce1">
            <text:p>1</text:p>
          </table:table-cell>
          <table:table-cell office:value-type="float" office:value="3.1861083798132053" table:formula="of:=LOG10([.A1541])" table:style-name="ce1">
            <text:p>3.18610838</text:p>
          </table:table-cell>
          <table:table-cell table:style-name="ce1"/>
          <table:table-cell office:value-type="float" office:value="0" table:formula="of:=LOG10([.C15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2">
            <text:p>merchant's</text:p>
          </table:table-cell>
          <table:table-cell office:value-type="float" office:value="1" table:style-name="ce1">
            <text:p>1</text:p>
          </table:table-cell>
          <table:table-cell office:value-type="float" office:value="3.186391215695493" table:formula="of:=LOG10([.A1542])" table:style-name="ce1">
            <text:p>3.186391216</text:p>
          </table:table-cell>
          <table:table-cell table:style-name="ce1"/>
          <table:table-cell office:value-type="float" office:value="0" table:formula="of:=LOG10([.C15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2">
            <text:p>download</text:p>
          </table:table-cell>
          <table:table-cell office:value-type="float" office:value="1" table:style-name="ce1">
            <text:p>1</text:p>
          </table:table-cell>
          <table:table-cell office:value-type="float" office:value="3.1866738674997452" table:formula="of:=LOG10([.A1543])" table:style-name="ce1">
            <text:p>3.186673867</text:p>
          </table:table-cell>
          <table:table-cell table:style-name="ce1"/>
          <table:table-cell office:value-type="float" office:value="0" table:formula="of:=LOG10([.C15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2">
            <text:p>periodic</text:p>
          </table:table-cell>
          <table:table-cell office:value-type="float" office:value="1" table:style-name="ce1">
            <text:p>1</text:p>
          </table:table-cell>
          <table:table-cell office:value-type="float" office:value="3.1869563354654122" table:formula="of:=LOG10([.A1544])" table:style-name="ce1">
            <text:p>3.186956335</text:p>
          </table:table-cell>
          <table:table-cell table:style-name="ce1"/>
          <table:table-cell office:value-type="float" office:value="0" table:formula="of:=LOG10([.C15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2">
            <text:p>downloadable</text:p>
          </table:table-cell>
          <table:table-cell office:value-type="float" office:value="1" table:style-name="ce1">
            <text:p>1</text:p>
          </table:table-cell>
          <table:table-cell office:value-type="float" office:value="3.1872386198314788" table:formula="of:=LOG10([.A1545])" table:style-name="ce1">
            <text:p>3.18723862</text:p>
          </table:table-cell>
          <table:table-cell table:style-name="ce1"/>
          <table:table-cell office:value-type="float" office:value="0" table:formula="of:=LOG10([.C15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2">
            <text:p>unchanged</text:p>
          </table:table-cell>
          <table:table-cell office:value-type="float" office:value="1" table:style-name="ce1">
            <text:p>1</text:p>
          </table:table-cell>
          <table:table-cell office:value-type="float" office:value="3.1875207208364631" table:formula="of:=LOG10([.A1546])" table:style-name="ce1">
            <text:p>3.187520721</text:p>
          </table:table-cell>
          <table:table-cell table:style-name="ce1"/>
          <table:table-cell office:value-type="float" office:value="0" table:formula="of:=LOG10([.C15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2">
            <text:p>printing</text:p>
          </table:table-cell>
          <table:table-cell office:value-type="float" office:value="1" table:style-name="ce1">
            <text:p>1</text:p>
          </table:table-cell>
          <table:table-cell office:value-type="float" office:value="3.1878026387184195" table:formula="of:=LOG10([.A1547])" table:style-name="ce1">
            <text:p>3.187802639</text:p>
          </table:table-cell>
          <table:table-cell table:style-name="ce1"/>
          <table:table-cell office:value-type="float" office:value="0" table:formula="of:=LOG10([.C15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2">
            <text:p>won’t</text:p>
          </table:table-cell>
          <table:table-cell office:value-type="float" office:value="1" table:style-name="ce1">
            <text:p>1</text:p>
          </table:table-cell>
          <table:table-cell office:value-type="float" office:value="3.188084373714938" table:formula="of:=LOG10([.A1548])" table:style-name="ce1">
            <text:p>3.188084374</text:p>
          </table:table-cell>
          <table:table-cell table:style-name="ce1"/>
          <table:table-cell office:value-type="float" office:value="0" table:formula="of:=LOG10([.C15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2">
            <text:p>transaction-related</text:p>
          </table:table-cell>
          <table:table-cell office:value-type="float" office:value="1" table:style-name="ce1">
            <text:p>1</text:p>
          </table:table-cell>
          <table:table-cell office:value-type="float" office:value="3.1883659260631481" table:formula="of:=LOG10([.A1549])" table:style-name="ce1">
            <text:p>3.188365926</text:p>
          </table:table-cell>
          <table:table-cell table:style-name="ce1"/>
          <table:table-cell office:value-type="float" office:value="0" table:formula="of:=LOG10([.C15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2">
            <text:p>wish</text:p>
          </table:table-cell>
          <table:table-cell office:value-type="float" office:value="1" table:style-name="ce1">
            <text:p>1</text:p>
          </table:table-cell>
          <table:table-cell office:value-type="float" office:value="3.1886472959997172" table:formula="of:=LOG10([.A1550])" table:style-name="ce1">
            <text:p>3.188647296</text:p>
          </table:table-cell>
          <table:table-cell table:style-name="ce1"/>
          <table:table-cell office:value-type="float" office:value="0" table:formula="of:=LOG10([.C15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2">
            <text:p>depend</text:p>
          </table:table-cell>
          <table:table-cell office:value-type="float" office:value="1" table:style-name="ce1">
            <text:p>1</text:p>
          </table:table-cell>
          <table:table-cell office:value-type="float" office:value="3.1889284837608534" table:formula="of:=LOG10([.A1551])" table:style-name="ce1">
            <text:p>3.188928484</text:p>
          </table:table-cell>
          <table:table-cell table:style-name="ce1"/>
          <table:table-cell office:value-type="float" office:value="0" table:formula="of:=LOG10([.C15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2">
            <text:p>donation</text:p>
          </table:table-cell>
          <table:table-cell office:value-type="float" office:value="1" table:style-name="ce1">
            <text:p>1</text:p>
          </table:table-cell>
          <table:table-cell office:value-type="float" office:value="3.1892094895823062" table:formula="of:=LOG10([.A1552])" table:style-name="ce1">
            <text:p>3.18920949</text:p>
          </table:table-cell>
          <table:table-cell table:style-name="ce1"/>
          <table:table-cell office:value-type="float" office:value="0" table:formula="of:=LOG10([.C15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2">
            <text:p>collectors</text:p>
          </table:table-cell>
          <table:table-cell office:value-type="float" office:value="1" table:style-name="ce1">
            <text:p>1</text:p>
          </table:table-cell>
          <table:table-cell office:value-type="float" office:value="3.1894903136993675" table:formula="of:=LOG10([.A1553])" table:style-name="ce1">
            <text:p>3.189490314</text:p>
          </table:table-cell>
          <table:table-cell table:style-name="ce1"/>
          <table:table-cell office:value-type="float" office:value="0" table:formula="of:=LOG10([.C15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2">
            <text:p>cancelling</text:p>
          </table:table-cell>
          <table:table-cell office:value-type="float" office:value="1" table:style-name="ce1">
            <text:p>1</text:p>
          </table:table-cell>
          <table:table-cell office:value-type="float" office:value="3.1897709563468739" table:formula="of:=LOG10([.A1554])" table:style-name="ce1">
            <text:p>3.189770956</text:p>
          </table:table-cell>
          <table:table-cell table:style-name="ce1"/>
          <table:table-cell office:value-type="float" office:value="0" table:formula="of:=LOG10([.C15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2">
            <text:p>my</text:p>
          </table:table-cell>
          <table:table-cell office:value-type="float" office:value="1" table:style-name="ce1">
            <text:p>1</text:p>
          </table:table-cell>
          <table:table-cell office:value-type="float" office:value="3.1900514177592059" table:formula="of:=LOG10([.A1555])" table:style-name="ce1">
            <text:p>3.190051418</text:p>
          </table:table-cell>
          <table:table-cell table:style-name="ce1"/>
          <table:table-cell office:value-type="float" office:value="0" table:formula="of:=LOG10([.C15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2">
            <text:p>cut</text:p>
          </table:table-cell>
          <table:table-cell office:value-type="float" office:value="1" table:style-name="ce1">
            <text:p>1</text:p>
          </table:table-cell>
          <table:table-cell office:value-type="float" office:value="3.1903316981702914" table:formula="of:=LOG10([.A1556])" table:style-name="ce1">
            <text:p>3.190331698</text:p>
          </table:table-cell>
          <table:table-cell table:style-name="ce1"/>
          <table:table-cell office:value-type="float" office:value="0" table:formula="of:=LOG10([.C15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2">
            <text:p>5.00pm</text:p>
          </table:table-cell>
          <table:table-cell office:value-type="float" office:value="1" table:style-name="ce1">
            <text:p>1</text:p>
          </table:table-cell>
          <table:table-cell office:value-type="float" office:value="3.190611797813605" table:formula="of:=LOG10([.A1557])" table:style-name="ce1">
            <text:p>3.190611798</text:p>
          </table:table-cell>
          <table:table-cell table:style-name="ce1"/>
          <table:table-cell office:value-type="float" office:value="0" table:formula="of:=LOG10([.C15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2">
            <text:p>3.00pm</text:p>
          </table:table-cell>
          <table:table-cell office:value-type="float" office:value="1" table:style-name="ce1">
            <text:p>1</text:p>
          </table:table-cell>
          <table:table-cell office:value-type="float" office:value="3.1908917169221698" table:formula="of:=LOG10([.A1558])" table:style-name="ce1">
            <text:p>3.190891717</text:p>
          </table:table-cell>
          <table:table-cell table:style-name="ce1"/>
          <table:table-cell office:value-type="float" office:value="0" table:formula="of:=LOG10([.C15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2">
            <text:p>2.45pm</text:p>
          </table:table-cell>
          <table:table-cell office:value-type="float" office:value="1" table:style-name="ce1">
            <text:p>1</text:p>
          </table:table-cell>
          <table:table-cell office:value-type="float" office:value="3.1911714557285586" table:formula="of:=LOG10([.A1559])" table:style-name="ce1">
            <text:p>3.191171456</text:p>
          </table:table-cell>
          <table:table-cell table:style-name="ce1"/>
          <table:table-cell office:value-type="float" office:value="0" table:formula="of:=LOG10([.C15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2">
            <text:p>2.00pm</text:p>
          </table:table-cell>
          <table:table-cell office:value-type="float" office:value="1" table:style-name="ce1">
            <text:p>1</text:p>
          </table:table-cell>
          <table:table-cell office:value-type="float" office:value="3.1914510144648953" table:formula="of:=LOG10([.A1560])" table:style-name="ce1">
            <text:p>3.191451014</text:p>
          </table:table-cell>
          <table:table-cell table:style-name="ce1"/>
          <table:table-cell office:value-type="float" office:value="0" table:formula="of:=LOG10([.C15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2">
            <text:p>4.00pm</text:p>
          </table:table-cell>
          <table:table-cell office:value-type="float" office:value="1" table:style-name="ce1">
            <text:p>1</text:p>
          </table:table-cell>
          <table:table-cell office:value-type="float" office:value="3.1917303933628562" table:formula="of:=LOG10([.A1561])" table:style-name="ce1">
            <text:p>3.191730393</text:p>
          </table:table-cell>
          <table:table-cell table:style-name="ce1"/>
          <table:table-cell office:value-type="float" office:value="0" table:formula="of:=LOG10([.C15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2">
            <text:p>timeframes</text:p>
          </table:table-cell>
          <table:table-cell office:value-type="float" office:value="1" table:style-name="ce1">
            <text:p>1</text:p>
          </table:table-cell>
          <table:table-cell office:value-type="float" office:value="3.1920095926536702" table:formula="of:=LOG10([.A1562])" table:style-name="ce1">
            <text:p>3.192009593</text:p>
          </table:table-cell>
          <table:table-cell table:style-name="ce1"/>
          <table:table-cell office:value-type="float" office:value="0" table:formula="of:=LOG10([.C15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2">
            <text:p>extended</text:p>
          </table:table-cell>
          <table:table-cell office:value-type="float" office:value="1" table:style-name="ce1">
            <text:p>1</text:p>
          </table:table-cell>
          <table:table-cell office:value-type="float" office:value="3.1922886125681202" table:formula="of:=LOG10([.A1563])" table:style-name="ce1">
            <text:p>3.192288613</text:p>
          </table:table-cell>
          <table:table-cell table:style-name="ce1"/>
          <table:table-cell office:value-type="float" office:value="0" table:formula="of:=LOG10([.C15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2">
            <text:p>flows</text:p>
          </table:table-cell>
          <table:table-cell office:value-type="float" office:value="1" table:style-name="ce1">
            <text:p>1</text:p>
          </table:table-cell>
          <table:table-cell office:value-type="float" office:value="3.1925674533365456" table:formula="of:=LOG10([.A1564])" table:style-name="ce1">
            <text:p>3.192567453</text:p>
          </table:table-cell>
          <table:table-cell table:style-name="ce1"/>
          <table:table-cell office:value-type="float" office:value="0" table:formula="of:=LOG10([.C15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2">
            <text:p>authentication</text:p>
          </table:table-cell>
          <table:table-cell office:value-type="float" office:value="1" table:style-name="ce1">
            <text:p>1</text:p>
          </table:table-cell>
          <table:table-cell office:value-type="float" office:value="3.1928461151888419" table:formula="of:=LOG10([.A1565])" table:style-name="ce1">
            <text:p>3.192846115</text:p>
          </table:table-cell>
          <table:table-cell table:style-name="ce1"/>
          <table:table-cell office:value-type="float" office:value="0" table:formula="of:=LOG10([.C15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2">
            <text:p>exceeds</text:p>
          </table:table-cell>
          <table:table-cell office:value-type="float" office:value="1" table:style-name="ce1">
            <text:p>1</text:p>
          </table:table-cell>
          <table:table-cell office:value-type="float" office:value="3.1931245983544616" table:formula="of:=LOG10([.A1566])" table:style-name="ce1">
            <text:p>3.193124598</text:p>
          </table:table-cell>
          <table:table-cell table:style-name="ce1"/>
          <table:table-cell office:value-type="float" office:value="0" table:formula="of:=LOG10([.C15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2">
            <text:p>refuses</text:p>
          </table:table-cell>
          <table:table-cell office:value-type="float" office:value="1" table:style-name="ce1">
            <text:p>1</text:p>
          </table:table-cell>
          <table:table-cell office:value-type="float" office:value="3.1934029030624176" table:formula="of:=LOG10([.A1567])" table:style-name="ce1">
            <text:p>3.193402903</text:p>
          </table:table-cell>
          <table:table-cell table:style-name="ce1"/>
          <table:table-cell office:value-type="float" office:value="0" table:formula="of:=LOG10([.C15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2">
            <text:p>shipped</text:p>
          </table:table-cell>
          <table:table-cell office:value-type="float" office:value="1" table:style-name="ce1">
            <text:p>1</text:p>
          </table:table-cell>
          <table:table-cell office:value-type="float" office:value="3.1936810295412816" table:formula="of:=LOG10([.A1568])" table:style-name="ce1">
            <text:p>3.19368103</text:p>
          </table:table-cell>
          <table:table-cell table:style-name="ce1"/>
          <table:table-cell office:value-type="float" office:value="0" table:formula="of:=LOG10([.C15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2">
            <text:p>finalised</text:p>
          </table:table-cell>
          <table:table-cell office:value-type="float" office:value="1" table:style-name="ce1">
            <text:p>1</text:p>
          </table:table-cell>
          <table:table-cell office:value-type="float" office:value="3.1939589780191868" table:formula="of:=LOG10([.A1569])" table:style-name="ce1">
            <text:p>3.193958978</text:p>
          </table:table-cell>
          <table:table-cell table:style-name="ce1"/>
          <table:table-cell office:value-type="float" office:value="0" table:formula="of:=LOG10([.C15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2">
            <text:p>shipping</text:p>
          </table:table-cell>
          <table:table-cell office:value-type="float" office:value="1" table:style-name="ce1">
            <text:p>1</text:p>
          </table:table-cell>
          <table:table-cell office:value-type="float" office:value="3.1942367487238292" table:formula="of:=LOG10([.A1570])" table:style-name="ce1">
            <text:p>3.194236749</text:p>
          </table:table-cell>
          <table:table-cell table:style-name="ce1"/>
          <table:table-cell office:value-type="float" office:value="0" table:formula="of:=LOG10([.C15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2">
            <text:p>discounts</text:p>
          </table:table-cell>
          <table:table-cell office:value-type="float" office:value="1" table:style-name="ce1">
            <text:p>1</text:p>
          </table:table-cell>
          <table:table-cell office:value-type="float" office:value="3.1945143418824671" table:formula="of:=LOG10([.A1571])" table:style-name="ce1">
            <text:p>3.194514342</text:p>
          </table:table-cell>
          <table:table-cell table:style-name="ce1"/>
          <table:table-cell office:value-type="float" office:value="0" table:formula="of:=LOG10([.C15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2">
            <text:p>ongoing</text:p>
          </table:table-cell>
          <table:table-cell office:value-type="float" office:value="1" table:style-name="ce1">
            <text:p>1</text:p>
          </table:table-cell>
          <table:table-cell office:value-type="float" office:value="3.1947917577219247" table:formula="of:=LOG10([.A1572])" table:style-name="ce1">
            <text:p>3.194791758</text:p>
          </table:table-cell>
          <table:table-cell table:style-name="ce1"/>
          <table:table-cell office:value-type="float" office:value="0" table:formula="of:=LOG10([.C15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2">
            <text:p>direct(s</text:p>
          </table:table-cell>
          <table:table-cell office:value-type="float" office:value="1" table:style-name="ce1">
            <text:p>1</text:p>
          </table:table-cell>
          <table:table-cell office:value-type="float" office:value="3.1950689964685903" table:formula="of:=LOG10([.A1573])" table:style-name="ce1">
            <text:p>3.195068996</text:p>
          </table:table-cell>
          <table:table-cell table:style-name="ce1"/>
          <table:table-cell office:value-type="float" office:value="0" table:formula="of:=LOG10([.C15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2">
            <text:p>request(s</text:p>
          </table:table-cell>
          <table:table-cell office:value-type="float" office:value="1" table:style-name="ce1">
            <text:p>1</text:p>
          </table:table-cell>
          <table:table-cell office:value-type="float" office:value="3.1953460583484197" table:formula="of:=LOG10([.A1574])" table:style-name="ce1">
            <text:p>3.195346058</text:p>
          </table:table-cell>
          <table:table-cell table:style-name="ce1"/>
          <table:table-cell office:value-type="float" office:value="0" table:formula="of:=LOG10([.C15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2">
            <text:p>beneficiary</text:p>
          </table:table-cell>
          <table:table-cell office:value-type="float" office:value="1" table:style-name="ce1">
            <text:p>1</text:p>
          </table:table-cell>
          <table:table-cell office:value-type="float" office:value="3.1956229435869368" table:formula="of:=LOG10([.A1575])" table:style-name="ce1">
            <text:p>3.195622944</text:p>
          </table:table-cell>
          <table:table-cell table:style-name="ce1"/>
          <table:table-cell office:value-type="float" office:value="0" table:formula="of:=LOG10([.C15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2">
            <text:p>approve</text:p>
          </table:table-cell>
          <table:table-cell office:value-type="float" office:value="1" table:style-name="ce1">
            <text:p>1</text:p>
          </table:table-cell>
          <table:table-cell office:value-type="float" office:value="3.1958996524092336" table:formula="of:=LOG10([.A1576])" table:style-name="ce1">
            <text:p>3.195899652</text:p>
          </table:table-cell>
          <table:table-cell table:style-name="ce1"/>
          <table:table-cell office:value-type="float" office:value="0" table:formula="of:=LOG10([.C15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2">
            <text:p>variable</text:p>
          </table:table-cell>
          <table:table-cell office:value-type="float" office:value="1" table:style-name="ce1">
            <text:p>1</text:p>
          </table:table-cell>
          <table:table-cell office:value-type="float" office:value="3.1961761850399735" table:formula="of:=LOG10([.A1577])" table:style-name="ce1">
            <text:p>3.196176185</text:p>
          </table:table-cell>
          <table:table-cell table:style-name="ce1"/>
          <table:table-cell office:value-type="float" office:value="0" table:formula="of:=LOG10([.C15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2">
            <text:p>dates</text:p>
          </table:table-cell>
          <table:table-cell office:value-type="float" office:value="1" table:style-name="ce1">
            <text:p>1</text:p>
          </table:table-cell>
          <table:table-cell office:value-type="float" office:value="3.1964525417033891" table:formula="of:=LOG10([.A1578])" table:style-name="ce1">
            <text:p>3.196452542</text:p>
          </table:table-cell>
          <table:table-cell table:style-name="ce1"/>
          <table:table-cell office:value-type="float" office:value="0" table:formula="of:=LOG10([.C15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2">
            <text:p>expect</text:p>
          </table:table-cell>
          <table:table-cell office:value-type="float" office:value="1" table:style-name="ce1">
            <text:p>1</text:p>
          </table:table-cell>
          <table:table-cell office:value-type="float" office:value="3.1967287226232868" table:formula="of:=LOG10([.A1579])" table:style-name="ce1">
            <text:p>3.196728723</text:p>
          </table:table-cell>
          <table:table-cell table:style-name="ce1"/>
          <table:table-cell office:value-type="float" office:value="0" table:formula="of:=LOG10([.C15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2">
            <text:p>haven’t</text:p>
          </table:table-cell>
          <table:table-cell office:value-type="float" office:value="1" table:style-name="ce1">
            <text:p>1</text:p>
          </table:table-cell>
          <table:table-cell office:value-type="float" office:value="3.1970047280230456" table:formula="of:=LOG10([.A1580])" table:style-name="ce1">
            <text:p>3.197004728</text:p>
          </table:table-cell>
          <table:table-cell table:style-name="ce1"/>
          <table:table-cell office:value-type="float" office:value="0" table:formula="of:=LOG10([.C15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2">
            <text:p>decided</text:p>
          </table:table-cell>
          <table:table-cell office:value-type="float" office:value="1" table:style-name="ce1">
            <text:p>1</text:p>
          </table:table-cell>
          <table:table-cell office:value-type="float" office:value="3.1972805581256192" table:formula="of:=LOG10([.A1581])" table:style-name="ce1">
            <text:p>3.197280558</text:p>
          </table:table-cell>
          <table:table-cell table:style-name="ce1"/>
          <table:table-cell office:value-type="float" office:value="0" table:formula="of:=LOG10([.C15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2">
            <text:p>presents</text:p>
          </table:table-cell>
          <table:table-cell office:value-type="float" office:value="1" table:style-name="ce1">
            <text:p>1</text:p>
          </table:table-cell>
          <table:table-cell office:value-type="float" office:value="3.1975562131535367" table:formula="of:=LOG10([.A1582])" table:style-name="ce1">
            <text:p>3.197556213</text:p>
          </table:table-cell>
          <table:table-cell table:style-name="ce1"/>
          <table:table-cell office:value-type="float" office:value="0" table:formula="of:=LOG10([.C15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2">
            <text:p>managed</text:p>
          </table:table-cell>
          <table:table-cell office:value-type="float" office:value="1" table:style-name="ce1">
            <text:p>1</text:p>
          </table:table-cell>
          <table:table-cell office:value-type="float" office:value="3.197831693328903" table:formula="of:=LOG10([.A1583])" table:style-name="ce1">
            <text:p>3.197831693</text:p>
          </table:table-cell>
          <table:table-cell table:style-name="ce1"/>
          <table:table-cell office:value-type="float" office:value="0" table:formula="of:=LOG10([.C15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2">
            <text:p>subscription</text:p>
          </table:table-cell>
          <table:table-cell office:value-type="float" office:value="1" table:style-name="ce1">
            <text:p>1</text:p>
          </table:table-cell>
          <table:table-cell office:value-type="float" office:value="3.1981069988734014" table:formula="of:=LOG10([.A1584])" table:style-name="ce1">
            <text:p>3.198106999</text:p>
          </table:table-cell>
          <table:table-cell table:style-name="ce1"/>
          <table:table-cell office:value-type="float" office:value="0" table:formula="of:=LOG10([.C15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2">
            <text:p>recurring</text:p>
          </table:table-cell>
          <table:table-cell office:value-type="float" office:value="1" table:style-name="ce1">
            <text:p>1</text:p>
          </table:table-cell>
          <table:table-cell office:value-type="float" office:value="3.1983821300082944" table:formula="of:=LOG10([.A1585])" table:style-name="ce1">
            <text:p>3.19838213</text:p>
          </table:table-cell>
          <table:table-cell table:style-name="ce1"/>
          <table:table-cell office:value-type="float" office:value="0" table:formula="of:=LOG10([.C15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2">
            <text:p>preauthorised</text:p>
          </table:table-cell>
          <table:table-cell office:value-type="float" office:value="1" table:style-name="ce1">
            <text:p>1</text:p>
          </table:table-cell>
          <table:table-cell office:value-type="float" office:value="3.1986570869544226" table:formula="of:=LOG10([.A1586])" table:style-name="ce1">
            <text:p>3.198657087</text:p>
          </table:table-cell>
          <table:table-cell table:style-name="ce1"/>
          <table:table-cell office:value-type="float" office:value="0" table:formula="of:=LOG10([.C15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2">
            <text:p>preapproved</text:p>
          </table:table-cell>
          <table:table-cell office:value-type="float" office:value="1" table:style-name="ce1">
            <text:p>1</text:p>
          </table:table-cell>
          <table:table-cell office:value-type="float" office:value="3.1989318699322089" table:formula="of:=LOG10([.A1587])" table:style-name="ce1">
            <text:p>3.19893187</text:p>
          </table:table-cell>
          <table:table-cell table:style-name="ce1"/>
          <table:table-cell office:value-type="float" office:value="0" table:formula="of:=LOG10([.C15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2">
            <text:p>unclaimed</text:p>
          </table:table-cell>
          <table:table-cell office:value-type="float" office:value="1" table:style-name="ce1">
            <text:p>1</text:p>
          </table:table-cell>
          <table:table-cell office:value-type="float" office:value="3.1992064791616577" table:formula="of:=LOG10([.A1588])" table:style-name="ce1">
            <text:p>3.199206479</text:p>
          </table:table-cell>
          <table:table-cell table:style-name="ce1"/>
          <table:table-cell office:value-type="float" office:value="0" table:formula="of:=LOG10([.C15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2">
            <text:p>dollars</text:p>
          </table:table-cell>
          <table:table-cell office:value-type="float" office:value="1" table:style-name="ce1">
            <text:p>1</text:p>
          </table:table-cell>
          <table:table-cell office:value-type="float" office:value="3.199480914862356" table:formula="of:=LOG10([.A1589])" table:style-name="ce1">
            <text:p>3.199480915</text:p>
          </table:table-cell>
          <table:table-cell table:style-name="ce1"/>
          <table:table-cell office:value-type="float" office:value="0" table:formula="of:=LOG10([.C15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2">
            <text:p>feefor</text:p>
          </table:table-cell>
          <table:table-cell office:value-type="float" office:value="1" table:style-name="ce1">
            <text:p>1</text:p>
          </table:table-cell>
          <table:table-cell office:value-type="float" office:value="3.1997551772534747" table:formula="of:=LOG10([.A1590])" table:style-name="ce1">
            <text:p>3.199755177</text:p>
          </table:table-cell>
          <table:table-cell table:style-name="ce1"/>
          <table:table-cell office:value-type="float" office:value="0" table:formula="of:=LOG10([.C15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2">
            <text:p>recipient's</text:p>
          </table:table-cell>
          <table:table-cell office:value-type="float" office:value="1" table:style-name="ce1">
            <text:p>1</text:p>
          </table:table-cell>
          <table:table-cell office:value-type="float" office:value="3.2000292665537704" table:formula="of:=LOG10([.A1591])" table:style-name="ce1">
            <text:p>3.200029267</text:p>
          </table:table-cell>
          <table:table-cell table:style-name="ce1"/>
          <table:table-cell office:value-type="float" office:value="0" table:formula="of:=LOG10([.C15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2">
            <text:p>executed</text:p>
          </table:table-cell>
          <table:table-cell office:value-type="float" office:value="1" table:style-name="ce1">
            <text:p>1</text:p>
          </table:table-cell>
          <table:table-cell office:value-type="float" office:value="3.2003031829815849" table:formula="of:=LOG10([.A1592])" table:style-name="ce1">
            <text:p>3.200303183</text:p>
          </table:table-cell>
          <table:table-cell table:style-name="ce1"/>
          <table:table-cell office:value-type="float" office:value="0" table:formula="of:=LOG10([.C15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2">
            <text:p>incorrectly</text:p>
          </table:table-cell>
          <table:table-cell office:value-type="float" office:value="1" table:style-name="ce1">
            <text:p>1</text:p>
          </table:table-cell>
          <table:table-cell office:value-type="float" office:value="3.2005769267548483" table:formula="of:=LOG10([.A1593])" table:style-name="ce1">
            <text:p>3.200576927</text:p>
          </table:table-cell>
          <table:table-cell table:style-name="ce1"/>
          <table:table-cell office:value-type="float" office:value="0" table:formula="of:=LOG10([.C15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2">
            <text:p>select</text:p>
          </table:table-cell>
          <table:table-cell office:value-type="float" office:value="1" table:style-name="ce1">
            <text:p>1</text:p>
          </table:table-cell>
          <table:table-cell office:value-type="float" office:value="3.2008504980910772" table:formula="of:=LOG10([.A1594])" table:style-name="ce1">
            <text:p>3.200850498</text:p>
          </table:table-cell>
          <table:table-cell table:style-name="ce1"/>
          <table:table-cell office:value-type="float" office:value="0" table:formula="of:=LOG10([.C15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2">
            <text:p>default</text:p>
          </table:table-cell>
          <table:table-cell office:value-type="float" office:value="1" table:style-name="ce1">
            <text:p>1</text:p>
          </table:table-cell>
          <table:table-cell office:value-type="float" office:value="3.2011238972073794" table:formula="of:=LOG10([.A1595])" table:style-name="ce1">
            <text:p>3.201123897</text:p>
          </table:table-cell>
          <table:table-cell table:style-name="ce1"/>
          <table:table-cell office:value-type="float" office:value="0" table:formula="of:=LOG10([.C15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2">
            <text:p>merchant/transaction</text:p>
          </table:table-cell>
          <table:table-cell office:value-type="float" office:value="1" table:style-name="ce1">
            <text:p>1</text:p>
          </table:table-cell>
          <table:table-cell office:value-type="float" office:value="3.2013971243204513" table:formula="of:=LOG10([.A1596])" table:style-name="ce1">
            <text:p>3.201397124</text:p>
          </table:table-cell>
          <table:table-cell table:style-name="ce1"/>
          <table:table-cell office:value-type="float" office:value="0" table:formula="of:=LOG10([.C15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2">
            <text:p>gift</text:p>
          </table:table-cell>
          <table:table-cell office:value-type="float" office:value="1" table:style-name="ce1">
            <text:p>1</text:p>
          </table:table-cell>
          <table:table-cell office:value-type="float" office:value="3.2016701796465816" table:formula="of:=LOG10([.A1597])" table:style-name="ce1">
            <text:p>3.20167018</text:p>
          </table:table-cell>
          <table:table-cell table:style-name="ce1"/>
          <table:table-cell office:value-type="float" office:value="0" table:formula="of:=LOG10([.C15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2">
            <text:p>vouchers</text:p>
          </table:table-cell>
          <table:table-cell office:value-type="float" office:value="1" table:style-name="ce1">
            <text:p>1</text:p>
          </table:table-cell>
          <table:table-cell office:value-type="float" office:value="3.2019430634016501" table:formula="of:=LOG10([.A1598])" table:style-name="ce1">
            <text:p>3.201943063</text:p>
          </table:table-cell>
          <table:table-cell table:style-name="ce1"/>
          <table:table-cell office:value-type="float" office:value="0" table:formula="of:=LOG10([.C15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2">
            <text:p>promotional</text:p>
          </table:table-cell>
          <table:table-cell office:value-type="float" office:value="1" table:style-name="ce1">
            <text:p>1</text:p>
          </table:table-cell>
          <table:table-cell office:value-type="float" office:value="3.2022157758011316" table:formula="of:=LOG10([.A1599])" table:style-name="ce1">
            <text:p>3.202215776</text:p>
          </table:table-cell>
          <table:table-cell table:style-name="ce1"/>
          <table:table-cell office:value-type="float" office:value="0" table:formula="of:=LOG10([.C15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2">
            <text:p>priority</text:p>
          </table:table-cell>
          <table:table-cell office:value-type="float" office:value="1" table:style-name="ce1">
            <text:p>1</text:p>
          </table:table-cell>
          <table:table-cell office:value-type="float" office:value="3.2024883170600935" table:formula="of:=LOG10([.A1600])" table:style-name="ce1">
            <text:p>3.202488317</text:p>
          </table:table-cell>
          <table:table-cell table:style-name="ce1"/>
          <table:table-cell office:value-type="float" office:value="0" table:formula="of:=LOG10([.C16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2">
            <text:p>notional</text:p>
          </table:table-cell>
          <table:table-cell office:value-type="float" office:value="1" table:style-name="ce1">
            <text:p>1</text:p>
          </table:table-cell>
          <table:table-cell office:value-type="float" office:value="3.2027606873931997" table:formula="of:=LOG10([.A1601])" table:style-name="ce1">
            <text:p>3.202760687</text:p>
          </table:table-cell>
          <table:table-cell table:style-name="ce1"/>
          <table:table-cell office:value-type="float" office:value="0" table:formula="of:=LOG10([.C16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2">
            <text:p>deemed</text:p>
          </table:table-cell>
          <table:table-cell office:value-type="float" office:value="1" table:style-name="ce1">
            <text:p>1</text:p>
          </table:table-cell>
          <table:table-cell office:value-type="float" office:value="3.2030328870147105" table:formula="of:=LOG10([.A1602])" table:style-name="ce1">
            <text:p>3.203032887</text:p>
          </table:table-cell>
          <table:table-cell table:style-name="ce1"/>
          <table:table-cell office:value-type="float" office:value="0" table:formula="of:=LOG10([.C16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2">
            <text:p>redeemable</text:p>
          </table:table-cell>
          <table:table-cell office:value-type="float" office:value="1" table:style-name="ce1">
            <text:p>1</text:p>
          </table:table-cell>
          <table:table-cell office:value-type="float" office:value="3.203304916138483" table:formula="of:=LOG10([.A1603])" table:style-name="ce1">
            <text:p>3.203304916</text:p>
          </table:table-cell>
          <table:table-cell table:style-name="ce1"/>
          <table:table-cell office:value-type="float" office:value="0" table:formula="of:=LOG10([.C16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2">
            <text:p>expired</text:p>
          </table:table-cell>
          <table:table-cell office:value-type="float" office:value="1" table:style-name="ce1">
            <text:p>1</text:p>
          </table:table-cell>
          <table:table-cell office:value-type="float" office:value="3.2035767749779724" table:formula="of:=LOG10([.A1604])" table:style-name="ce1">
            <text:p>3.203576775</text:p>
          </table:table-cell>
          <table:table-cell table:style-name="ce1"/>
          <table:table-cell office:value-type="float" office:value="0" table:formula="of:=LOG10([.C16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2">
            <text:p>reinstate</text:p>
          </table:table-cell>
          <table:table-cell office:value-type="float" office:value="1" table:style-name="ce1">
            <text:p>1</text:p>
          </table:table-cell>
          <table:table-cell office:value-type="float" office:value="3.2038484637462346" table:formula="of:=LOG10([.A1605])" table:style-name="ce1">
            <text:p>3.203848464</text:p>
          </table:table-cell>
          <table:table-cell table:style-name="ce1"/>
          <table:table-cell office:value-type="float" office:value="0" table:formula="of:=LOG10([.C16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2">
            <text:p>selected</text:p>
          </table:table-cell>
          <table:table-cell office:value-type="float" office:value="1" table:style-name="ce1">
            <text:p>1</text:p>
          </table:table-cell>
          <table:table-cell office:value-type="float" office:value="3.2041199826559246" table:formula="of:=LOG10([.A1606])" table:style-name="ce1">
            <text:p>3.204119983</text:p>
          </table:table-cell>
          <table:table-cell table:style-name="ce1"/>
          <table:table-cell office:value-type="float" office:value="0" table:formula="of:=LOG10([.C16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2">
            <text:p>pre-existing</text:p>
          </table:table-cell>
          <table:table-cell office:value-type="float" office:value="1" table:style-name="ce1">
            <text:p>1</text:p>
          </table:table-cell>
          <table:table-cell office:value-type="float" office:value="3.2043913319192998" table:formula="of:=LOG10([.A1607])" table:style-name="ce1">
            <text:p>3.204391332</text:p>
          </table:table-cell>
          <table:table-cell table:style-name="ce1"/>
          <table:table-cell office:value-type="float" office:value="0" table:formula="of:=LOG10([.C16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2">
            <text:p>defer</text:p>
          </table:table-cell>
          <table:table-cell office:value-type="float" office:value="1" table:style-name="ce1">
            <text:p>1</text:p>
          </table:table-cell>
          <table:table-cell office:value-type="float" office:value="3.2046625117482188" table:formula="of:=LOG10([.A1608])" table:style-name="ce1">
            <text:p>3.204662512</text:p>
          </table:table-cell>
          <table:table-cell table:style-name="ce1"/>
          <table:table-cell office:value-type="float" office:value="0" table:formula="of:=LOG10([.C16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2">
            <text:p>integrating</text:p>
          </table:table-cell>
          <table:table-cell office:value-type="float" office:value="1" table:style-name="ce1">
            <text:p>1</text:p>
          </table:table-cell>
          <table:table-cell office:value-type="float" office:value="3.2049335223541449" table:formula="of:=LOG10([.A1609])" table:style-name="ce1">
            <text:p>3.204933522</text:p>
          </table:table-cell>
          <table:table-cell table:style-name="ce1"/>
          <table:table-cell office:value-type="float" office:value="0" table:formula="of:=LOG10([.C16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2">
            <text:p>braintree</text:p>
          </table:table-cell>
          <table:table-cell office:value-type="float" office:value="1" table:style-name="ce1">
            <text:p>1</text:p>
          </table:table-cell>
          <table:table-cell office:value-type="float" office:value="3.2052043639481447" table:formula="of:=LOG10([.A1610])" table:style-name="ce1">
            <text:p>3.205204364</text:p>
          </table:table-cell>
          <table:table-cell table:style-name="ce1"/>
          <table:table-cell office:value-type="float" office:value="0" table:formula="of:=LOG10([.C16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2">
            <text:p>developers</text:p>
          </table:table-cell>
          <table:table-cell office:value-type="float" office:value="1" table:style-name="ce1">
            <text:p>1</text:p>
          </table:table-cell>
          <table:table-cell office:value-type="float" office:value="3.2054750367408911" table:formula="of:=LOG10([.A1611])" table:style-name="ce1">
            <text:p>3.205475037</text:p>
          </table:table-cell>
          <table:table-cell table:style-name="ce1"/>
          <table:table-cell office:value-type="float" office:value="0" table:formula="of:=LOG10([.C16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2">
            <text:p>equate</text:p>
          </table:table-cell>
          <table:table-cell office:value-type="float" office:value="1" table:style-name="ce1">
            <text:p>1</text:p>
          </table:table-cell>
          <table:table-cell office:value-type="float" office:value="3.2057455409426621" table:formula="of:=LOG10([.A1612])" table:style-name="ce1">
            <text:p>3.205745541</text:p>
          </table:table-cell>
          <table:table-cell table:style-name="ce1"/>
          <table:table-cell office:value-type="float" office:value="0" table:formula="of:=LOG10([.C16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2">
            <text:p>notification</text:p>
          </table:table-cell>
          <table:table-cell office:value-type="float" office:value="1" table:style-name="ce1">
            <text:p>1</text:p>
          </table:table-cell>
          <table:table-cell office:value-type="float" office:value="3.2060158767633444" table:formula="of:=LOG10([.A1613])" table:style-name="ce1">
            <text:p>3.206015877</text:p>
          </table:table-cell>
          <table:table-cell table:style-name="ce1"/>
          <table:table-cell office:value-type="float" office:value="0" table:formula="of:=LOG10([.C16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2">
            <text:p>supported</text:p>
          </table:table-cell>
          <table:table-cell office:value-type="float" office:value="1" table:style-name="ce1">
            <text:p>1</text:p>
          </table:table-cell>
          <table:table-cell office:value-type="float" office:value="3.2062860444124324" table:formula="of:=LOG10([.A1614])" table:style-name="ce1">
            <text:p>3.206286044</text:p>
          </table:table-cell>
          <table:table-cell table:style-name="ce1"/>
          <table:table-cell office:value-type="float" office:value="0" table:formula="of:=LOG10([.C16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2">
            <text:p>allowed</text:p>
          </table:table-cell>
          <table:table-cell office:value-type="float" office:value="1" table:style-name="ce1">
            <text:p>1</text:p>
          </table:table-cell>
          <table:table-cell office:value-type="float" office:value="3.2065560440990297" table:formula="of:=LOG10([.A1615])" table:style-name="ce1">
            <text:p>3.206556044</text:p>
          </table:table-cell>
          <table:table-cell table:style-name="ce1"/>
          <table:table-cell office:value-type="float" office:value="0" table:formula="of:=LOG10([.C16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2">
            <text:p>consists</text:p>
          </table:table-cell>
          <table:table-cell office:value-type="float" office:value="1" table:style-name="ce1">
            <text:p>1</text:p>
          </table:table-cell>
          <table:table-cell office:value-type="float" office:value="3.2068258760318495" table:formula="of:=LOG10([.A1616])" table:style-name="ce1">
            <text:p>3.206825876</text:p>
          </table:table-cell>
          <table:table-cell table:style-name="ce1"/>
          <table:table-cell office:value-type="float" office:value="0" table:formula="of:=LOG10([.C16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2">
            <text:p>bundled</text:p>
          </table:table-cell>
          <table:table-cell office:value-type="float" office:value="1" table:style-name="ce1">
            <text:p>1</text:p>
          </table:table-cell>
          <table:table-cell office:value-type="float" office:value="3.2070955404192181" table:formula="of:=LOG10([.A1617])" table:style-name="ce1">
            <text:p>3.20709554</text:p>
          </table:table-cell>
          <table:table-cell table:style-name="ce1"/>
          <table:table-cell office:value-type="float" office:value="0" table:formula="of:=LOG10([.C16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2">
            <text:p>capability</text:p>
          </table:table-cell>
          <table:table-cell office:value-type="float" office:value="1" table:style-name="ce1">
            <text:p>1</text:p>
          </table:table-cell>
          <table:table-cell office:value-type="float" office:value="3.2073650374690716" table:formula="of:=LOG10([.A1618])" table:style-name="ce1">
            <text:p>3.207365037</text:p>
          </table:table-cell>
          <table:table-cell table:style-name="ce1"/>
          <table:table-cell office:value-type="float" office:value="0" table:formula="of:=LOG10([.C16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2">
            <text:p>combination</text:p>
          </table:table-cell>
          <table:table-cell office:value-type="float" office:value="1" table:style-name="ce1">
            <text:p>1</text:p>
          </table:table-cell>
          <table:table-cell office:value-type="float" office:value="3.2076343673889616" table:formula="of:=LOG10([.A1619])" table:style-name="ce1">
            <text:p>3.207634367</text:p>
          </table:table-cell>
          <table:table-cell table:style-name="ce1"/>
          <table:table-cell office:value-type="float" office:value="0" table:formula="of:=LOG10([.C16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2">
            <text:p>parts</text:p>
          </table:table-cell>
          <table:table-cell office:value-type="float" office:value="1" table:style-name="ce1">
            <text:p>1</text:p>
          </table:table-cell>
          <table:table-cell office:value-type="float" office:value="3.2079035303860515" table:formula="of:=LOG10([.A1620])" table:style-name="ce1">
            <text:p>3.20790353</text:p>
          </table:table-cell>
          <table:table-cell table:style-name="ce1"/>
          <table:table-cell office:value-type="float" office:value="0" table:formula="of:=LOG10([.C16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2">
            <text:p>capabilities</text:p>
          </table:table-cell>
          <table:table-cell office:value-type="float" office:value="1" table:style-name="ce1">
            <text:p>1</text:p>
          </table:table-cell>
          <table:table-cell office:value-type="float" office:value="3.2081725266671217" table:formula="of:=LOG10([.A1621])" table:style-name="ce1">
            <text:p>3.208172527</text:p>
          </table:table-cell>
          <table:table-cell table:style-name="ce1"/>
          <table:table-cell office:value-type="float" office:value="0" table:formula="of:=LOG10([.C16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2">
            <text:p>apm</text:p>
          </table:table-cell>
          <table:table-cell office:value-type="float" office:value="1" table:style-name="ce1">
            <text:p>1</text:p>
          </table:table-cell>
          <table:table-cell office:value-type="float" office:value="3.2084413564385672" table:formula="of:=LOG10([.A1622])" table:style-name="ce1">
            <text:p>3.208441356</text:p>
          </table:table-cell>
          <table:table-cell table:style-name="ce1"/>
          <table:table-cell office:value-type="float" office:value="0" table:formula="of:=LOG10([.C16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2">
            <text:p>filters</text:p>
          </table:table-cell>
          <table:table-cell office:value-type="float" office:value="1" table:style-name="ce1">
            <text:p>1</text:p>
          </table:table-cell>
          <table:table-cell office:value-type="float" office:value="3.2087100199064009" table:formula="of:=LOG10([.A1623])" table:style-name="ce1">
            <text:p>3.20871002</text:p>
          </table:table-cell>
          <table:table-cell table:style-name="ce1"/>
          <table:table-cell office:value-type="float" office:value="0" table:formula="of:=LOG10([.C16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2">
            <text:p>encourage</text:p>
          </table:table-cell>
          <table:table-cell office:value-type="float" office:value="1" table:style-name="ce1">
            <text:p>1</text:p>
          </table:table-cell>
          <table:table-cell office:value-type="float" office:value="3.2089785172762535" table:formula="of:=LOG10([.A1624])" table:style-name="ce1">
            <text:p>3.208978517</text:p>
          </table:table-cell>
          <table:table-cell table:style-name="ce1"/>
          <table:table-cell office:value-type="float" office:value="0" table:formula="of:=LOG10([.C16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2">
            <text:p>penalise</text:p>
          </table:table-cell>
          <table:table-cell office:value-type="float" office:value="1" table:style-name="ce1">
            <text:p>1</text:p>
          </table:table-cell>
          <table:table-cell office:value-type="float" office:value="3.2092468487533736" table:formula="of:=LOG10([.A1625])" table:style-name="ce1">
            <text:p>3.209246849</text:p>
          </table:table-cell>
          <table:table-cell table:style-name="ce1"/>
          <table:table-cell office:value-type="float" office:value="0" table:formula="of:=LOG10([.C16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2">
            <text:p>unnecessary</text:p>
          </table:table-cell>
          <table:table-cell office:value-type="float" office:value="1" table:style-name="ce1">
            <text:p>1</text:p>
          </table:table-cell>
          <table:table-cell office:value-type="float" office:value="3.2095150145426308" table:formula="of:=LOG10([.A1626])" table:style-name="ce1">
            <text:p>3.209515015</text:p>
          </table:table-cell>
          <table:table-cell table:style-name="ce1"/>
          <table:table-cell office:value-type="float" office:value="0" table:formula="of:=LOG10([.C16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2">
            <text:p>confusion</text:p>
          </table:table-cell>
          <table:table-cell office:value-type="float" office:value="1" table:style-name="ce1">
            <text:p>1</text:p>
          </table:table-cell>
          <table:table-cell office:value-type="float" office:value="3.2097830148485151" table:formula="of:=LOG10([.A1627])" table:style-name="ce1">
            <text:p>3.209783015</text:p>
          </table:table-cell>
          <table:table-cell table:style-name="ce1"/>
          <table:table-cell office:value-type="float" office:value="0" table:formula="of:=LOG10([.C16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2">
            <text:p>friction</text:p>
          </table:table-cell>
          <table:table-cell office:value-type="float" office:value="1" table:style-name="ce1">
            <text:p>1</text:p>
          </table:table-cell>
          <table:table-cell office:value-type="float" office:value="3.2100508498751372" table:formula="of:=LOG10([.A1628])" table:style-name="ce1">
            <text:p>3.21005085</text:p>
          </table:table-cell>
          <table:table-cell table:style-name="ce1"/>
          <table:table-cell office:value-type="float" office:value="0" table:formula="of:=LOG10([.C16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2">
            <text:p>abandonment</text:p>
          </table:table-cell>
          <table:table-cell office:value-type="float" office:value="1" table:style-name="ce1">
            <text:p>1</text:p>
          </table:table-cell>
          <table:table-cell office:value-type="float" office:value="3.2103185198262318" table:formula="of:=LOG10([.A1629])" table:style-name="ce1">
            <text:p>3.21031852</text:p>
          </table:table-cell>
          <table:table-cell table:style-name="ce1"/>
          <table:table-cell office:value-type="float" office:value="0" table:formula="of:=LOG10([.C16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2">
            <text:p>compliance</text:p>
          </table:table-cell>
          <table:table-cell office:value-type="float" office:value="1" table:style-name="ce1">
            <text:p>1</text:p>
          </table:table-cell>
          <table:table-cell office:value-type="float" office:value="3.2105860249051563" table:formula="of:=LOG10([.A1630])" table:style-name="ce1">
            <text:p>3.210586025</text:p>
          </table:table-cell>
          <table:table-cell table:style-name="ce1"/>
          <table:table-cell office:value-type="float" office:value="0" table:formula="of:=LOG10([.C16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2">
            <text:p>excess</text:p>
          </table:table-cell>
          <table:table-cell office:value-type="float" office:value="1" table:style-name="ce1">
            <text:p>1</text:p>
          </table:table-cell>
          <table:table-cell office:value-type="float" office:value="3.2108533653148932" table:formula="of:=LOG10([.A1631])" table:style-name="ce1">
            <text:p>3.210853365</text:p>
          </table:table-cell>
          <table:table-cell table:style-name="ce1"/>
          <table:table-cell office:value-type="float" office:value="0" table:formula="of:=LOG10([.C16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2">
            <text:p>surcharges</text:p>
          </table:table-cell>
          <table:table-cell office:value-type="float" office:value="1" table:style-name="ce1">
            <text:p>1</text:p>
          </table:table-cell>
          <table:table-cell office:value-type="float" office:value="3.2111205412580492" table:formula="of:=LOG10([.A1632])" table:style-name="ce1">
            <text:p>3.211120541</text:p>
          </table:table-cell>
          <table:table-cell table:style-name="ce1"/>
          <table:table-cell office:value-type="float" office:value="0" table:formula="of:=LOG10([.C16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2">
            <text:p>dissuade</text:p>
          </table:table-cell>
          <table:table-cell office:value-type="float" office:value="1" table:style-name="ce1">
            <text:p>1</text:p>
          </table:table-cell>
          <table:table-cell office:value-type="float" office:value="3.2113875529368587" table:formula="of:=LOG10([.A1633])" table:style-name="ce1">
            <text:p>3.211387553</text:p>
          </table:table-cell>
          <table:table-cell table:style-name="ce1"/>
          <table:table-cell office:value-type="float" office:value="0" table:formula="of:=LOG10([.C16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2">
            <text:p>inhibit</text:p>
          </table:table-cell>
          <table:table-cell office:value-type="float" office:value="1" table:style-name="ce1">
            <text:p>1</text:p>
          </table:table-cell>
          <table:table-cell office:value-type="float" office:value="3.2116544005531824" table:formula="of:=LOG10([.A1634])" table:style-name="ce1">
            <text:p>3.211654401</text:p>
          </table:table-cell>
          <table:table-cell table:style-name="ce1"/>
          <table:table-cell office:value-type="float" office:value="0" table:formula="of:=LOG10([.C16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2">
            <text:p>permanently</text:p>
          </table:table-cell>
          <table:table-cell office:value-type="float" office:value="1" table:style-name="ce1">
            <text:p>1</text:p>
          </table:table-cell>
          <table:table-cell office:value-type="float" office:value="3.2119210843085093" table:formula="of:=LOG10([.A1635])" table:style-name="ce1">
            <text:p>3.211921084</text:p>
          </table:table-cell>
          <table:table-cell table:style-name="ce1"/>
          <table:table-cell office:value-type="float" office:value="0" table:formula="of:=LOG10([.C16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2">
            <text:p>remedies</text:p>
          </table:table-cell>
          <table:table-cell office:value-type="float" office:value="1" table:style-name="ce1">
            <text:p>1</text:p>
          </table:table-cell>
          <table:table-cell office:value-type="float" office:value="3.2121876044039577" table:formula="of:=LOG10([.A1636])" table:style-name="ce1">
            <text:p>3.212187604</text:p>
          </table:table-cell>
          <table:table-cell table:style-name="ce1"/>
          <table:table-cell office:value-type="float" office:value="0" table:formula="of:=LOG10([.C16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2">
            <text:p>presentation</text:p>
          </table:table-cell>
          <table:table-cell office:value-type="float" office:value="1" table:style-name="ce1">
            <text:p>1</text:p>
          </table:table-cell>
          <table:table-cell office:value-type="float" office:value="3.2124539610402758" table:formula="of:=LOG10([.A1637])" table:style-name="ce1">
            <text:p>3.212453961</text:p>
          </table:table-cell>
          <table:table-cell table:style-name="ce1"/>
          <table:table-cell office:value-type="float" office:value="0" table:formula="of:=LOG10([.C16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2">
            <text:p>substantially</text:p>
          </table:table-cell>
          <table:table-cell office:value-type="float" office:value="1" table:style-name="ce1">
            <text:p>1</text:p>
          </table:table-cell>
          <table:table-cell office:value-type="float" office:value="3.2127201544178425" table:formula="of:=LOG10([.A1638])" table:style-name="ce1">
            <text:p>3.212720154</text:p>
          </table:table-cell>
          <table:table-cell table:style-name="ce1"/>
          <table:table-cell office:value-type="float" office:value="0" table:formula="of:=LOG10([.C16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2">
            <text:p>logo</text:p>
          </table:table-cell>
          <table:table-cell office:value-type="float" office:value="1" table:style-name="ce1">
            <text:p>1</text:p>
          </table:table-cell>
          <table:table-cell office:value-type="float" office:value="3.2129861847366681" table:formula="of:=LOG10([.A1639])" table:style-name="ce1">
            <text:p>3.212986185</text:p>
          </table:table-cell>
          <table:table-cell table:style-name="ce1"/>
          <table:table-cell office:value-type="float" office:value="0" table:formula="of:=LOG10([.C16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2">
            <text:p>placement</text:p>
          </table:table-cell>
          <table:table-cell office:value-type="float" office:value="1" table:style-name="ce1">
            <text:p>1</text:p>
          </table:table-cell>
          <table:table-cell office:value-type="float" office:value="3.2132520521963968" table:formula="of:=LOG10([.A1640])" table:style-name="ce1">
            <text:p>3.213252052</text:p>
          </table:table-cell>
          <table:table-cell table:style-name="ce1"/>
          <table:table-cell office:value-type="float" office:value="0" table:formula="of:=LOG10([.C16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2">
            <text:p>position</text:p>
          </table:table-cell>
          <table:table-cell office:value-type="float" office:value="1" table:style-name="ce1">
            <text:p>1</text:p>
          </table:table-cell>
          <table:table-cell office:value-type="float" office:value="3.2135177569963047" table:formula="of:=LOG10([.A1641])" table:style-name="ce1">
            <text:p>3.213517757</text:p>
          </table:table-cell>
          <table:table-cell table:style-name="ce1"/>
          <table:table-cell office:value-type="float" office:value="0" table:formula="of:=LOG10([.C16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2">
            <text:p>treatment</text:p>
          </table:table-cell>
          <table:table-cell office:value-type="float" office:value="1" table:style-name="ce1">
            <text:p>1</text:p>
          </table:table-cell>
          <table:table-cell office:value-type="float" office:value="3.2137832993353044" table:formula="of:=LOG10([.A1642])" table:style-name="ce1">
            <text:p>3.213783299</text:p>
          </table:table-cell>
          <table:table-cell table:style-name="ce1"/>
          <table:table-cell office:value-type="float" office:value="0" table:formula="of:=LOG10([.C16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2">
            <text:p>compared</text:p>
          </table:table-cell>
          <table:table-cell office:value-type="float" office:value="1" table:style-name="ce1">
            <text:p>1</text:p>
          </table:table-cell>
          <table:table-cell office:value-type="float" office:value="3.2140486794119414" table:formula="of:=LOG10([.A1643])" table:style-name="ce1">
            <text:p>3.214048679</text:p>
          </table:table-cell>
          <table:table-cell table:style-name="ce1"/>
          <table:table-cell office:value-type="float" office:value="0" table:formula="of:=LOG10([.C16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2">
            <text:p>mischaracterise</text:p>
          </table:table-cell>
          <table:table-cell office:value-type="float" office:value="1" table:style-name="ce1">
            <text:p>1</text:p>
          </table:table-cell>
          <table:table-cell office:value-type="float" office:value="3.2143138974243999" table:formula="of:=LOG10([.A1644])" table:style-name="ce1">
            <text:p>3.214313897</text:p>
          </table:table-cell>
          <table:table-cell table:style-name="ce1"/>
          <table:table-cell office:value-type="float" office:value="0" table:formula="of:=LOG10([.C16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2">
            <text:p>exhibit</text:p>
          </table:table-cell>
          <table:table-cell office:value-type="float" office:value="1" table:style-name="ce1">
            <text:p>1</text:p>
          </table:table-cell>
          <table:table-cell office:value-type="float" office:value="3.2145789535704989" table:formula="of:=LOG10([.A1645])" table:style-name="ce1">
            <text:p>3.214578954</text:p>
          </table:table-cell>
          <table:table-cell table:style-name="ce1"/>
          <table:table-cell office:value-type="float" office:value="0" table:formula="of:=LOG10([.C16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2">
            <text:p>assess</text:p>
          </table:table-cell>
          <table:table-cell office:value-type="float" office:value="1" table:style-name="ce1">
            <text:p>1</text:p>
          </table:table-cell>
          <table:table-cell office:value-type="float" office:value="3.214843848047698" table:formula="of:=LOG10([.A1646])" table:style-name="ce1">
            <text:p>3.214843848</text:p>
          </table:table-cell>
          <table:table-cell table:style-name="ce1"/>
          <table:table-cell office:value-type="float" office:value="0" table:formula="of:=LOG10([.C16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2">
            <text:p>remit</text:p>
          </table:table-cell>
          <table:table-cell office:value-type="float" office:value="1" table:style-name="ce1">
            <text:p>1</text:p>
          </table:table-cell>
          <table:table-cell office:value-type="float" office:value="3.2151085810530931" table:formula="of:=LOG10([.A1647])" table:style-name="ce1">
            <text:p>3.215108581</text:p>
          </table:table-cell>
          <table:table-cell table:style-name="ce1"/>
          <table:table-cell office:value-type="float" office:value="0" table:formula="of:=LOG10([.C16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2">
            <text:p>determining</text:p>
          </table:table-cell>
          <table:table-cell office:value-type="float" office:value="1" table:style-name="ce1">
            <text:p>1</text:p>
          </table:table-cell>
          <table:table-cell office:value-type="float" office:value="3.215373152783422" table:formula="of:=LOG10([.A1648])" table:style-name="ce1">
            <text:p>3.215373153</text:p>
          </table:table-cell>
          <table:table-cell table:style-name="ce1"/>
          <table:table-cell office:value-type="float" office:value="0" table:formula="of:=LOG10([.C16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2">
            <text:p>collecting</text:p>
          </table:table-cell>
          <table:table-cell office:value-type="float" office:value="1" table:style-name="ce1">
            <text:p>1</text:p>
          </table:table-cell>
          <table:table-cell office:value-type="float" office:value="3.2156375634350618" table:formula="of:=LOG10([.A1649])" table:style-name="ce1">
            <text:p>3.215637563</text:p>
          </table:table-cell>
          <table:table-cell table:style-name="ce1"/>
          <table:table-cell office:value-type="float" office:value="0" table:formula="of:=LOG10([.C16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2">
            <text:p>remitting</text:p>
          </table:table-cell>
          <table:table-cell office:value-type="float" office:value="1" table:style-name="ce1">
            <text:p>1</text:p>
          </table:table-cell>
          <table:table-cell office:value-type="float" office:value="3.2159018132040318" table:formula="of:=LOG10([.A1650])" table:style-name="ce1">
            <text:p>3.215901813</text:p>
          </table:table-cell>
          <table:table-cell table:style-name="ce1"/>
          <table:table-cell office:value-type="float" office:value="0" table:formula="of:=LOG10([.C16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2">
            <text:p>tax</text:p>
          </table:table-cell>
          <table:table-cell office:value-type="float" office:value="1" table:style-name="ce1">
            <text:p>1</text:p>
          </table:table-cell>
          <table:table-cell office:value-type="float" office:value="3.2161659022859932" table:formula="of:=LOG10([.A1651])" table:style-name="ce1">
            <text:p>3.216165902</text:p>
          </table:table-cell>
          <table:table-cell table:style-name="ce1"/>
          <table:table-cell office:value-type="float" office:value="0" table:formula="of:=LOG10([.C16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2">
            <text:p>application’s</text:p>
          </table:table-cell>
          <table:table-cell office:value-type="float" office:value="1" table:style-name="ce1">
            <text:p>1</text:p>
          </table:table-cell>
          <table:table-cell office:value-type="float" office:value="3.2164298308762511" table:formula="of:=LOG10([.A1652])" table:style-name="ce1">
            <text:p>3.216429831</text:p>
          </table:table-cell>
          <table:table-cell table:style-name="ce1"/>
          <table:table-cell office:value-type="float" office:value="0" table:formula="of:=LOG10([.C16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2">
            <text:p>program</text:p>
          </table:table-cell>
          <table:table-cell office:value-type="float" office:value="1" table:style-name="ce1">
            <text:p>1</text:p>
          </table:table-cell>
          <table:table-cell office:value-type="float" office:value="3.2166935991697545" table:formula="of:=LOG10([.A1653])" table:style-name="ce1">
            <text:p>3.216693599</text:p>
          </table:table-cell>
          <table:table-cell table:style-name="ce1"/>
          <table:table-cell office:value-type="float" office:value="0" table:formula="of:=LOG10([.C16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2">
            <text:p>forum</text:p>
          </table:table-cell>
          <table:table-cell office:value-type="float" office:value="1" table:style-name="ce1">
            <text:p>1</text:p>
          </table:table-cell>
          <table:table-cell office:value-type="float" office:value="3.216957207361097" table:formula="of:=LOG10([.A1654])" table:style-name="ce1">
            <text:p>3.216957207</text:p>
          </table:table-cell>
          <table:table-cell table:style-name="ce1"/>
          <table:table-cell office:value-type="float" office:value="0" table:formula="of:=LOG10([.C16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2">
            <text:p>marketplaces</text:p>
          </table:table-cell>
          <table:table-cell office:value-type="float" office:value="1" table:style-name="ce1">
            <text:p>1</text:p>
          </table:table-cell>
          <table:table-cell office:value-type="float" office:value="3.2172206556445189" table:formula="of:=LOG10([.A1655])" table:style-name="ce1">
            <text:p>3.217220656</text:p>
          </table:table-cell>
          <table:table-cell table:style-name="ce1"/>
          <table:table-cell office:value-type="float" office:value="0" table:formula="of:=LOG10([.C16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2">
            <text:p>notifies</text:p>
          </table:table-cell>
          <table:table-cell office:value-type="float" office:value="1" table:style-name="ce1">
            <text:p>1</text:p>
          </table:table-cell>
          <table:table-cell office:value-type="float" office:value="3.2174839442139063" table:formula="of:=LOG10([.A1656])" table:style-name="ce1">
            <text:p>3.217483944</text:p>
          </table:table-cell>
          <table:table-cell table:style-name="ce1"/>
          <table:table-cell office:value-type="float" office:value="0" table:formula="of:=LOG10([.C16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2">
            <text:p>whose</text:p>
          </table:table-cell>
          <table:table-cell office:value-type="float" office:value="1" table:style-name="ce1">
            <text:p>1</text:p>
          </table:table-cell>
          <table:table-cell office:value-type="float" office:value="3.2177470732627937" table:formula="of:=LOG10([.A1657])" table:style-name="ce1">
            <text:p>3.217747073</text:p>
          </table:table-cell>
          <table:table-cell table:style-name="ce1"/>
          <table:table-cell office:value-type="float" office:value="0" table:formula="of:=LOG10([.C16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2">
            <text:p>deducted</text:p>
          </table:table-cell>
          <table:table-cell office:value-type="float" office:value="1" table:style-name="ce1">
            <text:p>1</text:p>
          </table:table-cell>
          <table:table-cell office:value-type="float" office:value="3.2180100429843632" table:formula="of:=LOG10([.A1658])" table:style-name="ce1">
            <text:p>3.218010043</text:p>
          </table:table-cell>
          <table:table-cell table:style-name="ce1"/>
          <table:table-cell office:value-type="float" office:value="0" table:formula="of:=LOG10([.C16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2">
            <text:p>deduction</text:p>
          </table:table-cell>
          <table:table-cell office:value-type="float" office:value="1" table:style-name="ce1">
            <text:p>1</text:p>
          </table:table-cell>
          <table:table-cell office:value-type="float" office:value="3.2182728535714475" table:formula="of:=LOG10([.A1659])" table:style-name="ce1">
            <text:p>3.218272854</text:p>
          </table:table-cell>
          <table:table-cell table:style-name="ce1"/>
          <table:table-cell office:value-type="float" office:value="0" table:formula="of:=LOG10([.C16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2">
            <text:p>spending</text:p>
          </table:table-cell>
          <table:table-cell office:value-type="float" office:value="1" table:style-name="ce1">
            <text:p>1</text:p>
          </table:table-cell>
          <table:table-cell office:value-type="float" office:value="3.2185355052165279" table:formula="of:=LOG10([.A1660])" table:style-name="ce1">
            <text:p>3.218535505</text:p>
          </table:table-cell>
          <table:table-cell table:style-name="ce1"/>
          <table:table-cell office:value-type="float" office:value="0" table:formula="of:=LOG10([.C16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2">
            <text:p>patterns</text:p>
          </table:table-cell>
          <table:table-cell office:value-type="float" office:value="1" table:style-name="ce1">
            <text:p>1</text:p>
          </table:table-cell>
          <table:table-cell office:value-type="float" office:value="3.2187979981117376" table:formula="of:=LOG10([.A1661])" table:style-name="ce1">
            <text:p>3.218797998</text:p>
          </table:table-cell>
          <table:table-cell table:style-name="ce1"/>
          <table:table-cell office:value-type="float" office:value="0" table:formula="of:=LOG10([.C16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2">
            <text:p>contractual</text:p>
          </table:table-cell>
          <table:table-cell office:value-type="float" office:value="1" table:style-name="ce1">
            <text:p>1</text:p>
          </table:table-cell>
          <table:table-cell office:value-type="float" office:value="3.2190603324488611" table:formula="of:=LOG10([.A1662])" table:style-name="ce1">
            <text:p>3.219060332</text:p>
          </table:table-cell>
          <table:table-cell table:style-name="ce1"/>
          <table:table-cell office:value-type="float" office:value="0" table:formula="of:=LOG10([.C16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2">
            <text:p>happens</text:p>
          </table:table-cell>
          <table:table-cell office:value-type="float" office:value="1" table:style-name="ce1">
            <text:p>1</text:p>
          </table:table-cell>
          <table:table-cell office:value-type="float" office:value="3.2193225084193369" table:formula="of:=LOG10([.A1663])" table:style-name="ce1">
            <text:p>3.219322508</text:p>
          </table:table-cell>
          <table:table-cell table:style-name="ce1"/>
          <table:table-cell office:value-type="float" office:value="0" table:formula="of:=LOG10([.C16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2">
            <text:p>exercise</text:p>
          </table:table-cell>
          <table:table-cell office:value-type="float" office:value="1" table:style-name="ce1">
            <text:p>1</text:p>
          </table:table-cell>
          <table:table-cell office:value-type="float" office:value="3.2195845262142546" table:formula="of:=LOG10([.A1664])" table:style-name="ce1">
            <text:p>3.219584526</text:p>
          </table:table-cell>
          <table:table-cell table:style-name="ce1"/>
          <table:table-cell office:value-type="float" office:value="0" table:formula="of:=LOG10([.C16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2">
            <text:p>delivered</text:p>
          </table:table-cell>
          <table:table-cell office:value-type="float" office:value="1" table:style-name="ce1">
            <text:p>1</text:p>
          </table:table-cell>
          <table:table-cell office:value-type="float" office:value="3.2198463860243609" table:formula="of:=LOG10([.A1665])" table:style-name="ce1">
            <text:p>3.219846386</text:p>
          </table:table-cell>
          <table:table-cell table:style-name="ce1"/>
          <table:table-cell office:value-type="float" office:value="0" table:formula="of:=LOG10([.C16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2">
            <text:p>sold</text:p>
          </table:table-cell>
          <table:table-cell office:value-type="float" office:value="1" table:style-name="ce1">
            <text:p>1</text:p>
          </table:table-cell>
          <table:table-cell office:value-type="float" office:value="3.220108088040055" table:formula="of:=LOG10([.A1666])" table:style-name="ce1">
            <text:p>3.220108088</text:p>
          </table:table-cell>
          <table:table-cell table:style-name="ce1"/>
          <table:table-cell office:value-type="float" office:value="0" table:formula="of:=LOG10([.C16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2">
            <text:p>successful</text:p>
          </table:table-cell>
          <table:table-cell office:value-type="float" office:value="1" table:style-name="ce1">
            <text:p>1</text:p>
          </table:table-cell>
          <table:table-cell office:value-type="float" office:value="3.2203696324513946" table:formula="of:=LOG10([.A1667])" table:style-name="ce1">
            <text:p>3.220369632</text:p>
          </table:table-cell>
          <table:table-cell table:style-name="ce1"/>
          <table:table-cell office:value-type="float" office:value="0" table:formula="of:=LOG10([.C16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2">
            <text:p>reviewing</text:p>
          </table:table-cell>
          <table:table-cell office:value-type="float" office:value="1" table:style-name="ce1">
            <text:p>1</text:p>
          </table:table-cell>
          <table:table-cell office:value-type="float" office:value="3.220631019448092" table:formula="of:=LOG10([.A1668])" table:style-name="ce1">
            <text:p>3.220631019</text:p>
          </table:table-cell>
          <table:table-cell table:style-name="ce1"/>
          <table:table-cell office:value-type="float" office:value="0" table:formula="of:=LOG10([.C16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2">
            <text:p>safely</text:p>
          </table:table-cell>
          <table:table-cell office:value-type="float" office:value="1" table:style-name="ce1">
            <text:p>1</text:p>
          </table:table-cell>
          <table:table-cell office:value-type="float" office:value="3.2208922492195193" table:formula="of:=LOG10([.A1669])" table:style-name="ce1">
            <text:p>3.220892249</text:p>
          </table:table-cell>
          <table:table-cell table:style-name="ce1"/>
          <table:table-cell office:value-type="float" office:value="0" table:formula="of:=LOG10([.C16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2">
            <text:p>greater</text:p>
          </table:table-cell>
          <table:table-cell office:value-type="float" office:value="1" table:style-name="ce1">
            <text:p>1</text:p>
          </table:table-cell>
          <table:table-cell office:value-type="float" office:value="3.2211533219547053" table:formula="of:=LOG10([.A1670])" table:style-name="ce1">
            <text:p>3.221153322</text:p>
          </table:table-cell>
          <table:table-cell table:style-name="ce1"/>
          <table:table-cell office:value-type="float" office:value="0" table:formula="of:=LOG10([.C16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2">
            <text:p>familiar</text:p>
          </table:table-cell>
          <table:table-cell office:value-type="float" office:value="1" table:style-name="ce1">
            <text:p>1</text:p>
          </table:table-cell>
          <table:table-cell office:value-type="float" office:value="3.2214142378423385" table:formula="of:=LOG10([.A1671])" table:style-name="ce1">
            <text:p>3.221414238</text:p>
          </table:table-cell>
          <table:table-cell table:style-name="ce1"/>
          <table:table-cell office:value-type="float" office:value="0" table:formula="of:=LOG10([.C16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2">
            <text:p>programs</text:p>
          </table:table-cell>
          <table:table-cell office:value-type="float" office:value="1" table:style-name="ce1">
            <text:p>1</text:p>
          </table:table-cell>
          <table:table-cell office:value-type="float" office:value="3.2216749970707688" table:formula="of:=LOG10([.A1672])" table:style-name="ce1">
            <text:p>3.221674997</text:p>
          </table:table-cell>
          <table:table-cell table:style-name="ce1"/>
          <table:table-cell office:value-type="float" office:value="0" table:formula="of:=LOG10([.C16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2">
            <text:p>location</text:p>
          </table:table-cell>
          <table:table-cell office:value-type="float" office:value="1" table:style-name="ce1">
            <text:p>1</text:p>
          </table:table-cell>
          <table:table-cell office:value-type="float" office:value="3.2219355998280053" table:formula="of:=LOG10([.A1673])" table:style-name="ce1">
            <text:p>3.2219356</text:p>
          </table:table-cell>
          <table:table-cell table:style-name="ce1"/>
          <table:table-cell office:value-type="float" office:value="0" table:formula="of:=LOG10([.C16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2">
            <text:p>referring</text:p>
          </table:table-cell>
          <table:table-cell office:value-type="float" office:value="1" table:style-name="ce1">
            <text:p>1</text:p>
          </table:table-cell>
          <table:table-cell office:value-type="float" office:value="3.2221960463017201" table:formula="of:=LOG10([.A1674])" table:style-name="ce1">
            <text:p>3.222196046</text:p>
          </table:table-cell>
          <table:table-cell table:style-name="ce1"/>
          <table:table-cell office:value-type="float" office:value="0" table:formula="of:=LOG10([.C16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2">
            <text:p>price</text:p>
          </table:table-cell>
          <table:table-cell office:value-type="float" office:value="1" table:style-name="ce1">
            <text:p>1</text:p>
          </table:table-cell>
          <table:table-cell office:value-type="float" office:value="3.2224563366792469" table:formula="of:=LOG10([.A1675])" table:style-name="ce1">
            <text:p>3.222456337</text:p>
          </table:table-cell>
          <table:table-cell table:style-name="ce1"/>
          <table:table-cell office:value-type="float" office:value="0" table:formula="of:=LOG10([.C16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2">
            <text:p>interactions</text:p>
          </table:table-cell>
          <table:table-cell office:value-type="float" office:value="1" table:style-name="ce1">
            <text:p>1</text:p>
          </table:table-cell>
          <table:table-cell office:value-type="float" office:value="3.2227164711475833" table:formula="of:=LOG10([.A1676])" table:style-name="ce1">
            <text:p>3.222716471</text:p>
          </table:table-cell>
          <table:table-cell table:style-name="ce1"/>
          <table:table-cell office:value-type="float" office:value="0" table:formula="of:=LOG10([.C16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2">
            <text:p>statute</text:p>
          </table:table-cell>
          <table:table-cell office:value-type="float" office:value="1" table:style-name="ce1">
            <text:p>1</text:p>
          </table:table-cell>
          <table:table-cell office:value-type="float" office:value="3.2229764498933915" table:formula="of:=LOG10([.A1677])" table:style-name="ce1">
            <text:p>3.22297645</text:p>
          </table:table-cell>
          <table:table-cell table:style-name="ce1"/>
          <table:table-cell office:value-type="float" office:value="0" table:formula="of:=LOG10([.C16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2">
            <text:p>ordinance</text:p>
          </table:table-cell>
          <table:table-cell office:value-type="float" office:value="1" table:style-name="ce1">
            <text:p>1</text:p>
          </table:table-cell>
          <table:table-cell office:value-type="float" office:value="3.2232362731029975" table:formula="of:=LOG10([.A1678])" table:style-name="ce1">
            <text:p>3.223236273</text:p>
          </table:table-cell>
          <table:table-cell table:style-name="ce1"/>
          <table:table-cell office:value-type="float" office:value="0" table:formula="of:=LOG10([.C16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2">
            <text:p>unfair</text:p>
          </table:table-cell>
          <table:table-cell office:value-type="float" office:value="1" table:style-name="ce1">
            <text:p>1</text:p>
          </table:table-cell>
          <table:table-cell office:value-type="float" office:value="3.2234959409623944" table:formula="of:=LOG10([.A1679])" table:style-name="ce1">
            <text:p>3.223495941</text:p>
          </table:table-cell>
          <table:table-cell table:style-name="ce1"/>
          <table:table-cell office:value-type="float" office:value="0" table:formula="of:=LOG10([.C16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2">
            <text:p>competition</text:p>
          </table:table-cell>
          <table:table-cell office:value-type="float" office:value="1" table:style-name="ce1">
            <text:p>1</text:p>
          </table:table-cell>
          <table:table-cell office:value-type="float" office:value="3.2237554536572413" table:formula="of:=LOG10([.A1680])" table:style-name="ce1">
            <text:p>3.223755454</text:p>
          </table:table-cell>
          <table:table-cell table:style-name="ce1"/>
          <table:table-cell office:value-type="float" office:value="0" table:formula="of:=LOG10([.C16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2">
            <text:p>anti-discrimination</text:p>
          </table:table-cell>
          <table:table-cell office:value-type="float" office:value="1" table:style-name="ce1">
            <text:p>1</text:p>
          </table:table-cell>
          <table:table-cell office:value-type="float" office:value="3.2240148113728639" table:formula="of:=LOG10([.A1681])" table:style-name="ce1">
            <text:p>3.224014811</text:p>
          </table:table-cell>
          <table:table-cell table:style-name="ce1"/>
          <table:table-cell office:value-type="float" office:value="0" table:formula="of:=LOG10([.C16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2">
            <text:p>advertising</text:p>
          </table:table-cell>
          <table:table-cell office:value-type="float" office:value="1" table:style-name="ce1">
            <text:p>1</text:p>
          </table:table-cell>
          <table:table-cell office:value-type="float" office:value="3.2242740142942576" table:formula="of:=LOG10([.A1682])" table:style-name="ce1">
            <text:p>3.224274014</text:p>
          </table:table-cell>
          <table:table-cell table:style-name="ce1"/>
          <table:table-cell office:value-type="float" office:value="0" table:formula="of:=LOG10([.C16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2">
            <text:p>party's</text:p>
          </table:table-cell>
          <table:table-cell office:value-type="float" office:value="1" table:style-name="ce1">
            <text:p>1</text:p>
          </table:table-cell>
          <table:table-cell office:value-type="float" office:value="3.2245330626060857" table:formula="of:=LOG10([.A1683])" table:style-name="ce1">
            <text:p>3.224533063</text:p>
          </table:table-cell>
          <table:table-cell table:style-name="ce1"/>
          <table:table-cell office:value-type="float" office:value="0" table:formula="of:=LOG10([.C16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2">
            <text:p>copyright</text:p>
          </table:table-cell>
          <table:table-cell office:value-type="float" office:value="1" table:style-name="ce1">
            <text:p>1</text:p>
          </table:table-cell>
          <table:table-cell office:value-type="float" office:value="3.2247919564926817" table:formula="of:=LOG10([.A1684])" table:style-name="ce1">
            <text:p>3.224791956</text:p>
          </table:table-cell>
          <table:table-cell table:style-name="ce1"/>
          <table:table-cell office:value-type="float" office:value="0" table:formula="of:=LOG10([.C16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2">
            <text:p>patent</text:p>
          </table:table-cell>
          <table:table-cell office:value-type="float" office:value="1" table:style-name="ce1">
            <text:p>1</text:p>
          </table:table-cell>
          <table:table-cell office:value-type="float" office:value="3.225050696138049" table:formula="of:=LOG10([.A1685])" table:style-name="ce1">
            <text:p>3.225050696</text:p>
          </table:table-cell>
          <table:table-cell table:style-name="ce1"/>
          <table:table-cell office:value-type="float" office:value="0" table:formula="of:=LOG10([.C16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2">
            <text:p>trademark</text:p>
          </table:table-cell>
          <table:table-cell office:value-type="float" office:value="1" table:style-name="ce1">
            <text:p>1</text:p>
          </table:table-cell>
          <table:table-cell office:value-type="float" office:value="3.2253092817258628" table:formula="of:=LOG10([.A1686])" table:style-name="ce1">
            <text:p>3.225309282</text:p>
          </table:table-cell>
          <table:table-cell table:style-name="ce1"/>
          <table:table-cell office:value-type="float" office:value="0" table:formula="of:=LOG10([.C16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2">
            <text:p>secret</text:p>
          </table:table-cell>
          <table:table-cell office:value-type="float" office:value="1" table:style-name="ce1">
            <text:p>1</text:p>
          </table:table-cell>
          <table:table-cell office:value-type="float" office:value="3.2255677134394709" table:formula="of:=LOG10([.A1687])" table:style-name="ce1">
            <text:p>3.225567713</text:p>
          </table:table-cell>
          <table:table-cell table:style-name="ce1"/>
          <table:table-cell office:value-type="float" office:value="0" table:formula="of:=LOG10([.C16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2">
            <text:p>counterfeit</text:p>
          </table:table-cell>
          <table:table-cell office:value-type="float" office:value="1" table:style-name="ce1">
            <text:p>1</text:p>
          </table:table-cell>
          <table:table-cell office:value-type="float" office:value="3.2258259914618934" table:formula="of:=LOG10([.A1688])" table:style-name="ce1">
            <text:p>3.225825991</text:p>
          </table:table-cell>
          <table:table-cell table:style-name="ce1"/>
          <table:table-cell office:value-type="float" office:value="0" table:formula="of:=LOG10([.C16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2">
            <text:p>defamatory</text:p>
          </table:table-cell>
          <table:table-cell office:value-type="float" office:value="1" table:style-name="ce1">
            <text:p>1</text:p>
          </table:table-cell>
          <table:table-cell office:value-type="float" office:value="3.2260841159758238" table:formula="of:=LOG10([.A1689])" table:style-name="ce1">
            <text:p>3.226084116</text:p>
          </table:table-cell>
          <table:table-cell table:style-name="ce1"/>
          <table:table-cell office:value-type="float" office:value="0" table:formula="of:=LOG10([.C16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2">
            <text:p>libelous</text:p>
          </table:table-cell>
          <table:table-cell office:value-type="float" office:value="1" table:style-name="ce1">
            <text:p>1</text:p>
          </table:table-cell>
          <table:table-cell office:value-type="float" office:value="3.2263420871636308" table:formula="of:=LOG10([.A1690])" table:style-name="ce1">
            <text:p>3.226342087</text:p>
          </table:table-cell>
          <table:table-cell table:style-name="ce1"/>
          <table:table-cell office:value-type="float" office:value="0" table:formula="of:=LOG10([.C16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2">
            <text:p>threatening</text:p>
          </table:table-cell>
          <table:table-cell office:value-type="float" office:value="1" table:style-name="ce1">
            <text:p>1</text:p>
          </table:table-cell>
          <table:table-cell office:value-type="float" office:value="3.2265999052073573" table:formula="of:=LOG10([.A1691])" table:style-name="ce1">
            <text:p>3.226599905</text:p>
          </table:table-cell>
          <table:table-cell table:style-name="ce1"/>
          <table:table-cell office:value-type="float" office:value="0" table:formula="of:=LOG10([.C16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2">
            <text:p>harassing</text:p>
          </table:table-cell>
          <table:table-cell office:value-type="float" office:value="1" table:style-name="ce1">
            <text:p>1</text:p>
          </table:table-cell>
          <table:table-cell office:value-type="float" office:value="3.2268575702887237" table:formula="of:=LOG10([.A1692])" table:style-name="ce1">
            <text:p>3.22685757</text:p>
          </table:table-cell>
          <table:table-cell table:style-name="ce1"/>
          <table:table-cell office:value-type="float" office:value="0" table:formula="of:=LOG10([.C16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2">
            <text:p>misleading</text:p>
          </table:table-cell>
          <table:table-cell office:value-type="float" office:value="1" table:style-name="ce1">
            <text:p>1</text:p>
          </table:table-cell>
          <table:table-cell office:value-type="float" office:value="3.2271150825891253" table:formula="of:=LOG10([.A1693])" table:style-name="ce1">
            <text:p>3.227115083</text:p>
          </table:table-cell>
          <table:table-cell table:style-name="ce1"/>
          <table:table-cell office:value-type="float" office:value="0" table:formula="of:=LOG10([.C16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2">
            <text:p>cooperate</text:p>
          </table:table-cell>
          <table:table-cell office:value-type="float" office:value="1" table:style-name="ce1">
            <text:p>1</text:p>
          </table:table-cell>
          <table:table-cell office:value-type="float" office:value="3.2273724422896364" table:formula="of:=LOG10([.A1694])" table:style-name="ce1">
            <text:p>3.227372442</text:p>
          </table:table-cell>
          <table:table-cell table:style-name="ce1"/>
          <table:table-cell office:value-type="float" office:value="0" table:formula="of:=LOG10([.C16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2">
            <text:p>double</text:p>
          </table:table-cell>
          <table:table-cell office:value-type="float" office:value="1" table:style-name="ce1">
            <text:p>1</text:p>
          </table:table-cell>
          <table:table-cell office:value-type="float" office:value="3.2276296495710088" table:formula="of:=LOG10([.A1695])" table:style-name="ce1">
            <text:p>3.22762965</text:p>
          </table:table-cell>
          <table:table-cell table:style-name="ce1"/>
          <table:table-cell office:value-type="float" office:value="0" table:formula="of:=LOG10([.C16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2">
            <text:p>dip</text:p>
          </table:table-cell>
          <table:table-cell office:value-type="float" office:value="1" table:style-name="ce1">
            <text:p>1</text:p>
          </table:table-cell>
          <table:table-cell office:value-type="float" office:value="3.2278867046136734" table:formula="of:=LOG10([.A1696])" table:style-name="ce1">
            <text:p>3.227886705</text:p>
          </table:table-cell>
          <table:table-cell table:style-name="ce1"/>
          <table:table-cell office:value-type="float" office:value="0" table:formula="of:=LOG10([.C16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2">
            <text:p>conduct</text:p>
          </table:table-cell>
          <table:table-cell office:value-type="float" office:value="1" table:style-name="ce1">
            <text:p>1</text:p>
          </table:table-cell>
          <table:table-cell office:value-type="float" office:value="3.2281436075977417" table:formula="of:=LOG10([.A1697])" table:style-name="ce1">
            <text:p>3.228143608</text:p>
          </table:table-cell>
          <table:table-cell table:style-name="ce1"/>
          <table:table-cell office:value-type="float" office:value="0" table:formula="of:=LOG10([.C16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2">
            <text:p>results</text:p>
          </table:table-cell>
          <table:table-cell office:value-type="float" office:value="1" table:style-name="ce1">
            <text:p>1</text:p>
          </table:table-cell>
          <table:table-cell office:value-type="float" office:value="3.2284003587030048" table:formula="of:=LOG10([.A1698])" table:style-name="ce1">
            <text:p>3.228400359</text:p>
          </table:table-cell>
          <table:table-cell table:style-name="ce1"/>
          <table:table-cell office:value-type="float" office:value="0" table:formula="of:=LOG10([.C16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2">
            <text:p>issuers</text:p>
          </table:table-cell>
          <table:table-cell office:value-type="float" office:value="1" table:style-name="ce1">
            <text:p>1</text:p>
          </table:table-cell>
          <table:table-cell office:value-type="float" office:value="3.2286569581089353" table:formula="of:=LOG10([.A1699])" table:style-name="ce1">
            <text:p>3.228656958</text:p>
          </table:table-cell>
          <table:table-cell table:style-name="ce1"/>
          <table:table-cell office:value-type="float" office:value="0" table:formula="of:=LOG10([.C16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2">
            <text:p>invalidate</text:p>
          </table:table-cell>
          <table:table-cell office:value-type="float" office:value="1" table:style-name="ce1">
            <text:p>1</text:p>
          </table:table-cell>
          <table:table-cell office:value-type="float" office:value="3.228913405994688" table:formula="of:=LOG10([.A1700])" table:style-name="ce1">
            <text:p>3.228913406</text:p>
          </table:table-cell>
          <table:table-cell table:style-name="ce1"/>
          <table:table-cell office:value-type="float" office:value="0" table:formula="of:=LOG10([.C17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2">
            <text:p>discover</text:p>
          </table:table-cell>
          <table:table-cell office:value-type="float" office:value="1" table:style-name="ce1">
            <text:p>1</text:p>
          </table:table-cell>
          <table:table-cell office:value-type="float" office:value="3.2291697025391009" table:formula="of:=LOG10([.A1701])" table:style-name="ce1">
            <text:p>3.229169703</text:p>
          </table:table-cell>
          <table:table-cell table:style-name="ce1"/>
          <table:table-cell office:value-type="float" office:value="0" table:formula="of:=LOG10([.C17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2">
            <text:p>believes</text:p>
          </table:table-cell>
          <table:table-cell office:value-type="float" office:value="1" table:style-name="ce1">
            <text:p>1</text:p>
          </table:table-cell>
          <table:table-cell office:value-type="float" office:value="3.229425847920695" table:formula="of:=LOG10([.A1702])" table:style-name="ce1">
            <text:p>3.229425848</text:p>
          </table:table-cell>
          <table:table-cell table:style-name="ce1"/>
          <table:table-cell office:value-type="float" office:value="0" table:formula="of:=LOG10([.C17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2">
            <text:p>association</text:p>
          </table:table-cell>
          <table:table-cell office:value-type="float" office:value="1" table:style-name="ce1">
            <text:p>1</text:p>
          </table:table-cell>
          <table:table-cell office:value-type="float" office:value="3.2296818423176759" table:formula="of:=LOG10([.A1703])" table:style-name="ce1">
            <text:p>3.229681842</text:p>
          </table:table-cell>
          <table:table-cell table:style-name="ce1"/>
          <table:table-cell office:value-type="float" office:value="0" table:formula="of:=LOG10([.C17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2">
            <text:p>included</text:p>
          </table:table-cell>
          <table:table-cell office:value-type="float" office:value="1" table:style-name="ce1">
            <text:p>1</text:p>
          </table:table-cell>
          <table:table-cell office:value-type="float" office:value="3.2299376859079341" table:formula="of:=LOG10([.A1704])" table:style-name="ce1">
            <text:p>3.229937686</text:p>
          </table:table-cell>
          <table:table-cell table:style-name="ce1"/>
          <table:table-cell office:value-type="float" office:value="0" table:formula="of:=LOG10([.C17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2">
            <text:p>imposes</text:p>
          </table:table-cell>
          <table:table-cell office:value-type="float" office:value="1" table:style-name="ce1">
            <text:p>1</text:p>
          </table:table-cell>
          <table:table-cell office:value-type="float" office:value="3.2301933788690458" table:formula="of:=LOG10([.A1705])" table:style-name="ce1">
            <text:p>3.230193379</text:p>
          </table:table-cell>
          <table:table-cell table:style-name="ce1"/>
          <table:table-cell office:value-type="float" office:value="0" table:formula="of:=LOG10([.C17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2">
            <text:p>unreasonable</text:p>
          </table:table-cell>
          <table:table-cell office:value-type="float" office:value="1" table:style-name="ce1">
            <text:p>1</text:p>
          </table:table-cell>
          <table:table-cell office:value-type="float" office:value="3.2304489213782741" table:formula="of:=LOG10([.A1706])" table:style-name="ce1">
            <text:p>3.230448921</text:p>
          </table:table-cell>
          <table:table-cell table:style-name="ce1"/>
          <table:table-cell office:value-type="float" office:value="0" table:formula="of:=LOG10([.C17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2">
            <text:p>disproportionately</text:p>
          </table:table-cell>
          <table:table-cell office:value-type="float" office:value="1" table:style-name="ce1">
            <text:p>1</text:p>
          </table:table-cell>
          <table:table-cell office:value-type="float" office:value="3.230704313612569" table:formula="of:=LOG10([.A1707])" table:style-name="ce1">
            <text:p>3.230704314</text:p>
          </table:table-cell>
          <table:table-cell table:style-name="ce1"/>
          <table:table-cell office:value-type="float" office:value="0" table:formula="of:=LOG10([.C17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2">
            <text:p>large</text:p>
          </table:table-cell>
          <table:table-cell office:value-type="float" office:value="1" table:style-name="ce1">
            <text:p>1</text:p>
          </table:table-cell>
          <table:table-cell office:value-type="float" office:value="3.2309595557485689" table:formula="of:=LOG10([.A1708])" table:style-name="ce1">
            <text:p>3.230959556</text:p>
          </table:table-cell>
          <table:table-cell table:style-name="ce1"/>
          <table:table-cell office:value-type="float" office:value="0" table:formula="of:=LOG10([.C17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2">
            <text:p>load</text:p>
          </table:table-cell>
          <table:table-cell office:value-type="float" office:value="1" table:style-name="ce1">
            <text:p>1</text:p>
          </table:table-cell>
          <table:table-cell office:value-type="float" office:value="3.2312146479626009" table:formula="of:=LOG10([.A1709])" table:style-name="ce1">
            <text:p>3.231214648</text:p>
          </table:table-cell>
          <table:table-cell table:style-name="ce1"/>
          <table:table-cell office:value-type="float" office:value="0" table:formula="of:=LOG10([.C17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2">
            <text:p>trojan</text:p>
          </table:table-cell>
          <table:table-cell office:value-type="float" office:value="1" table:style-name="ce1">
            <text:p>1</text:p>
          </table:table-cell>
          <table:table-cell office:value-type="float" office:value="3.2314695904306814" table:formula="of:=LOG10([.A1710])" table:style-name="ce1">
            <text:p>3.23146959</text:p>
          </table:table-cell>
          <table:table-cell table:style-name="ce1"/>
          <table:table-cell office:value-type="float" office:value="0" table:formula="of:=LOG10([.C17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2">
            <text:p>horses</text:p>
          </table:table-cell>
          <table:table-cell office:value-type="float" office:value="1" table:style-name="ce1">
            <text:p>1</text:p>
          </table:table-cell>
          <table:table-cell office:value-type="float" office:value="3.2317243833285163" table:formula="of:=LOG10([.A1711])" table:style-name="ce1">
            <text:p>3.231724383</text:p>
          </table:table-cell>
          <table:table-cell table:style-name="ce1"/>
          <table:table-cell office:value-type="float" office:value="0" table:formula="of:=LOG10([.C17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2">
            <text:p>malware</text:p>
          </table:table-cell>
          <table:table-cell office:value-type="float" office:value="1" table:style-name="ce1">
            <text:p>1</text:p>
          </table:table-cell>
          <table:table-cell office:value-type="float" office:value="3.2319790268315041" table:formula="of:=LOG10([.A1712])" table:style-name="ce1">
            <text:p>3.231979027</text:p>
          </table:table-cell>
          <table:table-cell table:style-name="ce1"/>
          <table:table-cell office:value-type="float" office:value="0" table:formula="of:=LOG10([.C17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2">
            <text:p>worms</text:p>
          </table:table-cell>
          <table:table-cell office:value-type="float" office:value="1" table:style-name="ce1">
            <text:p>1</text:p>
          </table:table-cell>
          <table:table-cell office:value-type="float" office:value="3.2322335211147335" table:formula="of:=LOG10([.A1713])" table:style-name="ce1">
            <text:p>3.232233521</text:p>
          </table:table-cell>
          <table:table-cell table:style-name="ce1"/>
          <table:table-cell office:value-type="float" office:value="0" table:formula="of:=LOG10([.C17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2">
            <text:p>computer</text:p>
          </table:table-cell>
          <table:table-cell office:value-type="float" office:value="1" table:style-name="ce1">
            <text:p>1</text:p>
          </table:table-cell>
          <table:table-cell office:value-type="float" office:value="3.2324878663529861" table:formula="of:=LOG10([.A1714])" table:style-name="ce1">
            <text:p>3.232487866</text:p>
          </table:table-cell>
          <table:table-cell table:style-name="ce1"/>
          <table:table-cell office:value-type="float" office:value="0" table:formula="of:=LOG10([.C17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2">
            <text:p>programming</text:p>
          </table:table-cell>
          <table:table-cell office:value-type="float" office:value="1" table:style-name="ce1">
            <text:p>1</text:p>
          </table:table-cell>
          <table:table-cell office:value-type="float" office:value="3.2327420627207371" table:formula="of:=LOG10([.A1715])" table:style-name="ce1">
            <text:p>3.232742063</text:p>
          </table:table-cell>
          <table:table-cell table:style-name="ce1"/>
          <table:table-cell office:value-type="float" office:value="0" table:formula="of:=LOG10([.C17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2">
            <text:p>routines</text:p>
          </table:table-cell>
          <table:table-cell office:value-type="float" office:value="1" table:style-name="ce1">
            <text:p>1</text:p>
          </table:table-cell>
          <table:table-cell office:value-type="float" office:value="3.2329961103921536" table:formula="of:=LOG10([.A1716])" table:style-name="ce1">
            <text:p>3.23299611</text:p>
          </table:table-cell>
          <table:table-cell table:style-name="ce1"/>
          <table:table-cell office:value-type="float" office:value="0" table:formula="of:=LOG10([.C17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2">
            <text:p>attempts</text:p>
          </table:table-cell>
          <table:table-cell office:value-type="float" office:value="1" table:style-name="ce1">
            <text:p>1</text:p>
          </table:table-cell>
          <table:table-cell office:value-type="float" office:value="3.2332500095411003" table:formula="of:=LOG10([.A1717])" table:style-name="ce1">
            <text:p>3.23325001</text:p>
          </table:table-cell>
          <table:table-cell table:style-name="ce1"/>
          <table:table-cell office:value-type="float" office:value="0" table:formula="of:=LOG10([.C17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2">
            <text:p>corrupt</text:p>
          </table:table-cell>
          <table:table-cell office:value-type="float" office:value="1" table:style-name="ce1">
            <text:p>1</text:p>
          </table:table-cell>
          <table:table-cell office:value-type="float" office:value="3.2335037603411343" table:formula="of:=LOG10([.A1718])" table:style-name="ce1">
            <text:p>3.23350376</text:p>
          </table:table-cell>
          <table:table-cell table:style-name="ce1"/>
          <table:table-cell office:value-type="float" office:value="0" table:formula="of:=LOG10([.C17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2">
            <text:p>detrimentally</text:p>
          </table:table-cell>
          <table:table-cell office:value-type="float" office:value="1" table:style-name="ce1">
            <text:p>1</text:p>
          </table:table-cell>
          <table:table-cell office:value-type="float" office:value="3.2337573629655103" table:formula="of:=LOG10([.A1719])" table:style-name="ce1">
            <text:p>3.233757363</text:p>
          </table:table-cell>
          <table:table-cell table:style-name="ce1"/>
          <table:table-cell office:value-type="float" office:value="0" table:formula="of:=LOG10([.C17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2">
            <text:p>surreptitiously</text:p>
          </table:table-cell>
          <table:table-cell office:value-type="float" office:value="1" table:style-name="ce1">
            <text:p>1</text:p>
          </table:table-cell>
          <table:table-cell office:value-type="float" office:value="3.2340108175871793" table:formula="of:=LOG10([.A1720])" table:style-name="ce1">
            <text:p>3.234010818</text:p>
          </table:table-cell>
          <table:table-cell table:style-name="ce1"/>
          <table:table-cell office:value-type="float" office:value="0" table:formula="of:=LOG10([.C17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2">
            <text:p>intercept</text:p>
          </table:table-cell>
          <table:table-cell office:value-type="float" office:value="1" table:style-name="ce1">
            <text:p>1</text:p>
          </table:table-cell>
          <table:table-cell office:value-type="float" office:value="3.2342641243787895" table:formula="of:=LOG10([.A1721])" table:style-name="ce1">
            <text:p>3.234264124</text:p>
          </table:table-cell>
          <table:table-cell table:style-name="ce1"/>
          <table:table-cell office:value-type="float" office:value="0" table:formula="of:=LOG10([.C17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2">
            <text:p>expropriate</text:p>
          </table:table-cell>
          <table:table-cell office:value-type="float" office:value="1" table:style-name="ce1">
            <text:p>1</text:p>
          </table:table-cell>
          <table:table-cell office:value-type="float" office:value="3.2345172835126865" table:formula="of:=LOG10([.A1722])" table:style-name="ce1">
            <text:p>3.234517284</text:p>
          </table:table-cell>
          <table:table-cell table:style-name="ce1"/>
          <table:table-cell office:value-type="float" office:value="0" table:formula="of:=LOG10([.C17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2">
            <text:p>gain</text:p>
          </table:table-cell>
          <table:table-cell office:value-type="float" office:value="1" table:style-name="ce1">
            <text:p>1</text:p>
          </table:table-cell>
          <table:table-cell office:value-type="float" office:value="3.2347702951609163" table:formula="of:=LOG10([.A1723])" table:style-name="ce1">
            <text:p>3.234770295</text:p>
          </table:table-cell>
          <table:table-cell table:style-name="ce1"/>
          <table:table-cell office:value-type="float" office:value="0" table:formula="of:=LOG10([.C17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2">
            <text:p>anonymising</text:p>
          </table:table-cell>
          <table:table-cell office:value-type="float" office:value="1" table:style-name="ce1">
            <text:p>1</text:p>
          </table:table-cell>
          <table:table-cell office:value-type="float" office:value="3.2350231594952237" table:formula="of:=LOG10([.A1724])" table:style-name="ce1">
            <text:p>3.235023159</text:p>
          </table:table-cell>
          <table:table-cell table:style-name="ce1"/>
          <table:table-cell office:value-type="float" office:value="0" table:formula="of:=LOG10([.C17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2">
            <text:p>proxy</text:p>
          </table:table-cell>
          <table:table-cell office:value-type="float" office:value="1" table:style-name="ce1">
            <text:p>1</text:p>
          </table:table-cell>
          <table:table-cell office:value-type="float" office:value="3.2352758766870524" table:formula="of:=LOG10([.A1725])" table:style-name="ce1">
            <text:p>3.235275877</text:p>
          </table:table-cell>
          <table:table-cell table:style-name="ce1"/>
          <table:table-cell office:value-type="float" office:value="0" table:formula="of:=LOG10([.C17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2">
            <text:p>spider</text:p>
          </table:table-cell>
          <table:table-cell office:value-type="float" office:value="1" table:style-name="ce1">
            <text:p>1</text:p>
          </table:table-cell>
          <table:table-cell office:value-type="float" office:value="3.2355284469075487" table:formula="of:=LOG10([.A1726])" table:style-name="ce1">
            <text:p>3.235528447</text:p>
          </table:table-cell>
          <table:table-cell table:style-name="ce1"/>
          <table:table-cell office:value-type="float" office:value="0" table:formula="of:=LOG10([.C17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2">
            <text:p>routine</text:p>
          </table:table-cell>
          <table:table-cell office:value-type="float" office:value="1" table:style-name="ce1">
            <text:p>1</text:p>
          </table:table-cell>
          <table:table-cell office:value-type="float" office:value="3.2357808703275603" table:formula="of:=LOG10([.A1727])" table:style-name="ce1">
            <text:p>3.23578087</text:p>
          </table:table-cell>
          <table:table-cell table:style-name="ce1"/>
          <table:table-cell office:value-type="float" office:value="0" table:formula="of:=LOG10([.C17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2">
            <text:p>bypass</text:p>
          </table:table-cell>
          <table:table-cell office:value-type="float" office:value="1" table:style-name="ce1">
            <text:p>1</text:p>
          </table:table-cell>
          <table:table-cell office:value-type="float" office:value="3.2360331471176358" table:formula="of:=LOG10([.A1728])" table:style-name="ce1">
            <text:p>3.236033147</text:p>
          </table:table-cell>
          <table:table-cell table:style-name="ce1"/>
          <table:table-cell office:value-type="float" office:value="0" table:formula="of:=LOG10([.C17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2">
            <text:p>exclusion</text:p>
          </table:table-cell>
          <table:table-cell office:value-type="float" office:value="1" table:style-name="ce1">
            <text:p>1</text:p>
          </table:table-cell>
          <table:table-cell office:value-type="float" office:value="3.2362852774480286" table:formula="of:=LOG10([.A1729])" table:style-name="ce1">
            <text:p>3.236285277</text:p>
          </table:table-cell>
          <table:table-cell table:style-name="ce1"/>
          <table:table-cell office:value-type="float" office:value="0" table:formula="of:=LOG10([.C17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2">
            <text:p>processors</text:p>
          </table:table-cell>
          <table:table-cell office:value-type="float" office:value="1" table:style-name="ce1">
            <text:p>1</text:p>
          </table:table-cell>
          <table:table-cell office:value-type="float" office:value="3.236537261488694" table:formula="of:=LOG10([.A1730])" table:style-name="ce1">
            <text:p>3.236537261</text:p>
          </table:table-cell>
          <table:table-cell table:style-name="ce1"/>
          <table:table-cell office:value-type="float" office:value="0" table:formula="of:=LOG10([.C17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2">
            <text:p>test</text:p>
          </table:table-cell>
          <table:table-cell office:value-type="float" office:value="1" table:style-name="ce1">
            <text:p>1</text:p>
          </table:table-cell>
          <table:table-cell office:value-type="float" office:value="3.2367890994092927" table:formula="of:=LOG10([.A1731])" table:style-name="ce1">
            <text:p>3.236789099</text:p>
          </table:table-cell>
          <table:table-cell table:style-name="ce1"/>
          <table:table-cell office:value-type="float" office:value="0" table:formula="of:=LOG10([.C17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2">
            <text:p>behaviors</text:p>
          </table:table-cell>
          <table:table-cell office:value-type="float" office:value="1" table:style-name="ce1">
            <text:p>1</text:p>
          </table:table-cell>
          <table:table-cell office:value-type="float" office:value="3.237040791379191" table:formula="of:=LOG10([.A1732])" table:style-name="ce1">
            <text:p>3.237040791</text:p>
          </table:table-cell>
          <table:table-cell table:style-name="ce1"/>
          <table:table-cell office:value-type="float" office:value="0" table:formula="of:=LOG10([.C17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2">
            <text:p>circumvent</text:p>
          </table:table-cell>
          <table:table-cell office:value-type="float" office:value="1" table:style-name="ce1">
            <text:p>1</text:p>
          </table:table-cell>
          <table:table-cell office:value-type="float" office:value="3.2372923375674589" table:formula="of:=LOG10([.A1733])" table:style-name="ce1">
            <text:p>3.237292338</text:p>
          </table:table-cell>
          <table:table-cell table:style-name="ce1"/>
          <table:table-cell office:value-type="float" office:value="0" table:formula="of:=LOG10([.C17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2">
            <text:p>determinations</text:p>
          </table:table-cell>
          <table:table-cell office:value-type="float" office:value="1" table:style-name="ce1">
            <text:p>1</text:p>
          </table:table-cell>
          <table:table-cell office:value-type="float" office:value="3.2375437381428744" table:formula="of:=LOG10([.A1734])" table:style-name="ce1">
            <text:p>3.237543738</text:p>
          </table:table-cell>
          <table:table-cell table:style-name="ce1"/>
          <table:table-cell office:value-type="float" office:value="0" table:formula="of:=LOG10([.C17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2">
            <text:p>temporary</text:p>
          </table:table-cell>
          <table:table-cell office:value-type="float" office:value="1" table:style-name="ce1">
            <text:p>1</text:p>
          </table:table-cell>
          <table:table-cell office:value-type="float" office:value="3.2377949932739227" table:formula="of:=LOG10([.A1735])" table:style-name="ce1">
            <text:p>3.237794993</text:p>
          </table:table-cell>
          <table:table-cell table:style-name="ce1"/>
          <table:table-cell office:value-type="float" office:value="0" table:formula="of:=LOG10([.C17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2">
            <text:p>indefinite</text:p>
          </table:table-cell>
          <table:table-cell office:value-type="float" office:value="1" table:style-name="ce1">
            <text:p>1</text:p>
          </table:table-cell>
          <table:table-cell office:value-type="float" office:value="3.2380461031287955" table:formula="of:=LOG10([.A1736])" table:style-name="ce1">
            <text:p>3.238046103</text:p>
          </table:table-cell>
          <table:table-cell table:style-name="ce1"/>
          <table:table-cell office:value-type="float" office:value="0" table:formula="of:=LOG10([.C17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2">
            <text:p>account(s</text:p>
          </table:table-cell>
          <table:table-cell office:value-type="float" office:value="1" table:style-name="ce1">
            <text:p>1</text:p>
          </table:table-cell>
          <table:table-cell office:value-type="float" office:value="3.238297067875394" table:formula="of:=LOG10([.A1737])" table:style-name="ce1">
            <text:p>3.238297068</text:p>
          </table:table-cell>
          <table:table-cell table:style-name="ce1"/>
          <table:table-cell office:value-type="float" office:value="0" table:formula="of:=LOG10([.C17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2">
            <text:p>else’s</text:p>
          </table:table-cell>
          <table:table-cell office:value-type="float" office:value="1" table:style-name="ce1">
            <text:p>1</text:p>
          </table:table-cell>
          <table:table-cell office:value-type="float" office:value="3.2385478876813276" table:formula="of:=LOG10([.A1738])" table:style-name="ce1">
            <text:p>3.238547888</text:p>
          </table:table-cell>
          <table:table-cell table:style-name="ce1"/>
          <table:table-cell office:value-type="float" office:value="0" table:formula="of:=LOG10([.C17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2">
            <text:p>harass</text:p>
          </table:table-cell>
          <table:table-cell office:value-type="float" office:value="1" table:style-name="ce1">
            <text:p>1</text:p>
          </table:table-cell>
          <table:table-cell office:value-type="float" office:value="3.2387985627139169" table:formula="of:=LOG10([.A1739])" table:style-name="ce1">
            <text:p>3.238798563</text:p>
          </table:table-cell>
          <table:table-cell table:style-name="ce1"/>
          <table:table-cell office:value-type="float" office:value="0" table:formula="of:=LOG10([.C17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2">
            <text:p>threaten</text:p>
          </table:table-cell>
          <table:table-cell office:value-type="float" office:value="1" table:style-name="ce1">
            <text:p>1</text:p>
          </table:table-cell>
          <table:table-cell office:value-type="float" office:value="3.2390490931401916" table:formula="of:=LOG10([.A1740])" table:style-name="ce1">
            <text:p>3.239049093</text:p>
          </table:table-cell>
          <table:table-cell table:style-name="ce1"/>
          <table:table-cell office:value-type="float" office:value="0" table:formula="of:=LOG10([.C17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2">
            <text:p>disproportionate</text:p>
          </table:table-cell>
          <table:table-cell office:value-type="float" office:value="1" table:style-name="ce1">
            <text:p>1</text:p>
          </table:table-cell>
          <table:table-cell office:value-type="float" office:value="3.2392994791268923" table:formula="of:=LOG10([.A1741])" table:style-name="ce1">
            <text:p>3.239299479</text:p>
          </table:table-cell>
          <table:table-cell table:style-name="ce1"/>
          <table:table-cell office:value-type="float" office:value="0" table:formula="of:=LOG10([.C17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2">
            <text:p>score</text:p>
          </table:table-cell>
          <table:table-cell office:value-type="float" office:value="1" table:style-name="ce1">
            <text:p>1</text:p>
          </table:table-cell>
          <table:table-cell office:value-type="float" office:value="3.2395497208404729" table:formula="of:=LOG10([.A1742])" table:style-name="ce1">
            <text:p>3.239549721</text:p>
          </table:table-cell>
          <table:table-cell table:style-name="ce1"/>
          <table:table-cell office:value-type="float" office:value="0" table:formula="of:=LOG10([.C17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2">
            <text:p>indicates</text:p>
          </table:table-cell>
          <table:table-cell office:value-type="float" office:value="1" table:style-name="ce1">
            <text:p>1</text:p>
          </table:table-cell>
          <table:table-cell office:value-type="float" office:value="3.2397998184470986" table:formula="of:=LOG10([.A1743])" table:style-name="ce1">
            <text:p>3.239799818</text:p>
          </table:table-cell>
          <table:table-cell table:style-name="ce1"/>
          <table:table-cell office:value-type="float" office:value="0" table:formula="of:=LOG10([.C17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2">
            <text:p>assisting</text:p>
          </table:table-cell>
          <table:table-cell office:value-type="float" office:value="1" table:style-name="ce1">
            <text:p>1</text:p>
          </table:table-cell>
          <table:table-cell office:value-type="float" office:value="3.2400497721126476" table:formula="of:=LOG10([.A1744])" table:style-name="ce1">
            <text:p>3.240049772</text:p>
          </table:table-cell>
          <table:table-cell table:style-name="ce1"/>
          <table:table-cell office:value-type="float" office:value="0" table:formula="of:=LOG10([.C17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2">
            <text:p>reveal</text:p>
          </table:table-cell>
          <table:table-cell office:value-type="float" office:value="1" table:style-name="ce1">
            <text:p>1</text:p>
          </table:table-cell>
          <table:table-cell office:value-type="float" office:value="3.2402995820027125" table:formula="of:=LOG10([.A1745])" table:style-name="ce1">
            <text:p>3.240299582</text:p>
          </table:table-cell>
          <table:table-cell table:style-name="ce1"/>
          <table:table-cell office:value-type="float" office:value="0" table:formula="of:=LOG10([.C17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2">
            <text:p>password(s</text:p>
          </table:table-cell>
          <table:table-cell office:value-type="float" office:value="1" table:style-name="ce1">
            <text:p>1</text:p>
          </table:table-cell>
          <table:table-cell office:value-type="float" office:value="3.2405492482825999" table:formula="of:=LOG10([.A1746])" table:style-name="ce1">
            <text:p>3.240549248</text:p>
          </table:table-cell>
          <table:table-cell table:style-name="ce1"/>
          <table:table-cell office:value-type="float" office:value="0" table:formula="of:=LOG10([.C17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2">
            <text:p>else's</text:p>
          </table:table-cell>
          <table:table-cell office:value-type="float" office:value="1" table:style-name="ce1">
            <text:p>1</text:p>
          </table:table-cell>
          <table:table-cell office:value-type="float" office:value="3.2407987711173312" table:formula="of:=LOG10([.A1747])" table:style-name="ce1">
            <text:p>3.240798771</text:p>
          </table:table-cell>
          <table:table-cell table:style-name="ce1"/>
          <table:table-cell office:value-type="float" office:value="0" table:formula="of:=LOG10([.C17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2">
            <text:p>thing</text:p>
          </table:table-cell>
          <table:table-cell office:value-type="float" office:value="1" table:style-name="ce1">
            <text:p>1</text:p>
          </table:table-cell>
          <table:table-cell office:value-type="float" office:value="3.2410481506716442" table:formula="of:=LOG10([.A1748])" table:style-name="ce1">
            <text:p>3.241048151</text:p>
          </table:table-cell>
          <table:table-cell table:style-name="ce1"/>
          <table:table-cell office:value-type="float" office:value="0" table:formula="of:=LOG10([.C17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2">
            <text:p>proper</text:p>
          </table:table-cell>
          <table:table-cell office:value-type="float" office:value="1" table:style-name="ce1">
            <text:p>1</text:p>
          </table:table-cell>
          <table:table-cell office:value-type="float" office:value="3.2412973871099933" table:formula="of:=LOG10([.A1749])" table:style-name="ce1">
            <text:p>3.241297387</text:p>
          </table:table-cell>
          <table:table-cell table:style-name="ce1"/>
          <table:table-cell office:value-type="float" office:value="0" table:formula="of:=LOG10([.C17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2">
            <text:p>non-compliance</text:p>
          </table:table-cell>
          <table:table-cell office:value-type="float" office:value="1" table:style-name="ce1">
            <text:p>1</text:p>
          </table:table-cell>
          <table:table-cell office:value-type="float" office:value="3.2415464805965484" table:formula="of:=LOG10([.A1750])" table:style-name="ce1">
            <text:p>3.241546481</text:p>
          </table:table-cell>
          <table:table-cell table:style-name="ce1"/>
          <table:table-cell office:value-type="float" office:value="0" table:formula="of:=LOG10([.C17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2">
            <text:p>counter</text:p>
          </table:table-cell>
          <table:table-cell office:value-type="float" office:value="1" table:style-name="ce1">
            <text:p>1</text:p>
          </table:table-cell>
          <table:table-cell office:value-type="float" office:value="3.2417954312951989" table:formula="of:=LOG10([.A1751])" table:style-name="ce1">
            <text:p>3.241795431</text:p>
          </table:table-cell>
          <table:table-cell table:style-name="ce1"/>
          <table:table-cell office:value-type="float" office:value="0" table:formula="of:=LOG10([.C17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2">
            <text:p>terrorist</text:p>
          </table:table-cell>
          <table:table-cell office:value-type="float" office:value="1" table:style-name="ce1">
            <text:p>1</text:p>
          </table:table-cell>
          <table:table-cell office:value-type="float" office:value="3.2420442393695508" table:formula="of:=LOG10([.A1752])" table:style-name="ce1">
            <text:p>3.242044239</text:p>
          </table:table-cell>
          <table:table-cell table:style-name="ce1"/>
          <table:table-cell office:value-type="float" office:value="0" table:formula="of:=LOG10([.C17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2">
            <text:p>financing</text:p>
          </table:table-cell>
          <table:table-cell office:value-type="float" office:value="1" table:style-name="ce1">
            <text:p>1</text:p>
          </table:table-cell>
          <table:table-cell office:value-type="float" office:value="3.2422929049829308" table:formula="of:=LOG10([.A1753])" table:style-name="ce1">
            <text:p>3.242292905</text:p>
          </table:table-cell>
          <table:table-cell table:style-name="ce1"/>
          <table:table-cell office:value-type="float" office:value="0" table:formula="of:=LOG10([.C17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2">
            <text:p>expose</text:p>
          </table:table-cell>
          <table:table-cell office:value-type="float" office:value="1" table:style-name="ce1">
            <text:p>1</text:p>
          </table:table-cell>
          <table:table-cell office:value-type="float" office:value="3.2425414282983844" table:formula="of:=LOG10([.A1754])" table:style-name="ce1">
            <text:p>3.242541428</text:p>
          </table:table-cell>
          <table:table-cell table:style-name="ce1"/>
          <table:table-cell office:value-type="float" office:value="0" table:formula="of:=LOG10([.C17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2">
            <text:p>authorities</text:p>
          </table:table-cell>
          <table:table-cell office:value-type="float" office:value="1" table:style-name="ce1">
            <text:p>1</text:p>
          </table:table-cell>
          <table:table-cell office:value-type="float" office:value="3.2427898094786767" table:formula="of:=LOG10([.A1755])" table:style-name="ce1">
            <text:p>3.242789809</text:p>
          </table:table-cell>
          <table:table-cell table:style-name="ce1"/>
          <table:table-cell office:value-type="float" office:value="0" table:formula="of:=LOG10([.C17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2">
            <text:p>integrate</text:p>
          </table:table-cell>
          <table:table-cell office:value-type="float" office:value="1" table:style-name="ce1">
            <text:p>1</text:p>
          </table:table-cell>
          <table:table-cell office:value-type="float" office:value="3.2430380486862944" table:formula="of:=LOG10([.A1756])" table:style-name="ce1">
            <text:p>3.243038049</text:p>
          </table:table-cell>
          <table:table-cell table:style-name="ce1"/>
          <table:table-cell office:value-type="float" office:value="0" table:formula="of:=LOG10([.C17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2">
            <text:p>communicated</text:p>
          </table:table-cell>
          <table:table-cell office:value-type="float" office:value="1" table:style-name="ce1">
            <text:p>1</text:p>
          </table:table-cell>
          <table:table-cell office:value-type="float" office:value="3.2432861460834461" table:formula="of:=LOG10([.A1757])" table:style-name="ce1">
            <text:p>3.243286146</text:p>
          </table:table-cell>
          <table:table-cell table:style-name="ce1"/>
          <table:table-cell office:value-type="float" office:value="0" table:formula="of:=LOG10([.C17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2">
            <text:p>programmers</text:p>
          </table:table-cell>
          <table:table-cell office:value-type="float" office:value="1" table:style-name="ce1">
            <text:p>1</text:p>
          </table:table-cell>
          <table:table-cell office:value-type="float" office:value="3.2435341018320618" table:formula="of:=LOG10([.A1758])" table:style-name="ce1">
            <text:p>3.243534102</text:p>
          </table:table-cell>
          <table:table-cell table:style-name="ce1"/>
          <table:table-cell office:value-type="float" office:value="0" table:formula="of:=LOG10([.C17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2">
            <text:p>advertise</text:p>
          </table:table-cell>
          <table:table-cell office:value-type="float" office:value="1" table:style-name="ce1">
            <text:p>1</text:p>
          </table:table-cell>
          <table:table-cell office:value-type="float" office:value="3.2437819160937948" table:formula="of:=LOG10([.A1759])" table:style-name="ce1">
            <text:p>3.243781916</text:p>
          </table:table-cell>
          <table:table-cell table:style-name="ce1"/>
          <table:table-cell office:value-type="float" office:value="0" table:formula="of:=LOG10([.C17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2">
            <text:p>introduce</text:p>
          </table:table-cell>
          <table:table-cell office:value-type="float" office:value="1" table:style-name="ce1">
            <text:p>1</text:p>
          </table:table-cell>
          <table:table-cell office:value-type="float" office:value="3.2440295890300219" table:formula="of:=LOG10([.A1760])" table:style-name="ce1">
            <text:p>3.244029589</text:p>
          </table:table-cell>
          <table:table-cell table:style-name="ce1"/>
          <table:table-cell office:value-type="float" office:value="0" table:formula="of:=LOG10([.C17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2">
            <text:p>describe</text:p>
          </table:table-cell>
          <table:table-cell office:value-type="float" office:value="1" table:style-name="ce1">
            <text:p>1</text:p>
          </table:table-cell>
          <table:table-cell office:value-type="float" office:value="3.2442771208018431" table:formula="of:=LOG10([.A1761])" table:style-name="ce1">
            <text:p>3.244277121</text:p>
          </table:table-cell>
          <table:table-cell table:style-name="ce1"/>
          <table:table-cell office:value-type="float" office:value="0" table:formula="of:=LOG10([.C17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2">
            <text:p>co-branded</text:p>
          </table:table-cell>
          <table:table-cell office:value-type="float" office:value="1" table:style-name="ce1">
            <text:p>1</text:p>
          </table:table-cell>
          <table:table-cell office:value-type="float" office:value="3.2445245115700838" table:formula="of:=LOG10([.A1762])" table:style-name="ce1">
            <text:p>3.244524512</text:p>
          </table:table-cell>
          <table:table-cell table:style-name="ce1"/>
          <table:table-cell office:value-type="float" office:value="0" table:formula="of:=LOG10([.C17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2">
            <text:p>obtaining</text:p>
          </table:table-cell>
          <table:table-cell office:value-type="float" office:value="1" table:style-name="ce1">
            <text:p>1</text:p>
          </table:table-cell>
          <table:table-cell office:value-type="float" office:value="3.2447717614952949" table:formula="of:=LOG10([.A1763])" table:style-name="ce1">
            <text:p>3.244771761</text:p>
          </table:table-cell>
          <table:table-cell table:style-name="ce1"/>
          <table:table-cell office:value-type="float" office:value="0" table:formula="of:=LOG10([.C17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float" office:value="2000" table:style-name="ce2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3.245018870737753" table:formula="of:=LOG10([.A1764])" table:style-name="ce1">
            <text:p>3.245018871</text:p>
          </table:table-cell>
          <table:table-cell table:style-name="ce1"/>
          <table:table-cell office:value-type="float" office:value="0" table:formula="of:=LOG10([.C17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2">
            <text:p>diminishes</text:p>
          </table:table-cell>
          <table:table-cell office:value-type="float" office:value="1" table:style-name="ce1">
            <text:p>1</text:p>
          </table:table-cell>
          <table:table-cell office:value-type="float" office:value="3.2452658394574612" table:formula="of:=LOG10([.A1765])" table:style-name="ce1">
            <text:p>3.245265839</text:p>
          </table:table-cell>
          <table:table-cell table:style-name="ce1"/>
          <table:table-cell office:value-type="float" office:value="0" table:formula="of:=LOG10([.C17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2">
            <text:p>penalty</text:p>
          </table:table-cell>
          <table:table-cell office:value-type="float" office:value="1" table:style-name="ce1">
            <text:p>1</text:p>
          </table:table-cell>
          <table:table-cell office:value-type="float" office:value="3.2455126678141499" table:formula="of:=LOG10([.A1766])" table:style-name="ce1">
            <text:p>3.245512668</text:p>
          </table:table-cell>
          <table:table-cell table:style-name="ce1"/>
          <table:table-cell office:value-type="float" office:value="0" table:formula="of:=LOG10([.C17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2">
            <text:p>limiting</text:p>
          </table:table-cell>
          <table:table-cell office:value-type="float" office:value="1" table:style-name="ce1">
            <text:p>1</text:p>
          </table:table-cell>
          <table:table-cell office:value-type="float" office:value="3.245759355967277" table:formula="of:=LOG10([.A1767])" table:style-name="ce1">
            <text:p>3.245759356</text:p>
          </table:table-cell>
          <table:table-cell table:style-name="ce1"/>
          <table:table-cell office:value-type="float" office:value="0" table:formula="of:=LOG10([.C17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2">
            <text:p>restricting</text:p>
          </table:table-cell>
          <table:table-cell office:value-type="float" office:value="1" table:style-name="ce1">
            <text:p>1</text:p>
          </table:table-cell>
          <table:table-cell office:value-type="float" office:value="3.246005904076029" table:formula="of:=LOG10([.A1768])" table:style-name="ce1">
            <text:p>3.246005904</text:p>
          </table:table-cell>
          <table:table-cell table:style-name="ce1"/>
          <table:table-cell office:value-type="float" office:value="0" table:formula="of:=LOG10([.C17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2">
            <text:p>payer/buyer</text:p>
          </table:table-cell>
          <table:table-cell office:value-type="float" office:value="1" table:style-name="ce1">
            <text:p>1</text:p>
          </table:table-cell>
          <table:table-cell office:value-type="float" office:value="3.2462523122993221" table:formula="of:=LOG10([.A1769])" table:style-name="ce1">
            <text:p>3.246252312</text:p>
          </table:table-cell>
          <table:table-cell table:style-name="ce1"/>
          <table:table-cell office:value-type="float" office:value="0" table:formula="of:=LOG10([.C17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2">
            <text:p>scheme</text:p>
          </table:table-cell>
          <table:table-cell office:value-type="float" office:value="1" table:style-name="ce1">
            <text:p>1</text:p>
          </table:table-cell>
          <table:table-cell office:value-type="float" office:value="3.2464985807958011" table:formula="of:=LOG10([.A1770])" table:style-name="ce1">
            <text:p>3.246498581</text:p>
          </table:table-cell>
          <table:table-cell table:style-name="ce1"/>
          <table:table-cell office:value-type="float" office:value="0" table:formula="of:=LOG10([.C17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2">
            <text:p>depends</text:p>
          </table:table-cell>
          <table:table-cell office:value-type="float" office:value="1" table:style-name="ce1">
            <text:p>1</text:p>
          </table:table-cell>
          <table:table-cell office:value-type="float" office:value="3.2467447097238415" table:formula="of:=LOG10([.A1771])" table:style-name="ce1">
            <text:p>3.24674471</text:p>
          </table:table-cell>
          <table:table-cell table:style-name="ce1"/>
          <table:table-cell office:value-type="float" office:value="0" table:formula="of:=LOG10([.C17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2">
            <text:p>timeframe</text:p>
          </table:table-cell>
          <table:table-cell office:value-type="float" office:value="1" table:style-name="ce1">
            <text:p>1</text:p>
          </table:table-cell>
          <table:table-cell office:value-type="float" office:value="3.2469906992415498" table:formula="of:=LOG10([.A1772])" table:style-name="ce1">
            <text:p>3.246990699</text:p>
          </table:table-cell>
          <table:table-cell table:style-name="ce1"/>
          <table:table-cell office:value-type="float" office:value="0" table:formula="of:=LOG10([.C17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2">
            <text:p>tickets</text:p>
          </table:table-cell>
          <table:table-cell office:value-type="float" office:value="1" table:style-name="ce1">
            <text:p>1</text:p>
          </table:table-cell>
          <table:table-cell office:value-type="float" office:value="3.2472365495067641" table:formula="of:=LOG10([.A1773])" table:style-name="ce1">
            <text:p>3.24723655</text:p>
          </table:table-cell>
          <table:table-cell table:style-name="ce1"/>
          <table:table-cell office:value-type="float" office:value="0" table:formula="of:=LOG10([.C17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2">
            <text:p>enduring</text:p>
          </table:table-cell>
          <table:table-cell office:value-type="float" office:value="1" table:style-name="ce1">
            <text:p>1</text:p>
          </table:table-cell>
          <table:table-cell office:value-type="float" office:value="3.2474822606770544" table:formula="of:=LOG10([.A1774])" table:style-name="ce1">
            <text:p>3.247482261</text:p>
          </table:table-cell>
          <table:table-cell table:style-name="ce1"/>
          <table:table-cell office:value-type="float" office:value="0" table:formula="of:=LOG10([.C17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2">
            <text:p>appeals</text:p>
          </table:table-cell>
          <table:table-cell office:value-type="float" office:value="1" table:style-name="ce1">
            <text:p>1</text:p>
          </table:table-cell>
          <table:table-cell office:value-type="float" office:value="3.2477278329097232" table:formula="of:=LOG10([.A1775])" table:style-name="ce1">
            <text:p>3.247727833</text:p>
          </table:table-cell>
          <table:table-cell table:style-name="ce1"/>
          <table:table-cell office:value-type="float" office:value="0" table:formula="of:=LOG10([.C17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2">
            <text:p>block</text:p>
          </table:table-cell>
          <table:table-cell office:value-type="float" office:value="1" table:style-name="ce1">
            <text:p>1</text:p>
          </table:table-cell>
          <table:table-cell office:value-type="float" office:value="3.2479732663618068" table:formula="of:=LOG10([.A1776])" table:style-name="ce1">
            <text:p>3.247973266</text:p>
          </table:table-cell>
          <table:table-cell table:style-name="ce1"/>
          <table:table-cell office:value-type="float" office:value="0" table:formula="of:=LOG10([.C17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float" office:value="180" table:style-name="ce2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3.2482185611900749" table:formula="of:=LOG10([.A1777])" table:style-name="ce1">
            <text:p>3.248218561</text:p>
          </table:table-cell>
          <table:table-cell table:style-name="ce1"/>
          <table:table-cell office:value-type="float" office:value="0" table:formula="of:=LOG10([.C17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2">
            <text:p>engagement</text:p>
          </table:table-cell>
          <table:table-cell office:value-type="float" office:value="1" table:style-name="ce1">
            <text:p>1</text:p>
          </table:table-cell>
          <table:table-cell office:value-type="float" office:value="3.248463717551032" table:formula="of:=LOG10([.A1778])" table:style-name="ce1">
            <text:p>3.248463718</text:p>
          </table:table-cell>
          <table:table-cell table:style-name="ce1"/>
          <table:table-cell office:value-type="float" office:value="0" table:formula="of:=LOG10([.C17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2">
            <text:p>fact</text:p>
          </table:table-cell>
          <table:table-cell office:value-type="float" office:value="1" table:style-name="ce1">
            <text:p>1</text:p>
          </table:table-cell>
          <table:table-cell office:value-type="float" office:value="3.2487087356009177" table:formula="of:=LOG10([.A1779])" table:style-name="ce1">
            <text:p>3.248708736</text:p>
          </table:table-cell>
          <table:table-cell table:style-name="ce1"/>
          <table:table-cell office:value-type="float" office:value="0" table:formula="of:=LOG10([.C17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2">
            <text:p>retrospect</text:p>
          </table:table-cell>
          <table:table-cell office:value-type="float" office:value="1" table:style-name="ce1">
            <text:p>1</text:p>
          </table:table-cell>
          <table:table-cell office:value-type="float" office:value="3.2489536154957075" table:formula="of:=LOG10([.A1780])" table:style-name="ce1">
            <text:p>3.248953615</text:p>
          </table:table-cell>
          <table:table-cell table:style-name="ce1"/>
          <table:table-cell office:value-type="float" office:value="0" table:formula="of:=LOG10([.C17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2">
            <text:p>regard</text:p>
          </table:table-cell>
          <table:table-cell office:value-type="float" office:value="1" table:style-name="ce1">
            <text:p>1</text:p>
          </table:table-cell>
          <table:table-cell office:value-type="float" office:value="3.249198357391113" table:formula="of:=LOG10([.A1781])" table:style-name="ce1">
            <text:p>3.249198357</text:p>
          </table:table-cell>
          <table:table-cell table:style-name="ce1"/>
          <table:table-cell office:value-type="float" office:value="0" table:formula="of:=LOG10([.C17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2">
            <text:p>directed</text:p>
          </table:table-cell>
          <table:table-cell office:value-type="float" office:value="1" table:style-name="ce1">
            <text:p>1</text:p>
          </table:table-cell>
          <table:table-cell office:value-type="float" office:value="3.2494429614425822" table:formula="of:=LOG10([.A1782])" table:style-name="ce1">
            <text:p>3.249442961</text:p>
          </table:table-cell>
          <table:table-cell table:style-name="ce1"/>
          <table:table-cell office:value-type="float" office:value="0" table:formula="of:=LOG10([.C17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2">
            <text:p>integrity</text:p>
          </table:table-cell>
          <table:table-cell office:value-type="float" office:value="1" table:style-name="ce1">
            <text:p>1</text:p>
          </table:table-cell>
          <table:table-cell office:value-type="float" office:value="3.2496874278053016" table:formula="of:=LOG10([.A1783])" table:style-name="ce1">
            <text:p>3.249687428</text:p>
          </table:table-cell>
          <table:table-cell table:style-name="ce1"/>
          <table:table-cell office:value-type="float" office:value="0" table:formula="of:=LOG10([.C17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2">
            <text:p>account-level</text:p>
          </table:table-cell>
          <table:table-cell office:value-type="float" office:value="1" table:style-name="ce1">
            <text:p>1</text:p>
          </table:table-cell>
          <table:table-cell office:value-type="float" office:value="3.249931756634195" table:formula="of:=LOG10([.A1784])" table:style-name="ce1">
            <text:p>3.249931757</text:p>
          </table:table-cell>
          <table:table-cell table:style-name="ce1"/>
          <table:table-cell office:value-type="float" office:value="0" table:formula="of:=LOG10([.C17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2">
            <text:p>transaction-level</text:p>
          </table:table-cell>
          <table:table-cell office:value-type="float" office:value="1" table:style-name="ce1">
            <text:p>1</text:p>
          </table:table-cell>
          <table:table-cell office:value-type="float" office:value="3.2501759480839252" table:formula="of:=LOG10([.A1785])" table:style-name="ce1">
            <text:p>3.250175948</text:p>
          </table:table-cell>
          <table:table-cell table:style-name="ce1"/>
          <table:table-cell office:value-type="float" office:value="0" table:formula="of:=LOG10([.C17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2">
            <text:p>advisable</text:p>
          </table:table-cell>
          <table:table-cell office:value-type="float" office:value="1" table:style-name="ce1">
            <text:p>1</text:p>
          </table:table-cell>
          <table:table-cell office:value-type="float" office:value="3.2504200023088941" table:formula="of:=LOG10([.A1786])" table:style-name="ce1">
            <text:p>3.250420002</text:p>
          </table:table-cell>
          <table:table-cell table:style-name="ce1"/>
          <table:table-cell office:value-type="float" office:value="0" table:formula="of:=LOG10([.C17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2">
            <text:p>visit</text:p>
          </table:table-cell>
          <table:table-cell office:value-type="float" office:value="1" table:style-name="ce1">
            <text:p>1</text:p>
          </table:table-cell>
          <table:table-cell office:value-type="float" office:value="3.2506639194632436" table:formula="of:=LOG10([.A1787])" table:style-name="ce1">
            <text:p>3.250663919</text:p>
          </table:table-cell>
          <table:table-cell table:style-name="ce1"/>
          <table:table-cell office:value-type="float" office:value="0" table:formula="of:=LOG10([.C17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2">
            <text:p>places</text:p>
          </table:table-cell>
          <table:table-cell office:value-type="float" office:value="1" table:style-name="ce1">
            <text:p>1</text:p>
          </table:table-cell>
          <table:table-cell office:value-type="float" office:value="3.2509076997008561" table:formula="of:=LOG10([.A1788])" table:style-name="ce1">
            <text:p>3.2509077</text:p>
          </table:table-cell>
          <table:table-cell table:style-name="ce1"/>
          <table:table-cell office:value-type="float" office:value="0" table:formula="of:=LOG10([.C17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2">
            <text:p>reviews</text:p>
          </table:table-cell>
          <table:table-cell office:value-type="float" office:value="1" table:style-name="ce1">
            <text:p>1</text:p>
          </table:table-cell>
          <table:table-cell office:value-type="float" office:value="3.2511513431753545" table:formula="of:=LOG10([.A1789])" table:style-name="ce1">
            <text:p>3.251151343</text:p>
          </table:table-cell>
          <table:table-cell table:style-name="ce1"/>
          <table:table-cell office:value-type="float" office:value="0" table:formula="of:=LOG10([.C17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2">
            <text:p>placing</text:p>
          </table:table-cell>
          <table:table-cell office:value-type="float" office:value="1" table:style-name="ce1">
            <text:p>1</text:p>
          </table:table-cell>
          <table:table-cell office:value-type="float" office:value="3.2513948500401044" table:formula="of:=LOG10([.A1790])" table:style-name="ce1">
            <text:p>3.25139485</text:p>
          </table:table-cell>
          <table:table-cell table:style-name="ce1"/>
          <table:table-cell office:value-type="float" office:value="0" table:formula="of:=LOG10([.C17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2">
            <text:p>tenure</text:p>
          </table:table-cell>
          <table:table-cell office:value-type="float" office:value="1" table:style-name="ce1">
            <text:p>1</text:p>
          </table:table-cell>
          <table:table-cell office:value-type="float" office:value="3.2516382204482119" table:formula="of:=LOG10([.A1791])" table:style-name="ce1">
            <text:p>3.25163822</text:p>
          </table:table-cell>
          <table:table-cell table:style-name="ce1"/>
          <table:table-cell office:value-type="float" office:value="0" table:formula="of:=LOG10([.C17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2">
            <text:p>past</text:p>
          </table:table-cell>
          <table:table-cell office:value-type="float" office:value="1" table:style-name="ce1">
            <text:p>1</text:p>
          </table:table-cell>
          <table:table-cell office:value-type="float" office:value="3.2518814545525276" table:formula="of:=LOG10([.A1792])" table:style-name="ce1">
            <text:p>3.251881455</text:p>
          </table:table-cell>
          <table:table-cell table:style-name="ce1"/>
          <table:table-cell office:value-type="float" office:value="0" table:formula="of:=LOG10([.C17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2">
            <text:p>overall</text:p>
          </table:table-cell>
          <table:table-cell office:value-type="float" office:value="1" table:style-name="ce1">
            <text:p>1</text:p>
          </table:table-cell>
          <table:table-cell office:value-type="float" office:value="3.2521245525056441" table:formula="of:=LOG10([.A1793])" table:style-name="ce1">
            <text:p>3.252124553</text:p>
          </table:table-cell>
          <table:table-cell table:style-name="ce1"/>
          <table:table-cell office:value-type="float" office:value="0" table:formula="of:=LOG10([.C17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2">
            <text:p>category</text:p>
          </table:table-cell>
          <table:table-cell office:value-type="float" office:value="1" table:style-name="ce1">
            <text:p>1</text:p>
          </table:table-cell>
          <table:table-cell office:value-type="float" office:value="3.2523675144598987" table:formula="of:=LOG10([.A1794])" table:style-name="ce1">
            <text:p>3.252367514</text:p>
          </table:table-cell>
          <table:table-cell table:style-name="ce1"/>
          <table:table-cell office:value-type="float" office:value="0" table:formula="of:=LOG10([.C17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2">
            <text:p>facts</text:p>
          </table:table-cell>
          <table:table-cell office:value-type="float" office:value="1" table:style-name="ce1">
            <text:p>1</text:p>
          </table:table-cell>
          <table:table-cell office:value-type="float" office:value="3.2526103405673732" table:formula="of:=LOG10([.A1795])" table:style-name="ce1">
            <text:p>3.252610341</text:p>
          </table:table-cell>
          <table:table-cell table:style-name="ce1"/>
          <table:table-cell office:value-type="float" office:value="0" table:formula="of:=LOG10([.C17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2">
            <text:p>often</text:p>
          </table:table-cell>
          <table:table-cell office:value-type="float" office:value="1" table:style-name="ce1">
            <text:p>1</text:p>
          </table:table-cell>
          <table:table-cell office:value-type="float" office:value="3.2528530309798933" table:formula="of:=LOG10([.A1796])" table:style-name="ce1">
            <text:p>3.252853031</text:p>
          </table:table-cell>
          <table:table-cell table:style-name="ce1"/>
          <table:table-cell office:value-type="float" office:value="0" table:formula="of:=LOG10([.C17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2">
            <text:p>illegal</text:p>
          </table:table-cell>
          <table:table-cell office:value-type="float" office:value="1" table:style-name="ce1">
            <text:p>1</text:p>
          </table:table-cell>
          <table:table-cell office:value-type="float" office:value="3.2530955858490316" table:formula="of:=LOG10([.A1797])" table:style-name="ce1">
            <text:p>3.253095586</text:p>
          </table:table-cell>
          <table:table-cell table:style-name="ce1"/>
          <table:table-cell office:value-type="float" office:value="0" table:formula="of:=LOG10([.C17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2">
            <text:p>sudden</text:p>
          </table:table-cell>
          <table:table-cell office:value-type="float" office:value="1" table:style-name="ce1">
            <text:p>1</text:p>
          </table:table-cell>
          <table:table-cell office:value-type="float" office:value="3.2533380053261065" table:formula="of:=LOG10([.A1798])" table:style-name="ce1">
            <text:p>3.253338005</text:p>
          </table:table-cell>
          <table:table-cell table:style-name="ce1"/>
          <table:table-cell office:value-type="float" office:value="0" table:formula="of:=LOG10([.C17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2">
            <text:p>abnormal</text:p>
          </table:table-cell>
          <table:table-cell office:value-type="float" office:value="1" table:style-name="ce1">
            <text:p>1</text:p>
          </table:table-cell>
          <table:table-cell office:value-type="float" office:value="3.253580289562183" table:formula="of:=LOG10([.A1799])" table:style-name="ce1">
            <text:p>3.25358029</text:p>
          </table:table-cell>
          <table:table-cell table:style-name="ce1"/>
          <table:table-cell office:value-type="float" office:value="0" table:formula="of:=LOG10([.C17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2">
            <text:p>holder’s</text:p>
          </table:table-cell>
          <table:table-cell office:value-type="float" office:value="1" table:style-name="ce1">
            <text:p>1</text:p>
          </table:table-cell>
          <table:table-cell office:value-type="float" office:value="3.2538224387080734" table:formula="of:=LOG10([.A1800])" table:style-name="ce1">
            <text:p>3.253822439</text:p>
          </table:table-cell>
          <table:table-cell table:style-name="ce1"/>
          <table:table-cell office:value-type="float" office:value="0" table:formula="of:=LOG10([.C18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2">
            <text:p>trying</text:p>
          </table:table-cell>
          <table:table-cell office:value-type="float" office:value="1" table:style-name="ce1">
            <text:p>1</text:p>
          </table:table-cell>
          <table:table-cell office:value-type="float" office:value="3.2540644529143381" table:formula="of:=LOG10([.A1801])" table:style-name="ce1">
            <text:p>3.254064453</text:p>
          </table:table-cell>
          <table:table-cell table:style-name="ce1"/>
          <table:table-cell office:value-type="float" office:value="0" table:formula="of:=LOG10([.C18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2">
            <text:p>challenged</text:p>
          </table:table-cell>
          <table:table-cell office:value-type="float" office:value="1" table:style-name="ce1">
            <text:p>1</text:p>
          </table:table-cell>
          <table:table-cell office:value-type="float" office:value="3.2543063323312857" table:formula="of:=LOG10([.A1802])" table:style-name="ce1">
            <text:p>3.254306332</text:p>
          </table:table-cell>
          <table:table-cell table:style-name="ce1"/>
          <table:table-cell office:value-type="float" office:value="0" table:formula="of:=LOG10([.C18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2">
            <text:p>marketplace's</text:p>
          </table:table-cell>
          <table:table-cell office:value-type="float" office:value="1" table:style-name="ce1">
            <text:p>1</text:p>
          </table:table-cell>
          <table:table-cell office:value-type="float" office:value="3.2545480771089736" table:formula="of:=LOG10([.A1803])" table:style-name="ce1">
            <text:p>3.254548077</text:p>
          </table:table-cell>
          <table:table-cell table:style-name="ce1"/>
          <table:table-cell office:value-type="float" office:value="0" table:formula="of:=LOG10([.C18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2">
            <text:p>high-risk</text:p>
          </table:table-cell>
          <table:table-cell office:value-type="float" office:value="1" table:style-name="ce1">
            <text:p>1</text:p>
          </table:table-cell>
          <table:table-cell office:value-type="float" office:value="3.25478968739721" table:formula="of:=LOG10([.A1804])" table:style-name="ce1">
            <text:p>3.254789687</text:p>
          </table:table-cell>
          <table:table-cell table:style-name="ce1"/>
          <table:table-cell office:value-type="float" office:value="0" table:formula="of:=LOG10([.C18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2">
            <text:p>allowing</text:p>
          </table:table-cell>
          <table:table-cell office:value-type="float" office:value="1" table:style-name="ce1">
            <text:p>1</text:p>
          </table:table-cell>
          <table:table-cell office:value-type="float" office:value="3.2550311633455515" table:formula="of:=LOG10([.A1805])" table:style-name="ce1">
            <text:p>3.255031163</text:p>
          </table:table-cell>
          <table:table-cell table:style-name="ce1"/>
          <table:table-cell office:value-type="float" office:value="0" table:formula="of:=LOG10([.C18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2">
            <text:p>proceed</text:p>
          </table:table-cell>
          <table:table-cell office:value-type="float" office:value="1" table:style-name="ce1">
            <text:p>1</text:p>
          </table:table-cell>
          <table:table-cell office:value-type="float" office:value="3.255272505103306" table:formula="of:=LOG10([.A1806])" table:style-name="ce1">
            <text:p>3.255272505</text:p>
          </table:table-cell>
          <table:table-cell table:style-name="ce1"/>
          <table:table-cell office:value-type="float" office:value="0" table:formula="of:=LOG10([.C18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2">
            <text:p>suspicion</text:p>
          </table:table-cell>
          <table:table-cell office:value-type="float" office:value="1" table:style-name="ce1">
            <text:p>1</text:p>
          </table:table-cell>
          <table:table-cell office:value-type="float" office:value="3.2555137128195333" table:formula="of:=LOG10([.A1807])" table:style-name="ce1">
            <text:p>3.255513713</text:p>
          </table:table-cell>
          <table:table-cell table:style-name="ce1"/>
          <table:table-cell office:value-type="float" office:value="0" table:formula="of:=LOG10([.C18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2">
            <text:p>execute</text:p>
          </table:table-cell>
          <table:table-cell office:value-type="float" office:value="1" table:style-name="ce1">
            <text:p>1</text:p>
          </table:table-cell>
          <table:table-cell office:value-type="float" office:value="3.2557547866430441" table:formula="of:=LOG10([.A1808])" table:style-name="ce1">
            <text:p>3.255754787</text:p>
          </table:table-cell>
          <table:table-cell table:style-name="ce1"/>
          <table:table-cell office:value-type="float" office:value="0" table:formula="of:=LOG10([.C18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2">
            <text:p>purchased</text:p>
          </table:table-cell>
          <table:table-cell office:value-type="float" office:value="1" table:style-name="ce1">
            <text:p>1</text:p>
          </table:table-cell>
          <table:table-cell office:value-type="float" office:value="3.2559957267224018" table:formula="of:=LOG10([.A1809])" table:style-name="ce1">
            <text:p>3.255995727</text:p>
          </table:table-cell>
          <table:table-cell table:style-name="ce1"/>
          <table:table-cell office:value-type="float" office:value="0" table:formula="of:=LOG10([.C18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2">
            <text:p>ship</text:p>
          </table:table-cell>
          <table:table-cell office:value-type="float" office:value="1" table:style-name="ce1">
            <text:p>1</text:p>
          </table:table-cell>
          <table:table-cell office:value-type="float" office:value="3.2562365332059229" table:formula="of:=LOG10([.A1810])" table:style-name="ce1">
            <text:p>3.256236533</text:p>
          </table:table-cell>
          <table:table-cell table:style-name="ce1"/>
          <table:table-cell office:value-type="float" office:value="0" table:formula="of:=LOG10([.C18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2">
            <text:p>meet</text:p>
          </table:table-cell>
          <table:table-cell office:value-type="float" office:value="1" table:style-name="ce1">
            <text:p>1</text:p>
          </table:table-cell>
          <table:table-cell office:value-type="float" office:value="3.2564772062416769" table:formula="of:=LOG10([.A1811])" table:style-name="ce1">
            <text:p>3.256477206</text:p>
          </table:table-cell>
          <table:table-cell table:style-name="ce1"/>
          <table:table-cell office:value-type="float" office:value="0" table:formula="of:=LOG10([.C18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2">
            <text:p>dealings</text:p>
          </table:table-cell>
          <table:table-cell office:value-type="float" office:value="1" table:style-name="ce1">
            <text:p>1</text:p>
          </table:table-cell>
          <table:table-cell office:value-type="float" office:value="3.256717745977487" table:formula="of:=LOG10([.A1812])" table:style-name="ce1">
            <text:p>3.256717746</text:p>
          </table:table-cell>
          <table:table-cell table:style-name="ce1"/>
          <table:table-cell office:value-type="float" office:value="0" table:formula="of:=LOG10([.C18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2">
            <text:p>character</text:p>
          </table:table-cell>
          <table:table-cell office:value-type="float" office:value="1" table:style-name="ce1">
            <text:p>1</text:p>
          </table:table-cell>
          <table:table-cell office:value-type="float" office:value="3.2569581525609319" table:formula="of:=LOG10([.A1813])" table:style-name="ce1">
            <text:p>3.256958153</text:p>
          </table:table-cell>
          <table:table-cell table:style-name="ce1"/>
          <table:table-cell office:value-type="float" office:value="0" table:formula="of:=LOG10([.C18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2">
            <text:p>lessening</text:p>
          </table:table-cell>
          <table:table-cell office:value-type="float" office:value="1" table:style-name="ce1">
            <text:p>1</text:p>
          </table:table-cell>
          <table:table-cell office:value-type="float" office:value="3.2571984261393445" table:formula="of:=LOG10([.A1814])" table:style-name="ce1">
            <text:p>3.257198426</text:p>
          </table:table-cell>
          <table:table-cell table:style-name="ce1"/>
          <table:table-cell office:value-type="float" office:value="0" table:formula="of:=LOG10([.C18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2">
            <text:p>transact</text:p>
          </table:table-cell>
          <table:table-cell office:value-type="float" office:value="1" table:style-name="ce1">
            <text:p>1</text:p>
          </table:table-cell>
          <table:table-cell office:value-type="float" office:value="3.2574385668598138" table:formula="of:=LOG10([.A1815])" table:style-name="ce1">
            <text:p>3.257438567</text:p>
          </table:table-cell>
          <table:table-cell table:style-name="ce1"/>
          <table:table-cell office:value-type="float" office:value="0" table:formula="of:=LOG10([.C18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2">
            <text:p>proceeds</text:p>
          </table:table-cell>
          <table:table-cell office:value-type="float" office:value="1" table:style-name="ce1">
            <text:p>1</text:p>
          </table:table-cell>
          <table:table-cell office:value-type="float" office:value="3.2576785748691846" table:formula="of:=LOG10([.A1816])" table:style-name="ce1">
            <text:p>3.257678575</text:p>
          </table:table-cell>
          <table:table-cell table:style-name="ce1"/>
          <table:table-cell office:value-type="float" office:value="0" table:formula="of:=LOG10([.C18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2">
            <text:p>descriptions</text:p>
          </table:table-cell>
          <table:table-cell office:value-type="float" office:value="1" table:style-name="ce1">
            <text:p>1</text:p>
          </table:table-cell>
          <table:table-cell office:value-type="float" office:value="3.2579184503140586" table:formula="of:=LOG10([.A1817])" table:style-name="ce1">
            <text:p>3.25791845</text:p>
          </table:table-cell>
          <table:table-cell table:style-name="ce1"/>
          <table:table-cell office:value-type="float" office:value="0" table:formula="of:=LOG10([.C18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2">
            <text:p>unusual</text:p>
          </table:table-cell>
          <table:table-cell office:value-type="float" office:value="1" table:style-name="ce1">
            <text:p>1</text:p>
          </table:table-cell>
          <table:table-cell office:value-type="float" office:value="3.2581581933407944" table:formula="of:=LOG10([.A1818])" table:style-name="ce1">
            <text:p>3.258158193</text:p>
          </table:table-cell>
          <table:table-cell table:style-name="ce1"/>
          <table:table-cell office:value-type="float" office:value="0" table:formula="of:=LOG10([.C18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2">
            <text:p>suspicious</text:p>
          </table:table-cell>
          <table:table-cell office:value-type="float" office:value="1" table:style-name="ce1">
            <text:p>1</text:p>
          </table:table-cell>
          <table:table-cell office:value-type="float" office:value="3.2583978040955088" table:formula="of:=LOG10([.A1819])" table:style-name="ce1">
            <text:p>3.258397804</text:p>
          </table:table-cell>
          <table:table-cell table:style-name="ce1"/>
          <table:table-cell office:value-type="float" office:value="0" table:formula="of:=LOG10([.C18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2">
            <text:p>keeping</text:p>
          </table:table-cell>
          <table:table-cell office:value-type="float" office:value="1" table:style-name="ce1">
            <text:p>1</text:p>
          </table:table-cell>
          <table:table-cell office:value-type="float" office:value="3.2586372827240764" table:formula="of:=LOG10([.A1820])" table:style-name="ce1">
            <text:p>3.258637283</text:p>
          </table:table-cell>
          <table:table-cell table:style-name="ce1"/>
          <table:table-cell office:value-type="float" office:value="0" table:formula="of:=LOG10([.C18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2">
            <text:p>knowledge</text:p>
          </table:table-cell>
          <table:table-cell office:value-type="float" office:value="1" table:style-name="ce1">
            <text:p>1</text:p>
          </table:table-cell>
          <table:table-cell office:value-type="float" office:value="3.2588766293721312" table:formula="of:=LOG10([.A1821])" table:style-name="ce1">
            <text:p>3.258876629</text:p>
          </table:table-cell>
          <table:table-cell table:style-name="ce1"/>
          <table:table-cell office:value-type="float" office:value="0" table:formula="of:=LOG10([.C18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2">
            <text:p>look</text:p>
          </table:table-cell>
          <table:table-cell office:value-type="float" office:value="1" table:style-name="ce1">
            <text:p>1</text:p>
          </table:table-cell>
          <table:table-cell office:value-type="float" office:value="3.2591158441850663" table:formula="of:=LOG10([.A1822])" table:style-name="ce1">
            <text:p>3.259115844</text:p>
          </table:table-cell>
          <table:table-cell table:style-name="ce1"/>
          <table:table-cell office:value-type="float" office:value="0" table:formula="of:=LOG10([.C18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2">
            <text:p>alerts</text:p>
          </table:table-cell>
          <table:table-cell office:value-type="float" office:value="1" table:style-name="ce1">
            <text:p>1</text:p>
          </table:table-cell>
          <table:table-cell office:value-type="float" office:value="3.2593549273080344" table:formula="of:=LOG10([.A1823])" table:style-name="ce1">
            <text:p>3.259354927</text:p>
          </table:table-cell>
          <table:table-cell table:style-name="ce1"/>
          <table:table-cell office:value-type="float" office:value="0" table:formula="of:=LOG10([.C18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2">
            <text:p>breached</text:p>
          </table:table-cell>
          <table:table-cell office:value-type="float" office:value="1" table:style-name="ce1">
            <text:p>1</text:p>
          </table:table-cell>
          <table:table-cell office:value-type="float" office:value="3.2595938788859486" table:formula="of:=LOG10([.A1824])" table:style-name="ce1">
            <text:p>3.259593879</text:p>
          </table:table-cell>
          <table:table-cell table:style-name="ce1"/>
          <table:table-cell office:value-type="float" office:value="0" table:formula="of:=LOG10([.C18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2">
            <text:p>indicate</text:p>
          </table:table-cell>
          <table:table-cell office:value-type="float" office:value="1" table:style-name="ce1">
            <text:p>1</text:p>
          </table:table-cell>
          <table:table-cell office:value-type="float" office:value="3.2598326990634834" table:formula="of:=LOG10([.A1825])" table:style-name="ce1">
            <text:p>3.259832699</text:p>
          </table:table-cell>
          <table:table-cell table:style-name="ce1"/>
          <table:table-cell office:value-type="float" office:value="0" table:formula="of:=LOG10([.C18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2">
            <text:p>indications</text:p>
          </table:table-cell>
          <table:table-cell office:value-type="float" office:value="1" table:style-name="ce1">
            <text:p>1</text:p>
          </table:table-cell>
          <table:table-cell office:value-type="float" office:value="3.2600713879850747" table:formula="of:=LOG10([.A1826])" table:style-name="ce1">
            <text:p>3.260071388</text:p>
          </table:table-cell>
          <table:table-cell table:style-name="ce1"/>
          <table:table-cell office:value-type="float" office:value="0" table:formula="of:=LOG10([.C18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2">
            <text:p>poor</text:p>
          </table:table-cell>
          <table:table-cell office:value-type="float" office:value="1" table:style-name="ce1">
            <text:p>1</text:p>
          </table:table-cell>
          <table:table-cell office:value-type="float" office:value="3.2603099457949201" table:formula="of:=LOG10([.A1827])" table:style-name="ce1">
            <text:p>3.260309946</text:p>
          </table:table-cell>
          <table:table-cell table:style-name="ce1"/>
          <table:table-cell office:value-type="float" office:value="0" table:formula="of:=LOG10([.C18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2">
            <text:p>unusually</text:p>
          </table:table-cell>
          <table:table-cell office:value-type="float" office:value="1" table:style-name="ce1">
            <text:p>1</text:p>
          </table:table-cell>
          <table:table-cell office:value-type="float" office:value="3.2605483726369795" table:formula="of:=LOG10([.A1828])" table:style-name="ce1">
            <text:p>3.260548373</text:p>
          </table:table-cell>
          <table:table-cell table:style-name="ce1"/>
          <table:table-cell office:value-type="float" office:value="0" table:formula="of:=LOG10([.C18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2">
            <text:p>entirely</text:p>
          </table:table-cell>
          <table:table-cell office:value-type="float" office:value="1" table:style-name="ce1">
            <text:p>1</text:p>
          </table:table-cell>
          <table:table-cell office:value-type="float" office:value="3.2607866686549762" table:formula="of:=LOG10([.A1829])" table:style-name="ce1">
            <text:p>3.260786669</text:p>
          </table:table-cell>
          <table:table-cell table:style-name="ce1"/>
          <table:table-cell office:value-type="float" office:value="0" table:formula="of:=LOG10([.C18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2">
            <text:p>high-cost</text:p>
          </table:table-cell>
          <table:table-cell office:value-type="float" office:value="1" table:style-name="ce1">
            <text:p>1</text:p>
          </table:table-cell>
          <table:table-cell office:value-type="float" office:value="3.2610248339923973" table:formula="of:=LOG10([.A1830])" table:style-name="ce1">
            <text:p>3.261024834</text:p>
          </table:table-cell>
          <table:table-cell table:style-name="ce1"/>
          <table:table-cell office:value-type="float" office:value="0" table:formula="of:=LOG10([.C18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2">
            <text:p>typical</text:p>
          </table:table-cell>
          <table:table-cell office:value-type="float" office:value="1" table:style-name="ce1">
            <text:p>1</text:p>
          </table:table-cell>
          <table:table-cell office:value-type="float" office:value="3.2612628687924934" table:formula="of:=LOG10([.A1831])" table:style-name="ce1">
            <text:p>3.261262869</text:p>
          </table:table-cell>
          <table:table-cell table:style-name="ce1"/>
          <table:table-cell office:value-type="float" office:value="0" table:formula="of:=LOG10([.C18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2">
            <text:p>increases</text:p>
          </table:table-cell>
          <table:table-cell office:value-type="float" office:value="1" table:style-name="ce1">
            <text:p>1</text:p>
          </table:table-cell>
          <table:table-cell office:value-type="float" office:value="3.2615007731982804" table:formula="of:=LOG10([.A1832])" table:style-name="ce1">
            <text:p>3.261500773</text:p>
          </table:table-cell>
          <table:table-cell table:style-name="ce1"/>
          <table:table-cell office:value-type="float" office:value="0" table:formula="of:=LOG10([.C18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2">
            <text:p>rapidly</text:p>
          </table:table-cell>
          <table:table-cell office:value-type="float" office:value="1" table:style-name="ce1">
            <text:p>1</text:p>
          </table:table-cell>
          <table:table-cell office:value-type="float" office:value="3.2617385473525378" table:formula="of:=LOG10([.A1833])" table:style-name="ce1">
            <text:p>3.261738547</text:p>
          </table:table-cell>
          <table:table-cell table:style-name="ce1"/>
          <table:table-cell office:value-type="float" office:value="0" table:formula="of:=LOG10([.C18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2">
            <text:p>issues</text:p>
          </table:table-cell>
          <table:table-cell office:value-type="float" office:value="1" table:style-name="ce1">
            <text:p>1</text:p>
          </table:table-cell>
          <table:table-cell office:value-type="float" office:value="3.2619761913978125" table:formula="of:=LOG10([.A1834])" table:style-name="ce1">
            <text:p>3.261976191</text:p>
          </table:table-cell>
          <table:table-cell table:style-name="ce1"/>
          <table:table-cell office:value-type="float" office:value="0" table:formula="of:=LOG10([.C18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2">
            <text:p>model</text:p>
          </table:table-cell>
          <table:table-cell office:value-type="float" office:value="1" table:style-name="ce1">
            <text:p>1</text:p>
          </table:table-cell>
          <table:table-cell office:value-type="float" office:value="3.2622137054764169" table:formula="of:=LOG10([.A1835])" table:style-name="ce1">
            <text:p>3.262213705</text:p>
          </table:table-cell>
          <table:table-cell table:style-name="ce1"/>
          <table:table-cell office:value-type="float" office:value="0" table:formula="of:=LOG10([.C18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2">
            <text:p>reserved</text:p>
          </table:table-cell>
          <table:table-cell office:value-type="float" office:value="1" table:style-name="ce1">
            <text:p>1</text:p>
          </table:table-cell>
          <table:table-cell office:value-type="float" office:value="3.2624510897304293" table:formula="of:=LOG10([.A1836])" table:style-name="ce1">
            <text:p>3.26245109</text:p>
          </table:table-cell>
          <table:table-cell table:style-name="ce1"/>
          <table:table-cell office:value-type="float" office:value="0" table:formula="of:=LOG10([.C18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2">
            <text:p>unavailable</text:p>
          </table:table-cell>
          <table:table-cell office:value-type="float" office:value="1" table:style-name="ce1">
            <text:p>1</text:p>
          </table:table-cell>
          <table:table-cell office:value-type="float" office:value="3.2626883443016963" table:formula="of:=LOG10([.A1837])" table:style-name="ce1">
            <text:p>3.262688344</text:p>
          </table:table-cell>
          <table:table-cell table:style-name="ce1"/>
          <table:table-cell office:value-type="float" office:value="0" table:formula="of:=LOG10([.C18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2">
            <text:p>internal</text:p>
          </table:table-cell>
          <table:table-cell office:value-type="float" office:value="1" table:style-name="ce1">
            <text:p>1</text:p>
          </table:table-cell>
          <table:table-cell office:value-type="float" office:value="3.2629254693318317" table:formula="of:=LOG10([.A1838])" table:style-name="ce1">
            <text:p>3.262925469</text:p>
          </table:table-cell>
          <table:table-cell table:style-name="ce1"/>
          <table:table-cell office:value-type="float" office:value="0" table:formula="of:=LOG10([.C18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2">
            <text:p>considers</text:p>
          </table:table-cell>
          <table:table-cell office:value-type="float" office:value="1" table:style-name="ce1">
            <text:p>1</text:p>
          </table:table-cell>
          <table:table-cell office:value-type="float" office:value="3.2631624649622166" table:formula="of:=LOG10([.A1839])" table:style-name="ce1">
            <text:p>3.263162465</text:p>
          </table:table-cell>
          <table:table-cell table:style-name="ce1"/>
          <table:table-cell office:value-type="float" office:value="0" table:formula="of:=LOG10([.C18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2">
            <text:p>changed</text:p>
          </table:table-cell>
          <table:table-cell office:value-type="float" office:value="1" table:style-name="ce1">
            <text:p>1</text:p>
          </table:table-cell>
          <table:table-cell office:value-type="float" office:value="3.2633993313340022" table:formula="of:=LOG10([.A1840])" table:style-name="ce1">
            <text:p>3.263399331</text:p>
          </table:table-cell>
          <table:table-cell table:style-name="ce1"/>
          <table:table-cell office:value-type="float" office:value="0" table:formula="of:=LOG10([.C18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2">
            <text:p>industry</text:p>
          </table:table-cell>
          <table:table-cell office:value-type="float" office:value="1" table:style-name="ce1">
            <text:p>1</text:p>
          </table:table-cell>
          <table:table-cell office:value-type="float" office:value="3.2636360685881081" table:formula="of:=LOG10([.A1841])" table:style-name="ce1">
            <text:p>3.263636069</text:p>
          </table:table-cell>
          <table:table-cell table:style-name="ce1"/>
          <table:table-cell office:value-type="float" office:value="0" table:formula="of:=LOG10([.C18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2">
            <text:p>frames</text:p>
          </table:table-cell>
          <table:table-cell office:value-type="float" office:value="1" table:style-name="ce1">
            <text:p>1</text:p>
          </table:table-cell>
          <table:table-cell office:value-type="float" office:value="3.2638726768652235" table:formula="of:=LOG10([.A1842])" table:style-name="ce1">
            <text:p>3.263872677</text:p>
          </table:table-cell>
          <table:table-cell table:style-name="ce1"/>
          <table:table-cell office:value-type="float" office:value="0" table:formula="of:=LOG10([.C18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2">
            <text:p>returns</text:p>
          </table:table-cell>
          <table:table-cell office:value-type="float" office:value="1" table:style-name="ce1">
            <text:p>1</text:p>
          </table:table-cell>
          <table:table-cell office:value-type="float" office:value="3.2641091563058082" table:formula="of:=LOG10([.A1843])" table:style-name="ce1">
            <text:p>3.264109156</text:p>
          </table:table-cell>
          <table:table-cell table:style-name="ce1"/>
          <table:table-cell office:value-type="float" office:value="0" table:formula="of:=LOG10([.C18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2">
            <text:p>90-day</text:p>
          </table:table-cell>
          <table:table-cell office:value-type="float" office:value="1" table:style-name="ce1">
            <text:p>1</text:p>
          </table:table-cell>
          <table:table-cell office:value-type="float" office:value="3.2643455070500926" table:formula="of:=LOG10([.A1844])" table:style-name="ce1">
            <text:p>3.264345507</text:p>
          </table:table-cell>
          <table:table-cell table:style-name="ce1"/>
          <table:table-cell office:value-type="float" office:value="0" table:formula="of:=LOG10([.C18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3.2645817292380777" table:formula="of:=LOG10([.A1845])" table:style-name="ce1">
            <text:p>3.264581729</text:p>
          </table:table-cell>
          <table:table-cell table:style-name="ce1"/>
          <table:table-cell office:value-type="float" office:value="0" table:formula="of:=LOG10([.C18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92" table:style-name="ce2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3.2648178230095364" table:formula="of:=LOG10([.A1846])" table:style-name="ce1">
            <text:p>3.264817823</text:p>
          </table:table-cell>
          <table:table-cell table:style-name="ce1"/>
          <table:table-cell office:value-type="float" office:value="0" table:formula="of:=LOG10([.C18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2">
            <text:p>upfront</text:p>
          </table:table-cell>
          <table:table-cell office:value-type="float" office:value="1" table:style-name="ce1">
            <text:p>1</text:p>
          </table:table-cell>
          <table:table-cell office:value-type="float" office:value="3.2650537885040145" table:formula="of:=LOG10([.A1847])" table:style-name="ce1">
            <text:p>3.265053789</text:p>
          </table:table-cell>
          <table:table-cell table:style-name="ce1"/>
          <table:table-cell office:value-type="float" office:value="0" table:formula="of:=LOG10([.C18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2">
            <text:p>deposited</text:p>
          </table:table-cell>
          <table:table-cell office:value-type="float" office:value="1" table:style-name="ce1">
            <text:p>1</text:p>
          </table:table-cell>
          <table:table-cell office:value-type="float" office:value="3.2652896258608299" table:formula="of:=LOG10([.A1848])" table:style-name="ce1">
            <text:p>3.265289626</text:p>
          </table:table-cell>
          <table:table-cell table:style-name="ce1"/>
          <table:table-cell office:value-type="float" office:value="0" table:formula="of:=LOG10([.C18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2">
            <text:p>established</text:p>
          </table:table-cell>
          <table:table-cell office:value-type="float" office:value="1" table:style-name="ce1">
            <text:p>1</text:p>
          </table:table-cell>
          <table:table-cell office:value-type="float" office:value="3.2655253352190736" table:formula="of:=LOG10([.A1849])" table:style-name="ce1">
            <text:p>3.265525335</text:p>
          </table:table-cell>
          <table:table-cell table:style-name="ce1"/>
          <table:table-cell office:value-type="float" office:value="0" table:formula="of:=LOG10([.C18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2">
            <text:p>percentages</text:p>
          </table:table-cell>
          <table:table-cell office:value-type="float" office:value="1" table:style-name="ce1">
            <text:p>1</text:p>
          </table:table-cell>
          <table:table-cell office:value-type="float" office:value="3.2657609167176105" table:formula="of:=LOG10([.A1850])" table:style-name="ce1">
            <text:p>3.265760917</text:p>
          </table:table-cell>
          <table:table-cell table:style-name="ce1"/>
          <table:table-cell office:value-type="float" office:value="0" table:formula="of:=LOG10([.C18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2">
            <text:p>achieved</text:p>
          </table:table-cell>
          <table:table-cell office:value-type="float" office:value="1" table:style-name="ce1">
            <text:p>1</text:p>
          </table:table-cell>
          <table:table-cell office:value-type="float" office:value="3.265996370495079" table:formula="of:=LOG10([.A1851])" table:style-name="ce1">
            <text:p>3.26599637</text:p>
          </table:table-cell>
          <table:table-cell table:style-name="ce1"/>
          <table:table-cell office:value-type="float" office:value="0" table:formula="of:=LOG10([.C18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2">
            <text:p>much</text:p>
          </table:table-cell>
          <table:table-cell office:value-type="float" office:value="1" table:style-name="ce1">
            <text:p>1</text:p>
          </table:table-cell>
          <table:table-cell office:value-type="float" office:value="3.2662316966898932" table:formula="of:=LOG10([.A1852])" table:style-name="ce1">
            <text:p>3.266231697</text:p>
          </table:table-cell>
          <table:table-cell table:style-name="ce1"/>
          <table:table-cell office:value-type="float" office:value="0" table:formula="of:=LOG10([.C18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2">
            <text:p>moved</text:p>
          </table:table-cell>
          <table:table-cell office:value-type="float" office:value="1" table:style-name="ce1">
            <text:p>1</text:p>
          </table:table-cell>
          <table:table-cell office:value-type="float" office:value="3.2664668954402414" table:formula="of:=LOG10([.A1853])" table:style-name="ce1">
            <text:p>3.266466895</text:p>
          </table:table-cell>
          <table:table-cell table:style-name="ce1"/>
          <table:table-cell office:value-type="float" office:value="0" table:formula="of:=LOG10([.C18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2">
            <text:p>assessment</text:p>
          </table:table-cell>
          <table:table-cell office:value-type="float" office:value="1" table:style-name="ce1">
            <text:p>1</text:p>
          </table:table-cell>
          <table:table-cell office:value-type="float" office:value="3.2667019668840878" table:formula="of:=LOG10([.A1854])" table:style-name="ce1">
            <text:p>3.266701967</text:p>
          </table:table-cell>
          <table:table-cell table:style-name="ce1"/>
          <table:table-cell office:value-type="float" office:value="0" table:formula="of:=LOG10([.C18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2">
            <text:p>undertake</text:p>
          </table:table-cell>
          <table:table-cell office:value-type="float" office:value="1" table:style-name="ce1">
            <text:p>1</text:p>
          </table:table-cell>
          <table:table-cell office:value-type="float" office:value="3.2669369111591728" table:formula="of:=LOG10([.A1855])" table:style-name="ce1">
            <text:p>3.266936911</text:p>
          </table:table-cell>
          <table:table-cell table:style-name="ce1"/>
          <table:table-cell office:value-type="float" office:value="0" table:formula="of:=LOG10([.C18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2">
            <text:p>establish</text:p>
          </table:table-cell>
          <table:table-cell office:value-type="float" office:value="1" table:style-name="ce1">
            <text:p>1</text:p>
          </table:table-cell>
          <table:table-cell office:value-type="float" office:value="3.2671717284030137" table:formula="of:=LOG10([.A1856])" table:style-name="ce1">
            <text:p>3.267171728</text:p>
          </table:table-cell>
          <table:table-cell table:style-name="ce1"/>
          <table:table-cell office:value-type="float" office:value="0" table:formula="of:=LOG10([.C18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2">
            <text:p>executing</text:p>
          </table:table-cell>
          <table:table-cell office:value-type="float" office:value="1" table:style-name="ce1">
            <text:p>1</text:p>
          </table:table-cell>
          <table:table-cell office:value-type="float" office:value="3.2674064187529042" table:formula="of:=LOG10([.A1857])" table:style-name="ce1">
            <text:p>3.267406419</text:p>
          </table:table-cell>
          <table:table-cell table:style-name="ce1"/>
          <table:table-cell office:value-type="float" office:value="0" table:formula="of:=LOG10([.C18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2">
            <text:p>registering</text:p>
          </table:table-cell>
          <table:table-cell office:value-type="float" office:value="1" table:style-name="ce1">
            <text:p>1</text:p>
          </table:table-cell>
          <table:table-cell office:value-type="float" office:value="3.2676409823459154" table:formula="of:=LOG10([.A1858])" table:style-name="ce1">
            <text:p>3.267640982</text:p>
          </table:table-cell>
          <table:table-cell table:style-name="ce1"/>
          <table:table-cell office:value-type="float" office:value="0" table:formula="of:=LOG10([.C18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2">
            <text:p>document</text:p>
          </table:table-cell>
          <table:table-cell office:value-type="float" office:value="1" table:style-name="ce1">
            <text:p>1</text:p>
          </table:table-cell>
          <table:table-cell office:value-type="float" office:value="3.2678754193188975" table:formula="of:=LOG10([.A1859])" table:style-name="ce1">
            <text:p>3.267875419</text:p>
          </table:table-cell>
          <table:table-cell table:style-name="ce1"/>
          <table:table-cell office:value-type="float" office:value="0" table:formula="of:=LOG10([.C18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2">
            <text:p>perfect</text:p>
          </table:table-cell>
          <table:table-cell office:value-type="float" office:value="1" table:style-name="ce1">
            <text:p>1</text:p>
          </table:table-cell>
          <table:table-cell office:value-type="float" office:value="3.2681097298084785" table:formula="of:=LOG10([.A1860])" table:style-name="ce1">
            <text:p>3.26810973</text:p>
          </table:table-cell>
          <table:table-cell table:style-name="ce1"/>
          <table:table-cell office:value-type="float" office:value="0" table:formula="of:=LOG10([.C18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2">
            <text:p>strongly</text:p>
          </table:table-cell>
          <table:table-cell office:value-type="float" office:value="1" table:style-name="ce1">
            <text:p>1</text:p>
          </table:table-cell>
          <table:table-cell office:value-type="float" office:value="3.2683439139510648" table:formula="of:=LOG10([.A1861])" table:style-name="ce1">
            <text:p>3.268343914</text:p>
          </table:table-cell>
          <table:table-cell table:style-name="ce1"/>
          <table:table-cell office:value-type="float" office:value="0" table:formula="of:=LOG10([.C18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2">
            <text:p>recommend</text:p>
          </table:table-cell>
          <table:table-cell office:value-type="float" office:value="1" table:style-name="ce1">
            <text:p>1</text:p>
          </table:table-cell>
          <table:table-cell office:value-type="float" office:value="3.2685779718828432" table:formula="of:=LOG10([.A1862])" table:style-name="ce1">
            <text:p>3.268577972</text:p>
          </table:table-cell>
          <table:table-cell table:style-name="ce1"/>
          <table:table-cell office:value-type="float" office:value="0" table:formula="of:=LOG10([.C18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2">
            <text:p>regular</text:p>
          </table:table-cell>
          <table:table-cell office:value-type="float" office:value="1" table:style-name="ce1">
            <text:p>1</text:p>
          </table:table-cell>
          <table:table-cell office:value-type="float" office:value="3.2688119037397803" table:formula="of:=LOG10([.A1863])" table:style-name="ce1">
            <text:p>3.268811904</text:p>
          </table:table-cell>
          <table:table-cell table:style-name="ce1"/>
          <table:table-cell office:value-type="float" office:value="0" table:formula="of:=LOG10([.C18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2">
            <text:p>few</text:p>
          </table:table-cell>
          <table:table-cell office:value-type="float" office:value="1" table:style-name="ce1">
            <text:p>1</text:p>
          </table:table-cell>
          <table:table-cell office:value-type="float" office:value="3.2690457096576231" table:formula="of:=LOG10([.A1864])" table:style-name="ce1">
            <text:p>3.26904571</text:p>
          </table:table-cell>
          <table:table-cell table:style-name="ce1"/>
          <table:table-cell office:value-type="float" office:value="0" table:formula="of:=LOG10([.C18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2">
            <text:p>moments</text:p>
          </table:table-cell>
          <table:table-cell office:value-type="float" office:value="1" table:style-name="ce1">
            <text:p>1</text:p>
          </table:table-cell>
          <table:table-cell office:value-type="float" office:value="3.2692793897718984" table:formula="of:=LOG10([.A1865])" table:style-name="ce1">
            <text:p>3.26927939</text:p>
          </table:table-cell>
          <table:table-cell table:style-name="ce1"/>
          <table:table-cell office:value-type="float" office:value="0" table:formula="of:=LOG10([.C18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2">
            <text:p>exact</text:p>
          </table:table-cell>
          <table:table-cell office:value-type="float" office:value="1" table:style-name="ce1">
            <text:p>1</text:p>
          </table:table-cell>
          <table:table-cell office:value-type="float" office:value="3.2695129442179165" table:formula="of:=LOG10([.A1866])" table:style-name="ce1">
            <text:p>3.269512944</text:p>
          </table:table-cell>
          <table:table-cell table:style-name="ce1"/>
          <table:table-cell office:value-type="float" office:value="0" table:formula="of:=LOG10([.C18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2">
            <text:p>ended</text:p>
          </table:table-cell>
          <table:table-cell office:value-type="float" office:value="1" table:style-name="ce1">
            <text:p>1</text:p>
          </table:table-cell>
          <table:table-cell office:value-type="float" office:value="3.2697463731307672" table:formula="of:=LOG10([.A1867])" table:style-name="ce1">
            <text:p>3.269746373</text:p>
          </table:table-cell>
          <table:table-cell table:style-name="ce1"/>
          <table:table-cell office:value-type="float" office:value="0" table:formula="of:=LOG10([.C18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2">
            <text:p>wasn’t</text:p>
          </table:table-cell>
          <table:table-cell office:value-type="float" office:value="1" table:style-name="ce1">
            <text:p>1</text:p>
          </table:table-cell>
          <table:table-cell office:value-type="float" office:value="3.269979676645324" table:formula="of:=LOG10([.A1868])" table:style-name="ce1">
            <text:p>3.269979677</text:p>
          </table:table-cell>
          <table:table-cell table:style-name="ce1"/>
          <table:table-cell office:value-type="float" office:value="0" table:formula="of:=LOG10([.C18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2">
            <text:p>who’s</text:p>
          </table:table-cell>
          <table:table-cell office:value-type="float" office:value="1" table:style-name="ce1">
            <text:p>1</text:p>
          </table:table-cell>
          <table:table-cell office:value-type="float" office:value="3.2702128548962426" table:formula="of:=LOG10([.A1869])" table:style-name="ce1">
            <text:p>3.270212855</text:p>
          </table:table-cell>
          <table:table-cell table:style-name="ce1"/>
          <table:table-cell office:value-type="float" office:value="0" table:formula="of:=LOG10([.C18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2">
            <text:p>pin</text:p>
          </table:table-cell>
          <table:table-cell office:value-type="float" office:value="1" table:style-name="ce1">
            <text:p>1</text:p>
          </table:table-cell>
          <table:table-cell office:value-type="float" office:value="3.2704459080179626" table:formula="of:=LOG10([.A1870])" table:style-name="ce1">
            <text:p>3.270445908</text:p>
          </table:table-cell>
          <table:table-cell table:style-name="ce1"/>
          <table:table-cell office:value-type="float" office:value="0" table:formula="of:=LOG10([.C18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2">
            <text:p>deactivated</text:p>
          </table:table-cell>
          <table:table-cell office:value-type="float" office:value="1" table:style-name="ce1">
            <text:p>1</text:p>
          </table:table-cell>
          <table:table-cell office:value-type="float" office:value="3.2706788361447066" table:formula="of:=LOG10([.A1871])" table:style-name="ce1">
            <text:p>3.270678836</text:p>
          </table:table-cell>
          <table:table-cell table:style-name="ce1"/>
          <table:table-cell office:value-type="float" office:value="0" table:formula="of:=LOG10([.C18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2">
            <text:p>factual</text:p>
          </table:table-cell>
          <table:table-cell office:value-type="float" office:value="1" table:style-name="ce1">
            <text:p>1</text:p>
          </table:table-cell>
          <table:table-cell office:value-type="float" office:value="3.2709116394104814" table:formula="of:=LOG10([.A1872])" table:style-name="ce1">
            <text:p>3.270911639</text:p>
          </table:table-cell>
          <table:table-cell table:style-name="ce1"/>
          <table:table-cell office:value-type="float" office:value="0" table:formula="of:=LOG10([.C18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2">
            <text:p>computational</text:p>
          </table:table-cell>
          <table:table-cell office:value-type="float" office:value="1" table:style-name="ce1">
            <text:p>1</text:p>
          </table:table-cell>
          <table:table-cell office:value-type="float" office:value="3.2711443179490782" table:formula="of:=LOG10([.A1873])" table:style-name="ce1">
            <text:p>3.271144318</text:p>
          </table:table-cell>
          <table:table-cell table:style-name="ce1"/>
          <table:table-cell office:value-type="float" office:value="0" table:formula="of:=LOG10([.C18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2">
            <text:p>mathematical</text:p>
          </table:table-cell>
          <table:table-cell office:value-type="float" office:value="1" table:style-name="ce1">
            <text:p>1</text:p>
          </table:table-cell>
          <table:table-cell office:value-type="float" office:value="3.2713768718940743" table:formula="of:=LOG10([.A1874])" table:style-name="ce1">
            <text:p>3.271376872</text:p>
          </table:table-cell>
          <table:table-cell table:style-name="ce1"/>
          <table:table-cell office:value-type="float" office:value="0" table:formula="of:=LOG10([.C18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2">
            <text:p>added</text:p>
          </table:table-cell>
          <table:table-cell office:value-type="float" office:value="1" table:style-name="ce1">
            <text:p>1</text:p>
          </table:table-cell>
          <table:table-cell office:value-type="float" office:value="3.2716093013788319" table:formula="of:=LOG10([.A1875])" table:style-name="ce1">
            <text:p>3.271609301</text:p>
          </table:table-cell>
          <table:table-cell table:style-name="ce1"/>
          <table:table-cell office:value-type="float" office:value="0" table:formula="of:=LOG10([.C18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2">
            <text:p>withdrew</text:p>
          </table:table-cell>
          <table:table-cell office:value-type="float" office:value="1" table:style-name="ce1">
            <text:p>1</text:p>
          </table:table-cell>
          <table:table-cell office:value-type="float" office:value="3.271841606536499" table:formula="of:=LOG10([.A1876])" table:style-name="ce1">
            <text:p>3.271841607</text:p>
          </table:table-cell>
          <table:table-cell table:style-name="ce1"/>
          <table:table-cell office:value-type="float" office:value="0" table:formula="of:=LOG10([.C18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2">
            <text:p>alternatively</text:p>
          </table:table-cell>
          <table:table-cell office:value-type="float" office:value="1" table:style-name="ce1">
            <text:p>1</text:p>
          </table:table-cell>
          <table:table-cell office:value-type="float" office:value="3.2720737875000099" table:formula="of:=LOG10([.A1877])" table:style-name="ce1">
            <text:p>3.272073788</text:p>
          </table:table-cell>
          <table:table-cell table:style-name="ce1"/>
          <table:table-cell office:value-type="float" office:value="0" table:formula="of:=LOG10([.C18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2">
            <text:p>telling</text:p>
          </table:table-cell>
          <table:table-cell office:value-type="float" office:value="1" table:style-name="ce1">
            <text:p>1</text:p>
          </table:table-cell>
          <table:table-cell office:value-type="float" office:value="3.2723058444020863" table:formula="of:=LOG10([.A1878])" table:style-name="ce1">
            <text:p>3.272305844</text:p>
          </table:table-cell>
          <table:table-cell table:style-name="ce1"/>
          <table:table-cell office:value-type="float" office:value="0" table:formula="of:=LOG10([.C18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2">
            <text:p>explain</text:p>
          </table:table-cell>
          <table:table-cell office:value-type="float" office:value="1" table:style-name="ce1">
            <text:p>1</text:p>
          </table:table-cell>
          <table:table-cell office:value-type="float" office:value="3.2725377773752373" table:formula="of:=LOG10([.A1879])" table:style-name="ce1">
            <text:p>3.272537777</text:p>
          </table:table-cell>
          <table:table-cell table:style-name="ce1"/>
          <table:table-cell office:value-type="float" office:value="0" table:formula="of:=LOG10([.C18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2">
            <text:p>trace</text:p>
          </table:table-cell>
          <table:table-cell office:value-type="float" office:value="1" table:style-name="ce1">
            <text:p>1</text:p>
          </table:table-cell>
          <table:table-cell office:value-type="float" office:value="3.2727695865517594" table:formula="of:=LOG10([.A1880])" table:style-name="ce1">
            <text:p>3.272769587</text:p>
          </table:table-cell>
          <table:table-cell table:style-name="ce1"/>
          <table:table-cell office:value-type="float" office:value="0" table:formula="of:=LOG10([.C18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2">
            <text:p>putting</text:p>
          </table:table-cell>
          <table:table-cell office:value-type="float" office:value="1" table:style-name="ce1">
            <text:p>1</text:p>
          </table:table-cell>
          <table:table-cell office:value-type="float" office:value="3.2730012720637376" table:formula="of:=LOG10([.A1881])" table:style-name="ce1">
            <text:p>3.273001272</text:p>
          </table:table-cell>
          <table:table-cell table:style-name="ce1"/>
          <table:table-cell office:value-type="float" office:value="0" table:formula="of:=LOG10([.C18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2">
            <text:p>extra</text:p>
          </table:table-cell>
          <table:table-cell office:value-type="float" office:value="1" table:style-name="ce1">
            <text:p>1</text:p>
          </table:table-cell>
          <table:table-cell office:value-type="float" office:value="3.2732328340430454" table:formula="of:=LOG10([.A1882])" table:style-name="ce1">
            <text:p>3.273232834</text:p>
          </table:table-cell>
          <table:table-cell table:style-name="ce1"/>
          <table:table-cell office:value-type="float" office:value="0" table:formula="of:=LOG10([.C18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2">
            <text:p>foreseeably</text:p>
          </table:table-cell>
          <table:table-cell office:value-type="float" office:value="1" table:style-name="ce1">
            <text:p>1</text:p>
          </table:table-cell>
          <table:table-cell office:value-type="float" office:value="3.2734642726213461" table:formula="of:=LOG10([.A1883])" table:style-name="ce1">
            <text:p>3.273464273</text:p>
          </table:table-cell>
          <table:table-cell table:style-name="ce1"/>
          <table:table-cell office:value-type="float" office:value="0" table:formula="of:=LOG10([.C18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2">
            <text:p>put</text:p>
          </table:table-cell>
          <table:table-cell office:value-type="float" office:value="1" table:style-name="ce1">
            <text:p>1</text:p>
          </table:table-cell>
          <table:table-cell office:value-type="float" office:value="3.2736955879300922" table:formula="of:=LOG10([.A1884])" table:style-name="ce1">
            <text:p>3.273695588</text:p>
          </table:table-cell>
          <table:table-cell table:style-name="ce1"/>
          <table:table-cell office:value-type="float" office:value="0" table:formula="of:=LOG10([.C18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2">
            <text:p>never</text:p>
          </table:table-cell>
          <table:table-cell office:value-type="float" office:value="1" table:style-name="ce1">
            <text:p>1</text:p>
          </table:table-cell>
          <table:table-cell office:value-type="float" office:value="3.2739267801005254" table:formula="of:=LOG10([.A1885])" table:style-name="ce1">
            <text:p>3.27392678</text:p>
          </table:table-cell>
          <table:table-cell table:style-name="ce1"/>
          <table:table-cell office:value-type="float" office:value="0" table:formula="of:=LOG10([.C18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2">
            <text:p>acted</text:p>
          </table:table-cell>
          <table:table-cell office:value-type="float" office:value="1" table:style-name="ce1">
            <text:p>1</text:p>
          </table:table-cell>
          <table:table-cell office:value-type="float" office:value="3.27415784926368" table:formula="of:=LOG10([.A1886])" table:style-name="ce1">
            <text:p>3.274157849</text:p>
          </table:table-cell>
          <table:table-cell table:style-name="ce1"/>
          <table:table-cell office:value-type="float" office:value="0" table:formula="of:=LOG10([.C18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2">
            <text:p>beyond</text:p>
          </table:table-cell>
          <table:table-cell office:value-type="float" office:value="1" table:style-name="ce1">
            <text:p>1</text:p>
          </table:table-cell>
          <table:table-cell office:value-type="float" office:value="3.274388795550379" table:formula="of:=LOG10([.A1887])" table:style-name="ce1">
            <text:p>3.274388796</text:p>
          </table:table-cell>
          <table:table-cell table:style-name="ce1"/>
          <table:table-cell office:value-type="float" office:value="0" table:formula="of:=LOG10([.C18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2">
            <text:p>fire</text:p>
          </table:table-cell>
          <table:table-cell office:value-type="float" office:value="1" table:style-name="ce1">
            <text:p>1</text:p>
          </table:table-cell>
          <table:table-cell office:value-type="float" office:value="3.2746196190912382" table:formula="of:=LOG10([.A1888])" table:style-name="ce1">
            <text:p>3.274619619</text:p>
          </table:table-cell>
          <table:table-cell table:style-name="ce1"/>
          <table:table-cell office:value-type="float" office:value="0" table:formula="of:=LOG10([.C18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2">
            <text:p>flood</text:p>
          </table:table-cell>
          <table:table-cell office:value-type="float" office:value="1" table:style-name="ce1">
            <text:p>1</text:p>
          </table:table-cell>
          <table:table-cell office:value-type="float" office:value="3.274850320016665" table:formula="of:=LOG10([.A1889])" table:style-name="ce1">
            <text:p>3.27485032</text:p>
          </table:table-cell>
          <table:table-cell table:style-name="ce1"/>
          <table:table-cell office:value-type="float" office:value="0" table:formula="of:=LOG10([.C18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2">
            <text:p>despite</text:p>
          </table:table-cell>
          <table:table-cell office:value-type="float" office:value="1" table:style-name="ce1">
            <text:p>1</text:p>
          </table:table-cell>
          <table:table-cell office:value-type="float" office:value="3.2750808984568587" table:formula="of:=LOG10([.A1890])" table:style-name="ce1">
            <text:p>3.275080898</text:p>
          </table:table-cell>
          <table:table-cell table:style-name="ce1"/>
          <table:table-cell office:value-type="float" office:value="0" table:formula="of:=LOG10([.C18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2">
            <text:p>precautions</text:p>
          </table:table-cell>
          <table:table-cell office:value-type="float" office:value="1" table:style-name="ce1">
            <text:p>1</text:p>
          </table:table-cell>
          <table:table-cell office:value-type="float" office:value="3.2753113545418118" table:formula="of:=LOG10([.A1891])" table:style-name="ce1">
            <text:p>3.275311355</text:p>
          </table:table-cell>
          <table:table-cell table:style-name="ce1"/>
          <table:table-cell office:value-type="float" office:value="0" table:formula="of:=LOG10([.C18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2">
            <text:p>entitles</text:p>
          </table:table-cell>
          <table:table-cell office:value-type="float" office:value="1" table:style-name="ce1">
            <text:p>1</text:p>
          </table:table-cell>
          <table:table-cell office:value-type="float" office:value="3.2755416884013098" table:formula="of:=LOG10([.A1892])" table:style-name="ce1">
            <text:p>3.275541688</text:p>
          </table:table-cell>
          <table:table-cell table:style-name="ce1"/>
          <table:table-cell office:value-type="float" office:value="0" table:formula="of:=LOG10([.C18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2">
            <text:p>gave</text:p>
          </table:table-cell>
          <table:table-cell office:value-type="float" office:value="1" table:style-name="ce1">
            <text:p>1</text:p>
          </table:table-cell>
          <table:table-cell office:value-type="float" office:value="3.2757719001649312" table:formula="of:=LOG10([.A1893])" table:style-name="ce1">
            <text:p>3.2757719</text:p>
          </table:table-cell>
          <table:table-cell table:style-name="ce1"/>
          <table:table-cell office:value-type="float" office:value="0" table:formula="of:=LOG10([.C18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2">
            <text:p>fault</text:p>
          </table:table-cell>
          <table:table-cell office:value-type="float" office:value="1" table:style-name="ce1">
            <text:p>1</text:p>
          </table:table-cell>
          <table:table-cell office:value-type="float" office:value="3.2760019899620501" table:formula="of:=LOG10([.A1894])" table:style-name="ce1">
            <text:p>3.27600199</text:p>
          </table:table-cell>
          <table:table-cell table:style-name="ce1"/>
          <table:table-cell office:value-type="float" office:value="0" table:formula="of:=LOG10([.C18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2">
            <text:p>ours</text:p>
          </table:table-cell>
          <table:table-cell office:value-type="float" office:value="1" table:style-name="ce1">
            <text:p>1</text:p>
          </table:table-cell>
          <table:table-cell office:value-type="float" office:value="3.2762319579218335" table:formula="of:=LOG10([.A1895])" table:style-name="ce1">
            <text:p>3.276231958</text:p>
          </table:table-cell>
          <table:table-cell table:style-name="ce1"/>
          <table:table-cell office:value-type="float" office:value="0" table:formula="of:=LOG10([.C18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2">
            <text:p>working</text:p>
          </table:table-cell>
          <table:table-cell office:value-type="float" office:value="1" table:style-name="ce1">
            <text:p>1</text:p>
          </table:table-cell>
          <table:table-cell office:value-type="float" office:value="3.2764618041732443" table:formula="of:=LOG10([.A1896])" table:style-name="ce1">
            <text:p>3.276461804</text:p>
          </table:table-cell>
          <table:table-cell table:style-name="ce1"/>
          <table:table-cell office:value-type="float" office:value="0" table:formula="of:=LOG10([.C18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2">
            <text:p>knew</text:p>
          </table:table-cell>
          <table:table-cell office:value-type="float" office:value="1" table:style-name="ce1">
            <text:p>1</text:p>
          </table:table-cell>
          <table:table-cell office:value-type="float" office:value="3.2766915288450398" table:formula="of:=LOG10([.A1897])" table:style-name="ce1">
            <text:p>3.276691529</text:p>
          </table:table-cell>
          <table:table-cell table:style-name="ce1"/>
          <table:table-cell office:value-type="float" office:value="0" table:formula="of:=LOG10([.C18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2">
            <text:p>breakdown</text:p>
          </table:table-cell>
          <table:table-cell office:value-type="float" office:value="1" table:style-name="ce1">
            <text:p>1</text:p>
          </table:table-cell>
          <table:table-cell office:value-type="float" office:value="3.2769211320657741" table:formula="of:=LOG10([.A1898])" table:style-name="ce1">
            <text:p>3.276921132</text:p>
          </table:table-cell>
          <table:table-cell table:style-name="ce1"/>
          <table:table-cell office:value-type="float" office:value="0" table:formula="of:=LOG10([.C18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2">
            <text:p>started</text:p>
          </table:table-cell>
          <table:table-cell office:value-type="float" office:value="1" table:style-name="ce1">
            <text:p>1</text:p>
          </table:table-cell>
          <table:table-cell office:value-type="float" office:value="3.2771506139637969" table:formula="of:=LOG10([.A1899])" table:style-name="ce1">
            <text:p>3.277150614</text:p>
          </table:table-cell>
          <table:table-cell table:style-name="ce1"/>
          <table:table-cell office:value-type="float" office:value="0" table:formula="of:=LOG10([.C18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2">
            <text:p>intentionally</text:p>
          </table:table-cell>
          <table:table-cell office:value-type="float" office:value="1" table:style-name="ce1">
            <text:p>1</text:p>
          </table:table-cell>
          <table:table-cell office:value-type="float" office:value="3.2773799746672547" table:formula="of:=LOG10([.A1900])" table:style-name="ce1">
            <text:p>3.277379975</text:p>
          </table:table-cell>
          <table:table-cell table:style-name="ce1"/>
          <table:table-cell office:value-type="float" office:value="0" table:formula="of:=LOG10([.C19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2">
            <text:p>gross</text:p>
          </table:table-cell>
          <table:table-cell office:value-type="float" office:value="1" table:style-name="ce1">
            <text:p>1</text:p>
          </table:table-cell>
          <table:table-cell office:value-type="float" office:value="3.2776092143040914" table:formula="of:=LOG10([.A1901])" table:style-name="ce1">
            <text:p>3.277609214</text:p>
          </table:table-cell>
          <table:table-cell table:style-name="ce1"/>
          <table:table-cell office:value-type="float" office:value="0" table:formula="of:=LOG10([.C19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2">
            <text:p>carelessly</text:p>
          </table:table-cell>
          <table:table-cell office:value-type="float" office:value="1" table:style-name="ce1">
            <text:p>1</text:p>
          </table:table-cell>
          <table:table-cell office:value-type="float" office:value="3.2778383330020473" table:formula="of:=LOG10([.A1902])" table:style-name="ce1">
            <text:p>3.277838333</text:p>
          </table:table-cell>
          <table:table-cell table:style-name="ce1"/>
          <table:table-cell office:value-type="float" office:value="0" table:formula="of:=LOG10([.C19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2">
            <text:p>chose</text:p>
          </table:table-cell>
          <table:table-cell office:value-type="float" office:value="1" table:style-name="ce1">
            <text:p>1</text:p>
          </table:table-cell>
          <table:table-cell office:value-type="float" office:value="3.2780673308886628" table:formula="of:=LOG10([.A1903])" table:style-name="ce1">
            <text:p>3.278067331</text:p>
          </table:table-cell>
          <table:table-cell table:style-name="ce1"/>
          <table:table-cell office:value-type="float" office:value="0" table:formula="of:=LOG10([.C19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2">
            <text:p>id</text:p>
          </table:table-cell>
          <table:table-cell office:value-type="float" office:value="1" table:style-name="ce1">
            <text:p>1</text:p>
          </table:table-cell>
          <table:table-cell office:value-type="float" office:value="3.2782962080912736" table:formula="of:=LOG10([.A1904])" table:style-name="ce1">
            <text:p>3.278296208</text:p>
          </table:table-cell>
          <table:table-cell table:style-name="ce1"/>
          <table:table-cell office:value-type="float" office:value="0" table:formula="of:=LOG10([.C19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2">
            <text:p>password/pin</text:p>
          </table:table-cell>
          <table:table-cell office:value-type="float" office:value="1" table:style-name="ce1">
            <text:p>1</text:p>
          </table:table-cell>
          <table:table-cell office:value-type="float" office:value="3.2785249647370174" table:formula="of:=LOG10([.A1905])" table:style-name="ce1">
            <text:p>3.278524965</text:p>
          </table:table-cell>
          <table:table-cell table:style-name="ce1"/>
          <table:table-cell office:value-type="float" office:value="0" table:formula="of:=LOG10([.C19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2">
            <text:p>told</text:p>
          </table:table-cell>
          <table:table-cell office:value-type="float" office:value="1" table:style-name="ce1">
            <text:p>1</text:p>
          </table:table-cell>
          <table:table-cell office:value-type="float" office:value="3.2787536009528289" table:formula="of:=LOG10([.A1906])" table:style-name="ce1">
            <text:p>3.278753601</text:p>
          </table:table-cell>
          <table:table-cell table:style-name="ce1"/>
          <table:table-cell office:value-type="float" office:value="0" table:formula="of:=LOG10([.C19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2">
            <text:p>spot</text:p>
          </table:table-cell>
          <table:table-cell office:value-type="float" office:value="1" table:style-name="ce1">
            <text:p>1</text:p>
          </table:table-cell>
          <table:table-cell office:value-type="float" office:value="3.2789821168654432" table:formula="of:=LOG10([.A1907])" table:style-name="ce1">
            <text:p>3.278982117</text:p>
          </table:table-cell>
          <table:table-cell table:style-name="ce1"/>
          <table:table-cell office:value-type="float" office:value="0" table:formula="of:=LOG10([.C19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2">
            <text:p>ordinarily</text:p>
          </table:table-cell>
          <table:table-cell office:value-type="float" office:value="1" table:style-name="ce1">
            <text:p>1</text:p>
          </table:table-cell>
          <table:table-cell office:value-type="float" office:value="3.2792105126013951" table:formula="of:=LOG10([.A1908])" table:style-name="ce1">
            <text:p>3.279210513</text:p>
          </table:table-cell>
          <table:table-cell table:style-name="ce1"/>
          <table:table-cell office:value-type="float" office:value="0" table:formula="of:=LOG10([.C19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2">
            <text:p>messaging</text:p>
          </table:table-cell>
          <table:table-cell office:value-type="float" office:value="1" table:style-name="ce1">
            <text:p>1</text:p>
          </table:table-cell>
          <table:table-cell office:value-type="float" office:value="3.2794387882870204" table:formula="of:=LOG10([.A1909])" table:style-name="ce1">
            <text:p>3.279438788</text:p>
          </table:table-cell>
          <table:table-cell table:style-name="ce1"/>
          <table:table-cell office:value-type="float" office:value="0" table:formula="of:=LOG10([.C19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2">
            <text:p>urgently</text:p>
          </table:table-cell>
          <table:table-cell office:value-type="float" office:value="1" table:style-name="ce1">
            <text:p>1</text:p>
          </table:table-cell>
          <table:table-cell office:value-type="float" office:value="3.2796669440484556" table:formula="of:=LOG10([.A1910])" table:style-name="ce1">
            <text:p>3.279666944</text:p>
          </table:table-cell>
          <table:table-cell table:style-name="ce1"/>
          <table:table-cell office:value-type="float" office:value="0" table:formula="of:=LOG10([.C19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2">
            <text:p>debiting</text:p>
          </table:table-cell>
          <table:table-cell office:value-type="float" office:value="1" table:style-name="ce1">
            <text:p>1</text:p>
          </table:table-cell>
          <table:table-cell office:value-type="float" office:value="3.2798949800116382" table:formula="of:=LOG10([.A1911])" table:style-name="ce1">
            <text:p>3.27989498</text:p>
          </table:table-cell>
          <table:table-cell table:style-name="ce1"/>
          <table:table-cell office:value-type="float" office:value="0" table:formula="of:=LOG10([.C19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2">
            <text:p>crediting</text:p>
          </table:table-cell>
          <table:table-cell office:value-type="float" office:value="1" table:style-name="ce1">
            <text:p>1</text:p>
          </table:table-cell>
          <table:table-cell office:value-type="float" office:value="3.2801228963023075" table:formula="of:=LOG10([.A1912])" table:style-name="ce1">
            <text:p>3.280122896</text:p>
          </table:table-cell>
          <table:table-cell table:style-name="ce1"/>
          <table:table-cell office:value-type="float" office:value="0" table:formula="of:=LOG10([.C19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2">
            <text:p>arises</text:p>
          </table:table-cell>
          <table:table-cell office:value-type="float" office:value="1" table:style-name="ce1">
            <text:p>1</text:p>
          </table:table-cell>
          <table:table-cell office:value-type="float" office:value="3.2803506930460058" table:formula="of:=LOG10([.A1913])" table:style-name="ce1">
            <text:p>3.280350693</text:p>
          </table:table-cell>
          <table:table-cell table:style-name="ce1"/>
          <table:table-cell office:value-type="float" office:value="0" table:formula="of:=LOG10([.C19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2">
            <text:p>goal</text:p>
          </table:table-cell>
          <table:table-cell office:value-type="float" office:value="1" table:style-name="ce1">
            <text:p>1</text:p>
          </table:table-cell>
          <table:table-cell office:value-type="float" office:value="3.2805783703680764" table:formula="of:=LOG10([.A1914])" table:style-name="ce1">
            <text:p>3.28057837</text:p>
          </table:table-cell>
          <table:table-cell table:style-name="ce1"/>
          <table:table-cell office:value-type="float" office:value="0" table:formula="of:=LOG10([.C19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2">
            <text:p>learn</text:p>
          </table:table-cell>
          <table:table-cell office:value-type="float" office:value="1" table:style-name="ce1">
            <text:p>1</text:p>
          </table:table-cell>
          <table:table-cell office:value-type="float" office:value="3.2808059283936668" table:formula="of:=LOG10([.A1915])" table:style-name="ce1">
            <text:p>3.280805928</text:p>
          </table:table-cell>
          <table:table-cell table:style-name="ce1"/>
          <table:table-cell office:value-type="float" office:value="0" table:formula="of:=LOG10([.C19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2">
            <text:p>concerns</text:p>
          </table:table-cell>
          <table:table-cell office:value-type="float" office:value="1" table:style-name="ce1">
            <text:p>1</text:p>
          </table:table-cell>
          <table:table-cell office:value-type="float" office:value="3.2810333672477277" table:formula="of:=LOG10([.A1916])" table:style-name="ce1">
            <text:p>3.281033367</text:p>
          </table:table-cell>
          <table:table-cell table:style-name="ce1"/>
          <table:table-cell office:value-type="float" office:value="0" table:formula="of:=LOG10([.C19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2">
            <text:p>unable</text:p>
          </table:table-cell>
          <table:table-cell office:value-type="float" office:value="1" table:style-name="ce1">
            <text:p>1</text:p>
          </table:table-cell>
          <table:table-cell office:value-type="float" office:value="3.2812606870550129" table:formula="of:=LOG10([.A1917])" table:style-name="ce1">
            <text:p>3.281260687</text:p>
          </table:table-cell>
          <table:table-cell table:style-name="ce1"/>
          <table:table-cell office:value-type="float" office:value="0" table:formula="of:=LOG10([.C19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2">
            <text:p>neutral</text:p>
          </table:table-cell>
          <table:table-cell office:value-type="float" office:value="1" table:style-name="ce1">
            <text:p>1</text:p>
          </table:table-cell>
          <table:table-cell office:value-type="float" office:value="3.2814878879400813" table:formula="of:=LOG10([.A1918])" table:style-name="ce1">
            <text:p>3.281487888</text:p>
          </table:table-cell>
          <table:table-cell table:style-name="ce1"/>
          <table:table-cell office:value-type="float" office:value="0" table:formula="of:=LOG10([.C19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2">
            <text:p>cost-effective</text:p>
          </table:table-cell>
          <table:table-cell office:value-type="float" office:value="1" table:style-name="ce1">
            <text:p>1</text:p>
          </table:table-cell>
          <table:table-cell office:value-type="float" office:value="3.2817149700272958" table:formula="of:=LOG10([.A1919])" table:style-name="ce1">
            <text:p>3.28171497</text:p>
          </table:table-cell>
          <table:table-cell table:style-name="ce1"/>
          <table:table-cell office:value-type="float" office:value="0" table:formula="of:=LOG10([.C19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2">
            <text:p>happy</text:p>
          </table:table-cell>
          <table:table-cell office:value-type="float" office:value="1" table:style-name="ce1">
            <text:p>1</text:p>
          </table:table-cell>
          <table:table-cell office:value-type="float" office:value="3.2819419334408249" table:formula="of:=LOG10([.A1920])" table:style-name="ce1">
            <text:p>3.281941933</text:p>
          </table:table-cell>
          <table:table-cell table:style-name="ce1"/>
          <table:table-cell office:value-type="float" office:value="0" table:formula="of:=LOG10([.C19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2">
            <text:p>completing</text:p>
          </table:table-cell>
          <table:table-cell office:value-type="float" office:value="1" table:style-name="ce1">
            <text:p>1</text:p>
          </table:table-cell>
          <table:table-cell office:value-type="float" office:value="3.2821687783046416" table:formula="of:=LOG10([.A1921])" table:style-name="ce1">
            <text:p>3.282168778</text:p>
          </table:table-cell>
          <table:table-cell table:style-name="ce1"/>
          <table:table-cell office:value-type="float" office:value="0" table:formula="of:=LOG10([.C19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2">
            <text:p>escalation</text:p>
          </table:table-cell>
          <table:table-cell office:value-type="float" office:value="1" table:style-name="ce1">
            <text:p>1</text:p>
          </table:table-cell>
          <table:table-cell office:value-type="float" office:value="3.2823955047425257" table:formula="of:=LOG10([.A1922])" table:style-name="ce1">
            <text:p>3.282395505</text:p>
          </table:table-cell>
          <table:table-cell table:style-name="ce1"/>
          <table:table-cell office:value-type="float" office:value="0" table:formula="of:=LOG10([.C19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2">
            <text:p>escalate</text:p>
          </table:table-cell>
          <table:table-cell office:value-type="float" office:value="1" table:style-name="ce1">
            <text:p>1</text:p>
          </table:table-cell>
          <table:table-cell office:value-type="float" office:value="3.2826221128780624" table:formula="of:=LOG10([.A1923])" table:style-name="ce1">
            <text:p>3.282622113</text:p>
          </table:table-cell>
          <table:table-cell table:style-name="ce1"/>
          <table:table-cell office:value-type="float" office:value="0" table:formula="of:=LOG10([.C19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2">
            <text:p>https://ec.europa.eu/info/live-work-travel-eu/consumers/resolve-your-consumer-complaint/european-consumer-centres-network_en</text:p>
          </table:table-cell>
          <table:table-cell office:value-type="float" office:value="1" table:style-name="ce1">
            <text:p>1</text:p>
          </table:table-cell>
          <table:table-cell office:value-type="float" office:value="3.2828486028346449" table:formula="of:=LOG10([.A1924])" table:style-name="ce1">
            <text:p>3.282848603</text:p>
          </table:table-cell>
          <table:table-cell table:style-name="ce1"/>
          <table:table-cell office:value-type="float" office:value="0" table:formula="of:=LOG10([.C19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2">
            <text:p>de</text:p>
          </table:table-cell>
          <table:table-cell office:value-type="float" office:value="1" table:style-name="ce1">
            <text:p>1</text:p>
          </table:table-cell>
          <table:table-cell office:value-type="float" office:value="3.2830749747354715" table:formula="of:=LOG10([.A1925])" table:style-name="ce1">
            <text:p>3.283074975</text:p>
          </table:table-cell>
          <table:table-cell table:style-name="ce1"/>
          <table:table-cell office:value-type="float" office:value="0" table:formula="of:=LOG10([.C19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2">
            <text:p>surveillance</text:p>
          </table:table-cell>
          <table:table-cell office:value-type="float" office:value="1" table:style-name="ce1">
            <text:p>1</text:p>
          </table:table-cell>
          <table:table-cell office:value-type="float" office:value="3.2833012287035497" table:formula="of:=LOG10([.A1926])" table:style-name="ce1">
            <text:p>3.283301229</text:p>
          </table:table-cell>
          <table:table-cell table:style-name="ce1"/>
          <table:table-cell office:value-type="float" office:value="0" table:formula="of:=LOG10([.C19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2">
            <text:p>du</text:p>
          </table:table-cell>
          <table:table-cell office:value-type="float" office:value="1" table:style-name="ce1">
            <text:p>1</text:p>
          </table:table-cell>
          <table:table-cell office:value-type="float" office:value="3.2835273648616936" table:formula="of:=LOG10([.A1927])" table:style-name="ce1">
            <text:p>3.283527365</text:p>
          </table:table-cell>
          <table:table-cell table:style-name="ce1"/>
          <table:table-cell office:value-type="float" office:value="0" table:formula="of:=LOG10([.C19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2">
            <text:p>secteur</text:p>
          </table:table-cell>
          <table:table-cell office:value-type="float" office:value="1" table:style-name="ce1">
            <text:p>1</text:p>
          </table:table-cell>
          <table:table-cell office:value-type="float" office:value="3.2837533833325265" table:formula="of:=LOG10([.A1928])" table:style-name="ce1">
            <text:p>3.283753383</text:p>
          </table:table-cell>
          <table:table-cell table:style-name="ce1"/>
          <table:table-cell office:value-type="float" office:value="0" table:formula="of:=LOG10([.C19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2">
            <text:p>financier</text:p>
          </table:table-cell>
          <table:table-cell office:value-type="float" office:value="1" table:style-name="ce1">
            <text:p>1</text:p>
          </table:table-cell>
          <table:table-cell office:value-type="float" office:value="3.2839792842384798" table:formula="of:=LOG10([.A1929])" table:style-name="ce1">
            <text:p>3.283979284</text:p>
          </table:table-cell>
          <table:table-cell table:style-name="ce1"/>
          <table:table-cell office:value-type="float" office:value="0" table:formula="of:=LOG10([.C19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2">
            <text:p>prudential</text:p>
          </table:table-cell>
          <table:table-cell office:value-type="float" office:value="1" table:style-name="ce1">
            <text:p>1</text:p>
          </table:table-cell>
          <table:table-cell office:value-type="float" office:value="3.284205067701794" table:formula="of:=LOG10([.A1930])" table:style-name="ce1">
            <text:p>3.284205068</text:p>
          </table:table-cell>
          <table:table-cell table:style-name="ce1"/>
          <table:table-cell office:value-type="float" office:value="0" table:formula="of:=LOG10([.C19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2">
            <text:p>supervision</text:p>
          </table:table-cell>
          <table:table-cell office:value-type="float" office:value="1" table:style-name="ce1">
            <text:p>1</text:p>
          </table:table-cell>
          <table:table-cell office:value-type="float" office:value="3.2844307338445193" table:formula="of:=LOG10([.A1931])" table:style-name="ce1">
            <text:p>3.284430734</text:p>
          </table:table-cell>
          <table:table-cell table:style-name="ce1"/>
          <table:table-cell office:value-type="float" office:value="0" table:formula="of:=LOG10([.C19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283" table:style-name="ce2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3.2846562827885157" table:formula="of:=LOG10([.A1932])" table:style-name="ce1">
            <text:p>3.284656283</text:p>
          </table:table-cell>
          <table:table-cell table:style-name="ce1"/>
          <table:table-cell office:value-type="float" office:value="0" table:formula="of:=LOG10([.C19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2">
            <text:p>route</text:p>
          </table:table-cell>
          <table:table-cell office:value-type="float" office:value="1" table:style-name="ce1">
            <text:p>1</text:p>
          </table:table-cell>
          <table:table-cell office:value-type="float" office:value="3.284881714655453" table:formula="of:=LOG10([.A1933])" table:style-name="ce1">
            <text:p>3.284881715</text:p>
          </table:table-cell>
          <table:table-cell table:style-name="ce1"/>
          <table:table-cell office:value-type="float" office:value="0" table:formula="of:=LOG10([.C19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2">
            <text:p>d’arlon</text:p>
          </table:table-cell>
          <table:table-cell office:value-type="float" office:value="1" table:style-name="ce1">
            <text:p>1</text:p>
          </table:table-cell>
          <table:table-cell office:value-type="float" office:value="3.2851070295668121" table:formula="of:=LOG10([.A1934])" table:style-name="ce1">
            <text:p>3.28510703</text:p>
          </table:table-cell>
          <table:table-cell table:style-name="ce1"/>
          <table:table-cell office:value-type="float" office:value="0" table:formula="of:=LOG10([.C19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2">
            <text:p>l-1150</text:p>
          </table:table-cell>
          <table:table-cell office:value-type="float" office:value="1" table:style-name="ce1">
            <text:p>1</text:p>
          </table:table-cell>
          <table:table-cell office:value-type="float" office:value="3.2853322276438846" table:formula="of:=LOG10([.A1935])" table:style-name="ce1">
            <text:p>3.285332228</text:p>
          </table:table-cell>
          <table:table-cell table:style-name="ce1"/>
          <table:table-cell office:value-type="float" office:value="0" table:formula="of:=LOG10([.C19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2">
            <text:p>http://www.cssf.lu</text:p>
          </table:table-cell>
          <table:table-cell office:value-type="float" office:value="1" table:style-name="ce1">
            <text:p>1</text:p>
          </table:table-cell>
          <table:table-cell office:value-type="float" office:value="3.2855573090077739" table:formula="of:=LOG10([.A1936])" table:style-name="ce1">
            <text:p>3.285557309</text:p>
          </table:table-cell>
          <table:table-cell table:style-name="ce1"/>
          <table:table-cell office:value-type="float" office:value="0" table:formula="of:=LOG10([.C19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2">
            <text:p>independent</text:p>
          </table:table-cell>
          <table:table-cell office:value-type="float" office:value="1" table:style-name="ce1">
            <text:p>1</text:p>
          </table:table-cell>
          <table:table-cell office:value-type="float" office:value="3.2857822737793949" table:formula="of:=LOG10([.A1937])" table:style-name="ce1">
            <text:p>3.285782274</text:p>
          </table:table-cell>
          <table:table-cell table:style-name="ce1"/>
          <table:table-cell office:value-type="float" office:value="0" table:formula="of:=LOG10([.C19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2">
            <text:p>settle</text:p>
          </table:table-cell>
          <table:table-cell office:value-type="float" office:value="1" table:style-name="ce1">
            <text:p>1</text:p>
          </table:table-cell>
          <table:table-cell office:value-type="float" office:value="3.2860071220794747" table:formula="of:=LOG10([.A1938])" table:style-name="ce1">
            <text:p>3.286007122</text:p>
          </table:table-cell>
          <table:table-cell table:style-name="ce1"/>
          <table:table-cell office:value-type="float" office:value="0" table:formula="of:=LOG10([.C19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2">
            <text:p>http://www.financial-ombudsman.org.uk</text:p>
          </table:table-cell>
          <table:table-cell office:value-type="float" office:value="1" table:style-name="ce1">
            <text:p>1</text:p>
          </table:table-cell>
          <table:table-cell office:value-type="float" office:value="3.2862318540285531" table:formula="of:=LOG10([.A1939])" table:style-name="ce1">
            <text:p>3.286231854</text:p>
          </table:table-cell>
          <table:table-cell table:style-name="ce1"/>
          <table:table-cell office:value-type="float" office:value="0" table:formula="of:=LOG10([.C19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2">
            <text:p>head</text:p>
          </table:table-cell>
          <table:table-cell office:value-type="float" office:value="1" table:style-name="ce1">
            <text:p>1</text:p>
          </table:table-cell>
          <table:table-cell office:value-type="float" office:value="3.2864564697469829" table:formula="of:=LOG10([.A1940])" table:style-name="ce1">
            <text:p>3.28645647</text:p>
          </table:table-cell>
          <table:table-cell table:style-name="ce1"/>
          <table:table-cell office:value-type="float" office:value="0" table:formula="of:=LOG10([.C19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2">
            <text:p>office</text:p>
          </table:table-cell>
          <table:table-cell office:value-type="float" office:value="1" table:style-name="ce1">
            <text:p>1</text:p>
          </table:table-cell>
          <table:table-cell office:value-type="float" office:value="3.2866809693549301" table:formula="of:=LOG10([.A1941])" table:style-name="ce1">
            <text:p>3.286680969</text:p>
          </table:table-cell>
          <table:table-cell table:style-name="ce1"/>
          <table:table-cell office:value-type="float" office:value="0" table:formula="of:=LOG10([.C19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2">
            <text:p>attention</text:p>
          </table:table-cell>
          <table:table-cell office:value-type="float" office:value="1" table:style-name="ce1">
            <text:p>1</text:p>
          </table:table-cell>
          <table:table-cell office:value-type="float" office:value="3.2869053529723748" table:formula="of:=LOG10([.A1942])" table:style-name="ce1">
            <text:p>3.286905353</text:p>
          </table:table-cell>
          <table:table-cell table:style-name="ce1"/>
          <table:table-cell office:value-type="float" office:value="0" table:formula="of:=LOG10([.C19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2">
            <text:p>department</text:p>
          </table:table-cell>
          <table:table-cell office:value-type="float" office:value="1" table:style-name="ce1">
            <text:p>1</text:p>
          </table:table-cell>
          <table:table-cell office:value-type="float" office:value="3.287129620719111" table:formula="of:=LOG10([.A1943])" table:style-name="ce1">
            <text:p>3.287129621</text:p>
          </table:table-cell>
          <table:table-cell table:style-name="ce1"/>
          <table:table-cell office:value-type="float" office:value="0" table:formula="of:=LOG10([.C19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2">
            <text:p>22-24</text:p>
          </table:table-cell>
          <table:table-cell office:value-type="float" office:value="1" table:style-name="ce1">
            <text:p>1</text:p>
          </table:table-cell>
          <table:table-cell office:value-type="float" office:value="3.2873537727147464" table:formula="of:=LOG10([.A1944])" table:style-name="ce1">
            <text:p>3.287353773</text:p>
          </table:table-cell>
          <table:table-cell table:style-name="ce1"/>
          <table:table-cell office:value-type="float" office:value="0" table:formula="of:=LOG10([.C19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2">
            <text:p>boulevard</text:p>
          </table:table-cell>
          <table:table-cell office:value-type="float" office:value="1" table:style-name="ce1">
            <text:p>1</text:p>
          </table:table-cell>
          <table:table-cell office:value-type="float" office:value="3.2875778090787056" table:formula="of:=LOG10([.A1945])" table:style-name="ce1">
            <text:p>3.287577809</text:p>
          </table:table-cell>
          <table:table-cell table:style-name="ce1"/>
          <table:table-cell office:value-type="float" office:value="0" table:formula="of:=LOG10([.C19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2">
            <text:p>royal</text:p>
          </table:table-cell>
          <table:table-cell office:value-type="float" office:value="1" table:style-name="ce1">
            <text:p>1</text:p>
          </table:table-cell>
          <table:table-cell office:value-type="float" office:value="3.287801729930226" table:formula="of:=LOG10([.A1946])" table:style-name="ce1">
            <text:p>3.28780173</text:p>
          </table:table-cell>
          <table:table-cell table:style-name="ce1"/>
          <table:table-cell office:value-type="float" office:value="0" table:formula="of:=LOG10([.C19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2">
            <text:p>l-2449</text:p>
          </table:table-cell>
          <table:table-cell office:value-type="float" office:value="1" table:style-name="ce1">
            <text:p>1</text:p>
          </table:table-cell>
          <table:table-cell office:value-type="float" office:value="3.2880255353883627" table:formula="of:=LOG10([.A1947])" table:style-name="ce1">
            <text:p>3.288025535</text:p>
          </table:table-cell>
          <table:table-cell table:style-name="ce1"/>
          <table:table-cell office:value-type="float" office:value="0" table:formula="of:=LOG10([.C19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2">
            <text:p>mailing</text:p>
          </table:table-cell>
          <table:table-cell office:value-type="float" office:value="1" table:style-name="ce1">
            <text:p>1</text:p>
          </table:table-cell>
          <table:table-cell office:value-type="float" office:value="3.288249225571986" table:formula="of:=LOG10([.A1948])" table:style-name="ce1">
            <text:p>3.288249226</text:p>
          </table:table-cell>
          <table:table-cell table:style-name="ce1"/>
          <table:table-cell office:value-type="float" office:value="0" table:formula="of:=LOG10([.C19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2">
            <text:p>street</text:p>
          </table:table-cell>
          <table:table-cell office:value-type="float" office:value="1" table:style-name="ce1">
            <text:p>1</text:p>
          </table:table-cell>
          <table:table-cell office:value-type="float" office:value="3.2884728005997825" table:formula="of:=LOG10([.A1949])" table:style-name="ce1">
            <text:p>3.288472801</text:p>
          </table:table-cell>
          <table:table-cell table:style-name="ce1"/>
          <table:table-cell office:value-type="float" office:value="0" table:formula="of:=LOG10([.C19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2">
            <text:p>calling</text:p>
          </table:table-cell>
          <table:table-cell office:value-type="float" office:value="1" table:style-name="ce1">
            <text:p>1</text:p>
          </table:table-cell>
          <table:table-cell office:value-type="float" office:value="3.2886962605902559" table:formula="of:=LOG10([.A1950])" table:style-name="ce1">
            <text:p>3.288696261</text:p>
          </table:table-cell>
          <table:table-cell table:style-name="ce1"/>
          <table:table-cell office:value-type="float" office:value="0" table:formula="of:=LOG10([.C19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2">
            <text:p>phone</text:p>
          </table:table-cell>
          <table:table-cell office:value-type="float" office:value="1" table:style-name="ce1">
            <text:p>1</text:p>
          </table:table-cell>
          <table:table-cell office:value-type="float" office:value="3.2889196056617265" table:formula="of:=LOG10([.A1951])" table:style-name="ce1">
            <text:p>3.288919606</text:p>
          </table:table-cell>
          <table:table-cell table:style-name="ce1"/>
          <table:table-cell office:value-type="float" office:value="0" table:formula="of:=LOG10([.C19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2">
            <text:p>text</text:p>
          </table:table-cell>
          <table:table-cell office:value-type="float" office:value="1" table:style-name="ce1">
            <text:p>1</text:p>
          </table:table-cell>
          <table:table-cell office:value-type="float" office:value="3.2891428359323331" table:formula="of:=LOG10([.A1952])" table:style-name="ce1">
            <text:p>3.289142836</text:p>
          </table:table-cell>
          <table:table-cell table:style-name="ce1"/>
          <table:table-cell office:value-type="float" office:value="0" table:formula="of:=LOG10([.C19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2">
            <text:p>sms</text:p>
          </table:table-cell>
          <table:table-cell office:value-type="float" office:value="1" table:style-name="ce1">
            <text:p>1</text:p>
          </table:table-cell>
          <table:table-cell office:value-type="float" office:value="3.2893659515200318" table:formula="of:=LOG10([.A1953])" table:style-name="ce1">
            <text:p>3.289365952</text:p>
          </table:table-cell>
          <table:table-cell table:style-name="ce1"/>
          <table:table-cell office:value-type="float" office:value="0" table:formula="of:=LOG10([.C19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2">
            <text:p>message</text:p>
          </table:table-cell>
          <table:table-cell office:value-type="float" office:value="1" table:style-name="ce1">
            <text:p>1</text:p>
          </table:table-cell>
          <table:table-cell office:value-type="float" office:value="3.2895889525425965" table:formula="of:=LOG10([.A1954])" table:style-name="ce1">
            <text:p>3.289588953</text:p>
          </table:table-cell>
          <table:table-cell table:style-name="ce1"/>
          <table:table-cell office:value-type="float" office:value="0" table:formula="of:=LOG10([.C19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2">
            <text:p>exception</text:p>
          </table:table-cell>
          <table:table-cell office:value-type="float" office:value="1" table:style-name="ce1">
            <text:p>1</text:p>
          </table:table-cell>
          <table:table-cell office:value-type="float" office:value="3.2898118391176214" table:formula="of:=LOG10([.A1955])" table:style-name="ce1">
            <text:p>3.289811839</text:p>
          </table:table-cell>
          <table:table-cell table:style-name="ce1"/>
          <table:table-cell office:value-type="float" office:value="0" table:formula="of:=LOG10([.C19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2">
            <text:p>amendments</text:p>
          </table:table-cell>
          <table:table-cell office:value-type="float" office:value="1" table:style-name="ce1">
            <text:p>1</text:p>
          </table:table-cell>
          <table:table-cell office:value-type="float" office:value="3.2900346113625178" table:formula="of:=LOG10([.A1956])" table:style-name="ce1">
            <text:p>3.290034611</text:p>
          </table:table-cell>
          <table:table-cell table:style-name="ce1"/>
          <table:table-cell office:value-type="float" office:value="0" table:formula="of:=LOG10([.C19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.2902572693945182" table:formula="of:=LOG10([.A1957])" table:style-name="ce1">
            <text:p>3.290257269</text:p>
          </table:table-cell>
          <table:table-cell table:style-name="ce1"/>
          <table:table-cell office:value-type="float" office:value="0" table:formula="of:=LOG10([.C19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2">
            <text:p>hours</text:p>
          </table:table-cell>
          <table:table-cell office:value-type="float" office:value="1" table:style-name="ce1">
            <text:p>1</text:p>
          </table:table-cell>
          <table:table-cell office:value-type="float" office:value="3.290479813330673" table:formula="of:=LOG10([.A1958])" table:style-name="ce1">
            <text:p>3.290479813</text:p>
          </table:table-cell>
          <table:table-cell table:style-name="ce1"/>
          <table:table-cell office:value-type="float" office:value="0" table:formula="of:=LOG10([.C19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2">
            <text:p>posted</text:p>
          </table:table-cell>
          <table:table-cell office:value-type="float" office:value="1" table:style-name="ce1">
            <text:p>1</text:p>
          </table:table-cell>
          <table:table-cell office:value-type="float" office:value="3.2907022432878543" table:formula="of:=LOG10([.A1959])" table:style-name="ce1">
            <text:p>3.290702243</text:p>
          </table:table-cell>
          <table:table-cell table:style-name="ce1"/>
          <table:table-cell office:value-type="float" office:value="0" table:formula="of:=LOG10([.C19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2">
            <text:p>emailed</text:p>
          </table:table-cell>
          <table:table-cell office:value-type="float" office:value="1" table:style-name="ce1">
            <text:p>1</text:p>
          </table:table-cell>
          <table:table-cell office:value-type="float" office:value="3.2909245593827543" table:formula="of:=LOG10([.A1960])" table:style-name="ce1">
            <text:p>3.290924559</text:p>
          </table:table-cell>
          <table:table-cell table:style-name="ce1"/>
          <table:table-cell office:value-type="float" office:value="0" table:formula="of:=LOG10([.C19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2">
            <text:p>extend</text:p>
          </table:table-cell>
          <table:table-cell office:value-type="float" office:value="1" table:style-name="ce1">
            <text:p>1</text:p>
          </table:table-cell>
          <table:table-cell office:value-type="float" office:value="3.2911467617318855" table:formula="of:=LOG10([.A1961])" table:style-name="ce1">
            <text:p>3.291146762</text:p>
          </table:table-cell>
          <table:table-cell table:style-name="ce1"/>
          <table:table-cell office:value-type="float" office:value="0" table:formula="of:=LOG10([.C19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2">
            <text:p>infrastructure</text:p>
          </table:table-cell>
          <table:table-cell office:value-type="float" office:value="1" table:style-name="ce1">
            <text:p>1</text:p>
          </table:table-cell>
          <table:table-cell office:value-type="float" office:value="3.2913688504515828" table:formula="of:=LOG10([.A1962])" table:style-name="ce1">
            <text:p>3.29136885</text:p>
          </table:table-cell>
          <table:table-cell table:style-name="ce1"/>
          <table:table-cell office:value-type="float" office:value="0" table:formula="of:=LOG10([.C19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2">
            <text:p>blockages</text:p>
          </table:table-cell>
          <table:table-cell office:value-type="float" office:value="1" table:style-name="ce1">
            <text:p>1</text:p>
          </table:table-cell>
          <table:table-cell office:value-type="float" office:value="3.2915908256580013" table:formula="of:=LOG10([.A1963])" table:style-name="ce1">
            <text:p>3.291590826</text:p>
          </table:table-cell>
          <table:table-cell table:style-name="ce1"/>
          <table:table-cell office:value-type="float" office:value="0" table:formula="of:=LOG10([.C19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2">
            <text:p>terminations</text:p>
          </table:table-cell>
          <table:table-cell office:value-type="float" office:value="1" table:style-name="ce1">
            <text:p>1</text:p>
          </table:table-cell>
          <table:table-cell office:value-type="float" office:value="3.291812687467119" table:formula="of:=LOG10([.A1964])" table:style-name="ce1">
            <text:p>3.291812687</text:p>
          </table:table-cell>
          <table:table-cell table:style-name="ce1"/>
          <table:table-cell office:value-type="float" office:value="0" table:formula="of:=LOG10([.C19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2">
            <text:p>essential</text:p>
          </table:table-cell>
          <table:table-cell office:value-type="float" office:value="1" table:style-name="ce1">
            <text:p>1</text:p>
          </table:table-cell>
          <table:table-cell office:value-type="float" office:value="3.2920344359947364" table:formula="of:=LOG10([.A1965])" table:style-name="ce1">
            <text:p>3.292034436</text:p>
          </table:table-cell>
          <table:table-cell table:style-name="ce1"/>
          <table:table-cell office:value-type="float" office:value="0" table:formula="of:=LOG10([.C19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2">
            <text:p>proprietary</text:p>
          </table:table-cell>
          <table:table-cell office:value-type="float" office:value="1" table:style-name="ce1">
            <text:p>1</text:p>
          </table:table-cell>
          <table:table-cell office:value-type="float" office:value="3.2922560713564759" table:formula="of:=LOG10([.A1966])" table:style-name="ce1">
            <text:p>3.292256071</text:p>
          </table:table-cell>
          <table:table-cell table:style-name="ce1"/>
          <table:table-cell office:value-type="float" office:value="0" table:formula="of:=LOG10([.C19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2">
            <text:p>modeling</text:p>
          </table:table-cell>
          <table:table-cell office:value-type="float" office:value="1" table:style-name="ce1">
            <text:p>1</text:p>
          </table:table-cell>
          <table:table-cell office:value-type="float" office:value="3.2924775936677841" table:formula="of:=LOG10([.A1967])" table:style-name="ce1">
            <text:p>3.292477594</text:p>
          </table:table-cell>
          <table:table-cell table:style-name="ce1"/>
          <table:table-cell office:value-type="float" office:value="0" table:formula="of:=LOG10([.C19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2">
            <text:p>assessing</text:p>
          </table:table-cell>
          <table:table-cell office:value-type="float" office:value="1" table:style-name="ce1">
            <text:p>1</text:p>
          </table:table-cell>
          <table:table-cell office:value-type="float" office:value="3.2926990030439298" table:formula="of:=LOG10([.A1968])" table:style-name="ce1">
            <text:p>3.292699003</text:p>
          </table:table-cell>
          <table:table-cell table:style-name="ce1"/>
          <table:table-cell office:value-type="float" office:value="0" table:formula="of:=LOG10([.C19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2">
            <text:p>governmental</text:p>
          </table:table-cell>
          <table:table-cell office:value-type="float" office:value="1" table:style-name="ce1">
            <text:p>1</text:p>
          </table:table-cell>
          <table:table-cell office:value-type="float" office:value="3.2929202996000062" table:formula="of:=LOG10([.A1969])" table:style-name="ce1">
            <text:p>3.2929203</text:p>
          </table:table-cell>
          <table:table-cell table:style-name="ce1"/>
          <table:table-cell office:value-type="float" office:value="0" table:formula="of:=LOG10([.C19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2">
            <text:p>disclosing</text:p>
          </table:table-cell>
          <table:table-cell office:value-type="float" office:value="1" table:style-name="ce1">
            <text:p>1</text:p>
          </table:table-cell>
          <table:table-cell office:value-type="float" office:value="3.2931414834509307" table:formula="of:=LOG10([.A1970])" table:style-name="ce1">
            <text:p>3.293141483</text:p>
          </table:table-cell>
          <table:table-cell table:style-name="ce1"/>
          <table:table-cell office:value-type="float" office:value="0" table:formula="of:=LOG10([.C19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2">
            <text:p>lien</text:p>
          </table:table-cell>
          <table:table-cell office:value-type="float" office:value="1" table:style-name="ce1">
            <text:p>1</text:p>
          </table:table-cell>
          <table:table-cell office:value-type="float" office:value="3.2933625547114453" table:formula="of:=LOG10([.A1971])" table:style-name="ce1">
            <text:p>3.293362555</text:p>
          </table:table-cell>
          <table:table-cell table:style-name="ce1"/>
          <table:table-cell office:value-type="float" office:value="0" table:formula="of:=LOG10([.C19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2">
            <text:p>affiliate</text:p>
          </table:table-cell>
          <table:table-cell office:value-type="float" office:value="1" table:style-name="ce1">
            <text:p>1</text:p>
          </table:table-cell>
          <table:table-cell office:value-type="float" office:value="3.2935835134961167" table:formula="of:=LOG10([.A1972])" table:style-name="ce1">
            <text:p>3.293583513</text:p>
          </table:table-cell>
          <table:table-cell table:style-name="ce1"/>
          <table:table-cell office:value-type="float" office:value="0" table:formula="of:=LOG10([.C19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2">
            <text:p>simple</text:p>
          </table:table-cell>
          <table:table-cell office:value-type="float" office:value="1" table:style-name="ce1">
            <text:p>1</text:p>
          </table:table-cell>
          <table:table-cell office:value-type="float" office:value="3.2938043599193367" table:formula="of:=LOG10([.A1973])" table:style-name="ce1">
            <text:p>3.29380436</text:p>
          </table:table-cell>
          <table:table-cell table:style-name="ce1"/>
          <table:table-cell office:value-type="float" office:value="0" table:formula="of:=LOG10([.C19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2">
            <text:p>recover</text:p>
          </table:table-cell>
          <table:table-cell office:value-type="float" office:value="1" table:style-name="ce1">
            <text:p>1</text:p>
          </table:table-cell>
          <table:table-cell office:value-type="float" office:value="3.2940250940953226" table:formula="of:=LOG10([.A1974])" table:style-name="ce1">
            <text:p>3.294025094</text:p>
          </table:table-cell>
          <table:table-cell table:style-name="ce1"/>
          <table:table-cell office:value-type="float" office:value="0" table:formula="of:=LOG10([.C19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2">
            <text:p>debt</text:p>
          </table:table-cell>
          <table:table-cell office:value-type="float" office:value="1" table:style-name="ce1">
            <text:p>1</text:p>
          </table:table-cell>
          <table:table-cell office:value-type="float" office:value="3.2942457161381182" table:formula="of:=LOG10([.A1975])" table:style-name="ce1">
            <text:p>3.294245716</text:p>
          </table:table-cell>
          <table:table-cell table:style-name="ce1"/>
          <table:table-cell office:value-type="float" office:value="0" table:formula="of:=LOG10([.C19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2">
            <text:p>assumption</text:p>
          </table:table-cell>
          <table:table-cell office:value-type="float" office:value="1" table:style-name="ce1">
            <text:p>1</text:p>
          </table:table-cell>
          <table:table-cell office:value-type="float" office:value="3.2944662261615929" table:formula="of:=LOG10([.A1976])" table:style-name="ce1">
            <text:p>3.294466226</text:p>
          </table:table-cell>
          <table:table-cell table:style-name="ce1"/>
          <table:table-cell office:value-type="float" office:value="0" table:formula="of:=LOG10([.C19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2">
            <text:p>invalidates</text:p>
          </table:table-cell>
          <table:table-cell office:value-type="float" office:value="1" table:style-name="ce1">
            <text:p>1</text:p>
          </table:table-cell>
          <table:table-cell office:value-type="float" office:value="3.2946866242794433" table:formula="of:=LOG10([.A1977])" table:style-name="ce1">
            <text:p>3.294686624</text:p>
          </table:table-cell>
          <table:table-cell table:style-name="ce1"/>
          <table:table-cell office:value-type="float" office:value="0" table:formula="of:=LOG10([.C19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2">
            <text:p>assumes</text:p>
          </table:table-cell>
          <table:table-cell office:value-type="float" office:value="1" table:style-name="ce1">
            <text:p>1</text:p>
          </table:table-cell>
          <table:table-cell office:value-type="float" office:value="3.2949069106051923" table:formula="of:=LOG10([.A1978])" table:style-name="ce1">
            <text:p>3.294906911</text:p>
          </table:table-cell>
          <table:table-cell table:style-name="ce1"/>
          <table:table-cell office:value-type="float" office:value="0" table:formula="of:=LOG10([.C19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2">
            <text:p>subrogation</text:p>
          </table:table-cell>
          <table:table-cell office:value-type="float" office:value="1" table:style-name="ce1">
            <text:p>1</text:p>
          </table:table-cell>
          <table:table-cell office:value-type="float" office:value="3.295127085252191" table:formula="of:=LOG10([.A1979])" table:style-name="ce1">
            <text:p>3.295127085</text:p>
          </table:table-cell>
          <table:table-cell table:style-name="ce1"/>
          <table:table-cell office:value-type="float" office:value="0" table:formula="of:=LOG10([.C19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2">
            <text:p>waiver</text:p>
          </table:table-cell>
          <table:table-cell office:value-type="float" office:value="1" table:style-name="ce1">
            <text:p>1</text:p>
          </table:table-cell>
          <table:table-cell office:value-type="float" office:value="3.2953471483336179" table:formula="of:=LOG10([.A1980])" table:style-name="ce1">
            <text:p>3.295347148</text:p>
          </table:table-cell>
          <table:table-cell table:style-name="ce1"/>
          <table:table-cell office:value-type="float" office:value="0" table:formula="of:=LOG10([.C19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2">
            <text:p>failure</text:p>
          </table:table-cell>
          <table:table-cell office:value-type="float" office:value="1" table:style-name="ce1">
            <text:p>1</text:p>
          </table:table-cell>
          <table:table-cell office:value-type="float" office:value="3.2955670999624789" table:formula="of:=LOG10([.A1981])" table:style-name="ce1">
            <text:p>3.2955671</text:p>
          </table:table-cell>
          <table:table-cell table:style-name="ce1"/>
          <table:table-cell office:value-type="float" office:value="0" table:formula="of:=LOG10([.C19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2">
            <text:p>subsequent</text:p>
          </table:table-cell>
          <table:table-cell office:value-type="float" office:value="1" table:style-name="ce1">
            <text:p>1</text:p>
          </table:table-cell>
          <table:table-cell office:value-type="float" office:value="3.2957869402516091" table:formula="of:=LOG10([.A1982])" table:style-name="ce1">
            <text:p>3.29578694</text:p>
          </table:table-cell>
          <table:table-cell table:style-name="ce1"/>
          <table:table-cell office:value-type="float" office:value="0" table:formula="of:=LOG10([.C19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2">
            <text:p>breaches</text:p>
          </table:table-cell>
          <table:table-cell office:value-type="float" office:value="1" table:style-name="ce1">
            <text:p>1</text:p>
          </table:table-cell>
          <table:table-cell office:value-type="float" office:value="3.2960066693136723" table:formula="of:=LOG10([.A1983])" table:style-name="ce1">
            <text:p>3.296006669</text:p>
          </table:table-cell>
          <table:table-cell table:style-name="ce1"/>
          <table:table-cell office:value-type="float" office:value="0" table:formula="of:=LOG10([.C19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2">
            <text:p>faxing</text:p>
          </table:table-cell>
          <table:table-cell office:value-type="float" office:value="1" table:style-name="ce1">
            <text:p>1</text:p>
          </table:table-cell>
          <table:table-cell office:value-type="float" office:value="3.2962262872611605" table:formula="of:=LOG10([.A1984])" table:style-name="ce1">
            <text:p>3.296226287</text:p>
          </table:table-cell>
          <table:table-cell table:style-name="ce1"/>
          <table:table-cell office:value-type="float" office:value="0" table:formula="of:=LOG10([.C19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2">
            <text:p>finance</text:p>
          </table:table-cell>
          <table:table-cell office:value-type="float" office:value="1" table:style-name="ce1">
            <text:p>1</text:p>
          </table:table-cell>
          <table:table-cell office:value-type="float" office:value="3.2964457942063961" table:formula="of:=LOG10([.A1985])" table:style-name="ce1">
            <text:p>3.296445794</text:p>
          </table:table-cell>
          <table:table-cell table:style-name="ce1"/>
          <table:table-cell office:value-type="float" office:value="0" table:formula="of:=LOG10([.C19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2">
            <text:p>operations</text:p>
          </table:table-cell>
          <table:table-cell office:value-type="float" office:value="1" table:style-name="ce1">
            <text:p>1</text:p>
          </table:table-cell>
          <table:table-cell office:value-type="float" office:value="3.2966651902615309" table:formula="of:=LOG10([.A1986])" table:style-name="ce1">
            <text:p>3.29666519</text:p>
          </table:table-cell>
          <table:table-cell table:style-name="ce1"/>
          <table:table-cell office:value-type="float" office:value="0" table:formula="of:=LOG10([.C19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2">
            <text:p>recent</text:p>
          </table:table-cell>
          <table:table-cell office:value-type="float" office:value="1" table:style-name="ce1">
            <text:p>1</text:p>
          </table:table-cell>
          <table:table-cell office:value-type="float" office:value="3.2968844755385471" table:formula="of:=LOG10([.A1987])" table:style-name="ce1">
            <text:p>3.296884476</text:p>
          </table:table-cell>
          <table:table-cell table:style-name="ce1"/>
          <table:table-cell office:value-type="float" office:value="0" table:formula="of:=LOG10([.C19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2">
            <text:p>parent</text:p>
          </table:table-cell>
          <table:table-cell office:value-type="float" office:value="1" table:style-name="ce1">
            <text:p>1</text:p>
          </table:table-cell>
          <table:table-cell office:value-type="float" office:value="3.2971036501492565" table:formula="of:=LOG10([.A1988])" table:style-name="ce1">
            <text:p>3.29710365</text:p>
          </table:table-cell>
          <table:table-cell table:style-name="ce1"/>
          <table:table-cell office:value-type="float" office:value="0" table:formula="of:=LOG10([.C19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2">
            <text:p>holdings</text:p>
          </table:table-cell>
          <table:table-cell office:value-type="float" office:value="1" table:style-name="ce1">
            <text:p>1</text:p>
          </table:table-cell>
          <table:table-cell office:value-type="float" office:value="3.2973227142053028" table:formula="of:=LOG10([.A1989])" table:style-name="ce1">
            <text:p>3.297322714</text:p>
          </table:table-cell>
          <table:table-cell table:style-name="ce1"/>
          <table:table-cell office:value-type="float" office:value="0" table:formula="of:=LOG10([.C19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2">
            <text:p>inc</text:p>
          </table:table-cell>
          <table:table-cell office:value-type="float" office:value="1" table:style-name="ce1">
            <text:p>1</text:p>
          </table:table-cell>
          <table:table-cell office:value-type="float" office:value="3.2975416678181597" table:formula="of:=LOG10([.A1990])" table:style-name="ce1">
            <text:p>3.297541668</text:p>
          </table:table-cell>
          <table:table-cell table:style-name="ce1"/>
          <table:table-cell office:value-type="float" office:value="0" table:formula="of:=LOG10([.C19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2">
            <text:p>respective</text:p>
          </table:table-cell>
          <table:table-cell office:value-type="float" office:value="1" table:style-name="ce1">
            <text:p>1</text:p>
          </table:table-cell>
          <table:table-cell office:value-type="float" office:value="3.2977605110991339" table:formula="of:=LOG10([.A1991])" table:style-name="ce1">
            <text:p>3.297760511</text:p>
          </table:table-cell>
          <table:table-cell table:style-name="ce1"/>
          <table:table-cell office:value-type="float" office:value="0" table:formula="of:=LOG10([.C19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2">
            <text:p>joint</text:p>
          </table:table-cell>
          <table:table-cell office:value-type="float" office:value="1" table:style-name="ce1">
            <text:p>1</text:p>
          </table:table-cell>
          <table:table-cell office:value-type="float" office:value="3.2979792441593623" table:formula="of:=LOG10([.A1992])" table:style-name="ce1">
            <text:p>3.297979244</text:p>
          </table:table-cell>
          <table:table-cell table:style-name="ce1"/>
          <table:table-cell office:value-type="float" office:value="0" table:formula="of:=LOG10([.C19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2">
            <text:p>venturers</text:p>
          </table:table-cell>
          <table:table-cell office:value-type="float" office:value="1" table:style-name="ce1">
            <text:p>1</text:p>
          </table:table-cell>
          <table:table-cell office:value-type="float" office:value="3.2981978671098151" table:formula="of:=LOG10([.A1993])" table:style-name="ce1">
            <text:p>3.298197867</text:p>
          </table:table-cell>
          <table:table-cell table:style-name="ce1"/>
          <table:table-cell office:value-type="float" office:value="0" table:formula="of:=LOG10([.C19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2">
            <text:p>defend</text:p>
          </table:table-cell>
          <table:table-cell office:value-type="float" office:value="1" table:style-name="ce1">
            <text:p>1</text:p>
          </table:table-cell>
          <table:table-cell office:value-type="float" office:value="3.2984163800612945" table:formula="of:=LOG10([.A1994])" table:style-name="ce1">
            <text:p>3.29841638</text:p>
          </table:table-cell>
          <table:table-cell table:style-name="ce1"/>
          <table:table-cell office:value-type="float" office:value="0" table:formula="of:=LOG10([.C19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2">
            <text:p>harmless</text:p>
          </table:table-cell>
          <table:table-cell office:value-type="float" office:value="1" table:style-name="ce1">
            <text:p>1</text:p>
          </table:table-cell>
          <table:table-cell office:value-type="float" office:value="3.2986347831244354" table:formula="of:=LOG10([.A1995])" table:style-name="ce1">
            <text:p>3.298634783</text:p>
          </table:table-cell>
          <table:table-cell table:style-name="ce1"/>
          <table:table-cell office:value-type="float" office:value="0" table:formula="of:=LOG10([.C19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2">
            <text:p>demand</text:p>
          </table:table-cell>
          <table:table-cell office:value-type="float" office:value="1" table:style-name="ce1">
            <text:p>1</text:p>
          </table:table-cell>
          <table:table-cell office:value-type="float" office:value="3.2988530764097068" table:formula="of:=LOG10([.A1996])" table:style-name="ce1">
            <text:p>3.298853076</text:p>
          </table:table-cell>
          <table:table-cell table:style-name="ce1"/>
          <table:table-cell office:value-type="float" office:value="0" table:formula="of:=LOG10([.C19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2">
            <text:p>improper</text:p>
          </table:table-cell>
          <table:table-cell office:value-type="float" office:value="1" table:style-name="ce1">
            <text:p>1</text:p>
          </table:table-cell>
          <table:table-cell office:value-type="float" office:value="3.2990712600274095" table:formula="of:=LOG10([.A1997])" table:style-name="ce1">
            <text:p>3.29907126</text:p>
          </table:table-cell>
          <table:table-cell table:style-name="ce1"/>
          <table:table-cell office:value-type="float" office:value="0" table:formula="of:=LOG10([.C19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2">
            <text:p>whom</text:p>
          </table:table-cell>
          <table:table-cell office:value-type="float" office:value="1" table:style-name="ce1">
            <text:p>1</text:p>
          </table:table-cell>
          <table:table-cell office:value-type="float" office:value="3.2992893340876801" table:formula="of:=LOG10([.A1998])" table:style-name="ce1">
            <text:p>3.299289334</text:p>
          </table:table-cell>
          <table:table-cell table:style-name="ce1"/>
          <table:table-cell office:value-type="float" office:value="0" table:formula="of:=LOG10([.C19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2">
            <text:p>incidental</text:p>
          </table:table-cell>
          <table:table-cell office:value-type="float" office:value="1" table:style-name="ce1">
            <text:p>1</text:p>
          </table:table-cell>
          <table:table-cell office:value-type="float" office:value="3.2995072987004876" table:formula="of:=LOG10([.A1999])" table:style-name="ce1">
            <text:p>3.299507299</text:p>
          </table:table-cell>
          <table:table-cell table:style-name="ce1"/>
          <table:table-cell office:value-type="float" office:value="0" table:formula="of:=LOG10([.C19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2">
            <text:p>circumstance</text:p>
          </table:table-cell>
          <table:table-cell office:value-type="float" office:value="1" table:style-name="ce1">
            <text:p>1</text:p>
          </table:table-cell>
          <table:table-cell office:value-type="float" office:value="3.2997251539756367" table:formula="of:=LOG10([.A2000])" table:style-name="ce1">
            <text:p>3.299725154</text:p>
          </table:table-cell>
          <table:table-cell table:style-name="ce1"/>
          <table:table-cell office:value-type="float" office:value="0" table:formula="of:=LOG10([.C20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2">
            <text:p>excluding</text:p>
          </table:table-cell>
          <table:table-cell office:value-type="float" office:value="1" table:style-name="ce1">
            <text:p>1</text:p>
          </table:table-cell>
          <table:table-cell office:value-type="float" office:value="3.2999429000227671" table:formula="of:=LOG10([.A2001])" table:style-name="ce1">
            <text:p>3.2999429</text:p>
          </table:table-cell>
          <table:table-cell table:style-name="ce1"/>
          <table:table-cell office:value-type="float" office:value="0" table:formula="of:=LOG10([.C20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2">
            <text:p>goodwill</text:p>
          </table:table-cell>
          <table:table-cell office:value-type="float" office:value="1" table:style-name="ce1">
            <text:p>1</text:p>
          </table:table-cell>
          <table:table-cell office:value-type="float" office:value="3.3001605369513523" table:formula="of:=LOG10([.A2002])" table:style-name="ce1">
            <text:p>3.300160537</text:p>
          </table:table-cell>
          <table:table-cell table:style-name="ce1"/>
          <table:table-cell office:value-type="float" office:value="0" table:formula="of:=LOG10([.C20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2">
            <text:p>intangible</text:p>
          </table:table-cell>
          <table:table-cell office:value-type="float" office:value="1" table:style-name="ce1">
            <text:p>1</text:p>
          </table:table-cell>
          <table:table-cell office:value-type="float" office:value="3.3003780648707024" table:formula="of:=LOG10([.A2003])" table:style-name="ce1">
            <text:p>3.300378065</text:p>
          </table:table-cell>
          <table:table-cell table:style-name="ce1"/>
          <table:table-cell office:value-type="float" office:value="0" table:formula="of:=LOG10([.C20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2">
            <text:p>indirectly</text:p>
          </table:table-cell>
          <table:table-cell office:value-type="float" office:value="1" table:style-name="ce1">
            <text:p>1</text:p>
          </table:table-cell>
          <table:table-cell office:value-type="float" office:value="3.3005954838899636" table:formula="of:=LOG10([.A2004])" table:style-name="ce1">
            <text:p>3.300595484</text:p>
          </table:table-cell>
          <table:table-cell table:style-name="ce1"/>
          <table:table-cell office:value-type="float" office:value="0" table:formula="of:=LOG10([.C20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2">
            <text:p>disruptions</text:p>
          </table:table-cell>
          <table:table-cell office:value-type="float" office:value="1" table:style-name="ce1">
            <text:p>1</text:p>
          </table:table-cell>
          <table:table-cell office:value-type="float" office:value="3.3008127941181171" table:formula="of:=LOG10([.A2005])" table:style-name="ce1">
            <text:p>3.300812794</text:p>
          </table:table-cell>
          <table:table-cell table:style-name="ce1"/>
          <table:table-cell office:value-type="float" office:value="0" table:formula="of:=LOG10([.C20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2">
            <text:p>malicious</text:p>
          </table:table-cell>
          <table:table-cell office:value-type="float" office:value="1" table:style-name="ce1">
            <text:p>1</text:p>
          </table:table-cell>
          <table:table-cell office:value-type="float" office:value="3.3010299956639813" table:formula="of:=LOG10([.A2006])" table:style-name="ce1">
            <text:p>3.301029996</text:p>
          </table:table-cell>
          <table:table-cell table:style-name="ce1"/>
          <table:table-cell office:value-type="float" office:value="0" table:formula="of:=LOG10([.C20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2">
            <text:p>accessing</text:p>
          </table:table-cell>
          <table:table-cell office:value-type="float" office:value="1" table:style-name="ce1">
            <text:p>1</text:p>
          </table:table-cell>
          <table:table-cell office:value-type="float" office:value="3.3012470886362113" table:formula="of:=LOG10([.A2007])" table:style-name="ce1">
            <text:p>3.301247089</text:p>
          </table:table-cell>
          <table:table-cell table:style-name="ce1"/>
          <table:table-cell office:value-type="float" office:value="0" table:formula="of:=LOG10([.C20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2">
            <text:p>glitches</text:p>
          </table:table-cell>
          <table:table-cell office:value-type="float" office:value="1" table:style-name="ce1">
            <text:p>1</text:p>
          </table:table-cell>
          <table:table-cell office:value-type="float" office:value="3.3014640731433" table:formula="of:=LOG10([.A2008])" table:style-name="ce1">
            <text:p>3.301464073</text:p>
          </table:table-cell>
          <table:table-cell table:style-name="ce1"/>
          <table:table-cell office:value-type="float" office:value="0" table:formula="of:=LOG10([.C20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2">
            <text:p>bugs</text:p>
          </table:table-cell>
          <table:table-cell office:value-type="float" office:value="1" table:style-name="ce1">
            <text:p>1</text:p>
          </table:table-cell>
          <table:table-cell office:value-type="float" office:value="3.3016809492935764" table:formula="of:=LOG10([.A2009])" table:style-name="ce1">
            <text:p>3.301680949</text:p>
          </table:table-cell>
          <table:table-cell table:style-name="ce1"/>
          <table:table-cell office:value-type="float" office:value="0" table:formula="of:=LOG10([.C20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2">
            <text:p>errors</text:p>
          </table:table-cell>
          <table:table-cell office:value-type="float" office:value="1" table:style-name="ce1">
            <text:p>1</text:p>
          </table:table-cell>
          <table:table-cell office:value-type="float" office:value="3.301897717195208" table:formula="of:=LOG10([.A2010])" table:style-name="ce1">
            <text:p>3.301897717</text:p>
          </table:table-cell>
          <table:table-cell table:style-name="ce1"/>
          <table:table-cell office:value-type="float" office:value="0" table:formula="of:=LOG10([.C20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2">
            <text:p>inaccuracies</text:p>
          </table:table-cell>
          <table:table-cell office:value-type="float" office:value="1" table:style-name="ce1">
            <text:p>1</text:p>
          </table:table-cell>
          <table:table-cell office:value-type="float" office:value="3.3021143769562009" table:formula="of:=LOG10([.A2011])" table:style-name="ce1">
            <text:p>3.302114377</text:p>
          </table:table-cell>
          <table:table-cell table:style-name="ce1"/>
          <table:table-cell office:value-type="float" office:value="0" table:formula="of:=LOG10([.C20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2">
            <text:p>practices</text:p>
          </table:table-cell>
          <table:table-cell office:value-type="float" office:value="1" table:style-name="ce1">
            <text:p>1</text:p>
          </table:table-cell>
          <table:table-cell office:value-type="float" office:value="3.3023309286843991" table:formula="of:=LOG10([.A2012])" table:style-name="ce1">
            <text:p>3.302330929</text:p>
          </table:table-cell>
          <table:table-cell table:style-name="ce1"/>
          <table:table-cell office:value-type="float" office:value="0" table:formula="of:=LOG10([.C20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2">
            <text:p>behavior</text:p>
          </table:table-cell>
          <table:table-cell office:value-type="float" office:value="1" table:style-name="ce1">
            <text:p>1</text:p>
          </table:table-cell>
          <table:table-cell office:value-type="float" office:value="3.3025473724874854" table:formula="of:=LOG10([.A2013])" table:style-name="ce1">
            <text:p>3.302547372</text:p>
          </table:table-cell>
          <table:table-cell table:style-name="ce1"/>
          <table:table-cell office:value-type="float" office:value="0" table:formula="of:=LOG10([.C20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2">
            <text:p>as-is</text:p>
          </table:table-cell>
          <table:table-cell office:value-type="float" office:value="1" table:style-name="ce1">
            <text:p>1</text:p>
          </table:table-cell>
          <table:table-cell office:value-type="float" office:value="3.3027637084729817" table:formula="of:=LOG10([.A2014])" table:style-name="ce1">
            <text:p>3.302763708</text:p>
          </table:table-cell>
          <table:table-cell table:style-name="ce1"/>
          <table:table-cell office:value-type="float" office:value="0" table:formula="of:=LOG10([.C20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2">
            <text:p>statutory</text:p>
          </table:table-cell>
          <table:table-cell office:value-type="float" office:value="1" table:style-name="ce1">
            <text:p>1</text:p>
          </table:table-cell>
          <table:table-cell office:value-type="float" office:value="3.3029799367482493" table:formula="of:=LOG10([.A2015])" table:style-name="ce1">
            <text:p>3.302979937</text:p>
          </table:table-cell>
          <table:table-cell table:style-name="ce1"/>
          <table:table-cell office:value-type="float" office:value="0" table:formula="of:=LOG10([.C20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2">
            <text:p>disclaims</text:p>
          </table:table-cell>
          <table:table-cell office:value-type="float" office:value="1" table:style-name="ce1">
            <text:p>1</text:p>
          </table:table-cell>
          <table:table-cell office:value-type="float" office:value="3.3031960574204891" table:formula="of:=LOG10([.A2016])" table:style-name="ce1">
            <text:p>3.303196057</text:p>
          </table:table-cell>
          <table:table-cell table:style-name="ce1"/>
          <table:table-cell office:value-type="float" office:value="0" table:formula="of:=LOG10([.C20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2">
            <text:p>merchantability</text:p>
          </table:table-cell>
          <table:table-cell office:value-type="float" office:value="1" table:style-name="ce1">
            <text:p>1</text:p>
          </table:table-cell>
          <table:table-cell office:value-type="float" office:value="3.303412070596742" table:formula="of:=LOG10([.A2017])" table:style-name="ce1">
            <text:p>3.303412071</text:p>
          </table:table-cell>
          <table:table-cell table:style-name="ce1"/>
          <table:table-cell office:value-type="float" office:value="0" table:formula="of:=LOG10([.C20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2">
            <text:p>fitness</text:p>
          </table:table-cell>
          <table:table-cell office:value-type="float" office:value="1" table:style-name="ce1">
            <text:p>1</text:p>
          </table:table-cell>
          <table:table-cell office:value-type="float" office:value="3.3036279763838898" table:formula="of:=LOG10([.A2018])" table:style-name="ce1">
            <text:p>3.303627976</text:p>
          </table:table-cell>
          <table:table-cell table:style-name="ce1"/>
          <table:table-cell office:value-type="float" office:value="0" table:formula="of:=LOG10([.C20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2">
            <text:p>non-infringement</text:p>
          </table:table-cell>
          <table:table-cell office:value-type="float" office:value="1" table:style-name="ce1">
            <text:p>1</text:p>
          </table:table-cell>
          <table:table-cell office:value-type="float" office:value="3.3038437748886547" table:formula="of:=LOG10([.A2019])" table:style-name="ce1">
            <text:p>3.303843775</text:p>
          </table:table-cell>
          <table:table-cell table:style-name="ce1"/>
          <table:table-cell office:value-type="float" office:value="0" table:formula="of:=LOG10([.C20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2">
            <text:p>products</text:p>
          </table:table-cell>
          <table:table-cell office:value-type="float" office:value="1" table:style-name="ce1">
            <text:p>1</text:p>
          </table:table-cell>
          <table:table-cell office:value-type="float" office:value="3.3040594662175993" table:formula="of:=LOG10([.A2020])" table:style-name="ce1">
            <text:p>3.304059466</text:p>
          </table:table-cell>
          <table:table-cell table:style-name="ce1"/>
          <table:table-cell office:value-type="float" office:value="0" table:formula="of:=LOG10([.C20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2">
            <text:p>dealing</text:p>
          </table:table-cell>
          <table:table-cell office:value-type="float" office:value="1" table:style-name="ce1">
            <text:p>1</text:p>
          </table:table-cell>
          <table:table-cell office:value-type="float" office:value="3.3042750504771283" table:formula="of:=LOG10([.A2021])" table:style-name="ce1">
            <text:p>3.30427505</text:p>
          </table:table-cell>
          <table:table-cell table:style-name="ce1"/>
          <table:table-cell office:value-type="float" office:value="0" table:formula="of:=LOG10([.C20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2">
            <text:p>uninterrupted</text:p>
          </table:table-cell>
          <table:table-cell office:value-type="float" office:value="1" table:style-name="ce1">
            <text:p>1</text:p>
          </table:table-cell>
          <table:table-cell office:value-type="float" office:value="3.3044905277734875" table:formula="of:=LOG10([.A2022])" table:style-name="ce1">
            <text:p>3.304490528</text:p>
          </table:table-cell>
          <table:table-cell table:style-name="ce1"/>
          <table:table-cell office:value-type="float" office:value="0" table:formula="of:=LOG10([.C20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2">
            <text:p>interfered</text:p>
          </table:table-cell>
          <table:table-cell office:value-type="float" office:value="1" table:style-name="ce1">
            <text:p>1</text:p>
          </table:table-cell>
          <table:table-cell office:value-type="float" office:value="3.3047058982127653" table:formula="of:=LOG10([.A2023])" table:style-name="ce1">
            <text:p>3.304705898</text:p>
          </table:table-cell>
          <table:table-cell table:style-name="ce1"/>
          <table:table-cell office:value-type="float" office:value="0" table:formula="of:=LOG10([.C20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2">
            <text:p>numerous</text:p>
          </table:table-cell>
          <table:table-cell office:value-type="float" office:value="1" table:style-name="ce1">
            <text:p>1</text:p>
          </table:table-cell>
          <table:table-cell office:value-type="float" office:value="3.3049211619008916" table:formula="of:=LOG10([.A2024])" table:style-name="ce1">
            <text:p>3.304921162</text:p>
          </table:table-cell>
          <table:table-cell table:style-name="ce1"/>
          <table:table-cell office:value-type="float" office:value="0" table:formula="of:=LOG10([.C20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2">
            <text:p>debits</text:p>
          </table:table-cell>
          <table:table-cell office:value-type="float" office:value="1" table:style-name="ce1">
            <text:p>1</text:p>
          </table:table-cell>
          <table:table-cell office:value-type="float" office:value="3.3051363189436391" table:formula="of:=LOG10([.A2025])" table:style-name="ce1">
            <text:p>3.305136319</text:p>
          </table:table-cell>
          <table:table-cell table:style-name="ce1"/>
          <table:table-cell office:value-type="float" office:value="0" table:formula="of:=LOG10([.C20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2">
            <text:p>credits</text:p>
          </table:table-cell>
          <table:table-cell office:value-type="float" office:value="1" table:style-name="ce1">
            <text:p>1</text:p>
          </table:table-cell>
          <table:table-cell office:value-type="float" office:value="3.3053513694466239" table:formula="of:=LOG10([.A2026])" table:style-name="ce1">
            <text:p>3.305351369</text:p>
          </table:table-cell>
          <table:table-cell table:style-name="ce1"/>
          <table:table-cell office:value-type="float" office:value="0" table:formula="of:=LOG10([.C20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2">
            <text:p>cheque</text:p>
          </table:table-cell>
          <table:table-cell office:value-type="float" office:value="1" table:style-name="ce1">
            <text:p>1</text:p>
          </table:table-cell>
          <table:table-cell office:value-type="float" office:value="3.3055663135153042" table:formula="of:=LOG10([.A2027])" table:style-name="ce1">
            <text:p>3.305566314</text:p>
          </table:table-cell>
          <table:table-cell table:style-name="ce1"/>
          <table:table-cell office:value-type="float" office:value="0" table:formula="of:=LOG10([.C20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2">
            <text:p>issuances</text:p>
          </table:table-cell>
          <table:table-cell office:value-type="float" office:value="1" table:style-name="ce1">
            <text:p>1</text:p>
          </table:table-cell>
          <table:table-cell office:value-type="float" office:value="3.3057811512549824" table:formula="of:=LOG10([.A2028])" table:style-name="ce1">
            <text:p>3.305781151</text:p>
          </table:table-cell>
          <table:table-cell table:style-name="ce1"/>
          <table:table-cell office:value-type="float" office:value="0" table:formula="of:=LOG10([.C20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2">
            <text:p>timely</text:p>
          </table:table-cell>
          <table:table-cell office:value-type="float" office:value="1" table:style-name="ce1">
            <text:p>1</text:p>
          </table:table-cell>
          <table:table-cell office:value-type="float" office:value="3.3059958827708047" table:formula="of:=LOG10([.A2029])" table:style-name="ce1">
            <text:p>3.305995883</text:p>
          </table:table-cell>
          <table:table-cell table:style-name="ce1"/>
          <table:table-cell office:value-type="float" office:value="0" table:formula="of:=LOG10([.C20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2">
            <text:p>dependent</text:p>
          </table:table-cell>
          <table:table-cell office:value-type="float" office:value="1" table:style-name="ce1">
            <text:p>1</text:p>
          </table:table-cell>
          <table:table-cell office:value-type="float" office:value="3.3062105081677613" table:formula="of:=LOG10([.A2030])" table:style-name="ce1">
            <text:p>3.306210508</text:p>
          </table:table-cell>
          <table:table-cell table:style-name="ce1"/>
          <table:table-cell office:value-type="float" office:value="0" table:formula="of:=LOG10([.C20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2">
            <text:p>international</text:p>
          </table:table-cell>
          <table:table-cell office:value-type="float" office:value="1" table:style-name="ce1">
            <text:p>1</text:p>
          </table:table-cell>
          <table:table-cell office:value-type="float" office:value="3.3064250275506875" table:formula="of:=LOG10([.A2031])" table:style-name="ce1">
            <text:p>3.306425028</text:p>
          </table:table-cell>
          <table:table-cell table:style-name="ce1"/>
          <table:table-cell office:value-type="float" office:value="0" table:formula="of:=LOG10([.C20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2">
            <text:p>disclaimer</text:p>
          </table:table-cell>
          <table:table-cell office:value-type="float" office:value="1" table:style-name="ce1">
            <text:p>1</text:p>
          </table:table-cell>
          <table:table-cell office:value-type="float" office:value="3.3066394410242617" table:formula="of:=LOG10([.A2032])" table:style-name="ce1">
            <text:p>3.306639441</text:p>
          </table:table-cell>
          <table:table-cell table:style-name="ce1"/>
          <table:table-cell office:value-type="float" office:value="0" table:formula="of:=LOG10([.C20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2">
            <text:p>disclaimers</text:p>
          </table:table-cell>
          <table:table-cell office:value-type="float" office:value="1" table:style-name="ce1">
            <text:p>1</text:p>
          </table:table-cell>
          <table:table-cell office:value-type="float" office:value="3.3068537486930087" table:formula="of:=LOG10([.A2033])" table:style-name="ce1">
            <text:p>3.306853749</text:p>
          </table:table-cell>
          <table:table-cell table:style-name="ce1"/>
          <table:table-cell office:value-type="float" office:value="0" table:formula="of:=LOG10([.C20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2">
            <text:p>accuracy</text:p>
          </table:table-cell>
          <table:table-cell office:value-type="float" office:value="1" table:style-name="ce1">
            <text:p>1</text:p>
          </table:table-cell>
          <table:table-cell office:value-type="float" office:value="3.3070679506612985" table:formula="of:=LOG10([.A2034])" table:style-name="ce1">
            <text:p>3.307067951</text:p>
          </table:table-cell>
          <table:table-cell table:style-name="ce1"/>
          <table:table-cell office:value-type="float" office:value="0" table:formula="of:=LOG10([.C20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2">
            <text:p>reports</text:p>
          </table:table-cell>
          <table:table-cell office:value-type="float" office:value="1" table:style-name="ce1">
            <text:p>1</text:p>
          </table:table-cell>
          <table:table-cell office:value-type="float" office:value="3.3072820470333459" table:formula="of:=LOG10([.A2035])" table:style-name="ce1">
            <text:p>3.307282047</text:p>
          </table:table-cell>
          <table:table-cell table:style-name="ce1"/>
          <table:table-cell office:value-type="float" office:value="0" table:formula="of:=LOG10([.C20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2">
            <text:p>verbally</text:p>
          </table:table-cell>
          <table:table-cell office:value-type="float" office:value="1" table:style-name="ce1">
            <text:p>1</text:p>
          </table:table-cell>
          <table:table-cell office:value-type="float" office:value="3.307496037913213" table:formula="of:=LOG10([.A2036])" table:style-name="ce1">
            <text:p>3.307496038</text:p>
          </table:table-cell>
          <table:table-cell table:style-name="ce1"/>
          <table:table-cell office:value-type="float" office:value="0" table:formula="of:=LOG10([.C20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2">
            <text:p>staff</text:p>
          </table:table-cell>
          <table:table-cell office:value-type="float" office:value="1" table:style-name="ce1">
            <text:p>1</text:p>
          </table:table-cell>
          <table:table-cell office:value-type="float" office:value="3.3077099234048069" table:formula="of:=LOG10([.A2037])" table:style-name="ce1">
            <text:p>3.307709923</text:p>
          </table:table-cell>
          <table:table-cell table:style-name="ce1"/>
          <table:table-cell office:value-type="float" office:value="0" table:formula="of:=LOG10([.C20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2">
            <text:p>contexts</text:p>
          </table:table-cell>
          <table:table-cell office:value-type="float" office:value="1" table:style-name="ce1">
            <text:p>1</text:p>
          </table:table-cell>
          <table:table-cell office:value-type="float" office:value="3.3079237036118818" table:formula="of:=LOG10([.A2038])" table:style-name="ce1">
            <text:p>3.307923704</text:p>
          </table:table-cell>
          <table:table-cell table:style-name="ce1"/>
          <table:table-cell office:value-type="float" office:value="0" table:formula="of:=LOG10([.C20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2">
            <text:p>reliance</text:p>
          </table:table-cell>
          <table:table-cell office:value-type="float" office:value="1" table:style-name="ce1">
            <text:p>1</text:p>
          </table:table-cell>
          <table:table-cell office:value-type="float" office:value="3.3081373786380386" table:formula="of:=LOG10([.A2039])" table:style-name="ce1">
            <text:p>3.308137379</text:p>
          </table:table-cell>
          <table:table-cell table:style-name="ce1"/>
          <table:table-cell office:value-type="float" office:value="0" table:formula="of:=LOG10([.C20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2">
            <text:p>check</text:p>
          </table:table-cell>
          <table:table-cell office:value-type="float" office:value="1" table:style-name="ce1">
            <text:p>1</text:p>
          </table:table-cell>
          <table:table-cell office:value-type="float" office:value="3.308350948586726" table:formula="of:=LOG10([.A2040])" table:style-name="ce1">
            <text:p>3.308350949</text:p>
          </table:table-cell>
          <table:table-cell table:style-name="ce1"/>
          <table:table-cell office:value-type="float" office:value="0" table:formula="of:=LOG10([.C20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2">
            <text:p>something</text:p>
          </table:table-cell>
          <table:table-cell office:value-type="float" office:value="1" table:style-name="ce1">
            <text:p>1</text:p>
          </table:table-cell>
          <table:table-cell office:value-type="float" office:value="3.3085644135612386" table:formula="of:=LOG10([.A2041])" table:style-name="ce1">
            <text:p>3.308564414</text:p>
          </table:table-cell>
          <table:table-cell table:style-name="ce1"/>
          <table:table-cell office:value-type="float" office:value="0" table:formula="of:=LOG10([.C20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2">
            <text:p>demands</text:p>
          </table:table-cell>
          <table:table-cell office:value-type="float" office:value="1" table:style-name="ce1">
            <text:p>1</text:p>
          </table:table-cell>
          <table:table-cell office:value-type="float" office:value="3.3087777736647213" table:formula="of:=LOG10([.A2042])" table:style-name="ce1">
            <text:p>3.308777774</text:p>
          </table:table-cell>
          <table:table-cell table:style-name="ce1"/>
          <table:table-cell office:value-type="float" office:value="0" table:formula="of:=LOG10([.C20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2">
            <text:p>unknown</text:p>
          </table:table-cell>
          <table:table-cell office:value-type="float" office:value="1" table:style-name="ce1">
            <text:p>1</text:p>
          </table:table-cell>
          <table:table-cell office:value-type="float" office:value="3.3089910290001643" table:formula="of:=LOG10([.A2043])" table:style-name="ce1">
            <text:p>3.308991029</text:p>
          </table:table-cell>
          <table:table-cell table:style-name="ce1"/>
          <table:table-cell office:value-type="float" office:value="0" table:formula="of:=LOG10([.C20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2">
            <text:p>connected</text:p>
          </table:table-cell>
          <table:table-cell office:value-type="float" office:value="1" table:style-name="ce1">
            <text:p>1</text:p>
          </table:table-cell>
          <table:table-cell office:value-type="float" office:value="3.3092041796704077" table:formula="of:=LOG10([.A2044])" table:style-name="ce1">
            <text:p>3.30920418</text:p>
          </table:table-cell>
          <table:table-cell table:style-name="ce1"/>
          <table:table-cell office:value-type="float" office:value="0" table:formula="of:=LOG10([.C20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2">
            <text:p>entering</text:p>
          </table:table-cell>
          <table:table-cell office:value-type="float" office:value="1" table:style-name="ce1">
            <text:p>1</text:p>
          </table:table-cell>
          <table:table-cell office:value-type="float" office:value="3.30941722577814" table:formula="of:=LOG10([.A2045])" table:style-name="ce1">
            <text:p>3.309417226</text:p>
          </table:table-cell>
          <table:table-cell table:style-name="ce1"/>
          <table:table-cell office:value-type="float" office:value="0" table:formula="of:=LOG10([.C20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2">
            <text:p>coverage</text:p>
          </table:table-cell>
          <table:table-cell office:value-type="float" office:value="1" table:style-name="ce1">
            <text:p>1</text:p>
          </table:table-cell>
          <table:table-cell office:value-type="float" office:value="3.3096301674258988" table:formula="of:=LOG10([.A2046])" table:style-name="ce1">
            <text:p>3.309630167</text:p>
          </table:table-cell>
          <table:table-cell table:style-name="ce1"/>
          <table:table-cell office:value-type="float" office:value="0" table:formula="of:=LOG10([.C20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2">
            <text:p>agreeing</text:p>
          </table:table-cell>
          <table:table-cell office:value-type="float" office:value="1" table:style-name="ce1">
            <text:p>1</text:p>
          </table:table-cell>
          <table:table-cell office:value-type="float" office:value="3.3098430047160705" table:formula="of:=LOG10([.A2047])" table:style-name="ce1">
            <text:p>3.309843005</text:p>
          </table:table-cell>
          <table:table-cell table:style-name="ce1"/>
          <table:table-cell office:value-type="float" office:value="0" table:formula="of:=LOG10([.C20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2">
            <text:p>regulated</text:p>
          </table:table-cell>
          <table:table-cell office:value-type="float" office:value="1" table:style-name="ce1">
            <text:p>1</text:p>
          </table:table-cell>
          <table:table-cell office:value-type="float" office:value="3.3100557377508912" table:formula="of:=LOG10([.A2048])" table:style-name="ce1">
            <text:p>3.310055738</text:p>
          </table:table-cell>
          <table:table-cell table:style-name="ce1"/>
          <table:table-cell office:value-type="float" office:value="0" table:formula="of:=LOG10([.C20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2">
            <text:p>export</text:p>
          </table:table-cell>
          <table:table-cell office:value-type="float" office:value="1" table:style-name="ce1">
            <text:p>1</text:p>
          </table:table-cell>
          <table:table-cell office:value-type="float" office:value="3.3102683666324477" table:formula="of:=LOG10([.A2049])" table:style-name="ce1">
            <text:p>3.310268367</text:p>
          </table:table-cell>
          <table:table-cell table:style-name="ce1"/>
          <table:table-cell office:value-type="float" office:value="0" table:formula="of:=LOG10([.C20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2">
            <text:p>import</text:p>
          </table:table-cell>
          <table:table-cell office:value-type="float" office:value="1" table:style-name="ce1">
            <text:p>1</text:p>
          </table:table-cell>
          <table:table-cell office:value-type="float" office:value="3.3104808914626753" table:formula="of:=LOG10([.A2050])" table:style-name="ce1">
            <text:p>3.310480891</text:p>
          </table:table-cell>
          <table:table-cell table:style-name="ce1"/>
          <table:table-cell office:value-type="float" office:value="0" table:formula="of:=LOG10([.C20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2">
            <text:p>foreign</text:p>
          </table:table-cell>
          <table:table-cell office:value-type="float" office:value="1" table:style-name="ce1">
            <text:p>1</text:p>
          </table:table-cell>
          <table:table-cell office:value-type="float" office:value="3.3106933123433606" table:formula="of:=LOG10([.A2051])" table:style-name="ce1">
            <text:p>3.310693312</text:p>
          </table:table-cell>
          <table:table-cell table:style-name="ce1"/>
          <table:table-cell office:value-type="float" office:value="0" table:formula="of:=LOG10([.C20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2">
            <text:p>paypal.com</text:p>
          </table:table-cell>
          <table:table-cell office:value-type="float" office:value="1" table:style-name="ce1">
            <text:p>1</text:p>
          </table:table-cell>
          <table:table-cell office:value-type="float" office:value="3.3109056293761414" table:formula="of:=LOG10([.A2052])" table:style-name="ce1">
            <text:p>3.310905629</text:p>
          </table:table-cell>
          <table:table-cell table:style-name="ce1"/>
          <table:table-cell office:value-type="float" office:value="0" table:formula="of:=LOG10([.C20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2">
            <text:p>button</text:p>
          </table:table-cell>
          <table:table-cell office:value-type="float" office:value="1" table:style-name="ce1">
            <text:p>1</text:p>
          </table:table-cell>
          <table:table-cell office:value-type="float" office:value="3.3111178426625059" table:formula="of:=LOG10([.A2053])" table:style-name="ce1">
            <text:p>3.311117843</text:p>
          </table:table-cell>
          <table:table-cell table:style-name="ce1"/>
          <table:table-cell office:value-type="float" office:value="0" table:formula="of:=LOG10([.C20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2">
            <text:p>icons</text:p>
          </table:table-cell>
          <table:table-cell office:value-type="float" office:value="1" table:style-name="ce1">
            <text:p>1</text:p>
          </table:table-cell>
          <table:table-cell office:value-type="float" office:value="3.3113299523037933" table:formula="of:=LOG10([.A2054])" table:style-name="ce1">
            <text:p>3.311329952</text:p>
          </table:table-cell>
          <table:table-cell table:style-name="ce1"/>
          <table:table-cell office:value-type="float" office:value="0" table:formula="of:=LOG10([.C20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2">
            <text:p>scripts</text:p>
          </table:table-cell>
          <table:table-cell office:value-type="float" office:value="1" table:style-name="ce1">
            <text:p>1</text:p>
          </table:table-cell>
          <table:table-cell office:value-type="float" office:value="3.3115419584011949" table:formula="of:=LOG10([.A2055])" table:style-name="ce1">
            <text:p>3.311541958</text:p>
          </table:table-cell>
          <table:table-cell table:style-name="ce1"/>
          <table:table-cell office:value-type="float" office:value="0" table:formula="of:=LOG10([.C20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2">
            <text:p>dress</text:p>
          </table:table-cell>
          <table:table-cell office:value-type="float" office:value="1" table:style-name="ce1">
            <text:p>1</text:p>
          </table:table-cell>
          <table:table-cell office:value-type="float" office:value="3.3117538610557542" table:formula="of:=LOG10([.A2056])" table:style-name="ce1">
            <text:p>3.311753861</text:p>
          </table:table-cell>
          <table:table-cell table:style-name="ce1"/>
          <table:table-cell office:value-type="float" office:value="0" table:formula="of:=LOG10([.C20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2">
            <text:p>directing</text:p>
          </table:table-cell>
          <table:table-cell office:value-type="float" office:value="1" table:style-name="ce1">
            <text:p>1</text:p>
          </table:table-cell>
          <table:table-cell office:value-type="float" office:value="3.3119656603683665" table:formula="of:=LOG10([.A2057])" table:style-name="ce1">
            <text:p>3.31196566</text:p>
          </table:table-cell>
          <table:table-cell table:style-name="ce1"/>
          <table:table-cell office:value-type="float" office:value="0" table:formula="of:=LOG10([.C20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2">
            <text:p>traffic</text:p>
          </table:table-cell>
          <table:table-cell office:value-type="float" office:value="1" table:style-name="ce1">
            <text:p>1</text:p>
          </table:table-cell>
          <table:table-cell office:value-type="float" office:value="3.3121773564397787" table:formula="of:=LOG10([.A2058])" table:style-name="ce1">
            <text:p>3.312177356</text:p>
          </table:table-cell>
          <table:table-cell table:style-name="ce1"/>
          <table:table-cell office:value-type="float" office:value="0" table:formula="of:=LOG10([.C20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2">
            <text:p>mischaracterises</text:p>
          </table:table-cell>
          <table:table-cell office:value-type="float" office:value="1" table:style-name="ce1">
            <text:p>1</text:p>
          </table:table-cell>
          <table:table-cell office:value-type="float" office:value="3.3123889493705918" table:formula="of:=LOG10([.A2059])" table:style-name="ce1">
            <text:p>3.312388949</text:p>
          </table:table-cell>
          <table:table-cell table:style-name="ce1"/>
          <table:table-cell office:value-type="float" office:value="0" table:formula="of:=LOG10([.C20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2">
            <text:p>implies</text:p>
          </table:table-cell>
          <table:table-cell office:value-type="float" office:value="1" table:style-name="ce1">
            <text:p>1</text:p>
          </table:table-cell>
          <table:table-cell office:value-type="float" office:value="3.3126004392612596" table:formula="of:=LOG10([.A2060])" table:style-name="ce1">
            <text:p>3.312600439</text:p>
          </table:table-cell>
          <table:table-cell table:style-name="ce1"/>
          <table:table-cell office:value-type="float" office:value="0" table:formula="of:=LOG10([.C20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2">
            <text:p>paypal's</text:p>
          </table:table-cell>
          <table:table-cell office:value-type="float" office:value="1" table:style-name="ce1">
            <text:p>1</text:p>
          </table:table-cell>
          <table:table-cell office:value-type="float" office:value="3.312811826212088" table:formula="of:=LOG10([.A2061])" table:style-name="ce1">
            <text:p>3.312811826</text:p>
          </table:table-cell>
          <table:table-cell table:style-name="ce1"/>
          <table:table-cell office:value-type="float" office:value="0" table:formula="of:=LOG10([.C20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2">
            <text:p>sponsorship</text:p>
          </table:table-cell>
          <table:table-cell office:value-type="float" office:value="1" table:style-name="ce1">
            <text:p>1</text:p>
          </table:table-cell>
          <table:table-cell office:value-type="float" office:value="3.3130231103232379" table:formula="of:=LOG10([.A2062])" table:style-name="ce1">
            <text:p>3.31302311</text:p>
          </table:table-cell>
          <table:table-cell table:style-name="ce1"/>
          <table:table-cell office:value-type="float" office:value="0" table:formula="of:=LOG10([.C20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2">
            <text:p>endorsement</text:p>
          </table:table-cell>
          <table:table-cell office:value-type="float" office:value="1" table:style-name="ce1">
            <text:p>1</text:p>
          </table:table-cell>
          <table:table-cell office:value-type="float" office:value="3.3132342916947239" table:formula="of:=LOG10([.A2063])" table:style-name="ce1">
            <text:p>3.313234292</text:p>
          </table:table-cell>
          <table:table-cell table:style-name="ce1"/>
          <table:table-cell office:value-type="float" office:value="0" table:formula="of:=LOG10([.C20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2">
            <text:p>thereon</text:p>
          </table:table-cell>
          <table:table-cell office:value-type="float" office:value="1" table:style-name="ce1">
            <text:p>1</text:p>
          </table:table-cell>
          <table:table-cell office:value-type="float" office:value="3.3134453704264142" table:formula="of:=LOG10([.A2064])" table:style-name="ce1">
            <text:p>3.31344537</text:p>
          </table:table-cell>
          <table:table-cell table:style-name="ce1"/>
          <table:table-cell office:value-type="float" office:value="0" table:formula="of:=LOG10([.C20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2">
            <text:p>created</text:p>
          </table:table-cell>
          <table:table-cell office:value-type="float" office:value="1" table:style-name="ce1">
            <text:p>1</text:p>
          </table:table-cell>
          <table:table-cell office:value-type="float" office:value="3.3136563466180315" table:formula="of:=LOG10([.A2065])" table:style-name="ce1">
            <text:p>3.313656347</text:p>
          </table:table-cell>
          <table:table-cell table:style-name="ce1"/>
          <table:table-cell office:value-type="float" office:value="0" table:formula="of:=LOG10([.C20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2">
            <text:p>exclusive</text:p>
          </table:table-cell>
          <table:table-cell office:value-type="float" office:value="1" table:style-name="ce1">
            <text:p>1</text:p>
          </table:table-cell>
          <table:table-cell office:value-type="float" office:value="3.3138672203691533" table:formula="of:=LOG10([.A2066])" table:style-name="ce1">
            <text:p>3.31386722</text:p>
          </table:table-cell>
          <table:table-cell table:style-name="ce1"/>
          <table:table-cell office:value-type="float" office:value="0" table:formula="of:=LOG10([.C20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2">
            <text:p>api</text:p>
          </table:table-cell>
          <table:table-cell office:value-type="float" office:value="1" table:style-name="ce1">
            <text:p>1</text:p>
          </table:table-cell>
          <table:table-cell office:value-type="float" office:value="3.3140779917792127" table:formula="of:=LOG10([.A2067])" table:style-name="ce1">
            <text:p>3.314077992</text:p>
          </table:table-cell>
          <table:table-cell table:style-name="ce1"/>
          <table:table-cell office:value-type="float" office:value="0" table:formula="of:=LOG10([.C20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2">
            <text:p>developer's</text:p>
          </table:table-cell>
          <table:table-cell office:value-type="float" office:value="1" table:style-name="ce1">
            <text:p>1</text:p>
          </table:table-cell>
          <table:table-cell office:value-type="float" office:value="3.3142886609474975" table:formula="of:=LOG10([.A2068])" table:style-name="ce1">
            <text:p>3.314288661</text:p>
          </table:table-cell>
          <table:table-cell table:style-name="ce1"/>
          <table:table-cell office:value-type="float" office:value="0" table:formula="of:=LOG10([.C20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2">
            <text:p>toolkit</text:p>
          </table:table-cell>
          <table:table-cell office:value-type="float" office:value="1" table:style-name="ce1">
            <text:p>1</text:p>
          </table:table-cell>
          <table:table-cell office:value-type="float" office:value="3.3144992279731516" table:formula="of:=LOG10([.A2069])" table:style-name="ce1">
            <text:p>3.314499228</text:p>
          </table:table-cell>
          <table:table-cell table:style-name="ce1"/>
          <table:table-cell office:value-type="float" office:value="0" table:formula="of:=LOG10([.C20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2">
            <text:p>downloaded</text:p>
          </table:table-cell>
          <table:table-cell office:value-type="float" office:value="1" table:style-name="ce1">
            <text:p>1</text:p>
          </table:table-cell>
          <table:table-cell office:value-type="float" office:value="3.3147096929551738" table:formula="of:=LOG10([.A2070])" table:style-name="ce1">
            <text:p>3.314709693</text:p>
          </table:table-cell>
          <table:table-cell table:style-name="ce1"/>
          <table:table-cell office:value-type="float" office:value="0" table:formula="of:=LOG10([.C20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2">
            <text:p>revocable</text:p>
          </table:table-cell>
          <table:table-cell office:value-type="float" office:value="1" table:style-name="ce1">
            <text:p>1</text:p>
          </table:table-cell>
          <table:table-cell office:value-type="float" office:value="3.3149200559924199" table:formula="of:=LOG10([.A2071])" table:style-name="ce1">
            <text:p>3.314920056</text:p>
          </table:table-cell>
          <table:table-cell table:style-name="ce1"/>
          <table:table-cell office:value-type="float" office:value="0" table:formula="of:=LOG10([.C20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2">
            <text:p>non-sublicensable</text:p>
          </table:table-cell>
          <table:table-cell office:value-type="float" office:value="1" table:style-name="ce1">
            <text:p>1</text:p>
          </table:table-cell>
          <table:table-cell office:value-type="float" office:value="3.315130317183602" table:formula="of:=LOG10([.A2072])" table:style-name="ce1">
            <text:p>3.315130317</text:p>
          </table:table-cell>
          <table:table-cell table:style-name="ce1"/>
          <table:table-cell office:value-type="float" office:value="0" table:formula="of:=LOG10([.C20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2">
            <text:p>non-transferable</text:p>
          </table:table-cell>
          <table:table-cell office:value-type="float" office:value="1" table:style-name="ce1">
            <text:p>1</text:p>
          </table:table-cell>
          <table:table-cell office:value-type="float" office:value="3.3153404766272883" table:formula="of:=LOG10([.A2073])" table:style-name="ce1">
            <text:p>3.315340477</text:p>
          </table:table-cell>
          <table:table-cell table:style-name="ce1"/>
          <table:table-cell office:value-type="float" office:value="0" table:formula="of:=LOG10([.C20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2">
            <text:p>upgrades</text:p>
          </table:table-cell>
          <table:table-cell office:value-type="float" office:value="1" table:style-name="ce1">
            <text:p>1</text:p>
          </table:table-cell>
          <table:table-cell office:value-type="float" office:value="3.3155505344219049" table:formula="of:=LOG10([.A2074])" table:style-name="ce1">
            <text:p>3.315550534</text:p>
          </table:table-cell>
          <table:table-cell table:style-name="ce1"/>
          <table:table-cell office:value-type="float" office:value="0" table:formula="of:=LOG10([.C20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2">
            <text:p>versions</text:p>
          </table:table-cell>
          <table:table-cell office:value-type="float" office:value="1" table:style-name="ce1">
            <text:p>1</text:p>
          </table:table-cell>
          <table:table-cell office:value-type="float" office:value="3.3157604906657347" table:formula="of:=LOG10([.A2075])" table:style-name="ce1">
            <text:p>3.315760491</text:p>
          </table:table-cell>
          <table:table-cell table:style-name="ce1"/>
          <table:table-cell office:value-type="float" office:value="0" table:formula="of:=LOG10([.C20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2">
            <text:p>replacement</text:p>
          </table:table-cell>
          <table:table-cell office:value-type="float" office:value="1" table:style-name="ce1">
            <text:p>1</text:p>
          </table:table-cell>
          <table:table-cell office:value-type="float" office:value="3.3159703454569178" table:formula="of:=LOG10([.A2076])" table:style-name="ce1">
            <text:p>3.315970345</text:p>
          </table:table-cell>
          <table:table-cell table:style-name="ce1"/>
          <table:table-cell office:value-type="float" office:value="0" table:formula="of:=LOG10([.C20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2">
            <text:p>rent</text:p>
          </table:table-cell>
          <table:table-cell office:value-type="float" office:value="1" table:style-name="ce1">
            <text:p>1</text:p>
          </table:table-cell>
          <table:table-cell office:value-type="float" office:value="3.3161800988934527" table:formula="of:=LOG10([.A2077])" table:style-name="ce1">
            <text:p>3.316180099</text:p>
          </table:table-cell>
          <table:table-cell table:style-name="ce1"/>
          <table:table-cell office:value-type="float" office:value="0" table:formula="of:=LOG10([.C20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2">
            <text:p>lease</text:p>
          </table:table-cell>
          <table:table-cell office:value-type="float" office:value="1" table:style-name="ce1">
            <text:p>1</text:p>
          </table:table-cell>
          <table:table-cell office:value-type="float" office:value="3.3163897510731952" table:formula="of:=LOG10([.A2078])" table:style-name="ce1">
            <text:p>3.316389751</text:p>
          </table:table-cell>
          <table:table-cell table:style-name="ce1"/>
          <table:table-cell office:value-type="float" office:value="0" table:formula="of:=LOG10([.C20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2">
            <text:p>suffered</text:p>
          </table:table-cell>
          <table:table-cell office:value-type="float" office:value="1" table:style-name="ce1">
            <text:p>1</text:p>
          </table:table-cell>
          <table:table-cell office:value-type="float" office:value="3.3165993020938607" table:formula="of:=LOG10([.A2079])" table:style-name="ce1">
            <text:p>3.316599302</text:p>
          </table:table-cell>
          <table:table-cell table:style-name="ce1"/>
          <table:table-cell office:value-type="float" office:value="0" table:formula="of:=LOG10([.C20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2">
            <text:p>tamper</text:p>
          </table:table-cell>
          <table:table-cell office:value-type="float" office:value="1" table:style-name="ce1">
            <text:p>1</text:p>
          </table:table-cell>
          <table:table-cell office:value-type="float" office:value="3.3168087520530221" table:formula="of:=LOG10([.A2080])" table:style-name="ce1">
            <text:p>3.316808752</text:p>
          </table:table-cell>
          <table:table-cell table:style-name="ce1"/>
          <table:table-cell office:value-type="float" office:value="0" table:formula="of:=LOG10([.C20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2">
            <text:p>repair</text:p>
          </table:table-cell>
          <table:table-cell office:value-type="float" office:value="1" table:style-name="ce1">
            <text:p>1</text:p>
          </table:table-cell>
          <table:table-cell office:value-type="float" office:value="3.3170181010481117" table:formula="of:=LOG10([.A2081])" table:style-name="ce1">
            <text:p>3.317018101</text:p>
          </table:table-cell>
          <table:table-cell table:style-name="ce1"/>
          <table:table-cell office:value-type="float" office:value="0" table:formula="of:=LOG10([.C20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2">
            <text:p>adapt</text:p>
          </table:table-cell>
          <table:table-cell office:value-type="float" office:value="1" table:style-name="ce1">
            <text:p>1</text:p>
          </table:table-cell>
          <table:table-cell office:value-type="float" office:value="3.3172273491764201" table:formula="of:=LOG10([.A2082])" table:style-name="ce1">
            <text:p>3.317227349</text:p>
          </table:table-cell>
          <table:table-cell table:style-name="ce1"/>
          <table:table-cell office:value-type="float" office:value="0" table:formula="of:=LOG10([.C20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2">
            <text:p>engineer</text:p>
          </table:table-cell>
          <table:table-cell office:value-type="float" office:value="1" table:style-name="ce1">
            <text:p>1</text:p>
          </table:table-cell>
          <table:table-cell office:value-type="float" office:value="3.3174364965350991" table:formula="of:=LOG10([.A2083])" table:style-name="ce1">
            <text:p>3.317436497</text:p>
          </table:table-cell>
          <table:table-cell table:style-name="ce1"/>
          <table:table-cell office:value-type="float" office:value="0" table:formula="of:=LOG10([.C20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2">
            <text:p>translate</text:p>
          </table:table-cell>
          <table:table-cell office:value-type="float" office:value="1" table:style-name="ce1">
            <text:p>1</text:p>
          </table:table-cell>
          <table:table-cell office:value-type="float" office:value="3.3176455432211585" table:formula="of:=LOG10([.A2084])" table:style-name="ce1">
            <text:p>3.317645543</text:p>
          </table:table-cell>
          <table:table-cell table:style-name="ce1"/>
          <table:table-cell office:value-type="float" office:value="0" table:formula="of:=LOG10([.C20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2">
            <text:p>disassemble</text:p>
          </table:table-cell>
          <table:table-cell office:value-type="float" office:value="1" table:style-name="ce1">
            <text:p>1</text:p>
          </table:table-cell>
          <table:table-cell office:value-type="float" office:value="3.3178544893314692" table:formula="of:=LOG10([.A2085])" table:style-name="ce1">
            <text:p>3.317854489</text:p>
          </table:table-cell>
          <table:table-cell table:style-name="ce1"/>
          <table:table-cell office:value-type="float" office:value="0" table:formula="of:=LOG10([.C20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2">
            <text:p>decompile</text:p>
          </table:table-cell>
          <table:table-cell office:value-type="float" office:value="1" table:style-name="ce1">
            <text:p>1</text:p>
          </table:table-cell>
          <table:table-cell office:value-type="float" office:value="3.3180633349627615" table:formula="of:=LOG10([.A2086])" table:style-name="ce1">
            <text:p>3.318063335</text:p>
          </table:table-cell>
          <table:table-cell table:style-name="ce1"/>
          <table:table-cell office:value-type="float" office:value="0" table:formula="of:=LOG10([.C20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2">
            <text:p>therein</text:p>
          </table:table-cell>
          <table:table-cell office:value-type="float" office:value="1" table:style-name="ce1">
            <text:p>1</text:p>
          </table:table-cell>
          <table:table-cell office:value-type="float" office:value="3.318272080211627" table:formula="of:=LOG10([.A2087])" table:style-name="ce1">
            <text:p>3.31827208</text:p>
          </table:table-cell>
          <table:table-cell table:style-name="ce1"/>
          <table:table-cell office:value-type="float" office:value="0" table:formula="of:=LOG10([.C20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2">
            <text:p>provides</text:p>
          </table:table-cell>
          <table:table-cell office:value-type="float" office:value="1" table:style-name="ce1">
            <text:p>1</text:p>
          </table:table-cell>
          <table:table-cell office:value-type="float" office:value="3.3184807251745174" table:formula="of:=LOG10([.A2088])" table:style-name="ce1">
            <text:p>3.318480725</text:p>
          </table:table-cell>
          <table:table-cell table:style-name="ce1"/>
          <table:table-cell office:value-type="float" office:value="0" table:formula="of:=LOG10([.C20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2">
            <text:p>elect</text:p>
          </table:table-cell>
          <table:table-cell office:value-type="float" office:value="1" table:style-name="ce1">
            <text:p>1</text:p>
          </table:table-cell>
          <table:table-cell office:value-type="float" office:value="3.3186892699477459" table:formula="of:=LOG10([.A2089])" table:style-name="ce1">
            <text:p>3.31868927</text:p>
          </table:table-cell>
          <table:table-cell table:style-name="ce1"/>
          <table:table-cell office:value-type="float" office:value="0" table:formula="of:=LOG10([.C20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2">
            <text:p>upload</text:p>
          </table:table-cell>
          <table:table-cell office:value-type="float" office:value="1" table:style-name="ce1">
            <text:p>1</text:p>
          </table:table-cell>
          <table:table-cell office:value-type="float" office:value="3.3188977146274867" table:formula="of:=LOG10([.A2090])" table:style-name="ce1">
            <text:p>3.318897715</text:p>
          </table:table-cell>
          <table:table-cell table:style-name="ce1"/>
          <table:table-cell office:value-type="float" office:value="0" table:formula="of:=LOG10([.C20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2">
            <text:p>host</text:p>
          </table:table-cell>
          <table:table-cell office:value-type="float" office:value="1" table:style-name="ce1">
            <text:p>1</text:p>
          </table:table-cell>
          <table:table-cell office:value-type="float" office:value="3.3191060593097763" table:formula="of:=LOG10([.A2091])" table:style-name="ce1">
            <text:p>3.319106059</text:p>
          </table:table-cell>
          <table:table-cell table:style-name="ce1"/>
          <table:table-cell office:value-type="float" office:value="0" table:formula="of:=LOG10([.C20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2">
            <text:p>irrevocable</text:p>
          </table:table-cell>
          <table:table-cell office:value-type="float" office:value="1" table:style-name="ce1">
            <text:p>1</text:p>
          </table:table-cell>
          <table:table-cell office:value-type="float" office:value="3.3193143040905122" table:formula="of:=LOG10([.A2092])" table:style-name="ce1">
            <text:p>3.319314304</text:p>
          </table:table-cell>
          <table:table-cell table:style-name="ce1"/>
          <table:table-cell office:value-type="float" office:value="0" table:formula="of:=LOG10([.C20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2">
            <text:p>improve</text:p>
          </table:table-cell>
          <table:table-cell office:value-type="float" office:value="1" table:style-name="ce1">
            <text:p>1</text:p>
          </table:table-cell>
          <table:table-cell office:value-type="float" office:value="3.3195224490654542" table:formula="of:=LOG10([.A2093])" table:style-name="ce1">
            <text:p>3.319522449</text:p>
          </table:table-cell>
          <table:table-cell table:style-name="ce1"/>
          <table:table-cell office:value-type="float" office:value="0" table:formula="of:=LOG10([.C20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2">
            <text:p>operate</text:p>
          </table:table-cell>
          <table:table-cell office:value-type="float" office:value="1" table:style-name="ce1">
            <text:p>1</text:p>
          </table:table-cell>
          <table:table-cell office:value-type="float" office:value="3.3197304943302246" table:formula="of:=LOG10([.A2094])" table:style-name="ce1">
            <text:p>3.319730494</text:p>
          </table:table-cell>
          <table:table-cell table:style-name="ce1"/>
          <table:table-cell office:value-type="float" office:value="0" table:formula="of:=LOG10([.C20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2">
            <text:p>develop</text:p>
          </table:table-cell>
          <table:table-cell office:value-type="float" office:value="1" table:style-name="ce1">
            <text:p>1</text:p>
          </table:table-cell>
          <table:table-cell office:value-type="float" office:value="3.3199384399803087" table:formula="of:=LOG10([.A2095])" table:style-name="ce1">
            <text:p>3.31993844</text:p>
          </table:table-cell>
          <table:table-cell table:style-name="ce1"/>
          <table:table-cell office:value-type="float" office:value="0" table:formula="of:=LOG10([.C20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2">
            <text:p>ones</text:p>
          </table:table-cell>
          <table:table-cell office:value-type="float" office:value="1" table:style-name="ce1">
            <text:p>1</text:p>
          </table:table-cell>
          <table:table-cell office:value-type="float" office:value="3.3201462861110542" table:formula="of:=LOG10([.A2096])" table:style-name="ce1">
            <text:p>3.320146286</text:p>
          </table:table-cell>
          <table:table-cell table:style-name="ce1"/>
          <table:table-cell office:value-type="float" office:value="0" table:formula="of:=LOG10([.C20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2">
            <text:p>moral</text:p>
          </table:table-cell>
          <table:table-cell office:value-type="float" office:value="1" table:style-name="ce1">
            <text:p>1</text:p>
          </table:table-cell>
          <table:table-cell office:value-type="float" office:value="3.3203540328176717" table:formula="of:=LOG10([.A2097])" table:style-name="ce1">
            <text:p>3.320354033</text:p>
          </table:table-cell>
          <table:table-cell table:style-name="ce1"/>
          <table:table-cell office:value-type="float" office:value="0" table:formula="of:=LOG10([.C20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2">
            <text:p>promise</text:p>
          </table:table-cell>
          <table:table-cell office:value-type="float" office:value="1" table:style-name="ce1">
            <text:p>1</text:p>
          </table:table-cell>
          <table:table-cell office:value-type="float" office:value="3.3205616801952367" table:formula="of:=LOG10([.A2098])" table:style-name="ce1">
            <text:p>3.32056168</text:p>
          </table:table-cell>
          <table:table-cell table:style-name="ce1"/>
          <table:table-cell office:value-type="float" office:value="0" table:formula="of:=LOG10([.C20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2">
            <text:p>assert</text:p>
          </table:table-cell>
          <table:table-cell office:value-type="float" office:value="1" table:style-name="ce1">
            <text:p>1</text:p>
          </table:table-cell>
          <table:table-cell office:value-type="float" office:value="3.3207692283386865" table:formula="of:=LOG10([.A2099])" table:style-name="ce1">
            <text:p>3.320769228</text:p>
          </table:table-cell>
          <table:table-cell table:style-name="ce1"/>
          <table:table-cell office:value-type="float" office:value="0" table:formula="of:=LOG10([.C20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2">
            <text:p>hereby</text:p>
          </table:table-cell>
          <table:table-cell office:value-type="float" office:value="1" table:style-name="ce1">
            <text:p>1</text:p>
          </table:table-cell>
          <table:table-cell office:value-type="float" office:value="3.3209766773428235" table:formula="of:=LOG10([.A2100])" table:style-name="ce1">
            <text:p>3.320976677</text:p>
          </table:table-cell>
          <table:table-cell table:style-name="ce1"/>
          <table:table-cell office:value-type="float" office:value="0" table:formula="of:=LOG10([.C21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2">
            <text:p>sublicensable</text:p>
          </table:table-cell>
          <table:table-cell office:value-type="float" office:value="1" table:style-name="ce1">
            <text:p>1</text:p>
          </table:table-cell>
          <table:table-cell office:value-type="float" office:value="3.3211840273023143" table:formula="of:=LOG10([.A2101])" table:style-name="ce1">
            <text:p>3.321184027</text:p>
          </table:table-cell>
          <table:table-cell table:style-name="ce1"/>
          <table:table-cell office:value-type="float" office:value="0" table:formula="of:=LOG10([.C21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2">
            <text:p>tiers</text:p>
          </table:table-cell>
          <table:table-cell office:value-type="float" office:value="1" table:style-name="ce1">
            <text:p>1</text:p>
          </table:table-cell>
          <table:table-cell office:value-type="float" office:value="3.321391278311689" table:formula="of:=LOG10([.A2102])" table:style-name="ce1">
            <text:p>3.321391278</text:p>
          </table:table-cell>
          <table:table-cell table:style-name="ce1"/>
          <table:table-cell office:value-type="float" office:value="0" table:formula="of:=LOG10([.C21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2">
            <text:p>paid-up</text:p>
          </table:table-cell>
          <table:table-cell office:value-type="float" office:value="1" table:style-name="ce1">
            <text:p>1</text:p>
          </table:table-cell>
          <table:table-cell office:value-type="float" office:value="3.3215984304653436" table:formula="of:=LOG10([.A2103])" table:style-name="ce1">
            <text:p>3.32159843</text:p>
          </table:table-cell>
          <table:table-cell table:style-name="ce1"/>
          <table:table-cell office:value-type="float" office:value="0" table:formula="of:=LOG10([.C21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2">
            <text:p>trademark(s</text:p>
          </table:table-cell>
          <table:table-cell office:value-type="float" office:value="1" table:style-name="ce1">
            <text:p>1</text:p>
          </table:table-cell>
          <table:table-cell office:value-type="float" office:value="3.3218054838575393" table:formula="of:=LOG10([.A2104])" table:style-name="ce1">
            <text:p>3.321805484</text:p>
          </table:table-cell>
          <table:table-cell table:style-name="ce1"/>
          <table:table-cell office:value-type="float" office:value="0" table:formula="of:=LOG10([.C21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2">
            <text:p>unregistered</text:p>
          </table:table-cell>
          <table:table-cell office:value-type="float" office:value="1" table:style-name="ce1">
            <text:p>1</text:p>
          </table:table-cell>
          <table:table-cell office:value-type="float" office:value="3.3220124385824006" table:formula="of:=LOG10([.A2105])" table:style-name="ce1">
            <text:p>3.322012439</text:p>
          </table:table-cell>
          <table:table-cell table:style-name="ce1"/>
          <table:table-cell office:value-type="float" office:value="0" table:formula="of:=LOG10([.C21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2">
            <text:p>domain</text:p>
          </table:table-cell>
          <table:table-cell office:value-type="float" office:value="1" table:style-name="ce1">
            <text:p>1</text:p>
          </table:table-cell>
          <table:table-cell office:value-type="float" office:value="3.3222192947339191" table:formula="of:=LOG10([.A2106])" table:style-name="ce1">
            <text:p>3.322219295</text:p>
          </table:table-cell>
          <table:table-cell table:style-name="ce1"/>
          <table:table-cell office:value-type="float" office:value="0" table:formula="of:=LOG10([.C21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2">
            <text:p>designations</text:p>
          </table:table-cell>
          <table:table-cell office:value-type="float" office:value="1" table:style-name="ce1">
            <text:p>1</text:p>
          </table:table-cell>
          <table:table-cell office:value-type="float" office:value="3.3224260524059526" table:formula="of:=LOG10([.A2107])" table:style-name="ce1">
            <text:p>3.322426052</text:p>
          </table:table-cell>
          <table:table-cell table:style-name="ce1"/>
          <table:table-cell office:value-type="float" office:value="0" table:formula="of:=LOG10([.C21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2">
            <text:p>identifying</text:p>
          </table:table-cell>
          <table:table-cell office:value-type="float" office:value="1" table:style-name="ce1">
            <text:p>1</text:p>
          </table:table-cell>
          <table:table-cell office:value-type="float" office:value="3.3226327116922234" table:formula="of:=LOG10([.A2108])" table:style-name="ce1">
            <text:p>3.322632712</text:p>
          </table:table-cell>
          <table:table-cell table:style-name="ce1"/>
          <table:table-cell office:value-type="float" office:value="0" table:formula="of:=LOG10([.C21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2">
            <text:p>accepts</text:p>
          </table:table-cell>
          <table:table-cell office:value-type="float" office:value="1" table:style-name="ce1">
            <text:p>1</text:p>
          </table:table-cell>
          <table:table-cell office:value-type="float" office:value="3.3228392726863212" table:formula="of:=LOG10([.A2109])" table:style-name="ce1">
            <text:p>3.322839273</text:p>
          </table:table-cell>
          <table:table-cell table:style-name="ce1"/>
          <table:table-cell office:value-type="float" office:value="0" table:formula="of:=LOG10([.C21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2">
            <text:p>miscellaneous</text:p>
          </table:table-cell>
          <table:table-cell office:value-type="float" office:value="1" table:style-name="ce1">
            <text:p>1</text:p>
          </table:table-cell>
          <table:table-cell office:value-type="float" office:value="3.3230457354817013" table:formula="of:=LOG10([.A2110])" table:style-name="ce1">
            <text:p>3.323045735</text:p>
          </table:table-cell>
          <table:table-cell table:style-name="ce1"/>
          <table:table-cell office:value-type="float" office:value="0" table:formula="of:=LOG10([.C21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2">
            <text:p>courts</text:p>
          </table:table-cell>
          <table:table-cell office:value-type="float" office:value="1" table:style-name="ce1">
            <text:p>1</text:p>
          </table:table-cell>
          <table:table-cell office:value-type="float" office:value="3.323252100171687" table:formula="of:=LOG10([.A2111])" table:style-name="ce1">
            <text:p>3.3232521</text:p>
          </table:table-cell>
          <table:table-cell table:style-name="ce1"/>
          <table:table-cell office:value-type="float" office:value="0" table:formula="of:=LOG10([.C21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2">
            <text:p>protecting</text:p>
          </table:table-cell>
          <table:table-cell office:value-type="float" office:value="1" table:style-name="ce1">
            <text:p>1</text:p>
          </table:table-cell>
          <table:table-cell office:value-type="float" office:value="3.3234583668494677" table:formula="of:=LOG10([.A2112])" table:style-name="ce1">
            <text:p>3.323458367</text:p>
          </table:table-cell>
          <table:table-cell table:style-name="ce1"/>
          <table:table-cell office:value-type="float" office:value="0" table:formula="of:=LOG10([.C21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2">
            <text:p>important</text:p>
          </table:table-cell>
          <table:table-cell office:value-type="float" office:value="1" table:style-name="ce1">
            <text:p>1</text:p>
          </table:table-cell>
          <table:table-cell office:value-type="float" office:value="3.3236645356081" table:formula="of:=LOG10([.A2113])" table:style-name="ce1">
            <text:p>3.323664536</text:p>
          </table:table-cell>
          <table:table-cell table:style-name="ce1"/>
          <table:table-cell office:value-type="float" office:value="0" table:formula="of:=LOG10([.C21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2">
            <text:p>better</text:p>
          </table:table-cell>
          <table:table-cell office:value-type="float" office:value="1" table:style-name="ce1">
            <text:p>1</text:p>
          </table:table-cell>
          <table:table-cell office:value-type="float" office:value="3.3238706065405088" table:formula="of:=LOG10([.A2114])" table:style-name="ce1">
            <text:p>3.323870607</text:p>
          </table:table-cell>
          <table:table-cell table:style-name="ce1"/>
          <table:table-cell office:value-type="float" office:value="0" table:formula="of:=LOG10([.C21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2">
            <text:p>understand</text:p>
          </table:table-cell>
          <table:table-cell office:value-type="float" office:value="1" table:style-name="ce1">
            <text:p>1</text:p>
          </table:table-cell>
          <table:table-cell office:value-type="float" office:value="3.3240765797394864" table:formula="of:=LOG10([.A2115])" table:style-name="ce1">
            <text:p>3.32407658</text:p>
          </table:table-cell>
          <table:table-cell table:style-name="ce1"/>
          <table:table-cell office:value-type="float" office:value="0" table:formula="of:=LOG10([.C21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2">
            <text:p>commitment</text:p>
          </table:table-cell>
          <table:table-cell office:value-type="float" office:value="1" table:style-name="ce1">
            <text:p>1</text:p>
          </table:table-cell>
          <table:table-cell office:value-type="float" office:value="3.3242824552976926" table:formula="of:=LOG10([.A2116])" table:style-name="ce1">
            <text:p>3.324282455</text:p>
          </table:table-cell>
          <table:table-cell table:style-name="ce1"/>
          <table:table-cell office:value-type="float" office:value="0" table:formula="of:=LOG10([.C21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2">
            <text:p>languages</text:p>
          </table:table-cell>
          <table:table-cell office:value-type="float" office:value="1" table:style-name="ce1">
            <text:p>1</text:p>
          </table:table-cell>
          <table:table-cell office:value-type="float" office:value="3.3244882333076564" table:formula="of:=LOG10([.A2117])" table:style-name="ce1">
            <text:p>3.324488233</text:p>
          </table:table-cell>
          <table:table-cell table:style-name="ce1"/>
          <table:table-cell office:value-type="float" office:value="0" table:formula="of:=LOG10([.C21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2">
            <text:p>concluded</text:p>
          </table:table-cell>
          <table:table-cell office:value-type="float" office:value="1" table:style-name="ce1">
            <text:p>1</text:p>
          </table:table-cell>
          <table:table-cell office:value-type="float" office:value="3.3246939138617746" table:formula="of:=LOG10([.A2118])" table:style-name="ce1">
            <text:p>3.324693914</text:p>
          </table:table-cell>
          <table:table-cell table:style-name="ce1"/>
          <table:table-cell office:value-type="float" office:value="0" table:formula="of:=LOG10([.C21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2">
            <text:p>conflict</text:p>
          </table:table-cell>
          <table:table-cell office:value-type="float" office:value="1" table:style-name="ce1">
            <text:p>1</text:p>
          </table:table-cell>
          <table:table-cell office:value-type="float" office:value="3.3248994970523134" table:formula="of:=LOG10([.A2119])" table:style-name="ce1">
            <text:p>3.324899497</text:p>
          </table:table-cell>
          <table:table-cell table:style-name="ce1"/>
          <table:table-cell office:value-type="float" office:value="0" table:formula="of:=LOG10([.C21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2">
            <text:p>language</text:p>
          </table:table-cell>
          <table:table-cell office:value-type="float" office:value="1" table:style-name="ce1">
            <text:p>1</text:p>
          </table:table-cell>
          <table:table-cell office:value-type="float" office:value="3.3251049829714074" table:formula="of:=LOG10([.A2120])" table:style-name="ce1">
            <text:p>3.325104983</text:p>
          </table:table-cell>
          <table:table-cell table:style-name="ce1"/>
          <table:table-cell office:value-type="float" office:value="0" table:formula="of:=LOG10([.C21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2">
            <text:p>definitive</text:p>
          </table:table-cell>
          <table:table-cell office:value-type="float" office:value="1" table:style-name="ce1">
            <text:p>1</text:p>
          </table:table-cell>
          <table:table-cell office:value-type="float" office:value="3.325310371711061" table:formula="of:=LOG10([.A2121])" table:style-name="ce1">
            <text:p>3.325310372</text:p>
          </table:table-cell>
          <table:table-cell table:style-name="ce1"/>
          <table:table-cell office:value-type="float" office:value="0" table:formula="of:=LOG10([.C21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2">
            <text:p>independently</text:p>
          </table:table-cell>
          <table:table-cell office:value-type="float" office:value="1" table:style-name="ce1">
            <text:p>1</text:p>
          </table:table-cell>
          <table:table-cell office:value-type="float" office:value="3.3255156633631482" table:formula="of:=LOG10([.A2122])" table:style-name="ce1">
            <text:p>3.325515663</text:p>
          </table:table-cell>
          <table:table-cell table:style-name="ce1"/>
          <table:table-cell office:value-type="float" office:value="0" table:formula="of:=LOG10([.C21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2">
            <text:p>controller</text:p>
          </table:table-cell>
          <table:table-cell office:value-type="float" office:value="1" table:style-name="ce1">
            <text:p>1</text:p>
          </table:table-cell>
          <table:table-cell office:value-type="float" office:value="3.325720858019412" table:formula="of:=LOG10([.A2123])" table:style-name="ce1">
            <text:p>3.325720858</text:p>
          </table:table-cell>
          <table:table-cell table:style-name="ce1"/>
          <table:table-cell office:value-type="float" office:value="0" table:formula="of:=LOG10([.C21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2">
            <text:p>95/46</text:p>
          </table:table-cell>
          <table:table-cell office:value-type="float" office:value="1" table:style-name="ce1">
            <text:p>1</text:p>
          </table:table-cell>
          <table:table-cell office:value-type="float" office:value="3.3259259557714662" table:formula="of:=LOG10([.A2124])" table:style-name="ce1">
            <text:p>3.325925956</text:p>
          </table:table-cell>
          <table:table-cell table:style-name="ce1"/>
          <table:table-cell office:value-type="float" office:value="0" table:formula="of:=LOG10([.C21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2">
            <text:p>ec</text:p>
          </table:table-cell>
          <table:table-cell office:value-type="float" office:value="1" table:style-name="ce1">
            <text:p>1</text:p>
          </table:table-cell>
          <table:table-cell office:value-type="float" office:value="3.3261309567107946" table:formula="of:=LOG10([.A2125])" table:style-name="ce1">
            <text:p>3.326130957</text:p>
          </table:table-cell>
          <table:table-cell table:style-name="ce1"/>
          <table:table-cell office:value-type="float" office:value="0" table:formula="of:=LOG10([.C21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2">
            <text:p>2016/679</text:p>
          </table:table-cell>
          <table:table-cell office:value-type="float" office:value="1" table:style-name="ce1">
            <text:p>1</text:p>
          </table:table-cell>
          <table:table-cell office:value-type="float" office:value="3.3263358609287512" table:formula="of:=LOG10([.A2126])" table:style-name="ce1">
            <text:p>3.326335861</text:p>
          </table:table-cell>
          <table:table-cell table:style-name="ce1"/>
          <table:table-cell office:value-type="float" office:value="0" table:formula="of:=LOG10([.C21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2">
            <text:p>gdpr</text:p>
          </table:table-cell>
          <table:table-cell office:value-type="float" office:value="1" table:style-name="ce1">
            <text:p>1</text:p>
          </table:table-cell>
          <table:table-cell office:value-type="float" office:value="3.3265406685165617" table:formula="of:=LOG10([.A2127])" table:style-name="ce1">
            <text:p>3.326540669</text:p>
          </table:table-cell>
          <table:table-cell table:style-name="ce1"/>
          <table:table-cell office:value-type="float" office:value="0" table:formula="of:=LOG10([.C21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2">
            <text:p>implement</text:p>
          </table:table-cell>
          <table:table-cell office:value-type="float" office:value="1" table:style-name="ce1">
            <text:p>1</text:p>
          </table:table-cell>
          <table:table-cell office:value-type="float" office:value="3.3267453795653217" table:formula="of:=LOG10([.A2128])" table:style-name="ce1">
            <text:p>3.32674538</text:p>
          </table:table-cell>
          <table:table-cell table:style-name="ce1"/>
          <table:table-cell office:value-type="float" office:value="0" table:formula="of:=LOG10([.C21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2">
            <text:p>measures</text:p>
          </table:table-cell>
          <table:table-cell office:value-type="float" office:value="1" table:style-name="ce1">
            <text:p>1</text:p>
          </table:table-cell>
          <table:table-cell office:value-type="float" office:value="3.3269499941659988" table:formula="of:=LOG10([.A2129])" table:style-name="ce1">
            <text:p>3.326949994</text:p>
          </table:table-cell>
          <table:table-cell table:style-name="ce1"/>
          <table:table-cell office:value-type="float" office:value="0" table:formula="of:=LOG10([.C21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2">
            <text:p>knowingly</text:p>
          </table:table-cell>
          <table:table-cell office:value-type="float" office:value="1" table:style-name="ce1">
            <text:p>1</text:p>
          </table:table-cell>
          <table:table-cell office:value-type="float" office:value="3.3271545124094315" table:formula="of:=LOG10([.A2130])" table:style-name="ce1">
            <text:p>3.327154512</text:p>
          </table:table-cell>
          <table:table-cell table:style-name="ce1"/>
          <table:table-cell office:value-type="float" office:value="0" table:formula="of:=LOG10([.C21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2">
            <text:p>sets</text:p>
          </table:table-cell>
          <table:table-cell office:value-type="float" office:value="1" table:style-name="ce1">
            <text:p>1</text:p>
          </table:table-cell>
          <table:table-cell office:value-type="float" office:value="3.3273589343863303" table:formula="of:=LOG10([.A2131])" table:style-name="ce1">
            <text:p>3.327358934</text:p>
          </table:table-cell>
          <table:table-cell table:style-name="ce1"/>
          <table:table-cell office:value-type="float" office:value="0" table:formula="of:=LOG10([.C21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2">
            <text:p>forth</text:p>
          </table:table-cell>
          <table:table-cell office:value-type="float" office:value="1" table:style-name="ce1">
            <text:p>1</text:p>
          </table:table-cell>
          <table:table-cell office:value-type="float" office:value="3.327563260187278" table:formula="of:=LOG10([.A2132])" table:style-name="ce1">
            <text:p>3.32756326</text:p>
          </table:table-cell>
          <table:table-cell table:style-name="ce1"/>
          <table:table-cell office:value-type="float" office:value="0" table:formula="of:=LOG10([.C21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2">
            <text:p>entire</text:p>
          </table:table-cell>
          <table:table-cell office:value-type="float" office:value="1" table:style-name="ce1">
            <text:p>1</text:p>
          </table:table-cell>
          <table:table-cell office:value-type="float" office:value="3.3277674899027292" table:formula="of:=LOG10([.A2133])" table:style-name="ce1">
            <text:p>3.32776749</text:p>
          </table:table-cell>
          <table:table-cell table:style-name="ce1"/>
          <table:table-cell office:value-type="float" office:value="0" table:formula="of:=LOG10([.C21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2">
            <text:p>invalid</text:p>
          </table:table-cell>
          <table:table-cell office:value-type="float" office:value="1" table:style-name="ce1">
            <text:p>1</text:p>
          </table:table-cell>
          <table:table-cell office:value-type="float" office:value="3.3279716236230104" table:formula="of:=LOG10([.A2134])" table:style-name="ce1">
            <text:p>3.327971624</text:p>
          </table:table-cell>
          <table:table-cell table:style-name="ce1"/>
          <table:table-cell office:value-type="float" office:value="0" table:formula="of:=LOG10([.C21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2">
            <text:p>unenforceable</text:p>
          </table:table-cell>
          <table:table-cell office:value-type="float" office:value="1" table:style-name="ce1">
            <text:p>1</text:p>
          </table:table-cell>
          <table:table-cell office:value-type="float" office:value="3.3281756614383227" table:formula="of:=LOG10([.A2135])" table:style-name="ce1">
            <text:p>3.328175661</text:p>
          </table:table-cell>
          <table:table-cell table:style-name="ce1"/>
          <table:table-cell office:value-type="float" office:value="0" table:formula="of:=LOG10([.C21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2">
            <text:p>struck</text:p>
          </table:table-cell>
          <table:table-cell office:value-type="float" office:value="1" table:style-name="ce1">
            <text:p>1</text:p>
          </table:table-cell>
          <table:table-cell office:value-type="float" office:value="3.3283796034387376" table:formula="of:=LOG10([.A2136])" table:style-name="ce1">
            <text:p>3.328379603</text:p>
          </table:table-cell>
          <table:table-cell table:style-name="ce1"/>
          <table:table-cell office:value-type="float" office:value="0" table:formula="of:=LOG10([.C21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2">
            <text:p>remaining</text:p>
          </table:table-cell>
          <table:table-cell office:value-type="float" office:value="1" table:style-name="ce1">
            <text:p>1</text:p>
          </table:table-cell>
          <table:table-cell office:value-type="float" office:value="3.3285834497142019" table:formula="of:=LOG10([.A2137])" table:style-name="ce1">
            <text:p>3.32858345</text:p>
          </table:table-cell>
          <table:table-cell table:style-name="ce1"/>
          <table:table-cell office:value-type="float" office:value="0" table:formula="of:=LOG10([.C21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2">
            <text:p>enforced</text:p>
          </table:table-cell>
          <table:table-cell office:value-type="float" office:value="1" table:style-name="ce1">
            <text:p>1</text:p>
          </table:table-cell>
          <table:table-cell office:value-type="float" office:value="3.3287872003545345" table:formula="of:=LOG10([.A2138])" table:style-name="ce1">
            <text:p>3.3287872</text:p>
          </table:table-cell>
          <table:table-cell table:style-name="ce1"/>
          <table:table-cell office:value-type="float" office:value="0" table:formula="of:=LOG10([.C21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2">
            <text:p>contracts</text:p>
          </table:table-cell>
          <table:table-cell office:value-type="float" office:value="1" table:style-name="ce1">
            <text:p>1</text:p>
          </table:table-cell>
          <table:table-cell office:value-type="float" office:value="3.3289908554494287" table:formula="of:=LOG10([.A2139])" table:style-name="ce1">
            <text:p>3.328990855</text:p>
          </table:table-cell>
          <table:table-cell table:style-name="ce1"/>
          <table:table-cell office:value-type="float" office:value="0" table:formula="of:=LOG10([.C21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1999" table:style-name="ce2">
            <text:p>1999</text:p>
          </table:table-cell>
          <table:table-cell office:value-type="float" office:value="1" table:style-name="ce1">
            <text:p>1</text:p>
          </table:table-cell>
          <table:table-cell office:value-type="float" office:value="3.3291944150884509" table:formula="of:=LOG10([.A2140])" table:style-name="ce1">
            <text:p>3.329194415</text:p>
          </table:table-cell>
          <table:table-cell table:style-name="ce1"/>
          <table:table-cell office:value-type="float" office:value="0" table:formula="of:=LOG10([.C21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2">
            <text:p>enforce</text:p>
          </table:table-cell>
          <table:table-cell office:value-type="float" office:value="1" table:style-name="ce1">
            <text:p>1</text:p>
          </table:table-cell>
          <table:table-cell office:value-type="float" office:value="3.3293978793610428" table:formula="of:=LOG10([.A2141])" table:style-name="ce1">
            <text:p>3.329397879</text:p>
          </table:table-cell>
          <table:table-cell table:style-name="ce1"/>
          <table:table-cell office:value-type="float" office:value="0" table:formula="of:=LOG10([.C21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2">
            <text:p>falling</text:p>
          </table:table-cell>
          <table:table-cell office:value-type="float" office:value="1" table:style-name="ce1">
            <text:p>1</text:p>
          </table:table-cell>
          <table:table-cell office:value-type="float" office:value="3.3296012483565187" table:formula="of:=LOG10([.A2142])" table:style-name="ce1">
            <text:p>3.329601248</text:p>
          </table:table-cell>
          <table:table-cell table:style-name="ce1"/>
          <table:table-cell office:value-type="float" office:value="0" table:formula="of:=LOG10([.C21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2">
            <text:p>definition</text:p>
          </table:table-cell>
          <table:table-cell office:value-type="float" office:value="1" table:style-name="ce1">
            <text:p>1</text:p>
          </table:table-cell>
          <table:table-cell office:value-type="float" office:value="3.3298045221640695" table:formula="of:=LOG10([.A2143])" table:style-name="ce1">
            <text:p>3.329804522</text:p>
          </table:table-cell>
          <table:table-cell table:style-name="ce1"/>
          <table:table-cell office:value-type="float" office:value="0" table:formula="of:=LOG10([.C21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2">
            <text:p>remedy</text:p>
          </table:table-cell>
          <table:table-cell office:value-type="float" office:value="1" table:style-name="ce1">
            <text:p>1</text:p>
          </table:table-cell>
          <table:table-cell office:value-type="float" office:value="3.3300077008727591" table:formula="of:=LOG10([.A2144])" table:style-name="ce1">
            <text:p>3.330007701</text:p>
          </table:table-cell>
          <table:table-cell table:style-name="ce1"/>
          <table:table-cell office:value-type="float" office:value="0" table:formula="of:=LOG10([.C21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2">
            <text:p>apart</text:p>
          </table:table-cell>
          <table:table-cell office:value-type="float" office:value="1" table:style-name="ce1">
            <text:p>1</text:p>
          </table:table-cell>
          <table:table-cell office:value-type="float" office:value="3.3302107845715279" table:formula="of:=LOG10([.A2145])" table:style-name="ce1">
            <text:p>3.330210785</text:p>
          </table:table-cell>
          <table:table-cell table:style-name="ce1"/>
          <table:table-cell office:value-type="float" office:value="0" table:formula="of:=LOG10([.C21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2">
            <text:p>external</text:p>
          </table:table-cell>
          <table:table-cell office:value-type="float" office:value="1" table:style-name="ce1">
            <text:p>1</text:p>
          </table:table-cell>
          <table:table-cell office:value-type="float" office:value="3.330413773349191" table:formula="of:=LOG10([.A2146])" table:style-name="ce1">
            <text:p>3.330413773</text:p>
          </table:table-cell>
          <table:table-cell table:style-name="ce1"/>
          <table:table-cell office:value-type="float" office:value="0" table:formula="of:=LOG10([.C21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2">
            <text:p>apps</text:p>
          </table:table-cell>
          <table:table-cell office:value-type="float" office:value="1" table:style-name="ce1">
            <text:p>1</text:p>
          </table:table-cell>
          <table:table-cell office:value-type="float" office:value="3.3306166672944384" table:formula="of:=LOG10([.A2147])" table:style-name="ce1">
            <text:p>3.330616667</text:p>
          </table:table-cell>
          <table:table-cell table:style-name="ce1"/>
          <table:table-cell office:value-type="float" office:value="0" table:formula="of:=LOG10([.C21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2">
            <text:p>enabling</text:p>
          </table:table-cell>
          <table:table-cell office:value-type="float" office:value="1" table:style-name="ce1">
            <text:p>1</text:p>
          </table:table-cell>
          <table:table-cell office:value-type="float" office:value="3.330819466495837" table:formula="of:=LOG10([.A2148])" table:style-name="ce1">
            <text:p>3.330819466</text:p>
          </table:table-cell>
          <table:table-cell table:style-name="ce1"/>
          <table:table-cell office:value-type="float" office:value="0" table:formula="of:=LOG10([.C21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2">
            <text:p>shared</text:p>
          </table:table-cell>
          <table:table-cell office:value-type="float" office:value="1" table:style-name="ce1">
            <text:p>1</text:p>
          </table:table-cell>
          <table:table-cell office:value-type="float" office:value="3.3310221710418286" table:formula="of:=LOG10([.A2149])" table:style-name="ce1">
            <text:p>3.331022171</text:p>
          </table:table-cell>
          <table:table-cell table:style-name="ce1"/>
          <table:table-cell office:value-type="float" office:value="0" table:formula="of:=LOG10([.C21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2">
            <text:p>recognise</text:p>
          </table:table-cell>
          <table:table-cell office:value-type="float" office:value="1" table:style-name="ce1">
            <text:p>1</text:p>
          </table:table-cell>
          <table:table-cell office:value-type="float" office:value="3.3312247810207323" table:formula="of:=LOG10([.A2150])" table:style-name="ce1">
            <text:p>3.331224781</text:p>
          </table:table-cell>
          <table:table-cell table:style-name="ce1"/>
          <table:table-cell office:value-type="float" office:value="0" table:formula="of:=LOG10([.C21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2">
            <text:p>visitors</text:p>
          </table:table-cell>
          <table:table-cell office:value-type="float" office:value="1" table:style-name="ce1">
            <text:p>1</text:p>
          </table:table-cell>
          <table:table-cell office:value-type="float" office:value="3.3314272965207432" table:formula="of:=LOG10([.A2151])" table:style-name="ce1">
            <text:p>3.331427297</text:p>
          </table:table-cell>
          <table:table-cell table:style-name="ce1"/>
          <table:table-cell office:value-type="float" office:value="0" table:formula="of:=LOG10([.C21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2">
            <text:p>app</text:p>
          </table:table-cell>
          <table:table-cell office:value-type="float" office:value="1" table:style-name="ce1">
            <text:p>1</text:p>
          </table:table-cell>
          <table:table-cell office:value-type="float" office:value="3.3316297176299323" table:formula="of:=LOG10([.A2152])" table:style-name="ce1">
            <text:p>3.331629718</text:p>
          </table:table-cell>
          <table:table-cell table:style-name="ce1"/>
          <table:table-cell office:value-type="float" office:value="0" table:formula="of:=LOG10([.C21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2">
            <text:p>specifications</text:p>
          </table:table-cell>
          <table:table-cell office:value-type="float" office:value="1" table:style-name="ce1">
            <text:p>1</text:p>
          </table:table-cell>
          <table:table-cell office:value-type="float" office:value="3.3318320444362488" table:formula="of:=LOG10([.A2153])" table:style-name="ce1">
            <text:p>3.331832044</text:p>
          </table:table-cell>
          <table:table-cell table:style-name="ce1"/>
          <table:table-cell office:value-type="float" office:value="0" table:formula="of:=LOG10([.C21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2">
            <text:p>guideline</text:p>
          </table:table-cell>
          <table:table-cell office:value-type="float" office:value="1" table:style-name="ce1">
            <text:p>1</text:p>
          </table:table-cell>
          <table:table-cell office:value-type="float" office:value="3.332034277027518" table:formula="of:=LOG10([.A2154])" table:style-name="ce1">
            <text:p>3.332034277</text:p>
          </table:table-cell>
          <table:table-cell table:style-name="ce1"/>
          <table:table-cell office:value-type="float" office:value="0" table:formula="of:=LOG10([.C21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2">
            <text:p>represent</text:p>
          </table:table-cell>
          <table:table-cell office:value-type="float" office:value="1" table:style-name="ce1">
            <text:p>1</text:p>
          </table:table-cell>
          <table:table-cell office:value-type="float" office:value="3.3322364154914434" table:formula="of:=LOG10([.A2155])" table:style-name="ce1">
            <text:p>3.332236415</text:p>
          </table:table-cell>
          <table:table-cell table:style-name="ce1"/>
          <table:table-cell office:value-type="float" office:value="0" table:formula="of:=LOG10([.C21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2">
            <text:p>mean</text:p>
          </table:table-cell>
          <table:table-cell office:value-type="float" office:value="1" table:style-name="ce1">
            <text:p>1</text:p>
          </table:table-cell>
          <table:table-cell office:value-type="float" office:value="3.3324384599156054" table:formula="of:=LOG10([.A2156])" table:style-name="ce1">
            <text:p>3.33243846</text:p>
          </table:table-cell>
          <table:table-cell table:style-name="ce1"/>
          <table:table-cell office:value-type="float" office:value="0" table:formula="of:=LOG10([.C21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2">
            <text:p>eu)2015/2366</text:p>
          </table:table-cell>
          <table:table-cell office:value-type="float" office:value="1" table:style-name="ce1">
            <text:p>1</text:p>
          </table:table-cell>
          <table:table-cell office:value-type="float" office:value="3.3326404103874627" table:formula="of:=LOG10([.A2157])" table:style-name="ce1">
            <text:p>3.33264041</text:p>
          </table:table-cell>
          <table:table-cell table:style-name="ce1"/>
          <table:table-cell office:value-type="float" office:value="0" table:formula="of:=LOG10([.C21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2">
            <text:p>acting</text:p>
          </table:table-cell>
          <table:table-cell office:value-type="float" office:value="1" table:style-name="ce1">
            <text:p>1</text:p>
          </table:table-cell>
          <table:table-cell office:value-type="float" office:value="3.3328422669943514" table:formula="of:=LOG10([.A2158])" table:style-name="ce1">
            <text:p>3.332842267</text:p>
          </table:table-cell>
          <table:table-cell table:style-name="ce1"/>
          <table:table-cell office:value-type="float" office:value="0" table:formula="of:=LOG10([.C21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2">
            <text:p>profession</text:p>
          </table:table-cell>
          <table:table-cell office:value-type="float" office:value="1" table:style-name="ce1">
            <text:p>1</text:p>
          </table:table-cell>
          <table:table-cell office:value-type="float" office:value="3.3330440298234874" table:formula="of:=LOG10([.A2159])" table:style-name="ce1">
            <text:p>3.33304403</text:p>
          </table:table-cell>
          <table:table-cell table:style-name="ce1"/>
          <table:table-cell office:value-type="float" office:value="0" table:formula="of:=LOG10([.C21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2">
            <text:p>micro-enterprise</text:p>
          </table:table-cell>
          <table:table-cell office:value-type="float" office:value="1" table:style-name="ce1">
            <text:p>1</text:p>
          </table:table-cell>
          <table:table-cell office:value-type="float" office:value="3.3332456989619628" table:formula="of:=LOG10([.A2160])" table:style-name="ce1">
            <text:p>3.333245699</text:p>
          </table:table-cell>
          <table:table-cell table:style-name="ce1"/>
          <table:table-cell office:value-type="float" office:value="0" table:formula="of:=LOG10([.C21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2">
            <text:p>enterprise</text:p>
          </table:table-cell>
          <table:table-cell office:value-type="float" office:value="1" table:style-name="ce1">
            <text:p>1</text:p>
          </table:table-cell>
          <table:table-cell office:value-type="float" office:value="3.3334472744967503" table:formula="of:=LOG10([.A2161])" table:style-name="ce1">
            <text:p>3.333447274</text:p>
          </table:table-cell>
          <table:table-cell table:style-name="ce1"/>
          <table:table-cell office:value-type="float" office:value="0" table:formula="of:=LOG10([.C21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2">
            <text:p>employs</text:p>
          </table:table-cell>
          <table:table-cell office:value-type="float" office:value="1" table:style-name="ce1">
            <text:p>1</text:p>
          </table:table-cell>
          <table:table-cell office:value-type="float" office:value="3.3336487565147013" table:formula="of:=LOG10([.A2162])" table:style-name="ce1">
            <text:p>3.333648757</text:p>
          </table:table-cell>
          <table:table-cell table:style-name="ce1"/>
          <table:table-cell office:value-type="float" office:value="0" table:formula="of:=LOG10([.C21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2">
            <text:p>fewer</text:p>
          </table:table-cell>
          <table:table-cell office:value-type="float" office:value="1" table:style-name="ce1">
            <text:p>1</text:p>
          </table:table-cell>
          <table:table-cell office:value-type="float" office:value="3.3338501451025451" table:formula="of:=LOG10([.A2163])" table:style-name="ce1">
            <text:p>3.333850145</text:p>
          </table:table-cell>
          <table:table-cell table:style-name="ce1"/>
          <table:table-cell office:value-type="float" office:value="0" table:formula="of:=LOG10([.C21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2">
            <text:p>persons</text:p>
          </table:table-cell>
          <table:table-cell office:value-type="float" office:value="1" table:style-name="ce1">
            <text:p>1</text:p>
          </table:table-cell>
          <table:table-cell office:value-type="float" office:value="3.3340514403468919" table:formula="of:=LOG10([.A2164])" table:style-name="ce1">
            <text:p>3.33405144</text:p>
          </table:table-cell>
          <table:table-cell table:style-name="ce1"/>
          <table:table-cell office:value-type="float" office:value="0" table:formula="of:=LOG10([.C21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2">
            <text:p>sheet</text:p>
          </table:table-cell>
          <table:table-cell office:value-type="float" office:value="1" table:style-name="ce1">
            <text:p>1</text:p>
          </table:table-cell>
          <table:table-cell office:value-type="float" office:value="3.3342526423342309" table:formula="of:=LOG10([.A2165])" table:style-name="ce1">
            <text:p>3.334252642</text:p>
          </table:table-cell>
          <table:table-cell table:style-name="ce1"/>
          <table:table-cell office:value-type="float" office:value="0" table:formula="of:=LOG10([.C21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2">
            <text:p>exceed</text:p>
          </table:table-cell>
          <table:table-cell office:value-type="float" office:value="1" table:style-name="ce1">
            <text:p>1</text:p>
          </table:table-cell>
          <table:table-cell office:value-type="float" office:value="3.3344537511509307" table:formula="of:=LOG10([.A2166])" table:style-name="ce1">
            <text:p>3.334453751</text:p>
          </table:table-cell>
          <table:table-cell table:style-name="ce1"/>
          <table:table-cell office:value-type="float" office:value="0" table:formula="of:=LOG10([.C21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2">
            <text:p>income</text:p>
          </table:table-cell>
          <table:table-cell office:value-type="float" office:value="1" table:style-name="ce1">
            <text:p>1</text:p>
          </table:table-cell>
          <table:table-cell office:value-type="float" office:value="3.3346547668832414" table:formula="of:=LOG10([.A2167])" table:style-name="ce1">
            <text:p>3.334654767</text:p>
          </table:table-cell>
          <table:table-cell table:style-name="ce1"/>
          <table:table-cell office:value-type="float" office:value="0" table:formula="of:=LOG10([.C21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2">
            <text:p>disapply</text:p>
          </table:table-cell>
          <table:table-cell office:value-type="float" office:value="1" table:style-name="ce1">
            <text:p>1</text:p>
          </table:table-cell>
          <table:table-cell office:value-type="float" office:value="3.3348556896172914" table:formula="of:=LOG10([.A2168])" table:style-name="ce1">
            <text:p>3.33485569</text:p>
          </table:table-cell>
          <table:table-cell table:style-name="ce1"/>
          <table:table-cell office:value-type="float" office:value="0" table:formula="of:=LOG10([.C21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2">
            <text:p>lodge</text:p>
          </table:table-cell>
          <table:table-cell office:value-type="float" office:value="1" table:style-name="ce1">
            <text:p>1</text:p>
          </table:table-cell>
          <table:table-cell office:value-type="float" office:value="3.3350565194390915" table:formula="of:=LOG10([.A2169])" table:style-name="ce1">
            <text:p>3.335056519</text:p>
          </table:table-cell>
          <table:table-cell table:style-name="ce1"/>
          <table:table-cell office:value-type="float" office:value="0" table:formula="of:=LOG10([.C21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2">
            <text:p>fulfil</text:p>
          </table:table-cell>
          <table:table-cell office:value-type="float" office:value="1" table:style-name="ce1">
            <text:p>1</text:p>
          </table:table-cell>
          <table:table-cell office:value-type="float" office:value="3.3352572564345317" table:formula="of:=LOG10([.A2170])" table:style-name="ce1">
            <text:p>3.335257256</text:p>
          </table:table-cell>
          <table:table-cell table:style-name="ce1"/>
          <table:table-cell office:value-type="float" office:value="0" table:formula="of:=LOG10([.C21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2">
            <text:p>service's</text:p>
          </table:table-cell>
          <table:table-cell office:value-type="float" office:value="1" table:style-name="ce1">
            <text:p>1</text:p>
          </table:table-cell>
          <table:table-cell office:value-type="float" office:value="3.3354579006893843" table:formula="of:=LOG10([.A2171])" table:style-name="ce1">
            <text:p>3.335457901</text:p>
          </table:table-cell>
          <table:table-cell table:style-name="ce1"/>
          <table:table-cell office:value-type="float" office:value="0" table:formula="of:=LOG10([.C21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2">
            <text:p>iii</text:p>
          </table:table-cell>
          <table:table-cell office:value-type="float" office:value="1" table:style-name="ce1">
            <text:p>1</text:p>
          </table:table-cell>
          <table:table-cell office:value-type="float" office:value="3.3356584522893016" table:formula="of:=LOG10([.A2172])" table:style-name="ce1">
            <text:p>3.335658452</text:p>
          </table:table-cell>
          <table:table-cell table:style-name="ce1"/>
          <table:table-cell office:value-type="float" office:value="0" table:formula="of:=LOG10([.C21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2">
            <text:p>equivalents</text:p>
          </table:table-cell>
          <table:table-cell office:value-type="float" office:value="1" table:style-name="ce1">
            <text:p>1</text:p>
          </table:table-cell>
          <table:table-cell office:value-type="float" office:value="3.3358589113198178" table:formula="of:=LOG10([.A2173])" table:style-name="ce1">
            <text:p>3.335858911</text:p>
          </table:table-cell>
          <table:table-cell table:style-name="ce1"/>
          <table:table-cell office:value-type="float" office:value="0" table:formula="of:=LOG10([.C21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2">
            <text:p>member</text:p>
          </table:table-cell>
          <table:table-cell office:value-type="float" office:value="1" table:style-name="ce1">
            <text:p>1</text:p>
          </table:table-cell>
          <table:table-cell office:value-type="float" office:value="3.3360592778663491" table:formula="of:=LOG10([.A2174])" table:style-name="ce1">
            <text:p>3.336059278</text:p>
          </table:table-cell>
          <table:table-cell table:style-name="ce1"/>
          <table:table-cell office:value-type="float" office:value="0" table:formula="of:=LOG10([.C21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2">
            <text:p>states</text:p>
          </table:table-cell>
          <table:table-cell office:value-type="float" office:value="1" table:style-name="ce1">
            <text:p>1</text:p>
          </table:table-cell>
          <table:table-cell office:value-type="float" office:value="3.3362595520141931" table:formula="of:=LOG10([.A2175])" table:style-name="ce1">
            <text:p>3.336259552</text:p>
          </table:table-cell>
          <table:table-cell table:style-name="ce1"/>
          <table:table-cell office:value-type="float" office:value="0" table:formula="of:=LOG10([.C21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72" table:style-name="ce2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3.3364597338485296" table:formula="of:=LOG10([.A2176])" table:style-name="ce1">
            <text:p>3.336459734</text:p>
          </table:table-cell>
          <table:table-cell table:style-name="ce1"/>
          <table:table-cell office:value-type="float" office:value="0" table:formula="of:=LOG10([.C21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89" table:style-name="ce2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3.3366598234544202" table:formula="of:=LOG10([.A2177])" table:style-name="ce1">
            <text:p>3.336659823</text:p>
          </table:table-cell>
          <table:table-cell table:style-name="ce1"/>
          <table:table-cell office:value-type="float" office:value="0" table:formula="of:=LOG10([.C21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2">
            <text:p>even</text:p>
          </table:table-cell>
          <table:table-cell office:value-type="float" office:value="1" table:style-name="ce1">
            <text:p>1</text:p>
          </table:table-cell>
          <table:table-cell office:value-type="float" office:value="3.3368598209168092" table:formula="of:=LOG10([.A2178])" table:style-name="ce1">
            <text:p>3.336859821</text:p>
          </table:table-cell>
          <table:table-cell table:style-name="ce1"/>
          <table:table-cell office:value-type="float" office:value="0" table:formula="of:=LOG10([.C21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2">
            <text:p>say</text:p>
          </table:table-cell>
          <table:table-cell office:value-type="float" office:value="1" table:style-name="ce1">
            <text:p>1</text:p>
          </table:table-cell>
          <table:table-cell office:value-type="float" office:value="3.3370597263205246" table:formula="of:=LOG10([.A2179])" table:style-name="ce1">
            <text:p>3.337059726</text:p>
          </table:table-cell>
          <table:table-cell table:style-name="ce1"/>
          <table:table-cell office:value-type="float" office:value="0" table:formula="of:=LOG10([.C21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2">
            <text:p>notes</text:p>
          </table:table-cell>
          <table:table-cell office:value-type="float" office:value="1" table:style-name="ce1">
            <text:p>1</text:p>
          </table:table-cell>
          <table:table-cell office:value-type="float" office:value="3.3372595397502756" table:formula="of:=LOG10([.A2180])" table:style-name="ce1">
            <text:p>3.33725954</text:p>
          </table:table-cell>
          <table:table-cell table:style-name="ce1"/>
          <table:table-cell office:value-type="float" office:value="0" table:formula="of:=LOG10([.C21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2">
            <text:p>locate</text:p>
          </table:table-cell>
          <table:table-cell office:value-type="float" office:value="1" table:style-name="ce1">
            <text:p>1</text:p>
          </table:table-cell>
          <table:table-cell office:value-type="float" office:value="3.3374592612906562" table:formula="of:=LOG10([.A2181])" table:style-name="ce1">
            <text:p>3.337459261</text:p>
          </table:table-cell>
          <table:table-cell table:style-name="ce1"/>
          <table:table-cell office:value-type="float" office:value="0" table:formula="of:=LOG10([.C21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2">
            <text:p>word</text:p>
          </table:table-cell>
          <table:table-cell office:value-type="float" office:value="1" table:style-name="ce1">
            <text:p>1</text:p>
          </table:table-cell>
          <table:table-cell office:value-type="float" office:value="3.3376588910261424" table:formula="of:=LOG10([.A2182])" table:style-name="ce1">
            <text:p>3.337658891</text:p>
          </table:table-cell>
          <table:table-cell table:style-name="ce1"/>
          <table:table-cell office:value-type="float" office:value="0" table:formula="of:=LOG10([.C21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2">
            <text:p>relates</text:p>
          </table:table-cell>
          <table:table-cell office:value-type="float" office:value="1" table:style-name="ce1">
            <text:p>1</text:p>
          </table:table-cell>
          <table:table-cell office:value-type="float" office:value="3.3378584290410944" table:formula="of:=LOG10([.A2183])" table:style-name="ce1">
            <text:p>3.337858429</text:p>
          </table:table-cell>
          <table:table-cell table:style-name="ce1"/>
          <table:table-cell office:value-type="float" office:value="0" table:formula="of:=LOG10([.C21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float" office:value="3.3380578754197563" table:formula="of:=LOG10([.A2184])" table:style-name="ce1">
            <text:p>3.338057875</text:p>
          </table:table-cell>
          <table:table-cell table:style-name="ce1"/>
          <table:table-cell office:value-type="float" office:value="0" table:formula="of:=LOG10([.C21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2">
            <text:p>proven</text:p>
          </table:table-cell>
          <table:table-cell office:value-type="float" office:value="1" table:style-name="ce1">
            <text:p>1</text:p>
          </table:table-cell>
          <table:table-cell office:value-type="float" office:value="3.3382572302462554" table:formula="of:=LOG10([.A2185])" table:style-name="ce1">
            <text:p>3.33825723</text:p>
          </table:table-cell>
          <table:table-cell table:style-name="ce1"/>
          <table:table-cell office:value-type="float" office:value="0" table:formula="of:=LOG10([.C21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2">
            <text:p>deductions</text:p>
          </table:table-cell>
          <table:table-cell office:value-type="float" office:value="1" table:style-name="ce1">
            <text:p>1</text:p>
          </table:table-cell>
          <table:table-cell office:value-type="float" office:value="3.3384564936046046" table:formula="of:=LOG10([.A2186])" table:style-name="ce1">
            <text:p>3.338456494</text:p>
          </table:table-cell>
          <table:table-cell table:style-name="ce1"/>
          <table:table-cell office:value-type="float" office:value="0" table:formula="of:=LOG10([.C21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2">
            <text:p>a1</text:p>
          </table:table-cell>
          <table:table-cell office:value-type="float" office:value="1" table:style-name="ce1">
            <text:p>1</text:p>
          </table:table-cell>
          <table:table-cell office:value-type="float" office:value="3.3386556655787003" table:formula="of:=LOG10([.A2187])" table:style-name="ce1">
            <text:p>3.338655666</text:p>
          </table:table-cell>
          <table:table-cell table:style-name="ce1"/>
          <table:table-cell office:value-type="float" office:value="0" table:formula="of:=LOG10([.C21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2">
            <text:p>a1.1</text:p>
          </table:table-cell>
          <table:table-cell office:value-type="float" office:value="1" table:style-name="ce1">
            <text:p>1</text:p>
          </table:table-cell>
          <table:table-cell office:value-type="float" office:value="3.338854746252323" table:formula="of:=LOG10([.A2188])" table:style-name="ce1">
            <text:p>3.338854746</text:p>
          </table:table-cell>
          <table:table-cell table:style-name="ce1"/>
          <table:table-cell office:value-type="float" office:value="0" table:formula="of:=LOG10([.C21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2">
            <text:p>a1.2</text:p>
          </table:table-cell>
          <table:table-cell office:value-type="float" office:value="1" table:style-name="ce1">
            <text:p>1</text:p>
          </table:table-cell>
          <table:table-cell office:value-type="float" office:value="3.3390537357091392" table:formula="of:=LOG10([.A2189])" table:style-name="ce1">
            <text:p>3.339053736</text:p>
          </table:table-cell>
          <table:table-cell table:style-name="ce1"/>
          <table:table-cell office:value-type="float" office:value="0" table:formula="of:=LOG10([.C21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2">
            <text:p>a1.2.1</text:p>
          </table:table-cell>
          <table:table-cell office:value-type="float" office:value="1" table:style-name="ce1">
            <text:p>1</text:p>
          </table:table-cell>
          <table:table-cell office:value-type="float" office:value="3.3392526340326998" table:formula="of:=LOG10([.A2190])" table:style-name="ce1">
            <text:p>3.339252634</text:p>
          </table:table-cell>
          <table:table-cell table:style-name="ce1"/>
          <table:table-cell office:value-type="float" office:value="0" table:formula="of:=LOG10([.C21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2">
            <text:p>a1.2.2</text:p>
          </table:table-cell>
          <table:table-cell office:value-type="float" office:value="1" table:style-name="ce1">
            <text:p>1</text:p>
          </table:table-cell>
          <table:table-cell office:value-type="float" office:value="3.3394514413064407" table:formula="of:=LOG10([.A2191])" table:style-name="ce1">
            <text:p>3.339451441</text:p>
          </table:table-cell>
          <table:table-cell table:style-name="ce1"/>
          <table:table-cell office:value-type="float" office:value="0" table:formula="of:=LOG10([.C21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2">
            <text:p>a1.2.2.1</text:p>
          </table:table-cell>
          <table:table-cell office:value-type="float" office:value="1" table:style-name="ce1">
            <text:p>1</text:p>
          </table:table-cell>
          <table:table-cell office:value-type="float" office:value="3.3396501576136841" table:formula="of:=LOG10([.A2192])" table:style-name="ce1">
            <text:p>3.339650158</text:p>
          </table:table-cell>
          <table:table-cell table:style-name="ce1"/>
          <table:table-cell office:value-type="float" office:value="0" table:formula="of:=LOG10([.C21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0.99" table:style-name="ce2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3.3398487830376369" table:formula="of:=LOG10([.A2193])" table:style-name="ce1">
            <text:p>3.339848783</text:p>
          </table:table-cell>
          <table:table-cell table:style-name="ce1"/>
          <table:table-cell office:value-type="float" office:value="0" table:formula="of:=LOG10([.C21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2.99" table:style-name="ce2">
            <text:p>2.99</text:p>
          </table:table-cell>
          <table:table-cell office:value-type="float" office:value="1" table:style-name="ce1">
            <text:p>1</text:p>
          </table:table-cell>
          <table:table-cell office:value-type="float" office:value="3.340047317661393" table:formula="of:=LOG10([.A2194])" table:style-name="ce1">
            <text:p>3.340047318</text:p>
          </table:table-cell>
          <table:table-cell table:style-name="ce1"/>
          <table:table-cell office:value-type="float" office:value="0" table:formula="of:=LOG10([.C21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2">
            <text:p>a1.2.2.2</text:p>
          </table:table-cell>
          <table:table-cell office:value-type="float" office:value="1" table:style-name="ce1">
            <text:p>1</text:p>
          </table:table-cell>
          <table:table-cell office:value-type="float" office:value="3.3402457615679317" table:formula="of:=LOG10([.A2195])" table:style-name="ce1">
            <text:p>3.340245762</text:p>
          </table:table-cell>
          <table:table-cell table:style-name="ce1"/>
          <table:table-cell office:value-type="float" office:value="0" table:formula="of:=LOG10([.C21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1.99" table:style-name="ce2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3.3404441148401185" table:formula="of:=LOG10([.A2196])" table:style-name="ce1">
            <text:p>3.340444115</text:p>
          </table:table-cell>
          <table:table-cell table:style-name="ce1"/>
          <table:table-cell office:value-type="float" office:value="0" table:formula="of:=LOG10([.C21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3.99" table:style-name="ce2">
            <text:p>3.99</text:p>
          </table:table-cell>
          <table:table-cell office:value-type="float" office:value="1" table:style-name="ce1">
            <text:p>1</text:p>
          </table:table-cell>
          <table:table-cell office:value-type="float" office:value="3.3406423775607053" table:formula="of:=LOG10([.A2197])" table:style-name="ce1">
            <text:p>3.340642378</text:p>
          </table:table-cell>
          <table:table-cell table:style-name="ce1"/>
          <table:table-cell office:value-type="float" office:value="0" table:formula="of:=LOG10([.C21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2">
            <text:p>a2</text:p>
          </table:table-cell>
          <table:table-cell office:value-type="float" office:value="1" table:style-name="ce1">
            <text:p>1</text:p>
          </table:table-cell>
          <table:table-cell office:value-type="float" office:value="3.3408405498123317" table:formula="of:=LOG10([.A2198])" table:style-name="ce1">
            <text:p>3.34084055</text:p>
          </table:table-cell>
          <table:table-cell table:style-name="ce1"/>
          <table:table-cell office:value-type="float" office:value="0" table:formula="of:=LOG10([.C21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2">
            <text:p>a2.1</text:p>
          </table:table-cell>
          <table:table-cell office:value-type="float" office:value="1" table:style-name="ce1">
            <text:p>1</text:p>
          </table:table-cell>
          <table:table-cell office:value-type="float" office:value="3.3410386316775229" table:formula="of:=LOG10([.A2199])" table:style-name="ce1">
            <text:p>3.341038632</text:p>
          </table:table-cell>
          <table:table-cell table:style-name="ce1"/>
          <table:table-cell office:value-type="float" office:value="0" table:formula="of:=LOG10([.C21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2">
            <text:p>a2.2</text:p>
          </table:table-cell>
          <table:table-cell office:value-type="float" office:value="1" table:style-name="ce1">
            <text:p>1</text:p>
          </table:table-cell>
          <table:table-cell office:value-type="float" office:value="3.3412366232386925" table:formula="of:=LOG10([.A2200])" table:style-name="ce1">
            <text:p>3.341236623</text:p>
          </table:table-cell>
          <table:table-cell table:style-name="ce1"/>
          <table:table-cell office:value-type="float" office:value="0" table:formula="of:=LOG10([.C22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2">
            <text:p>a2.2.2</text:p>
          </table:table-cell>
          <table:table-cell office:value-type="float" office:value="1" table:style-name="ce1">
            <text:p>1</text:p>
          </table:table-cell>
          <table:table-cell office:value-type="float" office:value="3.3414345245781401" table:formula="of:=LOG10([.A2201])" table:style-name="ce1">
            <text:p>3.341434525</text:p>
          </table:table-cell>
          <table:table-cell table:style-name="ce1"/>
          <table:table-cell office:value-type="float" office:value="0" table:formula="of:=LOG10([.C22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2">
            <text:p>a2.2.2.1</text:p>
          </table:table-cell>
          <table:table-cell office:value-type="float" office:value="1" table:style-name="ce1">
            <text:p>1</text:p>
          </table:table-cell>
          <table:table-cell office:value-type="float" office:value="3.3416323357780544" table:formula="of:=LOG10([.A2202])" table:style-name="ce1">
            <text:p>3.341632336</text:p>
          </table:table-cell>
          <table:table-cell table:style-name="ce1"/>
          <table:table-cell office:value-type="float" office:value="0" table:formula="of:=LOG10([.C22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2">
            <text:p>maestro</text:p>
          </table:table-cell>
          <table:table-cell office:value-type="float" office:value="1" table:style-name="ce1">
            <text:p>1</text:p>
          </table:table-cell>
          <table:table-cell office:value-type="float" office:value="3.3418300569205104" table:formula="of:=LOG10([.A2203])" table:style-name="ce1">
            <text:p>3.341830057</text:p>
          </table:table-cell>
          <table:table-cell table:style-name="ce1"/>
          <table:table-cell office:value-type="float" office:value="0" table:formula="of:=LOG10([.C22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2">
            <text:p>previously</text:p>
          </table:table-cell>
          <table:table-cell office:value-type="float" office:value="1" table:style-name="ce1">
            <text:p>1</text:p>
          </table:table-cell>
          <table:table-cell office:value-type="float" office:value="3.3420276880874717" table:formula="of:=LOG10([.A2204])" table:style-name="ce1">
            <text:p>3.342027688</text:p>
          </table:table-cell>
          <table:table-cell table:style-name="ce1"/>
          <table:table-cell office:value-type="float" office:value="0" table:formula="of:=LOG10([.C22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2">
            <text:p>a2.2.2.2</text:p>
          </table:table-cell>
          <table:table-cell office:value-type="float" office:value="1" table:style-name="ce1">
            <text:p>1</text:p>
          </table:table-cell>
          <table:table-cell office:value-type="float" office:value="3.3422252293607904" table:formula="of:=LOG10([.A2205])" table:style-name="ce1">
            <text:p>3.342225229</text:p>
          </table:table-cell>
          <table:table-cell table:style-name="ce1"/>
          <table:table-cell office:value-type="float" office:value="0" table:formula="of:=LOG10([.C22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5.0999999999999996" table:style-name="ce2">
            <text:p>5.1</text:p>
          </table:table-cell>
          <table:table-cell office:value-type="float" office:value="1" table:style-name="ce1">
            <text:p>1</text:p>
          </table:table-cell>
          <table:table-cell office:value-type="float" office:value="3.3424226808222062" table:formula="of:=LOG10([.A2206])" table:style-name="ce1">
            <text:p>3.342422681</text:p>
          </table:table-cell>
          <table:table-cell table:style-name="ce1"/>
          <table:table-cell office:value-type="float" office:value="0" table:formula="of:=LOG10([.C22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2">
            <text:p>a.2.2.2.2</text:p>
          </table:table-cell>
          <table:table-cell office:value-type="float" office:value="1" table:style-name="ce1">
            <text:p>1</text:p>
          </table:table-cell>
          <table:table-cell office:value-type="float" office:value="3.3426200425533481" table:formula="of:=LOG10([.A2207])" table:style-name="ce1">
            <text:p>3.342620043</text:p>
          </table:table-cell>
          <table:table-cell table:style-name="ce1"/>
          <table:table-cell office:value-type="float" office:value="0" table:formula="of:=LOG10([.C22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2">
            <text:p>a2.2.2.3</text:p>
          </table:table-cell>
          <table:table-cell office:value-type="float" office:value="1" table:style-name="ce1">
            <text:p>1</text:p>
          </table:table-cell>
          <table:table-cell office:value-type="float" office:value="3.3428173146357332" table:formula="of:=LOG10([.A2208])" table:style-name="ce1">
            <text:p>3.342817315</text:p>
          </table:table-cell>
          <table:table-cell table:style-name="ce1"/>
          <table:table-cell office:value-type="float" office:value="0" table:formula="of:=LOG10([.C22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2">
            <text:p>a2.2.3.1</text:p>
          </table:table-cell>
          <table:table-cell office:value-type="float" office:value="1" table:style-name="ce1">
            <text:p>1</text:p>
          </table:table-cell>
          <table:table-cell office:value-type="float" office:value="3.3430144971507678" table:formula="of:=LOG10([.A2209])" table:style-name="ce1">
            <text:p>3.343014497</text:p>
          </table:table-cell>
          <table:table-cell table:style-name="ce1"/>
          <table:table-cell office:value-type="float" office:value="0" table:formula="of:=LOG10([.C22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2">
            <text:p>merchants</text:p>
          </table:table-cell>
          <table:table-cell office:value-type="float" office:value="1" table:style-name="ce1">
            <text:p>1</text:p>
          </table:table-cell>
          <table:table-cell office:value-type="float" office:value="3.3432115901797474" table:formula="of:=LOG10([.A2210])" table:style-name="ce1">
            <text:p>3.34321159</text:p>
          </table:table-cell>
          <table:table-cell table:style-name="ce1"/>
          <table:table-cell office:value-type="float" office:value="0" table:formula="of:=LOG10([.C22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2">
            <text:p>a2.2.3.2</text:p>
          </table:table-cell>
          <table:table-cell office:value-type="float" office:value="1" table:style-name="ce1">
            <text:p>1</text:p>
          </table:table-cell>
          <table:table-cell office:value-type="float" office:value="3.3434085938038574" table:formula="of:=LOG10([.A2211])" table:style-name="ce1">
            <text:p>3.343408594</text:p>
          </table:table-cell>
          <table:table-cell table:style-name="ce1"/>
          <table:table-cell office:value-type="float" office:value="0" table:formula="of:=LOG10([.C22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2">
            <text:p>aggregate</text:p>
          </table:table-cell>
          <table:table-cell office:value-type="float" office:value="1" table:style-name="ce1">
            <text:p>1</text:p>
          </table:table-cell>
          <table:table-cell office:value-type="float" office:value="3.3436055081041718" table:formula="of:=LOG10([.A2212])" table:style-name="ce1">
            <text:p>3.343605508</text:p>
          </table:table-cell>
          <table:table-cell table:style-name="ce1"/>
          <table:table-cell office:value-type="float" office:value="0" table:formula="of:=LOG10([.C22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2">
            <text:p>monetary</text:p>
          </table:table-cell>
          <table:table-cell office:value-type="float" office:value="1" table:style-name="ce1">
            <text:p>1</text:p>
          </table:table-cell>
          <table:table-cell office:value-type="float" office:value="3.3438023331616549" table:formula="of:=LOG10([.A2213])" table:style-name="ce1">
            <text:p>3.343802333</text:p>
          </table:table-cell>
          <table:table-cell table:style-name="ce1"/>
          <table:table-cell office:value-type="float" office:value="0" table:formula="of:=LOG10([.C22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2">
            <text:p>jn</text:p>
          </table:table-cell>
          <table:table-cell office:value-type="float" office:value="1" table:style-name="ce1">
            <text:p>1</text:p>
          </table:table-cell>
          <table:table-cell office:value-type="float" office:value="3.3494717992143856" table:formula="of:=LOG10([.A2214])" table:style-name="ce1">
            <text:p>3.349471799</text:p>
          </table:table-cell>
          <table:table-cell table:style-name="ce1"/>
          <table:table-cell office:value-type="float" office:value="0" table:formula="of:=LOG10([.C22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2">
            <text:p>tables</text:p>
          </table:table-cell>
          <table:table-cell office:value-type="float" office:value="1" table:style-name="ce1">
            <text:p>1</text:p>
          </table:table-cell>
          <table:table-cell office:value-type="float" office:value="3.3496659840966299" table:formula="of:=LOG10([.A2215])" table:style-name="ce1">
            <text:p>3.349665984</text:p>
          </table:table-cell>
          <table:table-cell table:style-name="ce1"/>
          <table:table-cell office:value-type="float" office:value="0" table:formula="of:=LOG10([.C22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float" office:value="5.4" table:style-name="ce2">
            <text:p>5.4</text:p>
          </table:table-cell>
          <table:table-cell office:value-type="float" office:value="1" table:style-name="ce1">
            <text:p>1</text:p>
          </table:table-cell>
          <table:table-cell office:value-type="float" office:value="3.3498600821923312" table:formula="of:=LOG10([.A2216])" table:style-name="ce1">
            <text:p>3.349860082</text:p>
          </table:table-cell>
          <table:table-cell table:style-name="ce1"/>
          <table:table-cell office:value-type="float" office:value="0" table:formula="of:=LOG10([.C22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2">
            <text:p>downgrades</text:p>
          </table:table-cell>
          <table:table-cell office:value-type="float" office:value="1" table:style-name="ce1">
            <text:p>1</text:p>
          </table:table-cell>
          <table:table-cell office:value-type="float" office:value="3.3500540935790304" table:formula="of:=LOG10([.A2217])" table:style-name="ce1">
            <text:p>3.350054094</text:p>
          </table:table-cell>
          <table:table-cell table:style-name="ce1"/>
          <table:table-cell office:value-type="float" office:value="0" table:formula="of:=LOG10([.C22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2">
            <text:p>suite</text:p>
          </table:table-cell>
          <table:table-cell office:value-type="float" office:value="1" table:style-name="ce1">
            <text:p>1</text:p>
          </table:table-cell>
          <table:table-cell office:value-type="float" office:value="3.3502480183341627" table:formula="of:=LOG10([.A2218])" table:style-name="ce1">
            <text:p>3.350248018</text:p>
          </table:table-cell>
          <table:table-cell table:style-name="ce1"/>
          <table:table-cell office:value-type="float" office:value="0" table:formula="of:=LOG10([.C22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2">
            <text:p>a2.3</text:p>
          </table:table-cell>
          <table:table-cell office:value-type="float" office:value="1" table:style-name="ce1">
            <text:p>1</text:p>
          </table:table-cell>
          <table:table-cell office:value-type="float" office:value="3.3504418565350611" table:formula="of:=LOG10([.A2219])" table:style-name="ce1">
            <text:p>3.350441857</text:p>
          </table:table-cell>
          <table:table-cell table:style-name="ce1"/>
          <table:table-cell office:value-type="float" office:value="0" table:formula="of:=LOG10([.C22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2">
            <text:p>treated</text:p>
          </table:table-cell>
          <table:table-cell office:value-type="float" office:value="1" table:style-name="ce1">
            <text:p>1</text:p>
          </table:table-cell>
          <table:table-cell office:value-type="float" office:value="3.3506356082589543" table:formula="of:=LOG10([.A2220])" table:style-name="ce1">
            <text:p>3.350635608</text:p>
          </table:table-cell>
          <table:table-cell table:style-name="ce1"/>
          <table:table-cell office:value-type="float" office:value="0" table:formula="of:=LOG10([.C22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2">
            <text:p>everywhere</text:p>
          </table:table-cell>
          <table:table-cell office:value-type="float" office:value="1" table:style-name="ce1">
            <text:p>1</text:p>
          </table:table-cell>
          <table:table-cell office:value-type="float" office:value="3.3508292735829679" table:formula="of:=LOG10([.A2221])" table:style-name="ce1">
            <text:p>3.350829274</text:p>
          </table:table-cell>
          <table:table-cell table:style-name="ce1"/>
          <table:table-cell office:value-type="float" office:value="0" table:formula="of:=LOG10([.C22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float" office:value="0.4" table:style-name="ce2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3.3510228525841237" table:formula="of:=LOG10([.A2222])" table:style-name="ce1">
            <text:p>3.351022853</text:p>
          </table:table-cell>
          <table:table-cell table:style-name="ce1"/>
          <table:table-cell office:value-type="float" office:value="0" table:formula="of:=LOG10([.C22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351216345339342" table:formula="of:=LOG10([.A2223])" table:style-name="ce1">
            <text:p>3.351216345</text:p>
          </table:table-cell>
          <table:table-cell table:style-name="ce1"/>
          <table:table-cell office:value-type="float" office:value="0" table:formula="of:=LOG10([.C22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float" office:value="1.3" table:style-name="ce2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3.3514097519254391" table:formula="of:=LOG10([.A2224])" table:style-name="ce1">
            <text:p>3.351409752</text:p>
          </table:table-cell>
          <table:table-cell table:style-name="ce1"/>
          <table:table-cell office:value-type="float" office:value="0" table:formula="of:=LOG10([.C22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2">
            <text:p>a3</text:p>
          </table:table-cell>
          <table:table-cell office:value-type="float" office:value="1" table:style-name="ce1">
            <text:p>1</text:p>
          </table:table-cell>
          <table:table-cell office:value-type="float" office:value="3.3516030724191288" table:formula="of:=LOG10([.A2225])" table:style-name="ce1">
            <text:p>3.351603072</text:p>
          </table:table-cell>
          <table:table-cell table:style-name="ce1"/>
          <table:table-cell office:value-type="float" office:value="0" table:formula="of:=LOG10([.C22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2">
            <text:p>a3.1.1</text:p>
          </table:table-cell>
          <table:table-cell office:value-type="float" office:value="1" table:style-name="ce1">
            <text:p>1</text:p>
          </table:table-cell>
          <table:table-cell office:value-type="float" office:value="3.3517963068970236" table:formula="of:=LOG10([.A2226])" table:style-name="ce1">
            <text:p>3.351796307</text:p>
          </table:table-cell>
          <table:table-cell table:style-name="ce1"/>
          <table:table-cell office:value-type="float" office:value="0" table:formula="of:=LOG10([.C22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float" office:value="2.5" table:style-name="ce2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3.351989455435632" table:formula="of:=LOG10([.A2227])" table:style-name="ce1">
            <text:p>3.351989455</text:p>
          </table:table-cell>
          <table:table-cell table:style-name="ce1"/>
          <table:table-cell office:value-type="float" office:value="0" table:formula="of:=LOG10([.C22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2">
            <text:p>a3.1.2</text:p>
          </table:table-cell>
          <table:table-cell office:value-type="float" office:value="1" table:style-name="ce1">
            <text:p>1</text:p>
          </table:table-cell>
          <table:table-cell office:value-type="float" office:value="3.3521825181113627" table:formula="of:=LOG10([.A2228])" table:style-name="ce1">
            <text:p>3.352182518</text:p>
          </table:table-cell>
          <table:table-cell table:style-name="ce1"/>
          <table:table-cell office:value-type="float" office:value="0" table:formula="of:=LOG10([.C22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2">
            <text:p>a3.1.2.1if</text:p>
          </table:table-cell>
          <table:table-cell office:value-type="float" office:value="1" table:style-name="ce1">
            <text:p>1</text:p>
          </table:table-cell>
          <table:table-cell office:value-type="float" office:value="3.35237549500052" table:formula="of:=LOG10([.A2229])" table:style-name="ce1">
            <text:p>3.352375495</text:p>
          </table:table-cell>
          <table:table-cell table:style-name="ce1"/>
          <table:table-cell office:value-type="float" office:value="0" table:formula="of:=LOG10([.C22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2">
            <text:p>a3.1.2.2</text:p>
          </table:table-cell>
          <table:table-cell office:value-type="float" office:value="1" table:style-name="ce1">
            <text:p>1</text:p>
          </table:table-cell>
          <table:table-cell office:value-type="float" office:value="3.3525683861793087" table:formula="of:=LOG10([.A2230])" table:style-name="ce1">
            <text:p>3.352568386</text:p>
          </table:table-cell>
          <table:table-cell table:style-name="ce1"/>
          <table:table-cell office:value-type="float" office:value="0" table:formula="of:=LOG10([.C22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2">
            <text:p>a3.2</text:p>
          </table:table-cell>
          <table:table-cell office:value-type="float" office:value="1" table:style-name="ce1">
            <text:p>1</text:p>
          </table:table-cell>
          <table:table-cell office:value-type="float" office:value="3.3527611917238307" table:formula="of:=LOG10([.A2231])" table:style-name="ce1">
            <text:p>3.352761192</text:p>
          </table:table-cell>
          <table:table-cell table:style-name="ce1"/>
          <table:table-cell office:value-type="float" office:value="0" table:formula="of:=LOG10([.C22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2">
            <text:p>a3.2.1</text:p>
          </table:table-cell>
          <table:table-cell office:value-type="float" office:value="1" table:style-name="ce1">
            <text:p>1</text:p>
          </table:table-cell>
          <table:table-cell office:value-type="float" office:value="3.3529539117100877" table:formula="of:=LOG10([.A2232])" table:style-name="ce1">
            <text:p>3.352953912</text:p>
          </table:table-cell>
          <table:table-cell table:style-name="ce1"/>
          <table:table-cell office:value-type="float" office:value="0" table:formula="of:=LOG10([.C22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2">
            <text:p>additionally</text:p>
          </table:table-cell>
          <table:table-cell office:value-type="float" office:value="1" table:style-name="ce1">
            <text:p>1</text:p>
          </table:table-cell>
          <table:table-cell office:value-type="float" office:value="3.3531465462139796" table:formula="of:=LOG10([.A2233])" table:style-name="ce1">
            <text:p>3.353146546</text:p>
          </table:table-cell>
          <table:table-cell table:style-name="ce1"/>
          <table:table-cell office:value-type="float" office:value="0" table:formula="of:=LOG10([.C22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2">
            <text:p>a3.2.2</text:p>
          </table:table-cell>
          <table:table-cell office:value-type="float" office:value="1" table:style-name="ce1">
            <text:p>1</text:p>
          </table:table-cell>
          <table:table-cell office:value-type="float" office:value="3.3533390953113047" table:formula="of:=LOG10([.A2234])" table:style-name="ce1">
            <text:p>3.353339095</text:p>
          </table:table-cell>
          <table:table-cell table:style-name="ce1"/>
          <table:table-cell office:value-type="float" office:value="0" table:formula="of:=LOG10([.C22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2">
            <text:p>to/through</text:p>
          </table:table-cell>
          <table:table-cell office:value-type="float" office:value="1" table:style-name="ce1">
            <text:p>1</text:p>
          </table:table-cell>
          <table:table-cell office:value-type="float" office:value="3.3535315590777621" table:formula="of:=LOG10([.A2235])" table:style-name="ce1">
            <text:p>3.353531559</text:p>
          </table:table-cell>
          <table:table-cell table:style-name="ce1"/>
          <table:table-cell office:value-type="float" office:value="0" table:formula="of:=LOG10([.C22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2">
            <text:p>a3.2.2.1</text:p>
          </table:table-cell>
          <table:table-cell office:value-type="float" office:value="1" table:style-name="ce1">
            <text:p>1</text:p>
          </table:table-cell>
          <table:table-cell office:value-type="float" office:value="3.3537239375889492" table:formula="of:=LOG10([.A2236])" table:style-name="ce1">
            <text:p>3.353723938</text:p>
          </table:table-cell>
          <table:table-cell table:style-name="ce1"/>
          <table:table-cell office:value-type="float" office:value="0" table:formula="of:=LOG10([.C22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2">
            <text:p>a3.2.2.2</text:p>
          </table:table-cell>
          <table:table-cell office:value-type="float" office:value="1" table:style-name="ce1">
            <text:p>1</text:p>
          </table:table-cell>
          <table:table-cell office:value-type="float" office:value="3.3539162309203632" table:formula="of:=LOG10([.A2237])" table:style-name="ce1">
            <text:p>3.353916231</text:p>
          </table:table-cell>
          <table:table-cell table:style-name="ce1"/>
          <table:table-cell office:value-type="float" office:value="0" table:formula="of:=LOG10([.C22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3.3541084391474008" table:formula="of:=LOG10([.A2238])" table:style-name="ce1">
            <text:p>3.354108439</text:p>
          </table:table-cell>
          <table:table-cell table:style-name="ce1"/>
          <table:table-cell office:value-type="float" office:value="0" table:formula="of:=LOG10([.C22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float" office:value="36.700000000000003" table:style-name="ce2">
            <text:p>36.7</text:p>
          </table:table-cell>
          <table:table-cell office:value-type="float" office:value="1" table:style-name="ce1">
            <text:p>1</text:p>
          </table:table-cell>
          <table:table-cell office:value-type="float" office:value="3.3543005623453599" table:formula="of:=LOG10([.A2239])" table:style-name="ce1">
            <text:p>3.354300562</text:p>
          </table:table-cell>
          <table:table-cell table:style-name="ce1"/>
          <table:table-cell office:value-type="float" office:value="0" table:formula="of:=LOG10([.C22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float" office:value="5.7" table:style-name="ce2">
            <text:p>5.7</text:p>
          </table:table-cell>
          <table:table-cell office:value-type="float" office:value="1" table:style-name="ce1">
            <text:p>1</text:p>
          </table:table-cell>
          <table:table-cell office:value-type="float" office:value="3.3544926005894364" table:formula="of:=LOG10([.A2240])" table:style-name="ce1">
            <text:p>3.354492601</text:p>
          </table:table-cell>
          <table:table-cell table:style-name="ce1"/>
          <table:table-cell office:value-type="float" office:value="0" table:formula="of:=LOG10([.C22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float" office:value="230" table:style-name="ce2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3.3546845539547285" table:formula="of:=LOG10([.A2241])" table:style-name="ce1">
            <text:p>3.354684554</text:p>
          </table:table-cell>
          <table:table-cell table:style-name="ce1"/>
          <table:table-cell office:value-type="float" office:value="0" table:formula="of:=LOG10([.C22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float" office:value="80" table:style-name="ce2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3.354876422516234" table:formula="of:=LOG10([.A2242])" table:style-name="ce1">
            <text:p>3.354876423</text:p>
          </table:table-cell>
          <table:table-cell table:style-name="ce1"/>
          <table:table-cell office:value-type="float" office:value="0" table:formula="of:=LOG10([.C22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float" office:value="2900" table:style-name="ce2">
            <text:p>2900</text:p>
          </table:table-cell>
          <table:table-cell office:value-type="float" office:value="1" table:style-name="ce1">
            <text:p>1</text:p>
          </table:table-cell>
          <table:table-cell office:value-type="float" office:value="3.3550682063488506" table:formula="of:=LOG10([.A2243])" table:style-name="ce1">
            <text:p>3.355068206</text:p>
          </table:table-cell>
          <table:table-cell table:style-name="ce1"/>
          <table:table-cell office:value-type="float" office:value="0" table:formula="of:=LOG10([.C22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float" office:value="1100" table:style-name="ce2">
            <text:p>1100</text:p>
          </table:table-cell>
          <table:table-cell office:value-type="float" office:value="1" table:style-name="ce1">
            <text:p>1</text:p>
          </table:table-cell>
          <table:table-cell office:value-type="float" office:value="3.3552599055273786" table:formula="of:=LOG10([.A2244])" table:style-name="ce1">
            <text:p>3.355259906</text:p>
          </table:table-cell>
          <table:table-cell table:style-name="ce1"/>
          <table:table-cell office:value-type="float" office:value="0" table:formula="of:=LOG10([.C22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2">
            <text:p>kuwaiti</text:p>
          </table:table-cell>
          <table:table-cell office:value-type="float" office:value="1" table:style-name="ce1">
            <text:p>1</text:p>
          </table:table-cell>
          <table:table-cell office:value-type="float" office:value="3.3554515201265174" table:formula="of:=LOG10([.A2245])" table:style-name="ce1">
            <text:p>3.35545152</text:p>
          </table:table-cell>
          <table:table-cell table:style-name="ce1"/>
          <table:table-cell office:value-type="float" office:value="0" table:formula="of:=LOG10([.C22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2">
            <text:p>kwd</text:p>
          </table:table-cell>
          <table:table-cell office:value-type="float" office:value="1" table:style-name="ce1">
            <text:p>1</text:p>
          </table:table-cell>
          <table:table-cell office:value-type="float" office:value="3.355643050220869" table:formula="of:=LOG10([.A2246])" table:style-name="ce1">
            <text:p>3.35564305</text:p>
          </table:table-cell>
          <table:table-cell table:style-name="ce1"/>
          <table:table-cell office:value-type="float" office:value="0" table:formula="of:=LOG10([.C22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2">
            <text:p>max</text:p>
          </table:table-cell>
          <table:table-cell office:value-type="float" office:value="1" table:style-name="ce1">
            <text:p>1</text:p>
          </table:table-cell>
          <table:table-cell office:value-type="float" office:value="3.355834495884936" table:formula="of:=LOG10([.A2247])" table:style-name="ce1">
            <text:p>3.355834496</text:p>
          </table:table-cell>
          <table:table-cell table:style-name="ce1"/>
          <table:table-cell office:value-type="float" office:value="0" table:formula="of:=LOG10([.C22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2">
            <text:p>sri</text:p>
          </table:table-cell>
          <table:table-cell office:value-type="float" office:value="1" table:style-name="ce1">
            <text:p>1</text:p>
          </table:table-cell>
          <table:table-cell office:value-type="float" office:value="3.3560258571931225" table:formula="of:=LOG10([.A2248])" table:style-name="ce1">
            <text:p>3.356025857</text:p>
          </table:table-cell>
          <table:table-cell table:style-name="ce1"/>
          <table:table-cell office:value-type="float" office:value="0" table:formula="of:=LOG10([.C22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2">
            <text:p>lanka</text:p>
          </table:table-cell>
          <table:table-cell office:value-type="float" office:value="1" table:style-name="ce1">
            <text:p>1</text:p>
          </table:table-cell>
          <table:table-cell office:value-type="float" office:value="3.3562171342197353" table:formula="of:=LOG10([.A2249])" table:style-name="ce1">
            <text:p>3.356217134</text:p>
          </table:table-cell>
          <table:table-cell table:style-name="ce1"/>
          <table:table-cell office:value-type="float" office:value="0" table:formula="of:=LOG10([.C22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float" office:value="1800" table:style-name="ce2">
            <text:p>1800</text:p>
          </table:table-cell>
          <table:table-cell office:value-type="float" office:value="1" table:style-name="ce1">
            <text:p>1</text:p>
          </table:table-cell>
          <table:table-cell office:value-type="float" office:value="3.3564083270389813" table:formula="of:=LOG10([.A2250])" table:style-name="ce1">
            <text:p>3.356408327</text:p>
          </table:table-cell>
          <table:table-cell table:style-name="ce1"/>
          <table:table-cell office:value-type="float" office:value="0" table:formula="of:=LOG10([.C22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float" office:value="0.4" table:style-name="ce2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3.3565994357249709" table:formula="of:=LOG10([.A2251])" table:style-name="ce1">
            <text:p>3.356599436</text:p>
          </table:table-cell>
          <table:table-cell table:style-name="ce1"/>
          <table:table-cell office:value-type="float" office:value="0" table:formula="of:=LOG10([.C22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2">
            <text:p>qatari</text:p>
          </table:table-cell>
          <table:table-cell office:value-type="float" office:value="1" table:style-name="ce1">
            <text:p>1</text:p>
          </table:table-cell>
          <table:table-cell office:value-type="float" office:value="3.356790460351716" table:formula="of:=LOG10([.A2252])" table:style-name="ce1">
            <text:p>3.35679046</text:p>
          </table:table-cell>
          <table:table-cell table:style-name="ce1"/>
          <table:table-cell office:value-type="float" office:value="0" table:formula="of:=LOG10([.C22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2">
            <text:p>rial</text:p>
          </table:table-cell>
          <table:table-cell office:value-type="float" office:value="1" table:style-name="ce1">
            <text:p>1</text:p>
          </table:table-cell>
          <table:table-cell office:value-type="float" office:value="3.3569814009931314" table:formula="of:=LOG10([.A2253])" table:style-name="ce1">
            <text:p>3.356981401</text:p>
          </table:table-cell>
          <table:table-cell table:style-name="ce1"/>
          <table:table-cell office:value-type="float" office:value="0" table:formula="of:=LOG10([.C22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2">
            <text:p>serbian</text:p>
          </table:table-cell>
          <table:table-cell office:value-type="float" office:value="1" table:style-name="ce1">
            <text:p>1</text:p>
          </table:table-cell>
          <table:table-cell office:value-type="float" office:value="3.3571722577230334" table:formula="of:=LOG10([.A2254])" table:style-name="ce1">
            <text:p>3.357172258</text:p>
          </table:table-cell>
          <table:table-cell table:style-name="ce1"/>
          <table:table-cell office:value-type="float" office:value="0" table:formula="of:=LOG10([.C22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.3573630306151427" table:formula="of:=LOG10([.A2255])" table:style-name="ce1">
            <text:p>3.357363031</text:p>
          </table:table-cell>
          <table:table-cell table:style-name="ce1"/>
          <table:table-cell office:value-type="float" office:value="0" table:formula="of:=LOG10([.C22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3.3575537197430814" table:formula="of:=LOG10([.A2256])" table:style-name="ce1">
            <text:p>3.35755372</text:p>
          </table:table-cell>
          <table:table-cell table:style-name="ce1"/>
          <table:table-cell office:value-type="float" office:value="0" table:formula="of:=LOG10([.C22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float" office:value="700" table:style-name="ce2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3.3577443251803754" table:formula="of:=LOG10([.A2257])" table:style-name="ce1">
            <text:p>3.357744325</text:p>
          </table:table-cell>
          <table:table-cell table:style-name="ce1"/>
          <table:table-cell office:value-type="float" office:value="0" table:formula="of:=LOG10([.C22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2">
            <text:p>10.00usd</text:p>
          </table:table-cell>
          <table:table-cell office:value-type="float" office:value="1" table:style-name="ce1">
            <text:p>1</text:p>
          </table:table-cell>
          <table:table-cell office:value-type="float" office:value="3.357934847000454" table:formula="of:=LOG10([.A2258])" table:style-name="ce1">
            <text:p>3.357934847</text:p>
          </table:table-cell>
          <table:table-cell table:style-name="ce1"/>
          <table:table-cell office:value-type="float" office:value="0" table:formula="of:=LOG10([.C22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float" office:value="3.6" table:style-name="ce2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3.3581252852766488" table:formula="of:=LOG10([.A2259])" table:style-name="ce1">
            <text:p>3.358125285</text:p>
          </table:table-cell>
          <table:table-cell table:style-name="ce1"/>
          <table:table-cell office:value-type="float" office:value="0" table:formula="of:=LOG10([.C22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float" office:value="145" table:style-name="ce2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3.3583156400821959" table:formula="of:=LOG10([.A2260])" table:style-name="ce1">
            <text:p>3.35831564</text:p>
          </table:table-cell>
          <table:table-cell table:style-name="ce1"/>
          <table:table-cell office:value-type="float" office:value="0" table:formula="of:=LOG10([.C22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2">
            <text:p>minimum/maximum</text:p>
          </table:table-cell>
          <table:table-cell office:value-type="float" office:value="1" table:style-name="ce1">
            <text:p>1</text:p>
          </table:table-cell>
          <table:table-cell office:value-type="float" office:value="3.3585059114902354" table:formula="of:=LOG10([.A2261])" table:style-name="ce1">
            <text:p>3.358505911</text:p>
          </table:table-cell>
          <table:table-cell table:style-name="ce1"/>
          <table:table-cell office:value-type="float" office:value="0" table:formula="of:=LOG10([.C22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2">
            <text:p>a3.2.2.3</text:p>
          </table:table-cell>
          <table:table-cell office:value-type="float" office:value="1" table:style-name="ce1">
            <text:p>1</text:p>
          </table:table-cell>
          <table:table-cell office:value-type="float" office:value="3.3586960995738107" table:formula="of:=LOG10([.A2262])" table:style-name="ce1">
            <text:p>3.3586961</text:p>
          </table:table-cell>
          <table:table-cell table:style-name="ce1"/>
          <table:table-cell office:value-type="float" office:value="0" table:formula="of:=LOG10([.C22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2">
            <text:p>argentinian</text:p>
          </table:table-cell>
          <table:table-cell office:value-type="float" office:value="1" table:style-name="ce1">
            <text:p>1</text:p>
          </table:table-cell>
          <table:table-cell office:value-type="float" office:value="3.3588862044058692" table:formula="of:=LOG10([.A2263])" table:style-name="ce1">
            <text:p>3.358886204</text:p>
          </table:table-cell>
          <table:table-cell table:style-name="ce1"/>
          <table:table-cell office:value-type="float" office:value="0" table:formula="of:=LOG10([.C22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2">
            <text:p>ars</text:p>
          </table:table-cell>
          <table:table-cell office:value-type="float" office:value="1" table:style-name="ce1">
            <text:p>1</text:p>
          </table:table-cell>
          <table:table-cell office:value-type="float" office:value="3.3590762260592628" table:formula="of:=LOG10([.A2264])" table:style-name="ce1">
            <text:p>3.359076226</text:p>
          </table:table-cell>
          <table:table-cell table:style-name="ce1"/>
          <table:table-cell office:value-type="float" office:value="0" table:formula="of:=LOG10([.C22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float" office:value="4.5" table:style-name="ce2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3.3592661646067485" table:formula="of:=LOG10([.A2265])" table:style-name="ce1">
            <text:p>3.359266165</text:p>
          </table:table-cell>
          <table:table-cell table:style-name="ce1"/>
          <table:table-cell office:value-type="float" office:value="0" table:formula="of:=LOG10([.C22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2">
            <text:p>chilean</text:p>
          </table:table-cell>
          <table:table-cell office:value-type="float" office:value="1" table:style-name="ce1">
            <text:p>1</text:p>
          </table:table-cell>
          <table:table-cell office:value-type="float" office:value="3.3594560201209864" table:formula="of:=LOG10([.A2266])" table:style-name="ce1">
            <text:p>3.35945602</text:p>
          </table:table-cell>
          <table:table-cell table:style-name="ce1"/>
          <table:table-cell office:value-type="float" office:value="0" table:formula="of:=LOG10([.C22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2">
            <text:p>clp</text:p>
          </table:table-cell>
          <table:table-cell office:value-type="float" office:value="1" table:style-name="ce1">
            <text:p>1</text:p>
          </table:table-cell>
          <table:table-cell office:value-type="float" office:value="3.3596457926745429" table:formula="of:=LOG10([.A2267])" table:style-name="ce1">
            <text:p>3.359645793</text:p>
          </table:table-cell>
          <table:table-cell table:style-name="ce1"/>
          <table:table-cell office:value-type="float" office:value="0" table:formula="of:=LOG10([.C22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2">
            <text:p>cyp</text:p>
          </table:table-cell>
          <table:table-cell office:value-type="float" office:value="1" table:style-name="ce1">
            <text:p>1</text:p>
          </table:table-cell>
          <table:table-cell office:value-type="float" office:value="3.3598354823398879" table:formula="of:=LOG10([.A2268])" table:style-name="ce1">
            <text:p>3.359835482</text:p>
          </table:table-cell>
          <table:table-cell table:style-name="ce1"/>
          <table:table-cell office:value-type="float" office:value="0" table:formula="of:=LOG10([.C22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2">
            <text:p>estonian</text:p>
          </table:table-cell>
          <table:table-cell office:value-type="float" office:value="1" table:style-name="ce1">
            <text:p>1</text:p>
          </table:table-cell>
          <table:table-cell office:value-type="float" office:value="3.3600250891893975" table:formula="of:=LOG10([.A2269])" table:style-name="ce1">
            <text:p>3.360025089</text:p>
          </table:table-cell>
          <table:table-cell table:style-name="ce1"/>
          <table:table-cell office:value-type="float" office:value="0" table:formula="of:=LOG10([.C22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2">
            <text:p>kroon</text:p>
          </table:table-cell>
          <table:table-cell office:value-type="float" office:value="1" table:style-name="ce1">
            <text:p>1</text:p>
          </table:table-cell>
          <table:table-cell office:value-type="float" office:value="3.3602146132953523" table:formula="of:=LOG10([.A2270])" table:style-name="ce1">
            <text:p>3.360214613</text:p>
          </table:table-cell>
          <table:table-cell table:style-name="ce1"/>
          <table:table-cell office:value-type="float" office:value="0" table:formula="of:=LOG10([.C22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2">
            <text:p>eek</text:p>
          </table:table-cell>
          <table:table-cell office:value-type="float" office:value="1" table:style-name="ce1">
            <text:p>1</text:p>
          </table:table-cell>
          <table:table-cell office:value-type="float" office:value="3.3604040547299387" table:formula="of:=LOG10([.A2271])" table:style-name="ce1">
            <text:p>3.360404055</text:p>
          </table:table-cell>
          <table:table-cell table:style-name="ce1"/>
          <table:table-cell office:value-type="float" office:value="0" table:formula="of:=LOG10([.C22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2">
            <text:p>gip</text:p>
          </table:table-cell>
          <table:table-cell office:value-type="float" office:value="1" table:style-name="ce1">
            <text:p>1</text:p>
          </table:table-cell>
          <table:table-cell office:value-type="float" office:value="3.3605934135652489" table:formula="of:=LOG10([.A2272])" table:style-name="ce1">
            <text:p>3.360593414</text:p>
          </table:table-cell>
          <table:table-cell table:style-name="ce1"/>
          <table:table-cell office:value-type="float" office:value="0" table:formula="of:=LOG10([.C22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2">
            <text:p>indonesian</text:p>
          </table:table-cell>
          <table:table-cell office:value-type="float" office:value="1" table:style-name="ce1">
            <text:p>1</text:p>
          </table:table-cell>
          <table:table-cell office:value-type="float" office:value="3.3607826898732802" table:formula="of:=LOG10([.A2273])" table:style-name="ce1">
            <text:p>3.36078269</text:p>
          </table:table-cell>
          <table:table-cell table:style-name="ce1"/>
          <table:table-cell office:value-type="float" office:value="0" table:formula="of:=LOG10([.C22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2">
            <text:p>rupiah</text:p>
          </table:table-cell>
          <table:table-cell office:value-type="float" office:value="1" table:style-name="ce1">
            <text:p>1</text:p>
          </table:table-cell>
          <table:table-cell office:value-type="float" office:value="3.3609718837259357" table:formula="of:=LOG10([.A2274])" table:style-name="ce1">
            <text:p>3.360971884</text:p>
          </table:table-cell>
          <table:table-cell table:style-name="ce1"/>
          <table:table-cell office:value-type="float" office:value="0" table:formula="of:=LOG10([.C22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float" office:value="23000" table:style-name="ce2">
            <text:p>23000</text:p>
          </table:table-cell>
          <table:table-cell office:value-type="float" office:value="1" table:style-name="ce1">
            <text:p>1</text:p>
          </table:table-cell>
          <table:table-cell office:value-type="float" office:value="3.3611609951950259" table:formula="of:=LOG10([.A2275])" table:style-name="ce1">
            <text:p>3.361160995</text:p>
          </table:table-cell>
          <table:table-cell table:style-name="ce1"/>
          <table:table-cell office:value-type="float" office:value="0" table:formula="of:=LOG10([.C22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2">
            <text:p>idr</text:p>
          </table:table-cell>
          <table:table-cell office:value-type="float" office:value="1" table:style-name="ce1">
            <text:p>1</text:p>
          </table:table-cell>
          <table:table-cell office:value-type="float" office:value="3.3613500243522663" table:formula="of:=LOG10([.A2276])" table:style-name="ce1">
            <text:p>3.361350024</text:p>
          </table:table-cell>
          <table:table-cell table:style-name="ce1"/>
          <table:table-cell office:value-type="float" office:value="0" table:formula="of:=LOG10([.C22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2">
            <text:p>inr</text:p>
          </table:table-cell>
          <table:table-cell office:value-type="float" office:value="1" table:style-name="ce1">
            <text:p>1</text:p>
          </table:table-cell>
          <table:table-cell office:value-type="float" office:value="3.3615389712692791" table:formula="of:=LOG10([.A2277])" table:style-name="ce1">
            <text:p>3.361538971</text:p>
          </table:table-cell>
          <table:table-cell table:style-name="ce1"/>
          <table:table-cell office:value-type="float" office:value="0" table:formula="of:=LOG10([.C22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2">
            <text:p>isk</text:p>
          </table:table-cell>
          <table:table-cell office:value-type="float" office:value="1" table:style-name="ce1">
            <text:p>1</text:p>
          </table:table-cell>
          <table:table-cell office:value-type="float" office:value="3.3617278360175931" table:formula="of:=LOG10([.A2278])" table:style-name="ce1">
            <text:p>3.361727836</text:p>
          </table:table-cell>
          <table:table-cell table:style-name="ce1"/>
          <table:table-cell office:value-type="float" office:value="0" table:formula="of:=LOG10([.C22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float" office:value="300" table:style-name="ce2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3.3619166186686433" table:formula="of:=LOG10([.A2279])" table:style-name="ce1">
            <text:p>3.361916619</text:p>
          </table:table-cell>
          <table:table-cell table:style-name="ce1"/>
          <table:table-cell office:value-type="float" office:value="0" table:formula="of:=LOG10([.C22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2">
            <text:p>lithuanian</text:p>
          </table:table-cell>
          <table:table-cell office:value-type="float" office:value="1" table:style-name="ce1">
            <text:p>1</text:p>
          </table:table-cell>
          <table:table-cell office:value-type="float" office:value="3.3621053192937729" table:formula="of:=LOG10([.A2280])" table:style-name="ce1">
            <text:p>3.362105319</text:p>
          </table:table-cell>
          <table:table-cell table:style-name="ce1"/>
          <table:table-cell office:value-type="float" office:value="0" table:formula="of:=LOG10([.C22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2">
            <text:p>litas</text:p>
          </table:table-cell>
          <table:table-cell office:value-type="float" office:value="1" table:style-name="ce1">
            <text:p>1</text:p>
          </table:table-cell>
          <table:table-cell office:value-type="float" office:value="3.3622939379642309" table:formula="of:=LOG10([.A2281])" table:style-name="ce1">
            <text:p>3.362293938</text:p>
          </table:table-cell>
          <table:table-cell table:style-name="ce1"/>
          <table:table-cell office:value-type="float" office:value="0" table:formula="of:=LOG10([.C22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3624824747511743" table:formula="of:=LOG10([.A2282])" table:style-name="ce1">
            <text:p>3.362482475</text:p>
          </table:table-cell>
          <table:table-cell table:style-name="ce1"/>
          <table:table-cell office:value-type="float" office:value="0" table:formula="of:=LOG10([.C22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2">
            <text:p>ltl</text:p>
          </table:table-cell>
          <table:table-cell office:value-type="float" office:value="1" table:style-name="ce1">
            <text:p>1</text:p>
          </table:table-cell>
          <table:table-cell office:value-type="float" office:value="3.3626709297256672" table:formula="of:=LOG10([.A2283])" table:style-name="ce1">
            <text:p>3.36267093</text:p>
          </table:table-cell>
          <table:table-cell table:style-name="ce1"/>
          <table:table-cell office:value-type="float" office:value="0" table:formula="of:=LOG10([.C22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2">
            <text:p>latvian</text:p>
          </table:table-cell>
          <table:table-cell office:value-type="float" office:value="1" table:style-name="ce1">
            <text:p>1</text:p>
          </table:table-cell>
          <table:table-cell office:value-type="float" office:value="3.3628593029586802" table:formula="of:=LOG10([.A2284])" table:style-name="ce1">
            <text:p>3.362859303</text:p>
          </table:table-cell>
          <table:table-cell table:style-name="ce1"/>
          <table:table-cell office:value-type="float" office:value="0" table:formula="of:=LOG10([.C22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2">
            <text:p>lats</text:p>
          </table:table-cell>
          <table:table-cell office:value-type="float" office:value="1" table:style-name="ce1">
            <text:p>1</text:p>
          </table:table-cell>
          <table:table-cell office:value-type="float" office:value="3.3630475945210936" table:formula="of:=LOG10([.A2285])" table:style-name="ce1">
            <text:p>3.363047595</text:p>
          </table:table-cell>
          <table:table-cell table:style-name="ce1"/>
          <table:table-cell office:value-type="float" office:value="0" table:formula="of:=LOG10([.C22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2">
            <text:p>lvl</text:p>
          </table:table-cell>
          <table:table-cell office:value-type="float" office:value="1" table:style-name="ce1">
            <text:p>1</text:p>
          </table:table-cell>
          <table:table-cell office:value-type="float" office:value="3.3632358044836939" table:formula="of:=LOG10([.A2286])" table:style-name="ce1">
            <text:p>3.363235804</text:p>
          </table:table-cell>
          <table:table-cell table:style-name="ce1"/>
          <table:table-cell office:value-type="float" office:value="0" table:formula="of:=LOG10([.C22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2">
            <text:p>maltese</text:p>
          </table:table-cell>
          <table:table-cell office:value-type="float" office:value="1" table:style-name="ce1">
            <text:p>1</text:p>
          </table:table-cell>
          <table:table-cell office:value-type="float" office:value="3.3634239329171765" table:formula="of:=LOG10([.A2287])" table:style-name="ce1">
            <text:p>3.363423933</text:p>
          </table:table-cell>
          <table:table-cell table:style-name="ce1"/>
          <table:table-cell office:value-type="float" office:value="0" table:formula="of:=LOG10([.C22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3.3636119798921444" table:formula="of:=LOG10([.A2288])" table:style-name="ce1">
            <text:p>3.36361198</text:p>
          </table:table-cell>
          <table:table-cell table:style-name="ce1"/>
          <table:table-cell office:value-type="float" office:value="0" table:formula="of:=LOG10([.C22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2">
            <text:p>mtl</text:p>
          </table:table-cell>
          <table:table-cell office:value-type="float" office:value="1" table:style-name="ce1">
            <text:p>1</text:p>
          </table:table-cell>
          <table:table-cell office:value-type="float" office:value="3.3637999454791094" table:formula="of:=LOG10([.A2289])" table:style-name="ce1">
            <text:p>3.363799945</text:p>
          </table:table-cell>
          <table:table-cell table:style-name="ce1"/>
          <table:table-cell office:value-type="float" office:value="0" table:formula="of:=LOG10([.C22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.3639878297484915" table:formula="of:=LOG10([.A2290])" table:style-name="ce1">
            <text:p>3.36398783</text:p>
          </table:table-cell>
          <table:table-cell table:style-name="ce1"/>
          <table:table-cell office:value-type="float" office:value="0" table:formula="of:=LOG10([.C22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.3641756327706194" table:formula="of:=LOG10([.A2291])" table:style-name="ce1">
            <text:p>3.364175633</text:p>
          </table:table-cell>
          <table:table-cell table:style-name="ce1"/>
          <table:table-cell office:value-type="float" office:value="0" table:formula="of:=LOG10([.C22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2">
            <text:p>slovak</text:p>
          </table:table-cell>
          <table:table-cell office:value-type="float" office:value="1" table:style-name="ce1">
            <text:p>1</text:p>
          </table:table-cell>
          <table:table-cell office:value-type="float" office:value="3.3643633546157306" table:formula="of:=LOG10([.A2292])" table:style-name="ce1">
            <text:p>3.364363355</text:p>
          </table:table-cell>
          <table:table-cell table:style-name="ce1"/>
          <table:table-cell office:value-type="float" office:value="0" table:formula="of:=LOG10([.C22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2">
            <text:p>skk</text:p>
          </table:table-cell>
          <table:table-cell office:value-type="float" office:value="1" table:style-name="ce1">
            <text:p>1</text:p>
          </table:table-cell>
          <table:table-cell office:value-type="float" office:value="3.3645509953539721" table:formula="of:=LOG10([.A2293])" table:style-name="ce1">
            <text:p>3.364550995</text:p>
          </table:table-cell>
          <table:table-cell table:style-name="ce1"/>
          <table:table-cell office:value-type="float" office:value="0" table:formula="of:=LOG10([.C22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float" office:value="3.8" table:style-name="ce2">
            <text:p>3.8</text:p>
          </table:table-cell>
          <table:table-cell office:value-type="float" office:value="1" table:style-name="ce1">
            <text:p>1</text:p>
          </table:table-cell>
          <table:table-cell office:value-type="float" office:value="3.3647385550553985" table:formula="of:=LOG10([.A2294])" table:style-name="ce1">
            <text:p>3.364738555</text:p>
          </table:table-cell>
          <table:table-cell table:style-name="ce1"/>
          <table:table-cell office:value-type="float" office:value="0" table:formula="of:=LOG10([.C22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2">
            <text:p>uruguayan</text:p>
          </table:table-cell>
          <table:table-cell office:value-type="float" office:value="1" table:style-name="ce1">
            <text:p>1</text:p>
          </table:table-cell>
          <table:table-cell office:value-type="float" office:value="3.3649260337899758" table:formula="of:=LOG10([.A2295])" table:style-name="ce1">
            <text:p>3.364926034</text:p>
          </table:table-cell>
          <table:table-cell table:style-name="ce1"/>
          <table:table-cell office:value-type="float" office:value="0" table:formula="of:=LOG10([.C22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2">
            <text:p>uyu</text:p>
          </table:table-cell>
          <table:table-cell office:value-type="float" office:value="1" table:style-name="ce1">
            <text:p>1</text:p>
          </table:table-cell>
          <table:table-cell office:value-type="float" office:value="3.3651134316275773" table:formula="of:=LOG10([.A2296])" table:style-name="ce1">
            <text:p>3.365113432</text:p>
          </table:table-cell>
          <table:table-cell table:style-name="ce1"/>
          <table:table-cell office:value-type="float" office:value="0" table:formula="of:=LOG10([.C22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2">
            <text:p>a3.3</text:p>
          </table:table-cell>
          <table:table-cell office:value-type="float" office:value="1" table:style-name="ce1">
            <text:p>1</text:p>
          </table:table-cell>
          <table:table-cell office:value-type="float" office:value="3.3653007486379876" table:formula="of:=LOG10([.A2297])" table:style-name="ce1">
            <text:p>3.365300749</text:p>
          </table:table-cell>
          <table:table-cell table:style-name="ce1"/>
          <table:table-cell office:value-type="float" office:value="0" table:formula="of:=LOG10([.C22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2">
            <text:p>assesses</text:p>
          </table:table-cell>
          <table:table-cell office:value-type="float" office:value="1" table:style-name="ce1">
            <text:p>1</text:p>
          </table:table-cell>
          <table:table-cell office:value-type="float" office:value="3.3654879848908998" table:formula="of:=LOG10([.A2298])" table:style-name="ce1">
            <text:p>3.365487985</text:p>
          </table:table-cell>
          <table:table-cell table:style-name="ce1"/>
          <table:table-cell office:value-type="float" office:value="0" table:formula="of:=LOG10([.C22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2">
            <text:p>settlement</text:p>
          </table:table-cell>
          <table:table-cell office:value-type="float" office:value="1" table:style-name="ce1">
            <text:p>1</text:p>
          </table:table-cell>
          <table:table-cell office:value-type="float" office:value="3.3656751404559175" table:formula="of:=LOG10([.A2299])" table:style-name="ce1">
            <text:p>3.36567514</text:p>
          </table:table-cell>
          <table:table-cell table:style-name="ce1"/>
          <table:table-cell office:value-type="float" office:value="0" table:formula="of:=LOG10([.C22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2">
            <text:p>occur</text:p>
          </table:table-cell>
          <table:table-cell office:value-type="float" office:value="1" table:style-name="ce1">
            <text:p>1</text:p>
          </table:table-cell>
          <table:table-cell office:value-type="float" office:value="3.3658622154025548" table:formula="of:=LOG10([.A2300])" table:style-name="ce1">
            <text:p>3.365862215</text:p>
          </table:table-cell>
          <table:table-cell table:style-name="ce1"/>
          <table:table-cell office:value-type="float" office:value="0" table:formula="of:=LOG10([.C23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2">
            <text:p>rejects</text:p>
          </table:table-cell>
          <table:table-cell office:value-type="float" office:value="1" table:style-name="ce1">
            <text:p>1</text:p>
          </table:table-cell>
          <table:table-cell office:value-type="float" office:value="3.3660492098002353" table:formula="of:=LOG10([.A2301])" table:style-name="ce1">
            <text:p>3.36604921</text:p>
          </table:table-cell>
          <table:table-cell table:style-name="ce1"/>
          <table:table-cell office:value-type="float" office:value="0" table:formula="of:=LOG10([.C23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2">
            <text:p>his</text:p>
          </table:table-cell>
          <table:table-cell office:value-type="float" office:value="1" table:style-name="ce1">
            <text:p>1</text:p>
          </table:table-cell>
          <table:table-cell office:value-type="float" office:value="3.3662361237182932" table:formula="of:=LOG10([.A2302])" table:style-name="ce1">
            <text:p>3.366236124</text:p>
          </table:table-cell>
          <table:table-cell table:style-name="ce1"/>
          <table:table-cell office:value-type="float" office:value="0" table:formula="of:=LOG10([.C23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2">
            <text:p>her</text:p>
          </table:table-cell>
          <table:table-cell office:value-type="float" office:value="1" table:style-name="ce1">
            <text:p>1</text:p>
          </table:table-cell>
          <table:table-cell office:value-type="float" office:value="3.3664229572259727" table:formula="of:=LOG10([.A2303])" table:style-name="ce1">
            <text:p>3.366422957</text:p>
          </table:table-cell>
          <table:table-cell table:style-name="ce1"/>
          <table:table-cell office:value-type="float" office:value="0" table:formula="of:=LOG10([.C23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2">
            <text:p>covered</text:p>
          </table:table-cell>
          <table:table-cell office:value-type="float" office:value="1" table:style-name="ce1">
            <text:p>1</text:p>
          </table:table-cell>
          <table:table-cell office:value-type="float" office:value="3.3666097103924297" table:formula="of:=LOG10([.A2304])" table:style-name="ce1">
            <text:p>3.36660971</text:p>
          </table:table-cell>
          <table:table-cell table:style-name="ce1"/>
          <table:table-cell office:value-type="float" office:value="0" table:formula="of:=LOG10([.C23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float" office:value="400" table:style-name="ce2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3.3667963832867298" table:formula="of:=LOG10([.A2305])" table:style-name="ce1">
            <text:p>3.366796383</text:p>
          </table:table-cell>
          <table:table-cell table:style-name="ce1"/>
          <table:table-cell office:value-type="float" office:value="0" table:formula="of:=LOG10([.C23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3669829759778507" table:formula="of:=LOG10([.A2306])" table:style-name="ce1">
            <text:p>3.366982976</text:p>
          </table:table-cell>
          <table:table-cell table:style-name="ce1"/>
          <table:table-cell office:value-type="float" office:value="0" table:formula="of:=LOG10([.C23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float" office:value="155" table:style-name="ce2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3.3671694885346808" table:formula="of:=LOG10([.A2307])" table:style-name="ce1">
            <text:p>3.367169489</text:p>
          </table:table-cell>
          <table:table-cell table:style-name="ce1"/>
          <table:table-cell office:value-type="float" office:value="0" table:formula="of:=LOG10([.C23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float" office:value="4325" table:style-name="ce2">
            <text:p>4325</text:p>
          </table:table-cell>
          <table:table-cell office:value-type="float" office:value="1" table:style-name="ce1">
            <text:p>1</text:p>
          </table:table-cell>
          <table:table-cell office:value-type="float" office:value="3.3673559210260189" table:formula="of:=LOG10([.A2308])" table:style-name="ce1">
            <text:p>3.367355921</text:p>
          </table:table-cell>
          <table:table-cell table:style-name="ce1"/>
          <table:table-cell office:value-type="float" office:value="0" table:formula="of:=LOG10([.C23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float" office:value="125" table:style-name="ce2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3.3677285460869766" table:formula="of:=LOG10([.A2309])" table:style-name="ce1">
            <text:p>3.367728546</text:p>
          </table:table-cell>
          <table:table-cell table:style-name="ce1"/>
          <table:table-cell office:value-type="float" office:value="0" table:formula="of:=LOG10([.C23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float" office:value="900" table:style-name="ce2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3.3679147387937527" table:formula="of:=LOG10([.A2310])" table:style-name="ce1">
            <text:p>3.367914739</text:p>
          </table:table-cell>
          <table:table-cell table:style-name="ce1"/>
          <table:table-cell office:value-type="float" office:value="0" table:formula="of:=LOG10([.C23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float" office:value="625" table:style-name="ce2">
            <text:p>625</text:p>
          </table:table-cell>
          <table:table-cell office:value-type="float" office:value="1" table:style-name="ce1">
            <text:p>1</text:p>
          </table:table-cell>
          <table:table-cell office:value-type="float" office:value="3.3681008517093516" table:formula="of:=LOG10([.A2311])" table:style-name="ce1">
            <text:p>3.368100852</text:p>
          </table:table-cell>
          <table:table-cell table:style-name="ce1"/>
          <table:table-cell office:value-type="float" office:value="0" table:formula="of:=LOG10([.C23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float" office:value="650" table:style-name="ce2">
            <text:p>650</text:p>
          </table:table-cell>
          <table:table-cell office:value-type="float" office:value="1" table:style-name="ce1">
            <text:p>1</text:p>
          </table:table-cell>
          <table:table-cell office:value-type="float" office:value="3.368286884902131" table:formula="of:=LOG10([.A2312])" table:style-name="ce1">
            <text:p>3.368286885</text:p>
          </table:table-cell>
          <table:table-cell table:style-name="ce1"/>
          <table:table-cell office:value-type="float" office:value="0" table:formula="of:=LOG10([.C23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2">
            <text:p>a3.4</text:p>
          </table:table-cell>
          <table:table-cell office:value-type="float" office:value="1" table:style-name="ce1">
            <text:p>1</text:p>
          </table:table-cell>
          <table:table-cell office:value-type="float" office:value="3.3684728384403617" table:formula="of:=LOG10([.A2313])" table:style-name="ce1">
            <text:p>3.368472838</text:p>
          </table:table-cell>
          <table:table-cell table:style-name="ce1"/>
          <table:table-cell office:value-type="float" office:value="0" table:formula="of:=LOG10([.C23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2">
            <text:p>a3.4.1</text:p>
          </table:table-cell>
          <table:table-cell office:value-type="float" office:value="1" table:style-name="ce1">
            <text:p>1</text:p>
          </table:table-cell>
          <table:table-cell office:value-type="float" office:value="3.3686587123922269" table:formula="of:=LOG10([.A2314])" table:style-name="ce1">
            <text:p>3.368658712</text:p>
          </table:table-cell>
          <table:table-cell table:style-name="ce1"/>
          <table:table-cell office:value-type="float" office:value="0" table:formula="of:=LOG10([.C23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2">
            <text:p>a3.4.2</text:p>
          </table:table-cell>
          <table:table-cell office:value-type="float" office:value="1" table:style-name="ce1">
            <text:p>1</text:p>
          </table:table-cell>
          <table:table-cell office:value-type="float" office:value="3.3688445068258215" table:formula="of:=LOG10([.A2315])" table:style-name="ce1">
            <text:p>3.368844507</text:p>
          </table:table-cell>
          <table:table-cell table:style-name="ce1"/>
          <table:table-cell office:value-type="float" office:value="0" table:formula="of:=LOG10([.C23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2">
            <text:p>specify</text:p>
          </table:table-cell>
          <table:table-cell office:value-type="float" office:value="1" table:style-name="ce1">
            <text:p>1</text:p>
          </table:table-cell>
          <table:table-cell office:value-type="float" office:value="3.3690302218091532" table:formula="of:=LOG10([.A2316])" table:style-name="ce1">
            <text:p>3.369030222</text:p>
          </table:table-cell>
          <table:table-cell table:style-name="ce1"/>
          <table:table-cell office:value-type="float" office:value="0" table:formula="of:=LOG10([.C23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2">
            <text:p>a3.5</text:p>
          </table:table-cell>
          <table:table-cell office:value-type="float" office:value="1" table:style-name="ce1">
            <text:p>1</text:p>
          </table:table-cell>
          <table:table-cell office:value-type="float" office:value="3.369215857410143" table:formula="of:=LOG10([.A2317])" table:style-name="ce1">
            <text:p>3.369215857</text:p>
          </table:table-cell>
          <table:table-cell table:style-name="ce1"/>
          <table:table-cell office:value-type="float" office:value="0" table:formula="of:=LOG10([.C23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2">
            <text:p>a3.5.1</text:p>
          </table:table-cell>
          <table:table-cell office:value-type="float" office:value="1" table:style-name="ce1">
            <text:p>1</text:p>
          </table:table-cell>
          <table:table-cell office:value-type="float" office:value="3.3694014136966244" table:formula="of:=LOG10([.A2318])" table:style-name="ce1">
            <text:p>3.369401414</text:p>
          </table:table-cell>
          <table:table-cell table:style-name="ce1"/>
          <table:table-cell office:value-type="float" office:value="0" table:formula="of:=LOG10([.C23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2">
            <text:p>total</text:p>
          </table:table-cell>
          <table:table-cell office:value-type="float" office:value="1" table:style-name="ce1">
            <text:p>1</text:p>
          </table:table-cell>
          <table:table-cell office:value-type="float" office:value="3.3695868907363442" table:formula="of:=LOG10([.A2319])" table:style-name="ce1">
            <text:p>3.369586891</text:p>
          </table:table-cell>
          <table:table-cell table:style-name="ce1"/>
          <table:table-cell office:value-type="float" office:value="0" table:formula="of:=LOG10([.C23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2">
            <text:p>a3.5.2</text:p>
          </table:table-cell>
          <table:table-cell office:value-type="float" office:value="1" table:style-name="ce1">
            <text:p>1</text:p>
          </table:table-cell>
          <table:table-cell office:value-type="float" office:value="3.369772288596963" table:formula="of:=LOG10([.A2320])" table:style-name="ce1">
            <text:p>3.369772289</text:p>
          </table:table-cell>
          <table:table-cell table:style-name="ce1"/>
          <table:table-cell office:value-type="float" office:value="0" table:formula="of:=LOG10([.C23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.3699576073460529" table:formula="of:=LOG10([.A2321])" table:style-name="ce1">
            <text:p>3.369957607</text:p>
          </table:table-cell>
          <table:table-cell table:style-name="ce1"/>
          <table:table-cell office:value-type="float" office:value="0" table:formula="of:=LOG10([.C23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float" office:value="84" table:style-name="ce2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3.3701428470511021" table:formula="of:=LOG10([.A2322])" table:style-name="ce1">
            <text:p>3.370142847</text:p>
          </table:table-cell>
          <table:table-cell table:style-name="ce1"/>
          <table:table-cell office:value-type="float" office:value="0" table:formula="of:=LOG10([.C23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float" office:value="110" table:style-name="ce2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3.3703280077795106" table:formula="of:=LOG10([.A2323])" table:style-name="ce1">
            <text:p>3.370328008</text:p>
          </table:table-cell>
          <table:table-cell table:style-name="ce1"/>
          <table:table-cell office:value-type="float" office:value="0" table:formula="of:=LOG10([.C23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float" office:value="3080" table:style-name="ce2">
            <text:p>3080</text:p>
          </table:table-cell>
          <table:table-cell office:value-type="float" office:value="1" table:style-name="ce1">
            <text:p>1</text:p>
          </table:table-cell>
          <table:table-cell office:value-type="float" office:value="3.3705130895985924" table:formula="of:=LOG10([.A2324])" table:style-name="ce1">
            <text:p>3.37051309</text:p>
          </table:table-cell>
          <table:table-cell table:style-name="ce1"/>
          <table:table-cell office:value-type="float" office:value="0" table:formula="of:=LOG10([.C23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3.370698092575577" table:formula="of:=LOG10([.A2325])" table:style-name="ce1">
            <text:p>3.370698093</text:p>
          </table:table-cell>
          <table:table-cell table:style-name="ce1"/>
          <table:table-cell office:value-type="float" office:value="0" table:formula="of:=LOG10([.C23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float" office:value="480" table:style-name="ce2">
            <text:p>480</text:p>
          </table:table-cell>
          <table:table-cell office:value-type="float" office:value="1" table:style-name="ce1">
            <text:p>1</text:p>
          </table:table-cell>
          <table:table-cell office:value-type="float" office:value="3.370883016777606" table:formula="of:=LOG10([.A2326])" table:style-name="ce1">
            <text:p>3.370883017</text:p>
          </table:table-cell>
          <table:table-cell table:style-name="ce1"/>
          <table:table-cell office:value-type="float" office:value="0" table:formula="of:=LOG10([.C23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float" office:value="440" table:style-name="ce2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3.3710678622717363" table:formula="of:=LOG10([.A2327])" table:style-name="ce1">
            <text:p>3.371067862</text:p>
          </table:table-cell>
          <table:table-cell table:style-name="ce1"/>
          <table:table-cell office:value-type="float" office:value="0" table:formula="of:=LOG10([.C23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float" office:value="460" table:style-name="ce2">
            <text:p>460</text:p>
          </table:table-cell>
          <table:table-cell office:value-type="float" office:value="1" table:style-name="ce1">
            <text:p>1</text:p>
          </table:table-cell>
          <table:table-cell office:value-type="float" office:value="3.3712526291249394" table:formula="of:=LOG10([.A2328])" table:style-name="ce1">
            <text:p>3.371252629</text:p>
          </table:table-cell>
          <table:table-cell table:style-name="ce1"/>
          <table:table-cell office:value-type="float" office:value="0" table:formula="of:=LOG10([.C23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2">
            <text:p>a3.5.3</text:p>
          </table:table-cell>
          <table:table-cell office:value-type="float" office:value="1" table:style-name="ce1">
            <text:p>1</text:p>
          </table:table-cell>
          <table:table-cell office:value-type="float" office:value="3.371437317404101" table:formula="of:=LOG10([.A2329])" table:style-name="ce1">
            <text:p>3.371437317</text:p>
          </table:table-cell>
          <table:table-cell table:style-name="ce1"/>
          <table:table-cell office:value-type="float" office:value="0" table:formula="of:=LOG10([.C23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float" office:value="1700" table:style-name="ce2">
            <text:p>1700</text:p>
          </table:table-cell>
          <table:table-cell office:value-type="float" office:value="1" table:style-name="ce1">
            <text:p>1</text:p>
          </table:table-cell>
          <table:table-cell office:value-type="float" office:value="3.3716219271760215" table:formula="of:=LOG10([.A2330])" table:style-name="ce1">
            <text:p>3.371621927</text:p>
          </table:table-cell>
          <table:table-cell table:style-name="ce1"/>
          <table:table-cell office:value-type="float" office:value="0" table:formula="of:=LOG10([.C23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float" office:value="660" table:style-name="ce2">
            <text:p>660</text:p>
          </table:table-cell>
          <table:table-cell office:value-type="float" office:value="1" table:style-name="ce1">
            <text:p>1</text:p>
          </table:table-cell>
          <table:table-cell office:value-type="float" office:value="3.3718064585074159" table:formula="of:=LOG10([.A2331])" table:style-name="ce1">
            <text:p>3.371806459</text:p>
          </table:table-cell>
          <table:table-cell table:style-name="ce1"/>
          <table:table-cell office:value-type="float" office:value="0" table:formula="of:=LOG10([.C23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float" office:value="18500" table:style-name="ce2">
            <text:p>18500</text:p>
          </table:table-cell>
          <table:table-cell office:value-type="float" office:value="1" table:style-name="ce1">
            <text:p>1</text:p>
          </table:table-cell>
          <table:table-cell office:value-type="float" office:value="3.3719909114649149" table:formula="of:=LOG10([.A2332])" table:style-name="ce1">
            <text:p>3.371990911</text:p>
          </table:table-cell>
          <table:table-cell table:style-name="ce1"/>
          <table:table-cell office:value-type="float" office:value="0" table:formula="of:=LOG10([.C23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float" office:value="8000" table:style-name="ce2">
            <text:p>8000</text:p>
          </table:table-cell>
          <table:table-cell office:value-type="float" office:value="1" table:style-name="ce1">
            <text:p>1</text:p>
          </table:table-cell>
          <table:table-cell office:value-type="float" office:value="3.372175286115064" table:formula="of:=LOG10([.A2333])" table:style-name="ce1">
            <text:p>3.372175286</text:p>
          </table:table-cell>
          <table:table-cell table:style-name="ce1"/>
          <table:table-cell office:value-type="float" office:value="0" table:formula="of:=LOG10([.C23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float" office:value="300" table:style-name="ce2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3.3723595825243238" table:formula="of:=LOG10([.A2334])" table:style-name="ce1">
            <text:p>3.372359583</text:p>
          </table:table-cell>
          <table:table-cell table:style-name="ce1"/>
          <table:table-cell office:value-type="float" office:value="0" table:formula="of:=LOG10([.C23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float" office:value="1080" table:style-name="ce2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3.3725438007590705" table:formula="of:=LOG10([.A2335])" table:style-name="ce1">
            <text:p>3.372543801</text:p>
          </table:table-cell>
          <table:table-cell table:style-name="ce1"/>
          <table:table-cell office:value-type="float" office:value="0" table:formula="of:=LOG10([.C23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float" office:value="3800" table:style-name="ce2">
            <text:p>3800</text:p>
          </table:table-cell>
          <table:table-cell office:value-type="float" office:value="1" table:style-name="ce1">
            <text:p>1</text:p>
          </table:table-cell>
          <table:table-cell office:value-type="float" office:value="3.3727279408855955" table:formula="of:=LOG10([.A2336])" table:style-name="ce1">
            <text:p>3.372727941</text:p>
          </table:table-cell>
          <table:table-cell table:style-name="ce1"/>
          <table:table-cell office:value-type="float" office:value="0" table:formula="of:=LOG10([.C23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float" office:value="2700" table:style-name="ce2">
            <text:p>2700</text:p>
          </table:table-cell>
          <table:table-cell office:value-type="float" office:value="1" table:style-name="ce1">
            <text:p>1</text:p>
          </table:table-cell>
          <table:table-cell office:value-type="float" office:value="3.3729120029701067" table:formula="of:=LOG10([.A2337])" table:style-name="ce1">
            <text:p>3.372912003</text:p>
          </table:table-cell>
          <table:table-cell table:style-name="ce1"/>
          <table:table-cell office:value-type="float" office:value="0" table:formula="of:=LOG10([.C23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2">
            <text:p>a3.6</text:p>
          </table:table-cell>
          <table:table-cell office:value-type="float" office:value="1" table:style-name="ce1">
            <text:p>1</text:p>
          </table:table-cell>
          <table:table-cell office:value-type="float" office:value="3.3730959870787269" table:formula="of:=LOG10([.A2338])" table:style-name="ce1">
            <text:p>3.373095987</text:p>
          </table:table-cell>
          <table:table-cell table:style-name="ce1"/>
          <table:table-cell office:value-type="float" office:value="0" table:formula="of:=LOG10([.C23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2">
            <text:p>verifying</text:p>
          </table:table-cell>
          <table:table-cell office:value-type="float" office:value="1" table:style-name="ce1">
            <text:p>1</text:p>
          </table:table-cell>
          <table:table-cell office:value-type="float" office:value="3.3732798932774961" table:formula="of:=LOG10([.A2339])" table:style-name="ce1">
            <text:p>3.373279893</text:p>
          </table:table-cell>
          <table:table-cell table:style-name="ce1"/>
          <table:table-cell office:value-type="float" office:value="0" table:formula="of:=LOG10([.C23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float" office:value="2.4500000000000002" table:style-name="ce2">
            <text:p>2.45</text:p>
          </table:table-cell>
          <table:table-cell office:value-type="float" office:value="1" table:style-name="ce1">
            <text:p>1</text:p>
          </table:table-cell>
          <table:table-cell office:value-type="float" office:value="3.3734637216323691" table:formula="of:=LOG10([.A2340])" table:style-name="ce1">
            <text:p>3.373463722</text:p>
          </table:table-cell>
          <table:table-cell table:style-name="ce1"/>
          <table:table-cell office:value-type="float" office:value="0" table:formula="of:=LOG10([.C23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float" office:value="12.5" table:style-name="ce2">
            <text:p>12.5</text:p>
          </table:table-cell>
          <table:table-cell office:value-type="float" office:value="1" table:style-name="ce1">
            <text:p>1</text:p>
          </table:table-cell>
          <table:table-cell office:value-type="float" office:value="3.3736474722092176" table:formula="of:=LOG10([.A2341])" table:style-name="ce1">
            <text:p>3.373647472</text:p>
          </table:table-cell>
          <table:table-cell table:style-name="ce1"/>
          <table:table-cell office:value-type="float" office:value="0" table:formula="of:=LOG10([.C23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float" office:value="400" table:style-name="ce2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3.3738311450738303" table:formula="of:=LOG10([.A2342])" table:style-name="ce1">
            <text:p>3.373831145</text:p>
          </table:table-cell>
          <table:table-cell table:style-name="ce1"/>
          <table:table-cell office:value-type="float" office:value="0" table:formula="of:=LOG10([.C23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float" office:value="1.95" table:style-name="ce2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3.3740147402919116" table:formula="of:=LOG10([.A2343])" table:style-name="ce1">
            <text:p>3.37401474</text:p>
          </table:table-cell>
          <table:table-cell table:style-name="ce1"/>
          <table:table-cell office:value-type="float" office:value="0" table:formula="of:=LOG10([.C23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2">
            <text:p>verification</text:p>
          </table:table-cell>
          <table:table-cell office:value-type="float" office:value="1" table:style-name="ce1">
            <text:p>1</text:p>
          </table:table-cell>
          <table:table-cell office:value-type="float" office:value="3.3741982579290828" table:formula="of:=LOG10([.A2344])" table:style-name="ce1">
            <text:p>3.374198258</text:p>
          </table:table-cell>
          <table:table-cell table:style-name="ce1"/>
          <table:table-cell office:value-type="float" office:value="0" table:formula="of:=LOG10([.C23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2">
            <text:p>a3.7</text:p>
          </table:table-cell>
          <table:table-cell office:value-type="float" office:value="1" table:style-name="ce1">
            <text:p>1</text:p>
          </table:table-cell>
          <table:table-cell office:value-type="float" office:value="3.3743816980508821" table:formula="of:=LOG10([.A2345])" table:style-name="ce1">
            <text:p>3.374381698</text:p>
          </table:table-cell>
          <table:table-cell table:style-name="ce1"/>
          <table:table-cell office:value-type="float" office:value="0" table:formula="of:=LOG10([.C23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2">
            <text:p>justification</text:p>
          </table:table-cell>
          <table:table-cell office:value-type="float" office:value="1" table:style-name="ce1">
            <text:p>1</text:p>
          </table:table-cell>
          <table:table-cell office:value-type="float" office:value="3.3745650607227651" table:formula="of:=LOG10([.A2346])" table:style-name="ce1">
            <text:p>3.374565061</text:p>
          </table:table-cell>
          <table:table-cell table:style-name="ce1"/>
          <table:table-cell office:value-type="float" office:value="0" table:formula="of:=LOG10([.C23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2">
            <text:p>a3.8</text:p>
          </table:table-cell>
          <table:table-cell office:value-type="float" office:value="1" table:style-name="ce1">
            <text:p>1</text:p>
          </table:table-cell>
          <table:table-cell office:value-type="float" office:value="3.374748346010104" table:formula="of:=LOG10([.A2347])" table:style-name="ce1">
            <text:p>3.374748346</text:p>
          </table:table-cell>
          <table:table-cell table:style-name="ce1"/>
          <table:table-cell office:value-type="float" office:value="0" table:formula="of:=LOG10([.C23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2">
            <text:p>attempted</text:p>
          </table:table-cell>
          <table:table-cell office:value-type="float" office:value="1" table:style-name="ce1">
            <text:p>1</text:p>
          </table:table-cell>
          <table:table-cell office:value-type="float" office:value="3.3749315539781883" table:formula="of:=LOG10([.A2348])" table:style-name="ce1">
            <text:p>3.374931554</text:p>
          </table:table-cell>
          <table:table-cell table:style-name="ce1"/>
          <table:table-cell office:value-type="float" office:value="0" table:formula="of:=LOG10([.C23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2">
            <text:p>fails</text:p>
          </table:table-cell>
          <table:table-cell office:value-type="float" office:value="1" table:style-name="ce1">
            <text:p>1</text:p>
          </table:table-cell>
          <table:table-cell office:value-type="float" office:value="3.3751146846922251" table:formula="of:=LOG10([.A2349])" table:style-name="ce1">
            <text:p>3.375114685</text:p>
          </table:table-cell>
          <table:table-cell table:style-name="ce1"/>
          <table:table-cell office:value-type="float" office:value="0" table:formula="of:=LOG10([.C23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float" office:value="200" table:style-name="ce2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3.375297738217339" table:formula="of:=LOG10([.A2350])" table:style-name="ce1">
            <text:p>3.375297738</text:p>
          </table:table-cell>
          <table:table-cell table:style-name="ce1"/>
          <table:table-cell office:value-type="float" office:value="0" table:formula="of:=LOG10([.C23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2">
            <text:p>eurozone</text:p>
          </table:table-cell>
          <table:table-cell office:value-type="float" office:value="1" table:style-name="ce1">
            <text:p>1</text:p>
          </table:table-cell>
          <table:table-cell office:value-type="float" office:value="3.3756636139608855" table:formula="of:=LOG10([.A2351])" table:style-name="ce1">
            <text:p>3.375663614</text:p>
          </table:table-cell>
          <table:table-cell table:style-name="ce1"/>
          <table:table-cell office:value-type="float" office:value="0" table:formula="of:=LOG10([.C235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2">
            <text:p>a3.9</text:p>
          </table:table-cell>
          <table:table-cell office:value-type="float" office:value="1" table:style-name="ce1">
            <text:p>1</text:p>
          </table:table-cell>
          <table:table-cell office:value-type="float" office:value="3.375846436309156" table:formula="of:=LOG10([.A2352])" table:style-name="ce1">
            <text:p>3.375846436</text:p>
          </table:table-cell>
          <table:table-cell table:style-name="ce1"/>
          <table:table-cell office:value-type="float" office:value="0" table:formula="of:=LOG10([.C235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2">
            <text:p>a3.9.1</text:p>
          </table:table-cell>
          <table:table-cell office:value-type="float" office:value="1" table:style-name="ce1">
            <text:p>1</text:p>
          </table:table-cell>
          <table:table-cell office:value-type="float" office:value="3.3760291817281805" table:formula="of:=LOG10([.A2353])" table:style-name="ce1">
            <text:p>3.376029182</text:p>
          </table:table-cell>
          <table:table-cell table:style-name="ce1"/>
          <table:table-cell office:value-type="float" office:value="0" table:formula="of:=LOG10([.C235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2">
            <text:p>a3.9.1.1</text:p>
          </table:table-cell>
          <table:table-cell office:value-type="float" office:value="1" table:style-name="ce1">
            <text:p>1</text:p>
          </table:table-cell>
          <table:table-cell office:value-type="float" office:value="3.3762118502826728" table:formula="of:=LOG10([.A2354])" table:style-name="ce1">
            <text:p>3.37621185</text:p>
          </table:table-cell>
          <table:table-cell table:style-name="ce1"/>
          <table:table-cell office:value-type="float" office:value="0" table:formula="of:=LOG10([.C235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float" office:value="1.4" table:style-name="ce2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3.3763944420372662" table:formula="of:=LOG10([.A2355])" table:style-name="ce1">
            <text:p>3.376394442</text:p>
          </table:table-cell>
          <table:table-cell table:style-name="ce1"/>
          <table:table-cell office:value-type="float" office:value="0" table:formula="of:=LOG10([.C235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2">
            <text:p>a3.9.1.2</text:p>
          </table:table-cell>
          <table:table-cell office:value-type="float" office:value="1" table:style-name="ce1">
            <text:p>1</text:p>
          </table:table-cell>
          <table:table-cell office:value-type="float" office:value="3.3765769570565118" table:formula="of:=LOG10([.A2356])" table:style-name="ce1">
            <text:p>3.376576957</text:p>
          </table:table-cell>
          <table:table-cell table:style-name="ce1"/>
          <table:table-cell office:value-type="float" office:value="0" table:formula="of:=LOG10([.C235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2">
            <text:p>a3.9.1.3</text:p>
          </table:table-cell>
          <table:table-cell office:value-type="float" office:value="1" table:style-name="ce1">
            <text:p>1</text:p>
          </table:table-cell>
          <table:table-cell office:value-type="float" office:value="3.3767593954048798" table:formula="of:=LOG10([.A2357])" table:style-name="ce1">
            <text:p>3.376759395</text:p>
          </table:table-cell>
          <table:table-cell table:style-name="ce1"/>
          <table:table-cell office:value-type="float" office:value="0" table:formula="of:=LOG10([.C235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.3769417571467586" table:formula="of:=LOG10([.A2358])" table:style-name="ce1">
            <text:p>3.376941757</text:p>
          </table:table-cell>
          <table:table-cell table:style-name="ce1"/>
          <table:table-cell office:value-type="float" office:value="0" table:formula="of:=LOG10([.C235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.3771240423464559" table:formula="of:=LOG10([.A2359])" table:style-name="ce1">
            <text:p>3.377124042</text:p>
          </table:table-cell>
          <table:table-cell table:style-name="ce1"/>
          <table:table-cell office:value-type="float" office:value="0" table:formula="of:=LOG10([.C235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2">
            <text:p>a3.9.2</text:p>
          </table:table-cell>
          <table:table-cell office:value-type="float" office:value="1" table:style-name="ce1">
            <text:p>1</text:p>
          </table:table-cell>
          <table:table-cell office:value-type="float" office:value="3.377306251068199" table:formula="of:=LOG10([.A2360])" table:style-name="ce1">
            <text:p>3.377306251</text:p>
          </table:table-cell>
          <table:table-cell table:style-name="ce1"/>
          <table:table-cell office:value-type="float" office:value="0" table:formula="of:=LOG10([.C236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2">
            <text:p>a3.10</text:p>
          </table:table-cell>
          <table:table-cell office:value-type="float" office:value="1" table:style-name="ce1">
            <text:p>1</text:p>
          </table:table-cell>
          <table:table-cell office:value-type="float" office:value="3.3774883833761327" table:formula="of:=LOG10([.A2361])" table:style-name="ce1">
            <text:p>3.377488383</text:p>
          </table:table-cell>
          <table:table-cell table:style-name="ce1"/>
          <table:table-cell office:value-type="float" office:value="0" table:formula="of:=LOG10([.C236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float" office:value="850" table:style-name="ce2">
            <text:p>850</text:p>
          </table:table-cell>
          <table:table-cell office:value-type="float" office:value="1" table:style-name="ce1">
            <text:p>1</text:p>
          </table:table-cell>
          <table:table-cell office:value-type="float" office:value="3.3776704393343229" table:formula="of:=LOG10([.A2362])" table:style-name="ce1">
            <text:p>3.377670439</text:p>
          </table:table-cell>
          <table:table-cell table:style-name="ce1"/>
          <table:table-cell office:value-type="float" office:value="0" table:formula="of:=LOG10([.C236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.3778524190067545" table:formula="of:=LOG10([.A2363])" table:style-name="ce1">
            <text:p>3.377852419</text:p>
          </table:table-cell>
          <table:table-cell table:style-name="ce1"/>
          <table:table-cell office:value-type="float" office:value="0" table:formula="of:=LOG10([.C236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float" office:value="330" table:style-name="ce2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3.3780343224573315" table:formula="of:=LOG10([.A2364])" table:style-name="ce1">
            <text:p>3.378034322</text:p>
          </table:table-cell>
          <table:table-cell table:style-name="ce1"/>
          <table:table-cell office:value-type="float" office:value="0" table:formula="of:=LOG10([.C236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float" office:value="1000" table:style-name="ce2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3.3782161497498779" table:formula="of:=LOG10([.A2365])" table:style-name="ce1">
            <text:p>3.37821615</text:p>
          </table:table-cell>
          <table:table-cell table:style-name="ce1"/>
          <table:table-cell office:value-type="float" office:value="0" table:formula="of:=LOG10([.C236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float" office:value="9250" table:style-name="ce2">
            <text:p>9250</text:p>
          </table:table-cell>
          <table:table-cell office:value-type="float" office:value="1" table:style-name="ce1">
            <text:p>1</text:p>
          </table:table-cell>
          <table:table-cell office:value-type="float" office:value="3.3783979009481375" table:formula="of:=LOG10([.A2366])" table:style-name="ce1">
            <text:p>3.378397901</text:p>
          </table:table-cell>
          <table:table-cell table:style-name="ce1"/>
          <table:table-cell office:value-type="float" office:value="0" table:formula="of:=LOG10([.C236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float" office:value="160" table:style-name="ce2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.3785795761157749" table:formula="of:=LOG10([.A2367])" table:style-name="ce1">
            <text:p>3.378579576</text:p>
          </table:table-cell>
          <table:table-cell table:style-name="ce1"/>
          <table:table-cell office:value-type="float" office:value="0" table:formula="of:=LOG10([.C236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float" office:value="650" table:style-name="ce2">
            <text:p>650</text:p>
          </table:table-cell>
          <table:table-cell office:value-type="float" office:value="1" table:style-name="ce1">
            <text:p>1</text:p>
          </table:table-cell>
          <table:table-cell office:value-type="float" office:value="3.3787611753163733" table:formula="of:=LOG10([.A2368])" table:style-name="ce1">
            <text:p>3.378761175</text:p>
          </table:table-cell>
          <table:table-cell table:style-name="ce1"/>
          <table:table-cell office:value-type="float" office:value="0" table:formula="of:=LOG10([.C236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float" office:value="4000" table:style-name="ce2">
            <text:p>4000</text:p>
          </table:table-cell>
          <table:table-cell office:value-type="float" office:value="1" table:style-name="ce1">
            <text:p>1</text:p>
          </table:table-cell>
          <table:table-cell office:value-type="float" office:value="3.3789426986134372" table:formula="of:=LOG10([.A2369])" table:style-name="ce1">
            <text:p>3.378942699</text:p>
          </table:table-cell>
          <table:table-cell table:style-name="ce1"/>
          <table:table-cell office:value-type="float" office:value="0" table:formula="of:=LOG10([.C236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.3791241460703918" table:formula="of:=LOG10([.A2370])" table:style-name="ce1">
            <text:p>3.379124146</text:p>
          </table:table-cell>
          <table:table-cell table:style-name="ce1"/>
          <table:table-cell office:value-type="float" office:value="0" table:formula="of:=LOG10([.C237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float" office:value="270" table:style-name="ce2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3.379305517750582" table:formula="of:=LOG10([.A2371])" table:style-name="ce1">
            <text:p>3.379305518</text:p>
          </table:table-cell>
          <table:table-cell table:style-name="ce1"/>
          <table:table-cell office:value-type="float" office:value="0" table:formula="of:=LOG10([.C237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float" office:value="1900" table:style-name="ce2">
            <text:p>1900</text:p>
          </table:table-cell>
          <table:table-cell office:value-type="float" office:value="1" table:style-name="ce1">
            <text:p>1</text:p>
          </table:table-cell>
          <table:table-cell office:value-type="float" office:value="3.3794868137172736" table:formula="of:=LOG10([.A2372])" table:style-name="ce1">
            <text:p>3.379486814</text:p>
          </table:table-cell>
          <table:table-cell table:style-name="ce1"/>
          <table:table-cell office:value-type="float" office:value="0" table:formula="of:=LOG10([.C237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float" office:value="140" table:style-name="ce2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3.3796680340336538" table:formula="of:=LOG10([.A2373])" table:style-name="ce1">
            <text:p>3.379668034</text:p>
          </table:table-cell>
          <table:table-cell table:style-name="ce1"/>
          <table:table-cell office:value-type="float" office:value="0" table:formula="of:=LOG10([.C237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float" office:value="165" table:style-name="ce2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3.37984917876283" table:formula="of:=LOG10([.A2374])" table:style-name="ce1">
            <text:p>3.379849179</text:p>
          </table:table-cell>
          <table:table-cell table:style-name="ce1"/>
          <table:table-cell office:value-type="float" office:value="0" table:formula="of:=LOG10([.C237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float" office:value="1350" table:style-name="ce2">
            <text:p>1350</text:p>
          </table:table-cell>
          <table:table-cell office:value-type="float" office:value="1" table:style-name="ce1">
            <text:p>1</text:p>
          </table:table-cell>
          <table:table-cell office:value-type="float" office:value="3.3800302479678308" table:formula="of:=LOG10([.A2375])" table:style-name="ce1">
            <text:p>3.380030248</text:p>
          </table:table-cell>
          <table:table-cell table:style-name="ce1"/>
          <table:table-cell office:value-type="float" office:value="0" table:formula="of:=LOG10([.C237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180" table:style-name="ce2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3.3802112417116059" table:formula="of:=LOG10([.A2376])" table:style-name="ce1">
            <text:p>3.380211242</text:p>
          </table:table-cell>
          <table:table-cell table:style-name="ce1"/>
          <table:table-cell office:value-type="float" office:value="0" table:formula="of:=LOG10([.C237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2">
            <text:p>a3.11</text:p>
          </table:table-cell>
          <table:table-cell office:value-type="float" office:value="1" table:style-name="ce1">
            <text:p>1</text:p>
          </table:table-cell>
          <table:table-cell office:value-type="float" office:value="3.3803921600570273" table:formula="of:=LOG10([.A2377])" table:style-name="ce1">
            <text:p>3.38039216</text:p>
          </table:table-cell>
          <table:table-cell table:style-name="ce1"/>
          <table:table-cell office:value-type="float" office:value="0" table:formula="of:=LOG10([.C237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2">
            <text:p>micropayment</text:p>
          </table:table-cell>
          <table:table-cell office:value-type="float" office:value="1" table:style-name="ce1">
            <text:p>1</text:p>
          </table:table-cell>
          <table:table-cell office:value-type="float" office:value="3.3805730030668872" table:formula="of:=LOG10([.A2378])" table:style-name="ce1">
            <text:p>3.380573003</text:p>
          </table:table-cell>
          <table:table-cell table:style-name="ce1"/>
          <table:table-cell office:value-type="float" office:value="0" table:formula="of:=LOG10([.C237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2">
            <text:p>a3.11.1</text:p>
          </table:table-cell>
          <table:table-cell office:value-type="float" office:value="1" table:style-name="ce1">
            <text:p>1</text:p>
          </table:table-cell>
          <table:table-cell office:value-type="float" office:value="3.3807537708039002" table:formula="of:=LOG10([.A2379])" table:style-name="ce1">
            <text:p>3.380753771</text:p>
          </table:table-cell>
          <table:table-cell table:style-name="ce1"/>
          <table:table-cell office:value-type="float" office:value="0" table:formula="of:=LOG10([.C237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2">
            <text:p>a3.11.2</text:p>
          </table:table-cell>
          <table:table-cell office:value-type="float" office:value="1" table:style-name="ce1">
            <text:p>1</text:p>
          </table:table-cell>
          <table:table-cell office:value-type="float" office:value="3.3809344633307021" table:formula="of:=LOG10([.A2380])" table:style-name="ce1">
            <text:p>3.380934463</text:p>
          </table:table-cell>
          <table:table-cell table:style-name="ce1"/>
          <table:table-cell office:value-type="float" office:value="0" table:formula="of:=LOG10([.C238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2">
            <text:p>a3.11.3</text:p>
          </table:table-cell>
          <table:table-cell office:value-type="float" office:value="1" table:style-name="ce1">
            <text:p>1</text:p>
          </table:table-cell>
          <table:table-cell office:value-type="float" office:value="3.3811150807098507" table:formula="of:=LOG10([.A2381])" table:style-name="ce1">
            <text:p>3.381115081</text:p>
          </table:table-cell>
          <table:table-cell table:style-name="ce1"/>
          <table:table-cell office:value-type="float" office:value="0" table:formula="of:=LOG10([.C238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3.381295623003826" table:formula="of:=LOG10([.A2382])" table:style-name="ce1">
            <text:p>3.381295623</text:p>
          </table:table-cell>
          <table:table-cell table:style-name="ce1"/>
          <table:table-cell office:value-type="float" office:value="0" table:formula="of:=LOG10([.C238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float" office:value="1.67" table:style-name="ce2">
            <text:p>1.67</text:p>
          </table:table-cell>
          <table:table-cell office:value-type="float" office:value="1" table:style-name="ce1">
            <text:p>1</text:p>
          </table:table-cell>
          <table:table-cell office:value-type="float" office:value="3.3814760902750298" table:formula="of:=LOG10([.A2383])" table:style-name="ce1">
            <text:p>3.38147609</text:p>
          </table:table-cell>
          <table:table-cell table:style-name="ce1"/>
          <table:table-cell office:value-type="float" office:value="0" table:formula="of:=LOG10([.C238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float" office:value="0.43" table:style-name="ce2">
            <text:p>0.43</text:p>
          </table:table-cell>
          <table:table-cell office:value-type="float" office:value="1" table:style-name="ce1">
            <text:p>1</text:p>
          </table:table-cell>
          <table:table-cell office:value-type="float" office:value="3.3816564825857869" table:formula="of:=LOG10([.A2384])" table:style-name="ce1">
            <text:p>3.381656483</text:p>
          </table:table-cell>
          <table:table-cell table:style-name="ce1"/>
          <table:table-cell office:value-type="float" office:value="0" table:formula="of:=LOG10([.C238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float" office:value="0.39" table:style-name="ce2">
            <text:p>0.39</text:p>
          </table:table-cell>
          <table:table-cell office:value-type="float" office:value="1" table:style-name="ce1">
            <text:p>1</text:p>
          </table:table-cell>
          <table:table-cell office:value-type="float" office:value="3.3818367999983434" table:formula="of:=LOG10([.A2385])" table:style-name="ce1">
            <text:p>3.3818368</text:p>
          </table:table-cell>
          <table:table-cell table:style-name="ce1"/>
          <table:table-cell office:value-type="float" office:value="0" table:formula="of:=LOG10([.C238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3820170425748683" table:formula="of:=LOG10([.A2386])" table:style-name="ce1">
            <text:p>3.382017043</text:p>
          </table:table-cell>
          <table:table-cell table:style-name="ce1"/>
          <table:table-cell office:value-type="float" office:value="0" table:formula="of:=LOG10([.C238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3821972103774538" table:formula="of:=LOG10([.A2387])" table:style-name="ce1">
            <text:p>3.38219721</text:p>
          </table:table-cell>
          <table:table-cell table:style-name="ce1"/>
          <table:table-cell office:value-type="float" office:value="0" table:formula="of:=LOG10([.C238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float" office:value="0.47" table:style-name="ce2">
            <text:p>0.47</text:p>
          </table:table-cell>
          <table:table-cell office:value-type="float" office:value="1" table:style-name="ce1">
            <text:p>1</text:p>
          </table:table-cell>
          <table:table-cell office:value-type="float" office:value="3.3823773034681137" table:formula="of:=LOG10([.A2388])" table:style-name="ce1">
            <text:p>3.382377303</text:p>
          </table:table-cell>
          <table:table-cell table:style-name="ce1"/>
          <table:table-cell office:value-type="float" office:value="0" table:formula="of:=LOG10([.C238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float" office:value="0.23" table:style-name="ce2">
            <text:p>0.23</text:p>
          </table:table-cell>
          <table:table-cell office:value-type="float" office:value="1" table:style-name="ce1">
            <text:p>1</text:p>
          </table:table-cell>
          <table:table-cell office:value-type="float" office:value="3.3825573219087857" table:formula="of:=LOG10([.A2389])" table:style-name="ce1">
            <text:p>3.382557322</text:p>
          </table:table-cell>
          <table:table-cell table:style-name="ce1"/>
          <table:table-cell office:value-type="float" office:value="0" table:formula="of:=LOG10([.C238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float" office:value="0.54" table:style-name="ce2">
            <text:p>0.54</text:p>
          </table:table-cell>
          <table:table-cell office:value-type="float" office:value="1" table:style-name="ce1">
            <text:p>1</text:p>
          </table:table-cell>
          <table:table-cell office:value-type="float" office:value="3.3827372657613304" table:formula="of:=LOG10([.A2390])" table:style-name="ce1">
            <text:p>3.382737266</text:p>
          </table:table-cell>
          <table:table-cell table:style-name="ce1"/>
          <table:table-cell office:value-type="float" office:value="0" table:formula="of:=LOG10([.C239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float" office:value="0.09" table:style-name="ce2">
            <text:p>0.09</text:p>
          </table:table-cell>
          <table:table-cell office:value-type="float" office:value="1" table:style-name="ce1">
            <text:p>1</text:p>
          </table:table-cell>
          <table:table-cell office:value-type="float" office:value="3.3829171350875309" table:formula="of:=LOG10([.A2391])" table:style-name="ce1">
            <text:p>3.382917135</text:p>
          </table:table-cell>
          <table:table-cell table:style-name="ce1"/>
          <table:table-cell office:value-type="float" office:value="0" table:formula="of:=LOG10([.C239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2">
            <text:p>note:for</text:p>
          </table:table-cell>
          <table:table-cell office:value-type="float" office:value="1" table:style-name="ce1">
            <text:p>1</text:p>
          </table:table-cell>
          <table:table-cell office:value-type="float" office:value="3.3830969299490943" table:formula="of:=LOG10([.A2392])" table:style-name="ce1">
            <text:p>3.38309693</text:p>
          </table:table-cell>
          <table:table-cell table:style-name="ce1"/>
          <table:table-cell office:value-type="float" office:value="0" table:formula="of:=LOG10([.C239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2">
            <text:p>a3.12</text:p>
          </table:table-cell>
          <table:table-cell office:value-type="float" office:value="1" table:style-name="ce1">
            <text:p>1</text:p>
          </table:table-cell>
          <table:table-cell office:value-type="float" office:value="3.3832766504076504" table:formula="of:=LOG10([.A2393])" table:style-name="ce1">
            <text:p>3.38327665</text:p>
          </table:table-cell>
          <table:table-cell table:style-name="ce1"/>
          <table:table-cell office:value-type="float" office:value="0" table:formula="of:=LOG10([.C239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2">
            <text:p>exclusively</text:p>
          </table:table-cell>
          <table:table-cell office:value-type="float" office:value="1" table:style-name="ce1">
            <text:p>1</text:p>
          </table:table-cell>
          <table:table-cell office:value-type="float" office:value="3.383456296524753" table:formula="of:=LOG10([.A2394])" table:style-name="ce1">
            <text:p>3.383456297</text:p>
          </table:table-cell>
          <table:table-cell table:style-name="ce1"/>
          <table:table-cell office:value-type="float" office:value="0" table:formula="of:=LOG10([.C239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2">
            <text:p>disclosed</text:p>
          </table:table-cell>
          <table:table-cell office:value-type="float" office:value="1" table:style-name="ce1">
            <text:p>1</text:p>
          </table:table-cell>
          <table:table-cell office:value-type="float" office:value="3.3836358683618797" table:formula="of:=LOG10([.A2395])" table:style-name="ce1">
            <text:p>3.383635868</text:p>
          </table:table-cell>
          <table:table-cell table:style-name="ce1"/>
          <table:table-cell office:value-type="float" office:value="0" table:formula="of:=LOG10([.C239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2">
            <text:p>a4.1</text:p>
          </table:table-cell>
          <table:table-cell office:value-type="float" office:value="1" table:style-name="ce1">
            <text:p>1</text:p>
          </table:table-cell>
          <table:table-cell office:value-type="float" office:value="3.3838153659804311" table:formula="of:=LOG10([.A2396])" table:style-name="ce1">
            <text:p>3.383815366</text:p>
          </table:table-cell>
          <table:table-cell table:style-name="ce1"/>
          <table:table-cell office:value-type="float" office:value="0" table:formula="of:=LOG10([.C239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2">
            <text:p>a4.2</text:p>
          </table:table-cell>
          <table:table-cell office:value-type="float" office:value="1" table:style-name="ce1">
            <text:p>1</text:p>
          </table:table-cell>
          <table:table-cell office:value-type="float" office:value="3.3839947894417328" table:formula="of:=LOG10([.A2397])" table:style-name="ce1">
            <text:p>3.383994789</text:p>
          </table:table-cell>
          <table:table-cell table:style-name="ce1"/>
          <table:table-cell office:value-type="float" office:value="0" table:formula="of:=LOG10([.C239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2">
            <text:p>underlying</text:p>
          </table:table-cell>
          <table:table-cell office:value-type="float" office:value="1" table:style-name="ce1">
            <text:p>1</text:p>
          </table:table-cell>
          <table:table-cell office:value-type="float" office:value="3.3841741388070337" table:formula="of:=LOG10([.A2398])" table:style-name="ce1">
            <text:p>3.384174139</text:p>
          </table:table-cell>
          <table:table-cell table:style-name="ce1"/>
          <table:table-cell office:value-type="float" office:value="0" table:formula="of:=LOG10([.C239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2">
            <text:p>a4.2.1</text:p>
          </table:table-cell>
          <table:table-cell office:value-type="float" office:value="1" table:style-name="ce1">
            <text:p>1</text:p>
          </table:table-cell>
          <table:table-cell office:value-type="float" office:value="3.384353414137506" table:formula="of:=LOG10([.A2399])" table:style-name="ce1">
            <text:p>3.384353414</text:p>
          </table:table-cell>
          <table:table-cell table:style-name="ce1"/>
          <table:table-cell office:value-type="float" office:value="0" table:formula="of:=LOG10([.C239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2">
            <text:p>china</text:p>
          </table:table-cell>
          <table:table-cell office:value-type="float" office:value="1" table:style-name="ce1">
            <text:p>1</text:p>
          </table:table-cell>
          <table:table-cell office:value-type="float" office:value="3.3845326154942486" table:formula="of:=LOG10([.A2400])" table:style-name="ce1">
            <text:p>3.384532615</text:p>
          </table:table-cell>
          <table:table-cell table:style-name="ce1"/>
          <table:table-cell office:value-type="float" office:value="0" table:formula="of:=LOG10([.C240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2">
            <text:p>a4.2.2</text:p>
          </table:table-cell>
          <table:table-cell office:value-type="float" office:value="1" table:style-name="ce1">
            <text:p>1</text:p>
          </table:table-cell>
          <table:table-cell office:value-type="float" office:value="3.3847117429382823" table:formula="of:=LOG10([.A2401])" table:style-name="ce1">
            <text:p>3.384711743</text:p>
          </table:table-cell>
          <table:table-cell table:style-name="ce1"/>
          <table:table-cell office:value-type="float" office:value="0" table:formula="of:=LOG10([.C240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2">
            <text:p>a4.3</text:p>
          </table:table-cell>
          <table:table-cell office:value-type="float" office:value="1" table:style-name="ce1">
            <text:p>1</text:p>
          </table:table-cell>
          <table:table-cell office:value-type="float" office:value="3.3848907965305544" table:formula="of:=LOG10([.A2402])" table:style-name="ce1">
            <text:p>3.384890797</text:p>
          </table:table-cell>
          <table:table-cell table:style-name="ce1"/>
          <table:table-cell office:value-type="float" office:value="0" table:formula="of:=LOG10([.C240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2">
            <text:p>grouped</text:p>
          </table:table-cell>
          <table:table-cell office:value-type="float" office:value="1" table:style-name="ce1">
            <text:p>1</text:p>
          </table:table-cell>
          <table:table-cell office:value-type="float" office:value="3.3850697763319348" table:formula="of:=LOG10([.A2403])" table:style-name="ce1">
            <text:p>3.385069776</text:p>
          </table:table-cell>
          <table:table-cell table:style-name="ce1"/>
          <table:table-cell office:value-type="float" office:value="0" table:formula="of:=LOG10([.C240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2">
            <text:p>ease</text:p>
          </table:table-cell>
          <table:table-cell office:value-type="float" office:value="1" table:style-name="ce1">
            <text:p>1</text:p>
          </table:table-cell>
          <table:table-cell office:value-type="float" office:value="3.38524868240322" table:formula="of:=LOG10([.A2404])" table:style-name="ce1">
            <text:p>3.385248682</text:p>
          </table:table-cell>
          <table:table-cell table:style-name="ce1"/>
          <table:table-cell office:value-type="float" office:value="0" table:formula="of:=LOG10([.C240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2">
            <text:p>aland</text:p>
          </table:table-cell>
          <table:table-cell office:value-type="float" office:value="1" table:style-name="ce1">
            <text:p>1</text:p>
          </table:table-cell>
          <table:table-cell office:value-type="float" office:value="3.3854275148051305" table:formula="of:=LOG10([.A2405])" table:style-name="ce1">
            <text:p>3.385427515</text:p>
          </table:table-cell>
          <table:table-cell table:style-name="ce1"/>
          <table:table-cell office:value-type="float" office:value="0" table:formula="of:=LOG10([.C240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2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3.3856062735983121" table:formula="of:=LOG10([.A2406])" table:style-name="ce1">
            <text:p>3.385606274</text:p>
          </table:table-cell>
          <table:table-cell table:style-name="ce1"/>
          <table:table-cell office:value-type="float" office:value="0" table:formula="of:=LOG10([.C240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2">
            <text:p>faroe</text:p>
          </table:table-cell>
          <table:table-cell office:value-type="float" office:value="1" table:style-name="ce1">
            <text:p>1</text:p>
          </table:table-cell>
          <table:table-cell office:value-type="float" office:value="3.3857849588433355" table:formula="of:=LOG10([.A2407])" table:style-name="ce1">
            <text:p>3.385784959</text:p>
          </table:table-cell>
          <table:table-cell table:style-name="ce1"/>
          <table:table-cell office:value-type="float" office:value="0" table:formula="of:=LOG10([.C240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2">
            <text:p>finland</text:p>
          </table:table-cell>
          <table:table-cell office:value-type="float" office:value="1" table:style-name="ce1">
            <text:p>1</text:p>
          </table:table-cell>
          <table:table-cell office:value-type="float" office:value="3.3859635706006972" table:formula="of:=LOG10([.A2408])" table:style-name="ce1">
            <text:p>3.385963571</text:p>
          </table:table-cell>
          <table:table-cell table:style-name="ce1"/>
          <table:table-cell office:value-type="float" office:value="0" table:formula="of:=LOG10([.C240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2">
            <text:p>greenland</text:p>
          </table:table-cell>
          <table:table-cell office:value-type="float" office:value="1" table:style-name="ce1">
            <text:p>1</text:p>
          </table:table-cell>
          <table:table-cell office:value-type="float" office:value="3.3861421089308186" table:formula="of:=LOG10([.A2409])" table:style-name="ce1">
            <text:p>3.386142109</text:p>
          </table:table-cell>
          <table:table-cell table:style-name="ce1"/>
          <table:table-cell office:value-type="float" office:value="0" table:formula="of:=LOG10([.C240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2">
            <text:p>norway</text:p>
          </table:table-cell>
          <table:table-cell office:value-type="float" office:value="1" table:style-name="ce1">
            <text:p>1</text:p>
          </table:table-cell>
          <table:table-cell office:value-type="float" office:value="3.3863205738940461" table:formula="of:=LOG10([.A2410])" table:style-name="ce1">
            <text:p>3.386320574</text:p>
          </table:table-cell>
          <table:table-cell table:style-name="ce1"/>
          <table:table-cell office:value-type="float" office:value="0" table:formula="of:=LOG10([.C241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2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3.3864989655506532" table:formula="of:=LOG10([.A2411])" table:style-name="ce1">
            <text:p>3.386498966</text:p>
          </table:table-cell>
          <table:table-cell table:style-name="ce1"/>
          <table:table-cell office:value-type="float" office:value="0" table:formula="of:=LOG10([.C241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2">
            <text:p>austria</text:p>
          </table:table-cell>
          <table:table-cell office:value-type="float" office:value="1" table:style-name="ce1">
            <text:p>1</text:p>
          </table:table-cell>
          <table:table-cell office:value-type="float" office:value="3.3866772839608377" table:formula="of:=LOG10([.A2412])" table:style-name="ce1">
            <text:p>3.386677284</text:p>
          </table:table-cell>
          <table:table-cell table:style-name="ce1"/>
          <table:table-cell office:value-type="float" office:value="0" table:formula="of:=LOG10([.C241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2">
            <text:p>belgium</text:p>
          </table:table-cell>
          <table:table-cell office:value-type="float" office:value="1" table:style-name="ce1">
            <text:p>1</text:p>
          </table:table-cell>
          <table:table-cell office:value-type="float" office:value="3.3868555291847242" table:formula="of:=LOG10([.A2413])" table:style-name="ce1">
            <text:p>3.386855529</text:p>
          </table:table-cell>
          <table:table-cell table:style-name="ce1"/>
          <table:table-cell office:value-type="float" office:value="0" table:formula="of:=LOG10([.C241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2">
            <text:p>channel</text:p>
          </table:table-cell>
          <table:table-cell office:value-type="float" office:value="1" table:style-name="ce1">
            <text:p>1</text:p>
          </table:table-cell>
          <table:table-cell office:value-type="float" office:value="3.387033701282363" table:formula="of:=LOG10([.A2414])" table:style-name="ce1">
            <text:p>3.387033701</text:p>
          </table:table-cell>
          <table:table-cell table:style-name="ce1"/>
          <table:table-cell office:value-type="float" office:value="0" table:formula="of:=LOG10([.C241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2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3.3872118003137306" table:formula="of:=LOG10([.A2415])" table:style-name="ce1">
            <text:p>3.3872118</text:p>
          </table:table-cell>
          <table:table-cell table:style-name="ce1"/>
          <table:table-cell office:value-type="float" office:value="0" table:formula="of:=LOG10([.C241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2">
            <text:p>french</text:p>
          </table:table-cell>
          <table:table-cell office:value-type="float" office:value="1" table:style-name="ce1">
            <text:p>1</text:p>
          </table:table-cell>
          <table:table-cell office:value-type="float" office:value="3.3873898263387292" table:formula="of:=LOG10([.A2416])" table:style-name="ce1">
            <text:p>3.387389826</text:p>
          </table:table-cell>
          <table:table-cell table:style-name="ce1"/>
          <table:table-cell office:value-type="float" office:value="0" table:formula="of:=LOG10([.C241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2">
            <text:p>guiana</text:p>
          </table:table-cell>
          <table:table-cell office:value-type="float" office:value="1" table:style-name="ce1">
            <text:p>1</text:p>
          </table:table-cell>
          <table:table-cell office:value-type="float" office:value="3.3875677794171888" table:formula="of:=LOG10([.A2417])" table:style-name="ce1">
            <text:p>3.387567779</text:p>
          </table:table-cell>
          <table:table-cell table:style-name="ce1"/>
          <table:table-cell office:value-type="float" office:value="0" table:formula="of:=LOG10([.C241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2">
            <text:p>guadeloupe</text:p>
          </table:table-cell>
          <table:table-cell office:value-type="float" office:value="1" table:style-name="ce1">
            <text:p>1</text:p>
          </table:table-cell>
          <table:table-cell office:value-type="float" office:value="3.3877456596088638" table:formula="of:=LOG10([.A2418])" table:style-name="ce1">
            <text:p>3.38774566</text:p>
          </table:table-cell>
          <table:table-cell table:style-name="ce1"/>
          <table:table-cell office:value-type="float" office:value="0" table:formula="of:=LOG10([.C241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2">
            <text:p>martinique</text:p>
          </table:table-cell>
          <table:table-cell office:value-type="float" office:value="1" table:style-name="ce1">
            <text:p>1</text:p>
          </table:table-cell>
          <table:table-cell office:value-type="float" office:value="3.3879234669734366" table:formula="of:=LOG10([.A2419])" table:style-name="ce1">
            <text:p>3.387923467</text:p>
          </table:table-cell>
          <table:table-cell table:style-name="ce1"/>
          <table:table-cell office:value-type="float" office:value="0" table:formula="of:=LOG10([.C241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2">
            <text:p>reunion</text:p>
          </table:table-cell>
          <table:table-cell office:value-type="float" office:value="1" table:style-name="ce1">
            <text:p>1</text:p>
          </table:table-cell>
          <table:table-cell office:value-type="float" office:value="3.3881012015705165" table:formula="of:=LOG10([.A2420])" table:style-name="ce1">
            <text:p>3.388101202</text:p>
          </table:table-cell>
          <table:table-cell table:style-name="ce1"/>
          <table:table-cell office:value-type="float" office:value="0" table:formula="of:=LOG10([.C242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2">
            <text:p>mayotte</text:p>
          </table:table-cell>
          <table:table-cell office:value-type="float" office:value="1" table:style-name="ce1">
            <text:p>1</text:p>
          </table:table-cell>
          <table:table-cell office:value-type="float" office:value="3.388278863459639" table:formula="of:=LOG10([.A2421])" table:style-name="ce1">
            <text:p>3.388278863</text:p>
          </table:table-cell>
          <table:table-cell table:style-name="ce1"/>
          <table:table-cell office:value-type="float" office:value="0" table:formula="of:=LOG10([.C242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2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3.3884564527002667" table:formula="of:=LOG10([.A2422])" table:style-name="ce1">
            <text:p>3.388456453</text:p>
          </table:table-cell>
          <table:table-cell table:style-name="ce1"/>
          <table:table-cell office:value-type="float" office:value="0" table:formula="of:=LOG10([.C242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2">
            <text:p>monaco</text:p>
          </table:table-cell>
          <table:table-cell office:value-type="float" office:value="1" table:style-name="ce1">
            <text:p>1</text:p>
          </table:table-cell>
          <table:table-cell office:value-type="float" office:value="3.3886339693517891" table:formula="of:=LOG10([.A2423])" table:style-name="ce1">
            <text:p>3.388633969</text:p>
          </table:table-cell>
          <table:table-cell table:style-name="ce1"/>
          <table:table-cell office:value-type="float" office:value="0" table:formula="of:=LOG10([.C242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2">
            <text:p>montenegro</text:p>
          </table:table-cell>
          <table:table-cell office:value-type="float" office:value="1" table:style-name="ce1">
            <text:p>1</text:p>
          </table:table-cell>
          <table:table-cell office:value-type="float" office:value="3.3888114134735234" table:formula="of:=LOG10([.A2424])" table:style-name="ce1">
            <text:p>3.388811413</text:p>
          </table:table-cell>
          <table:table-cell table:style-name="ce1"/>
          <table:table-cell office:value-type="float" office:value="0" table:formula="of:=LOG10([.C242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2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3.388988785124714" table:formula="of:=LOG10([.A2425])" table:style-name="ce1">
            <text:p>3.388988785</text:p>
          </table:table-cell>
          <table:table-cell table:style-name="ce1"/>
          <table:table-cell office:value-type="float" office:value="0" table:formula="of:=LOG10([.C242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2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3.3891660843645326" table:formula="of:=LOG10([.A2426])" table:style-name="ce1">
            <text:p>3.389166084</text:p>
          </table:table-cell>
          <table:table-cell table:style-name="ce1"/>
          <table:table-cell office:value-type="float" office:value="0" table:formula="of:=LOG10([.C242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2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3.3893433112520781" table:formula="of:=LOG10([.A2427])" table:style-name="ce1">
            <text:p>3.389343311</text:p>
          </table:table-cell>
          <table:table-cell table:style-name="ce1"/>
          <table:table-cell office:value-type="float" office:value="0" table:formula="of:=LOG10([.C242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2">
            <text:p>vatican</text:p>
          </table:table-cell>
          <table:table-cell office:value-type="float" office:value="1" table:style-name="ce1">
            <text:p>1</text:p>
          </table:table-cell>
          <table:table-cell office:value-type="float" office:value="3.3895204658463776" table:formula="of:=LOG10([.A2428])" table:style-name="ce1">
            <text:p>3.389520466</text:p>
          </table:table-cell>
          <table:table-cell table:style-name="ce1"/>
          <table:table-cell office:value-type="float" office:value="0" table:formula="of:=LOG10([.C242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2">
            <text:p>city</text:p>
          </table:table-cell>
          <table:table-cell office:value-type="float" office:value="1" table:style-name="ce1">
            <text:p>1</text:p>
          </table:table-cell>
          <table:table-cell office:value-type="float" office:value="3.3896975482063856" table:formula="of:=LOG10([.A2429])" table:style-name="ce1">
            <text:p>3.389697548</text:p>
          </table:table-cell>
          <table:table-cell table:style-name="ce1"/>
          <table:table-cell office:value-type="float" office:value="0" table:formula="of:=LOG10([.C242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2">
            <text:p>albania</text:p>
          </table:table-cell>
          <table:table-cell office:value-type="float" office:value="1" table:style-name="ce1">
            <text:p>1</text:p>
          </table:table-cell>
          <table:table-cell office:value-type="float" office:value="3.3898745583909853" table:formula="of:=LOG10([.A2430])" table:style-name="ce1">
            <text:p>3.389874558</text:p>
          </table:table-cell>
          <table:table-cell table:style-name="ce1"/>
          <table:table-cell office:value-type="float" office:value="0" table:formula="of:=LOG10([.C243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2">
            <text:p>andorra</text:p>
          </table:table-cell>
          <table:table-cell office:value-type="float" office:value="1" table:style-name="ce1">
            <text:p>1</text:p>
          </table:table-cell>
          <table:table-cell office:value-type="float" office:value="3.3900514964589874" table:formula="of:=LOG10([.A2431])" table:style-name="ce1">
            <text:p>3.390051496</text:p>
          </table:table-cell>
          <table:table-cell table:style-name="ce1"/>
          <table:table-cell office:value-type="float" office:value="0" table:formula="of:=LOG10([.C243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2">
            <text:p>belarus</text:p>
          </table:table-cell>
          <table:table-cell office:value-type="float" office:value="1" table:style-name="ce1">
            <text:p>1</text:p>
          </table:table-cell>
          <table:table-cell office:value-type="float" office:value="3.3902283624691303" table:formula="of:=LOG10([.A2432])" table:style-name="ce1">
            <text:p>3.390228362</text:p>
          </table:table-cell>
          <table:table-cell table:style-name="ce1"/>
          <table:table-cell office:value-type="float" office:value="0" table:formula="of:=LOG10([.C243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2">
            <text:p>bosnia</text:p>
          </table:table-cell>
          <table:table-cell office:value-type="float" office:value="1" table:style-name="ce1">
            <text:p>1</text:p>
          </table:table-cell>
          <table:table-cell office:value-type="float" office:value="3.3904051564800808" table:formula="of:=LOG10([.A2433])" table:style-name="ce1">
            <text:p>3.390405156</text:p>
          </table:table-cell>
          <table:table-cell table:style-name="ce1"/>
          <table:table-cell office:value-type="float" office:value="0" table:formula="of:=LOG10([.C243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2">
            <text:p>herzegovina</text:p>
          </table:table-cell>
          <table:table-cell office:value-type="float" office:value="1" table:style-name="ce1">
            <text:p>1</text:p>
          </table:table-cell>
          <table:table-cell office:value-type="float" office:value="3.3905818785504351" table:formula="of:=LOG10([.A2434])" table:style-name="ce1">
            <text:p>3.390581879</text:p>
          </table:table-cell>
          <table:table-cell table:style-name="ce1"/>
          <table:table-cell office:value-type="float" office:value="0" table:formula="of:=LOG10([.C243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2">
            <text:p>croatia</text:p>
          </table:table-cell>
          <table:table-cell office:value-type="float" office:value="1" table:style-name="ce1">
            <text:p>1</text:p>
          </table:table-cell>
          <table:table-cell office:value-type="float" office:value="3.3907585287387172" table:formula="of:=LOG10([.A2435])" table:style-name="ce1">
            <text:p>3.390758529</text:p>
          </table:table-cell>
          <table:table-cell table:style-name="ce1"/>
          <table:table-cell office:value-type="float" office:value="0" table:formula="of:=LOG10([.C243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2">
            <text:p>georgia</text:p>
          </table:table-cell>
          <table:table-cell office:value-type="float" office:value="1" table:style-name="ce1">
            <text:p>1</text:p>
          </table:table-cell>
          <table:table-cell office:value-type="float" office:value="3.3909351071033793" table:formula="of:=LOG10([.A2436])" table:style-name="ce1">
            <text:p>3.390935107</text:p>
          </table:table-cell>
          <table:table-cell table:style-name="ce1"/>
          <table:table-cell office:value-type="float" office:value="0" table:formula="of:=LOG10([.C243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2">
            <text:p>kosovo</text:p>
          </table:table-cell>
          <table:table-cell office:value-type="float" office:value="1" table:style-name="ce1">
            <text:p>1</text:p>
          </table:table-cell>
          <table:table-cell office:value-type="float" office:value="3.3911116137028023" table:formula="of:=LOG10([.A2437])" table:style-name="ce1">
            <text:p>3.391111614</text:p>
          </table:table-cell>
          <table:table-cell table:style-name="ce1"/>
          <table:table-cell office:value-type="float" office:value="0" table:formula="of:=LOG10([.C243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2">
            <text:p>macedonia</text:p>
          </table:table-cell>
          <table:table-cell office:value-type="float" office:value="1" table:style-name="ce1">
            <text:p>1</text:p>
          </table:table-cell>
          <table:table-cell office:value-type="float" office:value="3.3912880485952974" table:formula="of:=LOG10([.A2438])" table:style-name="ce1">
            <text:p>3.391288049</text:p>
          </table:table-cell>
          <table:table-cell table:style-name="ce1"/>
          <table:table-cell office:value-type="float" office:value="0" table:formula="of:=LOG10([.C243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2">
            <text:p>moldova</text:p>
          </table:table-cell>
          <table:table-cell office:value-type="float" office:value="1" table:style-name="ce1">
            <text:p>1</text:p>
          </table:table-cell>
          <table:table-cell office:value-type="float" office:value="3.3914644118391033" table:formula="of:=LOG10([.A2439])" table:style-name="ce1">
            <text:p>3.391464412</text:p>
          </table:table-cell>
          <table:table-cell table:style-name="ce1"/>
          <table:table-cell office:value-type="float" office:value="0" table:formula="of:=LOG10([.C243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2">
            <text:p>poland</text:p>
          </table:table-cell>
          <table:table-cell office:value-type="float" office:value="1" table:style-name="ce1">
            <text:p>1</text:p>
          </table:table-cell>
          <table:table-cell office:value-type="float" office:value="3.3916407034923877" table:formula="of:=LOG10([.A2440])" table:style-name="ce1">
            <text:p>3.391640703</text:p>
          </table:table-cell>
          <table:table-cell table:style-name="ce1"/>
          <table:table-cell office:value-type="float" office:value="0" table:formula="of:=LOG10([.C244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2">
            <text:p>federation</text:p>
          </table:table-cell>
          <table:table-cell office:value-type="float" office:value="1" table:style-name="ce1">
            <text:p>1</text:p>
          </table:table-cell>
          <table:table-cell office:value-type="float" office:value="3.3918169236132489" table:formula="of:=LOG10([.A2441])" table:style-name="ce1">
            <text:p>3.391816924</text:p>
          </table:table-cell>
          <table:table-cell table:style-name="ce1"/>
          <table:table-cell office:value-type="float" office:value="0" table:formula="of:=LOG10([.C2441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2">
            <text:p>serbia</text:p>
          </table:table-cell>
          <table:table-cell office:value-type="float" office:value="1" table:style-name="ce1">
            <text:p>1</text:p>
          </table:table-cell>
          <table:table-cell office:value-type="float" office:value="3.3919930722597127" table:formula="of:=LOG10([.A2442])" table:style-name="ce1">
            <text:p>3.391993072</text:p>
          </table:table-cell>
          <table:table-cell table:style-name="ce1"/>
          <table:table-cell office:value-type="float" office:value="0" table:formula="of:=LOG10([.C2442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2">
            <text:p>switzerland</text:p>
          </table:table-cell>
          <table:table-cell office:value-type="float" office:value="1" table:style-name="ce1">
            <text:p>1</text:p>
          </table:table-cell>
          <table:table-cell office:value-type="float" office:value="3.3921691494897361" table:formula="of:=LOG10([.A2443])" table:style-name="ce1">
            <text:p>3.392169149</text:p>
          </table:table-cell>
          <table:table-cell table:style-name="ce1"/>
          <table:table-cell office:value-type="float" office:value="0" table:formula="of:=LOG10([.C2443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2">
            <text:p>ukraine</text:p>
          </table:table-cell>
          <table:table-cell office:value-type="float" office:value="1" table:style-name="ce1">
            <text:p>1</text:p>
          </table:table-cell>
          <table:table-cell office:value-type="float" office:value="3.3923451553612041" table:formula="of:=LOG10([.A2444])" table:style-name="ce1">
            <text:p>3.392345155</text:p>
          </table:table-cell>
          <table:table-cell table:style-name="ce1"/>
          <table:table-cell office:value-type="float" office:value="0" table:formula="of:=LOG10([.C2444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2">
            <text:p>balance(s</text:p>
          </table:table-cell>
          <table:table-cell office:value-type="float" office:value="1" table:style-name="ce1">
            <text:p>1</text:p>
          </table:table-cell>
          <table:table-cell office:value-type="float" office:value="3.3925210899319325" table:formula="of:=LOG10([.A2445])" table:style-name="ce1">
            <text:p>3.39252109</text:p>
          </table:table-cell>
          <table:table-cell table:style-name="ce1"/>
          <table:table-cell office:value-type="float" office:value="0" table:formula="of:=LOG10([.C2445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float" office:value="8.1999999999999993" table:style-name="ce2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3.3926969532596658" table:formula="of:=LOG10([.A2446])" table:style-name="ce1">
            <text:p>3.392696953</text:p>
          </table:table-cell>
          <table:table-cell table:style-name="ce1"/>
          <table:table-cell office:value-type="float" office:value="0" table:formula="of:=LOG10([.C2446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2">
            <text:p>initial</text:p>
          </table:table-cell>
          <table:table-cell office:value-type="float" office:value="1" table:style-name="ce1">
            <text:p>1</text:p>
          </table:table-cell>
          <table:table-cell office:value-type="float" office:value="3.3928727454020793" table:formula="of:=LOG10([.A2447])" table:style-name="ce1">
            <text:p>3.392872745</text:p>
          </table:table-cell>
          <table:table-cell table:style-name="ce1"/>
          <table:table-cell office:value-type="float" office:value="0" table:formula="of:=LOG10([.C2447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2">
            <text:p>a4.8</text:p>
          </table:table-cell>
          <table:table-cell office:value-type="float" office:value="1" table:style-name="ce1">
            <text:p>1</text:p>
          </table:table-cell>
          <table:table-cell office:value-type="float" office:value="3.3930484664167784" table:formula="of:=LOG10([.A2448])" table:style-name="ce1">
            <text:p>3.393048466</text:p>
          </table:table-cell>
          <table:table-cell table:style-name="ce1"/>
          <table:table-cell office:value-type="float" office:value="0" table:formula="of:=LOG10([.C2448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2">
            <text:p>territories</text:p>
          </table:table-cell>
          <table:table-cell office:value-type="float" office:value="1" table:style-name="ce1">
            <text:p>1</text:p>
          </table:table-cell>
          <table:table-cell office:value-type="float" office:value="3.3932241163612975" table:formula="of:=LOG10([.A2449])" table:style-name="ce1">
            <text:p>3.393224116</text:p>
          </table:table-cell>
          <table:table-cell table:style-name="ce1"/>
          <table:table-cell office:value-type="float" office:value="0" table:formula="of:=LOG10([.C2449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2">
            <text:p>references</text:p>
          </table:table-cell>
          <table:table-cell office:value-type="float" office:value="1" table:style-name="ce1">
            <text:p>1</text:p>
          </table:table-cell>
          <table:table-cell office:value-type="float" office:value="3.3933996952931018" table:formula="of:=LOG10([.A2450])" table:style-name="ce1">
            <text:p>3.393399695</text:p>
          </table:table-cell>
          <table:table-cell table:style-name="ce1"/>
          <table:table-cell office:value-type="float" office:value="0" table:formula="of:=LOG10([.C2450])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2">
            <text:p>measuremeasure</text:p>
          </table:table-cell>
          <table:table-cell office:value-type="float" office:value="1" table:style-name="ce1">
            <text:p>1</text:p>
          </table:table-cell>
          <table:table-cell office:value-type="float" office:value="3.3935752032695876" table:formula="of:=LOG10([.A2451])" table:style-name="ce1">
            <text:p>3.393575203</text:p>
          </table:table-cell>
          <table:table-cell table:style-name="ce1"/>
          <table:table-cell office:value-type="float" office:value="0" table:formula="of:=LOG10([.C2451])" table:style-name="ce1">
            <text:p>0</text:p>
          </table:table-cell>
          <table:table-cell table:number-columns-repeated="16378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10461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Zhangda Xu</dc:creator>
    <dc:date>2020-01-30T10:33:52Z</dc:date>
    <meta:editing-cycles>1</meta:editing-cycles>
    <meta:editing-duration>PT4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23.6543307086614pt" chart:style-name="Crt0">
        <chart:legend chart:legend-position="end" chart:legend-align="center" chart:style-name="Lgnd"/>
        <chart:plot-area svg:x="0.0pt" svg:y="10.0pt" svg:width="352.6529921259842pt" svg:height="245.08976377952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results.$F$2" chart:values-cell-range-address="results.$F$3:.$F$2451" chart:class="chart:scatter" chart:attached-axis="primary-y" chart:style-name="G0S0">
            <chart:domain table:cell-range-address="results.$D$3:.$D$2451"/>
            <chart:data-point chart:repeated="24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